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31.79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2.0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34.27mm"/>
    </style:style>
    <style:style style:name="co9" style:family="table-column">
      <style:table-column-properties fo:break-before="auto" style:column-width="43.13mm"/>
    </style:style>
    <style:style style:name="co10" style:family="table-column">
      <style:table-column-properties fo:break-before="auto" style:column-width="13.53mm"/>
    </style:style>
    <style:style style:name="co15" style:family="table-column">
      <style:table-column-properties fo:break-before="auto" style:column-width="60.82mm"/>
    </style:style>
    <style:style style:name="co16" style:family="table-column">
      <style:table-column-properties fo:break-before="auto" style:column-width="28.47mm"/>
    </style:style>
    <style:style style:name="co17" style:family="table-column">
      <style:table-column-properties fo:break-before="auto" style:column-width="34.55mm"/>
    </style:style>
    <style:style style:name="co18" style:family="table-column">
      <style:table-column-properties fo:break-before="auto" style:column-width="74.37mm"/>
    </style:style>
    <style:style style:name="co19" style:family="table-column">
      <style:table-column-properties fo:break-before="auto" style:column-width="29.85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25.7mm"/>
    </style:style>
    <style:style style:name="co22" style:family="table-column">
      <style:table-column-properties fo:break-before="auto" style:column-width="45.61mm"/>
    </style:style>
    <style:style style:name="co23" style:family="table-column">
      <style:table-column-properties fo:break-before="auto" style:column-width="45.88mm"/>
    </style:style>
    <style:style style:name="co24" style:family="table-column">
      <style:table-column-properties fo:break-before="auto" style:column-width="90.4mm"/>
    </style:style>
    <style:style style:name="co25" style:family="table-column">
      <style:table-column-properties fo:break-before="auto" style:column-width="36.21mm"/>
    </style:style>
    <style:style style:name="co26" style:family="table-column">
      <style:table-column-properties fo:break-before="auto" style:column-width="14.09mm"/>
    </style:style>
    <style:style style:name="co27" style:family="table-column">
      <style:table-column-properties fo:break-before="auto" style:column-width="48.1mm"/>
    </style:style>
    <style:style style:name="co28" style:family="table-column">
      <style:table-column-properties fo:break-before="auto" style:column-width="44.5mm"/>
    </style:style>
    <style:style style:name="co29" style:family="table-column">
      <style:table-column-properties fo:break-before="auto" style:column-width="32.33mm"/>
    </style:style>
    <style:style style:name="co30" style:family="table-column">
      <style:table-column-properties fo:break-before="auto" style:column-width="72mm"/>
    </style:style>
    <style:style style:name="co31" style:family="table-column">
      <style:table-column-properties fo:break-before="auto" style:column-width="33.73mm"/>
    </style:style>
    <style:style style:name="co32" style:family="table-column">
      <style:table-column-properties fo:break-before="auto" style:column-width="41.12mm"/>
    </style:style>
    <style:style style:name="co33" style:family="table-column">
      <style:table-column-properties fo:break-before="auto" style:column-width="37.31mm"/>
    </style:style>
    <style:style style:name="co34" style:family="table-column">
      <style:table-column-properties fo:break-before="auto" style:column-width="56.11mm"/>
    </style:style>
    <style:style style:name="co35" style:family="table-column">
      <style:table-column-properties fo:break-before="auto" style:column-width="27.08mm"/>
    </style:style>
    <style:style style:name="co36" style:family="table-column">
      <style:table-column-properties fo:break-before="auto" style:column-width="27.64mm"/>
    </style:style>
    <style:style style:name="co37" style:family="table-column">
      <style:table-column-properties fo:break-before="auto" style:column-width="46.71mm"/>
    </style:style>
    <style:style style:name="co38" style:family="table-column">
      <style:table-column-properties fo:break-before="auto" style:column-width="60.54mm"/>
    </style:style>
    <style:style style:name="co39" style:family="table-column">
      <style:table-column-properties fo:break-before="auto" style:column-width="29.3mm"/>
    </style:style>
    <style:style style:name="co40" style:family="table-column">
      <style:table-column-properties fo:break-before="auto" style:column-width="32.9mm"/>
    </style:style>
    <style:style style:name="co42" style:family="table-column">
      <style:table-column-properties fo:break-before="auto" style:column-width="69.11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63.85mm"/>
    </style:style>
    <style:style style:name="co45" style:family="table-column">
      <style:table-column-properties fo:break-before="auto" style:column-width="87.91mm"/>
    </style:style>
    <style:style style:name="co46" style:family="table-column">
      <style:table-column-properties fo:break-before="auto" style:column-width="20.73mm"/>
    </style:style>
    <style:style style:name="co47" style:family="table-column">
      <style:table-column-properties fo:break-before="auto" style:column-width="25.98mm"/>
    </style:style>
    <style:style style:name="co48" style:family="table-column">
      <style:table-column-properties fo:break-before="auto" style:column-width="51.68mm"/>
    </style:style>
    <style:style style:name="co49" style:family="table-column">
      <style:table-column-properties fo:break-before="auto" style:column-width="69.66mm"/>
    </style:style>
    <style:style style:name="co50" style:family="table-column">
      <style:table-column-properties fo:break-before="auto" style:column-width="57.22mm"/>
    </style:style>
    <style:style style:name="co51" style:family="table-column">
      <style:table-column-properties fo:break-before="auto" style:column-width="26.53mm"/>
    </style:style>
    <style:style style:name="co52" style:family="table-column">
      <style:table-column-properties fo:break-before="auto" style:column-width="35.1mm"/>
    </style:style>
    <style:style style:name="co53" style:family="table-column">
      <style:table-column-properties fo:break-before="auto" style:column-width="45.33mm"/>
    </style:style>
    <style:style style:name="co54" style:family="table-column">
      <style:table-column-properties fo:break-before="auto" style:column-width="61.37mm"/>
    </style:style>
    <style:style style:name="co55" style:family="table-column">
      <style:table-column-properties fo:break-before="auto" style:column-width="66.34mm"/>
    </style:style>
    <style:style style:name="co56" style:family="table-column">
      <style:table-column-properties fo:break-before="auto" style:column-width="43.39mm"/>
    </style:style>
    <style:style style:name="co57" style:family="table-column">
      <style:table-column-properties fo:break-before="auto" style:column-width="37.04mm"/>
    </style:style>
    <style:style style:name="co58" style:family="table-column">
      <style:table-column-properties fo:break-before="auto" style:column-width="55.56mm"/>
    </style:style>
    <style:style style:name="co59" style:family="table-column">
      <style:table-column-properties fo:break-before="auto" style:column-width="25.42mm"/>
    </style:style>
    <style:style style:name="co60" style:family="table-column">
      <style:table-column-properties fo:break-before="auto" style:column-width="48.65mm"/>
    </style:style>
    <style:style style:name="co61" style:family="table-column">
      <style:table-column-properties fo:break-before="auto" style:column-width="31.24mm"/>
    </style:style>
    <style:style style:name="co62" style:family="table-column">
      <style:table-column-properties fo:break-before="auto" style:column-width="39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 tableooo:tab-color="#cc0000"/>
    </style:style>
    <style:style style:name="ta3" style:family="table" style:master-page-name="Default">
      <style:table-properties table:display="true" style:writing-mode="lr-tb" tableooo:tab-color="#669999"/>
    </style:style>
    <style:style style:name="ta4" style:family="table" style:master-page-name="Default">
      <style:table-properties table:display="true" style:writing-mode="lr-tb" tableooo:tab-color="#339966"/>
    </style:style>
    <style:style style:name="ta2" style:family="table" style:master-page-name="Default">
      <style:table-properties table:display="true" style:writing-mode="lr-tb" tableooo:tab-color="#333333"/>
    </style:style>
    <style:style style:name="ta5" style:family="table" style:master-page-name="Default">
      <style:table-properties table:display="true" style:writing-mode="lr-tb" tableooo:tab-color="#ffcc99"/>
    </style:style>
    <style:style style:name="ta6" style:family="table" style:master-page-name="Default">
      <style:table-properties table:display="true" style:writing-mode="lr-tb" tableooo:tab-color="#ff6600"/>
    </style:style>
    <style:style style:name="ta8" style:family="table" style:master-page-name="Default">
      <style:table-properties table:display="true" style:writing-mode="lr-tb" tableooo:tab-color="#00ccff"/>
    </style:style>
    <style:style style:name="ta9" style:family="table" style:master-page-name="Default">
      <style:table-properties table:display="true" style:writing-mode="lr-tb" tableooo:tab-color="#336699"/>
    </style:style>
    <style:style style:name="ta10" style:family="table" style:master-page-name="Default">
      <style:table-properties table:display="true" style:writing-mode="lr-tb" tableooo:tab-color="#cccccc"/>
    </style:style>
    <style:style style:name="ta11" style:family="table" style:master-page-name="Default">
      <style:table-properties table:display="true" style:writing-mode="lr-tb" tableooo:tab-color="#996633"/>
    </style:style>
    <style:style style:name="ta12" style:family="table" style:master-page-name="Default">
      <style:table-properties table:display="true" style:writing-mode="lr-tb" tableooo:tab-color="#808080"/>
    </style:style>
    <style:style style:name="ta13" style:family="table" style:master-page-name="Default">
      <style:table-properties table:display="true" style:writing-mode="lr-tb" tableooo:tab-color="#ff9900"/>
    </style:style>
    <style:style style:name="ta14" style:family="table" style:master-page-name="Default">
      <style:table-properties table:display="true" style:writing-mode="lr-tb"/>
    </style:style>
    <style:style style:name="ta15" style:family="table" style:master-page-name="Default">
      <style:table-properties table:display="true" style:writing-mode="lr-tb" tableooo:tab-color="#ff0000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4586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5000b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50e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50e"/>
    </style:style>
    <style:style style:name="ce2" style:family="table-cell" style:parent-style-name="Default">
      <style:table-cell-properties fo:background-color="#c5000b"/>
      <style:text-properties style:use-window-font-color="true"/>
    </style:style>
    <style:style style:name="ce20" style:family="table-cell" style:parent-style-name="Default"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5000b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33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ext-properties fo:color="#008000"/>
    </style:style>
    <style:style style:name="ce28" style:family="table-cell" style:parent-style-name="Default">
      <style:text-properties fo:color="#ff9966"/>
    </style:style>
    <style:style style:name="ce29" style:family="table-cell" style:parent-style-name="Default">
      <style:text-properties fo:color="#804c19"/>
    </style:style>
    <style:style style:name="ce3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30" style:family="table-cell" style:parent-style-name="Default">
      <style:text-properties fo:color="#355e00"/>
    </style:style>
    <style:style style:name="ce31" style:family="table-cell" style:parent-style-name="Default">
      <style:text-properties fo:color="#c5000b"/>
    </style:style>
    <style:style style:name="ce32" style:family="table-cell" style:parent-style-name="Default">
      <style:text-properties fo:color="#0099ff"/>
    </style:style>
    <style:style style:name="ce33" style:family="table-cell" style:parent-style-name="Default">
      <style:text-properties fo:color="#666666"/>
    </style:style>
    <style:style style:name="ce34" style:family="table-cell" style:parent-style-name="Default">
      <style:text-properties fo:color="#b3b3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="none"/>
      <style:text-properties fo:color="#800000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6633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c5000b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66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4c1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3b30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55e00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/>
    </style:style>
    <style:style style:name="ce5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80" fo:border-right="0.06pt solid #000080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80" fo:border-right="0.06pt solid #000080" fo:border-top="none"/>
      <style:paragraph-properties fo:text-align="center" fo:margin-left="0mm"/>
      <style:text-properties fo:color="#333366" fo:font-size="10.5pt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background-color="#b3b3b3"/>
    </style:style>
    <style:style style:name="ce51" style:family="table-cell" style:parent-style-name="Default">
      <style:table-cell-properties fo:background-color="#99ccff"/>
    </style:style>
    <style:style style:name="ce54" style:family="table-cell" style:parent-style-name="Default" style:data-style-name="N108"/>
    <style:style style:name="ce55" style:family="table-cell" style:parent-style-name="Default" style:data-style-name="N117">
      <style:table-cell-properties fo:background-color="#99ccff"/>
    </style:style>
    <style:style style:name="ce56" style:family="table-cell" style:parent-style-name="Default" style:data-style-name="N108">
      <style:table-cell-properties fo:background-color="#99ccff"/>
    </style:style>
    <style:style style:name="ce57" style:family="table-cell" style:parent-style-name="Default">
      <style:table-cell-properties fo:background-color="#ffcc99"/>
    </style:style>
    <style:style style:name="ce58" style:family="table-cell" style:parent-style-name="Default" style:data-style-name="N117">
      <style:table-cell-properties fo:background-color="#ffcc99"/>
    </style:style>
    <style:style style:name="ce59" style:family="table-cell" style:parent-style-name="Default" style:data-style-name="N108">
      <style:table-cell-properties fo:background-color="#ffcc99"/>
    </style:style>
    <style:style style:name="ce65" style:family="table-cell" style:parent-style-name="Default" style:data-style-name="N117"/>
    <style:style style:name="ce68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69" style:family="table-cell" style:parent-style-name="Default">
      <style:table-cell-properties fo:background-color="#c5000b"/>
    </style:style>
    <style:style style:name="ce70" style:family="table-cell" style:parent-style-name="Default">
      <style:table-cell-properties fo:background-color="#e6e6e6"/>
    </style:style>
    <style:style style:name="ce71" style:family="table-cell" style:parent-style-name="Default">
      <style:table-cell-properties fo:background-color="#ffffcc"/>
    </style:style>
    <style:style style:name="ce72" style:family="table-cell" style:parent-style-name="Default">
      <style:table-cell-properties fo:background-color="#729fcf"/>
    </style:style>
    <style:style style:name="ce73" style:family="table-cell" style:parent-style-name="Default" style:data-style-name="N2">
      <style:table-cell-properties fo:background-color="#e6e6e6"/>
    </style:style>
    <style:style style:name="ce74" style:family="table-cell" style:parent-style-name="Default" style:data-style-name="N108">
      <style:table-cell-properties fo:background-color="#e6e6e6"/>
    </style:style>
    <style:style style:name="ce75" style:family="table-cell" style:parent-style-name="Default" style:data-style-name="N117">
      <style:table-cell-properties fo:background-color="#e6e6e6"/>
    </style:style>
    <style:style style:name="ce76" style:family="table-cell" style:parent-style-name="Default" style:data-style-name="N117">
      <style:table-cell-properties fo:background-color="#ffffcc"/>
    </style:style>
    <style:style style:name="ce77" style:family="table-cell" style:parent-style-name="Default" style:data-style-name="N117">
      <style:table-cell-properties fo:background-color="#729fcf"/>
    </style:style>
    <style:style style:name="ce78" style:family="table-cell" style:parent-style-name="Default" style:data-style-name="N108">
      <style:table-cell-properties fo:background-color="#ffffcc"/>
    </style:style>
    <style:style style:name="ce79" style:family="table-cell" style:parent-style-name="Default" style:data-style-name="N108">
      <style:table-cell-properties fo:background-color="#b3b3b3"/>
    </style:style>
    <style:style style:name="ce80" style:family="table-cell" style:parent-style-name="Default" style:data-style-name="N108">
      <style:table-cell-properties fo:background-color="transparent"/>
    </style:style>
    <style:style style:name="ce81" style:family="table-cell" style:parent-style-name="Default" style:data-style-name="N108">
      <style:table-cell-properties fo:background-color="#729fcf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800000"/>
    </style:style>
    <style:style style:name="ce84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85" style:family="table-cell" style:parent-style-name="Default" style:data-style-name="N108">
      <style:table-cell-properties fo:border-bottom="none" fo:background-color="#ffff99" fo:border-left="0.06pt solid #000000" fo:border-right="none" fo:border-top="none"/>
    </style:style>
    <style:style style:name="ce86" style:family="table-cell" style:parent-style-name="Default" style:data-style-name="N108">
      <style:table-cell-properties fo:background-color="#ffff99"/>
    </style:style>
    <style:style style:name="ce87" style:family="table-cell" style:parent-style-name="Default">
      <style:table-cell-properties fo:background-color="#ffff99"/>
    </style:style>
    <style:style style:name="ce100" style:family="table-cell" style:parent-style-name="Default" style:data-style-name="N118">
      <style:table-cell-properties fo:background-color="#b3b3b3"/>
    </style:style>
    <style:style style:name="ce101" style:family="table-cell" style:parent-style-name="Default" style:data-style-name="N118">
      <style:table-cell-properties fo:background-color="#99ccff"/>
    </style:style>
    <style:style style:name="ce102" style:family="table-cell" style:parent-style-name="Default" style:data-style-name="N1">
      <style:table-cell-properties fo:background-color="#ffcc99"/>
    </style:style>
    <style:style style:name="ce103" style:family="table-cell" style:parent-style-name="Default" style:data-style-name="N112">
      <style:table-cell-properties fo:background-color="#aecf00"/>
    </style:style>
    <style:style style:name="ce104" style:family="table-cell" style:parent-style-name="Default" style:data-style-name="N112">
      <style:table-cell-properties fo:background-color="#cfe7f5"/>
    </style:style>
    <style:style style:name="ce105" style:family="table-cell" style:parent-style-name="Default" style:data-style-name="N112">
      <style:table-cell-properties fo:background-color="#e6e6e6"/>
    </style:style>
    <style:style style:name="ce106" style:family="table-cell" style:parent-style-name="Default" style:data-style-name="N112">
      <style:table-cell-properties fo:background-color="#c0c0c0"/>
    </style:style>
    <style:style style:name="ce107" style:family="table-cell" style:parent-style-name="Default" style:data-style-name="N118">
      <style:table-cell-properties fo:background-color="#aecf00"/>
    </style:style>
    <style:style style:name="ce108" style:family="table-cell" style:parent-style-name="Default" style:data-style-name="N118">
      <style:table-cell-properties fo:background-color="#cfe7f5"/>
    </style:style>
    <style:style style:name="ce109" style:family="table-cell" style:parent-style-name="Default" style:data-style-name="N118">
      <style:table-cell-properties fo:background-color="#c0c0c0"/>
    </style:style>
    <style:style style:name="ce110" style:family="table-cell" style:parent-style-name="Default" style:data-style-name="N108">
      <style:table-cell-properties fo:background-color="#729fcf"/>
      <style:text-properties fo:color="#ffffff"/>
    </style:style>
    <style:style style:name="ce111" style:family="table-cell" style:parent-style-name="Default">
      <style:text-properties fo:color="#c5000b" fo:font-weight="bold" style:font-weight-asian="bold" style:font-weight-complex="bold"/>
    </style:style>
    <style:style style:name="ce112" style:family="table-cell" style:parent-style-name="Default">
      <style:table-cell-properties fo:background-color="#ffff99"/>
      <style:text-properties fo:color="#ff0000" fo:font-weight="bold" style:font-weight-asian="bold" style:font-weight-complex="bold"/>
    </style:style>
    <style:style style:name="ce113" style:family="table-cell" style:parent-style-name="Default" style:data-style-name="N108">
      <style:text-properties fo:color="#c5000b"/>
    </style:style>
    <style:style style:name="ce63" style:family="table-cell" style:parent-style-name="Default">
      <style:text-properties fo:color="#800000"/>
    </style:style>
    <style:style style:name="ce66" style:family="table-cell" style:parent-style-name="Default" style:data-style-name="N118"/>
    <style:style style:name="ce88" style:family="table-cell" style:parent-style-name="Default">
      <style:table-cell-properties fo:background-color="#aecf00"/>
    </style:style>
    <style:style style:name="ce89" style:family="table-cell" style:parent-style-name="Default">
      <style:table-cell-properties fo:background-color="#cfe7f5"/>
    </style:style>
    <style:style style:name="ce90" style:family="table-cell" style:parent-style-name="Default">
      <style:table-cell-properties fo:background-color="#c0c0c0"/>
    </style:style>
    <style:style style:name="ce91" style:family="table-cell" style:parent-style-name="Default">
      <style:table-cell-properties fo:border-bottom="none" fo:border-left="0.74pt solid #008000" fo:border-right="0.74pt solid #008000" fo:border-top="0.74pt solid #008000"/>
      <style:text-properties fo:color="#008000"/>
    </style:style>
    <style:style style:name="ce92" style:family="table-cell" style:parent-style-name="Default" style:data-style-name="N2">
      <style:table-cell-properties fo:background-color="#ffcc99"/>
    </style:style>
    <style:style style:name="ce93" style:family="table-cell" style:parent-style-name="Default" style:data-style-name="N2">
      <style:table-cell-properties fo:background-color="#aecf00"/>
    </style:style>
    <style:style style:name="ce94" style:family="table-cell" style:parent-style-name="Default" style:data-style-name="N2">
      <style:table-cell-properties fo:background-color="#cfe7f5"/>
    </style:style>
    <style:style style:name="ce95" style:family="table-cell" style:parent-style-name="Default" style:data-style-name="N108">
      <style:table-cell-properties fo:background-color="#c0c0c0"/>
    </style:style>
    <style:style style:name="ce96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97" style:family="table-cell" style:parent-style-name="Default" style:data-style-name="N112"/>
    <style:style style:name="ce98" style:family="table-cell" style:parent-style-name="Default" style:data-style-name="N118">
      <style:table-cell-properties fo:background-color="#e6e6e6"/>
    </style:style>
    <style:style style:name="ce99" style:family="table-cell" style:parent-style-name="Default" style:data-style-name="N1"/>
    <style:style style:name="ce114" style:family="table-cell" style:parent-style-name="Default" style:data-style-name="N108">
      <style:table-cell-properties fo:background-color="transparent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6" style:family="table-cell" style:parent-style-name="Default" style:data-style-name="N108">
      <style:text-properties fo:color="#006b6b"/>
    </style:style>
    <style:style style:name="ce117" style:family="table-cell" style:parent-style-name="Default">
      <style:text-properties fo:color="#006b6b"/>
    </style:style>
    <style:style style:name="ce64" style:family="table-cell" style:parent-style-name="Default" style:data-style-name="N108">
      <style:text-properties fo:color="#800000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 fo:font-weight="bold" style:font-weight-asian="bold" style:font-weight-complex="bold"/>
    </style:style>
    <style:style style:name="ce122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4586" fo:font-weight="bold" style:font-weight-asian="bold" style:font-weight-complex="bold"/>
    </style:style>
    <style:style style:name="ce124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8" style:family="table-cell" style:parent-style-name="Default">
      <style:text-properties fo:color="#800000" fo:font-weight="bold" style:font-weight-asian="bold" style:font-weight-complex="bold"/>
    </style:style>
    <style:style style:name="ce283" style:family="table-cell" style:parent-style-name="Default">
      <style:text-properties fo:color="#ff0000" fo:font-weight="bold" style:font-weight-asian="bold" style:font-weight-complex="bold"/>
    </style:style>
    <style:style style:name="ce284" style:family="table-cell" style:parent-style-name="Default" style:data-style-name="N108">
      <style:table-cell-properties fo:background-color="#fde9a9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285" style:family="table-cell" style:parent-style-name="Default" style:data-style-name="N116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 style:data-style-name="N108">
      <style:table-cell-properties fo:background-color="#cfe7f5"/>
    </style:style>
    <style:style style:name="ce133" style:family="table-cell" style:parent-style-name="Default">
      <style:table-cell-properties fo:background-color="#ffcc99"/>
      <style:text-properties fo:color="#eb613d"/>
    </style:style>
    <style:style style:name="ce134" style:family="table-cell" style:parent-style-name="Default" style:data-style-name="N108">
      <style:table-cell-properties fo:background-color="#ffcc99"/>
      <style:text-properties fo:color="#eb613d"/>
    </style:style>
    <style:style style:name="ce135" style:family="table-cell" style:parent-style-name="Default">
      <style:table-cell-properties fo:border-bottom="none" fo:border-left="0.06pt solid #000000" fo:border-right="0.06pt solid #000000" fo:border-top="none"/>
      <style:text-properties fo:color="#c5000b" fo:font-weight="bold" style:font-weight-asian="bold" style:font-weight-complex="bold"/>
    </style:style>
    <style:style style:name="ce136" style:family="table-cell" style:parent-style-name="Default" style:data-style-name="N108">
      <style:table-cell-properties fo:border-bottom="none" fo:border-left="0.06pt solid #000000" fo:border-right="0.06pt solid #000000" fo:border-top="none"/>
      <style:text-properties fo:color="#c5000b" fo:font-weight="bold" style:font-weight-asian="bold" style:font-weight-complex="bold"/>
    </style:style>
    <style:style style:name="ce138" style:family="table-cell" style:parent-style-name="Default">
      <style:table-cell-properties fo:background-color="#999999"/>
      <style:text-properties fo:color="#eeeeee"/>
    </style:style>
    <style:style style:name="ce139" style:family="table-cell" style:parent-style-name="Default">
      <style:table-cell-properties fo:background-color="#99cc99"/>
      <style:text-properties fo:color="#0000cc"/>
    </style:style>
    <style:style style:name="ce140" style:family="table-cell" style:parent-style-name="Default" style:data-style-name="N108">
      <style:table-cell-properties fo:background-color="#999999"/>
      <style:text-properties fo:color="#eeeeee"/>
    </style:style>
    <style:style style:name="ce141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42" style:family="table-cell" style:parent-style-name="Default" style:data-style-name="N108">
      <style:table-cell-properties fo:border-bottom="none" fo:background-color="#b2b2b2" fo:border-left="none" fo:border-right="none" fo:border-top="0.06pt solid #000000"/>
      <style:text-properties fo:color="#ffffff"/>
    </style:style>
    <style:style style:name="ce144" style:family="table-cell" style:parent-style-name="Default" style:data-style-name="N108">
      <style:table-cell-properties fo:border-bottom="none" fo:background-color="#eeeeee" fo:border-left="none" fo:border-right="none" fo:border-top="0.06pt solid #000000"/>
    </style:style>
    <style:style style:name="ce145" style:family="table-cell" style:parent-style-name="Default" style:data-style-name="N108">
      <style:table-cell-properties fo:background-color="#eeeeee"/>
    </style:style>
    <style:style style:name="ce146" style:family="table-cell" style:parent-style-name="Default" style:data-style-name="N108">
      <style:table-cell-properties fo:border-bottom="0.06pt solid #000000" fo:background-color="#eeeeee" fo:border-left="none" fo:border-right="none" fo:border-top="none"/>
    </style:style>
    <style:style style:name="ce147" style:family="table-cell" style:parent-style-name="Default" style:data-style-name="N108">
      <style:table-cell-properties fo:background-color="#ffcc99"/>
      <style:text-properties fo:color="#800000"/>
    </style:style>
    <style:style style:name="ce149" style:family="table-cell" style:parent-style-name="Default" style:data-style-name="N114"/>
    <style:style style:name="ce150" style:family="table-cell" style:parent-style-name="Default" style:data-style-name="N100">
      <style:text-properties fo:color="#ff3333" fo:font-weight="bold"/>
    </style:style>
    <style:style style:name="ce151" style:family="table-cell" style:parent-style-name="Default" style:data-style-name="N108">
      <style:text-properties fo:color="#006600"/>
    </style:style>
    <style:style style:name="ce152" style:family="table-cell" style:parent-style-name="Defaul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153" style:family="table-cell" style:parent-style-name="Default" style:data-style-name="N116">
      <style:table-cell-properties fo:background-color="#eeeeee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154" style:family="table-cell" style:parent-style-name="Default" style:data-style-name="N116"/>
    <style:style style:name="ce155" style:family="table-cell" style:parent-style-name="Default" style:data-style-name="N1">
      <style:table-cell-properties fo:border-bottom="none" style:text-align-source="fix" style:repeat-content="false" fo:border-left="0.06pt solid #ff0000" fo:border-right="0.06pt solid #ff0000" fo:border-top="0.06pt solid #ff0000"/>
      <style:paragraph-properties fo:text-align="center" fo:margin-left="0mm"/>
      <style:text-properties fo:color="#ff0000" fo:font-size="10.5pt" style:text-underline-style="none" fo:font-weight="bold" style:font-size-asian="10.5pt" style:font-weight-asian="bold" style:font-size-complex="10.5pt" style:font-weight-complex="bold"/>
    </style:style>
    <style:style style:name="ce156" style:family="table-cell" style:parent-style-name="Default" style:data-style-name="N1">
      <style:table-cell-properties fo:border-bottom="none" style:text-align-source="fix" style:repeat-content="false" fo:border-left="0.06pt solid #ff0000" fo:border-right="0.06pt solid #ff0000" fo:border-top="none"/>
      <style:paragraph-properties fo:text-align="center" fo:margin-left="0mm"/>
      <style:text-properties fo:color="#ff0000" fo:font-size="10.5pt" style:text-underline-style="none" fo:font-weight="bold" style:font-size-asian="10.5pt" style:font-weight-asian="bold" style:font-size-complex="10.5pt" style:font-weight-complex="bold"/>
    </style:style>
    <style:style style:name="ce157" style:family="table-cell" style:parent-style-name="Default" style:data-style-name="N1">
      <style:table-cell-properties fo:border-bottom="0.06pt solid #ff0000" style:text-align-source="fix" style:repeat-content="false" fo:border-left="0.06pt solid #ff0000" fo:border-right="0.06pt solid #ff0000" fo:border-top="none"/>
      <style:paragraph-properties fo:text-align="center" fo:margin-left="0mm"/>
      <style:text-properties fo:color="#ff0000" fo:font-size="10.5pt" style:text-underline-style="none" fo:font-weight="bold" style:font-size-asian="10.5pt" style:font-weight-asian="bold" style:font-size-complex="10.5pt" style:font-weight-complex="bold"/>
    </style:style>
    <style:style style:name="ce158" style:family="table-cell" style:parent-style-name="Default" style:data-style-name="N1">
      <style:table-cell-properties fo:border-bottom="none" style:text-align-source="fix" style:repeat-content="false" fo:border-left="0.06pt solid #009900" fo:border-right="0.06pt solid #009900" fo:border-top="0.06pt solid #009900"/>
      <style:paragraph-properties fo:text-align="center" fo:margin-left="0mm"/>
      <style:text-properties fo:color="#0066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ce159" style:family="table-cell" style:parent-style-name="Default" style:data-style-name="N1">
      <style:table-cell-properties fo:border-bottom="none" style:text-align-source="fix" style:repeat-content="false" fo:border-left="0.06pt solid #009900" fo:border-right="0.06pt solid #009900" fo:border-top="none"/>
      <style:paragraph-properties fo:text-align="center" fo:margin-left="0mm"/>
      <style:text-properties fo:color="#0066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ce160" style:family="table-cell" style:parent-style-name="Default" style:data-style-name="N1">
      <style:table-cell-properties fo:border-bottom="0.06pt solid #009900" style:text-align-source="fix" style:repeat-content="false" fo:border-left="0.06pt solid #009900" fo:border-right="0.06pt solid #009900" fo:border-top="none"/>
      <style:paragraph-properties fo:text-align="center" fo:margin-left="0mm"/>
      <style:text-properties fo:color="#0066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ce300" style:family="table-cell" style:parent-style-name="Default">
      <style:table-cell-properties fo:background-color="#008000"/>
      <style:text-properties fo:color="#ffffff" fo:font-weight="bold" style:font-weight-asian="bold" style:font-weight-complex="bold"/>
    </style:style>
    <style:style style:name="ce301" style:family="table-cell" style:parent-style-name="Default">
      <style:table-cell-properties fo:background-color="#c5000b"/>
      <style:text-properties style:use-window-font-color="true"/>
    </style:style>
    <style:style style:name="ce302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3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07" style:family="table-cell" style:parent-style-name="Default">
      <style:table-cell-properties fo:border-bottom="none" style:text-align-source="fix" style:repeat-content="false" fo:border-left="0.06pt solid #000080" fo:border-right="0.06pt solid #000080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308" style:family="table-cell" style:parent-style-name="Default">
      <style:table-cell-properties fo:border-bottom="none" style:text-align-source="fix" style:repeat-content="false" fo:border-left="0.06pt solid #000080" fo:border-right="0.06pt solid #000080" fo:border-top="none"/>
      <style:paragraph-properties fo:text-align="center" fo:margin-left="0mm"/>
      <style:text-properties fo:color="#333366" fo:font-size="10.5pt" fo:font-weight="bold" style:font-size-asian="10.5pt" style:font-weight-asian="bold" style:font-size-complex="10.5pt" style:font-weight-complex="bold"/>
    </style:style>
    <style:style style:name="ce30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0" style:family="table-cell" style:parent-style-name="Default" style:data-style-name="N0"/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cc0000" fo:font-weight="bold" style:font-weight-asian="bold" style:font-weight-complex="bold"/>
    </style:style>
    <style:style style:name="ce312" style:family="table-cell" style:parent-style-name="Default">
      <style:text-properties fo:font-weight="bold" style:font-weight-asian="bold" style:font-weight-complex="bold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4586"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5000b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50e"/>
    </style:style>
    <style:style style:name="ce3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f950e"/>
    </style:style>
    <style:style style:name="ce319" style:family="table-cell" style:parent-style-name="Default"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5000b"/>
    </style:style>
    <style:style style:name="ce3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33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ce3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e00"/>
    </style:style>
    <style:style style:name="ce3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transparent"/>
      <style:text-properties style:use-window-font-color="true"/>
    </style:style>
    <style:style style:name="ce326" style:family="table-cell" style:parent-style-name="Default">
      <style:text-properties fo:color="#008000"/>
    </style:style>
    <style:style style:name="ce327" style:family="table-cell" style:parent-style-name="Default">
      <style:text-properties fo:color="#ff9966"/>
    </style:style>
    <style:style style:name="ce328" style:family="table-cell" style:parent-style-name="Default">
      <style:text-properties fo:color="#804c19"/>
    </style:style>
    <style:style style:name="ce329" style:family="table-cell" style:parent-style-name="Default">
      <style:text-properties fo:color="#355e00"/>
    </style:style>
    <style:style style:name="ce330" style:family="table-cell" style:parent-style-name="Default">
      <style:text-properties fo:color="#c5000b"/>
    </style:style>
    <style:style style:name="ce331" style:family="table-cell" style:parent-style-name="Default">
      <style:text-properties fo:color="#0099ff"/>
    </style:style>
    <style:style style:name="ce332" style:family="table-cell" style:parent-style-name="Default">
      <style:text-properties fo:color="#666666"/>
    </style:style>
    <style:style style:name="ce333" style:family="table-cell" style:parent-style-name="Default">
      <style:text-properties fo:color="#b3b300"/>
    </style:style>
    <style:style style:name="ce334" style:family="table-cell" style:parent-style-name="Default">
      <style:table-cell-properties fo:border="none"/>
    </style:style>
    <style:style style:name="ce335" style:family="table-cell" style:parent-style-name="Default">
      <style:table-cell-properties fo:border="none"/>
      <style:text-properties fo:color="#800000"/>
    </style:style>
    <style:style style:name="ce33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6633"/>
    </style:style>
    <style:style style:name="ce33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c5000b"/>
    </style:style>
    <style:style style:name="ce3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4c4c4c" fo:font-style="normal" fo:font-weight="normal" style:font-style-asian="normal" style:font-weight-asian="normal" style:font-style-complex="normal" style:font-weight-complex="normal"/>
    </style:style>
    <style:style style:name="ce3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66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4c19"/>
    </style:style>
    <style:style style:name="ce3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3b300"/>
    </style:style>
    <style:style style:name="ce3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ff"/>
    </style:style>
    <style:style style:name="ce3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55e00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/>
    </style:style>
    <style:style style:name="ce48" style:family="table-cell" style:parent-style-name="Default">
      <style:table-cell-properties fo:background-color="#e6e6e6"/>
      <style:text-properties style:use-window-font-color="true"/>
    </style:style>
    <style:style style:name="ce348" style:family="table-cell" style:parent-style-name="Default">
      <style:table-cell-properties fo:background-color="#b3b3b3"/>
    </style:style>
    <style:style style:name="ce50" style:family="table-cell" style:parent-style-name="Default">
      <style:table-cell-properties fo:background-color="#7da647"/>
    </style:style>
    <style:style style:name="ce350" style:family="table-cell" style:parent-style-name="Default">
      <style:table-cell-properties fo:background-color="#99ccff"/>
    </style:style>
    <style:style style:name="ce52" style:family="table-cell" style:parent-style-name="Default">
      <style:table-cell-properties fo:background-color="#e6e64c"/>
    </style:style>
    <style:style style:name="ce53" style:family="table-cell" style:parent-style-name="Default">
      <style:table-cell-properties fo:background-color="#ccffff"/>
    </style:style>
    <style:style style:name="ce353" style:family="table-cell" style:parent-style-name="Default" style:data-style-name="N108"/>
    <style:style style:name="ce354" style:family="table-cell" style:parent-style-name="Default" style:data-style-name="N117">
      <style:table-cell-properties fo:background-color="#99ccff"/>
    </style:style>
    <style:style style:name="ce355" style:family="table-cell" style:parent-style-name="Default" style:data-style-name="N108">
      <style:table-cell-properties fo:background-color="#99ccff"/>
    </style:style>
    <style:style style:name="ce356" style:family="table-cell" style:parent-style-name="Default">
      <style:table-cell-properties fo:background-color="#ffcc99"/>
    </style:style>
    <style:style style:name="ce357" style:family="table-cell" style:parent-style-name="Default" style:data-style-name="N117">
      <style:table-cell-properties fo:background-color="#ffcc99"/>
    </style:style>
    <style:style style:name="ce358" style:family="table-cell" style:parent-style-name="Default" style:data-style-name="N108">
      <style:table-cell-properties fo:background-color="#ffcc99"/>
    </style:style>
    <style:style style:name="ce60" style:family="table-cell" style:parent-style-name="Default">
      <style:table-cell-properties fo:background-color="#94bd5e"/>
      <style:text-properties fo:color="#ffffff"/>
    </style:style>
    <style:style style:name="ce61" style:family="table-cell" style:parent-style-name="Default" style:data-style-name="N118">
      <style:table-cell-properties fo:background-color="#94bd5e"/>
      <style:text-properties fo:color="#ffffff"/>
    </style:style>
    <style:style style:name="ce62" style:family="table-cell" style:parent-style-name="Default" style:data-style-name="N108">
      <style:table-cell-properties fo:background-color="#94bd5e"/>
      <style:text-properties fo:color="#ffffff"/>
    </style:style>
    <style:style style:name="ce362" style:family="table-cell" style:parent-style-name="Default">
      <style:text-properties fo:color="#800000"/>
    </style:style>
    <style:style style:name="ce363" style:family="table-cell" style:parent-style-name="Default" style:data-style-name="N108">
      <style:text-properties fo:color="#800000"/>
    </style:style>
    <style:style style:name="ce364" style:family="table-cell" style:parent-style-name="Default" style:data-style-name="N117"/>
    <style:style style:name="ce365" style:family="table-cell" style:parent-style-name="Default" style:data-style-name="N118"/>
    <style:style style:name="ce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67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68" style:family="table-cell" style:parent-style-name="Default">
      <style:table-cell-properties fo:background-color="#c5000b"/>
    </style:style>
    <style:style style:name="ce369" style:family="table-cell" style:parent-style-name="Default">
      <style:table-cell-properties fo:background-color="#e6e6e6"/>
    </style:style>
    <style:style style:name="ce370" style:family="table-cell" style:parent-style-name="Default">
      <style:table-cell-properties fo:background-color="#ffffcc"/>
    </style:style>
    <style:style style:name="ce371" style:family="table-cell" style:parent-style-name="Default">
      <style:table-cell-properties fo:background-color="#729fcf"/>
    </style:style>
    <style:style style:name="ce372" style:family="table-cell" style:parent-style-name="Default" style:data-style-name="N2">
      <style:table-cell-properties fo:background-color="#e6e6e6"/>
    </style:style>
    <style:style style:name="ce373" style:family="table-cell" style:parent-style-name="Default" style:data-style-name="N108">
      <style:table-cell-properties fo:background-color="#e6e6e6"/>
    </style:style>
    <style:style style:name="ce374" style:family="table-cell" style:parent-style-name="Default" style:data-style-name="N117">
      <style:table-cell-properties fo:background-color="#e6e6e6"/>
    </style:style>
    <style:style style:name="ce375" style:family="table-cell" style:parent-style-name="Default" style:data-style-name="N117">
      <style:table-cell-properties fo:background-color="#ffffcc"/>
    </style:style>
    <style:style style:name="ce376" style:family="table-cell" style:parent-style-name="Default" style:data-style-name="N117">
      <style:table-cell-properties fo:background-color="#729fcf"/>
    </style:style>
    <style:style style:name="ce377" style:family="table-cell" style:parent-style-name="Default" style:data-style-name="N108">
      <style:table-cell-properties fo:background-color="#ffffcc"/>
    </style:style>
    <style:style style:name="ce378" style:family="table-cell" style:parent-style-name="Default" style:data-style-name="N108">
      <style:table-cell-properties fo:background-color="#b3b3b3"/>
    </style:style>
    <style:style style:name="ce379" style:family="table-cell" style:parent-style-name="Default" style:data-style-name="N108">
      <style:table-cell-properties fo:background-color="transparent"/>
    </style:style>
    <style:style style:name="ce380" style:family="table-cell" style:parent-style-name="Default" style:data-style-name="N108">
      <style:table-cell-properties fo:background-color="#729fcf"/>
    </style:style>
    <style:style style:name="ce381" style:family="table-cell" style:parent-style-name="Default">
      <style:table-cell-properties fo:background-color="transparent"/>
    </style:style>
    <style:style style:name="ce38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800000"/>
    </style:style>
    <style:style style:name="ce383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384" style:family="table-cell" style:parent-style-name="Default" style:data-style-name="N108">
      <style:table-cell-properties fo:border-bottom="none" fo:background-color="#ffff99" fo:border-left="0.06pt solid #000000" fo:border-right="none" fo:border-top="none"/>
    </style:style>
    <style:style style:name="ce385" style:family="table-cell" style:parent-style-name="Default" style:data-style-name="N108">
      <style:table-cell-properties fo:background-color="#ffff99"/>
    </style:style>
    <style:style style:name="ce386" style:family="table-cell" style:parent-style-name="Default">
      <style:table-cell-properties fo:background-color="#ffff99"/>
    </style:style>
    <style:style style:name="ce387" style:family="table-cell" style:parent-style-name="Default">
      <style:table-cell-properties fo:background-color="#aecf00"/>
    </style:style>
    <style:style style:name="ce388" style:family="table-cell" style:parent-style-name="Default">
      <style:table-cell-properties fo:background-color="#cfe7f5"/>
    </style:style>
    <style:style style:name="ce389" style:family="table-cell" style:parent-style-name="Default">
      <style:table-cell-properties fo:background-color="#c0c0c0"/>
    </style:style>
    <style:style style:name="ce390" style:family="table-cell" style:parent-style-name="Default">
      <style:table-cell-properties fo:border-bottom="none" fo:border-left="0.74pt solid #008000" fo:border-right="0.74pt solid #008000" fo:border-top="0.74pt solid #008000"/>
      <style:text-properties fo:color="#008000"/>
    </style:style>
    <style:style style:name="ce391" style:family="table-cell" style:parent-style-name="Default" style:data-style-name="N2">
      <style:table-cell-properties fo:background-color="#ffcc99"/>
    </style:style>
    <style:style style:name="ce392" style:family="table-cell" style:parent-style-name="Default" style:data-style-name="N2">
      <style:table-cell-properties fo:background-color="#aecf00"/>
    </style:style>
    <style:style style:name="ce393" style:family="table-cell" style:parent-style-name="Default" style:data-style-name="N2">
      <style:table-cell-properties fo:background-color="#cfe7f5"/>
    </style:style>
    <style:style style:name="ce394" style:family="table-cell" style:parent-style-name="Default" style:data-style-name="N108">
      <style:table-cell-properties fo:background-color="#c0c0c0"/>
    </style:style>
    <style:style style:name="ce395" style:family="table-cell" style:parent-style-name="Default" style:data-style-name="N110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396" style:family="table-cell" style:parent-style-name="Default" style:data-style-name="N112"/>
    <style:style style:name="ce397" style:family="table-cell" style:parent-style-name="Default" style:data-style-name="N118">
      <style:table-cell-properties fo:background-color="#e6e6e6"/>
    </style:style>
    <style:style style:name="ce398" style:family="table-cell" style:parent-style-name="Default" style:data-style-name="N1"/>
    <style:style style:name="ce399" style:family="table-cell" style:parent-style-name="Default" style:data-style-name="N118">
      <style:table-cell-properties fo:background-color="#b3b3b3"/>
    </style:style>
    <style:style style:name="ce400" style:family="table-cell" style:parent-style-name="Default" style:data-style-name="N118">
      <style:table-cell-properties fo:background-color="#99ccff"/>
    </style:style>
    <style:style style:name="ce401" style:family="table-cell" style:parent-style-name="Default" style:data-style-name="N1">
      <style:table-cell-properties fo:background-color="#ffcc99"/>
    </style:style>
    <style:style style:name="ce402" style:family="table-cell" style:parent-style-name="Default" style:data-style-name="N112">
      <style:table-cell-properties fo:background-color="#aecf00"/>
    </style:style>
    <style:style style:name="ce403" style:family="table-cell" style:parent-style-name="Default" style:data-style-name="N112">
      <style:table-cell-properties fo:background-color="#cfe7f5"/>
    </style:style>
    <style:style style:name="ce404" style:family="table-cell" style:parent-style-name="Default" style:data-style-name="N112">
      <style:table-cell-properties fo:background-color="#e6e6e6"/>
    </style:style>
    <style:style style:name="ce405" style:family="table-cell" style:parent-style-name="Default" style:data-style-name="N112">
      <style:table-cell-properties fo:background-color="#c0c0c0"/>
    </style:style>
    <style:style style:name="ce406" style:family="table-cell" style:parent-style-name="Default" style:data-style-name="N118">
      <style:table-cell-properties fo:background-color="#aecf00"/>
    </style:style>
    <style:style style:name="ce407" style:family="table-cell" style:parent-style-name="Default" style:data-style-name="N118">
      <style:table-cell-properties fo:background-color="#cfe7f5"/>
    </style:style>
    <style:style style:name="ce408" style:family="table-cell" style:parent-style-name="Default" style:data-style-name="N118">
      <style:table-cell-properties fo:background-color="#c0c0c0"/>
    </style:style>
    <style:style style:name="ce409" style:family="table-cell" style:parent-style-name="Default" style:data-style-name="N108">
      <style:table-cell-properties fo:background-color="#729fcf"/>
      <style:text-properties fo:color="#ffffff"/>
    </style:style>
    <style:style style:name="ce410" style:family="table-cell" style:parent-style-name="Default">
      <style:text-properties fo:color="#c5000b" fo:font-weight="bold" style:font-weight-asian="bold" style:font-weight-complex="bold"/>
    </style:style>
    <style:style style:name="ce411" style:family="table-cell" style:parent-style-name="Default">
      <style:table-cell-properties fo:background-color="#ffff99"/>
      <style:text-properties fo:color="#ff0000" fo:font-weight="bold" style:font-weight-asian="bold" style:font-weight-complex="bold"/>
    </style:style>
    <style:style style:name="ce412" style:family="table-cell" style:parent-style-name="Default" style:data-style-name="N108">
      <style:text-properties fo:color="#c5000b"/>
    </style:style>
    <style:style style:name="ce413" style:family="table-cell" style:parent-style-name="Default" style:data-style-name="N108">
      <style:table-cell-properties fo:background-color="transparent"/>
      <style:text-properties style:use-window-font-color="true"/>
    </style:style>
    <style:style style:name="ce4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15" style:family="table-cell" style:parent-style-name="Default" style:data-style-name="N108">
      <style:text-properties fo:color="#006b6b"/>
    </style:style>
    <style:style style:name="ce416" style:family="table-cell" style:parent-style-name="Default">
      <style:text-properties fo:color="#006b6b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8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 fo:font-weight="bold" style:font-weight-asian="bold" style:font-weight-complex="bold"/>
    </style:style>
    <style:style style:name="ce420" style:family="table-cell" style:parent-style-name="Default" style:data-style-name="N108">
      <style:table-cell-properties style:text-align-source="fix" style:repeat-content="false"/>
      <style:paragraph-properties fo:text-align="end" fo:margin-left="0mm"/>
    </style:style>
    <style:style style:name="ce4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4586" fo:font-weight="bold" style:font-weight-asian="bold" style:font-weight-complex="bold"/>
    </style:style>
    <style:style style:name="ce422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>
      <style:text-properties fo:color="#800000" fo:font-weight="bold" style:font-weight-asian="bold" style:font-weight-complex="bold"/>
    </style:style>
    <style:style style:name="ce424" style:family="table-cell" style:parent-style-name="Default">
      <style:text-properties fo:color="#ff0000" fo:font-weight="bold" style:font-weight-asian="bold" style:font-weight-complex="bold"/>
    </style:style>
    <style:style style:name="ce425" style:family="table-cell" style:parent-style-name="Default" style:data-style-name="N108">
      <style:table-cell-properties fo:background-color="#fde9a9"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426" style:family="table-cell" style:parent-style-name="Default" style:data-style-name="N116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427" style:family="table-cell" style:parent-style-name="Default" style:data-style-name="N108">
      <style:table-cell-properties fo:background-color="#cfe7f5"/>
    </style:style>
    <style:style style:name="ce428" style:family="table-cell" style:parent-style-name="Default">
      <style:table-cell-properties fo:background-color="#ffcc99"/>
      <style:text-properties fo:color="#eb613d"/>
    </style:style>
    <style:style style:name="ce429" style:family="table-cell" style:parent-style-name="Default" style:data-style-name="N108">
      <style:table-cell-properties fo:background-color="#ffcc99"/>
      <style:text-properties fo:color="#eb613d"/>
    </style:style>
    <style:style style:name="ce430" style:family="table-cell" style:parent-style-name="Default">
      <style:table-cell-properties fo:border-bottom="none" fo:border-left="0.06pt solid #000000" fo:border-right="0.06pt solid #000000" fo:border-top="none"/>
      <style:text-properties fo:color="#c5000b" fo:font-weight="bold" style:font-weight-asian="bold" style:font-weight-complex="bold"/>
    </style:style>
    <style:style style:name="ce431" style:family="table-cell" style:parent-style-name="Default" style:data-style-name="N108">
      <style:table-cell-properties fo:border-bottom="none" fo:border-left="0.06pt solid #000000" fo:border-right="0.06pt solid #000000" fo:border-top="none"/>
      <style:text-properties fo:color="#c5000b" fo:font-weight="bold" style:font-weight-asian="bold" style:font-weight-complex="bold"/>
    </style:style>
    <style:style style:name="ce137" style:family="table-cell" style:parent-style-name="Default" style:data-style-name="N108">
      <style:table-cell-properties fo:background-color="#ff9966"/>
    </style:style>
    <style:style style:name="ce433" style:family="table-cell" style:parent-style-name="Default">
      <style:table-cell-properties fo:background-color="#999999"/>
      <style:text-properties fo:color="#eeeeee"/>
    </style:style>
    <style:style style:name="ce434" style:family="table-cell" style:parent-style-name="Default">
      <style:table-cell-properties fo:background-color="#99cc99"/>
      <style:text-properties fo:color="#0000cc"/>
    </style:style>
    <style:style style:name="ce435" style:family="table-cell" style:parent-style-name="Default" style:data-style-name="N108">
      <style:table-cell-properties fo:background-color="#999999"/>
      <style:text-properties fo:color="#eeeeee"/>
    </style:style>
    <style:style style:name="ce436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437" style:family="table-cell" style:parent-style-name="Default" style:data-style-name="N108">
      <style:table-cell-properties fo:border-bottom="none" fo:background-color="#b2b2b2" fo:border-left="none" fo:border-right="none" fo:border-top="0.06pt solid #000000"/>
      <style:text-properties fo:color="#ffffff"/>
    </style:style>
    <style:style style:name="ce438" style:family="table-cell" style:parent-style-name="Default" style:data-style-name="N108">
      <style:table-cell-properties fo:border-bottom="none" fo:background-color="#eeeeee" fo:border-left="none" fo:border-right="none" fo:border-top="0.06pt solid #000000"/>
    </style:style>
    <style:style style:name="ce439" style:family="table-cell" style:parent-style-name="Default" style:data-style-name="N108">
      <style:table-cell-properties fo:background-color="#eeeeee"/>
    </style:style>
    <style:style style:name="ce440" style:family="table-cell" style:parent-style-name="Default" style:data-style-name="N108">
      <style:table-cell-properties fo:border-bottom="0.06pt solid #000000" fo:background-color="#eeeeee" fo:border-left="none" fo:border-right="none" fo:border-top="none"/>
    </style:style>
    <style:style style:name="ce441" style:family="table-cell" style:parent-style-name="Default" style:data-style-name="N108">
      <style:table-cell-properties fo:background-color="#ffcc99"/>
      <style:text-properties fo:color="#800000"/>
    </style:style>
    <style:style style:name="ce442" style:family="table-cell" style:parent-style-name="Default" style:data-style-name="N114"/>
    <style:style style:name="ce443" style:family="table-cell" style:parent-style-name="Default" style:data-style-name="N100">
      <style:text-properties fo:color="#ff3333" fo:font-weight="bold"/>
    </style:style>
    <style:style style:name="ce444" style:family="table-cell" style:parent-style-name="Default" style:data-style-name="N108">
      <style:text-properties fo:color="#006600"/>
    </style:style>
    <style:style style:name="ce445" style:family="table-cell" style:parent-style-name="Defaul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ce446" style:family="table-cell" style:parent-style-name="Default" style:data-style-name="N116">
      <style:table-cell-properties fo:background-color="#eeeeee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447" style:family="table-cell" style:parent-style-name="Default" style:data-style-name="N116"/>
    <style:style style:name="ce448" style:family="table-cell" style:parent-style-name="Default" style:data-style-name="N1">
      <style:table-cell-properties fo:border-bottom="none" style:text-align-source="fix" style:repeat-content="false" fo:border-left="0.06pt solid #ff0000" fo:border-right="0.06pt solid #ff0000" fo:border-top="0.06pt solid #ff0000"/>
      <style:paragraph-properties fo:text-align="center" fo:margin-left="0mm"/>
      <style:text-properties fo:color="#ff0000" fo:font-size="10.5pt" style:text-underline-style="none" fo:font-weight="bold" style:font-size-asian="10.5pt" style:font-weight-asian="bold" style:font-size-complex="10.5pt" style:font-weight-complex="bold"/>
    </style:style>
    <style:style style:name="ce449" style:family="table-cell" style:parent-style-name="Default" style:data-style-name="N1">
      <style:table-cell-properties fo:border-bottom="none" style:text-align-source="fix" style:repeat-content="false" fo:border-left="0.06pt solid #ff0000" fo:border-right="0.06pt solid #ff0000" fo:border-top="none"/>
      <style:paragraph-properties fo:text-align="center" fo:margin-left="0mm"/>
      <style:text-properties fo:color="#ff0000" fo:font-size="10.5pt" style:text-underline-style="none" fo:font-weight="bold" style:font-size-asian="10.5pt" style:font-weight-asian="bold" style:font-size-complex="10.5pt" style:font-weight-complex="bold"/>
    </style:style>
    <style:style style:name="ce450" style:family="table-cell" style:parent-style-name="Default" style:data-style-name="N1">
      <style:table-cell-properties fo:border-bottom="0.06pt solid #ff0000" style:text-align-source="fix" style:repeat-content="false" fo:border-left="0.06pt solid #ff0000" fo:border-right="0.06pt solid #ff0000" fo:border-top="none"/>
      <style:paragraph-properties fo:text-align="center" fo:margin-left="0mm"/>
      <style:text-properties fo:color="#ff0000" fo:font-size="10.5pt" style:text-underline-style="none" fo:font-weight="bold" style:font-size-asian="10.5pt" style:font-weight-asian="bold" style:font-size-complex="10.5pt" style:font-weight-complex="bold"/>
    </style:style>
    <style:style style:name="ce451" style:family="table-cell" style:parent-style-name="Default" style:data-style-name="N1">
      <style:table-cell-properties fo:border-bottom="none" style:text-align-source="fix" style:repeat-content="false" fo:border-left="0.06pt solid #009900" fo:border-right="0.06pt solid #009900" fo:border-top="0.06pt solid #009900"/>
      <style:paragraph-properties fo:text-align="center" fo:margin-left="0mm"/>
      <style:text-properties fo:color="#0066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ce452" style:family="table-cell" style:parent-style-name="Default" style:data-style-name="N1">
      <style:table-cell-properties fo:border-bottom="none" style:text-align-source="fix" style:repeat-content="false" fo:border-left="0.06pt solid #009900" fo:border-right="0.06pt solid #009900" fo:border-top="none"/>
      <style:paragraph-properties fo:text-align="center" fo:margin-left="0mm"/>
      <style:text-properties fo:color="#0066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ce453" style:family="table-cell" style:parent-style-name="Default" style:data-style-name="N1">
      <style:table-cell-properties fo:border-bottom="0.06pt solid #009900" style:text-align-source="fix" style:repeat-content="false" fo:border-left="0.06pt solid #009900" fo:border-right="0.06pt solid #009900" fo:border-top="none"/>
      <style:paragraph-properties fo:text-align="center" fo:margin-left="0mm"/>
      <style:text-properties fo:color="#0066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ta_extref" style:family="table">
      <style:table-properties table:display="false"/>
    </style:style>
  </office:automatic-styles>
  <office:body>
    <office:spreadsheet>
      <table:table table:name="War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ce40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ohstoff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tg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MapColor</text:p>
          </table:table-cell>
          <table:table-cell table:style-name="ce4" office:value-type="string" calcext:value-type="string">
            <text:p>value</text:p>
          </table:table-cell>
          <table:table-cell table:style-name="ce8" office:value-type="string" calcext:value-type="string">
            <text:p>In €</text:p>
          </table:table-cell>
          <table:table-cell/>
          <table:table-cell table:style-name="ce13"/>
          <table:table-cell/>
          <table:table-cell table:style-name="ce20" office:value-type="string" calcext:value-type="string">
            <text:p>Ertragstufe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Passagie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tck.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48" calcext:value-type="float">
            <text:p>48</text:p>
          </table:table-cell>
          <table:table-cell table:style-name="ce9" table:formula="of:=([.F2]/3)/100" office:value-type="float" office:value="0.16" calcext:value-type="float">
            <text:p>0,16</text:p>
          </table:table-cell>
          <table:table-cell table:style-name="ce11"/>
          <table:table-cell table:style-name="ce14"/>
          <table:table-cell table:style-name="ce17"/>
          <table:table-cell table:style-name="ce21"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table:style-name="ce35" table:number-columns-repeated="2"/>
          <table:table-cell table:style-name="ce10"/>
          <table:table-cell table:style-name="ce21" office:value-type="float" office:value="0" calcext:value-type="float">
            <text:p>0</text:p>
          </table:table-cell>
          <table:table-cell table:style-name="ce31" office:value-type="string" calcext:value-type="string">
            <text:p>Sonderfracht</text:p>
          </table:table-cell>
        </table:table-row>
        <table:table-row table:style-name="ro2">
          <table:table-cell/>
          <table:table-cell table:style-name="ce5" office:value-type="string" calcext:value-type="string">
            <text:p>Pos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ack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30" calcext:value-type="float">
            <text:p>30</text:p>
          </table:table-cell>
          <table:table-cell table:style-name="ce9" table:formula="of:=([.F3]/3)/100" office:value-type="float" office:value="0.1" calcext:value-type="float">
            <text:p>0,1</text:p>
          </table:table-cell>
          <table:table-cell table:style-name="ce11"/>
          <table:table-cell/>
          <table:table-cell table:style-name="ce18"/>
          <table:table-cell table:style-name="ce22"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table:style-name="ce35" table:number-columns-repeated="2"/>
          <table:table-cell table:style-name="ce37"/>
          <table:table-cell table:style-name="ce41" office:value-type="float" office:value="1" calcext:value-type="float">
            <text:p>1</text:p>
          </table:table-cell>
          <table:table-cell table:style-name="ce28" office:value-type="string" calcext:value-type="string">
            <text:p>Stueckgut</text:p>
          </table:table-cell>
        </table:table-row>
        <table:table-row table:style-name="ro2">
          <table:table-cell/>
          <table:table-cell table:style-name="ce5" office:value-type="string" calcext:value-type="string">
            <text:p>None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float" office:value="0" calcext:value-type="float">
            <text:p>0</text:p>
          </table:table-cell>
          <table:table-cell table:style-name="ce9" table:formula="of:=([.F4]/3)/100" office:value-type="float" office:value="0" calcext:value-type="float">
            <text:p>0</text:p>
          </table:table-cell>
          <table:table-cell table:style-name="ce11"/>
          <table:table-cell/>
          <table:table-cell table:style-name="ce18"/>
          <table:table-cell table:style-name="ce23"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0.48" calcext:value-type="float">
            <text:p>0,48</text:p>
          </table:table-cell>
          <table:table-cell table:style-name="ce35" table:number-columns-repeated="2"/>
          <table:table-cell table:style-name="ce10"/>
          <table:table-cell table:style-name="ce42" office:value-type="float" office:value="2" calcext:value-type="float">
            <text:p>2</text:p>
          </table:table-cell>
          <table:table-cell table:style-name="ce29" office:value-type="string" calcext:value-type="string">
            <text:p>Schuettgut</text:p>
          </table:table-cell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Auto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tck.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95" calcext:value-type="float">
            <text:p>195</text:p>
          </table:table-cell>
          <table:table-cell table:style-name="ce9" table:formula="of:=([.F5]/3)/100" office:value-type="float" office:value="0.65" calcext:value-type="float">
            <text:p>0,65</text:p>
          </table:table-cell>
          <table:table-cell table:style-name="ce11"/>
          <table:table-cell/>
          <table:table-cell table:style-name="ce18"/>
          <table:table-cell table:style-name="ce24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style-name="ce35" table:number-columns-repeated="2"/>
          <table:table-cell table:style-name="ce10"/>
          <table:table-cell table:style-name="ce43" office:value-type="float" office:value="3" calcext:value-type="float">
            <text:p>3</text:p>
          </table:table-cell>
          <table:table-cell table:style-name="ce34" office:value-type="string" calcext:value-type="string">
            <text:p>Mineraloele</text:p>
          </table:table-cell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Bet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50" calcext:value-type="float">
            <text:p>150</text:p>
          </table:table-cell>
          <table:table-cell table:style-name="ce9" table:formula="of:=([.F6]/3)/100" office:value-type="float" office:value="0.5" calcext:value-type="float">
            <text:p>0,5</text:p>
          </table:table-cell>
          <table:table-cell table:style-name="ce11"/>
          <table:table-cell/>
          <table:table-cell table:style-name="ce18"/>
          <table:table-cell table:style-name="ce14" office:value-type="float" office:value="5" calcext:value-type="float">
            <text:p>5</text:p>
          </table:table-cell>
          <table:table-cell office:value-type="float" office:value="0.65" calcext:value-type="float">
            <text:p>0,65</text:p>
          </table:table-cell>
          <table:table-cell/>
          <table:table-cell table:style-name="ce35" table:number-columns-repeated="2"/>
          <table:table-cell table:style-name="ce21"/>
          <table:table-cell table:style-name="ce44" office:value-type="float" office:value="4" calcext:value-type="float">
            <text:p>4</text:p>
          </table:table-cell>
          <table:table-cell table:style-name="ce32" office:value-type="string" calcext:value-type="string">
            <text:p>Kuehlwaren</text:p>
          </table:table-cell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Stah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14" calcext:value-type="float">
            <text:p>114</text:p>
          </table:table-cell>
          <table:table-cell table:style-name="ce9" table:formula="of:=([.F7]/3)/100" office:value-type="float" office:value="0.38" calcext:value-type="float">
            <text:p>0,38</text:p>
          </table:table-cell>
          <table:table-cell table:style-name="ce11"/>
          <table:table-cell/>
          <table:table-cell table:style-name="ce18"/>
          <table:table-cell table:number-columns-repeated="2"/>
          <table:table-cell table:style-name="ce27"/>
          <table:table-cell table:style-name="ce35" table:number-columns-repeated="2"/>
          <table:table-cell table:style-name="ce21"/>
          <table:table-cell table:style-name="ce45" office:value-type="float" office:value="5" calcext:value-type="float">
            <text:p>5</text:p>
          </table:table-cell>
          <table:table-cell table:style-name="ce33" office:value-type="string" calcext:value-type="string">
            <text:p>fluessige Lebensmittel</text:p>
          </table:table-cell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Schiffssektione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tck.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650" calcext:value-type="float">
            <text:p>1650</text:p>
          </table:table-cell>
          <table:table-cell table:style-name="ce9" table:formula="of:=([.F8]/3)/100" office:value-type="float" office:value="5.5" calcext:value-type="float">
            <text:p>5,5</text:p>
          </table:table-cell>
          <table:table-cell table:style-name="ce11"/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style-name="ce46" office:value-type="float" office:value="6" calcext:value-type="float">
            <text:p>6</text:p>
          </table:table-cell>
          <table:table-cell table:style-name="ce30" office:value-type="string" calcext:value-type="string">
            <text:p>Nutzholz</text:p>
          </table:table-cell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Vieh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Stck.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26" calcext:value-type="float">
            <text:p>126</text:p>
          </table:table-cell>
          <table:table-cell table:style-name="ce9" table:formula="of:=([.F9]/3)/100" office:value-type="float" office:value="0.42" calcext:value-type="float">
            <text:p>0,42</text:p>
          </table:table-cell>
          <table:table-cell table:style-name="ce11"/>
          <table:table-cell/>
          <table:table-cell table:style-name="ce18"/>
          <table:table-cell table:number-columns-repeated="2"/>
          <table:table-cell table:style-name="ce27"/>
          <table:table-cell table:style-name="ce35" table:number-columns-repeated="2"/>
          <table:table-cell table:style-name="ce21"/>
          <table:table-cell table:style-name="ce47" office:value-type="float" office:value="7" calcext:value-type="float">
            <text:p>7</text:p>
          </table:table-cell>
          <table:table-cell table:style-name="ce27" office:value-type="string" calcext:value-type="string">
            <text:p>landwirtschaftliche Gueter</text:p>
          </table:table-cell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Backwar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10]/3)/100" office:value-type="float" office:value="0.41" calcext:value-type="float">
            <text:p>0,41</text:p>
          </table:table-cell>
          <table:table-cell table:style-name="ce12" table:formula="of:=COM.MICROSOFT.IFS([.C10]=1;&quot;Stückgut&quot;;[.C10]=2;&quot;Schüttgut&quot;;[.C10]=3;&quot;Mineralöl&quot;;[.C10]=4;&quot;Kühlware&quot;;[.C10]=5;&quot;Fl.Lebensmittel&quot;;[.C10]=6;&quot;Nutzholz&quot;;[.C10]=7;&quot;Landw.Güter&quot;;[.C10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7"/>
          <table:table-cell table:style-name="ce35" table:number-columns-repeated="2"/>
          <table:table-cell table:style-name="ce21"/>
          <table:table-cell table:style-name="ce40" office:value-type="float" office:value="8" calcext:value-type="float">
            <text:p>8</text:p>
          </table:table-cell>
          <table:table-cell office:value-type="string" calcext:value-type="string">
            <text:p>Siloware</text:p>
          </table:table-cell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Bi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11]/3)/100" office:value-type="float" office:value="0.41" calcext:value-type="float">
            <text:p>0,41</text:p>
          </table:table-cell>
          <table:table-cell table:style-name="ce12" table:formula="of:=COM.MICROSOFT.IFS([.C11]=1;&quot;Stückgut&quot;;[.C11]=2;&quot;Schüttgut&quot;;[.C11]=3;&quot;Mineralöl&quot;;[.C11]=4;&quot;Kühlware&quot;;[.C11]=5;&quot;Fl.Lebensmittel&quot;;[.C11]=6;&quot;Nutzholz&quot;;[.C11]=7;&quot;Landw.Güter&quot;;[.C11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7"/>
          <table:table-cell table:style-name="ce35" table:number-columns-repeated="2"/>
          <table:table-cell table:style-name="ce21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Betonfertigtei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12]/3)/100" office:value-type="float" office:value="0.41" calcext:value-type="float">
            <text:p>0,41</text:p>
          </table:table-cell>
          <table:table-cell table:style-name="ce12" table:formula="of:=COM.MICROSOFT.IFS([.C12]=1;&quot;Stückgut&quot;;[.C12]=2;&quot;Schüttgut&quot;;[.C12]=3;&quot;Mineralöl&quot;;[.C12]=4;&quot;Kühlware&quot;;[.C12]=5;&quot;Fl.Lebensmittel&quot;;[.C12]=6;&quot;Nutzholz&quot;;[.C12]=7;&quot;Landw.Güter&quot;;[.C12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9"/>
          <table:table-cell table:style-name="ce35" table:number-columns-repeated="2"/>
          <table:table-cell table:style-name="ce22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Buec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126" calcext:value-type="float">
            <text:p>126</text:p>
          </table:table-cell>
          <table:table-cell table:style-name="ce9" table:formula="of:=([.F13]/3)/100" office:value-type="float" office:value="0.42" calcext:value-type="float">
            <text:p>0,42</text:p>
          </table:table-cell>
          <table:table-cell table:style-name="ce12" table:formula="of:=COM.MICROSOFT.IFS([.C13]=1;&quot;Stückgut&quot;;[.C13]=2;&quot;Schüttgut&quot;;[.C13]=3;&quot;Mineralöl&quot;;[.C13]=4;&quot;Kühlware&quot;;[.C13]=5;&quot;Fl.Lebensmittel&quot;;[.C13]=6;&quot;Nutzholz&quot;;[.C13]=7;&quot;Landw.Güter&quot;;[.C13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30"/>
          <table:table-cell table:style-name="ce35" table:number-columns-repeated="2"/>
          <table:table-cell table:style-name="ce38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Chemikali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14]/3)/100" office:value-type="float" office:value="0.41" calcext:value-type="float">
            <text:p>0,41</text:p>
          </table:table-cell>
          <table:table-cell table:style-name="ce12" table:formula="of:=COM.MICROSOFT.IFS([.C14]=1;&quot;Stückgut&quot;;[.C14]=2;&quot;Schüttgut&quot;;[.C14]=3;&quot;Mineralöl&quot;;[.C14]=4;&quot;Kühlware&quot;;[.C14]=5;&quot;Fl.Lebensmittel&quot;;[.C14]=6;&quot;Nutzholz&quot;;[.C14]=7;&quot;Landw.Güter&quot;;[.C14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9"/>
          <table:table-cell table:style-name="ce35" table:number-columns-repeated="2"/>
          <table:table-cell table:style-name="ce37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Comput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50" calcext:value-type="float">
            <text:p>150</text:p>
          </table:table-cell>
          <table:table-cell table:style-name="ce9" table:formula="of:=([.F15]/3)/100" office:value-type="float" office:value="0.5" calcext:value-type="float">
            <text:p>0,5</text:p>
          </table:table-cell>
          <table:table-cell table:style-name="ce12" table:formula="of:=COM.MICROSOFT.IFS([.C15]=1;&quot;Stückgut&quot;;[.C15]=2;&quot;Schüttgut&quot;;[.C15]=3;&quot;Mineralöl&quot;;[.C15]=4;&quot;Kühlware&quot;;[.C15]=5;&quot;Fl.Lebensmittel&quot;;[.C15]=6;&quot;Nutzholz&quot;;[.C15]=7;&quot;Landw.Güter&quot;;[.C15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9"/>
          <table:table-cell table:style-name="ce35" table:number-columns-repeated="2"/>
          <table:table-cell table:style-name="ce37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Doseness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26" calcext:value-type="float">
            <text:p>126</text:p>
          </table:table-cell>
          <table:table-cell table:style-name="ce9" table:formula="of:=([.F16]/3)/100" office:value-type="float" office:value="0.42" calcext:value-type="float">
            <text:p>0,42</text:p>
          </table:table-cell>
          <table:table-cell table:style-name="ce12" table:formula="of:=COM.MICROSOFT.IFS([.C16]=1;&quot;Stückgut&quot;;[.C16]=2;&quot;Schüttgut&quot;;[.C16]=3;&quot;Mineralöl&quot;;[.C16]=4;&quot;Kühlware&quot;;[.C16]=5;&quot;Fl.Lebensmittel&quot;;[.C16]=6;&quot;Nutzholz&quot;;[.C16]=7;&quot;Landw.Güter&quot;;[.C16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9"/>
          <table:table-cell table:style-name="ce35" table:number-columns-repeated="2"/>
          <table:table-cell table:style-name="ce37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Maschin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35" calcext:value-type="float">
            <text:p>135</text:p>
          </table:table-cell>
          <table:table-cell table:style-name="ce9" table:formula="of:=([.F17]/3)/100" office:value-type="float" office:value="0.45" calcext:value-type="float">
            <text:p>0,45</text:p>
          </table:table-cell>
          <table:table-cell table:style-name="ce12" table:formula="of:=COM.MICROSOFT.IFS([.C17]=1;&quot;Stückgut&quot;;[.C17]=2;&quot;Schüttgut&quot;;[.C17]=3;&quot;Mineralöl&quot;;[.C17]=4;&quot;Kühlware&quot;;[.C17]=5;&quot;Fl.Lebensmittel&quot;;[.C17]=6;&quot;Nutzholz&quot;;[.C17]=7;&quot;Landw.Güter&quot;;[.C17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9"/>
          <table:table-cell table:style-name="ce35" table:number-columns-repeated="2"/>
          <table:table-cell table:style-name="ce37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Druckerfarb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6" calcext:value-type="float">
            <text:p>126</text:p>
          </table:table-cell>
          <table:table-cell table:style-name="ce9" table:formula="of:=([.F18]/3)/100" office:value-type="float" office:value="0.42" calcext:value-type="float">
            <text:p>0,42</text:p>
          </table:table-cell>
          <table:table-cell table:style-name="ce12" table:formula="of:=COM.MICROSOFT.IFS([.C18]=1;&quot;Stückgut&quot;;[.C18]=2;&quot;Schüttgut&quot;;[.C18]=3;&quot;Mineralöl&quot;;[.C18]=4;&quot;Kühlware&quot;;[.C18]=5;&quot;Fl.Lebensmittel&quot;;[.C18]=6;&quot;Nutzholz&quot;;[.C18]=7;&quot;Landw.Güter&quot;;[.C18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9"/>
          <table:table-cell table:style-name="ce35" table:number-columns-repeated="2"/>
          <table:table-cell table:style-name="ce37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Lackfarb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6" calcext:value-type="float">
            <text:p>126</text:p>
          </table:table-cell>
          <table:table-cell table:style-name="ce9" table:formula="of:=([.F19]/3)/100" office:value-type="float" office:value="0.42" calcext:value-type="float">
            <text:p>0,42</text:p>
          </table:table-cell>
          <table:table-cell table:style-name="ce12" table:formula="of:=COM.MICROSOFT.IFS([.C19]=1;&quot;Stückgut&quot;;[.C19]=2;&quot;Schüttgut&quot;;[.C19]=3;&quot;Mineralöl&quot;;[.C19]=4;&quot;Kühlware&quot;;[.C19]=5;&quot;Fl.Lebensmittel&quot;;[.C19]=6;&quot;Nutzholz&quot;;[.C19]=7;&quot;Landw.Güter&quot;;[.C19]=8;&quot;Siloware&quot;)" office:value-type="string" office:string-value="Stückgut" calcext:value-type="string">
            <text:p>Stückgut</text:p>
          </table:table-cell>
          <table:table-cell/>
          <table:table-cell table:style-name="ce18"/>
          <table:table-cell table:number-columns-repeated="2"/>
          <table:table-cell table:style-name="ce29"/>
          <table:table-cell table:style-name="ce35" table:number-columns-repeated="2"/>
          <table:table-cell table:style-name="ce22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Ei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20]/3)/100" office:value-type="float" office:value="0.41" calcext:value-type="float">
            <text:p>0,41</text:p>
          </table:table-cell>
          <table:table-cell table:style-name="ce12" table:formula="of:=COM.MICROSOFT.IFS([.C20]=1;&quot;Stückgut&quot;;[.C20]=2;&quot;Schüttgut&quot;;[.C20]=3;&quot;Mineralöl&quot;;[.C20]=4;&quot;Kühlware&quot;;[.C20]=5;&quot;Fl.Lebensmittel&quot;;[.C20]=6;&quot;Nutzholz&quot;;[.C20]=7;&quot;Landw.Güter&quot;;[.C20]=8;&quot;Siloware&quot;)" office:value-type="string" office:string-value="Stückgut" calcext:value-type="string">
            <text:p>Stückgut</text:p>
          </table:table-cell>
          <table:table-cell table:number-columns-repeated="5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Gl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41" calcext:value-type="float">
            <text:p>141</text:p>
          </table:table-cell>
          <table:table-cell table:style-name="ce9" table:formula="of:=([.F21]/3)/100" office:value-type="float" office:value="0.47" calcext:value-type="float">
            <text:p>0,47</text:p>
          </table:table-cell>
          <table:table-cell table:style-name="ce12" table:formula="of:=COM.MICROSOFT.IFS([.C21]=1;&quot;Stückgut&quot;;[.C21]=2;&quot;Schüttgut&quot;;[.C21]=3;&quot;Mineralöl&quot;;[.C21]=4;&quot;Kühlware&quot;;[.C21]=5;&quot;Fl.Lebensmittel&quot;;[.C21]=6;&quot;Nutzholz&quot;;[.C21]=7;&quot;Landw.Güter&quot;;[.C21]=8;&quot;Siloware&quot;)" office:value-type="string" office:string-value="Stückgut" calcext:value-type="string">
            <text:p>Stückgut</text:p>
          </table:table-cell>
          <table:table-cell table:style-name="ce15"/>
          <table:table-cell/>
          <table:table-cell table:style-name="ce25"/>
          <table:table-cell table:number-columns-repeated="2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Kamera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50" calcext:value-type="float">
            <text:p>150</text:p>
          </table:table-cell>
          <table:table-cell table:style-name="ce9" table:formula="of:=([.F22]/3)/100" office:value-type="float" office:value="0.5" calcext:value-type="float">
            <text:p>0,5</text:p>
          </table:table-cell>
          <table:table-cell table:style-name="ce12" table:formula="of:=COM.MICROSOFT.IFS([.C22]=1;&quot;Stückgut&quot;;[.C22]=2;&quot;Schüttgut&quot;;[.C22]=3;&quot;Mineralöl&quot;;[.C22]=4;&quot;Kühlware&quot;;[.C22]=5;&quot;Fl.Lebensmittel&quot;;[.C22]=6;&quot;Nutzholz&quot;;[.C22]=7;&quot;Landw.Güter&quot;;[.C22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Marzipa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50" calcext:value-type="float">
            <text:p>150</text:p>
          </table:table-cell>
          <table:table-cell table:style-name="ce9" table:formula="of:=([.F23]/3)/100" office:value-type="float" office:value="0.5" calcext:value-type="float">
            <text:p>0,5</text:p>
          </table:table-cell>
          <table:table-cell table:style-name="ce12" table:formula="of:=COM.MICROSOFT.IFS([.C23]=1;&quot;Stückgut&quot;;[.C23]=2;&quot;Schüttgut&quot;;[.C23]=3;&quot;Mineralöl&quot;;[.C23]=4;&quot;Kühlware&quot;;[.C23]=5;&quot;Fl.Lebensmittel&quot;;[.C23]=6;&quot;Nutzholz&quot;;[.C23]=7;&quot;Landw.Güter&quot;;[.C23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Medikamen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41" calcext:value-type="float">
            <text:p>141</text:p>
          </table:table-cell>
          <table:table-cell table:style-name="ce9" table:formula="of:=([.F24]/3)/100" office:value-type="float" office:value="0.47" calcext:value-type="float">
            <text:p>0,47</text:p>
          </table:table-cell>
          <table:table-cell table:style-name="ce12" table:formula="of:=COM.MICROSOFT.IFS([.C24]=1;&quot;Stückgut&quot;;[.C24]=2;&quot;Schüttgut&quot;;[.C24]=3;&quot;Mineralöl&quot;;[.C24]=4;&quot;Kühlware&quot;;[.C24]=5;&quot;Fl.Lebensmittel&quot;;[.C24]=6;&quot;Nutzholz&quot;;[.C24]=7;&quot;Landw.Güter&quot;;[.C24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Meh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120" calcext:value-type="float">
            <text:p>120</text:p>
          </table:table-cell>
          <table:table-cell table:style-name="ce9" table:formula="of:=([.F25]/3)/100" office:value-type="float" office:value="0.4" calcext:value-type="float">
            <text:p>0,4</text:p>
          </table:table-cell>
          <table:table-cell table:style-name="ce12" table:formula="of:=COM.MICROSOFT.IFS([.C25]=1;&quot;Stückgut&quot;;[.C25]=2;&quot;Schüttgut&quot;;[.C25]=3;&quot;Mineralöl&quot;;[.C25]=4;&quot;Kühlware&quot;;[.C25]=5;&quot;Fl.Lebensmittel&quot;;[.C25]=6;&quot;Nutzholz&quot;;[.C25]=7;&quot;Landw.Güter&quot;;[.C25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3"/>
          <table:table-cell table:style-name="ce35" table:number-columns-repeated="2"/>
          <table:table-cell table:style-name="ce22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Moeb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29" calcext:value-type="float">
            <text:p>129</text:p>
          </table:table-cell>
          <table:table-cell table:style-name="ce9" table:formula="of:=([.F26]/3)/100" office:value-type="float" office:value="0.43" calcext:value-type="float">
            <text:p>0,43</text:p>
          </table:table-cell>
          <table:table-cell table:style-name="ce12" table:formula="of:=COM.MICROSOFT.IFS([.C26]=1;&quot;Stückgut&quot;;[.C26]=2;&quot;Schüttgut&quot;;[.C26]=3;&quot;Mineralöl&quot;;[.C26]=4;&quot;Kühlware&quot;;[.C26]=5;&quot;Fl.Lebensmittel&quot;;[.C26]=6;&quot;Nutzholz&quot;;[.C26]=7;&quot;Landw.Güter&quot;;[.C26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31"/>
          <table:table-cell table:style-name="ce35" table:number-columns-repeated="2"/>
          <table:table-cell table:style-name="ce22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Papi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126" calcext:value-type="float">
            <text:p>126</text:p>
          </table:table-cell>
          <table:table-cell table:style-name="ce9" table:formula="of:=([.F27]/3)/100" office:value-type="float" office:value="0.42" calcext:value-type="float">
            <text:p>0,42</text:p>
          </table:table-cell>
          <table:table-cell table:style-name="ce12" table:formula="of:=COM.MICROSOFT.IFS([.C27]=1;&quot;Stückgut&quot;;[.C27]=2;&quot;Schüttgut&quot;;[.C27]=3;&quot;Mineralöl&quot;;[.C27]=4;&quot;Kühlware&quot;;[.C27]=5;&quot;Fl.Lebensmittel&quot;;[.C27]=6;&quot;Nutzholz&quot;;[.C27]=7;&quot;Landw.Güter&quot;;[.C27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Plasti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9" calcext:value-type="float">
            <text:p>129</text:p>
          </table:table-cell>
          <table:table-cell table:style-name="ce9" table:formula="of:=([.F28]/3)/100" office:value-type="float" office:value="0.43" calcext:value-type="float">
            <text:p>0,43</text:p>
          </table:table-cell>
          <table:table-cell table:style-name="ce12" table:formula="of:=COM.MICROSOFT.IFS([.C28]=1;&quot;Stückgut&quot;;[.C28]=2;&quot;Schüttgut&quot;;[.C28]=3;&quot;Mineralöl&quot;;[.C28]=4;&quot;Kühlware&quot;;[.C28]=5;&quot;Fl.Lebensmittel&quot;;[.C28]=6;&quot;Nutzholz&quot;;[.C28]=7;&quot;Landw.Güter&quot;;[.C28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Silizium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10" calcext:value-type="float">
            <text:p>210</text:p>
          </table:table-cell>
          <table:table-cell table:style-name="ce9" table:formula="of:=([.F29]/3)/100" office:value-type="float" office:value="0.7" calcext:value-type="float">
            <text:p>0,7</text:p>
          </table:table-cell>
          <table:table-cell table:style-name="ce12" table:formula="of:=COM.MICROSOFT.IFS([.C29]=1;&quot;Stückgut&quot;;[.C29]=2;&quot;Schüttgut&quot;;[.C29]=3;&quot;Mineralöl&quot;;[.C29]=4;&quot;Kühlware&quot;;[.C29]=5;&quot;Fl.Lebensmittel&quot;;[.C29]=6;&quot;Nutzholz&quot;;[.C29]=7;&quot;Landw.Güter&quot;;[.C29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9"/>
          <table:table-cell table:style-name="ce35" table:number-columns-repeated="2"/>
          <table:table-cell table:style-name="ce37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Textili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35" calcext:value-type="float">
            <text:p>135</text:p>
          </table:table-cell>
          <table:table-cell table:style-name="ce9" table:formula="of:=([.F30]/3)/100" office:value-type="float" office:value="0.45" calcext:value-type="float">
            <text:p>0,45</text:p>
          </table:table-cell>
          <table:table-cell table:style-name="ce12" table:formula="of:=COM.MICROSOFT.IFS([.C30]=1;&quot;Stückgut&quot;;[.C30]=2;&quot;Schüttgut&quot;;[.C30]=3;&quot;Mineralöl&quot;;[.C30]=4;&quot;Kühlware&quot;;[.C30]=5;&quot;Fl.Lebensmittel&quot;;[.C30]=6;&quot;Nutzholz&quot;;[.C30]=7;&quot;Landw.Güter&quot;;[.C30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31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Waf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60" calcext:value-type="float">
            <text:p>360</text:p>
          </table:table-cell>
          <table:table-cell table:style-name="ce9" table:formula="of:=([.F31]/3)/100" office:value-type="float" office:value="1.2" calcext:value-type="float">
            <text:p>1,2</text:p>
          </table:table-cell>
          <table:table-cell table:style-name="ce12" table:formula="of:=COM.MICROSOFT.IFS([.C31]=1;&quot;Stückgut&quot;;[.C31]=2;&quot;Schüttgut&quot;;[.C31]=3;&quot;Mineralöl&quot;;[.C31]=4;&quot;Kühlware&quot;;[.C31]=5;&quot;Fl.Lebensmittel&quot;;[.C31]=6;&quot;Nutzholz&quot;;[.C31]=7;&quot;Landw.Güter&quot;;[.C31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32"/>
          <table:table-cell table:style-name="ce35" table:number-columns-repeated="2"/>
          <table:table-cell table:style-name="ce23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Wei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32" calcext:value-type="float">
            <text:p>132</text:p>
          </table:table-cell>
          <table:table-cell table:style-name="ce9" table:formula="of:=([.F32]/3)/100" office:value-type="float" office:value="0.44" calcext:value-type="float">
            <text:p>0,44</text:p>
          </table:table-cell>
          <table:table-cell table:style-name="ce12" table:formula="of:=COM.MICROSOFT.IFS([.C32]=1;&quot;Stückgut&quot;;[.C32]=2;&quot;Schüttgut&quot;;[.C32]=3;&quot;Mineralöl&quot;;[.C32]=4;&quot;Kühlware&quot;;[.C32]=5;&quot;Fl.Lebensmittel&quot;;[.C32]=6;&quot;Nutzholz&quot;;[.C32]=7;&quot;Landw.Güter&quot;;[.C32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Woll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33]/3)/100" office:value-type="float" office:value="0.41" calcext:value-type="float">
            <text:p>0,41</text:p>
          </table:table-cell>
          <table:table-cell table:style-name="ce12" table:formula="of:=COM.MICROSOFT.IFS([.C33]=1;&quot;Stückgut&quot;;[.C33]=2;&quot;Schüttgut&quot;;[.C33]=3;&quot;Mineralöl&quot;;[.C33]=4;&quot;Kühlware&quot;;[.C33]=5;&quot;Fl.Lebensmittel&quot;;[.C33]=6;&quot;Nutzholz&quot;;[.C33]=7;&quot;Landw.Güter&quot;;[.C33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33"/>
          <table:table-cell table:style-name="ce35" table:number-columns-repeated="2"/>
          <table:table-cell table:style-name="ce22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Zeme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34]/3)/100" office:value-type="float" office:value="0.41" calcext:value-type="float">
            <text:p>0,41</text:p>
          </table:table-cell>
          <table:table-cell table:style-name="ce12" table:formula="of:=COM.MICROSOFT.IFS([.C34]=1;&quot;Stückgut&quot;;[.C34]=2;&quot;Schüttgut&quot;;[.C34]=3;&quot;Mineralöl&quot;;[.C34]=4;&quot;Kühlware&quot;;[.C34]=5;&quot;Fl.Lebensmittel&quot;;[.C34]=6;&quot;Nutzholz&quot;;[.C34]=7;&quot;Landw.Güter&quot;;[.C34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Zuck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35]/3)/100" office:value-type="float" office:value="0.41" calcext:value-type="float">
            <text:p>0,41</text:p>
          </table:table-cell>
          <table:table-cell table:style-name="ce12" table:formula="of:=COM.MICROSOFT.IFS([.C35]=1;&quot;Stückgut&quot;;[.C35]=2;&quot;Schüttgut&quot;;[.C35]=3;&quot;Mineralöl&quot;;[.C35]=4;&quot;Kühlware&quot;;[.C35]=5;&quot;Fl.Lebensmittel&quot;;[.C35]=6;&quot;Nutzholz&quot;;[.C35]=7;&quot;Landw.Güter&quot;;[.C35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/>
          <table:table-cell table:style-name="ce36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Ob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120" calcext:value-type="float">
            <text:p>120</text:p>
          </table:table-cell>
          <table:table-cell table:style-name="ce9" table:formula="of:=([.F36]/3)/100" office:value-type="float" office:value="0.4" calcext:value-type="float">
            <text:p>0,4</text:p>
          </table:table-cell>
          <table:table-cell table:style-name="ce12" table:formula="of:=COM.MICROSOFT.IFS([.C36]=1;&quot;Stückgut&quot;;[.C36]=2;&quot;Schüttgut&quot;;[.C36]=3;&quot;Mineralöl&quot;;[.C36]=4;&quot;Kühlware&quot;;[.C36]=5;&quot;Fl.Lebensmittel&quot;;[.C36]=6;&quot;Nutzholz&quot;;[.C36]=7;&quot;Landw.Güter&quot;;[.C36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Suedfruech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37]/3)/100" office:value-type="float" office:value="0.41" calcext:value-type="float">
            <text:p>0,41</text:p>
          </table:table-cell>
          <table:table-cell table:style-name="ce12" table:formula="of:=COM.MICROSOFT.IFS([.C37]=1;&quot;Stückgut&quot;;[.C37]=2;&quot;Schüttgut&quot;;[.C37]=3;&quot;Mineralöl&quot;;[.C37]=4;&quot;Kühlware&quot;;[.C37]=5;&quot;Fl.Lebensmittel&quot;;[.C37]=6;&quot;Nutzholz&quot;;[.C37]=7;&quot;Landw.Güter&quot;;[.C37]=8;&quot;Siloware&quot;)" office:value-type="string" office:string-value="Stückgut" calcext:value-type="string">
            <text:p>Stück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Eisener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5" calcext:value-type="float">
            <text:p>105</text:p>
          </table:table-cell>
          <table:table-cell table:style-name="ce9" table:formula="of:=([.F38]/3)/100" office:value-type="float" office:value="0.35" calcext:value-type="float">
            <text:p>0,35</text:p>
          </table:table-cell>
          <table:table-cell table:style-name="ce12" table:formula="of:=COM.MICROSOFT.IFS([.C38]=1;&quot;Stückgut&quot;;[.C38]=2;&quot;Schüttgut&quot;;[.C38]=3;&quot;Mineralöl&quot;;[.C38]=4;&quot;Kühlware&quot;;[.C38]=5;&quot;Fl.Lebensmittel&quot;;[.C38]=6;&quot;Nutzholz&quot;;[.C38]=7;&quot;Landw.Güter&quot;;[.C38]=8;&quot;Siloware&quot;)" office:value-type="string" office:string-value="Schüttgut" calcext:value-type="string">
            <text:p>Schütt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style-name="ce31"/>
          <table:table-cell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Kalisal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5" calcext:value-type="float">
            <text:p>105</text:p>
          </table:table-cell>
          <table:table-cell table:style-name="ce9" table:formula="of:=([.F39]/3)/100" office:value-type="float" office:value="0.35" calcext:value-type="float">
            <text:p>0,35</text:p>
          </table:table-cell>
          <table:table-cell table:style-name="ce12" table:formula="of:=COM.MICROSOFT.IFS([.C39]=1;&quot;Stückgut&quot;;[.C39]=2;&quot;Schüttgut&quot;;[.C39]=3;&quot;Mineralöl&quot;;[.C39]=4;&quot;Kühlware&quot;;[.C39]=5;&quot;Fl.Lebensmittel&quot;;[.C39]=6;&quot;Nutzholz&quot;;[.C39]=7;&quot;Landw.Güter&quot;;[.C39]=8;&quot;Siloware&quot;)" office:value-type="string" office:string-value="Schüttgut" calcext:value-type="string">
            <text:p>Schüttgut</text:p>
          </table:table-cell>
          <table:table-cell/>
          <table:table-cell table:style-name="ce19"/>
          <table:table-cell table:number-columns-repeated="2"/>
          <table:table-cell table:style-name="ce34"/>
          <table:table-cell table:style-name="ce35" table:number-columns-repeated="2"/>
          <table:table-cell table:style-name="ce22"/>
          <table:table-cell table:style-name="ce13"/>
          <table:table-cell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Koh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2" calcext:value-type="float">
            <text:p>102</text:p>
          </table:table-cell>
          <table:table-cell table:style-name="ce9" table:formula="of:=([.F40]/3)/100" office:value-type="float" office:value="0.34" calcext:value-type="float">
            <text:p>0,34</text:p>
          </table:table-cell>
          <table:table-cell table:style-name="ce12" table:formula="of:=COM.MICROSOFT.IFS([.C40]=1;&quot;Stückgut&quot;;[.C40]=2;&quot;Schüttgut&quot;;[.C40]=3;&quot;Mineralöl&quot;;[.C40]=4;&quot;Kühlware&quot;;[.C40]=5;&quot;Fl.Lebensmittel&quot;;[.C40]=6;&quot;Nutzholz&quot;;[.C40]=7;&quot;Landw.Güter&quot;;[.C40]=8;&quot;Siloware&quot;)" office:value-type="string" office:string-value="Schüttgut" calcext:value-type="string">
            <text:p>Schüttgut</text:p>
          </table:table-cell>
          <table:table-cell/>
          <table:table-cell table:style-name="ce19"/>
          <table:table-cell table:number-columns-repeated="2"/>
          <table:table-cell table:style-name="ce34"/>
          <table:table-cell table:style-name="ce35" table:number-columns-repeated="2"/>
          <table:table-cell table:style-name="ce22"/>
          <table:table-cell table:style-name="ce13"/>
          <table:table-cell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Kok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8" calcext:value-type="float">
            <text:p>108</text:p>
          </table:table-cell>
          <table:table-cell table:style-name="ce9" table:formula="of:=([.F41]/3)/100" office:value-type="float" office:value="0.36" calcext:value-type="float">
            <text:p>0,36</text:p>
          </table:table-cell>
          <table:table-cell table:style-name="ce12" table:formula="of:=COM.MICROSOFT.IFS([.C41]=1;&quot;Stückgut&quot;;[.C41]=2;&quot;Schüttgut&quot;;[.C41]=3;&quot;Mineralöl&quot;;[.C41]=4;&quot;Kühlware&quot;;[.C41]=5;&quot;Fl.Lebensmittel&quot;;[.C41]=6;&quot;Nutzholz&quot;;[.C41]=7;&quot;Landw.Güter&quot;;[.C41]=8;&quot;Siloware&quot;)" office:value-type="string" office:string-value="Schüttgut" calcext:value-type="string">
            <text:p>Schüttgut</text:p>
          </table:table-cell>
          <table:table-cell/>
          <table:table-cell table:style-name="ce19"/>
          <table:table-cell table:number-columns-repeated="2"/>
          <table:table-cell table:style-name="ce30"/>
          <table:table-cell table:style-name="ce35" table:number-columns-repeated="2"/>
          <table:table-cell table:style-name="ce37"/>
          <table:table-cell table:style-name="ce13"/>
          <table:table-cell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Abfal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93" calcext:value-type="float">
            <text:p>93</text:p>
          </table:table-cell>
          <table:table-cell table:style-name="ce9" table:formula="of:=([.F42]/3)/100" office:value-type="float" office:value="0.31" calcext:value-type="float">
            <text:p>0,31</text:p>
          </table:table-cell>
          <table:table-cell table:style-name="ce12" table:formula="of:=COM.MICROSOFT.IFS([.C42]=1;&quot;Stückgut&quot;;[.C42]=2;&quot;Schüttgut&quot;;[.C42]=3;&quot;Mineralöl&quot;;[.C42]=4;&quot;Kühlware&quot;;[.C42]=5;&quot;Fl.Lebensmittel&quot;;[.C42]=6;&quot;Nutzholz&quot;;[.C42]=7;&quot;Landw.Güter&quot;;[.C42]=8;&quot;Siloware&quot;)" office:value-type="string" office:string-value="Schüttgut" calcext:value-type="string">
            <text:p>Schüttgut</text:p>
          </table:table-cell>
          <table:table-cell/>
          <table:table-cell table:style-name="ce19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San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02" calcext:value-type="float">
            <text:p>102</text:p>
          </table:table-cell>
          <table:table-cell table:style-name="ce9" table:formula="of:=([.F43]/3)/100" office:value-type="float" office:value="0.34" calcext:value-type="float">
            <text:p>0,34</text:p>
          </table:table-cell>
          <table:table-cell table:style-name="ce12" table:formula="of:=COM.MICROSOFT.IFS([.C43]=1;&quot;Stückgut&quot;;[.C43]=2;&quot;Schüttgut&quot;;[.C43]=3;&quot;Mineralöl&quot;;[.C43]=4;&quot;Kühlware&quot;;[.C43]=5;&quot;Fl.Lebensmittel&quot;;[.C43]=6;&quot;Nutzholz&quot;;[.C43]=7;&quot;Landw.Güter&quot;;[.C43]=8;&quot;Siloware&quot;)" office:value-type="string" office:string-value="Schüttgut" calcext:value-type="string">
            <text:p>Schüttgut</text:p>
          </table:table-cell>
          <table:table-cell/>
          <table:table-cell table:style-name="ce19"/>
          <table:table-cell table:style-name="ce26"/>
          <table:table-cell table:number-columns-repeated="2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Schrot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105" calcext:value-type="float">
            <text:p>105</text:p>
          </table:table-cell>
          <table:table-cell table:style-name="ce9" table:formula="of:=([.F44]/3)/100" office:value-type="float" office:value="0.35" calcext:value-type="float">
            <text:p>0,35</text:p>
          </table:table-cell>
          <table:table-cell table:style-name="ce12" table:formula="of:=COM.MICROSOFT.IFS([.C44]=1;&quot;Stückgut&quot;;[.C44]=2;&quot;Schüttgut&quot;;[.C44]=3;&quot;Mineralöl&quot;;[.C44]=4;&quot;Kühlware&quot;;[.C44]=5;&quot;Fl.Lebensmittel&quot;;[.C44]=6;&quot;Nutzholz&quot;;[.C44]=7;&quot;Landw.Güter&quot;;[.C44]=8;&quot;Siloware&quot;)" office:value-type="string" office:string-value="Schüttgut" calcext:value-type="string">
            <text:p>Schüttgut</text:p>
          </table:table-cell>
          <table:table-cell table:style-name="ce16"/>
          <table:table-cell table:number-columns-repeated="4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Stein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2" calcext:value-type="float">
            <text:p>102</text:p>
          </table:table-cell>
          <table:table-cell table:style-name="ce9" table:formula="of:=([.F45]/3)/100" office:value-type="float" office:value="0.34" calcext:value-type="float">
            <text:p>0,34</text:p>
          </table:table-cell>
          <table:table-cell table:style-name="ce12" table:formula="of:=COM.MICROSOFT.IFS([.C45]=1;&quot;Stückgut&quot;;[.C45]=2;&quot;Schüttgut&quot;;[.C45]=3;&quot;Mineralöl&quot;;[.C45]=4;&quot;Kühlware&quot;;[.C45]=5;&quot;Fl.Lebensmittel&quot;;[.C45]=6;&quot;Nutzholz&quot;;[.C45]=7;&quot;Landw.Güter&quot;;[.C45]=8;&quot;Siloware&quot;)" office:value-type="string" office:string-value="Schüttgut" calcext:value-type="string">
            <text:p>Schüttgut</text:p>
          </table:table-cell>
          <table:table-cell/>
          <table:table-cell table:style-name="ce18"/>
          <table:table-cell table:number-columns-repeated="3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Zuckerruebe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108" calcext:value-type="float">
            <text:p>108</text:p>
          </table:table-cell>
          <table:table-cell table:style-name="ce9" table:formula="of:=([.F46]/3)/100" office:value-type="float" office:value="0.36" calcext:value-type="float">
            <text:p>0,36</text:p>
          </table:table-cell>
          <table:table-cell table:style-name="ce12" table:formula="of:=COM.MICROSOFT.IFS([.C46]=1;&quot;Stückgut&quot;;[.C46]=2;&quot;Schüttgut&quot;;[.C46]=3;&quot;Mineralöl&quot;;[.C46]=4;&quot;Kühlware&quot;;[.C46]=5;&quot;Fl.Lebensmittel&quot;;[.C46]=6;&quot;Nutzholz&quot;;[.C46]=7;&quot;Landw.Güter&quot;;[.C46]=8;&quot;Siloware&quot;)" office:value-type="string" office:string-value="Schüttgut" calcext:value-type="string">
            <text:p>Schüttgut</text:p>
          </table:table-cell>
          <table:table-cell/>
          <table:table-cell table:style-name="ce18"/>
          <table:table-cell table:number-columns-repeated="2"/>
          <table:table-cell table:style-name="ce31"/>
          <table:table-cell table:style-name="ce3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Benzi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08" calcext:value-type="float">
            <text:p>108</text:p>
          </table:table-cell>
          <table:table-cell table:style-name="ce9" table:formula="of:=([.F47]/3)/100" office:value-type="float" office:value="0.36" calcext:value-type="float">
            <text:p>0,36</text:p>
          </table:table-cell>
          <table:table-cell table:style-name="ce12" table:formula="of:=COM.MICROSOFT.IFS([.C47]=1;&quot;Stückgut&quot;;[.C47]=2;&quot;Schüttgut&quot;;[.C47]=3;&quot;Mineralöl&quot;;[.C47]=4;&quot;Kühlware&quot;;[.C47]=5;&quot;Fl.Lebensmittel&quot;;[.C47]=6;&quot;Nutzholz&quot;;[.C47]=7;&quot;Landw.Güter&quot;;[.C47]=8;&quot;Siloware&quot;)" office:value-type="string" office:string-value="Mineralöl" calcext:value-type="string">
            <text:p>Mineralöl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Diese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08" calcext:value-type="float">
            <text:p>108</text:p>
          </table:table-cell>
          <table:table-cell table:style-name="ce9" table:formula="of:=([.F48]/3)/100" office:value-type="float" office:value="0.36" calcext:value-type="float">
            <text:p>0,36</text:p>
          </table:table-cell>
          <table:table-cell table:style-name="ce12" table:formula="of:=COM.MICROSOFT.IFS([.C48]=1;&quot;Stückgut&quot;;[.C48]=2;&quot;Schüttgut&quot;;[.C48]=3;&quot;Mineralöl&quot;;[.C48]=4;&quot;Kühlware&quot;;[.C48]=5;&quot;Fl.Lebensmittel&quot;;[.C48]=6;&quot;Nutzholz&quot;;[.C48]=7;&quot;Landw.Güter&quot;;[.C48]=8;&quot;Siloware&quot;)" office:value-type="string" office:string-value="Mineralöl" calcext:value-type="string">
            <text:p>Mineralöl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Heizoe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08" calcext:value-type="float">
            <text:p>108</text:p>
          </table:table-cell>
          <table:table-cell table:style-name="ce9" table:formula="of:=([.F49]/3)/100" office:value-type="float" office:value="0.36" calcext:value-type="float">
            <text:p>0,36</text:p>
          </table:table-cell>
          <table:table-cell table:style-name="ce12" table:formula="of:=COM.MICROSOFT.IFS([.C49]=1;&quot;Stückgut&quot;;[.C49]=2;&quot;Schüttgut&quot;;[.C49]=3;&quot;Mineralöl&quot;;[.C49]=4;&quot;Kühlware&quot;;[.C49]=5;&quot;Fl.Lebensmittel&quot;;[.C49]=6;&quot;Nutzholz&quot;;[.C49]=7;&quot;Landw.Güter&quot;;[.C49]=8;&quot;Siloware&quot;)" office:value-type="string" office:string-value="Mineralöl" calcext:value-type="string">
            <text:p>Mineralöl</text:p>
          </table:table-cell>
          <table:table-cell/>
          <table:table-cell table:style-name="ce18"/>
          <table:table-cell table:number-columns-repeated="3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Oel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08" calcext:value-type="float">
            <text:p>108</text:p>
          </table:table-cell>
          <table:table-cell table:style-name="ce9" table:formula="of:=([.F50]/3)/100" office:value-type="float" office:value="0.36" calcext:value-type="float">
            <text:p>0,36</text:p>
          </table:table-cell>
          <table:table-cell table:style-name="ce12" table:formula="of:=COM.MICROSOFT.IFS([.C50]=1;&quot;Stückgut&quot;;[.C50]=2;&quot;Schüttgut&quot;;[.C50]=3;&quot;Mineralöl&quot;;[.C50]=4;&quot;Kühlware&quot;;[.C50]=5;&quot;Fl.Lebensmittel&quot;;[.C50]=6;&quot;Nutzholz&quot;;[.C50]=7;&quot;Landw.Güter&quot;;[.C50]=8;&quot;Siloware&quot;)" office:value-type="string" office:string-value="Mineralöl" calcext:value-type="string">
            <text:p>Mineralöl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Fertiggerich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99" calcext:value-type="float">
            <text:p>99</text:p>
          </table:table-cell>
          <table:table-cell table:style-name="ce9" table:formula="of:=([.F51]/3)/100" office:value-type="float" office:value="0.33" calcext:value-type="float">
            <text:p>0,33</text:p>
          </table:table-cell>
          <table:table-cell table:style-name="ce12" table:formula="of:=COM.MICROSOFT.IFS([.C51]=1;&quot;Stückgut&quot;;[.C51]=2;&quot;Schüttgut&quot;;[.C51]=3;&quot;Mineralöl&quot;;[.C51]=4;&quot;Kühlware&quot;;[.C51]=5;&quot;Fl.Lebensmittel&quot;;[.C51]=6;&quot;Nutzholz&quot;;[.C51]=7;&quot;Landw.Güter&quot;;[.C51]=8;&quot;Siloware&quot;)" office:value-type="string" office:string-value="Kühlware" calcext:value-type="string">
            <text:p>Kühlware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Fisc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5" calcext:value-type="float">
            <text:p>135</text:p>
          </table:table-cell>
          <table:table-cell table:style-name="ce9" table:formula="of:=([.F52]/3)/100" office:value-type="float" office:value="0.45" calcext:value-type="float">
            <text:p>0,45</text:p>
          </table:table-cell>
          <table:table-cell table:style-name="ce12" table:formula="of:=COM.MICROSOFT.IFS([.C52]=1;&quot;Stückgut&quot;;[.C52]=2;&quot;Schüttgut&quot;;[.C52]=3;&quot;Mineralöl&quot;;[.C52]=4;&quot;Kühlware&quot;;[.C52]=5;&quot;Fl.Lebensmittel&quot;;[.C52]=6;&quot;Nutzholz&quot;;[.C52]=7;&quot;Landw.Güter&quot;;[.C52]=8;&quot;Siloware&quot;)" office:value-type="string" office:string-value="Kühlware" calcext:value-type="string">
            <text:p>Kühlware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Fleisch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35" calcext:value-type="float">
            <text:p>135</text:p>
          </table:table-cell>
          <table:table-cell table:style-name="ce9" table:formula="of:=([.F53]/3)/100" office:value-type="float" office:value="0.45" calcext:value-type="float">
            <text:p>0,45</text:p>
          </table:table-cell>
          <table:table-cell table:style-name="ce12" table:formula="of:=COM.MICROSOFT.IFS([.C53]=1;&quot;Stückgut&quot;;[.C53]=2;&quot;Schüttgut&quot;;[.C53]=3;&quot;Mineralöl&quot;;[.C53]=4;&quot;Kühlware&quot;;[.C53]=5;&quot;Fl.Lebensmittel&quot;;[.C53]=6;&quot;Nutzholz&quot;;[.C53]=7;&quot;Landw.Güter&quot;;[.C53]=8;&quot;Siloware&quot;)" office:value-type="string" office:string-value="Kühlware" calcext:value-type="string">
            <text:p>Kühlware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Lebensmitte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3" calcext:value-type="float">
            <text:p>123</text:p>
          </table:table-cell>
          <table:table-cell table:style-name="ce9" table:formula="of:=([.F54]/3)/100" office:value-type="float" office:value="0.41" calcext:value-type="float">
            <text:p>0,41</text:p>
          </table:table-cell>
          <table:table-cell table:style-name="ce12" table:formula="of:=COM.MICROSOFT.IFS([.C54]=1;&quot;Stückgut&quot;;[.C54]=2;&quot;Schüttgut&quot;;[.C54]=3;&quot;Mineralöl&quot;;[.C54]=4;&quot;Kühlware&quot;;[.C54]=5;&quot;Fl.Lebensmittel&quot;;[.C54]=6;&quot;Nutzholz&quot;;[.C54]=7;&quot;Landw.Güter&quot;;[.C54]=8;&quot;Siloware&quot;)" office:value-type="string" office:string-value="Kühlware" calcext:value-type="string">
            <text:p>Kühlware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Tiefkuehlkos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aletten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35" calcext:value-type="float">
            <text:p>135</text:p>
          </table:table-cell>
          <table:table-cell table:style-name="ce9" table:formula="of:=([.F55]/3)/100" office:value-type="float" office:value="0.45" calcext:value-type="float">
            <text:p>0,45</text:p>
          </table:table-cell>
          <table:table-cell table:style-name="ce12" table:formula="of:=COM.MICROSOFT.IFS([.C55]=1;&quot;Stückgut&quot;;[.C55]=2;&quot;Schüttgut&quot;;[.C55]=3;&quot;Mineralöl&quot;;[.C55]=4;&quot;Kühlware&quot;;[.C55]=5;&quot;Fl.Lebensmittel&quot;;[.C55]=6;&quot;Nutzholz&quot;;[.C55]=7;&quot;Landw.Güter&quot;;[.C55]=8;&quot;Siloware&quot;)" office:value-type="string" office:string-value="Kühlware" calcext:value-type="string">
            <text:p>Kühlware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Milch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96" calcext:value-type="float">
            <text:p>96</text:p>
          </table:table-cell>
          <table:table-cell table:style-name="ce9" table:formula="of:=([.F56]/3)/100" office:value-type="float" office:value="0.32" calcext:value-type="float">
            <text:p>0,32</text:p>
          </table:table-cell>
          <table:table-cell table:style-name="ce12" table:formula="of:=COM.MICROSOFT.IFS([.C56]=1;&quot;Stückgut&quot;;[.C56]=2;&quot;Schüttgut&quot;;[.C56]=3;&quot;Mineralöl&quot;;[.C56]=4;&quot;Kühlware&quot;;[.C56]=5;&quot;Fl.Lebensmittel&quot;;[.C56]=6;&quot;Nutzholz&quot;;[.C56]=7;&quot;Landw.Güter&quot;;[.C56]=8;&quot;Siloware&quot;)" office:value-type="string" office:string-value="Fl.Lebensmittel" calcext:value-type="string">
            <text:p>Fl.Lebensmittel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Brett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m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90" calcext:value-type="float">
            <text:p>90</text:p>
          </table:table-cell>
          <table:table-cell table:style-name="ce9" table:formula="of:=([.F57]/3)/100" office:value-type="float" office:value="0.3" calcext:value-type="float">
            <text:p>0,3</text:p>
          </table:table-cell>
          <table:table-cell table:style-name="ce12" table:formula="of:=COM.MICROSOFT.IFS([.C57]=1;&quot;Stückgut&quot;;[.C57]=2;&quot;Schüttgut&quot;;[.C57]=3;&quot;Mineralöl&quot;;[.C57]=4;&quot;Kühlware&quot;;[.C57]=5;&quot;Fl.Lebensmittel&quot;;[.C57]=6;&quot;Nutzholz&quot;;[.C57]=7;&quot;Landw.Güter&quot;;[.C57]=8;&quot;Siloware&quot;)" office:value-type="string" office:string-value="Nutzholz" calcext:value-type="string">
            <text:p>Nutzholz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39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Hol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m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5" calcext:value-type="float">
            <text:p>75</text:p>
          </table:table-cell>
          <table:table-cell table:style-name="ce9" table:formula="of:=([.F58]/3)/100" office:value-type="float" office:value="0.25" calcext:value-type="float">
            <text:p>0,25</text:p>
          </table:table-cell>
          <table:table-cell table:style-name="ce12" table:formula="of:=COM.MICROSOFT.IFS([.C58]=1;&quot;Stückgut&quot;;[.C58]=2;&quot;Schüttgut&quot;;[.C58]=3;&quot;Mineralöl&quot;;[.C58]=4;&quot;Kühlware&quot;;[.C58]=5;&quot;Fl.Lebensmittel&quot;;[.C58]=6;&quot;Nutzholz&quot;;[.C58]=7;&quot;Landw.Güter&quot;;[.C58]=8;&quot;Siloware&quot;)" office:value-type="string" office:string-value="Nutzholz" calcext:value-type="string">
            <text:p>Nutzholz</text:p>
          </table:table-cell>
          <table:table-cell/>
          <table:table-cell table:style-name="ce18"/>
          <table:table-cell table:number-columns-repeated="2"/>
          <table:table-cell table:style-name="ce28"/>
          <table:table-cell table:style-name="ce35" table:number-columns-repeated="2"/>
          <table:table-cell table:style-name="ce10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Flach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78" calcext:value-type="float">
            <text:p>78</text:p>
          </table:table-cell>
          <table:table-cell table:style-name="ce9" table:formula="of:=([.F59]/3)/100" office:value-type="float" office:value="0.26" calcext:value-type="float">
            <text:p>0,26</text:p>
          </table:table-cell>
          <table:table-cell table:style-name="ce12" table:formula="of:=COM.MICROSOFT.IFS([.C59]=1;&quot;Stückgut&quot;;[.C59]=2;&quot;Schüttgut&quot;;[.C59]=3;&quot;Mineralöl&quot;;[.C59]=4;&quot;Kühlware&quot;;[.C59]=5;&quot;Fl.Lebensmittel&quot;;[.C59]=6;&quot;Nutzholz&quot;;[.C59]=7;&quot;Landw.Güter&quot;;[.C59]=8;&quot;Siloware&quot;)" office:value-type="string" office:string-value="Landw.Güter" calcext:value-type="string">
            <text:p>Landw.Güter</text:p>
          </table:table-cell>
          <table:table-cell/>
          <table:table-cell table:style-name="ce18"/>
          <table:table-cell table:number-columns-repeated="3"/>
          <table:table-cell table:style-name="ce35" table:number-columns-repeated="2"/>
          <table:table-cell table:style-name="ce24"/>
          <table:table-cell table:number-columns-repeated="2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Gerst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5" calcext:value-type="float">
            <text:p>75</text:p>
          </table:table-cell>
          <table:table-cell table:style-name="ce9" table:formula="of:=([.F60]/3)/100" office:value-type="float" office:value="0.25" calcext:value-type="float">
            <text:p>0,25</text:p>
          </table:table-cell>
          <table:table-cell table:style-name="ce12" table:formula="of:=COM.MICROSOFT.IFS([.C60]=1;&quot;Stückgut&quot;;[.C60]=2;&quot;Schüttgut&quot;;[.C60]=3;&quot;Mineralöl&quot;;[.C60]=4;&quot;Kühlware&quot;;[.C60]=5;&quot;Fl.Lebensmittel&quot;;[.C60]=6;&quot;Nutzholz&quot;;[.C60]=7;&quot;Landw.Güter&quot;;[.C60]=8;&quot;Siloware&quot;)" office:value-type="string" office:string-value="Landw.Güter" calcext:value-type="string">
            <text:p>Landw.Güter</text:p>
          </table:table-cell>
          <table:table-cell/>
          <table:table-cell table:style-name="ce18"/>
          <table:table-cell table:number-columns-repeated="8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Hopfe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75" calcext:value-type="float">
            <text:p>75</text:p>
          </table:table-cell>
          <table:table-cell table:style-name="ce9" table:formula="of:=([.F61]/3)/100" office:value-type="float" office:value="0.25" calcext:value-type="float">
            <text:p>0,25</text:p>
          </table:table-cell>
          <table:table-cell table:style-name="ce12" table:formula="of:=COM.MICROSOFT.IFS([.C61]=1;&quot;Stückgut&quot;;[.C61]=2;&quot;Schüttgut&quot;;[.C61]=3;&quot;Mineralöl&quot;;[.C61]=4;&quot;Kühlware&quot;;[.C61]=5;&quot;Fl.Lebensmittel&quot;;[.C61]=6;&quot;Nutzholz&quot;;[.C61]=7;&quot;Landw.Güter&quot;;[.C61]=8;&quot;Siloware&quot;)" office:value-type="string" office:string-value="Landw.Güter" calcext:value-type="string">
            <text:p>Landw.Güter</text:p>
          </table:table-cell>
          <table:table-cell/>
          <table:table-cell table:style-name="ce18"/>
          <table:table-cell table:number-columns-repeated="8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Mandel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ack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180" calcext:value-type="float">
            <text:p>180</text:p>
          </table:table-cell>
          <table:table-cell table:style-name="ce9" table:formula="of:=([.F62]/3)/100" office:value-type="float" office:value="0.6" calcext:value-type="float">
            <text:p>0,6</text:p>
          </table:table-cell>
          <table:table-cell table:style-name="ce12" table:formula="of:=COM.MICROSOFT.IFS([.C62]=1;&quot;Stückgut&quot;;[.C62]=2;&quot;Schüttgut&quot;;[.C62]=3;&quot;Mineralöl&quot;;[.C62]=4;&quot;Kühlware&quot;;[.C62]=5;&quot;Fl.Lebensmittel&quot;;[.C62]=6;&quot;Nutzholz&quot;;[.C62]=7;&quot;Landw.Güter&quot;;[.C62]=8;&quot;Siloware&quot;)" office:value-type="string" office:string-value="Landw.Güter" calcext:value-type="string">
            <text:p>Landw.Güter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Traube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onnen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9" table:formula="of:=([.F63]/3)/100" office:value-type="float" office:value="0.25" calcext:value-type="float">
            <text:p>0,25</text:p>
          </table:table-cell>
          <table:table-cell table:style-name="ce12" table:formula="of:=COM.MICROSOFT.IFS([.C63]=1;&quot;Stückgut&quot;;[.C63]=2;&quot;Schüttgut&quot;;[.C63]=3;&quot;Mineralöl&quot;;[.C63]=4;&quot;Kühlware&quot;;[.C63]=5;&quot;Fl.Lebensmittel&quot;;[.C63]=6;&quot;Nutzholz&quot;;[.C63]=7;&quot;Landw.Güter&quot;;[.C63]=8;&quot;Siloware&quot;)" office:value-type="string" office:string-value="Landw.Güter" calcext:value-type="string">
            <text:p>Landw.Güter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Rohstoffe</text:p>
          </table:table-cell>
          <table:table-cell table:style-name="ce5" office:value-type="string" calcext:value-type="string">
            <text:p>Weize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onnen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75" calcext:value-type="float">
            <text:p>75</text:p>
          </table:table-cell>
          <table:table-cell table:style-name="ce9" table:formula="of:=([.F64]/3)/100" office:value-type="float" office:value="0.25" calcext:value-type="float">
            <text:p>0,25</text:p>
          </table:table-cell>
          <table:table-cell table:style-name="ce12" table:formula="of:=COM.MICROSOFT.IFS([.C64]=1;&quot;Stückgut&quot;;[.C64]=2;&quot;Schüttgut&quot;;[.C64]=3;&quot;Mineralöl&quot;;[.C64]=4;&quot;Kühlware&quot;;[.C64]=5;&quot;Fl.Lebensmittel&quot;;[.C64]=6;&quot;Nutzholz&quot;;[.C64]=7;&quot;Landw.Güter&quot;;[.C64]=8;&quot;Siloware&quot;)" office:value-type="string" office:string-value="Landw.Güter" calcext:value-type="string">
            <text:p>Landw.Güter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Kunststoffgranula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02" calcext:value-type="float">
            <text:p>102</text:p>
          </table:table-cell>
          <table:table-cell table:style-name="ce9" table:formula="of:=([.F65]/3)/100" office:value-type="float" office:value="0.34" calcext:value-type="float">
            <text:p>0,34</text:p>
          </table:table-cell>
          <table:table-cell table:style-name="ce12" table:formula="of:=COM.MICROSOFT.IFS([.C65]=1;&quot;Stückgut&quot;;[.C65]=2;&quot;Schüttgut&quot;;[.C65]=3;&quot;Mineralöl&quot;;[.C65]=4;&quot;Kühlware&quot;;[.C65]=5;&quot;Fl.Lebensmittel&quot;;[.C65]=6;&quot;Nutzholz&quot;;[.C65]=7;&quot;Landw.Güter&quot;;[.C65]=8;&quot;Siloware&quot;)" office:value-type="string" office:string-value="Siloware" calcext:value-type="string">
            <text:p>Siloware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Fertige Waren</text:p>
          </table:table-cell>
          <table:table-cell table:style-name="ce5" office:value-type="string" calcext:value-type="string">
            <text:p>Zement_los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102" calcext:value-type="float">
            <text:p>102</text:p>
          </table:table-cell>
          <table:table-cell table:style-name="ce9" table:formula="of:=([.F66]/3)/100" office:value-type="float" office:value="0.34" calcext:value-type="float">
            <text:p>0,34</text:p>
          </table:table-cell>
          <table:table-cell table:style-name="ce12" table:formula="of:=COM.MICROSOFT.IFS([.C66]=1;&quot;Stückgut&quot;;[.C66]=2;&quot;Schüttgut&quot;;[.C66]=3;&quot;Mineralöl&quot;;[.C66]=4;&quot;Kühlware&quot;;[.C66]=5;&quot;Fl.Lebensmittel&quot;;[.C66]=6;&quot;Nutzholz&quot;;[.C66]=7;&quot;Landw.Güter&quot;;[.C66]=8;&quot;Siloware&quot;)" office:value-type="string" office:string-value="Siloware" calcext:value-type="string">
            <text:p>Siloware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Zwischenprodukt</text:p>
          </table:table-cell>
          <table:table-cell table:style-name="ce5" office:value-type="string" calcext:value-type="string">
            <text:p>Tierfutt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2" calcext:value-type="float">
            <text:p>102</text:p>
          </table:table-cell>
          <table:table-cell table:style-name="ce9" table:formula="of:=([.F67]/3)/100" office:value-type="float" office:value="0.34" calcext:value-type="float">
            <text:p>0,34</text:p>
          </table:table-cell>
          <table:table-cell table:style-name="ce12" table:formula="of:=COM.MICROSOFT.IFS([.C67]=1;&quot;Stückgut&quot;;[.C67]=2;&quot;Schüttgut&quot;;[.C67]=3;&quot;Mineralöl&quot;;[.C67]=4;&quot;Kühlware&quot;;[.C67]=5;&quot;Fl.Lebensmittel&quot;;[.C67]=6;&quot;Nutzholz&quot;;[.C67]=7;&quot;Landw.Güter&quot;;[.C67]=8;&quot;Siloware&quot;)" office:value-type="string" office:string-value="Siloware" calcext:value-type="string">
            <text:p>Siloware</text:p>
          </table:table-cell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7"/>
          <table:table-cell table:style-name="ce10"/>
          <table:table-cell table:number-columns-repeated="11"/>
        </table:table-row>
        <table:table-row table:style-name="ro1">
          <table:table-cell table:number-columns-repeated="5"/>
          <table:table-cell table:style-name="ce7"/>
          <table:table-cell table:number-columns-repeated="12"/>
        </table:table-row>
        <table:table-row table:style-name="ro1" table:number-rows-repeated="104850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rachtwaggons" table:style-name="ta2">
        <table:table-column table:style-name="co58" table:default-cell-style-name="Default"/>
        <table:table-column table:style-name="co6" table:number-columns-repeated="5" table:default-cell-style-name="Default"/>
        <table:table-column table:style-name="co6" table:default-cell-style-name="ce355"/>
        <table:table-column table:style-name="co6" table:default-cell-style-name="ce356"/>
        <table:table-column table:style-name="co59" table:default-cell-style-name="ce62"/>
        <table:table-column table:style-name="co6" table:default-cell-style-name="ce363"/>
        <table:table-column table:style-name="co6" table:default-cell-style-name="ce365"/>
        <table:table-column table:style-name="co6" table:default-cell-style-name="ce353"/>
        <table:table-column table:style-name="co60" table:default-cell-style-name="Default"/>
        <table:table-column table:style-name="co6" table:number-columns-repeated="3" table:default-cell-style-name="Default"/>
        <table:table-column table:style-name="co6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fit/Einheit</text:p>
          </table:table-cell>
          <table:table-cell table:style-name="ce350" office:value-type="string" calcext:value-type="string">
            <text:p>Profit bei:</text:p>
          </table:table-cell>
          <table:table-cell/>
          <table:table-cell table:style-name="ce60" office:value-type="string" calcext:value-type="string">
            <text:p>Ausgleich /</text:p>
          </table:table-cell>
          <table:table-cell table:style-name="ce362" office:value-type="string" calcext:value-type="string">
            <text:p>Betriebs-</text:p>
          </table:table-cell>
          <table:table-cell table:style-name="Default" office:value-type="string" calcext:value-type="string">
            <text:p>Ausgleich in</text:p>
          </table:table-cell>
          <table:table-cell table:style-name="Default" office:value-type="string" calcext:value-type="string">
            <text:p>Preis Basis</text:p>
          </table:table-cell>
          <table:table-cell/>
          <table:table-cell table:style-name="ce367" office:value-type="string" calcext:value-type="string" table:number-columns-spanned="4" table:number-rows-spanned="1">
            <text:p>Wichtig! Ware hat keinen Ping Pong Effekt!</text:p>
          </table:table-cell>
          <table:covered-table-cell table:number-columns-repeated="3"/>
          <table:table-cell/>
        </table:table-row>
        <table:table-row table:style-name="ro1">
          <table:table-cell table:number-columns-repeated="6"/>
          <table:table-cell table:style-name="ce354" office:value-type="percentage" office:value="1" calcext:value-type="percentage">
            <text:p>100,00%</text:p>
          </table:table-cell>
          <table:table-cell table:style-name="ce357" office:value-type="percentage" office:value="0.5" calcext:value-type="percentage">
            <text:p>50,00%</text:p>
          </table:table-cell>
          <table:table-cell table:style-name="ce61" office:value-type="string" calcext:value-type="string">
            <text:p>Gegengewicht</text:p>
          </table:table-cell>
          <table:table-cell table:style-name="ce362" office:value-type="string" calcext:value-type="string">
            <text:p>kosten</text:p>
          </table:table-cell>
          <table:table-cell table:style-name="ce364" office:value-type="string" calcext:value-type="string">
            <text:p>Prozent</text:p>
          </table:table-cell>
          <table:table-cell table:style-name="Default" office:value-type="string" calcext:value-type="string">
            <text:p>~1/3 von 100%</text:p>
          </table:table-cell>
          <table:table-cell/>
          <table:table-cell table:style-name="ce368" office:value-type="string" calcext:value-type="string" table:number-columns-spanned="5" table:number-rows-spanned="1">
            <text:p>Post wie Personenverkehr, da Ping Pong Betrieb fast immer möglich!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utos_alt</text:p>
          </table:table-cell>
          <table:table-cell office:value-type="string" calcext:value-type="string">
            <text:p>Auto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Waren.L5]" office:value-type="float" office:value="0.5" calcext:value-type="float">
            <text:p>0,5</text:p>
          </table:table-cell>
          <table:table-cell table:formula="of:=[.F3]*[.C3]" office:value-type="currency" office:currency="EUR" office:value="1" calcext:value-type="currency">
            <text:p>1,00 €</text:p>
          </table:table-cell>
          <table:table-cell/>
          <table:table-cell table:formula="of:=[.G3]/100/2*25" office:value-type="currency" office:currency="EUR" office:value="0.125" calcext:value-type="currency">
            <text:p>0,13 €</text:p>
          </table:table-cell>
          <table:table-cell table:formula="of:=([.L3]-[.I3])" office:value-type="currency" office:currency="EUR" office:value="0.175" calcext:value-type="currency">
            <text:p>0,18 €</text:p>
          </table:table-cell>
          <table:table-cell table:style-name="ce364" office:value-type="percentage" office:value="0.25" calcext:value-type="percentage">
            <text:p>25,00%</text:p>
          </table:table-cell>
          <table:table-cell table:formula="of:=[.G3]/10*3" office:value-type="currency" office:currency="EUR" office:value="0.3" calcext:value-type="currency">
            <text:p>0,3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s59a_1958</text:p>
          </table:table-cell>
          <table:table-cell office:value-type="string" calcext:value-type="string">
            <text:p>Auto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Waren.L5]" office:value-type="float" office:value="0.5" calcext:value-type="float">
            <text:p>0,5</text:p>
          </table:table-cell>
          <table:table-cell table:formula="of:=[.F4]*[.C4]" office:value-type="currency" office:currency="EUR" office:value="4" calcext:value-type="currency">
            <text:p>4,00 €</text:p>
          </table:table-cell>
          <table:table-cell/>
          <table:table-cell table:formula="of:=[.G4]/100/2*32" office:value-type="currency" office:currency="EUR" office:value="0.64" calcext:value-type="currency">
            <text:p>0,64 €</text:p>
          </table:table-cell>
          <table:table-cell table:formula="of:=([.L4]-[.I4])" office:value-type="currency" office:currency="EUR" office:value="0.56" calcext:value-type="currency">
            <text:p>0,56 €</text:p>
          </table:table-cell>
          <table:table-cell table:style-name="Default"/>
          <table:table-cell table:formula="of:=[.G4]/10*3" office:value-type="currency" office:currency="EUR" office:value="1.2" calcext:value-type="currency">
            <text:p>1,2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s59a_1931</text:p>
          </table:table-cell>
          <table:table-cell office:value-type="string" calcext:value-type="string">
            <text:p>Auto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[Waren.L5]" office:value-type="float" office:value="0.5" calcext:value-type="float">
            <text:p>0,5</text:p>
          </table:table-cell>
          <table:table-cell table:formula="of:=[.F5]*[.C5]" office:value-type="currency" office:currency="EUR" office:value="2" calcext:value-type="currency">
            <text:p>2,00 €</text:p>
          </table:table-cell>
          <table:table-cell/>
          <table:table-cell table:formula="of:=[.G5]/100/2*32" office:value-type="currency" office:currency="EUR" office:value="0.32" calcext:value-type="currency">
            <text:p>0,32 €</text:p>
          </table:table-cell>
          <table:table-cell table:formula="of:=([.L5]-[.I5])" office:value-type="currency" office:currency="EUR" office:value="0.28" calcext:value-type="currency">
            <text:p>0,28 €</text:p>
          </table:table-cell>
          <table:table-cell table:style-name="Default"/>
          <table:table-cell table:formula="of:=[.G5]/10*3" office:value-type="currency" office:currency="EUR" office:value="0.6" calcext:value-type="currency">
            <text:p>0,60 €</text:p>
          </table:table-cell>
          <table:table-cell/>
          <table:table-cell office:value-type="string" calcext:value-type="string">
            <text:p>Das Gegengewicht gleicht die Kosten der Zugmaschine und der Infrastruktur au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s59b_1958</text:p>
          </table:table-cell>
          <table:table-cell office:value-type="string" calcext:value-type="string">
            <text:p>Auto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Waren.L5]" office:value-type="float" office:value="0.5" calcext:value-type="float">
            <text:p>0,5</text:p>
          </table:table-cell>
          <table:table-cell table:formula="of:=[.F6]*[.C6]" office:value-type="currency" office:currency="EUR" office:value="4" calcext:value-type="currency">
            <text:p>4,00 €</text:p>
          </table:table-cell>
          <table:table-cell/>
          <table:table-cell table:formula="of:=[.G6]/100/2*32" office:value-type="currency" office:currency="EUR" office:value="0.64" calcext:value-type="currency">
            <text:p>0,64 €</text:p>
          </table:table-cell>
          <table:table-cell table:formula="of:=([.L6]-[.I6])" office:value-type="currency" office:currency="EUR" office:value="0.56" calcext:value-type="currency">
            <text:p>0,56 €</text:p>
          </table:table-cell>
          <table:table-cell table:style-name="Default"/>
          <table:table-cell table:formula="of:=[.G6]/10*3" office:value-type="currency" office:currency="EUR" office:value="1.2" calcext:value-type="currency">
            <text:p>1,20 €</text:p>
          </table:table-cell>
          <table:table-cell/>
          <table:table-cell office:value-type="string" calcext:value-type="string">
            <text:p>Wert schwankt je nach Kategorie zwischen 30% und 40% des Profits bei 100% Auslastung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s59b_1931</text:p>
          </table:table-cell>
          <table:table-cell office:value-type="string" calcext:value-type="string">
            <text:p>Auto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formula="of:=[Waren.L5]" office:value-type="float" office:value="0.5" calcext:value-type="float">
            <text:p>0,5</text:p>
          </table:table-cell>
          <table:table-cell table:formula="of:=[.F7]*[.C7]" office:value-type="currency" office:currency="EUR" office:value="2" calcext:value-type="currency">
            <text:p>2,00 €</text:p>
          </table:table-cell>
          <table:table-cell/>
          <table:table-cell table:formula="of:=[.G7]/100/2*32" office:value-type="currency" office:currency="EUR" office:value="0.32" calcext:value-type="currency">
            <text:p>0,32 €</text:p>
          </table:table-cell>
          <table:table-cell table:formula="of:=([.L7]-[.I7])" office:value-type="currency" office:currency="EUR" office:value="0.28" calcext:value-type="currency">
            <text:p>0,28 €</text:p>
          </table:table-cell>
          <table:table-cell table:style-name="Default"/>
          <table:table-cell table:formula="of:=[.G7]/10*3" office:value-type="currency" office:currency="EUR" office:value="0.6" calcext:value-type="currency">
            <text:p>0,60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onwagen</text:p>
          </table:table-cell>
          <table:table-cell office:value-type="string" calcext:value-type="string">
            <text:p>Beton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,3</text:p>
          </table:table-cell>
          <table:table-cell table:formula="of:=[.F8]*[.C8]" office:value-type="currency" office:currency="EUR" office:value="12" calcext:value-type="currency">
            <text:p>12,00 €</text:p>
          </table:table-cell>
          <table:table-cell/>
          <table:table-cell table:formula="of:=[.G8]/100/2*32" office:value-type="currency" office:currency="EUR" office:value="1.92" calcext:value-type="currency">
            <text:p>1,92 €</text:p>
          </table:table-cell>
          <table:table-cell table:formula="of:=([.L8]-[.I8])" office:value-type="currency" office:currency="EUR" office:value="1.68" calcext:value-type="currency">
            <text:p>1,68 €</text:p>
          </table:table-cell>
          <table:table-cell table:style-name="Default"/>
          <table:table-cell table:formula="of:=[.G8]/10*3" office:value-type="currency" office:currency="EUR" office:value="3.6" calcext:value-type="currency">
            <text:p>3,60 €</text:p>
          </table:table-cell>
          <table:table-cell/>
          <table:table-cell office:value-type="string" calcext:value-type="string">
            <text:p>Ausgangswert ist einfache Wegstrecke.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Flachwagen_catg_01</text:p>
          </table:table-cell>
          <table:table-cell table:style-name="ce48" office:value-type="string" calcext:value-type="string">
            <text:p>Buecher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90" calcext:value-type="float">
            <text:p>90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9]*[.C9]" office:value-type="currency" office:currency="EUR" office:value="8" calcext:value-type="currency">
            <text:p>8,00 €</text:p>
          </table:table-cell>
          <table:table-cell table:style-name="ce358" table:formula="of:=[.G9]/2" office:value-type="currency" office:currency="EUR" office:value="4" calcext:value-type="currency">
            <text:p>4,00 €</text:p>
          </table:table-cell>
          <table:table-cell table:formula="of:=[.G9]/100/2*32" office:value-type="currency" office:currency="EUR" office:value="1.28" calcext:value-type="currency">
            <text:p>1,28 €</text:p>
          </table:table-cell>
          <table:table-cell table:formula="of:=([.L9]-[.I9])" office:value-type="currency" office:currency="EUR" office:value="1.12" calcext:value-type="currency">
            <text:p>1,12 €</text:p>
          </table:table-cell>
          <table:table-cell office:value-type="percentage" office:value="0.32" calcext:value-type="percentage">
            <text:p>32%</text:p>
          </table:table-cell>
          <table:table-cell table:formula="of:=[.G9]/10*3" office:value-type="currency" office:currency="EUR" office:value="2.4" calcext:value-type="currency">
            <text:p>2,40 €</text:p>
          </table:table-cell>
          <table:table-cell/>
          <table:table-cell office:value-type="string" calcext:value-type="string">
            <text:p>Preisbasis ist 1/3 von 100% Profit.</text:p>
          </table:table-cell>
          <table:table-cell table:number-columns-repeated="4"/>
        </table:table-row>
        <table:table-row table:style-name="ro1">
          <table:table-cell table:style-name="ce48" office:value-type="string" calcext:value-type="string">
            <text:p>G10</text:p>
          </table:table-cell>
          <table:table-cell table:style-name="ce48" office:value-type="string" calcext:value-type="string">
            <text:p>Papier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0" calcext:value-type="float">
            <text:p>80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10]*[.C10]" office:value-type="currency" office:currency="EUR" office:value="4.8" calcext:value-type="currency">
            <text:p>4,80 €</text:p>
          </table:table-cell>
          <table:table-cell table:style-name="ce358" table:formula="of:=[.G10]/2" office:value-type="currency" office:currency="EUR" office:value="2.4" calcext:value-type="currency">
            <text:p>2,40 €</text:p>
          </table:table-cell>
          <table:table-cell table:formula="of:=[.G10]/100/2*32" office:value-type="currency" office:currency="EUR" office:value="0.768" calcext:value-type="currency">
            <text:p>0,77 €</text:p>
          </table:table-cell>
          <table:table-cell table:formula="of:=([.L10]-[.I10])" office:value-type="currency" office:currency="EUR" office:value="0.672" calcext:value-type="currency">
            <text:p>0,67 €</text:p>
          </table:table-cell>
          <table:table-cell office:value-type="percentage" office:value="0.32" calcext:value-type="percentage">
            <text:p>32%</text:p>
          </table:table-cell>
          <table:table-cell table:formula="of:=[.G10]/10*3" office:value-type="currency" office:currency="EUR" office:value="1.44" calcext:value-type="currency">
            <text:p>1,44 €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BZT_G10-Brh</text:p>
          </table:table-cell>
          <table:table-cell table:style-name="ce48" office:value-type="string" calcext:value-type="string">
            <text:p>Papier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0" calcext:value-type="float">
            <text:p>80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11]*[.C11]" office:value-type="currency" office:currency="EUR" office:value="4.8" calcext:value-type="currency">
            <text:p>4,80 €</text:p>
          </table:table-cell>
          <table:table-cell table:style-name="ce358" table:formula="of:=[.G11]/2" office:value-type="currency" office:currency="EUR" office:value="2.4" calcext:value-type="currency">
            <text:p>2,40 €</text:p>
          </table:table-cell>
          <table:table-cell table:formula="of:=[.G11]/100/2*32" office:value-type="currency" office:currency="EUR" office:value="0.768" calcext:value-type="currency">
            <text:p>0,77 €</text:p>
          </table:table-cell>
          <table:table-cell table:formula="of:=([.L11]-[.I11])" office:value-type="currency" office:currency="EUR" office:value="0.672" calcext:value-type="currency">
            <text:p>0,67 €</text:p>
          </table:table-cell>
          <table:table-cell office:value-type="percentage" office:value="0.32" calcext:value-type="percentage">
            <text:p>32%</text:p>
          </table:table-cell>
          <table:table-cell table:formula="of:=[.G11]/10*3" office:value-type="currency" office:currency="EUR" office:value="1.44" calcext:value-type="currency">
            <text:p>1,44 €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G11-Wagen</text:p>
          </table:table-cell>
          <table:table-cell table:style-name="ce48" office:value-type="string" calcext:value-type="string">
            <text:p>Buecher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65" calcext:value-type="float">
            <text:p>65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12]*[.C12]" office:value-type="currency" office:currency="EUR" office:value="5.6" calcext:value-type="currency">
            <text:p>5,60 €</text:p>
          </table:table-cell>
          <table:table-cell table:style-name="ce358" table:formula="of:=[.G12]/2" office:value-type="currency" office:currency="EUR" office:value="2.8" calcext:value-type="currency">
            <text:p>2,80 €</text:p>
          </table:table-cell>
          <table:table-cell table:formula="of:=[.G12]/100/2*32" office:value-type="currency" office:currency="EUR" office:value="0.896" calcext:value-type="currency">
            <text:p>0,90 €</text:p>
          </table:table-cell>
          <table:table-cell table:formula="of:=([.L12]-[.I12])" office:value-type="currency" office:currency="EUR" office:value="0.784" calcext:value-type="currency">
            <text:p>0,78 €</text:p>
          </table:table-cell>
          <table:table-cell office:value-type="percentage" office:value="0.32" calcext:value-type="percentage">
            <text:p>32%</text:p>
          </table:table-cell>
          <table:table-cell table:formula="of:=[.G12]/10*3" office:value-type="currency" office:currency="EUR" office:value="1.68" calcext:value-type="currency">
            <text:p>1,68 €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G20</text:p>
          </table:table-cell>
          <table:table-cell table:style-name="ce48" office:value-type="string" calcext:value-type="string">
            <text:p>Papier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0" calcext:value-type="float">
            <text:p>0</text:p>
          </table:table-cell>
          <table:table-cell table:formula="of:=[.F13]*[.C13]" office:value-type="currency" office:currency="EUR" office:value="0" calcext:value-type="currency">
            <text:p>0,00 €</text:p>
          </table:table-cell>
          <table:table-cell table:style-name="ce358" table:formula="of:=[.G13]/2" office:value-type="currency" office:currency="EUR" office:value="0" calcext:value-type="currency">
            <text:p>0,00 €</text:p>
          </table:table-cell>
          <table:table-cell table:formula="of:=[.G13]/100/2*32" office:value-type="currency" office:currency="EUR" office:value="0" calcext:value-type="currency">
            <text:p>0,00 €</text:p>
          </table:table-cell>
          <table:table-cell table:formula="of:=([.L13]-[.I13])" office:value-type="currency" office:currency="EUR" office:value="0" calcext:value-type="currency">
            <text:p>0,00 €</text:p>
          </table:table-cell>
          <table:table-cell office:value-type="percentage" office:value="0.32" calcext:value-type="percentage">
            <text:p>32%</text:p>
          </table:table-cell>
          <table:table-cell table:formula="of:=[.G13]/10*3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Gkmu</text:p>
          </table:table-cell>
          <table:table-cell table:style-name="ce48" office:value-type="string" calcext:value-type="string">
            <text:p>Papier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14]*[.C14]" office:value-type="currency" office:currency="EUR" office:value="4.8" calcext:value-type="currency">
            <text:p>4,80 €</text:p>
          </table:table-cell>
          <table:table-cell table:style-name="ce358" table:formula="of:=[.G14]/2" office:value-type="currency" office:currency="EUR" office:value="2.4" calcext:value-type="currency">
            <text:p>2,40 €</text:p>
          </table:table-cell>
          <table:table-cell table:formula="of:=[.G14]/100/2*32" office:value-type="currency" office:currency="EUR" office:value="0.768" calcext:value-type="currency">
            <text:p>0,77 €</text:p>
          </table:table-cell>
          <table:table-cell table:formula="of:=([.L14]-[.I14])" office:value-type="currency" office:currency="EUR" office:value="0.672" calcext:value-type="currency">
            <text:p>0,67 €</text:p>
          </table:table-cell>
          <table:table-cell office:value-type="percentage" office:value="0.32" calcext:value-type="percentage">
            <text:p>32%</text:p>
          </table:table-cell>
          <table:table-cell table:formula="of:=[.G14]/10*3" office:value-type="currency" office:currency="EUR" office:value="1.44" calcext:value-type="currency">
            <text:p>1,44 €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BZT_Leig1a</text:p>
          </table:table-cell>
          <table:table-cell table:style-name="ce48" office:value-type="string" calcext:value-type="string">
            <text:p>Moebel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15]*[.C15]" office:value-type="currency" office:currency="EUR" office:value="9.6" calcext:value-type="currency">
            <text:p>9,60 €</text:p>
          </table:table-cell>
          <table:table-cell table:style-name="ce358" table:formula="of:=[.G15]/2" office:value-type="currency" office:currency="EUR" office:value="4.8" calcext:value-type="currency">
            <text:p>4,80 €</text:p>
          </table:table-cell>
          <table:table-cell table:formula="of:=[.G15]/100/2*32" office:value-type="currency" office:currency="EUR" office:value="1.536" calcext:value-type="currency">
            <text:p>1,54 €</text:p>
          </table:table-cell>
          <table:table-cell table:formula="of:=([.L15]-[.I15])" office:value-type="currency" office:currency="EUR" office:value="1.344" calcext:value-type="currency">
            <text:p>1,34 €</text:p>
          </table:table-cell>
          <table:table-cell office:value-type="percentage" office:value="0.32" calcext:value-type="percentage">
            <text:p>32%</text:p>
          </table:table-cell>
          <table:table-cell table:formula="of:=[.G15]/10*3" office:value-type="currency" office:currency="EUR" office:value="2.88" calcext:value-type="currency">
            <text:p>2,88 €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BZT_Leig1b</text:p>
          </table:table-cell>
          <table:table-cell table:style-name="ce48" office:value-type="string" calcext:value-type="string">
            <text:p>Moebel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16]*[.C16]" office:value-type="currency" office:currency="EUR" office:value="9.6" calcext:value-type="currency">
            <text:p>9,60 €</text:p>
          </table:table-cell>
          <table:table-cell table:style-name="ce358" table:formula="of:=[.G16]/2" office:value-type="currency" office:currency="EUR" office:value="4.8" calcext:value-type="currency">
            <text:p>4,80 €</text:p>
          </table:table-cell>
          <table:table-cell table:formula="of:=[.G16]/100/2*32" office:value-type="currency" office:currency="EUR" office:value="1.536" calcext:value-type="currency">
            <text:p>1,54 €</text:p>
          </table:table-cell>
          <table:table-cell table:formula="of:=([.L16]-[.I16])" office:value-type="currency" office:currency="EUR" office:value="1.344" calcext:value-type="currency">
            <text:p>1,34 €</text:p>
          </table:table-cell>
          <table:table-cell office:value-type="percentage" office:value="0.32" calcext:value-type="percentage">
            <text:p>32%</text:p>
          </table:table-cell>
          <table:table-cell table:formula="of:=[.G16]/10*3" office:value-type="currency" office:currency="EUR" office:value="2.88" calcext:value-type="currency">
            <text:p>2,88 €</text:p>
          </table:table-cell>
          <table:table-cell table:number-columns-repeated="6"/>
        </table:table-row>
        <table:table-row table:style-name="ro1">
          <table:table-cell table:style-name="ce48" office:value-type="string" calcext:value-type="string">
            <text:p>Tieflader</text:p>
          </table:table-cell>
          <table:table-cell table:style-name="ce48" office:value-type="string" calcext:value-type="string">
            <text:p>Plastik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80" calcext:value-type="float">
            <text:p>80</text:p>
          </table:table-cell>
          <table:table-cell table:style-name="ce48" table:formula="of:=[Waren.L4]" office:value-type="float" office:value="0.4" calcext:value-type="float">
            <text:p>0,4</text:p>
          </table:table-cell>
          <table:table-cell table:formula="of:=[.F17]*[.C17]" office:value-type="currency" office:currency="EUR" office:value="8" calcext:value-type="currency">
            <text:p>8,00 €</text:p>
          </table:table-cell>
          <table:table-cell/>
          <table:table-cell table:formula="of:=[.G17]/100/2*32" office:value-type="currency" office:currency="EUR" office:value="1.28" calcext:value-type="currency">
            <text:p>1,28 €</text:p>
          </table:table-cell>
          <table:table-cell table:formula="of:=([.L17]-[.I17])" office:value-type="currency" office:currency="EUR" office:value="1.12" calcext:value-type="currency">
            <text:p>1,12 €</text:p>
          </table:table-cell>
          <table:table-cell office:value-type="percentage" office:value="0.32" calcext:value-type="percentage">
            <text:p>32%</text:p>
          </table:table-cell>
          <table:table-cell table:formula="of:=[.G17]/10*3" office:value-type="currency" office:currency="EUR" office:value="2.4" calcext:value-type="currency">
            <text:p>2,40 €</text:p>
          </table:table-cell>
          <table:table-cell table:number-columns-repeated="6"/>
        </table:table-row>
        <table:table-row table:style-name="ro1">
          <table:table-cell table:style-name="ce348" office:value-type="string" calcext:value-type="string">
            <text:p>AdlerKohlewagen</text:p>
          </table:table-cell>
          <table:table-cell table:style-name="ce348" office:value-type="string" calcext:value-type="string">
            <text:p>Kohle</text:p>
          </table:table-cell>
          <table:table-cell table:style-name="ce348" office:value-type="float" office:value="15" calcext:value-type="float">
            <text:p>15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40" calcext:value-type="float">
            <text:p>40</text:p>
          </table:table-cell>
          <table:table-cell table:style-name="ce348" table:formula="of:=[Waren.L3]" office:value-type="float" office:value="0.3" calcext:value-type="float">
            <text:p>0,3</text:p>
          </table:table-cell>
          <table:table-cell table:formula="of:=[.F18]*[.C18]" office:value-type="currency" office:currency="EUR" office:value="4.5" calcext:value-type="currency">
            <text:p>4,50 €</text:p>
          </table:table-cell>
          <table:table-cell/>
          <table:table-cell table:formula="of:=[.G18]/100/2*36" office:value-type="currency" office:currency="EUR" office:value="0.81" calcext:value-type="currency">
            <text:p>0,81 €</text:p>
          </table:table-cell>
          <table:table-cell table:formula="of:=([.L18]-[.I18])" office:value-type="currency" office:currency="EUR" office:value="0.54" calcext:value-type="currency">
            <text:p>0,54 €</text:p>
          </table:table-cell>
          <table:table-cell office:value-type="percentage" office:value="0.36" calcext:value-type="percentage">
            <text:p>36%</text:p>
          </table:table-cell>
          <table:table-cell table:formula="of:=[.G18]/10*3" office:value-type="currency" office:currency="EUR" office:value="1.35" calcext:value-type="currency">
            <text:p>1,35 €</text:p>
          </table:table-cell>
          <table:table-cell table:number-columns-repeated="6"/>
        </table:table-row>
        <table:table-row table:style-name="ro1">
          <table:table-cell table:style-name="ce348" office:value-type="string" calcext:value-type="string">
            <text:p>ES_5530</text:p>
          </table:table-cell>
          <table:table-cell table:style-name="ce348" office:value-type="string" calcext:value-type="string">
            <text:p>Kohle</text:p>
          </table:table-cell>
          <table:table-cell table:style-name="ce348" office:value-type="float" office:value="15" calcext:value-type="float">
            <text:p>15</text:p>
          </table:table-cell>
          <table:table-cell table:style-name="ce348" office:value-type="float" office:value="6" calcext:value-type="float">
            <text:p>6</text:p>
          </table:table-cell>
          <table:table-cell table:style-name="ce348" office:value-type="float" office:value="45" calcext:value-type="float">
            <text:p>45</text:p>
          </table:table-cell>
          <table:table-cell table:style-name="ce348" table:formula="of:=[Waren.L3]" office:value-type="float" office:value="0.3" calcext:value-type="float">
            <text:p>0,3</text:p>
          </table:table-cell>
          <table:table-cell table:formula="of:=[.F19]*[.C19]" office:value-type="currency" office:currency="EUR" office:value="4.5" calcext:value-type="currency">
            <text:p>4,50 €</text:p>
          </table:table-cell>
          <table:table-cell/>
          <table:table-cell table:formula="of:=[.G19]/100/2*36" office:value-type="currency" office:currency="EUR" office:value="0.81" calcext:value-type="currency">
            <text:p>0,81 €</text:p>
          </table:table-cell>
          <table:table-cell table:formula="of:=([.L19]-[.I19])" office:value-type="currency" office:currency="EUR" office:value="0.54" calcext:value-type="currency">
            <text:p>0,54 €</text:p>
          </table:table-cell>
          <table:table-cell office:value-type="percentage" office:value="0.36" calcext:value-type="percentage">
            <text:p>36%</text:p>
          </table:table-cell>
          <table:table-cell table:formula="of:=[.G19]/10*3" office:value-type="currency" office:currency="EUR" office:value="1.35" calcext:value-type="currency">
            <text:p>1,35 €</text:p>
          </table:table-cell>
          <table:table-cell table:number-columns-repeated="6"/>
        </table:table-row>
        <table:table-row table:style-name="ro1">
          <table:table-cell table:style-name="ce348" office:value-type="string" calcext:value-type="string">
            <text:p>O-Nuernberg</text:p>
          </table:table-cell>
          <table:table-cell table:style-name="ce348" office:value-type="string" calcext:value-type="string">
            <text:p>Sand</text:p>
          </table:table-cell>
          <table:table-cell table:style-name="ce348" office:value-type="float" office:value="10" calcext:value-type="float">
            <text:p>10</text:p>
          </table:table-cell>
          <table:table-cell table:style-name="ce348" office:value-type="float" office:value="4" calcext:value-type="float">
            <text:p>4</text:p>
          </table:table-cell>
          <table:table-cell table:style-name="ce348" office:value-type="float" office:value="40" calcext:value-type="float">
            <text:p>40</text:p>
          </table:table-cell>
          <table:table-cell table:style-name="ce348" table:formula="of:=[Waren.L3]" office:value-type="float" office:value="0.3" calcext:value-type="float">
            <text:p>0,3</text:p>
          </table:table-cell>
          <table:table-cell table:formula="of:=[.F20]*[.C20]" office:value-type="currency" office:currency="EUR" office:value="3" calcext:value-type="currency">
            <text:p>3,00 €</text:p>
          </table:table-cell>
          <table:table-cell/>
          <table:table-cell table:formula="of:=[.G20]/100/2*36" office:value-type="currency" office:currency="EUR" office:value="0.54" calcext:value-type="currency">
            <text:p>0,54 €</text:p>
          </table:table-cell>
          <table:table-cell table:formula="of:=([.L20]-[.I20])" office:value-type="currency" office:currency="EUR" office:value="0.36" calcext:value-type="currency">
            <text:p>0,36 €</text:p>
          </table:table-cell>
          <table:table-cell office:value-type="percentage" office:value="0.36" calcext:value-type="percentage">
            <text:p>36%</text:p>
          </table:table-cell>
          <table:table-cell table:formula="of:=[.G20]/10*3" office:value-type="currency" office:currency="EUR" office:value="0.9" calcext:value-type="currency">
            <text:p>0,90 €</text:p>
          </table:table-cell>
          <table:table-cell table:style-name="ce67"/>
          <table:table-cell table:number-columns-repeated="5"/>
        </table:table-row>
        <table:table-row table:style-name="ro1">
          <table:table-cell table:style-name="ce348" office:value-type="string" calcext:value-type="string">
            <text:p>Schuettgutwagen Fc(s)090</text:p>
          </table:table-cell>
          <table:table-cell table:style-name="ce348" office:value-type="string" calcext:value-type="string">
            <text:p>Kohle</text:p>
          </table:table-cell>
          <table:table-cell table:style-name="ce348" office:value-type="float" office:value="28" calcext:value-type="float">
            <text:p>28</text:p>
          </table:table-cell>
          <table:table-cell table:style-name="ce348" office:value-type="float" office:value="12" calcext:value-type="float">
            <text:p>12</text:p>
          </table:table-cell>
          <table:table-cell table:style-name="ce348" office:value-type="float" office:value="120" calcext:value-type="float">
            <text:p>120</text:p>
          </table:table-cell>
          <table:table-cell table:style-name="ce348" table:formula="of:=[Waren.L3]" office:value-type="float" office:value="0.3" calcext:value-type="float">
            <text:p>0,3</text:p>
          </table:table-cell>
          <table:table-cell table:formula="of:=[.F21]*[.C21]" office:value-type="currency" office:currency="EUR" office:value="8.4" calcext:value-type="currency">
            <text:p>8,40 €</text:p>
          </table:table-cell>
          <table:table-cell/>
          <table:table-cell table:formula="of:=[.G21]/100/2*36" office:value-type="currency" office:currency="EUR" office:value="1.512" calcext:value-type="currency">
            <text:p>1,51 €</text:p>
          </table:table-cell>
          <table:table-cell table:formula="of:=([.L21]-[.I21])" office:value-type="currency" office:currency="EUR" office:value="1.008" calcext:value-type="currency">
            <text:p>1,01 €</text:p>
          </table:table-cell>
          <table:table-cell office:value-type="percentage" office:value="0.36" calcext:value-type="percentage">
            <text:p>36%</text:p>
          </table:table-cell>
          <table:table-cell table:formula="of:=[.G21]/10*3" office:value-type="currency" office:currency="EUR" office:value="2.52" calcext:value-type="currency">
            <text:p>2,52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348" office:value-type="string" calcext:value-type="string">
            <text:p>Schotterwagen</text:p>
          </table:table-cell>
          <table:table-cell table:style-name="ce348" office:value-type="string" calcext:value-type="string">
            <text:p>Kohle</text:p>
          </table:table-cell>
          <table:table-cell table:style-name="ce348" office:value-type="float" office:value="22" calcext:value-type="float">
            <text:p>22</text:p>
          </table:table-cell>
          <table:table-cell table:style-name="ce348" office:value-type="float" office:value="14" calcext:value-type="float">
            <text:p>14</text:p>
          </table:table-cell>
          <table:table-cell table:style-name="ce348" office:value-type="float" office:value="100" calcext:value-type="float">
            <text:p>100</text:p>
          </table:table-cell>
          <table:table-cell table:style-name="ce348" table:formula="of:=[Waren.L3]" office:value-type="float" office:value="0.3" calcext:value-type="float">
            <text:p>0,3</text:p>
          </table:table-cell>
          <table:table-cell table:formula="of:=[.F22]*[.C22]" office:value-type="currency" office:currency="EUR" office:value="6.6" calcext:value-type="currency">
            <text:p>6,60 €</text:p>
          </table:table-cell>
          <table:table-cell/>
          <table:table-cell table:formula="of:=[.G22]/100/2*36" office:value-type="currency" office:currency="EUR" office:value="1.188" calcext:value-type="currency">
            <text:p>1,19 €</text:p>
          </table:table-cell>
          <table:table-cell table:formula="of:=([.L22]-[.I22])" office:value-type="currency" office:currency="EUR" office:value="0.792" calcext:value-type="currency">
            <text:p>0,79 €</text:p>
          </table:table-cell>
          <table:table-cell office:value-type="percentage" office:value="0.36" calcext:value-type="percentage">
            <text:p>36%</text:p>
          </table:table-cell>
          <table:table-cell table:formula="of:=[.G22]/10*3" office:value-type="currency" office:currency="EUR" office:value="1.98" calcext:value-type="currency">
            <text:p>1,98 €</text:p>
          </table:table-cell>
          <table:table-cell table:style-name="ce339"/>
          <table:table-cell table:number-columns-repeated="5"/>
        </table:table-row>
        <table:table-row table:style-name="ro1">
          <table:table-cell office:value-type="string" calcext:value-type="string">
            <text:p>Oelwagen</text:p>
          </table:table-cell>
          <table:table-cell office:value-type="string" calcext:value-type="string">
            <text:p>Oel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table:formula="of:=[Waren.L3]" office:value-type="float" office:value="0.3" calcext:value-type="float">
            <text:p>0,3</text:p>
          </table:table-cell>
          <table:table-cell table:formula="of:=[.F23]*[.C23]" office:value-type="currency" office:currency="EUR" office:value="13.5" calcext:value-type="currency">
            <text:p>13,50 €</text:p>
          </table:table-cell>
          <table:table-cell/>
          <table:table-cell table:formula="of:=[.G23]/100/2*30" office:value-type="currency" office:currency="EUR" office:value="2.025" calcext:value-type="currency">
            <text:p>2,03 €</text:p>
          </table:table-cell>
          <table:table-cell table:formula="of:=([.L23]-[.I23])" office:value-type="currency" office:currency="EUR" office:value="2.025" calcext:value-type="currency">
            <text:p>2,03 €</text:p>
          </table:table-cell>
          <table:table-cell office:value-type="percentage" office:value="0.3" calcext:value-type="percentage">
            <text:p>30%</text:p>
          </table:table-cell>
          <table:table-cell table:formula="of:=[.G23]/10*3" office:value-type="currency" office:currency="EUR" office:value="4.05" calcext:value-type="currency">
            <text:p>4,05 €</text:p>
          </table:table-cell>
          <table:table-cell table:style-name="ce339"/>
          <table:table-cell table:number-columns-repeated="5"/>
        </table:table-row>
        <table:table-row table:style-name="ro1">
          <table:table-cell office:value-type="string" calcext:value-type="string">
            <text:p>Oelwagen_alt</text:p>
          </table:table-cell>
          <table:table-cell office:value-type="string" calcext:value-type="string">
            <text:p>Oe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Waren.L3]" office:value-type="float" office:value="0.3" calcext:value-type="float">
            <text:p>0,3</text:p>
          </table:table-cell>
          <table:table-cell table:formula="of:=[.F24]*[.C24]" office:value-type="currency" office:currency="EUR" office:value="5.4" calcext:value-type="currency">
            <text:p>5,40 €</text:p>
          </table:table-cell>
          <table:table-cell/>
          <table:table-cell table:formula="of:=[.G24]/100/2*30" office:value-type="currency" office:currency="EUR" office:value="0.81" calcext:value-type="currency">
            <text:p>0,81 €</text:p>
          </table:table-cell>
          <table:table-cell table:formula="of:=([.L24]-[.I24])" office:value-type="currency" office:currency="EUR" office:value="0.81" calcext:value-type="currency">
            <text:p>0,81 €</text:p>
          </table:table-cell>
          <table:table-cell office:value-type="percentage" office:value="0.3" calcext:value-type="percentage">
            <text:p>30%</text:p>
          </table:table-cell>
          <table:table-cell table:formula="of:=[.G24]/10*3" office:value-type="currency" office:currency="EUR" office:value="1.62" calcext:value-type="currency">
            <text:p>1,62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50" office:value-type="string" calcext:value-type="string">
            <text:p>Bananenwagen</text:p>
          </table:table-cell>
          <table:table-cell table:style-name="ce50" office:value-type="string" calcext:value-type="string">
            <text:p>Trauben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90" calcext:value-type="float">
            <text:p>90</text:p>
          </table:table-cell>
          <table:table-cell table:style-name="ce50" table:formula="of:=0.2" office:value-type="float" office:value="0.2" calcext:value-type="float">
            <text:p>0,2</text:p>
          </table:table-cell>
          <table:table-cell table:formula="of:=[.F25]*[.C25]" office:value-type="currency" office:currency="EUR" office:value="2.4" calcext:value-type="currency">
            <text:p>2,40 €</text:p>
          </table:table-cell>
          <table:table-cell/>
          <table:table-cell table:formula="of:=[.G25]/100/2*39" office:value-type="currency" office:currency="EUR" office:value="0.468" calcext:value-type="currency">
            <text:p>0,47 €</text:p>
          </table:table-cell>
          <table:table-cell table:formula="of:=([.L25]-[.I25])" office:value-type="currency" office:currency="EUR" office:value="0.252" calcext:value-type="currency">
            <text:p>0,25 €</text:p>
          </table:table-cell>
          <table:table-cell office:value-type="percentage" office:value="0.39" calcext:value-type="percentage">
            <text:p>39%</text:p>
          </table:table-cell>
          <table:table-cell table:formula="of:=[.G25]/10*3" office:value-type="currency" office:currency="EUR" office:value="0.72" calcext:value-type="currency">
            <text:p>0,72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350" office:value-type="string" calcext:value-type="string">
            <text:p>Flachwagen_2</text:p>
          </table:table-cell>
          <table:table-cell table:style-name="ce350" office:value-type="string" calcext:value-type="string">
            <text:p>Fisch</text:p>
          </table:table-cell>
          <table:table-cell table:style-name="ce350" office:value-type="float" office:value="20" calcext:value-type="float">
            <text:p>20</text:p>
          </table:table-cell>
          <table:table-cell table:style-name="ce350" office:value-type="float" office:value="12" calcext:value-type="float">
            <text:p>12</text:p>
          </table:table-cell>
          <table:table-cell table:style-name="ce350" office:value-type="float" office:value="110" calcext:value-type="float">
            <text:p>110</text:p>
          </table:table-cell>
          <table:table-cell table:style-name="ce350" table:formula="of:=[Waren.L4]" office:value-type="float" office:value="0.4" calcext:value-type="float">
            <text:p>0,4</text:p>
          </table:table-cell>
          <table:table-cell table:formula="of:=[.F26]*[.C26]" office:value-type="currency" office:currency="EUR" office:value="8" calcext:value-type="currency">
            <text:p>8,00 €</text:p>
          </table:table-cell>
          <table:table-cell/>
          <table:table-cell table:formula="of:=[.G26]/100/2*39" office:value-type="currency" office:currency="EUR" office:value="1.56" calcext:value-type="currency">
            <text:p>1,56 €</text:p>
          </table:table-cell>
          <table:table-cell table:formula="of:=([.L26]-[.I26])" office:value-type="currency" office:currency="EUR" office:value="0.84" calcext:value-type="currency">
            <text:p>0,84 €</text:p>
          </table:table-cell>
          <table:table-cell office:value-type="percentage" office:value="0.39" calcext:value-type="percentage">
            <text:p>39%</text:p>
          </table:table-cell>
          <table:table-cell table:formula="of:=[.G26]/10*3" office:value-type="currency" office:currency="EUR" office:value="2.4" calcext:value-type="currency">
            <text:p>2,40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350" office:value-type="string" calcext:value-type="string">
            <text:p>Flachwagen_catg_04</text:p>
          </table:table-cell>
          <table:table-cell table:style-name="ce350" office:value-type="string" calcext:value-type="string">
            <text:p>Fleisch</text:p>
          </table:table-cell>
          <table:table-cell table:style-name="ce350" office:value-type="float" office:value="30" calcext:value-type="float">
            <text:p>30</text:p>
          </table:table-cell>
          <table:table-cell table:style-name="ce350" office:value-type="float" office:value="17" calcext:value-type="float">
            <text:p>17</text:p>
          </table:table-cell>
          <table:table-cell table:style-name="ce350" office:value-type="float" office:value="110" calcext:value-type="float">
            <text:p>110</text:p>
          </table:table-cell>
          <table:table-cell table:style-name="ce350" table:formula="of:=[Waren.L4]" office:value-type="float" office:value="0.4" calcext:value-type="float">
            <text:p>0,4</text:p>
          </table:table-cell>
          <table:table-cell table:formula="of:=[.F27]*[.C27]" office:value-type="currency" office:currency="EUR" office:value="12" calcext:value-type="currency">
            <text:p>12,00 €</text:p>
          </table:table-cell>
          <table:table-cell/>
          <table:table-cell table:formula="of:=[.G27]/100/2*39" office:value-type="currency" office:currency="EUR" office:value="2.34" calcext:value-type="currency">
            <text:p>2,34 €</text:p>
          </table:table-cell>
          <table:table-cell table:formula="of:=([.L27]-[.I27])" office:value-type="currency" office:currency="EUR" office:value="1.26" calcext:value-type="currency">
            <text:p>1,26 €</text:p>
          </table:table-cell>
          <table:table-cell office:value-type="percentage" office:value="0.39" calcext:value-type="percentage">
            <text:p>39%</text:p>
          </table:table-cell>
          <table:table-cell table:formula="of:=[.G27]/10*3" office:value-type="currency" office:currency="EUR" office:value="3.6" calcext:value-type="currency">
            <text:p>3,60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350" office:value-type="string" calcext:value-type="string">
            <text:p>Kuehlwagen1910</text:p>
          </table:table-cell>
          <table:table-cell table:style-name="ce350" office:value-type="string" calcext:value-type="string">
            <text:p>Fleisch</text:p>
          </table:table-cell>
          <table:table-cell table:number-columns-repeated="2" table:style-name="ce350" office:value-type="float" office:value="10" calcext:value-type="float">
            <text:p>10</text:p>
          </table:table-cell>
          <table:table-cell table:style-name="ce350" office:value-type="float" office:value="80" calcext:value-type="float">
            <text:p>80</text:p>
          </table:table-cell>
          <table:table-cell table:style-name="ce350" table:formula="of:=[Waren.L4]" office:value-type="float" office:value="0.4" calcext:value-type="float">
            <text:p>0,4</text:p>
          </table:table-cell>
          <table:table-cell table:formula="of:=[.F28]*[.C28]" office:value-type="currency" office:currency="EUR" office:value="4" calcext:value-type="currency">
            <text:p>4,00 €</text:p>
          </table:table-cell>
          <table:table-cell/>
          <table:table-cell table:formula="of:=[.G28]/100/2*39" office:value-type="currency" office:currency="EUR" office:value="0.78" calcext:value-type="currency">
            <text:p>0,78 €</text:p>
          </table:table-cell>
          <table:table-cell table:formula="of:=([.L28]-[.I28])" office:value-type="currency" office:currency="EUR" office:value="0.42" calcext:value-type="currency">
            <text:p>0,42 €</text:p>
          </table:table-cell>
          <table:table-cell office:value-type="percentage" office:value="0.39" calcext:value-type="percentage">
            <text:p>39%</text:p>
          </table:table-cell>
          <table:table-cell table:formula="of:=[.G28]/10*3" office:value-type="currency" office:currency="EUR" office:value="1.2" calcext:value-type="currency">
            <text:p>1,20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350" office:value-type="string" calcext:value-type="string">
            <text:p>Kuehlwagen1910-Brh</text:p>
          </table:table-cell>
          <table:table-cell table:style-name="ce350" office:value-type="string" calcext:value-type="string">
            <text:p>Fisch</text:p>
          </table:table-cell>
          <table:table-cell table:number-columns-repeated="2" table:style-name="ce350" office:value-type="float" office:value="10" calcext:value-type="float">
            <text:p>10</text:p>
          </table:table-cell>
          <table:table-cell table:style-name="ce350" office:value-type="float" office:value="80" calcext:value-type="float">
            <text:p>80</text:p>
          </table:table-cell>
          <table:table-cell table:style-name="ce350" table:formula="of:=[Waren.L4]" office:value-type="float" office:value="0.4" calcext:value-type="float">
            <text:p>0,4</text:p>
          </table:table-cell>
          <table:table-cell table:formula="of:=[.F29]*[.C29]" office:value-type="currency" office:currency="EUR" office:value="4" calcext:value-type="currency">
            <text:p>4,00 €</text:p>
          </table:table-cell>
          <table:table-cell/>
          <table:table-cell table:formula="of:=[.G29]/100/2*39" office:value-type="currency" office:currency="EUR" office:value="0.78" calcext:value-type="currency">
            <text:p>0,78 €</text:p>
          </table:table-cell>
          <table:table-cell table:formula="of:=([.L29]-[.I29])" office:value-type="currency" office:currency="EUR" office:value="0.42" calcext:value-type="currency">
            <text:p>0,42 €</text:p>
          </table:table-cell>
          <table:table-cell office:value-type="percentage" office:value="0.39" calcext:value-type="percentage">
            <text:p>39%</text:p>
          </table:table-cell>
          <table:table-cell table:formula="of:=[.G29]/10*3" office:value-type="currency" office:currency="EUR" office:value="1.2" calcext:value-type="currency">
            <text:p>1,20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350" office:value-type="string" calcext:value-type="string">
            <text:p>Kuehlwagen-alt</text:p>
          </table:table-cell>
          <table:table-cell table:style-name="ce350" office:value-type="string" calcext:value-type="string">
            <text:p>Fleisch</text:p>
          </table:table-cell>
          <table:table-cell table:style-name="ce350" office:value-type="float" office:value="12" calcext:value-type="float">
            <text:p>12</text:p>
          </table:table-cell>
          <table:table-cell table:style-name="ce350" office:value-type="float" office:value="19" calcext:value-type="float">
            <text:p>19</text:p>
          </table:table-cell>
          <table:table-cell table:style-name="ce350" office:value-type="float" office:value="80" calcext:value-type="float">
            <text:p>80</text:p>
          </table:table-cell>
          <table:table-cell table:style-name="ce350" table:formula="of:=[Waren.L4]" office:value-type="float" office:value="0.4" calcext:value-type="float">
            <text:p>0,4</text:p>
          </table:table-cell>
          <table:table-cell table:formula="of:=[.F30]*[.C30]" office:value-type="currency" office:currency="EUR" office:value="4.8" calcext:value-type="currency">
            <text:p>4,80 €</text:p>
          </table:table-cell>
          <table:table-cell/>
          <table:table-cell table:formula="of:=[.G30]/100/2*39" office:value-type="currency" office:currency="EUR" office:value="0.936" calcext:value-type="currency">
            <text:p>0,94 €</text:p>
          </table:table-cell>
          <table:table-cell table:formula="of:=([.L30]-[.I30])" office:value-type="currency" office:currency="EUR" office:value="0.504" calcext:value-type="currency">
            <text:p>0,50 €</text:p>
          </table:table-cell>
          <table:table-cell office:value-type="percentage" office:value="0.39" calcext:value-type="percentage">
            <text:p>39%</text:p>
          </table:table-cell>
          <table:table-cell table:formula="of:=[.G30]/10*3" office:value-type="currency" office:currency="EUR" office:value="1.44" calcext:value-type="currency">
            <text:p>1,44 €</text:p>
          </table:table-cell>
          <table:table-cell table:style-name="ce339"/>
          <table:table-cell table:number-columns-repeated="5"/>
        </table:table-row>
        <table:table-row table:style-name="ro1">
          <table:table-cell table:style-name="ce350" office:value-type="string" calcext:value-type="string">
            <text:p>Kuehlwagen</text:p>
          </table:table-cell>
          <table:table-cell table:style-name="ce350" office:value-type="string" calcext:value-type="string">
            <text:p>Fleisch</text:p>
          </table:table-cell>
          <table:table-cell table:style-name="ce350" office:value-type="float" office:value="14" calcext:value-type="float">
            <text:p>14</text:p>
          </table:table-cell>
          <table:table-cell table:style-name="ce350" office:value-type="float" office:value="22" calcext:value-type="float">
            <text:p>22</text:p>
          </table:table-cell>
          <table:table-cell table:style-name="ce350" office:value-type="float" office:value="110" calcext:value-type="float">
            <text:p>110</text:p>
          </table:table-cell>
          <table:table-cell table:style-name="ce350" table:formula="of:=[Waren.L4]" office:value-type="float" office:value="0.4" calcext:value-type="float">
            <text:p>0,4</text:p>
          </table:table-cell>
          <table:table-cell table:formula="of:=[.F31]*[.C31]" office:value-type="currency" office:currency="EUR" office:value="5.6" calcext:value-type="currency">
            <text:p>5,60 €</text:p>
          </table:table-cell>
          <table:table-cell/>
          <table:table-cell table:formula="of:=[.G31]/100/2*39" office:value-type="currency" office:currency="EUR" office:value="1.092" calcext:value-type="currency">
            <text:p>1,09 €</text:p>
          </table:table-cell>
          <table:table-cell table:formula="of:=([.L31]-[.I31])" office:value-type="currency" office:currency="EUR" office:value="0.588" calcext:value-type="currency">
            <text:p>0,59 €</text:p>
          </table:table-cell>
          <table:table-cell office:value-type="percentage" office:value="0.39" calcext:value-type="percentage">
            <text:p>39%</text:p>
          </table:table-cell>
          <table:table-cell table:formula="of:=[.G31]/10*3" office:value-type="currency" office:currency="EUR" office:value="1.68" calcext:value-type="currency">
            <text:p>1,68 €</text:p>
          </table:table-cell>
          <table:table-cell table:style-name="ce339"/>
          <table:table-cell table:number-columns-repeated="5"/>
        </table:table-row>
        <table:table-row table:style-name="ro1">
          <table:table-cell office:value-type="string" calcext:value-type="string">
            <text:p>Kuehlwagen1910-liquid</text:p>
          </table:table-cell>
          <table:table-cell office:value-type="string" calcext:value-type="string">
            <text:p>wi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table:formula="of:=[.F32]*[.C32]" office:value-type="currency" office:currency="EUR" office:value="2.1" calcext:value-type="currency">
            <text:p>2,10 €</text:p>
          </table:table-cell>
          <table:table-cell/>
          <table:table-cell table:formula="of:=[.G32]/100/2*30" office:value-type="currency" office:currency="EUR" office:value="0.315" calcext:value-type="currency">
            <text:p>0,32 €</text:p>
          </table:table-cell>
          <table:table-cell table:formula="of:=([.L32]-[.I32])" office:value-type="currency" office:currency="EUR" office:value="0.315" calcext:value-type="currency">
            <text:p>0,32 €</text:p>
          </table:table-cell>
          <table:table-cell table:style-name="Default"/>
          <table:table-cell table:formula="of:=[.G32]/10*3" office:value-type="currency" office:currency="EUR" office:value="0.63" calcext:value-type="currency">
            <text:p>0,63 €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Flachwagen_Holz</text:p>
          </table:table-cell>
          <table:table-cell table:style-name="ce52" office:value-type="string" calcext:value-type="string">
            <text:p>Bretter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[Waren.L2]" office:value-type="float" office:value="0.2" calcext:value-type="float">
            <text:p>0,2</text:p>
          </table:table-cell>
          <table:table-cell table:formula="of:=[.F33]*[.C33]" office:value-type="currency" office:currency="EUR" office:value="5" calcext:value-type="currency">
            <text:p>5,00 €</text:p>
          </table:table-cell>
          <table:table-cell/>
          <table:table-cell table:formula="of:=[.G33]/100/2*39" office:value-type="currency" office:currency="EUR" office:value="0.975" calcext:value-type="currency">
            <text:p>0,98 €</text:p>
          </table:table-cell>
          <table:table-cell table:formula="of:=([.L33]-[.I33])" office:value-type="currency" office:currency="EUR" office:value="0.775" calcext:value-type="currency">
            <text:p>0,78 €</text:p>
          </table:table-cell>
          <table:table-cell office:value-type="percentage" office:value="0.39" calcext:value-type="percentage">
            <text:p>39%</text:p>
          </table:table-cell>
          <table:table-cell table:formula="of:=[.G33]/100*35" office:value-type="currency" office:currency="EUR" office:value="1.75" calcext:value-type="currency">
            <text:p>1,75 €</text:p>
          </table:table-cell>
          <table:table-cell table:number-columns-repeated="6"/>
        </table:table-row>
        <table:table-row table:style-name="ro1">
          <table:table-cell table:style-name="ce52" office:value-type="string" calcext:value-type="string">
            <text:p>Rungenwagen</text:p>
          </table:table-cell>
          <table:table-cell table:style-name="ce52" office:value-type="string" calcext:value-type="string">
            <text:p>Holz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0" calcext:value-type="float">
            <text:p>90</text:p>
          </table:table-cell>
          <table:table-cell table:style-name="ce52" table:formula="of:=[Waren.L2]" office:value-type="float" office:value="0.2" calcext:value-type="float">
            <text:p>0,2</text:p>
          </table:table-cell>
          <table:table-cell table:formula="of:=[.F34]*[.C34]" office:value-type="currency" office:currency="EUR" office:value="3" calcext:value-type="currency">
            <text:p>3,00 €</text:p>
          </table:table-cell>
          <table:table-cell/>
          <table:table-cell table:formula="of:=[.G34]/100/2*39" office:value-type="currency" office:currency="EUR" office:value="0.585" calcext:value-type="currency">
            <text:p>0,59 €</text:p>
          </table:table-cell>
          <table:table-cell table:formula="of:=([.L34]-[.I34])" office:value-type="currency" office:currency="EUR" office:value="0.315" calcext:value-type="currency">
            <text:p>0,32 €</text:p>
          </table:table-cell>
          <table:table-cell office:value-type="percentage" office:value="0.39" calcext:value-type="percentage">
            <text:p>39%</text:p>
          </table:table-cell>
          <table:table-cell table:formula="of:=[.G34]/10*3" office:value-type="currency" office:currency="EUR" office:value="0.9" calcext:value-type="currency">
            <text:p>0,90 €</text:p>
          </table:table-cell>
          <table:table-cell table:number-columns-repeated="6"/>
        </table:table-row>
        <table:table-row table:style-name="ro1">
          <table:table-cell table:style-name="ce50" office:value-type="string" calcext:value-type="string">
            <text:p>Getreidewagen</text:p>
          </table:table-cell>
          <table:table-cell table:style-name="ce50" office:value-type="string" calcext:value-type="string">
            <text:p>Weizen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13" calcext:value-type="float">
            <text:p>13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0.2" calcext:value-type="float">
            <text:p>0,2</text:p>
          </table:table-cell>
          <table:table-cell table:formula="of:=[.C35]*[.F35]" office:value-type="currency" office:currency="EUR" office:value="6" calcext:value-type="currency">
            <text:p>6,00 €</text:p>
          </table:table-cell>
          <table:table-cell/>
          <table:table-cell table:formula="of:=[.G35]/100/2*39" office:value-type="currency" office:currency="EUR" office:value="1.17" calcext:value-type="currency">
            <text:p>1,17 €</text:p>
          </table:table-cell>
          <table:table-cell table:formula="of:=([.L35]-[.I35])" office:value-type="currency" office:currency="EUR" office:value="0.63" calcext:value-type="currency">
            <text:p>0,63 €</text:p>
          </table:table-cell>
          <table:table-cell office:value-type="percentage" office:value="0.39" calcext:value-type="percentage">
            <text:p>39%</text:p>
          </table:table-cell>
          <table:table-cell table:formula="of:=[.G35]/10*3" office:value-type="currency" office:currency="EUR" office:value="1.8" calcext:value-type="currency">
            <text:p>1,80 €</text:p>
          </table:table-cell>
          <table:table-cell table:style-name="ce339"/>
          <table:table-cell table:number-columns-repeated="5"/>
        </table:table-row>
        <table:table-row table:style-name="ro1">
          <table:table-cell office:value-type="string" calcext:value-type="string">
            <text:p>Staubwagen</text:p>
          </table:table-cell>
          <table:table-cell office:value-type="string" calcext:value-type="string">
            <text:p>Zement_lose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formula="of:=[Waren.L3]" office:value-type="float" office:value="0.3" calcext:value-type="float">
            <text:p>0,3</text:p>
          </table:table-cell>
          <table:table-cell table:formula="of:=[.C36]*[.F36]" office:value-type="currency" office:currency="EUR" office:value="3.9" calcext:value-type="currency">
            <text:p>3,90 €</text:p>
          </table:table-cell>
          <table:table-cell/>
          <table:table-cell table:formula="of:=[.G36]/100/2*39" office:value-type="currency" office:currency="EUR" office:value="0.7605" calcext:value-type="currency">
            <text:p>0,76 €</text:p>
          </table:table-cell>
          <table:table-cell table:formula="of:=([.L36]-[.I36])" office:value-type="currency" office:currency="EUR" office:value="0.4095" calcext:value-type="currency">
            <text:p>0,41 €</text:p>
          </table:table-cell>
          <table:table-cell office:value-type="percentage" office:value="0.39" calcext:value-type="percentage">
            <text:p>39%</text:p>
          </table:table-cell>
          <table:table-cell table:formula="of:=[.G36]/10*3" office:value-type="currency" office:currency="EUR" office:value="1.17" calcext:value-type="currency">
            <text:p>1,17 €</text:p>
          </table:table-cell>
          <table:table-cell table:style-name="ce339"/>
          <table:table-cell table:number-columns-repeated="5"/>
        </table:table-row>
        <table:table-row table:style-name="ro1">
          <table:table-cell office:value-type="string" calcext:value-type="string">
            <text:p>Adler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KPEV_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8Tender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PrG8Tend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34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Kab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R01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ZT_Rheingold_1_Pack1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style-name="ce353" table:formula="of:=[Waren.J3]" office:value-type="currency" office:currency="EUR" office:value="0" calcext:value-type="currency">
            <text:p>0,00 €</text:p>
          </table:table-cell>
          <table:table-cell table:formula="of:=[.C44]*[.F44]" office:value-type="currency" office:currency="EUR" office:value="0" calcext:value-type="currency">
            <text:p>0,00 €</text:p>
          </table:table-cell>
          <table:table-cell table:style-name="ce358" table:formula="of:=[.G44]/2" office:value-type="currency" office:currency="EUR" office:value="0" calcext:value-type="currency">
            <text:p>0,00 €</text:p>
          </table:table-cell>
          <table:table-cell table:formula="of:=[.G44]/10" office:value-type="currency" office:currency="EUR" office:value="0" calcext:value-type="currency">
            <text:p>0,00 €</text:p>
          </table:table-cell>
          <table:table-cell table:formula="of:=[.I44]*[.K44]" office:value-type="currency" office:currency="EUR" office:value="0" calcext:value-type="currency">
            <text:p>0,00 €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Gilt nicht für Po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ZT_Rheingold_1_Pack2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style-name="ce353" table:formula="of:=[Waren.J3]" office:value-type="currency" office:currency="EUR" office:value="0" calcext:value-type="currency">
            <text:p>0,00 €</text:p>
          </table:table-cell>
          <table:table-cell table:formula="of:=[.C45]*[.F45]" office:value-type="currency" office:currency="EUR" office:value="0" calcext:value-type="currency">
            <text:p>0,00 €</text:p>
          </table:table-cell>
          <table:table-cell table:style-name="ce358" table:formula="of:=[.G45]/2" office:value-type="currency" office:currency="EUR" office:value="0" calcext:value-type="currency">
            <text:p>0,00 €</text:p>
          </table:table-cell>
          <table:table-cell table:formula="of:=[.G45]/10" office:value-type="currency" office:currency="EUR" office:value="0" calcext:value-type="currency">
            <text:p>0,00 €</text:p>
          </table:table-cell>
          <table:table-cell table:formula="of:=[.I45]*[.K45]" office:value-type="currency" office:currency="EUR" office:value="0" calcext:value-type="currency">
            <text:p>0,00 €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ahnpostwagen_mr-a26</text:p>
          </table:table-cell>
          <table:table-cell office:value-type="string" calcext:value-type="string">
            <text:p>Post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353" table:formula="of:=[Waren.J3]" office:value-type="currency" office:currency="EUR" office:value="0" calcext:value-type="currency">
            <text:p>0,00 €</text:p>
          </table:table-cell>
          <table:table-cell table:formula="of:=[.C46]*[.F46]" office:value-type="currency" office:currency="EUR" office:value="0" calcext:value-type="currency">
            <text:p>0,00 €</text:p>
          </table:table-cell>
          <table:table-cell table:style-name="ce358" table:formula="of:=[.G46]/2" office:value-type="currency" office:currency="EUR" office:value="0" calcext:value-type="currency">
            <text:p>0,00 €</text:p>
          </table:table-cell>
          <table:table-cell table:formula="of:=[.G46]/10" office:value-type="currency" office:currency="EUR" office:value="0" calcext:value-type="currency">
            <text:p>0,00 €</text:p>
          </table:table-cell>
          <table:table-cell table:formula="of:=[.I46]*[.K46]" office:value-type="currency" office:currency="EUR" office:value="0" calcext:value-type="currency">
            <text:p>0,00 €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wgPr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style-name="ce353" table:formula="of:=[Waren.J3]" office:value-type="currency" office:currency="EUR" office:value="0" calcext:value-type="currency">
            <text:p>0,00 €</text:p>
          </table:table-cell>
          <table:table-cell table:formula="of:=[.C47]*[.F47]" office:value-type="currency" office:currency="EUR" office:value="0" calcext:value-type="currency">
            <text:p>0,00 €</text:p>
          </table:table-cell>
          <table:table-cell table:style-name="ce358" table:formula="of:=[.G47]/2" office:value-type="currency" office:currency="EUR" office:value="0" calcext:value-type="currency">
            <text:p>0,00 €</text:p>
          </table:table-cell>
          <table:table-cell table:formula="of:=[.G47]/10" office:value-type="currency" office:currency="EUR" office:value="0" calcext:value-type="currency">
            <text:p>0,00 €</text:p>
          </table:table-cell>
          <table:table-cell table:formula="of:=[.I47]*[.K47]" office:value-type="currency" office:currency="EUR" office:value="0" calcext:value-type="currency">
            <text:p>0,00 €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ZT_PrPostwagen</text:p>
          </table:table-cell>
          <table:table-cell office:value-type="string" calcext:value-type="string">
            <text:p>Post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style-name="ce353" table:formula="of:=[Waren.J3]" office:value-type="currency" office:currency="EUR" office:value="0" calcext:value-type="currency">
            <text:p>0,00 €</text:p>
          </table:table-cell>
          <table:table-cell table:formula="of:=[.C48]*[.F48]" office:value-type="currency" office:currency="EUR" office:value="0" calcext:value-type="currency">
            <text:p>0,00 €</text:p>
          </table:table-cell>
          <table:table-cell table:style-name="ce358" table:formula="of:=[.G48]/2" office:value-type="currency" office:currency="EUR" office:value="0" calcext:value-type="currency">
            <text:p>0,00 €</text:p>
          </table:table-cell>
          <table:table-cell table:formula="of:=[.G48]/10" office:value-type="currency" office:currency="EUR" office:value="0" calcext:value-type="currency">
            <text:p>0,00 €</text:p>
          </table:table-cell>
          <table:table-cell table:formula="of:=[.I48]*[.K48]" office:value-type="currency" office:currency="EUR" office:value="0" calcext:value-type="currency">
            <text:p>0,00 €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ZT_D4ue-36</text:p>
          </table:table-cell>
          <table:table-cell office:value-type="string" calcext:value-type="string">
            <text:p>Post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style-name="ce353" table:formula="of:=[Waren.J3]" office:value-type="currency" office:currency="EUR" office:value="0" calcext:value-type="currency">
            <text:p>0,00 €</text:p>
          </table:table-cell>
          <table:table-cell table:formula="of:=[.C49]*[.F49]" office:value-type="currency" office:currency="EUR" office:value="0" calcext:value-type="currency">
            <text:p>0,00 €</text:p>
          </table:table-cell>
          <table:table-cell table:style-name="ce358" table:formula="of:=[.G49]/2" office:value-type="currency" office:currency="EUR" office:value="0" calcext:value-type="currency">
            <text:p>0,00 €</text:p>
          </table:table-cell>
          <table:table-cell table:formula="of:=[.G49]/10" office:value-type="currency" office:currency="EUR" office:value="0" calcext:value-type="currency">
            <text:p>0,00 €</text:p>
          </table:table-cell>
          <table:table-cell table:formula="of:=[.I49]*[.K49]" office:value-type="currency" office:currency="EUR" office:value="0" calcext:value-type="currency">
            <text:p>0,00 €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BZT_Pwi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style-name="ce353" table:formula="of:=[Waren.J3]" office:value-type="currency" office:currency="EUR" office:value="0" calcext:value-type="currency">
            <text:p>0,00 €</text:p>
          </table:table-cell>
          <table:table-cell table:formula="of:=[.C50]*[.F50]" office:value-type="currency" office:currency="EUR" office:value="0" calcext:value-type="currency">
            <text:p>0,00 €</text:p>
          </table:table-cell>
          <table:table-cell table:style-name="ce358" table:formula="of:=[.G50]/2" office:value-type="currency" office:currency="EUR" office:value="0" calcext:value-type="currency">
            <text:p>0,00 €</text:p>
          </table:table-cell>
          <table:table-cell table:formula="of:=[.G50]/10" office:value-type="currency" office:currency="EUR" office:value="0" calcext:value-type="currency">
            <text:p>0,00 €</text:p>
          </table:table-cell>
          <table:table-cell table:formula="of:=[.I50]*[.K50]" office:value-type="currency" office:currency="EUR" office:value="0" calcext:value-type="currency">
            <text:p>0,00 €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53" office:value-type="string" calcext:value-type="string">
            <text:p>Flachwagen-Spezial</text:p>
          </table:table-cell>
          <table:table-cell table:style-name="ce53" office:value-type="string" calcext:value-type="string">
            <text:p>Stahl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0" calcext:value-type="float">
            <text:p>90</text:p>
          </table:table-cell>
          <table:table-cell table:style-name="ce53" table:formula="of:=[Waren.L3]" office:value-type="float" office:value="0.3" calcext:value-type="float">
            <text:p>0,3</text:p>
          </table:table-cell>
          <table:table-cell table:formula="of:=[.C51]*[.F51]" office:value-type="currency" office:currency="EUR" office:value="6" calcext:value-type="currency">
            <text:p>6,00 €</text:p>
          </table:table-cell>
          <table:table-cell/>
          <table:table-cell table:formula="of:=[.G51]/100/2*25" office:value-type="currency" office:currency="EUR" office:value="0.75" calcext:value-type="currency">
            <text:p>0,75 €</text:p>
          </table:table-cell>
          <table:table-cell table:formula="of:=([.L51]-[.I51])" office:value-type="currency" office:currency="EUR" office:value="1.05" calcext:value-type="currency">
            <text:p>1,05 €</text:p>
          </table:table-cell>
          <table:table-cell table:style-name="ce364" office:value-type="percentage" office:value="0.25" calcext:value-type="percentage">
            <text:p>25,00%</text:p>
          </table:table-cell>
          <table:table-cell table:formula="of:=[.G51]/10*3" office:value-type="currency" office:currency="EUR" office:value="1.8" calcext:value-type="currency">
            <text:p>1,80 €</text:p>
          </table:table-cell>
          <table:table-cell table:number-columns-repeated="6"/>
        </table:table-row>
        <table:table-row table:style-name="ro1">
          <table:table-cell table:style-name="ce53" office:value-type="string" calcext:value-type="string">
            <text:p>Stahlwagen1</text:p>
          </table:table-cell>
          <table:table-cell table:style-name="ce53" office:value-type="string" calcext:value-type="string">
            <text:p>Stahl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0" calcext:value-type="float">
            <text:p>90</text:p>
          </table:table-cell>
          <table:table-cell table:style-name="ce53" table:formula="of:=[Waren.L3]" office:value-type="float" office:value="0.3" calcext:value-type="float">
            <text:p>0,3</text:p>
          </table:table-cell>
          <table:table-cell table:formula="of:=[.C52]*[.F52]" office:value-type="currency" office:currency="EUR" office:value="4.5" calcext:value-type="currency">
            <text:p>4,50 €</text:p>
          </table:table-cell>
          <table:table-cell/>
          <table:table-cell table:formula="of:=[.G52]/100/2*25" office:value-type="currency" office:currency="EUR" office:value="0.5625" calcext:value-type="currency">
            <text:p>0,56 €</text:p>
          </table:table-cell>
          <table:table-cell table:formula="of:=([.L52]-[.I52])" office:value-type="currency" office:currency="EUR" office:value="0.7875" calcext:value-type="currency">
            <text:p>0,79 €</text:p>
          </table:table-cell>
          <table:table-cell table:style-name="ce364" office:value-type="percentage" office:value="0.25" calcext:value-type="percentage">
            <text:p>25,00%</text:p>
          </table:table-cell>
          <table:table-cell table:formula="of:=[.G52]/10*3" office:value-type="currency" office:currency="EUR" office:value="1.35" calcext:value-type="currency">
            <text:p>1,35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hwagen</text:p>
          </table:table-cell>
          <table:table-cell office:value-type="string" calcext:value-type="string">
            <text:p>Vieh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,3</text:p>
          </table:table-cell>
          <table:table-cell table:style-name="ce350" table:formula="of:=[.F53]*[.C53]" office:value-type="float" office:value="4.2" calcext:value-type="float">
            <text:p>4,2</text:p>
          </table:table-cell>
          <table:table-cell/>
          <table:table-cell table:formula="of:=[.G53]/100/2*25" office:value-type="currency" office:currency="EUR" office:value="0.525" calcext:value-type="currency">
            <text:p>0,53 €</text:p>
          </table:table-cell>
          <table:table-cell table:formula="of:=([.L53]-[.I53])" office:value-type="currency" office:currency="EUR" office:value="0.735" calcext:value-type="currency">
            <text:p>0,74 €</text:p>
          </table:table-cell>
          <table:table-cell table:style-name="Default"/>
          <table:table-cell table:formula="of:=[.G53]/10*3" office:value-type="currency" office:currency="EUR" office:value="1.26" calcext:value-type="currency">
            <text:p>1,26 €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50"/>
          <table:table-cell/>
          <table:table-cell table:style-name="ce60"/>
          <table:table-cell table:style-name="ce362"/>
          <table:table-cell table:style-name="Default" table:number-columns-repeated="2"/>
          <table:table-cell table:number-columns-repeated="6"/>
        </table:table-row>
      </table:table>
      <table:table table:name="LKW_Anhänger" table:style-name="ta3">
        <table:table-column table:style-name="co15" table:default-cell-style-name="Default"/>
        <table:table-column table:style-name="co6" table:number-columns-repeated="7" table:default-cell-style-name="Default"/>
        <table:table-column table:style-name="co6" table:default-cell-style-name="ce74"/>
        <table:table-column table:style-name="co6" table:default-cell-style-name="Default"/>
        <table:table-column table:style-name="co6" table:default-cell-style-name="ce74"/>
        <table:table-column table:style-name="co16" table:default-cell-style-name="ce85"/>
        <table:table-column table:style-name="co17" table:default-cell-style-name="ce87"/>
        <table:table-column table:style-name="co6" table:number-columns-repeated="6" table:default-cell-style-name="Default"/>
        <table:table-row table:style-name="ro1">
          <table:table-cell table:number-columns-repeated="5"/>
          <table:table-cell office:value-type="string" calcext:value-type="string">
            <text:p>Profit pro </text:p>
          </table:table-cell>
          <table:table-cell table:number-columns-repeated="2"/>
          <table:table-cell table:style-name="Default" office:value-type="string" calcext:value-type="string">
            <text:p>Profit bei</text:p>
          </table:table-cell>
          <table:table-cell/>
          <table:table-cell table:style-name="Default"/>
          <table:table-cell table:style-name="Default" office:value-type="string" calcext:value-type="string">
            <text:p>Auflieger oder Sattelzug?</text:p>
          </table:table-cell>
          <table:table-cell table:style-name="Default"/>
          <table:table-cell/>
          <table:table-cell table:style-name="ce68" office:value-type="string" calcext:value-type="string" table:number-columns-spanned="4" table:number-rows-spanned="1">
            <text:p>Wichtig! Ware hat keinen Ping Pong Effekt!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Einheit</text:p>
          </table:table-cell>
          <table:table-cell table:number-columns-repeated="2"/>
          <table:table-cell table:style-name="ce65" office:value-type="percentage" office:value="1" calcext:value-type="percentage">
            <text:p>100,00%</text:p>
          </table:table-cell>
          <table:table-cell table:style-name="ce65" office:value-type="percentage" office:value="0.5" calcext:value-type="percentage">
            <text:p>50,00%</text:p>
          </table:table-cell>
          <table:table-cell table:style-name="ce65" office:value-type="percentage" office:value="0.1" calcext:value-type="percentage">
            <text:p>10,00%</text:p>
          </table:table-cell>
          <table:table-cell table:style-name="ce83" office:value-type="string" calcext:value-type="string">
            <text:p>Nein -=&gt;40%</text:p>
          </table:table-cell>
          <table:table-cell table:style-name="ce83" office:value-type="string" calcext:value-type="string">
            <text:p>Ja=&gt;siehe Waggons</text:p>
          </table:table-cell>
          <table:table-cell/>
          <table:table-cell table:style-name="ce69" office:value-type="string" calcext:value-type="string" table:number-columns-spanned="5" table:number-rows-spanned="1">
            <text:p>Post wie Personenverkehr, da Ping Pong Betrieb fast immer möglich!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uflieger_Autotransport_alt</text:p>
          </table:table-cell>
          <table:table-cell office:value-type="float" office:value="7" calcext:value-type="float">
            <text:p>7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utos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style-name="ce54" table:formula="of:=[.F3]*[.B3]" office:value-type="currency" office:currency="EUR" office:value="3.5" calcext:value-type="currency">
            <text:p>3,50 €</text:p>
          </table:table-cell>
          <table:table-cell/>
          <table:table-cell table:style-name="ce54" table:formula="of:=[.I3]/10" office:value-type="currency" office:currency="EUR" office:value="0.35" calcext:value-type="currency">
            <text:p>0,35 €</text:p>
          </table:table-cell>
          <table:table-cell table:style-name="ce84"/>
          <table:table-cell table:style-name="ce86" table:formula="of:=([.I3]/100*40)/2" office:value-type="currency" office:currency="EUR" office:value="0.7" calcext:value-type="currency">
            <text:p>0,70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nhaenger_1965_16t_Stueckgut_Koffer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6.1" calcext:value-type="float">
            <text:p>6,1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4]*[.B4]" office:value-type="currency" office:currency="EUR" office:value="4.8" calcext:value-type="currency">
            <text:p>4,80 €</text:p>
          </table:table-cell>
          <table:table-cell table:style-name="ce70"/>
          <table:table-cell table:formula="of:=[.I4]/10" office:value-type="currency" office:currency="EUR" office:value="0.48" calcext:value-type="currency">
            <text:p>0,48 €</text:p>
          </table:table-cell>
          <table:table-cell table:formula="of:=[.K4]*4" office:value-type="currency" office:currency="EUR" office:value="1.92" calcext:value-type="currency">
            <text:p>1,92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anhaenger_1965_16t_Stueckgut_Plane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5.4" calcext:value-type="float">
            <text:p>5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5]*[.B5]" office:value-type="currency" office:currency="EUR" office:value="4.8" calcext:value-type="currency">
            <text:p>4,80 €</text:p>
          </table:table-cell>
          <table:table-cell table:style-name="ce70"/>
          <table:table-cell table:formula="of:=[.I5]/10" office:value-type="currency" office:currency="EUR" office:value="0.48" calcext:value-type="currency">
            <text:p>0,48 €</text:p>
          </table:table-cell>
          <table:table-cell table:formula="of:=[.K5]*4" office:value-type="currency" office:currency="EUR" office:value="1.92" calcext:value-type="currency">
            <text:p>1,92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anhaenger_1990_16t_Stueckgut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5.6" calcext:value-type="float">
            <text:p>5,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6]*[.B6]" office:value-type="currency" office:currency="EUR" office:value="5.6" calcext:value-type="currency">
            <text:p>5,60 €</text:p>
          </table:table-cell>
          <table:table-cell table:style-name="ce70"/>
          <table:table-cell table:formula="of:=[.I6]/10" office:value-type="currency" office:currency="EUR" office:value="0.56" calcext:value-type="currency">
            <text:p>0,56 €</text:p>
          </table:table-cell>
          <table:table-cell table:formula="of:=[.K6]*4" office:value-type="currency" office:currency="EUR" office:value="2.24" calcext:value-type="currency">
            <text:p>2,24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LKW_Buchtrailer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40" calcext:value-type="float">
            <text:p>4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7]*[.B7]" office:value-type="currency" office:currency="EUR" office:value="2.4" calcext:value-type="currency">
            <text:p>2,40 €</text:p>
          </table:table-cell>
          <table:table-cell table:style-name="ce70"/>
          <table:table-cell table:formula="of:=[.I7]/10" office:value-type="currency" office:currency="EUR" office:value="0.24" calcext:value-type="currency">
            <text:p>0,24 €</text:p>
          </table:table-cell>
          <table:table-cell table:formula="of:=[.K7]*4" office:value-type="currency" office:currency="EUR" office:value="0.96" calcext:value-type="currency">
            <text:p>0,96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Anhaenger_12t_Stueckgut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4.4" calcext:value-type="float">
            <text:p>4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8]*[.B8]" office:value-type="currency" office:currency="EUR" office:value="3.6" calcext:value-type="currency">
            <text:p>3,60 €</text:p>
          </table:table-cell>
          <table:table-cell table:style-name="ce70"/>
          <table:table-cell table:formula="of:=[.I8]/10" office:value-type="currency" office:currency="EUR" office:value="0.36" calcext:value-type="currency">
            <text:p>0,36 €</text:p>
          </table:table-cell>
          <table:table-cell table:formula="of:=[.K8]*4" office:value-type="currency" office:currency="EUR" office:value="1.44" calcext:value-type="currency">
            <text:p>1,44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Anhaenger_18t_Stueck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9]*[.B9]" office:value-type="currency" office:currency="EUR" office:value="4.8" calcext:value-type="currency">
            <text:p>4,80 €</text:p>
          </table:table-cell>
          <table:table-cell table:style-name="ce70"/>
          <table:table-cell table:formula="of:=[.I9]/10" office:value-type="currency" office:currency="EUR" office:value="0.48" calcext:value-type="currency">
            <text:p>0,48 €</text:p>
          </table:table-cell>
          <table:table-cell table:formula="of:=[.K9]*4" office:value-type="currency" office:currency="EUR" office:value="1.92" calcext:value-type="currency">
            <text:p>1,92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Anhaenger_18t_ISO_Container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10]*[.B10]" office:value-type="currency" office:currency="EUR" office:value="4.8" calcext:value-type="currency">
            <text:p>4,80 €</text:p>
          </table:table-cell>
          <table:table-cell table:style-name="ce70"/>
          <table:table-cell table:formula="of:=[.I10]/10" office:value-type="currency" office:currency="EUR" office:value="0.48" calcext:value-type="currency">
            <text:p>0,48 €</text:p>
          </table:table-cell>
          <table:table-cell table:formula="of:=[.K10]*4" office:value-type="currency" office:currency="EUR" office:value="1.92" calcext:value-type="currency">
            <text:p>1,92 €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70" office:value-type="string" calcext:value-type="string">
            <text:p>Anhaenger_18t_Tautliner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11]*[.B11]" office:value-type="currency" office:currency="EUR" office:value="4.8" calcext:value-type="currency">
            <text:p>4,80 €</text:p>
          </table:table-cell>
          <table:table-cell table:style-name="ce70"/>
          <table:table-cell table:formula="of:=[.I11]/10" office:value-type="currency" office:currency="EUR" office:value="0.48" calcext:value-type="currency">
            <text:p>0,48 €</text:p>
          </table:table-cell>
          <table:table-cell table:formula="of:=[.K11]*4" office:value-type="currency" office:currency="EUR" office:value="1.92" calcext:value-type="currency">
            <text:p>1,92 €</text:p>
          </table:table-cell>
          <table:table-cell table:style-name="ce86"/>
          <table:table-cell table:number-columns-repeated="6"/>
        </table:table-row>
        <table:table-row table:style-name="ro1">
          <table:table-cell table:style-name="ce70" office:value-type="string" calcext:value-type="string">
            <text:p>Auflieger_32t_Stueckgut</text:p>
          </table:table-cell>
          <table:table-cell table:style-name="ce70" office:value-type="float" office:value="24" calcext:value-type="float">
            <text:p>24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4"/>
          <table:table-cell table:formula="of:=[.F12]*[.B12]" office:value-type="currency" office:currency="EUR" office:value="9.6" calcext:value-type="currency">
            <text:p>9,60 €</text:p>
          </table:table-cell>
          <table:table-cell table:style-name="ce70"/>
          <table:table-cell table:formula="of:=[.I12]/10" office:value-type="currency" office:currency="EUR" office:value="0.96" calcext:value-type="currency">
            <text:p>0,96 €</text:p>
          </table:table-cell>
          <table:table-cell/>
          <table:table-cell table:style-name="ce86" table:formula="of:=([.I12]/100*40)/2" office:value-type="currency" office:currency="EUR" office:value="1.92" calcext:value-type="currency">
            <text:p>1,92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uflieger_40t_ISO_Container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9.53" calcext:value-type="float">
            <text:p>9,53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13]*[.B13]" office:value-type="currency" office:currency="EUR" office:value="10.4" calcext:value-type="currency">
            <text:p>10,40 €</text:p>
          </table:table-cell>
          <table:table-cell table:style-name="ce70"/>
          <table:table-cell table:formula="of:=[.I13]/10" office:value-type="currency" office:currency="EUR" office:value="1.04" calcext:value-type="currency">
            <text:p>1,04 €</text:p>
          </table:table-cell>
          <table:table-cell/>
          <table:table-cell table:style-name="ce86" table:formula="of:=([.I13]/100*40)/2" office:value-type="currency" office:currency="EUR" office:value="2.08" calcext:value-type="currency">
            <text:p>2,08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uflieger_40t_Tautliner</text:p>
          </table:table-cell>
          <table:table-cell table:style-name="ce70" office:value-type="float" office:value="26" calcext:value-type="float">
            <text:p>26</text:p>
          </table:table-cell>
          <table:table-cell table:style-name="ce70" office:value-type="float" office:value="9.8" calcext:value-type="float">
            <text:p>9,8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formula="of:=[Waren.L4]" office:value-type="float" office:value="0.4" calcext:value-type="float">
            <text:p>0,40</text:p>
          </table:table-cell>
          <table:table-cell table:style-name="ce75" office:value-type="percentage" office:value="0.4" calcext:value-type="percentage">
            <text:p>40,00%</text:p>
          </table:table-cell>
          <table:table-cell table:style-name="ce70"/>
          <table:table-cell table:formula="of:=[.F14]*[.B14]" office:value-type="currency" office:currency="EUR" office:value="10.4" calcext:value-type="currency">
            <text:p>10,40 €</text:p>
          </table:table-cell>
          <table:table-cell table:style-name="ce70"/>
          <table:table-cell table:formula="of:=[.I14]/10" office:value-type="currency" office:currency="EUR" office:value="1.04" calcext:value-type="currency">
            <text:p>1,04 €</text:p>
          </table:table-cell>
          <table:table-cell/>
          <table:table-cell table:style-name="ce86" table:formula="of:=([.I14]/100*40)/2" office:value-type="currency" office:currency="EUR" office:value="2.08" calcext:value-type="currency">
            <text:p>2,08 €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>
            <text:p>BZT_Culemeyer2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Sand</text:p>
          </table:table-cell>
          <table:table-cell table:style-name="ce49" office:value-type="float" office:value="50" calcext:value-type="float">
            <text:p>50</text:p>
          </table:table-cell>
          <table:table-cell table:style-name="ce49" table:formula="of:=[Waren.L3]" office:value-type="float" office:value="0.3" calcext:value-type="float">
            <text:p>0,3</text:p>
          </table:table-cell>
          <table:table-cell table:style-name="ce49" table:number-columns-repeated="2"/>
          <table:table-cell table:style-name="ce79" table:formula="of:=[.F15]*[.B15]" office:value-type="currency" office:currency="EUR" office:value="16.5" calcext:value-type="currency">
            <text:p>16,50 €</text:p>
          </table:table-cell>
          <table:table-cell table:style-name="ce49"/>
          <table:table-cell table:style-name="ce79" table:formula="of:=[.I15]/10" office:value-type="currency" office:currency="EUR" office:value="1.65" calcext:value-type="currency">
            <text:p>1,65 €</text:p>
          </table:table-cell>
          <table:table-cell/>
          <table:table-cell table:style-name="ce86" table:formula="of:=([.I15]/100*40)/2" office:value-type="currency" office:currency="EUR" office:value="3.3" calcext:value-type="currency">
            <text:p>3,30 €</text:p>
          </table:table-cell>
          <table:table-cell table:number-columns-repeated="6"/>
        </table:table-row>
        <table:table-row table:style-name="ro1">
          <table:table-cell table:style-name="ce49" office:value-type="string" calcext:value-type="string">
            <text:p>Auflieger_40t_Schuettgut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8.9" calcext:value-type="float">
            <text:p>8,9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50" calcext:value-type="float">
            <text:p>50</text:p>
          </table:table-cell>
          <table:table-cell table:style-name="ce49" table:formula="of:=[Waren.L3]" office:value-type="float" office:value="0.3" calcext:value-type="float">
            <text:p>0,3</text:p>
          </table:table-cell>
          <table:table-cell table:style-name="ce49" table:number-columns-repeated="2"/>
          <table:table-cell table:style-name="ce79" table:formula="of:=[.F16]*[.B16]" office:value-type="currency" office:currency="EUR" office:value="6.3" calcext:value-type="currency">
            <text:p>6,30 €</text:p>
          </table:table-cell>
          <table:table-cell table:style-name="ce49"/>
          <table:table-cell table:style-name="ce79" table:formula="of:=[.I16]/10" office:value-type="currency" office:currency="EUR" office:value="0.63" calcext:value-type="currency">
            <text:p>0,63 €</text:p>
          </table:table-cell>
          <table:table-cell table:style-name="ce84"/>
          <table:table-cell table:style-name="ce86" table:formula="of:=([.I16]/100*40)/2" office:value-type="currency" office:currency="EUR" office:value="1.26" calcext:value-type="currency">
            <text:p>1,2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haenger_18t_Mineraloeltransport</text:p>
          </table:table-cell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Oel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number-columns-repeated="2"/>
          <table:table-cell table:style-name="ce80" table:formula="of:=[.F17]*[.B17]" office:value-type="currency" office:currency="EUR" office:value="3.9" calcext:value-type="currency">
            <text:p>3,90 €</text:p>
          </table:table-cell>
          <table:table-cell table:style-name="ce82"/>
          <table:table-cell table:style-name="ce80" table:formula="of:=[.I17]/10" office:value-type="currency" office:currency="EUR" office:value="0.39" calcext:value-type="currency">
            <text:p>0,39 €</text:p>
          </table:table-cell>
          <table:table-cell table:formula="of:=[.K17]*4" office:value-type="currency" office:currency="EUR" office:value="1.56" calcext:value-type="currency">
            <text:p>1,56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lieger_38t_Mineraloel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el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number-columns-repeated="2"/>
          <table:table-cell table:style-name="ce80" table:formula="of:=[.F18]*[.B18]" office:value-type="currency" office:currency="EUR" office:value="6.9" calcext:value-type="currency">
            <text:p>6,90 €</text:p>
          </table:table-cell>
          <table:table-cell table:style-name="ce82"/>
          <table:table-cell table:style-name="ce80" table:formula="of:=[.I18]/10" office:value-type="currency" office:currency="EUR" office:value="0.69" calcext:value-type="currency">
            <text:p>0,69 €</text:p>
          </table:table-cell>
          <table:table-cell table:style-name="ce84"/>
          <table:table-cell table:style-name="ce86" table:formula="of:=([.I18]/100*40)/2" office:value-type="currency" office:currency="EUR" office:value="1.38" calcext:value-type="currency">
            <text:p>1,38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lieger_40t_Mineraloeltransport</text:p>
          </table:table-cell>
          <table:table-cell office:value-type="float" office:value="27" calcext:value-type="float">
            <text:p>27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Oel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float" office:value="0.3" calcext:value-type="float">
            <text:p>0,3</text:p>
          </table:table-cell>
          <table:table-cell table:number-columns-repeated="2"/>
          <table:table-cell table:style-name="ce80" table:formula="of:=[.F19]*[.B19]" office:value-type="currency" office:currency="EUR" office:value="8.1" calcext:value-type="currency">
            <text:p>8,10 €</text:p>
          </table:table-cell>
          <table:table-cell table:style-name="ce82"/>
          <table:table-cell table:style-name="ce80" table:formula="of:=[.I19]/10" office:value-type="currency" office:currency="EUR" office:value="0.81" calcext:value-type="currency">
            <text:p>0,81 €</text:p>
          </table:table-cell>
          <table:table-cell table:style-name="ce84"/>
          <table:table-cell table:style-name="ce86" table:formula="of:=([.I19]/100*40)/2" office:value-type="currency" office:currency="EUR" office:value="1.62" calcext:value-type="currency">
            <text:p>1,62 €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80"/>
          <table:table-cell table:style-name="ce82"/>
          <table:table-cell table:style-name="ce80"/>
          <table:table-cell table:style-name="ce84"/>
          <table:table-cell table:style-name="ce86"/>
          <table:table-cell table:number-columns-repeated="6"/>
        </table:table-row>
        <table:table-row table:style-name="ro1">
          <table:table-cell table:style-name="ce51" office:value-type="string" calcext:value-type="string">
            <text:p>Anhaenger_1960_Kuehlwaren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6.4" calcext:value-type="float">
            <text:p>6,4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formula="of:=[Waren.L4]" office:value-type="float" office:value="0.4" calcext:value-type="float">
            <text:p>0,4</text:p>
          </table:table-cell>
          <table:table-cell table:style-name="ce55" office:value-type="percentage" office:value="0.42" calcext:value-type="percentage">
            <text:p>42,00%</text:p>
          </table:table-cell>
          <table:table-cell table:style-name="ce51"/>
          <table:table-cell table:style-name="ce56" table:formula="of:=[.F21]*[.B21]" office:value-type="currency" office:currency="EUR" office:value="6" calcext:value-type="currency">
            <text:p>6,00 €</text:p>
          </table:table-cell>
          <table:table-cell table:style-name="ce51"/>
          <table:table-cell table:style-name="ce56" table:formula="of:=[.I21]/10" office:value-type="currency" office:currency="EUR" office:value="0.6" calcext:value-type="currency">
            <text:p>0,60 €</text:p>
          </table:table-cell>
          <table:table-cell table:formula="of:=[.I21]/100*42" office:value-type="currency" office:currency="EUR" office:value="2.52" calcext:value-type="currency">
            <text:p>2,52 €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Anhaenger_1990_16t_Kuehlwaren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2.3" calcext:value-type="float">
            <text:p>12,3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formula="of:=[Waren.L4]" office:value-type="float" office:value="0.4" calcext:value-type="float">
            <text:p>0,4</text:p>
          </table:table-cell>
          <table:table-cell table:style-name="ce55" office:value-type="percentage" office:value="0.42" calcext:value-type="percentage">
            <text:p>42,00%</text:p>
          </table:table-cell>
          <table:table-cell table:style-name="ce51"/>
          <table:table-cell table:style-name="ce56" table:formula="of:=[.F22]*[.B22]" office:value-type="currency" office:currency="EUR" office:value="5.6" calcext:value-type="currency">
            <text:p>5,60 €</text:p>
          </table:table-cell>
          <table:table-cell table:style-name="ce51"/>
          <table:table-cell table:style-name="ce56" table:formula="of:=[.I22]/10" office:value-type="currency" office:currency="EUR" office:value="0.56" calcext:value-type="currency">
            <text:p>0,56 €</text:p>
          </table:table-cell>
          <table:table-cell table:formula="of:=[.I22]/100*42" office:value-type="currency" office:currency="EUR" office:value="2.352" calcext:value-type="currency">
            <text:p>2,35 €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Anhaenger_12t_Kuehltransport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4.8" calcext:value-type="float">
            <text:p>4,8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formula="of:=[Waren.L4]" office:value-type="float" office:value="0.4" calcext:value-type="float">
            <text:p>0,4</text:p>
          </table:table-cell>
          <table:table-cell table:style-name="ce55" office:value-type="percentage" office:value="0.42" calcext:value-type="percentage">
            <text:p>42,00%</text:p>
          </table:table-cell>
          <table:table-cell table:style-name="ce51"/>
          <table:table-cell table:style-name="ce56" table:formula="of:=[.F23]*[.B23]" office:value-type="currency" office:currency="EUR" office:value="4.8" calcext:value-type="currency">
            <text:p>4,80 €</text:p>
          </table:table-cell>
          <table:table-cell table:style-name="ce51"/>
          <table:table-cell table:style-name="ce56" table:formula="of:=[.I23]/10" office:value-type="currency" office:currency="EUR" office:value="0.48" calcext:value-type="currency">
            <text:p>0,48 €</text:p>
          </table:table-cell>
          <table:table-cell table:formula="of:=[.I23]/100*42" office:value-type="currency" office:currency="EUR" office:value="2.016" calcext:value-type="currency">
            <text:p>2,02 €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Anhaenger_18t_Kuehltransport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.8" calcext:value-type="float">
            <text:p>5,8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formula="of:=[Waren.L4]" office:value-type="float" office:value="0.4" calcext:value-type="float">
            <text:p>0,4</text:p>
          </table:table-cell>
          <table:table-cell table:style-name="ce55" office:value-type="percentage" office:value="0.42" calcext:value-type="percentage">
            <text:p>42,00%</text:p>
          </table:table-cell>
          <table:table-cell table:style-name="ce51"/>
          <table:table-cell table:style-name="ce56" table:formula="of:=[.F24]*[.B24]" office:value-type="currency" office:currency="EUR" office:value="7.2" calcext:value-type="currency">
            <text:p>7,20 €</text:p>
          </table:table-cell>
          <table:table-cell table:style-name="ce51"/>
          <table:table-cell table:style-name="ce56" table:formula="of:=[.I24]/10" office:value-type="currency" office:currency="EUR" office:value="0.72" calcext:value-type="currency">
            <text:p>0,72 €</text:p>
          </table:table-cell>
          <table:table-cell table:formula="of:=[.I24]/100*42" office:value-type="currency" office:currency="EUR" office:value="3.024" calcext:value-type="currency">
            <text:p>3,02 €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Anhaenger_18t_Kuehlwaren_2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formula="of:=[Waren.L4]" office:value-type="float" office:value="0.4" calcext:value-type="float">
            <text:p>0,4</text:p>
          </table:table-cell>
          <table:table-cell table:style-name="ce55" office:value-type="percentage" office:value="0.42" calcext:value-type="percentage">
            <text:p>42,00%</text:p>
          </table:table-cell>
          <table:table-cell table:style-name="ce51"/>
          <table:table-cell table:style-name="ce56" table:formula="of:=[.F25]*[.B25]" office:value-type="currency" office:currency="EUR" office:value="8" calcext:value-type="currency">
            <text:p>8,00 €</text:p>
          </table:table-cell>
          <table:table-cell table:style-name="ce51"/>
          <table:table-cell table:style-name="ce56" table:formula="of:=[.I25]/10" office:value-type="currency" office:currency="EUR" office:value="0.8" calcext:value-type="currency">
            <text:p>0,80 €</text:p>
          </table:table-cell>
          <table:table-cell table:formula="of:=[.I25]/100*42" office:value-type="currency" office:currency="EUR" office:value="3.36" calcext:value-type="currency">
            <text:p>3,36 €</text:p>
          </table:table-cell>
          <table:table-cell table:number-columns-repeated="7"/>
        </table:table-row>
        <table:table-row table:style-name="ro1">
          <table:table-cell table:style-name="ce51" office:value-type="string" calcext:value-type="string">
            <text:p>Auflieger_40t_Kuehltransport</text:p>
          </table:table-cell>
          <table:table-cell table:style-name="ce51" office:value-type="float" office:value="34" calcext:value-type="float">
            <text:p>34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50" calcext:value-type="float">
            <text:p>50</text:p>
          </table:table-cell>
          <table:table-cell table:style-name="ce51" table:formula="of:=[Waren.L4]" office:value-type="float" office:value="0.4" calcext:value-type="float">
            <text:p>0,4</text:p>
          </table:table-cell>
          <table:table-cell table:style-name="ce55" office:value-type="percentage" office:value="0.42" calcext:value-type="percentage">
            <text:p>42,00%</text:p>
          </table:table-cell>
          <table:table-cell table:style-name="ce51"/>
          <table:table-cell table:style-name="ce56" table:formula="of:=[.F26]*[.B26]" office:value-type="currency" office:currency="EUR" office:value="13.6" calcext:value-type="currency">
            <text:p>13,60 €</text:p>
          </table:table-cell>
          <table:table-cell table:style-name="ce51"/>
          <table:table-cell table:style-name="ce56" table:formula="of:=[.I26]/10" office:value-type="currency" office:currency="EUR" office:value="1.36" calcext:value-type="currency">
            <text:p>1,36 €</text:p>
          </table:table-cell>
          <table:table-cell/>
          <table:table-cell table:style-name="ce85" table:formula="of:=([.I26]/100*42)/2" office:value-type="currency" office:currency="EUR" office:value="2.856" calcext:value-type="currency">
            <text:p>2,8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ZT_LKW_Milch_Trail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lch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style-name="ce56" table:formula="of:=[.F27]*[.B27]" office:value-type="currency" office:currency="EUR" office:value="2.1" calcext:value-type="currency">
            <text:p>2,10 €</text:p>
          </table:table-cell>
          <table:table-cell/>
          <table:table-cell table:style-name="Default"/>
          <table:table-cell table:formula="of:=[.I27]/100*42" office:value-type="currency" office:currency="EUR" office:value="0.882" calcext:value-type="currency">
            <text:p>0,88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haenger_12t_Milchtranspo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ch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style-name="ce56" table:formula="of:=[.F28]*[.B28]" office:value-type="currency" office:currency="EUR" office:value="1.2" calcext:value-type="currency">
            <text:p>1,20 €</text:p>
          </table:table-cell>
          <table:table-cell/>
          <table:table-cell table:style-name="Default"/>
          <table:table-cell table:formula="of:=[.I28]/100*42" office:value-type="currency" office:currency="EUR" office:value="0.504" calcext:value-type="currency">
            <text:p>0,50 €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nhaenger_18t_Milchtranspor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lch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style-name="ce56" table:formula="of:=[.F29]*[.B29]" office:value-type="currency" office:currency="EUR" office:value="3.3" calcext:value-type="currency">
            <text:p>3,30 €</text:p>
          </table:table-cell>
          <table:table-cell/>
          <table:table-cell table:style-name="Default"/>
          <table:table-cell table:formula="of:=[.I29]/100*42" office:value-type="currency" office:currency="EUR" office:value="1.386" calcext:value-type="currency">
            <text:p>1,39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lieger_40t_Milchtransport</text:p>
          </table:table-cell>
          <table:table-cell office:value-type="float" office:value="22" calcext:value-type="float">
            <text:p>22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Milch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style-name="ce56" table:formula="of:=[.F30]*[.B30]" office:value-type="currency" office:currency="EUR" office:value="6.6" calcext:value-type="currency">
            <text:p>6,60 €</text:p>
          </table:table-cell>
          <table:table-cell/>
          <table:table-cell table:style-name="Default"/>
          <table:table-cell table:style-name="ce84"/>
          <table:table-cell table:style-name="ce85" table:formula="of:=([.I28]/100*42)/2" office:value-type="currency" office:currency="EUR" office:value="0.252" calcext:value-type="currency">
            <text:p>0,25 €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Anhaenger_1990_16t_Holz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5.6" calcext:value-type="float">
            <text:p>5,6</text:p>
          </table:table-cell>
          <table:table-cell table:style-name="ce71" office:value-type="string" calcext:value-type="string">
            <text:p>Holz</text:p>
          </table:table-cell>
          <table:table-cell table:style-name="ce71" office:value-type="float" office:value="50" calcext:value-type="float">
            <text:p>50</text:p>
          </table:table-cell>
          <table:table-cell table:style-name="ce71" table:formula="of:=[Waren.L2]" office:value-type="float" office:value="0.2" calcext:value-type="float">
            <text:p>0,2</text:p>
          </table:table-cell>
          <table:table-cell table:style-name="ce76" office:value-type="percentage" office:value="0.47" calcext:value-type="percentage">
            <text:p>47,00%</text:p>
          </table:table-cell>
          <table:table-cell table:style-name="ce78"/>
          <table:table-cell table:style-name="ce78" table:formula="of:=[.F31]*[.B31]" office:value-type="currency" office:currency="EUR" office:value="2.8" calcext:value-type="currency">
            <text:p>2,80 €</text:p>
          </table:table-cell>
          <table:table-cell table:style-name="ce78" table:formula="of:=[.I31]/2" office:value-type="currency" office:currency="EUR" office:value="1.4" calcext:value-type="currency">
            <text:p>1,40 €</text:p>
          </table:table-cell>
          <table:table-cell table:style-name="ce71"/>
          <table:table-cell table:style-name="ce86" table:formula="of:=[.I31]/100*47" office:value-type="currency" office:currency="EUR" office:value="1.316" calcext:value-type="currency">
            <text:p>1,32 €</text:p>
          </table:table-cell>
          <table:table-cell table:number-columns-repeated="7"/>
        </table:table-row>
        <table:table-row table:style-name="ro1">
          <table:table-cell table:style-name="ce71" office:value-type="string" calcext:value-type="string">
            <text:p>Anhaenger_18t_Holztransport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5.2" calcext:value-type="float">
            <text:p>5,2</text:p>
          </table:table-cell>
          <table:table-cell table:style-name="ce71" office:value-type="string" calcext:value-type="string">
            <text:p>Holz</text:p>
          </table:table-cell>
          <table:table-cell table:style-name="ce71" office:value-type="float" office:value="50" calcext:value-type="float">
            <text:p>50</text:p>
          </table:table-cell>
          <table:table-cell table:style-name="ce71" table:formula="of:=[Waren.L2]" office:value-type="float" office:value="0.2" calcext:value-type="float">
            <text:p>0,2</text:p>
          </table:table-cell>
          <table:table-cell table:style-name="ce71" office:value-type="float" office:value="0.3" calcext:value-type="float">
            <text:p>0,3</text:p>
          </table:table-cell>
          <table:table-cell table:style-name="ce78"/>
          <table:table-cell table:style-name="ce78" table:formula="of:=[.F32]*[.B32]" office:value-type="currency" office:currency="EUR" office:value="3" calcext:value-type="currency">
            <text:p>3,00 €</text:p>
          </table:table-cell>
          <table:table-cell table:style-name="ce78" table:formula="of:=[.I32]/2" office:value-type="currency" office:currency="EUR" office:value="1.5" calcext:value-type="currency">
            <text:p>1,50 €</text:p>
          </table:table-cell>
          <table:table-cell table:style-name="ce71"/>
          <table:table-cell table:style-name="ce86" table:formula="of:=[.I32]/100*47" office:value-type="currency" office:currency="EUR" office:value="1.41" calcext:value-type="currency">
            <text:p>1,41 €</text:p>
          </table:table-cell>
          <table:table-cell table:number-columns-repeated="7"/>
        </table:table-row>
        <table:table-row table:style-name="ro1">
          <table:table-cell table:style-name="ce71" office:value-type="string" calcext:value-type="string">
            <text:p>Auflieger_40t_Holztransport_Kran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5.5" calcext:value-type="float">
            <text:p>5,5</text:p>
          </table:table-cell>
          <table:table-cell table:style-name="ce71" office:value-type="string" calcext:value-type="string">
            <text:p>Holz</text:p>
          </table:table-cell>
          <table:table-cell table:style-name="ce71" office:value-type="float" office:value="50" calcext:value-type="float">
            <text:p>50</text:p>
          </table:table-cell>
          <table:table-cell table:style-name="ce71" table:formula="of:=[Waren.L2]" office:value-type="float" office:value="0.2" calcext:value-type="float">
            <text:p>0,2</text:p>
          </table:table-cell>
          <table:table-cell table:style-name="ce71" office:value-type="string" calcext:value-type="string">
            <text:p>für Bretter</text:p>
          </table:table-cell>
          <table:table-cell table:style-name="ce78"/>
          <table:table-cell table:style-name="ce78" table:formula="of:=[.F33]*[.B33]" office:value-type="currency" office:currency="EUR" office:value="6.2" calcext:value-type="currency">
            <text:p>6,20 €</text:p>
          </table:table-cell>
          <table:table-cell table:style-name="ce78" table:formula="of:=[.I33]/2" office:value-type="currency" office:currency="EUR" office:value="3.1" calcext:value-type="currency">
            <text:p>3,10 €</text:p>
          </table:table-cell>
          <table:table-cell table:style-name="ce71"/>
          <table:table-cell table:style-name="ce84"/>
          <table:table-cell table:style-name="ce86" table:formula="of:=([.I33]/100*47)/2" office:value-type="currency" office:currency="EUR" office:value="1.457" calcext:value-type="currency">
            <text:p>1,46 €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Getreidetrailer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Weizen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formula="of:=[Waren.L2]" office:value-type="float" office:value="0.2" calcext:value-type="float">
            <text:p>0,2</text:p>
          </table:table-cell>
          <table:table-cell table:style-name="ce58" office:value-type="percentage" office:value="0.47" calcext:value-type="percentage">
            <text:p>47,00%</text:p>
          </table:table-cell>
          <table:table-cell table:style-name="ce57"/>
          <table:table-cell table:style-name="ce59" table:formula="of:=[.B34]*[.F34]" office:value-type="currency" office:currency="EUR" office:value="2.4" calcext:value-type="currency">
            <text:p>2,40 €</text:p>
          </table:table-cell>
          <table:table-cell table:style-name="ce59"/>
          <table:table-cell table:style-name="ce59" table:formula="of:=[.I34]/10" office:value-type="currency" office:currency="EUR" office:value="0.24" calcext:value-type="currency">
            <text:p>0,24 €</text:p>
          </table:table-cell>
          <table:table-cell table:style-name="ce84"/>
          <table:table-cell table:style-name="ce86" table:formula="of:=([.I34]/100*47)/2" office:value-type="currency" office:currency="EUR" office:value="0.564" calcext:value-type="currency">
            <text:p>0,56 €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Anhaenger_18t_Landwirtschaft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Weizen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formula="of:=[Waren.L2]" office:value-type="float" office:value="0.2" calcext:value-type="float">
            <text:p>0,2</text:p>
          </table:table-cell>
          <table:table-cell table:style-name="ce58" office:value-type="percentage" office:value="0.4" calcext:value-type="percentage">
            <text:p>40,00%</text:p>
          </table:table-cell>
          <table:table-cell table:style-name="ce57"/>
          <table:table-cell table:style-name="ce59" table:formula="of:=[.B35]*[.F35]" office:value-type="currency" office:currency="EUR" office:value="2" calcext:value-type="currency">
            <text:p>2,00 €</text:p>
          </table:table-cell>
          <table:table-cell table:style-name="ce57"/>
          <table:table-cell table:style-name="ce59" table:formula="of:=[.I35]/10" office:value-type="currency" office:currency="EUR" office:value="0.2" calcext:value-type="currency">
            <text:p>0,20 €</text:p>
          </table:table-cell>
          <table:table-cell table:style-name="ce86" table:formula="of:=[.I35]/100*40" office:value-type="currency" office:currency="EUR" office:value="0.8" calcext:value-type="currency">
            <text:p>0,80 €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Anhaenger_18t_neu_Landwirtschaft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5.8" calcext:value-type="float">
            <text:p>5,8</text:p>
          </table:table-cell>
          <table:table-cell table:style-name="ce57" office:value-type="string" calcext:value-type="string">
            <text:p>Hopfen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formula="of:=[Waren.L2]" office:value-type="float" office:value="0.2" calcext:value-type="float">
            <text:p>0,2</text:p>
          </table:table-cell>
          <table:table-cell table:style-name="ce58" office:value-type="percentage" office:value="0.4" calcext:value-type="percentage">
            <text:p>40,00%</text:p>
          </table:table-cell>
          <table:table-cell table:style-name="ce57"/>
          <table:table-cell table:style-name="ce59" table:formula="of:=[.B36]*[.F36]" office:value-type="currency" office:currency="EUR" office:value="2.8" calcext:value-type="currency">
            <text:p>2,80 €</text:p>
          </table:table-cell>
          <table:table-cell table:style-name="ce57"/>
          <table:table-cell table:style-name="ce59" table:formula="of:=[.I36]/10" office:value-type="currency" office:currency="EUR" office:value="0.28" calcext:value-type="currency">
            <text:p>0,28 €</text:p>
          </table:table-cell>
          <table:table-cell table:style-name="ce86" table:formula="of:=[.I36]/100*40" office:value-type="currency" office:currency="EUR" office:value="1.12" calcext:value-type="currency">
            <text:p>1,12 €</text:p>
          </table:table-cell>
          <table:table-cell table:number-columns-repeated="7"/>
        </table:table-row>
        <table:table-row table:style-name="ro1">
          <table:table-cell table:style-name="ce57" office:value-type="string" calcext:value-type="string">
            <text:p>Anhaenger_Unimog_Landwirt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Hopfen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formula="of:=[Waren.L2]" office:value-type="float" office:value="0.2" calcext:value-type="float">
            <text:p>0,2</text:p>
          </table:table-cell>
          <table:table-cell table:style-name="ce58" office:value-type="percentage" office:value="0.47" calcext:value-type="percentage">
            <text:p>47,00%</text:p>
          </table:table-cell>
          <table:table-cell table:style-name="ce57"/>
          <table:table-cell table:style-name="ce59" table:formula="of:=[.B37]*[.F37]" office:value-type="currency" office:currency="EUR" office:value="2" calcext:value-type="currency">
            <text:p>2,00 €</text:p>
          </table:table-cell>
          <table:table-cell table:style-name="ce57"/>
          <table:table-cell table:style-name="ce59" table:formula="of:=[.I37]/10" office:value-type="currency" office:currency="EUR" office:value="0.2" calcext:value-type="currency">
            <text:p>0,20 €</text:p>
          </table:table-cell>
          <table:table-cell table:style-name="ce84"/>
          <table:table-cell table:style-name="ce86" table:formula="of:=([.I37]/100*47)/2" office:value-type="currency" office:currency="EUR" office:value="0.47" calcext:value-type="currency">
            <text:p>0,47 €</text:p>
          </table:table-cell>
          <table:table-cell table:number-columns-repeated="6"/>
        </table:table-row>
        <table:table-row table:style-name="ro1">
          <table:table-cell table:style-name="ce57" office:value-type="string" calcext:value-type="string">
            <text:p>Anhaenger_Unimog_Landwirt2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Hopfen</text:p>
          </table:table-cell>
          <table:table-cell table:style-name="ce57" office:value-type="float" office:value="50" calcext:value-type="float">
            <text:p>50</text:p>
          </table:table-cell>
          <table:table-cell table:style-name="ce57" table:formula="of:=[Waren.L2]" office:value-type="float" office:value="0.2" calcext:value-type="float">
            <text:p>0,2</text:p>
          </table:table-cell>
          <table:table-cell table:style-name="ce58" office:value-type="percentage" office:value="0.47" calcext:value-type="percentage">
            <text:p>47,00%</text:p>
          </table:table-cell>
          <table:table-cell table:style-name="ce57"/>
          <table:table-cell table:style-name="ce59" table:formula="of:=[.B38]*[.F38]" office:value-type="currency" office:currency="EUR" office:value="2" calcext:value-type="currency">
            <text:p>2,00 €</text:p>
          </table:table-cell>
          <table:table-cell table:style-name="ce57"/>
          <table:table-cell table:style-name="ce59" table:formula="of:=[.I38]/10" office:value-type="currency" office:currency="EUR" office:value="0.2" calcext:value-type="currency">
            <text:p>0,20 €</text:p>
          </table:table-cell>
          <table:table-cell table:style-name="ce84"/>
          <table:table-cell table:style-name="ce86" table:formula="of:=([.I38]/100*47)/2" office:value-type="currency" office:currency="EUR" office:value="0.47" calcext:value-type="currency">
            <text:p>0,47 €</text:p>
          </table:table-cell>
          <table:table-cell table:number-columns-repeated="6"/>
        </table:table-row>
        <table:table-row table:style-name="ro1">
          <table:table-cell table:style-name="ce72" office:value-type="string" calcext:value-type="string">
            <text:p>anhaenger_1990_16t_Silo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7.1" calcext:value-type="float">
            <text:p>7,1</text:p>
          </table:table-cell>
          <table:table-cell table:style-name="ce72" office:value-type="string" calcext:value-type="string">
            <text:p>Mehl_lose</text:p>
          </table:table-cell>
          <table:table-cell table:style-name="ce72" office:value-type="float" office:value="50" calcext:value-type="float">
            <text:p>50</text:p>
          </table:table-cell>
          <table:table-cell table:style-name="ce72" table:formula="of:=[Waren.L3]" office:value-type="float" office:value="0.3" calcext:value-type="float">
            <text:p>0,3</text:p>
          </table:table-cell>
          <table:table-cell table:style-name="ce77" office:value-type="percentage" office:value="0.47" calcext:value-type="percentage">
            <text:p>47,00%</text:p>
          </table:table-cell>
          <table:table-cell table:style-name="ce72"/>
          <table:table-cell table:style-name="ce81" table:formula="of:=[.B39]*[.F39]" office:value-type="currency" office:currency="EUR" office:value="3" calcext:value-type="currency">
            <text:p>3,00 €</text:p>
          </table:table-cell>
          <table:table-cell table:style-name="ce72"/>
          <table:table-cell table:style-name="ce81" table:formula="of:=[.I39]/10" office:value-type="currency" office:currency="EUR" office:value="0.3" calcext:value-type="currency">
            <text:p>0,30 €</text:p>
          </table:table-cell>
          <table:table-cell table:style-name="ce86" table:formula="of:=[.I39]/100*47" office:value-type="currency" office:currency="EUR" office:value="1.41" calcext:value-type="currency">
            <text:p>1,41 €</text:p>
          </table:table-cell>
          <table:table-cell table:number-columns-repeated="7"/>
        </table:table-row>
        <table:table-row table:style-name="ro1">
          <table:table-cell table:style-name="ce72" office:value-type="string" calcext:value-type="string">
            <text:p>Anhaenger_18t_Silotransport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6.2" calcext:value-type="float">
            <text:p>6,2</text:p>
          </table:table-cell>
          <table:table-cell table:style-name="ce72" office:value-type="string" calcext:value-type="string">
            <text:p>Mehl_lose</text:p>
          </table:table-cell>
          <table:table-cell table:style-name="ce72" office:value-type="float" office:value="50" calcext:value-type="float">
            <text:p>50</text:p>
          </table:table-cell>
          <table:table-cell table:style-name="ce72" table:formula="of:=[Waren.L3]" office:value-type="float" office:value="0.3" calcext:value-type="float">
            <text:p>0,3</text:p>
          </table:table-cell>
          <table:table-cell table:style-name="ce77" office:value-type="percentage" office:value="0.47" calcext:value-type="percentage">
            <text:p>47,00%</text:p>
          </table:table-cell>
          <table:table-cell table:style-name="ce72"/>
          <table:table-cell table:style-name="ce81" table:formula="of:=[.B40]*[.F40]" office:value-type="currency" office:currency="EUR" office:value="3" calcext:value-type="currency">
            <text:p>3,00 €</text:p>
          </table:table-cell>
          <table:table-cell table:style-name="ce72"/>
          <table:table-cell table:style-name="ce81" table:formula="of:=[.I40]/10" office:value-type="currency" office:currency="EUR" office:value="0.3" calcext:value-type="currency">
            <text:p>0,30 €</text:p>
          </table:table-cell>
          <table:table-cell table:style-name="ce86" table:formula="of:=[.I40]/100*47" office:value-type="currency" office:currency="EUR" office:value="1.41" calcext:value-type="currency">
            <text:p>1,41 €</text:p>
          </table:table-cell>
          <table:table-cell table:number-columns-repeated="7"/>
        </table:table-row>
        <table:table-row table:style-name="ro1">
          <table:table-cell table:style-name="ce72" office:value-type="string" calcext:value-type="string">
            <text:p>Auflieger_40t_Silotransport</text:p>
          </table:table-cell>
          <table:table-cell table:style-name="ce72" office:value-type="float" office:value="23" calcext:value-type="float">
            <text:p>23</text:p>
          </table:table-cell>
          <table:table-cell table:style-name="ce72" office:value-type="float" office:value="4.8" calcext:value-type="float">
            <text:p>4,8</text:p>
          </table:table-cell>
          <table:table-cell table:style-name="ce72" office:value-type="string" calcext:value-type="string">
            <text:p>Mehl_lose</text:p>
          </table:table-cell>
          <table:table-cell table:style-name="ce72" office:value-type="float" office:value="50" calcext:value-type="float">
            <text:p>50</text:p>
          </table:table-cell>
          <table:table-cell table:style-name="ce72" table:formula="of:=[Waren.L3]" office:value-type="float" office:value="0.3" calcext:value-type="float">
            <text:p>0,3</text:p>
          </table:table-cell>
          <table:table-cell table:style-name="ce77" office:value-type="percentage" office:value="0.47" calcext:value-type="percentage">
            <text:p>47,00%</text:p>
          </table:table-cell>
          <table:table-cell table:style-name="ce72"/>
          <table:table-cell table:style-name="ce81" table:formula="of:=[.B41]*[.F41]" office:value-type="currency" office:currency="EUR" office:value="6.9" calcext:value-type="currency">
            <text:p>6,90 €</text:p>
          </table:table-cell>
          <table:table-cell table:style-name="ce72"/>
          <table:table-cell table:style-name="ce81" table:formula="of:=[.I41]/10" office:value-type="currency" office:currency="EUR" office:value="0.69" calcext:value-type="currency">
            <text:p>0,69 €</text:p>
          </table:table-cell>
          <table:table-cell table:style-name="ce84"/>
          <table:table-cell table:style-name="ce86" table:formula="of:=([.I41]/100*47)/2" office:value-type="currency" office:currency="EUR" office:value="1.6215" calcext:value-type="currency">
            <text:p>1,62 €</text:p>
          </table:table-cell>
          <table:table-cell table:number-columns-repeated="6"/>
        </table:table-row>
        <table:table-row table:style-name="ro1">
          <table:table-cell table:style-name="ce70" office:value-type="string" calcext:value-type="string">
            <text:p>Anhaenger_12t_Post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float" office:value="4.6" calcext:value-type="float">
            <text:p>4,6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50" calcext:value-type="float">
            <text:p>50</text:p>
          </table:table-cell>
          <table:table-cell table:style-name="ce74" table:formula="of:=[Waren.J3]" office:value-type="currency" office:currency="EUR" office:value="0" calcext:value-type="currency">
            <text:p>0,00 €</text:p>
          </table:table-cell>
          <table:table-cell table:style-name="ce70" table:number-columns-repeated="2"/>
          <table:table-cell table:formula="of:=[.B42]*[.F42]" office:value-type="currency" office:currency="EUR" office:value="0" calcext:value-type="currency">
            <text:p>0,00 €</text:p>
          </table:table-cell>
          <table:table-cell table:style-name="ce74" table:formula="of:=[.I42]/2" office:value-type="currency" office:currency="EUR" office:value="0" calcext:value-type="currency">
            <text:p>0,00 €</text:p>
          </table:table-cell>
          <table:table-cell table:formula="of:=[.I42]/10" office:value-type="currency" office:currency="EUR" office:value="0" calcext:value-type="currency">
            <text:p>0,00 €</text:p>
          </table:table-cell>
          <table:table-cell office:value-type="currency" office:currency="EUR" office:value="0.7" calcext:value-type="currency">
            <text:p>0,70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Anhaenger_18t_Post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5.6" calcext:value-type="float">
            <text:p>5,6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50" calcext:value-type="float">
            <text:p>50</text:p>
          </table:table-cell>
          <table:table-cell table:style-name="ce74" table:formula="of:=[Waren.J3]" office:value-type="currency" office:currency="EUR" office:value="0" calcext:value-type="currency">
            <text:p>0,00 €</text:p>
          </table:table-cell>
          <table:table-cell table:style-name="ce70" table:number-columns-repeated="2"/>
          <table:table-cell table:formula="of:=[.B43]*[.F43]" office:value-type="currency" office:currency="EUR" office:value="0" calcext:value-type="currency">
            <text:p>0,00 €</text:p>
          </table:table-cell>
          <table:table-cell table:style-name="ce74" table:formula="of:=[.I43]/2" office:value-type="currency" office:currency="EUR" office:value="0" calcext:value-type="currency">
            <text:p>0,00 €</text:p>
          </table:table-cell>
          <table:table-cell table:formula="of:=[.I43]/10"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Postkutsche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50" calcext:value-type="float">
            <text:p>50</text:p>
          </table:table-cell>
          <table:table-cell table:style-name="ce74" table:formula="of:=[Waren.J3]" office:value-type="currency" office:currency="EUR" office:value="0" calcext:value-type="currency">
            <text:p>0,00 €</text:p>
          </table:table-cell>
          <table:table-cell table:style-name="ce70" table:number-columns-repeated="2"/>
          <table:table-cell table:formula="of:=[.B44]*[.F44]" office:value-type="currency" office:currency="EUR" office:value="0" calcext:value-type="currency">
            <text:p>0,00 €</text:p>
          </table:table-cell>
          <table:table-cell table:style-name="ce74" table:formula="of:=[.I44]/2" office:value-type="currency" office:currency="EUR" office:value="0" calcext:value-type="currency">
            <text:p>0,00 €</text:p>
          </table:table-cell>
          <table:table-cell table:formula="of:=[.I44]/10" office:value-type="currency" office:currency="EUR" office:value="0" calcext:value-type="currency">
            <text:p>0,00 €</text:p>
          </table:table-cell>
          <table:table-cell office:value-type="currency" office:currency="EUR" office:value="0.15" calcext:value-type="currency">
            <text:p>0,15 €</text:p>
          </table:table-cell>
          <table:table-cell table:number-columns-repeated="7"/>
        </table:table-row>
        <table:table-row table:style-name="ro1">
          <table:table-cell table:style-name="ce70" office:value-type="string" calcext:value-type="string">
            <text:p>Auflieger_40t_Post</text:p>
          </table:table-cell>
          <table:table-cell table:style-name="ce70" office:value-type="float" office:value="250" calcext:value-type="float">
            <text:p>250</text:p>
          </table:table-cell>
          <table:table-cell table:style-name="ce70" office:value-type="float" office:value="9.5" calcext:value-type="float">
            <text:p>9,5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50" calcext:value-type="float">
            <text:p>50</text:p>
          </table:table-cell>
          <table:table-cell table:style-name="ce74" table:formula="of:=[Waren.J3]" office:value-type="currency" office:currency="EUR" office:value="0" calcext:value-type="currency">
            <text:p>0,00 €</text:p>
          </table:table-cell>
          <table:table-cell table:style-name="ce70" table:number-columns-repeated="2"/>
          <table:table-cell table:formula="of:=[.B45]*[.F45]" office:value-type="currency" office:currency="EUR" office:value="0" calcext:value-type="currency">
            <text:p>0,00 €</text:p>
          </table:table-cell>
          <table:table-cell table:style-name="ce74" table:formula="of:=[.I45]/2" office:value-type="currency" office:currency="EUR" office:value="0" calcext:value-type="currency">
            <text:p>0,00 €</text:p>
          </table:table-cell>
          <table:table-cell table:formula="of:=[.I45]/10" office:value-type="currency" office:currency="EUR" office:value="0" calcext:value-type="currency">
            <text:p>0,00 €</text:p>
          </table:table-cell>
          <table:table-cell office:value-type="currency" office:currency="EUR" office:value="2.5" calcext:value-type="currency">
            <text:p>2,50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haenger_18t_Stahltransport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Stahl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style-name="ce58" office:value-type="percentage" office:value="0.47" calcext:value-type="percentage">
            <text:p>47,00%</text:p>
          </table:table-cell>
          <table:table-cell/>
          <table:table-cell table:style-name="ce59" table:formula="of:=[.B46]*[.F46]" office:value-type="currency" office:currency="EUR" office:value="3.6" calcext:value-type="currency">
            <text:p>3,60 €</text:p>
          </table:table-cell>
          <table:table-cell/>
          <table:table-cell table:style-name="ce81" table:formula="of:=[.I46]/10" office:value-type="currency" office:currency="EUR" office:value="0.36" calcext:value-type="currency">
            <text:p>0,36 €</text:p>
          </table:table-cell>
          <table:table-cell table:style-name="ce86" table:formula="of:=[.I46]/100*47" office:value-type="currency" office:currency="EUR" office:value="1.692" calcext:value-type="currency">
            <text:p>1,69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lieger_38t_Stahl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hl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style-name="ce58" office:value-type="percentage" office:value="0.47" calcext:value-type="percentage">
            <text:p>47,00%</text:p>
          </table:table-cell>
          <table:table-cell/>
          <table:table-cell table:style-name="ce59" table:formula="of:=[.B47]*[.F47]" office:value-type="currency" office:currency="EUR" office:value="6.3" calcext:value-type="currency">
            <text:p>6,30 €</text:p>
          </table:table-cell>
          <table:table-cell/>
          <table:table-cell table:style-name="ce81" table:formula="of:=[.I47]/10" office:value-type="currency" office:currency="EUR" office:value="0.63" calcext:value-type="currency">
            <text:p>0,63 €</text:p>
          </table:table-cell>
          <table:table-cell table:style-name="ce84"/>
          <table:table-cell table:style-name="ce86" table:formula="of:=([.I47]/100*30)/2" office:value-type="currency" office:currency="EUR" office:value="0.945" calcext:value-type="currency">
            <text:p>0,95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lieger_40t_Stahltranspor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hl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style-name="ce58" office:value-type="percentage" office:value="0.47" calcext:value-type="percentage">
            <text:p>47,00%</text:p>
          </table:table-cell>
          <table:table-cell/>
          <table:table-cell table:style-name="ce59" table:formula="of:=[.B48]*[.F48]" office:value-type="currency" office:currency="EUR" office:value="6" calcext:value-type="currency">
            <text:p>6,00 €</text:p>
          </table:table-cell>
          <table:table-cell/>
          <table:table-cell table:style-name="ce81" table:formula="of:=[.I48]/10" office:value-type="currency" office:currency="EUR" office:value="0.6" calcext:value-type="currency">
            <text:p>0,60 €</text:p>
          </table:table-cell>
          <table:table-cell table:style-name="ce84"/>
          <table:table-cell table:style-name="ce86" table:formula="of:=([.I48]/100*47)/2" office:value-type="currency" office:currency="EUR" office:value="1.41" calcext:value-type="currency">
            <text:p>1,41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haenger_1965_16t_Vieh</text:p>
          </table:table-cell>
          <table:table-cell office:value-type="float" office:value="10" calcext:value-type="float">
            <text:p>10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Vieh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number-columns-repeated="2"/>
          <table:table-cell table:style-name="ce54" table:formula="of:=[.F49]*[.B49]" office:value-type="currency" office:currency="EUR" office:value="3" calcext:value-type="currency">
            <text:p>3,00 €</text:p>
          </table:table-cell>
          <table:table-cell/>
          <table:table-cell table:style-name="Default"/>
          <table:table-cell table:style-name="ce86" table:formula="of:=[.I49]/100*47" office:value-type="currency" office:currency="EUR" office:value="1.41" calcext:value-type="currency">
            <text:p>1,41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haenger_18t_Tiertranspor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eh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number-columns-repeated="2"/>
          <table:table-cell table:style-name="ce54" table:formula="of:=[.F50]*[.B50]" office:value-type="currency" office:currency="EUR" office:value="3.9" calcext:value-type="currency">
            <text:p>3,90 €</text:p>
          </table:table-cell>
          <table:table-cell/>
          <table:table-cell table:style-name="Default"/>
          <table:table-cell table:style-name="ce86" table:formula="of:=[.I50]/100*47" office:value-type="currency" office:currency="EUR" office:value="1.833" calcext:value-type="currency">
            <text:p>1,83 €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flieger_40t_Viehtransport</text:p>
          </table:table-cell>
          <table:table-cell office:value-type="float" office:value="22" calcext:value-type="float">
            <text:p>2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Vieh</text:p>
          </table:table-cell>
          <table:table-cell office:value-type="float" office:value="50" calcext:value-type="float">
            <text:p>50</text:p>
          </table:table-cell>
          <table:table-cell table:formula="of:=[Waren.L3]" office:value-type="float" office:value="0.3" calcext:value-type="float">
            <text:p>0,3</text:p>
          </table:table-cell>
          <table:table-cell table:number-columns-repeated="2"/>
          <table:table-cell table:style-name="ce54" table:formula="of:=[.F51]*[.B51]" office:value-type="currency" office:currency="EUR" office:value="6.6" calcext:value-type="currency">
            <text:p>6,60 €</text:p>
          </table:table-cell>
          <table:table-cell/>
          <table:table-cell table:style-name="Default"/>
          <table:table-cell table:style-name="ce84"/>
          <table:table-cell table:style-name="ce86" table:formula="of:=([.I51]/100*47)/2" office:value-type="currency" office:currency="EUR" office:value="1.551" calcext:value-type="currency">
            <text:p>1,55 €</text:p>
          </table:table-cell>
          <table:table-cell table:number-columns-repeated="6"/>
        </table:table-row>
      </table:table>
      <table:table table:name="LKW_Fracht" table:style-name="ta4"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20" table:default-cell-style-name="ce54"/>
        <table:table-column table:style-name="co6" table:default-cell-style-name="ce97"/>
        <table:table-column table:style-name="co21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Fahrzeug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schwindigkeit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Ladekapazität</text:p>
          </table:table-cell>
          <table:table-cell table:style-name="ce91" office:value-type="string" calcext:value-type="string">
            <text:p>Kosten-Alt</text:p>
          </table:table-cell>
          <table:table-cell table:style-name="Default"/>
          <table:table-cell table:style-name="ce96"/>
          <table:table-cell/>
          <table:table-cell table:style-name="ce63" office:value-type="string" calcext:value-type="string">
            <text:p>Runningcost-Neu</text:p>
          </table:table-cell>
          <table:table-cell office:value-type="string" calcext:value-type="string" table:number-columns-spanned="3" table:number-rows-spanned="1">
            <text:p>Profit bei</text:p>
          </table:table-cell>
          <table:covered-table-cell table:number-columns-repeated="2"/>
          <table:table-cell table:style-name="ce111"/>
          <table:table-cell table:style-name="ce112" office:value-type="string" calcext:value-type="string" table:number-columns-spanned="4" table:number-rows-spanned="1">
            <text:p>Wichtig! Ware hat keinen Ping Pong Effekt!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unningcost</text:p>
          </table:table-cell>
          <table:table-cell table:style-name="ce31" office:value-type="string" calcext:value-type="string">
            <text:p>Profit/Einheit -Neu</text:p>
          </table:table-cell>
          <table:table-cell table:style-name="Default" office:value-type="string" calcext:value-type="string">
            <text:p>Anmerkung</text:p>
          </table:table-cell>
          <table:table-cell/>
          <table:table-cell table:style-name="ce65"/>
          <table:table-cell table:style-name="ce65" office:value-type="percentage" office:value="1" calcext:value-type="percentage">
            <text:p>100,00%</text:p>
          </table:table-cell>
          <table:table-cell table:style-name="ce65" office:value-type="percentage" office:value="0.5" calcext:value-type="percentage">
            <text:p>50,00%</text:p>
          </table:table-cell>
          <table:table-cell table:style-name="ce65" office:value-type="percentage" office:value="0.1" calcext:value-type="percentage">
            <text:p>10,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ZT-Betonlaster</text:p>
          </table:table-cell>
          <table:table-cell office:value-type="float" office:value="410" calcext:value-type="float">
            <text:p>4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ton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N3]*4" office:value-type="currency" office:currency="EUR" office:value="1.8" calcext:value-type="currency">
            <text:p>1,80 €</text:p>
          </table:table-cell>
          <table:table-cell table:style-name="ce54" table:formula="of:=[.H3]*[.F3]" office:value-type="currency" office:currency="EUR" office:value="4.5" calcext:value-type="currency">
            <text:p>4,50 €</text:p>
          </table:table-cell>
          <table:table-cell/>
          <table:table-cell table:style-name="ce54" table:formula="of:=[.L3]/10" office:value-type="currency" office:currency="EUR" office:value="0.45" calcext:value-type="currency">
            <text:p>0,45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LKW_Buessing</text:p>
          </table:table-cell>
          <table:table-cell table:style-name="ce70" office:value-type="float" office:value="90" calcext:value-type="float">
            <text:p>9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Papier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5" calcext:value-type="float">
            <text:p>75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4]*4" office:value-type="currency" office:currency="EUR" office:value="0.96" calcext:value-type="currency">
            <text:p>0,96 €</text:p>
          </table:table-cell>
          <table:table-cell table:style-name="ce54" table:formula="of:=[.H4]*[.F4]" office:value-type="currency" office:currency="EUR" office:value="2.4" calcext:value-type="currency">
            <text:p>2,40 €</text:p>
          </table:table-cell>
          <table:table-cell/>
          <table:table-cell table:style-name="ce54" table:formula="of:=[.L4]/10" office:value-type="currency" office:currency="EUR" office:value="0.24" calcext:value-type="currency">
            <text:p>0,24 €</text:p>
          </table:table-cell>
          <table:table-cell office:value-type="string" calcext:value-type="string">
            <text:p>Preiskalkulation beinhaltet auch die Infrastruktur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MuellAbfuhr-alt</text:p>
          </table:table-cell>
          <table:table-cell table:style-name="ce70" office:value-type="float" office:value="67" calcext:value-type="float">
            <text:p>67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Abfall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5]*4" office:value-type="currency" office:currency="EUR" office:value="0.8" calcext:value-type="currency">
            <text:p>0,80 €</text:p>
          </table:table-cell>
          <table:table-cell table:style-name="ce54" table:formula="of:=[.H5]*[.F5]" office:value-type="currency" office:currency="EUR" office:value="2" calcext:value-type="currency">
            <text:p>2,00 €</text:p>
          </table:table-cell>
          <table:table-cell/>
          <table:table-cell table:style-name="ce54" table:formula="of:=[.L5]/10" office:value-type="currency" office:currency="EUR" office:value="0.2" calcext:value-type="currency">
            <text:p>0,20 €</text:p>
          </table:table-cell>
          <table:table-cell office:value-type="string" calcext:value-type="string">
            <text:p>Ab 46% läuft die Marge auf lange sicht ins Minus, wenn viel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Henschel_HS22TL_Betonteiletransporter</text:p>
          </table:table-cell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.5" calcext:value-type="float">
            <text:p>6,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6]*4" office:value-type="currency" office:currency="EUR" office:value="2.24" calcext:value-type="currency">
            <text:p>2,24 €</text:p>
          </table:table-cell>
          <table:table-cell table:style-name="ce54" table:formula="of:=[.H6]*[.F6]" office:value-type="currency" office:currency="EUR" office:value="5.6" calcext:value-type="currency">
            <text:p>5,60 €</text:p>
          </table:table-cell>
          <table:table-cell/>
          <table:table-cell table:style-name="ce54" table:formula="of:=[.L6]/10" office:value-type="currency" office:currency="EUR" office:value="0.56" calcext:value-type="currency">
            <text:p>0,56 €</text:p>
          </table:table-cell>
          <table:table-cell office:value-type="string" calcext:value-type="string">
            <text:p>Infrastruktur mit finanziert werden muss.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Henschel_HS22TL_Pritsche</text:p>
          </table:table-cell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.5" calcext:value-type="float">
            <text:p>6,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7]*4" office:value-type="currency" office:currency="EUR" office:value="2.24" calcext:value-type="currency">
            <text:p>2,24 €</text:p>
          </table:table-cell>
          <table:table-cell table:style-name="ce54" table:formula="of:=[.H7]*[.F7]" office:value-type="currency" office:currency="EUR" office:value="5.6" calcext:value-type="currency">
            <text:p>5,60 €</text:p>
          </table:table-cell>
          <table:table-cell/>
          <table:table-cell table:style-name="ce54" table:formula="of:=[.L7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Henschel_HS22TL_Stueckgut</text:p>
          </table:table-cell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.5" calcext:value-type="float">
            <text:p>6,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8]*4" office:value-type="currency" office:currency="EUR" office:value="2.24" calcext:value-type="currency">
            <text:p>2,24 €</text:p>
          </table:table-cell>
          <table:table-cell table:style-name="ce54" table:formula="of:=[.H8]*[.F8]" office:value-type="currency" office:currency="EUR" office:value="5.6" calcext:value-type="currency">
            <text:p>5,60 €</text:p>
          </table:table-cell>
          <table:table-cell/>
          <table:table-cell table:style-name="ce54" table:formula="of:=[.L8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13280_F_Stueckgut</text:p>
          </table:table-cell>
          <table:table-cell table:style-name="ce70" office:value-type="float" office:value="280" calcext:value-type="float">
            <text:p>28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.4" calcext:value-type="float">
            <text:p>7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9]*4" office:value-type="currency" office:currency="EUR" office:value="1.92" calcext:value-type="currency">
            <text:p>1,92 €</text:p>
          </table:table-cell>
          <table:table-cell table:style-name="ce54" table:formula="of:=[.H9]*[.F9]" office:value-type="currency" office:currency="EUR" office:value="4.8" calcext:value-type="currency">
            <text:p>4,80 €</text:p>
          </table:table-cell>
          <table:table-cell/>
          <table:table-cell table:style-name="ce54" table:formula="of:=[.L9]/10" office:value-type="currency" office:currency="EUR" office:value="0.48" calcext:value-type="currency">
            <text:p>0,48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16320_F_Betonteiletransporter</text:p>
          </table:table-cell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1.4" calcext:value-type="float">
            <text:p>11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0]*4" office:value-type="currency" office:currency="EUR" office:value="2.4" calcext:value-type="currency">
            <text:p>2,40 €</text:p>
          </table:table-cell>
          <table:table-cell table:style-name="ce54" table:formula="of:=[.H10]*[.F10]" office:value-type="currency" office:currency="EUR" office:value="6" calcext:value-type="currency">
            <text:p>6,00 €</text:p>
          </table:table-cell>
          <table:table-cell/>
          <table:table-cell table:style-name="ce54" table:formula="of:=[.L10]/10" office:value-type="currency" office:currency="EUR" office:value="0.6" calcext:value-type="currency">
            <text:p>0,60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16320_F_Pritsche</text:p>
          </table:table-cell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1.4" calcext:value-type="float">
            <text:p>11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1]*4" office:value-type="currency" office:currency="EUR" office:value="2.4" calcext:value-type="currency">
            <text:p>2,40 €</text:p>
          </table:table-cell>
          <table:table-cell table:style-name="ce54" table:formula="of:=[.H11]*[.F11]" office:value-type="currency" office:currency="EUR" office:value="6" calcext:value-type="currency">
            <text:p>6,00 €</text:p>
          </table:table-cell>
          <table:table-cell/>
          <table:table-cell table:style-name="ce54" table:formula="of:=[.L11]/10" office:value-type="currency" office:currency="EUR" office:value="0.6" calcext:value-type="currency">
            <text:p>0,60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16320_F_Stueckgut</text:p>
          </table:table-cell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11.4" calcext:value-type="float">
            <text:p>11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2]*4" office:value-type="currency" office:currency="EUR" office:value="2.4" calcext:value-type="currency">
            <text:p>2,40 €</text:p>
          </table:table-cell>
          <table:table-cell table:style-name="ce54" table:formula="of:=[.H12]*[.F12]" office:value-type="currency" office:currency="EUR" office:value="6" calcext:value-type="currency">
            <text:p>6,00 €</text:p>
          </table:table-cell>
          <table:table-cell/>
          <table:table-cell table:style-name="ce54" table:formula="of:=[.L12]/10" office:value-type="currency" office:currency="EUR" office:value="0.6" calcext:value-type="currency">
            <text:p>0,60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19230_DF_Stueckgut</text:p>
          </table:table-cell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9.2" calcext:value-type="float">
            <text:p>9,2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3]*4" office:value-type="currency" office:currency="EUR" office:value="2.4" calcext:value-type="currency">
            <text:p>2,40 €</text:p>
          </table:table-cell>
          <table:table-cell table:style-name="ce54" table:formula="of:=[.H13]*[.F13]" office:value-type="currency" office:currency="EUR" office:value="6" calcext:value-type="currency">
            <text:p>6,00 €</text:p>
          </table:table-cell>
          <table:table-cell/>
          <table:table-cell table:style-name="ce54" table:formula="of:=[.L13]/10" office:value-type="currency" office:currency="EUR" office:value="0.6" calcext:value-type="currency">
            <text:p>0,60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B_ActrosMP3_Stueckgut</text:p>
          </table:table-cell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1.4" calcext:value-type="float">
            <text:p>11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8" calcext:value-type="float">
            <text:p>18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4]*4" office:value-type="currency" office:currency="EUR" office:value="2.88" calcext:value-type="currency">
            <text:p>2,88 €</text:p>
          </table:table-cell>
          <table:table-cell table:style-name="ce54" table:formula="of:=[.H14]*[.F14]" office:value-type="currency" office:currency="EUR" office:value="7.2" calcext:value-type="currency">
            <text:p>7,20 €</text:p>
          </table:table-cell>
          <table:table-cell/>
          <table:table-cell table:style-name="ce54" table:formula="of:=[.L14]/10" office:value-type="currency" office:currency="EUR" office:value="0.72" calcext:value-type="currency">
            <text:p>0,72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6600_Stueckgut</text:p>
          </table:table-cell>
          <table:table-cell table:style-name="ce70" office:value-type="float" office:value="106" calcext:value-type="float">
            <text:p>106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5]*4" office:value-type="currency" office:currency="EUR" office:value="1.28" calcext:value-type="currency">
            <text:p>1,28 €</text:p>
          </table:table-cell>
          <table:table-cell table:style-name="ce54" table:formula="of:=[.H15]*[.F15]" office:value-type="currency" office:currency="EUR" office:value="3.2" calcext:value-type="currency">
            <text:p>3,20 €</text:p>
          </table:table-cell>
          <table:table-cell/>
          <table:table-cell table:style-name="ce54" table:formula="of:=[.L15]/10" office:value-type="currency" office:currency="EUR" office:value="0.32" calcext:value-type="currency">
            <text:p>0,32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1620_Betonteiletransporter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.6" calcext:value-type="float">
            <text:p>7,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6]*4" office:value-type="currency" office:currency="EUR" office:value="2.24" calcext:value-type="currency">
            <text:p>2,24 €</text:p>
          </table:table-cell>
          <table:table-cell table:style-name="ce54" table:formula="of:=[.H16]*[.F16]" office:value-type="currency" office:currency="EUR" office:value="5.6" calcext:value-type="currency">
            <text:p>5,60 €</text:p>
          </table:table-cell>
          <table:table-cell/>
          <table:table-cell table:style-name="ce54" table:formula="of:=[.L16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1620_Pritsche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.6" calcext:value-type="float">
            <text:p>7,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7]*4" office:value-type="currency" office:currency="EUR" office:value="2.24" calcext:value-type="currency">
            <text:p>2,24 €</text:p>
          </table:table-cell>
          <table:table-cell table:style-name="ce54" table:formula="of:=[.H17]*[.F17]" office:value-type="currency" office:currency="EUR" office:value="5.6" calcext:value-type="currency">
            <text:p>5,60 €</text:p>
          </table:table-cell>
          <table:table-cell/>
          <table:table-cell table:style-name="ce54" table:formula="of:=[.L17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1620_Stueckgut</text:p>
          </table:table-cell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.6" calcext:value-type="float">
            <text:p>7,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8]*4" office:value-type="currency" office:currency="EUR" office:value="2.24" calcext:value-type="currency">
            <text:p>2,24 €</text:p>
          </table:table-cell>
          <table:table-cell table:style-name="ce54" table:formula="of:=[.H18]*[.F18]" office:value-type="currency" office:currency="EUR" office:value="5.6" calcext:value-type="currency">
            <text:p>5,60 €</text:p>
          </table:table-cell>
          <table:table-cell/>
          <table:table-cell table:style-name="ce54" table:formula="of:=[.L18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322_Stueckgut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7" calcext:value-type="float">
            <text:p>77</text:p>
          </table:table-cell>
          <table:table-cell table:style-name="ce70" office:value-type="float" office:value="4.7" calcext:value-type="float">
            <text:p>4,7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19]*4" office:value-type="currency" office:currency="EUR" office:value="1.44" calcext:value-type="currency">
            <text:p>1,44 €</text:p>
          </table:table-cell>
          <table:table-cell table:style-name="ce54" table:formula="of:=[.H19]*[.F19]" office:value-type="currency" office:currency="EUR" office:value="3.6" calcext:value-type="currency">
            <text:p>3,60 €</text:p>
          </table:table-cell>
          <table:table-cell/>
          <table:table-cell table:style-name="ce54" table:formula="of:=[.L19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333_Stueckgut</text:p>
          </table:table-cell>
          <table:table-cell table:style-name="ce70" office:value-type="float" office:value="147" calcext:value-type="float">
            <text:p>147</text:p>
          </table:table-cell>
          <table:table-cell table:style-name="ce70" office:value-type="float" office:value="84" calcext:value-type="float">
            <text:p>84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0]*4" office:value-type="currency" office:currency="EUR" office:value="1.92" calcext:value-type="currency">
            <text:p>1,92 €</text:p>
          </table:table-cell>
          <table:table-cell table:style-name="ce54" table:formula="of:=[.H20]*[.F20]" office:value-type="currency" office:currency="EUR" office:value="4.8" calcext:value-type="currency">
            <text:p>4,80 €</text:p>
          </table:table-cell>
          <table:table-cell/>
          <table:table-cell table:style-name="ce54" table:formula="of:=[.L20]/10" office:value-type="currency" office:currency="EUR" office:value="0.48" calcext:value-type="currency">
            <text:p>0,48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334_Stueckgut</text:p>
          </table:table-cell>
          <table:table-cell table:style-name="ce70" office:value-type="float" office:value="141" calcext:value-type="float">
            <text:p>141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7.4" calcext:value-type="float">
            <text:p>7,4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1]*4" office:value-type="currency" office:currency="EUR" office:value="2.24" calcext:value-type="currency">
            <text:p>2,24 €</text:p>
          </table:table-cell>
          <table:table-cell table:style-name="ce54" table:formula="of:=[.H21]*[.F21]" office:value-type="currency" office:currency="EUR" office:value="5.6" calcext:value-type="currency">
            <text:p>5,60 €</text:p>
          </table:table-cell>
          <table:table-cell/>
          <table:table-cell table:style-name="ce54" table:formula="of:=[.L21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810_Stueckgut</text:p>
          </table:table-cell>
          <table:table-cell table:style-name="ce70" office:value-type="float" office:value="73" calcext:value-type="float">
            <text:p>73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4.55" calcext:value-type="float">
            <text:p>4,5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2]*4" office:value-type="currency" office:currency="EUR" office:value="1.44" calcext:value-type="currency">
            <text:p>1,44 €</text:p>
          </table:table-cell>
          <table:table-cell table:style-name="ce54" table:formula="of:=[.H22]*[.F22]" office:value-type="currency" office:currency="EUR" office:value="3.6" calcext:value-type="currency">
            <text:p>3,60 €</text:p>
          </table:table-cell>
          <table:table-cell/>
          <table:table-cell table:style-name="ce54" table:formula="of:=[.L22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Hz_LKW_Mercedes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3]*4" office:value-type="currency" office:currency="EUR" office:value="0.8" calcext:value-type="currency">
            <text:p>0,80 €</text:p>
          </table:table-cell>
          <table:table-cell table:style-name="ce54" table:formula="of:=[.H23]*[.F23]" office:value-type="currency" office:currency="EUR" office:value="2" calcext:value-type="currency">
            <text:p>2,00 €</text:p>
          </table:table-cell>
          <table:table-cell/>
          <table:table-cell table:style-name="ce54" table:formula="of:=[.L23]/10" office:value-type="currency" office:currency="EUR" office:value="0.2" calcext:value-type="currency">
            <text:p>0,20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Buessing_BS11_Stueckgut</text:p>
          </table:table-cell>
          <table:table-cell table:style-name="ce70" office:value-type="float" office:value="99" calcext:value-type="float">
            <text:p>99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4]*4" office:value-type="currency" office:currency="EUR" office:value="1.28" calcext:value-type="currency">
            <text:p>1,28 €</text:p>
          </table:table-cell>
          <table:table-cell table:style-name="ce54" table:formula="of:=[.H24]*[.F24]" office:value-type="currency" office:currency="EUR" office:value="3.2" calcext:value-type="currency">
            <text:p>3,20 €</text:p>
          </table:table-cell>
          <table:table-cell/>
          <table:table-cell table:style-name="ce54" table:formula="of:=[.L24]/10" office:value-type="currency" office:currency="EUR" office:value="0.32" calcext:value-type="currency">
            <text:p>0,32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F_95XF_ISO_Container</text:p>
          </table:table-cell>
          <table:table-cell table:style-name="ce70" office:value-type="float" office:value="316" calcext:value-type="float">
            <text:p>316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1.5" calcext:value-type="float">
            <text:p>11,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5]*4" office:value-type="currency" office:currency="EUR" office:value="2.08" calcext:value-type="currency">
            <text:p>2,08 €</text:p>
          </table:table-cell>
          <table:table-cell table:style-name="ce54" table:formula="of:=[.H25]*[.F25]" office:value-type="currency" office:currency="EUR" office:value="5.2" calcext:value-type="currency">
            <text:p>5,20 €</text:p>
          </table:table-cell>
          <table:table-cell/>
          <table:table-cell table:style-name="ce54" table:formula="of:=[.L25]/10" office:value-type="currency" office:currency="EUR" office:value="0.52" calcext:value-type="currency">
            <text:p>0,52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IVECO_Stralis_ISO_Container</text:p>
          </table:table-cell>
          <table:table-cell table:style-name="ce70" office:value-type="float" office:value="316" calcext:value-type="float">
            <text:p>316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1.5" calcext:value-type="float">
            <text:p>11,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6]*4" office:value-type="currency" office:currency="EUR" office:value="2.08" calcext:value-type="currency">
            <text:p>2,08 €</text:p>
          </table:table-cell>
          <table:table-cell table:style-name="ce54" table:formula="of:=[.H26]*[.F26]" office:value-type="currency" office:currency="EUR" office:value="5.2" calcext:value-type="currency">
            <text:p>5,20 €</text:p>
          </table:table-cell>
          <table:table-cell/>
          <table:table-cell table:style-name="ce54" table:formula="of:=[.L26]/10" office:value-type="currency" office:currency="EUR" office:value="0.52" calcext:value-type="currency">
            <text:p>0,52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F90_ISO_Container</text:p>
          </table:table-cell>
          <table:table-cell table:style-name="ce70" office:value-type="float" office:value="265" calcext:value-type="float">
            <text:p>265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0.96" calcext:value-type="float">
            <text:p>10,9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7]*4" office:value-type="currency" office:currency="EUR" office:value="2.08" calcext:value-type="currency">
            <text:p>2,08 €</text:p>
          </table:table-cell>
          <table:table-cell table:style-name="ce54" table:formula="of:=[.H27]*[.F27]" office:value-type="currency" office:currency="EUR" office:value="5.2" calcext:value-type="currency">
            <text:p>5,20 €</text:p>
          </table:table-cell>
          <table:table-cell/>
          <table:table-cell table:style-name="ce54" table:formula="of:=[.L27]/10" office:value-type="currency" office:currency="EUR" office:value="0.52" calcext:value-type="currency">
            <text:p>0,52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M90_Stueckgut</text:p>
          </table:table-cell>
          <table:table-cell table:style-name="ce70" office:value-type="float" office:value="136" calcext:value-type="float">
            <text:p>136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.89" calcext:value-type="float">
            <text:p>7,89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8]*4" office:value-type="currency" office:currency="EUR" office:value="1.92" calcext:value-type="currency">
            <text:p>1,92 €</text:p>
          </table:table-cell>
          <table:table-cell table:style-name="ce54" table:formula="of:=[.H28]*[.F28]" office:value-type="currency" office:currency="EUR" office:value="4.8" calcext:value-type="currency">
            <text:p>4,80 €</text:p>
          </table:table-cell>
          <table:table-cell/>
          <table:table-cell table:style-name="ce54" table:formula="of:=[.L28]/10" office:value-type="currency" office:currency="EUR" office:value="0.48" calcext:value-type="currency">
            <text:p>0,48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TGA_Tautliner</text:p>
          </table:table-cell>
          <table:table-cell table:style-name="ce70" office:value-type="float" office:value="310" calcext:value-type="float">
            <text:p>31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9.5" calcext:value-type="float">
            <text:p>9,5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5" calcext:value-type="float">
            <text:p>15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29]*4" office:value-type="currency" office:currency="EUR" office:value="2.4" calcext:value-type="currency">
            <text:p>2,40 €</text:p>
          </table:table-cell>
          <table:table-cell table:style-name="ce54" table:formula="of:=[.H29]*[.F29]" office:value-type="currency" office:currency="EUR" office:value="6" calcext:value-type="currency">
            <text:p>6,00 €</text:p>
          </table:table-cell>
          <table:table-cell/>
          <table:table-cell table:style-name="ce54" table:formula="of:=[.L29]/10" office:value-type="currency" office:currency="EUR" office:value="0.6" calcext:value-type="currency">
            <text:p>0,60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ercedesBenz_Actros_MP3_Tautliner</text:p>
          </table:table-cell>
          <table:table-cell table:style-name="ce70" office:value-type="float" office:value="405" calcext:value-type="float">
            <text:p>405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0.3" calcext:value-type="float">
            <text:p>10,3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30]*4" office:value-type="currency" office:currency="EUR" office:value="2.24" calcext:value-type="currency">
            <text:p>2,24 €</text:p>
          </table:table-cell>
          <table:table-cell table:style-name="ce54" table:formula="of:=[.H30]*[.F30]" office:value-type="currency" office:currency="EUR" office:value="5.6" calcext:value-type="currency">
            <text:p>5,60 €</text:p>
          </table:table-cell>
          <table:table-cell/>
          <table:table-cell table:style-name="ce54" table:formula="of:=[.L30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ercedesBenz_Atego_Tautliner</text:p>
          </table:table-cell>
          <table:table-cell table:style-name="ce70" office:value-type="float" office:value="125" calcext:value-type="float">
            <text:p>125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.6" calcext:value-type="float">
            <text:p>6,6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31]*4" office:value-type="currency" office:currency="EUR" office:value="1.6" calcext:value-type="currency">
            <text:p>1,60 €</text:p>
          </table:table-cell>
          <table:table-cell table:style-name="ce54" table:formula="of:=[.H31]*[.F31]" office:value-type="currency" office:currency="EUR" office:value="4" calcext:value-type="currency">
            <text:p>4,00 €</text:p>
          </table:table-cell>
          <table:table-cell/>
          <table:table-cell table:style-name="ce54" table:formula="of:=[.L31]/10" office:value-type="currency" office:currency="EUR" office:value="0.4" calcext:value-type="currency">
            <text:p>0,40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ercedesBenz_SK_ISO_Container</text:p>
          </table:table-cell>
          <table:table-cell table:style-name="ce70" office:value-type="float" office:value="260" calcext:value-type="float">
            <text:p>26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11.1" calcext:value-type="float">
            <text:p>11,1</text:p>
          </table:table-cell>
          <table:table-cell table:style-name="ce70" office:value-type="string" calcext:value-type="string">
            <text:p>Buecher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90" calcext:value-type="float">
            <text:p>90</text:p>
          </table:table-cell>
          <table:table-cell table:style-name="ce74" table:formula="of:=[Waren.L4]" office:value-type="currency" office:currency="EUR" office:value="0.4" calcext:value-type="currency">
            <text:p>0,40 €</text:p>
          </table:table-cell>
          <table:table-cell table:style-name="ce98" office:value-type="percentage" office:value="0.4" calcext:value-type="percentage">
            <text:p>40%</text:p>
          </table:table-cell>
          <table:table-cell table:style-name="ce70"/>
          <table:table-cell table:style-name="ce110" table:formula="of:=[.N32]*4" office:value-type="currency" office:currency="EUR" office:value="2.08" calcext:value-type="currency">
            <text:p>2,08 €</text:p>
          </table:table-cell>
          <table:table-cell table:style-name="ce54" table:formula="of:=[.H32]*[.F32]" office:value-type="currency" office:currency="EUR" office:value="5.2" calcext:value-type="currency">
            <text:p>5,20 €</text:p>
          </table:table-cell>
          <table:table-cell/>
          <table:table-cell table:style-name="ce54" table:formula="of:=[.L32]/10" office:value-type="currency" office:currency="EUR" office:value="0.52" calcext:value-type="currency">
            <text:p>0,52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ueckgutLaster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hl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Waren.L4]" office:value-type="currency" office:currency="EUR" office:value="0.4" calcext:value-type="currency">
            <text:p>0,40 €</text:p>
          </table:table-cell>
          <table:table-cell table:style-name="ce99"/>
          <table:table-cell/>
          <table:table-cell table:style-name="ce110" table:formula="of:=[.N33]*4" office:value-type="currency" office:currency="EUR" office:value="0.64" calcext:value-type="currency">
            <text:p>0,64 €</text:p>
          </table:table-cell>
          <table:table-cell table:style-name="ce54" table:formula="of:=[.H33]*[.F33]" office:value-type="currency" office:currency="EUR" office:value="1.6" calcext:value-type="currency">
            <text:p>1,60 €</text:p>
          </table:table-cell>
          <table:table-cell/>
          <table:table-cell table:style-name="ce54" table:formula="of:=[.L33]/10" office:value-type="currency" office:currency="EUR" office:value="0.16" calcext:value-type="currency">
            <text:p>0,16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LKW_Kieskipper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Steine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34]*4" office:value-type="currency" office:currency="EUR" office:value="2.52" calcext:value-type="currency">
            <text:p>2,52 €</text:p>
          </table:table-cell>
          <table:table-cell table:style-name="ce54" table:formula="of:=[.H34]*[.F34]" office:value-type="currency" office:currency="EUR" office:value="6.3" calcext:value-type="currency">
            <text:p>6,30 €</text:p>
          </table:table-cell>
          <table:table-cell/>
          <table:table-cell table:style-name="ce54" table:formula="of:=[.L34]/10" office:value-type="currency" office:currency="EUR" office:value="0.63" calcext:value-type="currency">
            <text:p>0,63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MAN_19230_DF_Schuettgut</text:p>
          </table:table-cell>
          <table:table-cell table:style-name="ce49" office:value-type="float" office:value="230" calcext:value-type="float">
            <text:p>230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9.2" calcext:value-type="float">
            <text:p>9,2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16.8" calcext:value-type="float">
            <text:p>16,8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35]*4" office:value-type="currency" office:currency="EUR" office:value="2.016" calcext:value-type="currency">
            <text:p>2,02 €</text:p>
          </table:table-cell>
          <table:table-cell table:style-name="ce54" table:formula="of:=[.H35]*[.F35]" office:value-type="currency" office:currency="EUR" office:value="5.04" calcext:value-type="currency">
            <text:p>5,04 €</text:p>
          </table:table-cell>
          <table:table-cell/>
          <table:table-cell table:style-name="ce54" table:formula="of:=[.L35]/10" office:value-type="currency" office:currency="EUR" office:value="0.504" calcext:value-type="currency">
            <text:p>0,50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DaimlerBenz_L6600_Schuettgut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36]*4" office:value-type="currency" office:currency="EUR" office:value="0.84" calcext:value-type="currency">
            <text:p>0,84 €</text:p>
          </table:table-cell>
          <table:table-cell table:style-name="ce54" table:formula="of:=[.H36]*[.F36]" office:value-type="currency" office:currency="EUR" office:value="2.1" calcext:value-type="currency">
            <text:p>2,10 €</text:p>
          </table:table-cell>
          <table:table-cell/>
          <table:table-cell table:style-name="ce54" table:formula="of:=[.L36]/10" office:value-type="currency" office:currency="EUR" office:value="0.21" calcext:value-type="currency">
            <text:p>0,21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DaimlerBenz_LP1620_Schuettgut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7.6" calcext:value-type="float">
            <text:p>7,6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37]*4" office:value-type="currency" office:currency="EUR" office:value="1.08" calcext:value-type="currency">
            <text:p>1,08 €</text:p>
          </table:table-cell>
          <table:table-cell table:style-name="ce54" table:formula="of:=[.H37]*[.F37]" office:value-type="currency" office:currency="EUR" office:value="2.7" calcext:value-type="currency">
            <text:p>2,70 €</text:p>
          </table:table-cell>
          <table:table-cell/>
          <table:table-cell table:style-name="ce54" table:formula="of:=[.L37]/10" office:value-type="currency" office:currency="EUR" office:value="0.27" calcext:value-type="currency">
            <text:p>0,27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DaimlerBenz_LP333_Schuettgut</text:p>
          </table:table-cell>
          <table:table-cell table:style-name="ce49" office:value-type="float" office:value="147" calcext:value-type="float">
            <text:p>147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38]*4" office:value-type="currency" office:currency="EUR" office:value="1.08" calcext:value-type="currency">
            <text:p>1,08 €</text:p>
          </table:table-cell>
          <table:table-cell table:style-name="ce54" table:formula="of:=[.H38]*[.F38]" office:value-type="currency" office:currency="EUR" office:value="2.7" calcext:value-type="currency">
            <text:p>2,70 €</text:p>
          </table:table-cell>
          <table:table-cell/>
          <table:table-cell table:style-name="ce54" table:formula="of:=[.L38]/10" office:value-type="currency" office:currency="EUR" office:value="0.27" calcext:value-type="currency">
            <text:p>0,27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DaimlerBenz_LP334_Schuettgut</text:p>
          </table:table-cell>
          <table:table-cell table:style-name="ce49" office:value-type="float" office:value="141" calcext:value-type="float">
            <text:p>141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7.4" calcext:value-type="float">
            <text:p>7,4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9.5" calcext:value-type="float">
            <text:p>9,5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39]*4" office:value-type="currency" office:currency="EUR" office:value="1.14" calcext:value-type="currency">
            <text:p>1,14 €</text:p>
          </table:table-cell>
          <table:table-cell table:style-name="ce54" table:formula="of:=[.H39]*[.F39]" office:value-type="currency" office:currency="EUR" office:value="2.85" calcext:value-type="currency">
            <text:p>2,85 €</text:p>
          </table:table-cell>
          <table:table-cell/>
          <table:table-cell table:style-name="ce54" table:formula="of:=[.L39]/10" office:value-type="currency" office:currency="EUR" office:value="0.285" calcext:value-type="currency">
            <text:p>0,29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DaimlerBenz_LP810_Schuettgut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4.55" calcext:value-type="float">
            <text:p>4,55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4.2" calcext:value-type="float">
            <text:p>4,2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40]*4" office:value-type="currency" office:currency="EUR" office:value="0.504" calcext:value-type="currency">
            <text:p>0,50 €</text:p>
          </table:table-cell>
          <table:table-cell table:style-name="ce54" table:formula="of:=[.H40]*[.F40]" office:value-type="currency" office:currency="EUR" office:value="1.26" calcext:value-type="currency">
            <text:p>1,26 €</text:p>
          </table:table-cell>
          <table:table-cell/>
          <table:table-cell table:style-name="ce54" table:formula="of:=[.L40]/10" office:value-type="currency" office:currency="EUR" office:value="0.126" calcext:value-type="currency">
            <text:p>0,13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MagirusIveco_T_Schuettgut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41]*4" office:value-type="currency" office:currency="EUR" office:value="1.2" calcext:value-type="currency">
            <text:p>1,20 €</text:p>
          </table:table-cell>
          <table:table-cell table:style-name="ce54" table:formula="of:=[.H41]*[.F41]" office:value-type="currency" office:currency="EUR" office:value="3" calcext:value-type="currency">
            <text:p>3,00 €</text:p>
          </table:table-cell>
          <table:table-cell/>
          <table:table-cell table:style-name="ce54" table:formula="of:=[.L41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MercedesBenz_L2200_Schuettgut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string" calcext:value-type="string">
            <text:p>Kohle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90" calcext:value-type="float">
            <text:p>90</text:p>
          </table:table-cell>
          <table:table-cell table:style-name="ce79" table:formula="of:=[Waren.L3]" office:value-type="currency" office:currency="EUR" office:value="0.3" calcext:value-type="currency">
            <text:p>0,30 €</text:p>
          </table:table-cell>
          <table:table-cell table:style-name="ce100" office:value-type="percentage" office:value="0.4" calcext:value-type="percentage">
            <text:p>40%</text:p>
          </table:table-cell>
          <table:table-cell table:style-name="ce49"/>
          <table:table-cell table:style-name="ce110" table:formula="of:=[.N42]*4" office:value-type="currency" office:currency="EUR" office:value="1.32" calcext:value-type="currency">
            <text:p>1,32 €</text:p>
          </table:table-cell>
          <table:table-cell table:style-name="ce54" table:formula="of:=[.H42]*[.F42]" office:value-type="currency" office:currency="EUR" office:value="3.3" calcext:value-type="currency">
            <text:p>3,30 €</text:p>
          </table:table-cell>
          <table:table-cell/>
          <table:table-cell table:style-name="ce54" table:formula="of:=[.L42]/10" office:value-type="currency" office:currency="EUR" office:value="0.33" calcext:value-type="currency">
            <text:p>0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oline19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nzin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43]*4" office:value-type="currency" office:currency="EUR" office:value="0.96" calcext:value-type="currency">
            <text:p>0,96 €</text:p>
          </table:table-cell>
          <table:table-cell table:style-name="ce54" table:formula="of:=[.H43]*[.F43]" office:value-type="currency" office:currency="EUR" office:value="2.4" calcext:value-type="currency">
            <text:p>2,40 €</text:p>
          </table:table-cell>
          <table:table-cell/>
          <table:table-cell table:style-name="ce54" table:formula="of:=[.L43]/10" office:value-type="currency" office:currency="EUR" office:value="0.24" calcext:value-type="currency">
            <text:p>0,24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soline195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nzin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44]*4" office:value-type="currency" office:currency="EUR" office:value="1.2" calcext:value-type="currency">
            <text:p>1,20 €</text:p>
          </table:table-cell>
          <table:table-cell table:style-name="ce54" table:formula="of:=[.H44]*[.F44]" office:value-type="currency" office:currency="EUR" office:value="3" calcext:value-type="currency">
            <text:p>3,00 €</text:p>
          </table:table-cell>
          <table:table-cell/>
          <table:table-cell table:style-name="ce54" table:formula="of:=[.L44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schel_HS16TL_Tankwagen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Oel</text:p>
          </table:table-cell>
          <table:table-cell office:value-type="float" office:value="8.5" calcext:value-type="float">
            <text:p>8,5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45]*4" office:value-type="currency" office:currency="EUR" office:value="1.02" calcext:value-type="currency">
            <text:p>1,02 €</text:p>
          </table:table-cell>
          <table:table-cell table:style-name="ce54" table:formula="of:=[.H45]*[.F45]" office:value-type="currency" office:currency="EUR" office:value="2.55" calcext:value-type="currency">
            <text:p>2,55 €</text:p>
          </table:table-cell>
          <table:table-cell/>
          <table:table-cell table:style-name="ce54" table:formula="of:=[.L45]/10" office:value-type="currency" office:currency="EUR" office:value="0.255" calcext:value-type="currency">
            <text:p>0,2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schel_HS22TL_Tankwagen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Oe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46]*4" office:value-type="currency" office:currency="EUR" office:value="1.2" calcext:value-type="currency">
            <text:p>1,20 €</text:p>
          </table:table-cell>
          <table:table-cell table:style-name="ce54" table:formula="of:=[.H46]*[.F46]" office:value-type="currency" office:currency="EUR" office:value="3" calcext:value-type="currency">
            <text:p>3,00 €</text:p>
          </table:table-cell>
          <table:table-cell/>
          <table:table-cell table:style-name="ce54" table:formula="of:=[.L46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mlerBenz_L6600_Mineraloel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Oel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47]*4" office:value-type="currency" office:currency="EUR" office:value="0.84" calcext:value-type="currency">
            <text:p>0,84 €</text:p>
          </table:table-cell>
          <table:table-cell table:style-name="ce54" table:formula="of:=[.H47]*[.F47]" office:value-type="currency" office:currency="EUR" office:value="2.1" calcext:value-type="currency">
            <text:p>2,10 €</text:p>
          </table:table-cell>
          <table:table-cell/>
          <table:table-cell table:style-name="ce54" table:formula="of:=[.L47]/10" office:value-type="currency" office:currency="EUR" office:value="0.21" calcext:value-type="currency">
            <text:p>0,21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mlerBenz_LP333_Mineraloel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Oel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48]*4" office:value-type="currency" office:currency="EUR" office:value="1.2" calcext:value-type="currency">
            <text:p>1,20 €</text:p>
          </table:table-cell>
          <table:table-cell table:style-name="ce54" table:formula="of:=[.H48]*[.F48]" office:value-type="currency" office:currency="EUR" office:value="3" calcext:value-type="currency">
            <text:p>3,00 €</text:p>
          </table:table-cell>
          <table:table-cell/>
          <table:table-cell table:style-name="ce54" table:formula="of:=[.L48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mlerBenz_LP334_Mineraloel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6.72" calcext:value-type="float">
            <text:p>6,72</text:p>
          </table:table-cell>
          <table:table-cell office:value-type="string" calcext:value-type="string">
            <text:p>Oel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49]*4" office:value-type="currency" office:currency="EUR" office:value="1.32" calcext:value-type="currency">
            <text:p>1,32 €</text:p>
          </table:table-cell>
          <table:table-cell table:style-name="ce54" table:formula="of:=[.H49]*[.F49]" office:value-type="currency" office:currency="EUR" office:value="3.3" calcext:value-type="currency">
            <text:p>3,30 €</text:p>
          </table:table-cell>
          <table:table-cell/>
          <table:table-cell table:style-name="ce54" table:formula="of:=[.L49]/10" office:value-type="currency" office:currency="EUR" office:value="0.33" calcext:value-type="currency">
            <text:p>0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ECO_Stralis_Mineraloeltransport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Oel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50]*4" office:value-type="currency" office:currency="EUR" office:value="1.56" calcext:value-type="currency">
            <text:p>1,56 €</text:p>
          </table:table-cell>
          <table:table-cell table:style-name="ce54" table:formula="of:=[.H50]*[.F50]" office:value-type="currency" office:currency="EUR" office:value="3.9" calcext:value-type="currency">
            <text:p>3,90 €</text:p>
          </table:table-cell>
          <table:table-cell/>
          <table:table-cell table:style-name="ce54" table:formula="of:=[.L50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rusIveco_T_Mineraloeltransport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el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51]*4" office:value-type="currency" office:currency="EUR" office:value="1.32" calcext:value-type="currency">
            <text:p>1,32 €</text:p>
          </table:table-cell>
          <table:table-cell table:style-name="ce54" table:formula="of:=[.H51]*[.F51]" office:value-type="currency" office:currency="EUR" office:value="3.3" calcext:value-type="currency">
            <text:p>3,30 €</text:p>
          </table:table-cell>
          <table:table-cell/>
          <table:table-cell table:style-name="ce54" table:formula="of:=[.L51]/10" office:value-type="currency" office:currency="EUR" office:value="0.33" calcext:value-type="currency">
            <text:p>0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_TGA_Mineraloeltransport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Oel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52]*4" office:value-type="currency" office:currency="EUR" office:value="1.56" calcext:value-type="currency">
            <text:p>1,56 €</text:p>
          </table:table-cell>
          <table:table-cell table:style-name="ce54" table:formula="of:=[.H52]*[.F52]" office:value-type="currency" office:currency="EUR" office:value="3.9" calcext:value-type="currency">
            <text:p>3,90 €</text:p>
          </table:table-cell>
          <table:table-cell/>
          <table:table-cell table:style-name="ce54" table:formula="of:=[.L52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edesBenz_SK_Mineraloeltransport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Oel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53]*4" office:value-type="currency" office:currency="EUR" office:value="1.56" calcext:value-type="currency">
            <text:p>1,56 €</text:p>
          </table:table-cell>
          <table:table-cell table:style-name="ce54" table:formula="of:=[.H53]*[.F53]" office:value-type="currency" office:currency="EUR" office:value="3.9" calcext:value-type="currency">
            <text:p>3,90 €</text:p>
          </table:table-cell>
          <table:table-cell/>
          <table:table-cell table:style-name="ce54" table:formula="of:=[.L53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66"/>
          <table:table-cell/>
          <table:table-cell table:style-name="ce110"/>
          <table:table-cell table:style-name="ce54"/>
          <table:table-cell/>
          <table:table-cell table:style-name="ce54"/>
          <table:table-cell table:number-columns-repeated="5"/>
        </table:table-row>
        <table:table-row table:style-name="ro1">
          <table:table-cell table:style-name="ce51" office:value-type="string" calcext:value-type="string">
            <text:p>Kuehllaster</text:p>
          </table:table-cell>
          <table:table-cell table:number-columns-repeated="2" table:style-name="ce51" office:value-type="float" office:value="80" calcext:value-type="float">
            <text:p>80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55]*4" office:value-type="currency" office:currency="EUR" office:value="1.28" calcext:value-type="currency">
            <text:p>1,28 €</text:p>
          </table:table-cell>
          <table:table-cell table:style-name="ce54" table:formula="of:=[.H55]*[.F55]" office:value-type="currency" office:currency="EUR" office:value="3.2" calcext:value-type="currency">
            <text:p>3,20 €</text:p>
          </table:table-cell>
          <table:table-cell/>
          <table:table-cell table:style-name="ce54" table:formula="of:=[.L55]/10" office:value-type="currency" office:currency="EUR" office:value="0.32" calcext:value-type="currency">
            <text:p>0,32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Cooling_Truck_2</text:p>
          </table:table-cell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34" calcext:value-type="float">
            <text:p>34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56]*4" office:value-type="currency" office:currency="EUR" office:value="0.64" calcext:value-type="currency">
            <text:p>0,64 €</text:p>
          </table:table-cell>
          <table:table-cell table:style-name="ce54" table:formula="of:=[.H56]*[.F56]" office:value-type="currency" office:currency="EUR" office:value="1.6" calcext:value-type="currency">
            <text:p>1,60 €</text:p>
          </table:table-cell>
          <table:table-cell/>
          <table:table-cell table:style-name="ce54" table:formula="of:=[.L56]/10" office:value-type="currency" office:currency="EUR" office:value="0.16" calcext:value-type="currency">
            <text:p>0,16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Henschel_HS22TL_Kuehlwaren</text:p>
          </table:table-cell>
          <table:table-cell table:style-name="ce51" office:value-type="float" office:value="240" calcext:value-type="float">
            <text:p>24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6.5" calcext:value-type="float">
            <text:p>6,5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57]*4" office:value-type="currency" office:currency="EUR" office:value="2.24" calcext:value-type="currency">
            <text:p>2,24 €</text:p>
          </table:table-cell>
          <table:table-cell table:style-name="ce54" table:formula="of:=[.H57]*[.F57]" office:value-type="currency" office:currency="EUR" office:value="5.6" calcext:value-type="currency">
            <text:p>5,60 €</text:p>
          </table:table-cell>
          <table:table-cell/>
          <table:table-cell table:style-name="ce54" table:formula="of:=[.L57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MAN_16320_F_Kuehlwaren</text:p>
          </table:table-cell>
          <table:table-cell table:style-name="ce51" office:value-type="float" office:value="320" calcext:value-type="float">
            <text:p>320</text:p>
          </table:table-cell>
          <table:table-cell table:style-name="ce51" office:value-type="float" office:value="100" calcext:value-type="float">
            <text:p>100</text:p>
          </table:table-cell>
          <table:table-cell table:style-name="ce51" office:value-type="float" office:value="11.75" calcext:value-type="float">
            <text:p>11,75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58]*4" office:value-type="currency" office:currency="EUR" office:value="1.92" calcext:value-type="currency">
            <text:p>1,92 €</text:p>
          </table:table-cell>
          <table:table-cell table:style-name="ce54" table:formula="of:=[.H58]*[.F58]" office:value-type="currency" office:currency="EUR" office:value="4.8" calcext:value-type="currency">
            <text:p>4,80 €</text:p>
          </table:table-cell>
          <table:table-cell/>
          <table:table-cell table:style-name="ce54" table:formula="of:=[.L58]/10" office:value-type="currency" office:currency="EUR" office:value="0.48" calcext:value-type="currency">
            <text:p>0,48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MB_ActrosMP3_Kuehlwaren</text:p>
          </table:table-cell>
          <table:table-cell table:style-name="ce51" office:value-type="float" office:value="300" calcext:value-type="float">
            <text:p>300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1.4" calcext:value-type="float">
            <text:p>11,4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59]*4" office:value-type="currency" office:currency="EUR" office:value="2.88" calcext:value-type="currency">
            <text:p>2,88 €</text:p>
          </table:table-cell>
          <table:table-cell table:style-name="ce54" table:formula="of:=[.H59]*[.F59]" office:value-type="currency" office:currency="EUR" office:value="7.2" calcext:value-type="currency">
            <text:p>7,20 €</text:p>
          </table:table-cell>
          <table:table-cell/>
          <table:table-cell table:style-name="ce54" table:formula="of:=[.L59]/10" office:value-type="currency" office:currency="EUR" office:value="0.72" calcext:value-type="currency">
            <text:p>0,72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DaimlerBenz_LP1620_Kuehlwaren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85" calcext:value-type="float">
            <text:p>85</text:p>
          </table:table-cell>
          <table:table-cell table:style-name="ce51" office:value-type="float" office:value="7.6" calcext:value-type="float">
            <text:p>7,6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0]*4" office:value-type="currency" office:currency="EUR" office:value="2.24" calcext:value-type="currency">
            <text:p>2,24 €</text:p>
          </table:table-cell>
          <table:table-cell table:style-name="ce54" table:formula="of:=[.H60]*[.F60]" office:value-type="currency" office:currency="EUR" office:value="5.6" calcext:value-type="currency">
            <text:p>5,60 €</text:p>
          </table:table-cell>
          <table:table-cell/>
          <table:table-cell table:style-name="ce54" table:formula="of:=[.L60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DaimlerBenz_LP322_Kuehlwaren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3.98" calcext:value-type="float">
            <text:p>3,98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1]*4" office:value-type="currency" office:currency="EUR" office:value="1.44" calcext:value-type="currency">
            <text:p>1,44 €</text:p>
          </table:table-cell>
          <table:table-cell table:style-name="ce54" table:formula="of:=[.H61]*[.F61]" office:value-type="currency" office:currency="EUR" office:value="3.6" calcext:value-type="currency">
            <text:p>3,60 €</text:p>
          </table:table-cell>
          <table:table-cell/>
          <table:table-cell table:style-name="ce54" table:formula="of:=[.L61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DaimlerBenz_LP333_Kuehlwaren</text:p>
          </table:table-cell>
          <table:table-cell table:style-name="ce51" office:value-type="float" office:value="147" calcext:value-type="float">
            <text:p>147</text:p>
          </table:table-cell>
          <table:table-cell table:style-name="ce51" office:value-type="float" office:value="84" calcext:value-type="float">
            <text:p>84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2]*4" office:value-type="currency" office:currency="EUR" office:value="1.92" calcext:value-type="currency">
            <text:p>1,92 €</text:p>
          </table:table-cell>
          <table:table-cell table:style-name="ce54" table:formula="of:=[.H62]*[.F62]" office:value-type="currency" office:currency="EUR" office:value="4.8" calcext:value-type="currency">
            <text:p>4,80 €</text:p>
          </table:table-cell>
          <table:table-cell/>
          <table:table-cell table:style-name="ce54" table:formula="of:=[.L62]/10" office:value-type="currency" office:currency="EUR" office:value="0.48" calcext:value-type="currency">
            <text:p>0,48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DaimlerBenz_LP334_Kuehlwaren</text:p>
          </table:table-cell>
          <table:table-cell table:style-name="ce51" office:value-type="float" office:value="141" calcext:value-type="float">
            <text:p>141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6.72" calcext:value-type="float">
            <text:p>6,72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3]*4" office:value-type="currency" office:currency="EUR" office:value="2.24" calcext:value-type="currency">
            <text:p>2,24 €</text:p>
          </table:table-cell>
          <table:table-cell table:style-name="ce54" table:formula="of:=[.H63]*[.F63]" office:value-type="currency" office:currency="EUR" office:value="5.6" calcext:value-type="currency">
            <text:p>5,60 €</text:p>
          </table:table-cell>
          <table:table-cell/>
          <table:table-cell table:style-name="ce54" table:formula="of:=[.L63]/10" office:value-type="currency" office:currency="EUR" office:value="0.56" calcext:value-type="currency">
            <text:p>0,56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Buessing_BS11_Kuehlwaren1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4]*4" office:value-type="currency" office:currency="EUR" office:value="1.6" calcext:value-type="currency">
            <text:p>1,60 €</text:p>
          </table:table-cell>
          <table:table-cell table:style-name="ce54" table:formula="of:=[.H64]*[.F64]" office:value-type="currency" office:currency="EUR" office:value="4" calcext:value-type="currency">
            <text:p>4,00 €</text:p>
          </table:table-cell>
          <table:table-cell/>
          <table:table-cell table:style-name="ce54" table:formula="of:=[.L64]/10" office:value-type="currency" office:currency="EUR" office:value="0.4" calcext:value-type="currency">
            <text:p>0,40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MAN_M90_Kuehltransport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.89" calcext:value-type="float">
            <text:p>7,89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5]*4" office:value-type="currency" office:currency="EUR" office:value="2.56" calcext:value-type="currency">
            <text:p>2,56 €</text:p>
          </table:table-cell>
          <table:table-cell table:style-name="ce54" table:formula="of:=[.H65]*[.F65]" office:value-type="currency" office:currency="EUR" office:value="6.4" calcext:value-type="currency">
            <text:p>6,40 €</text:p>
          </table:table-cell>
          <table:table-cell/>
          <table:table-cell table:style-name="ce54" table:formula="of:=[.L65]/10" office:value-type="currency" office:currency="EUR" office:value="0.64" calcext:value-type="currency">
            <text:p>0,64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MercedesBenz_Actros_MP3_Kuehltransport</text:p>
          </table:table-cell>
          <table:table-cell table:style-name="ce51" office:value-type="float" office:value="405" calcext:value-type="float">
            <text:p>405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10.7" calcext:value-type="float">
            <text:p>10,7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6]*4" office:value-type="currency" office:currency="EUR" office:value="2.88" calcext:value-type="currency">
            <text:p>2,88 €</text:p>
          </table:table-cell>
          <table:table-cell table:style-name="ce54" table:formula="of:=[.H66]*[.F66]" office:value-type="currency" office:currency="EUR" office:value="7.2" calcext:value-type="currency">
            <text:p>7,20 €</text:p>
          </table:table-cell>
          <table:table-cell/>
          <table:table-cell table:style-name="ce54" table:formula="of:=[.L66]/10" office:value-type="currency" office:currency="EUR" office:value="0.72" calcext:value-type="currency">
            <text:p>0,72 €</text:p>
          </table:table-cell>
          <table:table-cell table:number-columns-repeated="5"/>
        </table:table-row>
        <table:table-row table:style-name="ro1">
          <table:table-cell table:style-name="ce51" office:value-type="string" calcext:value-type="string">
            <text:p>MercedesBenz_Atego_Kuehltransport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80" calcext:value-type="float">
            <text:p>80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Fleisch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90" calcext:value-type="float">
            <text:p>90</text:p>
          </table:table-cell>
          <table:table-cell table:style-name="ce56" table:formula="of:=[Waren.L4]" office:value-type="currency" office:currency="EUR" office:value="0.4" calcext:value-type="currency">
            <text:p>0,40 €</text:p>
          </table:table-cell>
          <table:table-cell table:style-name="ce101" office:value-type="percentage" office:value="0.4" calcext:value-type="percentage">
            <text:p>40%</text:p>
          </table:table-cell>
          <table:table-cell table:style-name="ce51"/>
          <table:table-cell table:style-name="ce110" table:formula="of:=[.N67]*4" office:value-type="currency" office:currency="EUR" office:value="2.08" calcext:value-type="currency">
            <text:p>2,08 €</text:p>
          </table:table-cell>
          <table:table-cell table:style-name="ce54" table:formula="of:=[.H67]*[.F67]" office:value-type="currency" office:currency="EUR" office:value="5.2" calcext:value-type="currency">
            <text:p>5,20 €</text:p>
          </table:table-cell>
          <table:table-cell/>
          <table:table-cell table:style-name="ce54" table:formula="of:=[.L67]/10" office:value-type="currency" office:currency="EUR" office:value="0.52" calcext:value-type="currency">
            <text:p>0,52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ZT_LKW_Milch-alt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ch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68]*4" office:value-type="currency" office:currency="EUR" office:value="0.36" calcext:value-type="currency">
            <text:p>0,36 €</text:p>
          </table:table-cell>
          <table:table-cell table:style-name="ce54" table:formula="of:=[.H68]*[.F68]" office:value-type="currency" office:currency="EUR" office:value="0.9" calcext:value-type="currency">
            <text:p>0,90 €</text:p>
          </table:table-cell>
          <table:table-cell/>
          <table:table-cell table:style-name="ce54" table:formula="of:=[.L68]/10" office:value-type="currency" office:currency="EUR" office:value="0.09" calcext:value-type="currency">
            <text:p>0,0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ZT_LKW_Milch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lch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69]*4" office:value-type="currency" office:currency="EUR" office:value="0.6" calcext:value-type="currency">
            <text:p>0,60 €</text:p>
          </table:table-cell>
          <table:table-cell table:style-name="ce54" table:formula="of:=[.H69]*[.F69]" office:value-type="currency" office:currency="EUR" office:value="1.5" calcext:value-type="currency">
            <text:p>1,50 €</text:p>
          </table:table-cell>
          <table:table-cell/>
          <table:table-cell table:style-name="ce54" table:formula="of:=[.L69]/10" office:value-type="currency" office:currency="EUR" office:value="0.15" calcext:value-type="currency">
            <text:p>0,15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nschel_HS16TL_Lebensmittel_Tankwagen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Milch</text:p>
          </table:table-cell>
          <table:table-cell office:value-type="float" office:value="8.5" calcext:value-type="float">
            <text:p>8,5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70]*4" office:value-type="currency" office:currency="EUR" office:value="1.02" calcext:value-type="currency">
            <text:p>1,02 €</text:p>
          </table:table-cell>
          <table:table-cell table:style-name="ce54" table:formula="of:=[.H70]*[.F70]" office:value-type="currency" office:currency="EUR" office:value="2.55" calcext:value-type="currency">
            <text:p>2,55 €</text:p>
          </table:table-cell>
          <table:table-cell/>
          <table:table-cell table:style-name="ce54" table:formula="of:=[.L70]/10" office:value-type="currency" office:currency="EUR" office:value="0.255" calcext:value-type="currency">
            <text:p>0,2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B_ActrosMP3_fl_Lebensmittel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Milch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71]*4" office:value-type="currency" office:currency="EUR" office:value="1.44" calcext:value-type="currency">
            <text:p>1,44 €</text:p>
          </table:table-cell>
          <table:table-cell table:style-name="ce54" table:formula="of:=[.H71]*[.F71]" office:value-type="currency" office:currency="EUR" office:value="3.6" calcext:value-type="currency">
            <text:p>3,60 €</text:p>
          </table:table-cell>
          <table:table-cell/>
          <table:table-cell table:style-name="ce54" table:formula="of:=[.L71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mlerBenz_LP1620_fl_Lebensmittel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Milch</text:p>
          </table:table-cell>
          <table:table-cell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72]*4" office:value-type="currency" office:currency="EUR" office:value="1.32" calcext:value-type="currency">
            <text:p>1,32 €</text:p>
          </table:table-cell>
          <table:table-cell table:style-name="ce54" table:formula="of:=[.H72]*[.F72]" office:value-type="currency" office:currency="EUR" office:value="3.3" calcext:value-type="currency">
            <text:p>3,30 €</text:p>
          </table:table-cell>
          <table:table-cell/>
          <table:table-cell table:style-name="ce54" table:formula="of:=[.L72]/10" office:value-type="currency" office:currency="EUR" office:value="0.33" calcext:value-type="currency">
            <text:p>0,33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essing_BS11_Kuehlwaren2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lch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73]*4" office:value-type="currency" office:currency="EUR" office:value="0.72" calcext:value-type="currency">
            <text:p>0,72 €</text:p>
          </table:table-cell>
          <table:table-cell table:style-name="ce54" table:formula="of:=[.H73]*[.F73]" office:value-type="currency" office:currency="EUR" office:value="1.8" calcext:value-type="currency">
            <text:p>1,80 €</text:p>
          </table:table-cell>
          <table:table-cell/>
          <table:table-cell table:style-name="ce54" table:formula="of:=[.L73]/10" office:value-type="currency" office:currency="EUR" office:value="0.18" calcext:value-type="currency">
            <text:p>0,1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_M90_Michtransport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Milch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74]*4" office:value-type="currency" office:currency="EUR" office:value="1.08" calcext:value-type="currency">
            <text:p>1,08 €</text:p>
          </table:table-cell>
          <table:table-cell table:style-name="ce54" table:formula="of:=[.H74]*[.F74]" office:value-type="currency" office:currency="EUR" office:value="2.7" calcext:value-type="currency">
            <text:p>2,70 €</text:p>
          </table:table-cell>
          <table:table-cell/>
          <table:table-cell table:style-name="ce54" table:formula="of:=[.L74]/10" office:value-type="currency" office:currency="EUR" office:value="0.27" calcext:value-type="currency">
            <text:p>0,27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edesBenz_Atego_Milchtransport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7.2" calcext:value-type="float">
            <text:p>7,2</text:p>
          </table:table-cell>
          <table:table-cell office:value-type="string" calcext:value-type="string">
            <text:p>Milch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style-name="ce66" office:value-type="percentage" office:value="0.4" calcext:value-type="percentage">
            <text:p>40%</text:p>
          </table:table-cell>
          <table:table-cell/>
          <table:table-cell table:style-name="ce110" table:formula="of:=[.N75]*4" office:value-type="currency" office:currency="EUR" office:value="0.84" calcext:value-type="currency">
            <text:p>0,84 €</text:p>
          </table:table-cell>
          <table:table-cell table:style-name="ce54" table:formula="of:=[.H75]*[.F75]" office:value-type="currency" office:currency="EUR" office:value="2.1" calcext:value-type="currency">
            <text:p>2,10 €</text:p>
          </table:table-cell>
          <table:table-cell/>
          <table:table-cell table:style-name="ce54" table:formula="of:=[.L75]/10" office:value-type="currency" office:currency="EUR" office:value="0.21" calcext:value-type="currency">
            <text:p>0,21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CoilsLaster_Bretter</text:p>
          </table:table-cell>
          <table:table-cell table:style-name="ce57" office:value-type="float" office:value="250" calcext:value-type="float">
            <text:p>25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Bretter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 office:value-type="string" calcext:value-type="string">
            <text:p>0,3 fuer</text:p>
          </table:table-cell>
          <table:table-cell table:style-name="ce58" office:value-type="percentage" office:value="0.47" calcext:value-type="percentage">
            <text:p>47,00%</text:p>
          </table:table-cell>
          <table:table-cell table:style-name="ce110" table:formula="of:=[.L76]/100*47" office:value-type="currency" office:currency="EUR" office:value="0.846" calcext:value-type="currency">
            <text:p>0,85 €</text:p>
          </table:table-cell>
          <table:table-cell table:style-name="ce54" table:formula="of:=[.H76]*[.F76]" office:value-type="currency" office:currency="EUR" office:value="1.8" calcext:value-type="currency">
            <text:p>1,80 €</text:p>
          </table:table-cell>
          <table:table-cell table:style-name="ce54" table:formula="of:=[.L76]/2" office:value-type="currency" office:currency="EUR" office:value="0.9" calcext:value-type="currency">
            <text:p>0,90 €</text:p>
          </table:table-cell>
          <table:table-cell table:style-name="ce54" table:formula="of:=[.L76]/10" office:value-type="currency" office:currency="EUR" office:value="0.18" calcext:value-type="currency">
            <text:p>0,18 €</text:p>
          </table:table-cell>
          <table:table-cell/>
          <table:table-cell table:style-name="ce113"/>
          <table:table-cell table:number-columns-repeated="3"/>
        </table:table-row>
        <table:table-row table:style-name="ro1">
          <table:table-cell table:style-name="ce57" office:value-type="string" calcext:value-type="string">
            <text:p>MB_ActrosMP3_Holztransporter</text:p>
          </table:table-cell>
          <table:table-cell table:style-name="ce57" office:value-type="float" office:value="300" calcext:value-type="float">
            <text:p>30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1.4" calcext:value-type="float">
            <text:p>11,4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 office:value-type="string" calcext:value-type="string">
            <text:p>Bretter</text:p>
          </table:table-cell>
          <table:table-cell table:style-name="ce58" office:value-type="percentage" office:value="0.47" calcext:value-type="percentage">
            <text:p>47,00%</text:p>
          </table:table-cell>
          <table:table-cell table:style-name="ce110" table:formula="of:=[.L77]/100*47" office:value-type="currency" office:currency="EUR" office:value="1.316" calcext:value-type="currency">
            <text:p>1,32 €</text:p>
          </table:table-cell>
          <table:table-cell table:style-name="ce54" table:formula="of:=[.H77]*[.F77]" office:value-type="currency" office:currency="EUR" office:value="2.8" calcext:value-type="currency">
            <text:p>2,80 €</text:p>
          </table:table-cell>
          <table:table-cell table:style-name="ce54" table:formula="of:=[.L77]/2" office:value-type="currency" office:currency="EUR" office:value="1.4" calcext:value-type="currency">
            <text:p>1,40 €</text:p>
          </table:table-cell>
          <table:table-cell table:style-name="ce54" table:formula="of:=[.L77]/10" office:value-type="currency" office:currency="EUR" office:value="0.28" calcext:value-type="currency">
            <text:p>0,28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MB_LP1620_Holztransporter</text:p>
          </table:table-cell>
          <table:table-cell table:style-name="ce57" office:value-type="float" office:value="160" calcext:value-type="float">
            <text:p>1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7.6" calcext:value-type="float">
            <text:p>7,6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/>
          <table:table-cell table:style-name="ce58" office:value-type="percentage" office:value="0.47" calcext:value-type="percentage">
            <text:p>47,00%</text:p>
          </table:table-cell>
          <table:table-cell table:style-name="ce110" table:formula="of:=[.L78]/100*47" office:value-type="currency" office:currency="EUR" office:value="0.752" calcext:value-type="currency">
            <text:p>0,75 €</text:p>
          </table:table-cell>
          <table:table-cell table:style-name="ce54" table:formula="of:=[.H78]*[.F78]" office:value-type="currency" office:currency="EUR" office:value="1.6" calcext:value-type="currency">
            <text:p>1,60 €</text:p>
          </table:table-cell>
          <table:table-cell table:style-name="ce54" table:formula="of:=[.L78]/2" office:value-type="currency" office:currency="EUR" office:value="0.8" calcext:value-type="currency">
            <text:p>0,80 €</text:p>
          </table:table-cell>
          <table:table-cell table:style-name="ce54" table:formula="of:=[.L78]/10" office:value-type="currency" office:currency="EUR" office:value="0.16" calcext:value-type="currency">
            <text:p>0,16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DAF_95XF_Holztransport</text:p>
          </table:table-cell>
          <table:table-cell table:style-name="ce57" office:value-type="float" office:value="316" calcext:value-type="float">
            <text:p>316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/>
          <table:table-cell table:style-name="ce58" office:value-type="percentage" office:value="0.47" calcext:value-type="percentage">
            <text:p>47,00%</text:p>
          </table:table-cell>
          <table:table-cell table:style-name="ce110" table:formula="of:=[.L79]/100*47" office:value-type="currency" office:currency="EUR" office:value="1.222" calcext:value-type="currency">
            <text:p>1,22 €</text:p>
          </table:table-cell>
          <table:table-cell table:style-name="ce54" table:formula="of:=[.H79]*[.F79]" office:value-type="currency" office:currency="EUR" office:value="2.6" calcext:value-type="currency">
            <text:p>2,60 €</text:p>
          </table:table-cell>
          <table:table-cell table:style-name="ce54" table:formula="of:=[.L79]/2" office:value-type="currency" office:currency="EUR" office:value="1.3" calcext:value-type="currency">
            <text:p>1,30 €</text:p>
          </table:table-cell>
          <table:table-cell table:style-name="ce54" table:formula="of:=[.L79]/10" office:value-type="currency" office:currency="EUR" office:value="0.26" calcext:value-type="currency">
            <text:p>0,26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Magirus_Saturn150D_Holztransporter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70" calcext:value-type="float">
            <text:p>70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/>
          <table:table-cell table:style-name="ce58" office:value-type="percentage" office:value="0.47" calcext:value-type="percentage">
            <text:p>47,00%</text:p>
          </table:table-cell>
          <table:table-cell table:style-name="ce110" table:formula="of:=[.L80]/100*47" office:value-type="currency" office:currency="EUR" office:value="1.222" calcext:value-type="currency">
            <text:p>1,22 €</text:p>
          </table:table-cell>
          <table:table-cell table:style-name="ce54" table:formula="of:=[.H80]*[.F80]" office:value-type="currency" office:currency="EUR" office:value="2.6" calcext:value-type="currency">
            <text:p>2,60 €</text:p>
          </table:table-cell>
          <table:table-cell table:style-name="ce54" table:formula="of:=[.L80]/2" office:value-type="currency" office:currency="EUR" office:value="1.3" calcext:value-type="currency">
            <text:p>1,30 €</text:p>
          </table:table-cell>
          <table:table-cell table:style-name="ce54" table:formula="of:=[.L80]/10" office:value-type="currency" office:currency="EUR" office:value="0.26" calcext:value-type="currency">
            <text:p>0,26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MagirusIveco_T_Holz</text:p>
          </table:table-cell>
          <table:table-cell table:style-name="ce57" office:value-type="float" office:value="243" calcext:value-type="float">
            <text:p>243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/>
          <table:table-cell table:style-name="ce58" office:value-type="percentage" office:value="0.47" calcext:value-type="percentage">
            <text:p>47,00%</text:p>
          </table:table-cell>
          <table:table-cell table:style-name="ce110" table:formula="of:=[.L81]/100*47" office:value-type="currency" office:currency="EUR" office:value="1.222" calcext:value-type="currency">
            <text:p>1,22 €</text:p>
          </table:table-cell>
          <table:table-cell table:style-name="ce54" table:formula="of:=[.H81]*[.F81]" office:value-type="currency" office:currency="EUR" office:value="2.6" calcext:value-type="currency">
            <text:p>2,60 €</text:p>
          </table:table-cell>
          <table:table-cell table:style-name="ce54" table:formula="of:=[.L81]/2" office:value-type="currency" office:currency="EUR" office:value="1.3" calcext:value-type="currency">
            <text:p>1,30 €</text:p>
          </table:table-cell>
          <table:table-cell table:style-name="ce54" table:formula="of:=[.L81]/10" office:value-type="currency" office:currency="EUR" office:value="0.26" calcext:value-type="currency">
            <text:p>0,26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MAN_TGA_Holztransport</text:p>
          </table:table-cell>
          <table:table-cell table:style-name="ce57" office:value-type="float" office:value="310" calcext:value-type="float">
            <text:p>31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0.8" calcext:value-type="float">
            <text:p>10,8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/>
          <table:table-cell table:style-name="ce58" office:value-type="percentage" office:value="0.47" calcext:value-type="percentage">
            <text:p>47,00%</text:p>
          </table:table-cell>
          <table:table-cell table:style-name="ce110" table:formula="of:=[.L82]/100*47" office:value-type="currency" office:currency="EUR" office:value="1.316" calcext:value-type="currency">
            <text:p>1,32 €</text:p>
          </table:table-cell>
          <table:table-cell table:style-name="ce54" table:formula="of:=[.H82]*[.F82]" office:value-type="currency" office:currency="EUR" office:value="2.8" calcext:value-type="currency">
            <text:p>2,80 €</text:p>
          </table:table-cell>
          <table:table-cell table:style-name="ce54" table:formula="of:=[.L82]/2" office:value-type="currency" office:currency="EUR" office:value="1.4" calcext:value-type="currency">
            <text:p>1,40 €</text:p>
          </table:table-cell>
          <table:table-cell table:style-name="ce54" table:formula="of:=[.L82]/10" office:value-type="currency" office:currency="EUR" office:value="0.28" calcext:value-type="currency">
            <text:p>0,28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MercedesBenz_Actros_MP3_Holztransport</text:p>
          </table:table-cell>
          <table:table-cell table:style-name="ce57" office:value-type="float" office:value="405" calcext:value-type="float">
            <text:p>405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13" calcext:value-type="float">
            <text:p>13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/>
          <table:table-cell table:style-name="ce58" office:value-type="percentage" office:value="0.47" calcext:value-type="percentage">
            <text:p>47,00%</text:p>
          </table:table-cell>
          <table:table-cell table:style-name="ce110" table:formula="of:=[.L83]/100*47" office:value-type="currency" office:currency="EUR" office:value="1.222" calcext:value-type="currency">
            <text:p>1,22 €</text:p>
          </table:table-cell>
          <table:table-cell table:style-name="ce54" table:formula="of:=[.H83]*[.F83]" office:value-type="currency" office:currency="EUR" office:value="2.6" calcext:value-type="currency">
            <text:p>2,60 €</text:p>
          </table:table-cell>
          <table:table-cell table:style-name="ce54" table:formula="of:=[.L83]/2" office:value-type="currency" office:currency="EUR" office:value="1.3" calcext:value-type="currency">
            <text:p>1,30 €</text:p>
          </table:table-cell>
          <table:table-cell table:style-name="ce54" table:formula="of:=[.L83]/10" office:value-type="currency" office:currency="EUR" office:value="0.26" calcext:value-type="currency">
            <text:p>0,26 €</text:p>
          </table:table-cell>
          <table:table-cell table:number-columns-repeated="5"/>
        </table:table-row>
        <table:table-row table:style-name="ro1">
          <table:table-cell table:style-name="ce57" office:value-type="string" calcext:value-type="string">
            <text:p>MercedesBenz_SK_Holztransport</text:p>
          </table:table-cell>
          <table:table-cell table:style-name="ce57" office:value-type="float" office:value="260" calcext:value-type="float">
            <text:p>260</text:p>
          </table:table-cell>
          <table:table-cell table:style-name="ce57" office:value-type="float" office:value="80" calcext:value-type="float">
            <text:p>80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Holz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90" calcext:value-type="float">
            <text:p>90</text:p>
          </table:table-cell>
          <table:table-cell table:style-name="ce92" table:formula="of:=[Waren.L2]" office:value-type="float" office:value="0.2" calcext:value-type="float">
            <text:p>0,20</text:p>
          </table:table-cell>
          <table:table-cell table:style-name="ce102"/>
          <table:table-cell table:style-name="ce58" office:value-type="percentage" office:value="0.47" calcext:value-type="percentage">
            <text:p>47,00%</text:p>
          </table:table-cell>
          <table:table-cell table:style-name="ce110" table:formula="of:=[.L84]/100*47" office:value-type="currency" office:currency="EUR" office:value="1.316" calcext:value-type="currency">
            <text:p>1,32 €</text:p>
          </table:table-cell>
          <table:table-cell table:style-name="ce54" table:formula="of:=[.H84]*[.F84]" office:value-type="currency" office:currency="EUR" office:value="2.8" calcext:value-type="currency">
            <text:p>2,80 €</text:p>
          </table:table-cell>
          <table:table-cell table:style-name="ce54" table:formula="of:=[.L84]/2" office:value-type="currency" office:currency="EUR" office:value="1.4" calcext:value-type="currency">
            <text:p>1,40 €</text:p>
          </table:table-cell>
          <table:table-cell table:style-name="ce54" table:formula="of:=[.L84]/10" office:value-type="currency" office:currency="EUR" office:value="0.28" calcext:value-type="currency">
            <text:p>0,28 €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99"/>
          <table:table-cell table:style-name="ce65"/>
          <table:table-cell table:style-name="ce110"/>
          <table:table-cell table:style-name="ce54" table:number-columns-repeated="2"/>
          <table:table-cell table:style-name="ce54" table:formula="of:=[.L85]/10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BZT_Traktor-gruen</text:p>
          </table:table-cell>
          <table:table-cell table:number-columns-repeated="2" table:style-name="ce88" office:value-type="float" office:value="20" calcext:value-type="float">
            <text:p>2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None</text:p>
          </table:table-cell>
          <table:table-cell table:style-name="ce88"/>
          <table:table-cell table:style-name="ce88" office:value-type="float" office:value="55" calcext:value-type="float">
            <text:p>55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86]/100*47" office:value-type="currency" office:currency="EUR" office:value="0" calcext:value-type="currency">
            <text:p>0,00 €</text:p>
          </table:table-cell>
          <table:table-cell table:style-name="ce54" table:formula="of:=[.H86]*[.F86]" office:value-type="currency" office:currency="EUR" office:value="0" calcext:value-type="currency">
            <text:p>0,00 €</text:p>
          </table:table-cell>
          <table:table-cell/>
          <table:table-cell table:style-name="ce54" table:formula="of:=[.L86]/10" office:value-type="currency" office:currency="EUR" office:value="0" calcext:value-type="currency">
            <text:p>0,00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MAN_19230_DF_Landwirtschaft</text:p>
          </table:table-cell>
          <table:table-cell table:style-name="ce88" office:value-type="float" office:value="230" calcext:value-type="float">
            <text:p>23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9.2" calcext:value-type="float">
            <text:p>9,2</text:p>
          </table:table-cell>
          <table:table-cell table:style-name="ce88" office:value-type="string" calcext:value-type="string">
            <text:p>Hopfen</text:p>
          </table:table-cell>
          <table:table-cell table:style-name="ce88" office:value-type="float" office:value="16.8" calcext:value-type="float">
            <text:p>16,8</text:p>
          </table:table-cell>
          <table:table-cell table:style-name="ce88" office:value-type="float" office:value="90" calcext:value-type="float">
            <text:p>90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87]/100*40" office:value-type="currency" office:currency="EUR" office:value="1.344" calcext:value-type="currency">
            <text:p>1,34 €</text:p>
          </table:table-cell>
          <table:table-cell table:style-name="ce54" table:formula="of:=[.H87]*[.F87]" office:value-type="currency" office:currency="EUR" office:value="3.36" calcext:value-type="currency">
            <text:p>3,36 €</text:p>
          </table:table-cell>
          <table:table-cell/>
          <table:table-cell table:style-name="ce54" table:formula="of:=[.L87]/10" office:value-type="currency" office:currency="EUR" office:value="0.336" calcext:value-type="currency">
            <text:p>0,34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DaimlerBenz_LP322_Landwirtschaft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77" calcext:value-type="float">
            <text:p>77</text:p>
          </table:table-cell>
          <table:table-cell table:style-name="ce88" office:value-type="float" office:value="4.7" calcext:value-type="float">
            <text:p>4,7</text:p>
          </table:table-cell>
          <table:table-cell table:style-name="ce88" office:value-type="string" calcext:value-type="string">
            <text:p>Hopfen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0" calcext:value-type="float">
            <text:p>90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88]/100*40" office:value-type="currency" office:currency="EUR" office:value="0.72" calcext:value-type="currency">
            <text:p>0,72 €</text:p>
          </table:table-cell>
          <table:table-cell table:style-name="ce54" table:formula="of:=[.H88]*[.F88]" office:value-type="currency" office:currency="EUR" office:value="1.8" calcext:value-type="currency">
            <text:p>1,80 €</text:p>
          </table:table-cell>
          <table:table-cell/>
          <table:table-cell table:style-name="ce54" table:formula="of:=[.L88]/10" office:value-type="currency" office:currency="EUR" office:value="0.18" calcext:value-type="currency">
            <text:p>0,18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DaimlerBenz_LP810_Landwirtschaft</text:p>
          </table:table-cell>
          <table:table-cell table:style-name="ce88" office:value-type="float" office:value="73" calcext:value-type="float">
            <text:p>73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4.55" calcext:value-type="float">
            <text:p>4,55</text:p>
          </table:table-cell>
          <table:table-cell table:style-name="ce88" office:value-type="string" calcext:value-type="string">
            <text:p>Hopfen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90" calcext:value-type="float">
            <text:p>90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89]/100*40" office:value-type="currency" office:currency="EUR" office:value="0.72" calcext:value-type="currency">
            <text:p>0,72 €</text:p>
          </table:table-cell>
          <table:table-cell table:style-name="ce54" table:formula="of:=[.H89]*[.F89]" office:value-type="currency" office:currency="EUR" office:value="1.8" calcext:value-type="currency">
            <text:p>1,80 €</text:p>
          </table:table-cell>
          <table:table-cell/>
          <table:table-cell table:style-name="ce54" table:formula="of:=[.L89]/10" office:value-type="currency" office:currency="EUR" office:value="0.18" calcext:value-type="currency">
            <text:p>0,18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MAN_F90_Landwirtschaft</text:p>
          </table:table-cell>
          <table:table-cell table:style-name="ce88" office:value-type="float" office:value="265" calcext:value-type="float">
            <text:p>265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9.56" calcext:value-type="float">
            <text:p>9,56</text:p>
          </table:table-cell>
          <table:table-cell table:style-name="ce88" office:value-type="string" calcext:value-type="string">
            <text:p>Hopfen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90" calcext:value-type="float">
            <text:p>90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90]/100*40" office:value-type="currency" office:currency="EUR" office:value="0.96" calcext:value-type="currency">
            <text:p>0,96 €</text:p>
          </table:table-cell>
          <table:table-cell table:style-name="ce54" table:formula="of:=[.H90]*[.F90]" office:value-type="currency" office:currency="EUR" office:value="2.4" calcext:value-type="currency">
            <text:p>2,40 €</text:p>
          </table:table-cell>
          <table:table-cell/>
          <table:table-cell table:style-name="ce54" table:formula="of:=[.L90]/10" office:value-type="currency" office:currency="EUR" office:value="0.24" calcext:value-type="currency">
            <text:p>0,24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MercedesBenz_Actros_MP3_Landwirtschaft</text:p>
          </table:table-cell>
          <table:table-cell table:style-name="ce88" office:value-type="float" office:value="405" calcext:value-type="float">
            <text:p>405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8" office:value-type="string" calcext:value-type="string">
            <text:p>Hopfen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float" office:value="90" calcext:value-type="float">
            <text:p>90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91]/100*40" office:value-type="currency" office:currency="EUR" office:value="0.88" calcext:value-type="currency">
            <text:p>0,88 €</text:p>
          </table:table-cell>
          <table:table-cell table:style-name="ce54" table:formula="of:=[.H91]*[.F91]" office:value-type="currency" office:currency="EUR" office:value="2.2" calcext:value-type="currency">
            <text:p>2,20 €</text:p>
          </table:table-cell>
          <table:table-cell/>
          <table:table-cell table:style-name="ce54" table:formula="of:=[.L91]/10" office:value-type="currency" office:currency="EUR" office:value="0.22" calcext:value-type="currency">
            <text:p>0,22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MercedesBenz_Atego_Landwirtschaft</text:p>
          </table:table-cell>
          <table:table-cell table:style-name="ce88" office:value-type="float" office:value="125" calcext:value-type="float">
            <text:p>125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string" calcext:value-type="string">
            <text:p>Hopfen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90" calcext:value-type="float">
            <text:p>90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92]/100*40" office:value-type="currency" office:currency="EUR" office:value="0.64" calcext:value-type="currency">
            <text:p>0,64 €</text:p>
          </table:table-cell>
          <table:table-cell table:style-name="ce54" table:formula="of:=[.H92]*[.F92]" office:value-type="currency" office:currency="EUR" office:value="1.6" calcext:value-type="currency">
            <text:p>1,60 €</text:p>
          </table:table-cell>
          <table:table-cell/>
          <table:table-cell table:style-name="ce54" table:formula="of:=[.L92]/10" office:value-type="currency" office:currency="EUR" office:value="0.16" calcext:value-type="currency">
            <text:p>0,16 €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MercedesBenz_SK_Landwirtschaft</text:p>
          </table:table-cell>
          <table:table-cell table:style-name="ce88" office:value-type="float" office:value="260" calcext:value-type="float">
            <text:p>26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8" office:value-type="string" calcext:value-type="string">
            <text:p>Hopfen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90" calcext:value-type="float">
            <text:p>90</text:p>
          </table:table-cell>
          <table:table-cell table:style-name="ce93" table:formula="of:=[Waren.L2]" office:value-type="float" office:value="0.2" calcext:value-type="float">
            <text:p>0,20</text:p>
          </table:table-cell>
          <table:table-cell table:style-name="ce103"/>
          <table:table-cell table:style-name="ce107" office:value-type="percentage" office:value="0.4" calcext:value-type="percentage">
            <text:p>40%</text:p>
          </table:table-cell>
          <table:table-cell table:style-name="ce110" table:formula="of:=[.L93]/100*40" office:value-type="currency" office:currency="EUR" office:value="0.96" calcext:value-type="currency">
            <text:p>0,96 €</text:p>
          </table:table-cell>
          <table:table-cell table:style-name="ce54" table:formula="of:=[.H93]*[.F93]" office:value-type="currency" office:currency="EUR" office:value="2.4" calcext:value-type="currency">
            <text:p>2,40 €</text:p>
          </table:table-cell>
          <table:table-cell/>
          <table:table-cell table:style-name="ce54" table:formula="of:=[.L93]/10" office:value-type="currency" office:currency="EUR" office:value="0.24" calcext:value-type="currency">
            <text:p>0,24 €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Henschel_HS22TL_Silo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6.5" calcext:value-type="float">
            <text:p>6,5</text:p>
          </table:table-cell>
          <table:table-cell table:style-name="ce89" office:value-type="string" calcext:value-type="string">
            <text:p>Mehl_lose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90" calcext:value-type="float">
            <text:p>90</text:p>
          </table:table-cell>
          <table:table-cell table:style-name="ce94" table:formula="of:=[Waren.L3]" office:value-type="float" office:value="0.3" calcext:value-type="float">
            <text:p>0,30</text:p>
          </table:table-cell>
          <table:table-cell table:style-name="ce104"/>
          <table:table-cell table:style-name="ce108" office:value-type="percentage" office:value="0.47" calcext:value-type="percentage">
            <text:p>47%</text:p>
          </table:table-cell>
          <table:table-cell table:style-name="ce110" table:formula="of:=[.L94]/100*47" office:value-type="currency" office:currency="EUR" office:value="1.128" calcext:value-type="currency">
            <text:p>1,13 €</text:p>
          </table:table-cell>
          <table:table-cell table:style-name="ce54" table:formula="of:=[.H94]*[.F94]" office:value-type="currency" office:currency="EUR" office:value="2.4" calcext:value-type="currency">
            <text:p>2,40 €</text:p>
          </table:table-cell>
          <table:table-cell/>
          <table:table-cell table:style-name="ce54" table:formula="of:=[.L94]/10" office:value-type="currency" office:currency="EUR" office:value="0.24" calcext:value-type="currency">
            <text:p>0,24 €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MB_ActrosMP3_Silo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11.75" calcext:value-type="float">
            <text:p>11,75</text:p>
          </table:table-cell>
          <table:table-cell table:style-name="ce89" office:value-type="string" calcext:value-type="string">
            <text:p>Mehl_lose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90" calcext:value-type="float">
            <text:p>90</text:p>
          </table:table-cell>
          <table:table-cell table:style-name="ce94" table:formula="of:=[Waren.L3]" office:value-type="float" office:value="0.3" calcext:value-type="float">
            <text:p>0,30</text:p>
          </table:table-cell>
          <table:table-cell table:style-name="ce104"/>
          <table:table-cell table:style-name="ce108" office:value-type="percentage" office:value="0.47" calcext:value-type="percentage">
            <text:p>47%</text:p>
          </table:table-cell>
          <table:table-cell table:style-name="ce110" table:formula="of:=[.L95]/100*47" office:value-type="currency" office:currency="EUR" office:value="1.692" calcext:value-type="currency">
            <text:p>1,69 €</text:p>
          </table:table-cell>
          <table:table-cell table:style-name="ce54" table:formula="of:=[.H95]*[.F95]" office:value-type="currency" office:currency="EUR" office:value="3.6" calcext:value-type="currency">
            <text:p>3,60 €</text:p>
          </table:table-cell>
          <table:table-cell/>
          <table:table-cell table:style-name="ce54" table:formula="of:=[.L95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DAF_95XF_Silotransport</text:p>
          </table:table-cell>
          <table:table-cell table:style-name="ce89" office:value-type="float" office:value="316" calcext:value-type="float">
            <text:p>316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10.5" calcext:value-type="float">
            <text:p>10,5</text:p>
          </table:table-cell>
          <table:table-cell table:style-name="ce89" office:value-type="string" calcext:value-type="string">
            <text:p>Mehl_lose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90" calcext:value-type="float">
            <text:p>90</text:p>
          </table:table-cell>
          <table:table-cell table:style-name="ce94" table:formula="of:=[Waren.L3]" office:value-type="float" office:value="0.3" calcext:value-type="float">
            <text:p>0,30</text:p>
          </table:table-cell>
          <table:table-cell table:style-name="ce104"/>
          <table:table-cell table:style-name="ce108" office:value-type="percentage" office:value="0.47" calcext:value-type="percentage">
            <text:p>47%</text:p>
          </table:table-cell>
          <table:table-cell table:style-name="ce110" table:formula="of:=[.L96]/100*47" office:value-type="currency" office:currency="EUR" office:value="1.41" calcext:value-type="currency">
            <text:p>1,41 €</text:p>
          </table:table-cell>
          <table:table-cell table:style-name="ce54" table:formula="of:=[.H96]*[.F96]" office:value-type="currency" office:currency="EUR" office:value="3" calcext:value-type="currency">
            <text:p>3,00 €</text:p>
          </table:table-cell>
          <table:table-cell/>
          <table:table-cell table:style-name="ce54" table:formula="of:=[.L96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IVECO_Stralis_Silotransport</text:p>
          </table:table-cell>
          <table:table-cell table:style-name="ce89" office:value-type="float" office:value="316" calcext:value-type="float">
            <text:p>316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10.5" calcext:value-type="float">
            <text:p>10,5</text:p>
          </table:table-cell>
          <table:table-cell table:style-name="ce89" office:value-type="string" calcext:value-type="string">
            <text:p>Mehl_lose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90" calcext:value-type="float">
            <text:p>90</text:p>
          </table:table-cell>
          <table:table-cell table:style-name="ce94" table:formula="of:=[Waren.L3]" office:value-type="float" office:value="0.3" calcext:value-type="float">
            <text:p>0,30</text:p>
          </table:table-cell>
          <table:table-cell table:style-name="ce104"/>
          <table:table-cell table:style-name="ce108" office:value-type="percentage" office:value="0.47" calcext:value-type="percentage">
            <text:p>47%</text:p>
          </table:table-cell>
          <table:table-cell table:style-name="ce110" table:formula="of:=[.L97]/100*47" office:value-type="currency" office:currency="EUR" office:value="1.41" calcext:value-type="currency">
            <text:p>1,41 €</text:p>
          </table:table-cell>
          <table:table-cell table:style-name="ce54" table:formula="of:=[.H97]*[.F97]" office:value-type="currency" office:currency="EUR" office:value="3" calcext:value-type="currency">
            <text:p>3,00 €</text:p>
          </table:table-cell>
          <table:table-cell/>
          <table:table-cell table:style-name="ce54" table:formula="of:=[.L97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MagirusIveco_T_Silotransport</text:p>
          </table:table-cell>
          <table:table-cell table:style-name="ce89" office:value-type="float" office:value="243" calcext:value-type="float">
            <text:p>243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string" calcext:value-type="string">
            <text:p>Zement_lose</text:p>
          </table:table-cell>
          <table:table-cell table:style-name="ce89" office:value-type="float" office:value="11" calcext:value-type="float">
            <text:p>11</text:p>
          </table:table-cell>
          <table:table-cell table:style-name="ce89" office:value-type="float" office:value="90" calcext:value-type="float">
            <text:p>90</text:p>
          </table:table-cell>
          <table:table-cell table:style-name="ce94" table:formula="of:=[Waren.L3]" office:value-type="float" office:value="0.3" calcext:value-type="float">
            <text:p>0,30</text:p>
          </table:table-cell>
          <table:table-cell table:style-name="ce104"/>
          <table:table-cell table:style-name="ce108" office:value-type="percentage" office:value="0.47" calcext:value-type="percentage">
            <text:p>47%</text:p>
          </table:table-cell>
          <table:table-cell table:style-name="ce110" table:formula="of:=[.L98]/100*47" office:value-type="currency" office:currency="EUR" office:value="1.551" calcext:value-type="currency">
            <text:p>1,55 €</text:p>
          </table:table-cell>
          <table:table-cell table:style-name="ce54" table:formula="of:=[.H98]*[.F98]" office:value-type="currency" office:currency="EUR" office:value="3.3" calcext:value-type="currency">
            <text:p>3,30 €</text:p>
          </table:table-cell>
          <table:table-cell/>
          <table:table-cell table:style-name="ce54" table:formula="of:=[.L98]/10" office:value-type="currency" office:currency="EUR" office:value="0.33" calcext:value-type="currency">
            <text:p>0,33 €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MAN_F90_Silotransport</text:p>
          </table:table-cell>
          <table:table-cell table:style-name="ce89" office:value-type="float" office:value="265" calcext:value-type="float">
            <text:p>265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9.96" calcext:value-type="float">
            <text:p>9,96</text:p>
          </table:table-cell>
          <table:table-cell table:style-name="ce89" office:value-type="string" calcext:value-type="string">
            <text:p>Mehl_lose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90" calcext:value-type="float">
            <text:p>90</text:p>
          </table:table-cell>
          <table:table-cell table:style-name="ce94" table:formula="of:=[Waren.L3]" office:value-type="float" office:value="0.3" calcext:value-type="float">
            <text:p>0,30</text:p>
          </table:table-cell>
          <table:table-cell table:style-name="ce104"/>
          <table:table-cell table:style-name="ce108" office:value-type="percentage" office:value="0.47" calcext:value-type="percentage">
            <text:p>47%</text:p>
          </table:table-cell>
          <table:table-cell table:style-name="ce110" table:formula="of:=[.L99]/100*47" office:value-type="currency" office:currency="EUR" office:value="1.41" calcext:value-type="currency">
            <text:p>1,41 €</text:p>
          </table:table-cell>
          <table:table-cell table:style-name="ce54" table:formula="of:=[.H99]*[.F99]" office:value-type="currency" office:currency="EUR" office:value="3" calcext:value-type="currency">
            <text:p>3,00 €</text:p>
          </table:table-cell>
          <table:table-cell/>
          <table:table-cell table:style-name="ce54" table:formula="of:=[.L99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MAN_F90_Zementtransporter</text:p>
          </table:table-cell>
          <table:table-cell table:style-name="ce89" office:value-type="float" office:value="265" calcext:value-type="float">
            <text:p>265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string" calcext:value-type="string">
            <text:p>Zement_lose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90" calcext:value-type="float">
            <text:p>90</text:p>
          </table:table-cell>
          <table:table-cell table:style-name="ce94" table:formula="of:=[Waren.L3]" office:value-type="float" office:value="0.3" calcext:value-type="float">
            <text:p>0,30</text:p>
          </table:table-cell>
          <table:table-cell table:style-name="ce104"/>
          <table:table-cell table:style-name="ce108" office:value-type="percentage" office:value="0.47" calcext:value-type="percentage">
            <text:p>47%</text:p>
          </table:table-cell>
          <table:table-cell table:style-name="ce110" table:formula="of:=[.L100]/100*47" office:value-type="currency" office:currency="EUR" office:value="1.692" calcext:value-type="currency">
            <text:p>1,69 €</text:p>
          </table:table-cell>
          <table:table-cell table:style-name="ce54" table:formula="of:=[.H100]*[.F100]" office:value-type="currency" office:currency="EUR" office:value="3.6" calcext:value-type="currency">
            <text:p>3,60 €</text:p>
          </table:table-cell>
          <table:table-cell/>
          <table:table-cell table:style-name="ce54" table:formula="of:=[.L100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Henschel_HS16TL_Post</text:p>
          </table:table-cell>
          <table:table-cell table:style-name="ce70" office:value-type="float" office:value="210" calcext:value-type="float">
            <text:p>21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.5" calcext:value-type="float">
            <text:p>6,5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65" calcext:value-type="float">
            <text:p>65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1]/[.D101])/100" office:value-type="float" office:value="0.323076923076923" calcext:value-type="float">
            <text:p>0,32</text:p>
          </table:table-cell>
          <table:table-cell table:style-name="ce75"/>
          <table:table-cell table:style-name="ce110"/>
          <table:table-cell table:formula="of:=[.H101]*[.F101]" office:value-type="float" office:value="0" calcext:value-type="float">
            <text:p>0</text:p>
          </table:table-cell>
          <table:table-cell table:formula="of:=[.L101]/2" office:value-type="float" office:value="0" calcext:value-type="float">
            <text:p>0</text:p>
          </table:table-cell>
          <table:table-cell table:formula="of:=[.L101]/10" office:value-type="float" office:value="0" calcext:value-type="float">
            <text:p>0</text:p>
          </table:table-cell>
          <table:table-cell office:value-type="string" calcext:value-type="string">
            <text:p>Postaufkommen ist zu gering,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MAN_13280_F_Post</text:p>
          </table:table-cell>
          <table:table-cell table:style-name="ce70" office:value-type="float" office:value="280" calcext:value-type="float">
            <text:p>280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.4" calcext:value-type="float">
            <text:p>7,4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85" calcext:value-type="float">
            <text:p>85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2]/[.D102])/100" office:value-type="float" office:value="0.378378378378378" calcext:value-type="float">
            <text:p>0,38</text:p>
          </table:table-cell>
          <table:table-cell table:style-name="ce70"/>
          <table:table-cell table:style-name="ce110"/>
          <table:table-cell table:formula="of:=[.H102]*[.F102]" office:value-type="float" office:value="0" calcext:value-type="float">
            <text:p>0</text:p>
          </table:table-cell>
          <table:table-cell table:formula="of:=[.L102]/2" office:value-type="float" office:value="0" calcext:value-type="float">
            <text:p>0</text:p>
          </table:table-cell>
          <table:table-cell table:formula="of:=[.L102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DaimlerBenz_LP1213_Post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7" calcext:value-type="float">
            <text:p>77</text:p>
          </table:table-cell>
          <table:table-cell table:style-name="ce70" office:value-type="float" office:value="3.98" calcext:value-type="float">
            <text:p>3,98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3]/[.D103])/100" office:value-type="float" office:value="0.201005025125628" calcext:value-type="float">
            <text:p>0,20</text:p>
          </table:table-cell>
          <table:table-cell table:style-name="ce70"/>
          <table:table-cell table:style-name="ce110"/>
          <table:table-cell table:formula="of:=[.H103]*[.F103]" office:value-type="float" office:value="0" calcext:value-type="float">
            <text:p>0</text:p>
          </table:table-cell>
          <table:table-cell table:formula="of:=[.L103]/2" office:value-type="float" office:value="0" calcext:value-type="float">
            <text:p>0</text:p>
          </table:table-cell>
          <table:table-cell table:formula="of:=[.L103]/10" office:value-type="float" office:value="0" calcext:value-type="float">
            <text:p>0</text:p>
          </table:table-cell>
          <table:table-cell office:value-type="string" calcext:value-type="string">
            <text:p>durchschnittliche Beladung liegt deshalb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DaimlerBenz_LP322_Post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77" calcext:value-type="float">
            <text:p>77</text:p>
          </table:table-cell>
          <table:table-cell table:style-name="ce70" office:value-type="float" office:value="3.98" calcext:value-type="float">
            <text:p>3,98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70" calcext:value-type="float">
            <text:p>7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4]/[.D104])/100" office:value-type="float" office:value="0.201005025125628" calcext:value-type="float">
            <text:p>0,20</text:p>
          </table:table-cell>
          <table:table-cell table:style-name="ce70"/>
          <table:table-cell table:style-name="ce110"/>
          <table:table-cell table:formula="of:=[.H104]*[.F104]" office:value-type="float" office:value="0" calcext:value-type="float">
            <text:p>0</text:p>
          </table:table-cell>
          <table:table-cell table:formula="of:=[.L104]/2" office:value-type="float" office:value="0" calcext:value-type="float">
            <text:p>0</text:p>
          </table:table-cell>
          <table:table-cell table:formula="of:=[.L104]/10" office:value-type="float" office:value="0" calcext:value-type="float">
            <text:p>0</text:p>
          </table:table-cell>
          <table:table-cell office:value-type="string" calcext:value-type="string">
            <text:p>bei 10- 15% liegt.</text:p>
          </table:table-cell>
          <table:table-cell table:number-columns-repeated="4"/>
        </table:table-row>
        <table:table-row table:style-name="ro1">
          <table:table-cell table:style-name="ce70" office:value-type="string" calcext:value-type="string">
            <text:p>MB_O10000_Post</text:p>
          </table:table-cell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65" calcext:value-type="float">
            <text:p>65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75" calcext:value-type="float">
            <text:p>75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5]/[.D105])/100" office:value-type="float" office:value="0.0916666666666667" calcext:value-type="float">
            <text:p>0,09</text:p>
          </table:table-cell>
          <table:table-cell table:style-name="ce70"/>
          <table:table-cell table:style-name="ce110"/>
          <table:table-cell table:formula="of:=[.H105]*[.F105]" office:value-type="float" office:value="0" calcext:value-type="float">
            <text:p>0</text:p>
          </table:table-cell>
          <table:table-cell table:formula="of:=[.L105]/2" office:value-type="float" office:value="0" calcext:value-type="float">
            <text:p>0</text:p>
          </table:table-cell>
          <table:table-cell table:formula="of:=[.L105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SK_Mail_Truck_1</text:p>
          </table:table-cell>
          <table:table-cell table:style-name="ce70" office:value-type="float" office:value="35" calcext:value-type="float">
            <text:p>35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6]/[.D106])/100" office:value-type="float" office:value="0.116666666666667" calcext:value-type="float">
            <text:p>0,12</text:p>
          </table:table-cell>
          <table:table-cell table:style-name="ce70"/>
          <table:table-cell table:style-name="ce110"/>
          <table:table-cell table:formula="of:=[.H106]*[.F106]" office:value-type="float" office:value="0" calcext:value-type="float">
            <text:p>0</text:p>
          </table:table-cell>
          <table:table-cell table:formula="of:=[.L106]/2" office:value-type="float" office:value="0" calcext:value-type="float">
            <text:p>0</text:p>
          </table:table-cell>
          <table:table-cell table:formula="of:=[.L106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RVg_Post_Truck_0</text:p>
          </table:table-cell>
          <table:table-cell table:style-name="ce70" office:value-type="float" office:value="55" calcext:value-type="float">
            <text:p>55</text:p>
          </table:table-cell>
          <table:table-cell table:style-name="ce70" office:value-type="float" office:value="45" calcext:value-type="float">
            <text:p>45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7]/[.D107])/100" office:value-type="float" office:value="0.183333333333333" calcext:value-type="float">
            <text:p>0,18</text:p>
          </table:table-cell>
          <table:table-cell table:style-name="ce70"/>
          <table:table-cell table:style-name="ce110"/>
          <table:table-cell table:formula="of:=[.H107]*[.F107]" office:value-type="float" office:value="0" calcext:value-type="float">
            <text:p>0</text:p>
          </table:table-cell>
          <table:table-cell table:formula="of:=[.L107]/2" office:value-type="float" office:value="0" calcext:value-type="float">
            <text:p>0</text:p>
          </table:table-cell>
          <table:table-cell table:formula="of:=[.L107]/10" office:value-type="float" office:value="0" calcext:value-type="float">
            <text:p>0</text:p>
          </table:table-cell>
          <table:table-cell table:style-name="ce111"/>
          <table:table-cell table:number-columns-repeated="4"/>
        </table:table-row>
        <table:table-row table:style-name="ro1">
          <table:table-cell table:style-name="ce70" office:value-type="string" calcext:value-type="string">
            <text:p>RVg_Post_Truck_1</text:p>
          </table:table-cell>
          <table:table-cell table:style-name="ce70" office:value-type="float" office:value="91" calcext:value-type="float">
            <text:p>91</text:p>
          </table:table-cell>
          <table:table-cell table:style-name="ce70" office:value-type="float" office:value="65" calcext:value-type="float">
            <text:p>65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8]/[.D108])/100" office:value-type="float" office:value="0.11375" calcext:value-type="float">
            <text:p>0,11</text:p>
          </table:table-cell>
          <table:table-cell table:style-name="ce70"/>
          <table:table-cell table:style-name="ce110"/>
          <table:table-cell table:formula="of:=[.H108]*[.F108]" office:value-type="float" office:value="0" calcext:value-type="float">
            <text:p>0</text:p>
          </table:table-cell>
          <table:table-cell table:formula="of:=[.L108]/2" office:value-type="float" office:value="0" calcext:value-type="float">
            <text:p>0</text:p>
          </table:table-cell>
          <table:table-cell table:formula="of:=[.L108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IVECO_Stralis_Post</text:p>
          </table:table-cell>
          <table:table-cell table:style-name="ce70" office:value-type="float" office:value="316" calcext:value-type="float">
            <text:p>316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9.9" calcext:value-type="float">
            <text:p>9,9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150" calcext:value-type="float">
            <text:p>15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09]/[.D109])/100" office:value-type="float" office:value="0.319191919191919" calcext:value-type="float">
            <text:p>0,32</text:p>
          </table:table-cell>
          <table:table-cell table:style-name="ce70"/>
          <table:table-cell table:style-name="ce110"/>
          <table:table-cell table:formula="of:=[.H109]*[.F109]" office:value-type="float" office:value="0" calcext:value-type="float">
            <text:p>0</text:p>
          </table:table-cell>
          <table:table-cell table:formula="of:=[.L109]/2" office:value-type="float" office:value="0" calcext:value-type="float">
            <text:p>0</text:p>
          </table:table-cell>
          <table:table-cell table:formula="of:=[.L109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AN_M90_Post</text:p>
          </table:table-cell>
          <table:table-cell table:style-name="ce70" office:value-type="float" office:value="136" calcext:value-type="float">
            <text:p>136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8.09" calcext:value-type="float">
            <text:p>8,09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10]/[.D110])/100" office:value-type="float" office:value="0.168108776266996" calcext:value-type="float">
            <text:p>0,17</text:p>
          </table:table-cell>
          <table:table-cell table:style-name="ce70"/>
          <table:table-cell table:style-name="ce110"/>
          <table:table-cell table:formula="of:=[.H110]*[.F110]" office:value-type="float" office:value="0" calcext:value-type="float">
            <text:p>0</text:p>
          </table:table-cell>
          <table:table-cell table:formula="of:=[.L110]/2" office:value-type="float" office:value="0" calcext:value-type="float">
            <text:p>0</text:p>
          </table:table-cell>
          <table:table-cell table:formula="of:=[.L110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0" office:value-type="string" calcext:value-type="string">
            <text:p>MercedesBenz_Atego_Post</text:p>
          </table:table-cell>
          <table:table-cell table:style-name="ce70" office:value-type="float" office:value="125" calcext:value-type="float">
            <text:p>125</text:p>
          </table:table-cell>
          <table:table-cell table:style-name="ce70" office:value-type="float" office:value="80" calcext:value-type="float">
            <text:p>80</text:p>
          </table:table-cell>
          <table:table-cell table:style-name="ce70" office:value-type="float" office:value="6.8" calcext:value-type="float">
            <text:p>6,8</text:p>
          </table:table-cell>
          <table:table-cell table:style-name="ce70" office:value-type="string" calcext:value-type="string">
            <text:p>Post</text:p>
          </table:table-cell>
          <table:table-cell table:style-name="ce70" office:value-type="float" office:value="100" calcext:value-type="float">
            <text:p>100</text:p>
          </table:table-cell>
          <table:table-cell table:style-name="ce70" office:value-type="float" office:value="90" calcext:value-type="float">
            <text:p>90</text:p>
          </table:table-cell>
          <table:table-cell table:style-name="ce70" table:formula="of:=[Waren.J3]" office:value-type="float" office:value="0" calcext:value-type="float">
            <text:p>0</text:p>
          </table:table-cell>
          <table:table-cell table:style-name="ce105" table:formula="of:=([.B111]/[.D111])/100" office:value-type="float" office:value="0.183823529411765" calcext:value-type="float">
            <text:p>0,18</text:p>
          </table:table-cell>
          <table:table-cell table:style-name="ce70"/>
          <table:table-cell table:style-name="ce110"/>
          <table:table-cell table:formula="of:=[.H111]*[.F111]" office:value-type="float" office:value="0" calcext:value-type="float">
            <text:p>0</text:p>
          </table:table-cell>
          <table:table-cell table:formula="of:=[.L111]/2" office:value-type="float" office:value="0" calcext:value-type="float">
            <text:p>0</text:p>
          </table:table-cell>
          <table:table-cell table:formula="of:=[.L111]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Henschel_HS22TL_Stahltransporter_1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6.5" calcext:value-type="float">
            <text:p>6,5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3.75" calcext:value-type="float">
            <text:p>13,75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2]/100*35" office:value-type="currency" office:currency="EUR" office:value="1.44375" calcext:value-type="currency">
            <text:p>1,44 €</text:p>
          </table:table-cell>
          <table:table-cell table:style-name="ce54" table:formula="of:=[.H112]*[.F112]" office:value-type="currency" office:currency="EUR" office:value="4.125" calcext:value-type="currency">
            <text:p>4,13 €</text:p>
          </table:table-cell>
          <table:table-cell/>
          <table:table-cell table:style-name="ce54" table:formula="of:=[.L112]/10" office:value-type="currency" office:currency="EUR" office:value="0.4125" calcext:value-type="currency">
            <text:p>0,41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Henschel_HS22TL_Stahltransporter_2</text:p>
          </table:table-cell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6.5" calcext:value-type="float">
            <text:p>6,5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3.75" calcext:value-type="float">
            <text:p>13,75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3]/100*35" office:value-type="currency" office:currency="EUR" office:value="1.44375" calcext:value-type="currency">
            <text:p>1,44 €</text:p>
          </table:table-cell>
          <table:table-cell table:style-name="ce54" table:formula="of:=[.H113]*[.F113]" office:value-type="currency" office:currency="EUR" office:value="4.125" calcext:value-type="currency">
            <text:p>4,13 €</text:p>
          </table:table-cell>
          <table:table-cell/>
          <table:table-cell table:style-name="ce54" table:formula="of:=[.L113]/10" office:value-type="currency" office:currency="EUR" office:value="0.4125" calcext:value-type="currency">
            <text:p>0,41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MAN_16320_F_Stahltransporter_1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11.4" calcext:value-type="float">
            <text:p>11,4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4]/100*35" office:value-type="currency" office:currency="EUR" office:value="1.365" calcext:value-type="currency">
            <text:p>1,37 €</text:p>
          </table:table-cell>
          <table:table-cell table:style-name="ce54" table:formula="of:=[.H114]*[.F114]" office:value-type="currency" office:currency="EUR" office:value="3.9" calcext:value-type="currency">
            <text:p>3,90 €</text:p>
          </table:table-cell>
          <table:table-cell/>
          <table:table-cell table:style-name="ce54" table:formula="of:=[.L114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MAN_16320_F_Stahltransporter_2</text:p>
          </table:table-cell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11.4" calcext:value-type="float">
            <text:p>11,4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5]/100*35" office:value-type="currency" office:currency="EUR" office:value="1.365" calcext:value-type="currency">
            <text:p>1,37 €</text:p>
          </table:table-cell>
          <table:table-cell table:style-name="ce54" table:formula="of:=[.H115]*[.F115]" office:value-type="currency" office:currency="EUR" office:value="3.9" calcext:value-type="currency">
            <text:p>3,90 €</text:p>
          </table:table-cell>
          <table:table-cell/>
          <table:table-cell table:style-name="ce54" table:formula="of:=[.L115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CoilsLaster</text:p>
          </table:table-cell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6]/100*35" office:value-type="currency" office:currency="EUR" office:value="0.945" calcext:value-type="currency">
            <text:p>0,95 €</text:p>
          </table:table-cell>
          <table:table-cell table:style-name="ce54" table:formula="of:=[.H116]*[.F116]" office:value-type="currency" office:currency="EUR" office:value="2.7" calcext:value-type="currency">
            <text:p>2,70 €</text:p>
          </table:table-cell>
          <table:table-cell/>
          <table:table-cell table:style-name="ce54" table:formula="of:=[.L116]/10" office:value-type="currency" office:currency="EUR" office:value="0.27" calcext:value-type="currency">
            <text:p>0,27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DaimlerBenz_LP1620_Stahltransporter_2</text:p>
          </table:table-cell>
          <table:table-cell table:style-name="ce90" office:value-type="float" office:value="160" calcext:value-type="float">
            <text:p>16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7.6" calcext:value-type="float">
            <text:p>7,6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7]/100*35" office:value-type="currency" office:currency="EUR" office:value="0.945" calcext:value-type="currency">
            <text:p>0,95 €</text:p>
          </table:table-cell>
          <table:table-cell table:style-name="ce54" table:formula="of:=[.H117]*[.F117]" office:value-type="currency" office:currency="EUR" office:value="2.7" calcext:value-type="currency">
            <text:p>2,70 €</text:p>
          </table:table-cell>
          <table:table-cell/>
          <table:table-cell table:style-name="ce54" table:formula="of:=[.L117]/10" office:value-type="currency" office:currency="EUR" office:value="0.27" calcext:value-type="currency">
            <text:p>0,27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DaimlerBenz_LP1620_Stahltransporter_1</text:p>
          </table:table-cell>
          <table:table-cell table:style-name="ce90" office:value-type="float" office:value="160" calcext:value-type="float">
            <text:p>16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7.6" calcext:value-type="float">
            <text:p>7,6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8]/100*35" office:value-type="currency" office:currency="EUR" office:value="0.945" calcext:value-type="currency">
            <text:p>0,95 €</text:p>
          </table:table-cell>
          <table:table-cell table:style-name="ce54" table:formula="of:=[.H118]*[.F118]" office:value-type="currency" office:currency="EUR" office:value="2.7" calcext:value-type="currency">
            <text:p>2,70 €</text:p>
          </table:table-cell>
          <table:table-cell/>
          <table:table-cell table:style-name="ce54" table:formula="of:=[.L118]/10" office:value-type="currency" office:currency="EUR" office:value="0.27" calcext:value-type="currency">
            <text:p>0,27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DAF_95XF_Stahltransport</text:p>
          </table:table-cell>
          <table:table-cell table:style-name="ce90" office:value-type="float" office:value="316" calcext:value-type="float">
            <text:p>316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9.5" calcext:value-type="float">
            <text:p>9,5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19]/100*35" office:value-type="currency" office:currency="EUR" office:value="1.26" calcext:value-type="currency">
            <text:p>1,26 €</text:p>
          </table:table-cell>
          <table:table-cell table:style-name="ce54" table:formula="of:=[.H119]*[.F119]" office:value-type="currency" office:currency="EUR" office:value="3.6" calcext:value-type="currency">
            <text:p>3,60 €</text:p>
          </table:table-cell>
          <table:table-cell/>
          <table:table-cell table:style-name="ce54" table:formula="of:=[.L119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IVECO_Stralis_Stahltransport</text:p>
          </table:table-cell>
          <table:table-cell table:style-name="ce90" office:value-type="float" office:value="316" calcext:value-type="float">
            <text:p>316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9.5" calcext:value-type="float">
            <text:p>9,5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20]/100*35" office:value-type="currency" office:currency="EUR" office:value="1.26" calcext:value-type="currency">
            <text:p>1,26 €</text:p>
          </table:table-cell>
          <table:table-cell table:style-name="ce54" table:formula="of:=[.H120]*[.F120]" office:value-type="currency" office:currency="EUR" office:value="3.6" calcext:value-type="currency">
            <text:p>3,60 €</text:p>
          </table:table-cell>
          <table:table-cell/>
          <table:table-cell table:style-name="ce54" table:formula="of:=[.L120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Magirus_Saturn150D_Stahltransporter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float" office:value="71" calcext:value-type="float">
            <text:p>71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21]/100*35" office:value-type="currency" office:currency="EUR" office:value="1.365" calcext:value-type="currency">
            <text:p>1,37 €</text:p>
          </table:table-cell>
          <table:table-cell table:style-name="ce54" table:formula="of:=[.H121]*[.F121]" office:value-type="currency" office:currency="EUR" office:value="3.9" calcext:value-type="currency">
            <text:p>3,90 €</text:p>
          </table:table-cell>
          <table:table-cell/>
          <table:table-cell table:style-name="ce54" table:formula="of:=[.L121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MercedesBenz_SK_Stahltransport</text:p>
          </table:table-cell>
          <table:table-cell table:style-name="ce90" office:value-type="float" office:value="260" calcext:value-type="float">
            <text:p>260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8.9" calcext:value-type="float">
            <text:p>8,9</text:p>
          </table:table-cell>
          <table:table-cell table:style-name="ce90" office:value-type="string" calcext:value-type="string">
            <text:p>Stahl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90" calcext:value-type="float">
            <text:p>90</text:p>
          </table:table-cell>
          <table:table-cell table:style-name="ce95" table:formula="of:=[Waren.L3]" office:value-type="currency" office:currency="EUR" office:value="0.3" calcext:value-type="currency">
            <text:p>0,30 €</text:p>
          </table:table-cell>
          <table:table-cell table:style-name="ce106"/>
          <table:table-cell table:style-name="ce109" office:value-type="percentage" office:value="0.35" calcext:value-type="percentage">
            <text:p>35%</text:p>
          </table:table-cell>
          <table:table-cell table:style-name="ce110" table:formula="of:=[.L122]/100*35" office:value-type="currency" office:currency="EUR" office:value="1.365" calcext:value-type="currency">
            <text:p>1,37 €</text:p>
          </table:table-cell>
          <table:table-cell table:style-name="ce54" table:formula="of:=[.H122]*[.F122]" office:value-type="currency" office:currency="EUR" office:value="3.9" calcext:value-type="currency">
            <text:p>3,90 €</text:p>
          </table:table-cell>
          <table:table-cell/>
          <table:table-cell table:style-name="ce54" table:formula="of:=[.L122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_19230_DF_Viehtransporter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Vieh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23]/100*35" office:value-type="currency" office:currency="EUR" office:value="1.05" calcext:value-type="currency">
            <text:p>1,05 €</text:p>
          </table:table-cell>
          <table:table-cell table:style-name="ce54" table:formula="of:=[.H123]*[.F123]" office:value-type="currency" office:currency="EUR" office:value="3" calcext:value-type="currency">
            <text:p>3,00 €</text:p>
          </table:table-cell>
          <table:table-cell/>
          <table:table-cell table:style-name="ce54" table:formula="of:=[.L123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mlerBenz_LP1620_Vieh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7.6" calcext:value-type="float">
            <text:p>7,6</text:p>
          </table:table-cell>
          <table:table-cell office:value-type="string" calcext:value-type="string">
            <text:p>Vieh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24]/100*35" office:value-type="currency" office:currency="EUR" office:value="0.84" calcext:value-type="currency">
            <text:p>0,84 €</text:p>
          </table:table-cell>
          <table:table-cell table:style-name="ce54" table:formula="of:=[.H124]*[.F124]" office:value-type="currency" office:currency="EUR" office:value="2.4" calcext:value-type="currency">
            <text:p>2,40 €</text:p>
          </table:table-cell>
          <table:table-cell/>
          <table:table-cell table:style-name="ce54" table:formula="of:=[.L124]/10" office:value-type="currency" office:currency="EUR" office:value="0.24" calcext:value-type="currency">
            <text:p>0,24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mlerBenz_LP333_Vieh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h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25]/100*35" office:value-type="currency" office:currency="EUR" office:value="0.63" calcext:value-type="currency">
            <text:p>0,63 €</text:p>
          </table:table-cell>
          <table:table-cell table:style-name="ce54" table:formula="of:=[.H125]*[.F125]" office:value-type="currency" office:currency="EUR" office:value="1.8" calcext:value-type="currency">
            <text:p>1,80 €</text:p>
          </table:table-cell>
          <table:table-cell/>
          <table:table-cell table:style-name="ce54" table:formula="of:=[.L125]/10" office:value-type="currency" office:currency="EUR" office:value="0.18" calcext:value-type="currency">
            <text:p>0,1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mlerBenz_LP334_Vieh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6.72" calcext:value-type="float">
            <text:p>6,72</text:p>
          </table:table-cell>
          <table:table-cell office:value-type="string" calcext:value-type="string">
            <text:p>Vieh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26]/100*35" office:value-type="currency" office:currency="EUR" office:value="0.63" calcext:value-type="currency">
            <text:p>0,63 €</text:p>
          </table:table-cell>
          <table:table-cell table:style-name="ce54" table:formula="of:=[.H126]*[.F126]" office:value-type="currency" office:currency="EUR" office:value="1.8" calcext:value-type="currency">
            <text:p>1,80 €</text:p>
          </table:table-cell>
          <table:table-cell/>
          <table:table-cell table:style-name="ce54" table:formula="of:=[.L126]/10" office:value-type="currency" office:currency="EUR" office:value="0.18" calcext:value-type="currency">
            <text:p>0,1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F_95XF_Viehtransport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eh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27]/100*35" office:value-type="currency" office:currency="EUR" office:value="1.26" calcext:value-type="currency">
            <text:p>1,26 €</text:p>
          </table:table-cell>
          <table:table-cell table:style-name="ce54" table:formula="of:=[.H127]*[.F127]" office:value-type="currency" office:currency="EUR" office:value="3.6" calcext:value-type="currency">
            <text:p>3,60 €</text:p>
          </table:table-cell>
          <table:table-cell/>
          <table:table-cell table:style-name="ce54" table:formula="of:=[.L127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ECO_Stralis_Viehtransport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eh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28]/100*35" office:value-type="currency" office:currency="EUR" office:value="1.26" calcext:value-type="currency">
            <text:p>1,26 €</text:p>
          </table:table-cell>
          <table:table-cell table:style-name="ce54" table:formula="of:=[.H128]*[.F128]" office:value-type="currency" office:currency="EUR" office:value="3.6" calcext:value-type="currency">
            <text:p>3,60 €</text:p>
          </table:table-cell>
          <table:table-cell/>
          <table:table-cell table:style-name="ce54" table:formula="of:=[.L128]/10" office:value-type="currency" office:currency="EUR" office:value="0.36" calcext:value-type="currency">
            <text:p>0,3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rus_Saturn150D_Tiertransporter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eh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29]/100*35" office:value-type="currency" office:currency="EUR" office:value="1.05" calcext:value-type="currency">
            <text:p>1,05 €</text:p>
          </table:table-cell>
          <table:table-cell table:style-name="ce54" table:formula="of:=[.H129]*[.F129]" office:value-type="currency" office:currency="EUR" office:value="3" calcext:value-type="currency">
            <text:p>3,00 €</text:p>
          </table:table-cell>
          <table:table-cell/>
          <table:table-cell table:style-name="ce54" table:formula="of:=[.L129]/10" office:value-type="currency" office:currency="EUR" office:value="0.3" calcext:value-type="currency">
            <text:p>0,3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_F90_Tiertransport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10.46" calcext:value-type="float">
            <text:p>10,46</text:p>
          </table:table-cell>
          <table:table-cell office:value-type="string" calcext:value-type="string">
            <text:p>Vieh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[Waren.L3]" office:value-type="currency" office:currency="EUR" office:value="0.3" calcext:value-type="currency">
            <text:p>0,30 €</text:p>
          </table:table-cell>
          <table:table-cell table:number-columns-repeated="2"/>
          <table:table-cell table:style-name="ce110" table:formula="of:=[.L130]/100*35" office:value-type="currency" office:currency="EUR" office:value="1.365" calcext:value-type="currency">
            <text:p>1,37 €</text:p>
          </table:table-cell>
          <table:table-cell table:style-name="ce54" table:formula="of:=[.H130]*[.F130]" office:value-type="currency" office:currency="EUR" office:value="3.9" calcext:value-type="currency">
            <text:p>3,90 €</text:p>
          </table:table-cell>
          <table:table-cell/>
          <table:table-cell table:style-name="ce54" table:formula="of:=[.L130]/10" office:value-type="currency" office:currency="EUR" office:value="0.39" calcext:value-type="currency">
            <text:p>0,3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S_sprinter_mail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Default" table:formula="of:=[Waren.J3]" office:value-type="float" office:value="0" calcext:value-type="float">
            <text:p>0</text:p>
          </table:table-cell>
          <table:table-cell table:formula="of:=([.B131]/[.D131])/100" office:value-type="float" office:value="0.2275" calcext:value-type="float">
            <text:p>0,23</text:p>
          </table:table-cell>
          <table:table-cell/>
          <table:table-cell table:style-name="ce110"/>
          <table:table-cell table:formula="of:=[.H131]*[.F131]" office:value-type="float" office:value="0" calcext:value-type="float">
            <text:p>0</text:p>
          </table:table-cell>
          <table:table-cell table:formula="of:=[.L131]/2" office:value-type="float" office:value="0" calcext:value-type="float">
            <text:p>0</text:p>
          </table:table-cell>
          <table:table-cell table:formula="of:=[.L131]/10*4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44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LKW_Zugmaschinen" table:style-name="ta2">
        <table:table-column table:style-name="co24" table:default-cell-style-name="Default"/>
        <table:table-column table:style-name="co6" table:number-columns-repeated="5" table:default-cell-style-name="Default"/>
        <table:table-column table:style-name="co25" table:default-cell-style-name="ce54"/>
        <table:table-column table:style-name="co26" table:default-cell-style-name="Default"/>
        <table:table-column table:style-name="co27" table:default-cell-style-name="ce54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waytype</text:p>
          </table:table-cell>
          <table:table-cell table:style-name="ce40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ZT_Kaelble-1931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8" calcext:value-type="currency">
            <text:p>1,80 €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imlerBenz_LPS1620_Sattelzugmaschine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6.5" calcext:value-type="float">
            <text:p>6,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15" calcext:value-type="currency">
            <text:p>1,15 €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aimlerBenz_LPS2220_Sattelzugmaschine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7.5" calcext:value-type="float">
            <text:p>7,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45" calcext:value-type="currency">
            <text:p>1,45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irus_Jupiter200D_Zugmaschine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table:style-name="ce114" office:value-type="currency" office:currency="EUR" office:value="1.1" calcext:value-type="currency">
            <text:p>1,10 €</text:p>
          </table:table-cell>
          <table:table-cell table:style-name="ce115"/>
          <table:table-cell table:style-name="ce116" office:value-type="string" calcext:value-type="string">
            <text:p>Auflieger_32t_Stueckgut</text:p>
          </table:table-cell>
          <table:table-cell table:style-name="ce117" office:value-type="string" calcext:value-type="string">
            <text:p>Auflieger_32t_Mineraloel</text:p>
          </table:table-cell>
          <table:table-cell table:style-name="ce117" office:value-type="string" calcext:value-type="string">
            <text:p>Auflieger_32t_Holz</text:p>
          </table:table-cell>
          <table:table-cell table:style-name="ce117" office:value-type="string" calcext:value-type="string">
            <text:p>Auflieger_32t_Auto</text:p>
          </table:table-cell>
        </table:table-row>
        <table:table-row table:style-name="ro1">
          <table:table-cell office:value-type="string" calcext:value-type="string">
            <text:p>MagirusIveco_T_Zugmaschine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45" calcext:value-type="currency">
            <text:p>1,45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mog_40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table:style-name="ce80" office:value-type="currency" office:currency="EUR" office:value="0.35" calcext:value-type="currency">
            <text:p>0,35 €</text:p>
          </table:table-cell>
          <table:table-cell table:style-name="ce82"/>
          <table:table-cell table:style-name="ce116" office:value-type="string" calcext:value-type="string">
            <text:p>Anhaenger_Unimog_Landwi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mog_406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table:style-name="ce80" office:value-type="currency" office:currency="EUR" office:value="0.4" calcext:value-type="currency">
            <text:p>0,40 €</text:p>
          </table:table-cell>
          <table:table-cell table:style-name="ce82"/>
          <table:table-cell table:style-name="ce116" office:value-type="string" calcext:value-type="string">
            <text:p>Anhaenger_Unimog_Landwi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erdegespann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0.02" calcext:value-type="currency">
            <text:p>0,02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eco_Stralis_Zugmaschiene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8.5" calcext:value-type="float">
            <text:p>8,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2.1" calcext:value-type="currency">
            <text:p>2,1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F_95XF_Zugmaschiene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9" calcext:value-type="currency">
            <text:p>1,9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_F90_Zugmaschiene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7.96" calcext:value-type="float">
            <text:p>7,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75" calcext:value-type="currency">
            <text:p>1,75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_TGA_Zugmaschiene</text:p>
          </table:table-cell>
          <table:table-cell office:value-type="float" office:value="338" calcext:value-type="float">
            <text:p>338</text:p>
          </table:table-cell>
          <table:table-cell office:value-type="float" office:value="80" calcext:value-type="float">
            <text:p>80</text:p>
          </table:table-cell>
          <table:table-cell office:value-type="float" office:value="8.3" calcext:value-type="float">
            <text:p>8,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6" calcext:value-type="currency">
            <text:p>1,6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edesBenz_Actros_MP3_Zugmaschiene</text:p>
          </table:table-cell>
          <table:table-cell office:value-type="float" office:value="440" calcext:value-type="float">
            <text:p>440</text:p>
          </table:table-cell>
          <table:table-cell office:value-type="float" office:value="80" calcext:value-type="float">
            <text:p>80</text:p>
          </table:table-cell>
          <table:table-cell office:value-type="float" office:value="9.3" calcext:value-type="float">
            <text:p>9,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2.55" calcext:value-type="currency">
            <text:p>2,55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edesBenz_SK_Zugmaschiene_Dachschlafkabine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8.1" calcext:value-type="float">
            <text:p>8,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2.1" calcext:value-type="currency">
            <text:p>2,1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edesBenz_SK_Zugmaschiene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7.9" calcext:value-type="float">
            <text:p>7,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ad</text:p>
          </table:table-cell>
          <table:table-cell office:value-type="currency" office:currency="EUR" office:value="1.65" calcext:value-type="currency">
            <text:p>1,65 €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54" office:value-type="string" calcext:value-type="string">
            <text:p>Kalkulation basiert auf der Jupiter 200D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64" office:value-type="string" calcext:value-type="string" table:number-columns-spanned="8" table:number-rows-spanned="1">
            <text:p>Da beim Warenverkehr nur in sehr günstigen Fällen ein Pingpong Betrieb möglich ist, kann auch nur die Hälfte der Strecke beim Anhänger verrechnet werden.</text:p>
          </table:table-cell>
          <table:covered-table-cell table:number-columns-repeated="7" table:style-name="ce63"/>
          <table:table-cell table:style-name="Default"/>
          <table:table-cell table:number-columns-repeated="3"/>
        </table:table-row>
      </table:table>
      <table:table table:name="Loks_Triebwagen" table:style-name="ta5">
        <office:forms form:automatic-focus="false" form:apply-design-mode="false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column table:style-name="co6" table:number-columns-repeated="3" table:default-cell-style-name="Default"/>
        <table:table-column table:style-name="co32" table:default-cell-style-name="ce40"/>
        <table:table-column table:style-name="co6" table:default-cell-style-name="ce120"/>
        <table:table-column table:style-name="co6" table:number-columns-repeated="2" table:default-cell-style-name="ce122"/>
        <table:table-column table:style-name="co6" table:number-columns-repeated="2" table:default-cell-style-name="Default"/>
        <table:table-column table:style-name="co33" table:default-cell-style-name="ce284"/>
        <table:table-column table:style-name="co6" table:default-cell-style-name="Default"/>
        <table:table-row table:style-name="ro1">
          <table:table-cell table:number-columns-repeated="7"/>
          <table:table-cell table:style-name="ce40" office:value-type="string" calcext:value-type="string">
            <text:p>Zuschlag</text:p>
          </table:table-cell>
          <table:table-cell table:style-name="ce40" office:value-type="string" calcext:value-type="string">
            <text:p>Grundpreis</text:p>
          </table:table-cell>
          <table:table-cell table:style-name="Default" office:value-type="string" calcext:value-type="string">
            <text:p>Gesamt:</text:p>
          </table:table-cell>
          <table:table-cell office:value-type="string" calcext:value-type="string">
            <text:p>Tender ?</text:p>
          </table:table-cell>
          <table:table-cell office:value-type="string" calcext:value-type="string">
            <text:p>Tenderpreis</text:p>
          </table:table-cell>
          <table:table-cell table:style-name="ce148" office:value-type="string" calcext:value-type="string">
            <text:p>Endpreis</text:p>
          </table:table-cell>
          <table:table-cell office:value-type="string" calcext:value-type="string">
            <text:p>Endpreis-Dampflok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freight</text:p>
          </table:table-cell>
          <table:table-cell table:style-name="ce118" office:value-type="string" calcext:value-type="string">
            <text:p>Treibraddurchmesser</text:p>
          </table:table-cell>
          <table:table-cell table:style-name="ce96" office:value-type="string" calcext:value-type="string">
            <text:p>(B : D):100</text:p>
          </table:table-cell>
          <table:table-cell table:style-name="ce121" office:value-type="string" calcext:value-type="string">
            <text:p>(B : D):10</text:p>
          </table:table-cell>
          <table:table-cell table:style-name="ce14" office:value-type="string" calcext:value-type="string">
            <text:p>I+J</text:p>
          </table:table-cell>
          <table:table-cell table:style-name="ce123"/>
          <table:table-cell table:style-name="ce124" office:value-type="currency" office:currency="EUR" office:value="0.1" calcext:value-type="currency">
            <text:p>0,10 €</text:p>
          </table:table-cell>
          <table:table-cell table:style-name="ce283" office:value-type="string" calcext:value-type="string">
            <text:p>Nicht Dampf!</text:p>
          </table:table-cell>
          <table:table-cell/>
        </table:table-row>
        <table:table-row table:style-name="ro1">
          <table:table-cell office:value-type="string" calcext:value-type="string">
            <text:p>Adler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.37" calcext:value-type="float">
            <text:p>1,37</text:p>
          </table:table-cell>
          <table:table-cell table:formula="of:=([.B3]/[.D3])/100" office:value-type="currency" office:currency="EUR" office:value="0.00888888888888889" calcext:value-type="currency">
            <text:p>0,0089 €</text:p>
          </table:table-cell>
          <table:table-cell table:formula="of:=([.B3]/[.D3])/10" office:value-type="currency" office:currency="EUR" office:value="0.0888888888888889" calcext:value-type="currency">
            <text:p>0,09 €</text:p>
          </table:table-cell>
          <table:table-cell table:formula="of:=IF([.K3]=1;[.H3]+[.I3]+[.L3];[.H3]+[.I3])" office:value-type="currency" office:currency="EUR" office:value="0.197777777777778" calcext:value-type="currency">
            <text:p>0,20 €</text:p>
          </table:table-cell>
          <table:table-cell table:style-name="ce122" office:value-type="currency" office:currency="EUR" office:value="1" calcext:value-type="currency">
            <text:p>1,00 €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]+([.E3]*0.16/10*3)" office:value-type="currency" office:currency="EUR" office:value="0.197777777777778" calcext:value-type="currency">
            <text:p>0,20 €</text:p>
          </table:table-cell>
          <table:table-cell table:style-name="ce284" table:formula="of:=[.M3]*0.75*[.G3]" office:value-type="currency" office:currency="EUR" office:value="0.203216666666667" calcext:value-type="currency">
            <text:p>0,20 €</text:p>
          </table:table-cell>
        </table:table-row>
        <table:table-row table:style-name="ro1">
          <table:table-cell office:value-type="string" calcext:value-type="string">
            <text:p>BR01_DRG</text:p>
          </table:table-cell>
          <table:table-cell office:value-type="float" office:value="1648" calcext:value-type="float">
            <text:p>1648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([.B4]/[.D4])/100" office:value-type="currency" office:currency="EUR" office:value="0.151192660550459" calcext:value-type="currency">
            <text:p>0,1512 €</text:p>
          </table:table-cell>
          <table:table-cell table:formula="of:=([.B4]/[.D4])/10" office:value-type="currency" office:currency="EUR" office:value="1.51192660550459" calcext:value-type="currency">
            <text:p>1,51 €</text:p>
          </table:table-cell>
          <table:table-cell table:formula="of:=IF([.K4]=1;[.H4]+[.I4]+[.L4];[.H4]+[.I4])" office:value-type="currency" office:currency="EUR" office:value="1.76311926605505" calcext:value-type="currency">
            <text:p>1,76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]+([.E4]*0.16/10*3)" office:value-type="currency" office:currency="EUR" office:value="1.76311926605505" calcext:value-type="currency">
            <text:p>1,76 €</text:p>
          </table:table-cell>
          <table:table-cell table:style-name="ce284" table:formula="of:=[.M4]*0.75*[.G4]" office:value-type="currency" office:currency="EUR" office:value="2.64467889908257" calcext:value-type="currency">
            <text:p>2,64 €</text:p>
          </table:table-cell>
        </table:table-row>
        <table:table-row table:style-name="ro1">
          <table:table-cell office:value-type="string" calcext:value-type="string">
            <text:p>BR38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table:formula="of:=([.B5]/[.D5])/100" office:value-type="currency" office:currency="EUR" office:value="0.122253521126761" calcext:value-type="currency">
            <text:p>0,1223 €</text:p>
          </table:table-cell>
          <table:table-cell table:formula="of:=([.B5]/[.D5])/10" office:value-type="currency" office:currency="EUR" office:value="1.22253521126761" calcext:value-type="currency">
            <text:p>1,22 €</text:p>
          </table:table-cell>
          <table:table-cell table:formula="of:=IF([.K5]=1;[.H5]+[.I5]+[.L5];[.H5]+[.I5])" office:value-type="currency" office:currency="EUR" office:value="1.44478873239437" calcext:value-type="currency">
            <text:p>1,44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5]+([.E5]*0.16/10*3)" office:value-type="currency" office:currency="EUR" office:value="1.44478873239437" calcext:value-type="currency">
            <text:p>1,44 €</text:p>
          </table:table-cell>
          <table:table-cell table:style-name="ce284" table:formula="of:=[.M5]*0.75*[.G5]" office:value-type="currency" office:currency="EUR" office:value="1.89628521126761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BR44</text:p>
          </table:table-cell>
          <table:table-cell office:value-type="float" office:value="1910" calcext:value-type="float">
            <text:p>191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.4" calcext:value-type="float">
            <text:p>1,4</text:p>
          </table:table-cell>
          <table:table-cell table:formula="of:=([.B6]/[.D6])/100" office:value-type="currency" office:currency="EUR" office:value="0.222093023255814" calcext:value-type="currency">
            <text:p>0,2221 €</text:p>
          </table:table-cell>
          <table:table-cell table:formula="of:=([.B6]/[.D6])/10" office:value-type="currency" office:currency="EUR" office:value="2.22093023255814" calcext:value-type="currency">
            <text:p>2,22 €</text:p>
          </table:table-cell>
          <table:table-cell table:formula="of:=IF([.K6]=1;[.H6]+[.I6]+[.L6];[.H6]+[.I6])" office:value-type="currency" office:currency="EUR" office:value="2.54302325581395" calcext:value-type="currency">
            <text:p>2,54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6]+([.E6]*0.16/10*3)" office:value-type="currency" office:currency="EUR" office:value="2.54302325581395" calcext:value-type="currency">
            <text:p>2,54 €</text:p>
          </table:table-cell>
          <table:table-cell table:style-name="ce284" table:formula="of:=[.M6]*0.75*[.G6]" office:value-type="currency" office:currency="EUR" office:value="2.67017441860465" calcext:value-type="currency">
            <text:p>2,67 €</text:p>
          </table:table-cell>
        </table:table-row>
        <table:table-row table:style-name="ro1">
          <table:table-cell office:value-type="string" calcext:value-type="string">
            <text:p>BR50</text:p>
          </table:table-cell>
          <table:table-cell office:value-type="float" office:value="1625" calcext:value-type="float">
            <text:p>162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.4" calcext:value-type="float">
            <text:p>1,4</text:p>
          </table:table-cell>
          <table:table-cell table:formula="of:=([.B7]/[.D7])/100" office:value-type="currency" office:currency="EUR" office:value="0.186781609195402" calcext:value-type="currency">
            <text:p>0,1868 €</text:p>
          </table:table-cell>
          <table:table-cell table:formula="of:=([.B7]/[.D7])/10" office:value-type="currency" office:currency="EUR" office:value="1.86781609195402" calcext:value-type="currency">
            <text:p>1,87 €</text:p>
          </table:table-cell>
          <table:table-cell table:formula="of:=IF([.K7]=1;[.H7]+[.I7]+[.L7];[.H7]+[.I7])" office:value-type="currency" office:currency="EUR" office:value="2.15459770114943" calcext:value-type="currency">
            <text:p>2,15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7]+([.E7]*0.16/10*3)" office:value-type="currency" office:currency="EUR" office:value="2.15459770114943" calcext:value-type="currency">
            <text:p>2,15 €</text:p>
          </table:table-cell>
          <table:table-cell table:style-name="ce284" table:formula="of:=[.M7]*0.75*[.G7]" office:value-type="currency" office:currency="EUR" office:value="2.2623275862069" calcext:value-type="currency">
            <text:p>2,26 €</text:p>
          </table:table-cell>
        </table:table-row>
        <table:table-row table:style-name="ro1">
          <table:table-cell office:value-type="string" calcext:value-type="string">
            <text:p>BR76-0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table:formula="of:=([.B8]/[.D8])/100" office:value-type="currency" office:currency="EUR" office:value="0.115789473684211" calcext:value-type="currency">
            <text:p>0,1158 €</text:p>
          </table:table-cell>
          <table:table-cell table:formula="of:=([.B8]/[.D8])/10" office:value-type="currency" office:currency="EUR" office:value="1.15789473684211" calcext:value-type="currency">
            <text:p>1,16 €</text:p>
          </table:table-cell>
          <table:table-cell table:formula="of:=IF([.K8]=1;[.H8]+[.I8]+[.L8];[.H8]+[.I8])" office:value-type="currency" office:currency="EUR" office:value="1.37368421052632" calcext:value-type="currency">
            <text:p>1,37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8]+([.E8]*0.16/10*3)" office:value-type="currency" office:currency="EUR" office:value="1.37368421052632" calcext:value-type="currency">
            <text:p>1,37 €</text:p>
          </table:table-cell>
          <table:table-cell table:style-name="ce284" table:formula="of:=[.M8]*0.75*[.G8]" office:value-type="currency" office:currency="EUR" office:value="1.80296052631579" calcext:value-type="currency">
            <text:p>1,80 €</text:p>
          </table:table-cell>
        </table:table-row>
        <table:table-row table:style-name="ro1">
          <table:table-cell office:value-type="string" calcext:value-type="string">
            <text:p>BR78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.65" calcext:value-type="float">
            <text:p>1,65</text:p>
          </table:table-cell>
          <table:table-cell table:formula="of:=([.B9]/[.D9])/100" office:value-type="currency" office:currency="EUR" office:value="0.0806603773584906" calcext:value-type="currency">
            <text:p>0,0807 €</text:p>
          </table:table-cell>
          <table:table-cell table:formula="of:=([.B9]/[.D9])/10" office:value-type="currency" office:currency="EUR" office:value="0.806603773584906" calcext:value-type="currency">
            <text:p>0,81 €</text:p>
          </table:table-cell>
          <table:table-cell table:formula="of:=IF([.K9]=1;[.H9]+[.I9]+[.L9];[.H9]+[.I9])" office:value-type="currency" office:currency="EUR" office:value="0.987264150943396" calcext:value-type="currency">
            <text:p>0,99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9]+([.E9]*0.16/10*3)" office:value-type="currency" office:currency="EUR" office:value="0.987264150943396" calcext:value-type="currency">
            <text:p>0,99 €</text:p>
          </table:table-cell>
          <table:table-cell table:style-name="ce284" table:formula="of:=[.M9]*0.75*[.G9]" office:value-type="currency" office:currency="EUR" office:value="1.22173938679245" calcext:value-type="currency">
            <text:p>1,22 €</text:p>
          </table:table-cell>
        </table:table-row>
        <table:table-row table:style-name="ro1">
          <table:table-cell office:value-type="string" calcext:value-type="string">
            <text:p>BR78-R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.65" calcext:value-type="float">
            <text:p>1,65</text:p>
          </table:table-cell>
          <table:table-cell table:formula="of:=([.B10]/[.D10])/100" office:value-type="currency" office:currency="EUR" office:value="0.0806603773584906" calcext:value-type="currency">
            <text:p>0,0807 €</text:p>
          </table:table-cell>
          <table:table-cell table:formula="of:=([.B10]/[.D10])/10" office:value-type="currency" office:currency="EUR" office:value="0.806603773584906" calcext:value-type="currency">
            <text:p>0,81 €</text:p>
          </table:table-cell>
          <table:table-cell table:formula="of:=IF([.K10]=1;[.H10]+[.I10]+[.L10];[.H10]+[.I10])" office:value-type="currency" office:currency="EUR" office:value="0.987264150943396" calcext:value-type="currency">
            <text:p>0,99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0]+([.E10]*0.16/10*3)" office:value-type="currency" office:currency="EUR" office:value="0.987264150943396" calcext:value-type="currency">
            <text:p>0,99 €</text:p>
          </table:table-cell>
          <table:table-cell table:style-name="ce284" table:formula="of:=[.M10]*0.75*[.G10]" office:value-type="currency" office:currency="EUR" office:value="1.22173938679245" calcext:value-type="currency">
            <text:p>1,22 €</text:p>
          </table:table-cell>
        </table:table-row>
        <table:table-row table:style-name="ro1">
          <table:table-cell office:value-type="string" calcext:value-type="string">
            <text:p>BR84</text:p>
          </table:table-cell>
          <table:table-cell office:value-type="float" office:value="1070" calcext:value-type="float">
            <text:p>1070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table:formula="of:=([.B11]/[.D11])/100" office:value-type="currency" office:currency="EUR" office:value="0.0798507462686567" calcext:value-type="currency">
            <text:p>0,0799 €</text:p>
          </table:table-cell>
          <table:table-cell table:formula="of:=([.B11]/[.D11])/10" office:value-type="currency" office:currency="EUR" office:value="0.798507462686567" calcext:value-type="currency">
            <text:p>0,80 €</text:p>
          </table:table-cell>
          <table:table-cell table:formula="of:=IF([.K11]=1;[.H11]+[.I11]+[.L11];[.H11]+[.I11])" office:value-type="currency" office:currency="EUR" office:value="0.978358208955224" calcext:value-type="currency">
            <text:p>0,98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1]+([.E11]*0.16/10*3)" office:value-type="currency" office:currency="EUR" office:value="0.978358208955224" calcext:value-type="currency">
            <text:p>0,98 €</text:p>
          </table:table-cell>
          <table:table-cell table:style-name="ce284" table:formula="of:=[.M11]*0.75*[.G11]" office:value-type="currency" office:currency="EUR" office:value="1.02727611940299" calcext:value-type="currency">
            <text:p>1,03 €</text:p>
          </table:table-cell>
        </table:table-row>
        <table:table-row table:style-name="ro1">
          <table:table-cell office:value-type="string" calcext:value-type="string">
            <text:p>BR61</text:p>
          </table:table-cell>
          <table:table-cell office:value-type="float" office:value="1066" calcext:value-type="float">
            <text:p>1066</text:p>
          </table:table-cell>
          <table:table-cell office:value-type="float" office:value="175" calcext:value-type="float">
            <text:p>175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table:formula="of:=([.B12]/[.D12])/100" office:value-type="currency" office:currency="EUR" office:value="0.0826356589147287" calcext:value-type="currency">
            <text:p>0,0826 €</text:p>
          </table:table-cell>
          <table:table-cell table:formula="of:=([.B12]/[.D12])/10" office:value-type="currency" office:currency="EUR" office:value="0.826356589147287" calcext:value-type="currency">
            <text:p>0,83 €</text:p>
          </table:table-cell>
          <table:table-cell table:formula="of:=IF([.K12]=1;[.H12]+[.I12]+[.L12];[.H12]+[.I12])" office:value-type="currency" office:currency="EUR" office:value="1.00899224806202" calcext:value-type="currency">
            <text:p>1,01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2]+([.E12]*0.16/10*3)" office:value-type="currency" office:currency="EUR" office:value="1.00899224806202" calcext:value-type="currency">
            <text:p>1,01 €</text:p>
          </table:table-cell>
          <table:table-cell table:style-name="ce284" table:formula="of:=[.M12]*0.75*[.G12]" office:value-type="currency" office:currency="EUR" office:value="1.74051162790698" calcext:value-type="currency">
            <text:p>1,74 €</text:p>
          </table:table-cell>
        </table:table-row>
        <table:table-row table:style-name="ro1">
          <table:table-cell office:value-type="string" calcext:value-type="string">
            <text:p>KPEV_S1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.86" calcext:value-type="float">
            <text:p>1,86</text:p>
          </table:table-cell>
          <table:table-cell table:formula="of:=([.B13]/[.D13])/100" office:value-type="currency" office:currency="EUR" office:value="0.03" calcext:value-type="currency">
            <text:p>0,0300 €</text:p>
          </table:table-cell>
          <table:table-cell table:formula="of:=([.B13]/[.D13])/10" office:value-type="currency" office:currency="EUR" office:value="0.3" calcext:value-type="currency">
            <text:p>0,30 €</text:p>
          </table:table-cell>
          <table:table-cell table:formula="of:=IF([.K13]=1;[.H13]+[.I13]+[.L13];[.H13]+[.I13])" office:value-type="currency" office:currency="EUR" office:value="0.33" calcext:value-type="currency">
            <text:p>0,33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3]+([.E13]*0.16/10*3)" office:value-type="currency" office:currency="EUR" office:value="0.33" calcext:value-type="currency">
            <text:p>0,33 €</text:p>
          </table:table-cell>
          <table:table-cell table:style-name="ce284" table:formula="of:=[.M13]*0.75*[.G13]" office:value-type="currency" office:currency="EUR" office:value="0.46035" calcext:value-type="currency">
            <text:p>0,46 €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.75" calcext:value-type="float">
            <text:p>1,75</text:p>
          </table:table-cell>
          <table:table-cell table:formula="of:=([.B14]/[.D14])/100" office:value-type="currency" office:currency="EUR" office:value="0.122253521126761" calcext:value-type="currency">
            <text:p>0,1223 €</text:p>
          </table:table-cell>
          <table:table-cell table:formula="of:=([.B14]/[.D14])/10" office:value-type="currency" office:currency="EUR" office:value="1.22253521126761" calcext:value-type="currency">
            <text:p>1,22 €</text:p>
          </table:table-cell>
          <table:table-cell table:formula="of:=IF([.K14]=1;[.H14]+[.I14]+[.L14];[.H14]+[.I14])" office:value-type="currency" office:currency="EUR" office:value="1.44478873239437" calcext:value-type="currency">
            <text:p>1,44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4]+([.E14]*0.16/10*3)" office:value-type="currency" office:currency="EUR" office:value="1.44478873239437" calcext:value-type="currency">
            <text:p>1,44 €</text:p>
          </table:table-cell>
          <table:table-cell table:style-name="ce284" table:formula="of:=[.M14]*0.75*[.G14]" office:value-type="currency" office:currency="EUR" office:value="1.89628521126761" calcext:value-type="currency">
            <text:p>1,90 €</text:p>
          </table:table-cell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809" calcext:value-type="float">
            <text:p>80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.35" calcext:value-type="float">
            <text:p>1,35</text:p>
          </table:table-cell>
          <table:table-cell table:formula="of:=([.B15]/[.D15])/100" office:value-type="currency" office:currency="EUR" office:value="0.137118644067797" calcext:value-type="currency">
            <text:p>0,1371 €</text:p>
          </table:table-cell>
          <table:table-cell table:formula="of:=([.B15]/[.D15])/10" office:value-type="currency" office:currency="EUR" office:value="1.37118644067797" calcext:value-type="currency">
            <text:p>1,37 €</text:p>
          </table:table-cell>
          <table:table-cell table:formula="of:=IF([.K15]=1;[.H15]+[.I15]+[.L15];[.H15]+[.I15])" office:value-type="currency" office:currency="EUR" office:value="1.60830508474576" calcext:value-type="currency">
            <text:p>1,61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5]+([.E15]*0.16/10*3)" office:value-type="currency" office:currency="EUR" office:value="1.60830508474576" calcext:value-type="currency">
            <text:p>1,61 €</text:p>
          </table:table-cell>
          <table:table-cell table:style-name="ce284" table:formula="of:=[.M15]*0.75*[.G15]" office:value-type="currency" office:currency="EUR" office:value="1.62840889830509" calcext:value-type="currency">
            <text:p>1,63 €</text:p>
          </table:table-cell>
        </table:table-row>
        <table:table-row table:style-name="ro1">
          <table:table-cell office:value-type="string" calcext:value-type="string">
            <text:p>Alstom_H3_Diesel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([.B16]/[.D16])/100" office:value-type="currency" office:currency="EUR" office:value="0.104477611940299" calcext:value-type="currency">
            <text:p>0,1045 €</text:p>
          </table:table-cell>
          <table:table-cell table:formula="of:=([.B16]/[.D16])/10" office:value-type="currency" office:currency="EUR" office:value="1.04477611940299" calcext:value-type="currency">
            <text:p>1,04 €</text:p>
          </table:table-cell>
          <table:table-cell table:formula="of:=IF([.K16]=1;[.H16]+[.I16]+[.L16];[.H16]+[.I16])" office:value-type="currency" office:currency="EUR" office:value="1.14925373134328" calcext:value-type="currency">
            <text:p>1,15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6]+([.E16]*0.16/10*3)" office:value-type="currency" office:currency="EUR" office:value="1.14925373134328" calcext:value-type="currency">
            <text:p>1,15 €</text:p>
          </table:table-cell>
          <table:table-cell/>
        </table:table-row>
        <table:table-row table:style-name="ro1">
          <table:table-cell office:value-type="string" calcext:value-type="string">
            <text:p>DB240</text:p>
          </table:table-cell>
          <table:table-cell office:value-type="float" office:value="2650" calcext:value-type="float">
            <text:p>2650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([.B17]/[.D17])/100" office:value-type="currency" office:currency="EUR" office:value="0.213709677419355" calcext:value-type="currency">
            <text:p>0,2137 €</text:p>
          </table:table-cell>
          <table:table-cell table:formula="of:=([.B17]/[.D17])/10" office:value-type="currency" office:currency="EUR" office:value="2.13709677419355" calcext:value-type="currency">
            <text:p>2,14 €</text:p>
          </table:table-cell>
          <table:table-cell table:formula="of:=IF([.K17]=1;[.H17]+[.I17]+[.L17];[.H17]+[.I17])" office:value-type="currency" office:currency="EUR" office:value="2.3508064516129" calcext:value-type="currency">
            <text:p>2,35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7]+([.E17]*0.16/10*3)" office:value-type="currency" office:currency="EUR" office:value="2.3508064516129" calcext:value-type="currency">
            <text:p>2,35 €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office:value-type="float" office:value="265" calcext:value-type="float">
            <text:p>26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B18]/[.D18])/100" office:value-type="currency" office:currency="EUR" office:value="0.06625" calcext:value-type="currency">
            <text:p>0,0663 €</text:p>
          </table:table-cell>
          <table:table-cell table:formula="of:=([.B18]/[.D18])/10" office:value-type="currency" office:currency="EUR" office:value="0.6625" calcext:value-type="currency">
            <text:p>0,66 €</text:p>
          </table:table-cell>
          <table:table-cell table:formula="of:=IF([.K18]=1;[.H18]+[.I18]+[.L18];[.H18]+[.I18])" office:value-type="currency" office:currency="EUR" office:value="0.72875" calcext:value-type="currency">
            <text:p>0,73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8]+([.E18]*0.16/10*3)" office:value-type="currency" office:currency="EUR" office:value="0.72875" calcext:value-type="currency">
            <text:p>0,73 €</text:p>
          </table:table-cell>
          <table:table-cell/>
        </table:table-row>
        <table:table-row table:style-name="ro1">
          <table:table-cell office:value-type="string" calcext:value-type="string">
            <text:p>V80</text:p>
          </table:table-cell>
          <table:table-cell office:value-type="float" office:value="810" calcext:value-type="float">
            <text:p>810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([.B19]/[.D19])/100" office:value-type="currency" office:currency="EUR" office:value="0.139655172413793" calcext:value-type="currency">
            <text:p>0,1397 €</text:p>
          </table:table-cell>
          <table:table-cell table:formula="of:=([.B19]/[.D19])/10" office:value-type="currency" office:currency="EUR" office:value="1.39655172413793" calcext:value-type="currency">
            <text:p>1,40 €</text:p>
          </table:table-cell>
          <table:table-cell table:formula="of:=IF([.K19]=1;[.H19]+[.I19]+[.L19];[.H19]+[.I19])" office:value-type="currency" office:currency="EUR" office:value="1.53620689655172" calcext:value-type="currency">
            <text:p>1,54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19]+([.E19]*0.16/10*3)" office:value-type="currency" office:currency="EUR" office:value="1.53620689655172" calcext:value-type="currency">
            <text:p>1,54 €</text:p>
          </table:table-cell>
          <table:table-cell/>
        </table:table-row>
        <table:table-row table:style-name="ro1">
          <table:table-cell office:value-type="string" calcext:value-type="string">
            <text:p>DR_V1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B20]/[.D20])/100" office:value-type="currency" office:currency="EUR" office:value="0.171875" calcext:value-type="currency">
            <text:p>0,1719 €</text:p>
          </table:table-cell>
          <table:table-cell table:formula="of:=([.B20]/[.D20])/10" office:value-type="currency" office:currency="EUR" office:value="1.71875" calcext:value-type="currency">
            <text:p>1,72 €</text:p>
          </table:table-cell>
          <table:table-cell table:formula="of:=IF([.K20]=1;[.H20]+[.I20]+[.L20];[.H20]+[.I20])" office:value-type="currency" office:currency="EUR" office:value="1.890625" calcext:value-type="currency">
            <text:p>1,89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0]+([.E20]*0.16/10*3)" office:value-type="currency" office:currency="EUR" office:value="1.890625" calcext:value-type="currency">
            <text:p>1,89 €</text:p>
          </table:table-cell>
          <table:table-cell/>
        </table:table-row>
        <table:table-row table:style-name="ro1">
          <table:table-cell office:value-type="string" calcext:value-type="string">
            <text:p>Gleiskraftwagen_SKL26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hle</text:p>
          </table:table-cell>
          <table:table-cell office:value-type="float" office:value="0" calcext:value-type="float">
            <text:p>0</text:p>
          </table:table-cell>
          <table:table-cell table:formula="of:=([.B21]/[.D21])/100" office:value-type="currency" office:currency="EUR" office:value="0.0983333333333333" calcext:value-type="currency">
            <text:p>0,0983 €</text:p>
          </table:table-cell>
          <table:table-cell table:formula="of:=([.B21]/[.D21])/10" office:value-type="currency" office:currency="EUR" office:value="0.983333333333333" calcext:value-type="currency">
            <text:p>0,98 €</text:p>
          </table:table-cell>
          <table:table-cell table:formula="of:=IF([.K21]=1;[.H21]+[.I21]+[.L21];[.H21]+[.I21])" office:value-type="currency" office:currency="EUR" office:value="1.08166666666667" calcext:value-type="currency">
            <text:p>1,08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1]+([.E21]*0.16/10*3)" office:value-type="currency" office:currency="EUR" office:value="1.32166666666667" calcext:value-type="currency">
            <text:p>1,32 €</text:p>
          </table:table-cell>
          <table:table-cell/>
        </table:table-row>
        <table:table-row table:style-name="ro1">
          <table:table-cell office:value-type="string" calcext:value-type="string">
            <text:p>V100</text:p>
          </table:table-cell>
          <table:table-cell office:value-type="float" office:value="1100" calcext:value-type="float">
            <text:p>110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([.B22]/[.D22])/100" office:value-type="currency" office:currency="EUR" office:value="0.17741935483871" calcext:value-type="currency">
            <text:p>0,1774 €</text:p>
          </table:table-cell>
          <table:table-cell table:formula="of:=([.B22]/[.D22])/10" office:value-type="currency" office:currency="EUR" office:value="1.7741935483871" calcext:value-type="currency">
            <text:p>1,77 €</text:p>
          </table:table-cell>
          <table:table-cell table:formula="of:=IF([.K22]=1;[.H22]+[.I22]+[.L22];[.H22]+[.I22])" office:value-type="currency" office:currency="EUR" office:value="1.95161290322581" calcext:value-type="currency">
            <text:p>1,95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2]+([.E22]*0.16/10*3)" office:value-type="currency" office:currency="EUR" office:value="1.95161290322581" calcext:value-type="currency">
            <text:p>1,95 €</text:p>
          </table:table-cell>
          <table:table-cell/>
        </table:table-row>
        <table:table-row table:style-name="ro1">
          <table:table-cell office:value-type="string" calcext:value-type="string">
            <text:p>V188_erste_Version</text:p>
          </table:table-cell>
          <table:table-cell office:value-type="float" office:value="2200" calcext:value-type="float">
            <text:p>22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B23]/[.D23])/100" office:value-type="currency" office:currency="EUR" office:value="0.146666666666667" calcext:value-type="currency">
            <text:p>0,1467 €</text:p>
          </table:table-cell>
          <table:table-cell table:formula="of:=([.B23]/[.D23])/10" office:value-type="currency" office:currency="EUR" office:value="1.46666666666667" calcext:value-type="currency">
            <text:p>1,47 €</text:p>
          </table:table-cell>
          <table:table-cell table:formula="of:=IF([.K23]=1;[.H23]+[.I23]+[.L23];[.H23]+[.I23])" office:value-type="currency" office:currency="EUR" office:value="1.61333333333333" calcext:value-type="currency">
            <text:p>1,61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3]+([.E23]*0.16/10*3)" office:value-type="currency" office:currency="EUR" office:value="1.61333333333333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V188_DB_Version</text:p>
          </table:table-cell>
          <table:table-cell office:value-type="float" office:value="2200" calcext:value-type="float">
            <text:p>22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B24]/[.D24])/100" office:value-type="currency" office:currency="EUR" office:value="0.146666666666667" calcext:value-type="currency">
            <text:p>0,1467 €</text:p>
          </table:table-cell>
          <table:table-cell table:formula="of:=([.B24]/[.D24])/10" office:value-type="currency" office:currency="EUR" office:value="1.46666666666667" calcext:value-type="currency">
            <text:p>1,47 €</text:p>
          </table:table-cell>
          <table:table-cell table:formula="of:=IF([.K24]=1;[.H24]+[.I24]+[.L24];[.H24]+[.I24])" office:value-type="currency" office:currency="EUR" office:value="1.61333333333333" calcext:value-type="currency">
            <text:p>1,61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4]+([.E24]*0.16/10*3)" office:value-type="currency" office:currency="EUR" office:value="1.61333333333333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V200</text:p>
          </table:table-cell>
          <table:table-cell office:value-type="float" office:value="2200" calcext:value-type="float">
            <text:p>2200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B25]/[.D25])/100" office:value-type="currency" office:currency="EUR" office:value="0.297297297297297" calcext:value-type="currency">
            <text:p>0,2973 €</text:p>
          </table:table-cell>
          <table:table-cell table:formula="of:=([.B25]/[.D25])/10" office:value-type="currency" office:currency="EUR" office:value="2.97297297297297" calcext:value-type="currency">
            <text:p>2,97 €</text:p>
          </table:table-cell>
          <table:table-cell table:formula="of:=IF([.K25]=1;[.H25]+[.I25]+[.L25];[.H25]+[.I25])" office:value-type="currency" office:currency="EUR" office:value="3.27027027027027" calcext:value-type="currency">
            <text:p>3,27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5]+([.E25]*0.16/10*3)" office:value-type="currency" office:currency="EUR" office:value="3.27027027027027" calcext:value-type="currency">
            <text:p>3,27 €</text:p>
          </table:table-cell>
          <table:table-cell/>
        </table:table-row>
        <table:table-row table:style-name="ro1">
          <table:table-cell office:value-type="string" calcext:value-type="string">
            <text:p>V320</text:p>
          </table:table-cell>
          <table:table-cell office:value-type="float" office:value="2800" calcext:value-type="float">
            <text:p>280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([.B26]/[.D26])/100" office:value-type="currency" office:currency="EUR" office:value="0.229508196721311" calcext:value-type="currency">
            <text:p>0,2295 €</text:p>
          </table:table-cell>
          <table:table-cell table:formula="of:=([.B26]/[.D26])/10" office:value-type="currency" office:currency="EUR" office:value="2.29508196721311" calcext:value-type="currency">
            <text:p>2,30 €</text:p>
          </table:table-cell>
          <table:table-cell table:formula="of:=IF([.K26]=1;[.H26]+[.I26]+[.L26];[.H26]+[.I26])" office:value-type="currency" office:currency="EUR" office:value="2.52459016393443" calcext:value-type="currency">
            <text:p>2,52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6]+([.E26]*0.16/10*3)" office:value-type="currency" office:currency="EUR" office:value="2.52459016393443" calcext:value-type="currency">
            <text:p>2,52 €</text:p>
          </table:table-cell>
          <table:table-cell/>
        </table:table-row>
        <table:table-row table:style-name="ro1">
          <table:table-cell office:value-type="string" calcext:value-type="string">
            <text:p>Vossloh-G400B</text:p>
          </table:table-cell>
          <table:table-cell office:value-type="float" office:value="390" calcext:value-type="float">
            <text:p>3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table:formula="of:=([.B27]/[.D27])/100" office:value-type="currency" office:currency="EUR" office:value="0.0975" calcext:value-type="currency">
            <text:p>0,0975 €</text:p>
          </table:table-cell>
          <table:table-cell table:formula="of:=([.B27]/[.D27])/10" office:value-type="currency" office:currency="EUR" office:value="0.975" calcext:value-type="currency">
            <text:p>0,98 €</text:p>
          </table:table-cell>
          <table:table-cell table:formula="of:=IF([.K27]=1;[.H27]+[.I27]+[.L27];[.H27]+[.I27])" office:value-type="currency" office:currency="EUR" office:value="1.0725" calcext:value-type="currency">
            <text:p>1,07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7]+([.E27]*0.16/10*3)" office:value-type="currency" office:currency="EUR" office:value="1.0725" calcext:value-type="currency">
            <text:p>1,07 €</text:p>
          </table:table-cell>
          <table:table-cell/>
        </table:table-row>
        <table:table-row table:style-name="ro1">
          <table:table-cell office:value-type="string" calcext:value-type="string">
            <text:p>Alstom_H3_Akku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([.B28]/[.D28])/100" office:value-type="currency" office:currency="EUR" office:value="0.0895522388059701" calcext:value-type="currency">
            <text:p>0,0896 €</text:p>
          </table:table-cell>
          <table:table-cell table:formula="of:=([.B28]/[.D28])/10" office:value-type="currency" office:currency="EUR" office:value="0.895522388059701" calcext:value-type="currency">
            <text:p>0,90 €</text:p>
          </table:table-cell>
          <table:table-cell table:formula="of:=IF([.K28]=1;[.H28]+[.I28]+[.L28];[.H28]+[.I28])" office:value-type="currency" office:currency="EUR" office:value="0.985074626865672" calcext:value-type="currency">
            <text:p>0,99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8]+([.E28]*0.16/10*3)" office:value-type="currency" office:currency="EUR" office:value="0.985074626865672" calcext:value-type="currency">
            <text:p>0,99 €</text:p>
          </table:table-cell>
          <table:table-cell/>
        </table:table-row>
        <table:table-row table:style-name="ro1">
          <table:table-cell office:value-type="string" calcext:value-type="string">
            <text:p>DR_BR101</text:p>
          </table:table-cell>
          <table:table-cell office:value-type="float" office:value="6400" calcext:value-type="float">
            <text:p>6400</text:p>
          </table:table-cell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29]/[.D29])/100" office:value-type="currency" office:currency="EUR" office:value="0.761904761904762" calcext:value-type="currency">
            <text:p>0,7619 €</text:p>
          </table:table-cell>
          <table:table-cell table:formula="of:=([.B29]/[.D29])/10" office:value-type="currency" office:currency="EUR" office:value="7.61904761904762" calcext:value-type="currency">
            <text:p>7,62 €</text:p>
          </table:table-cell>
          <table:table-cell table:formula="of:=IF([.K29]=1;[.H29]+[.I29]+[.L29];[.H29]+[.I29])" office:value-type="currency" office:currency="EUR" office:value="8.38095238095238" calcext:value-type="currency">
            <text:p>8,38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29]+([.E29]*0.16/10*3)" office:value-type="currency" office:currency="EUR" office:value="8.38095238095238" calcext:value-type="currency">
            <text:p>8,38 €</text:p>
          </table:table-cell>
          <table:table-cell/>
        </table:table-row>
        <table:table-row table:style-name="ro1">
          <table:table-cell office:value-type="string" calcext:value-type="string">
            <text:p>BR101_Metropolitan</text:p>
          </table:table-cell>
          <table:table-cell office:value-type="float" office:value="6400" calcext:value-type="float">
            <text:p>6400</text:p>
          </table:table-cell>
          <table:table-cell office:value-type="float" office:value="220" calcext:value-type="float">
            <text:p>22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30]/[.D30])/100" office:value-type="currency" office:currency="EUR" office:value="0.761904761904762" calcext:value-type="currency">
            <text:p>0,7619 €</text:p>
          </table:table-cell>
          <table:table-cell table:formula="of:=([.B30]/[.D30])/10" office:value-type="currency" office:currency="EUR" office:value="7.61904761904762" calcext:value-type="currency">
            <text:p>7,62 €</text:p>
          </table:table-cell>
          <table:table-cell table:formula="of:=IF([.K30]=1;[.H30]+[.I30]+[.L30];[.H30]+[.I30])" office:value-type="currency" office:currency="EUR" office:value="8.38095238095238" calcext:value-type="currency">
            <text:p>8,38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0]+([.E30]*0.16/10*3)" office:value-type="currency" office:currency="EUR" office:value="8.38095238095238" calcext:value-type="currency">
            <text:p>8,38 €</text:p>
          </table:table-cell>
          <table:table-cell/>
        </table:table-row>
        <table:table-row table:style-name="ro1">
          <table:table-cell office:value-type="string" calcext:value-type="string">
            <text:p>BR103</text:p>
          </table:table-cell>
          <table:table-cell office:value-type="float" office:value="7500" calcext:value-type="float">
            <text:p>7500</text:p>
          </table:table-cell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31]/[.D31])/100" office:value-type="currency" office:currency="EUR" office:value="0.657894736842105" calcext:value-type="currency">
            <text:p>0,6579 €</text:p>
          </table:table-cell>
          <table:table-cell table:formula="of:=([.B31]/[.D31])/10" office:value-type="currency" office:currency="EUR" office:value="6.57894736842105" calcext:value-type="currency">
            <text:p>6,58 €</text:p>
          </table:table-cell>
          <table:table-cell table:formula="of:=IF([.K31]=1;[.H31]+[.I31]+[.L31];[.H31]+[.I31])" office:value-type="currency" office:currency="EUR" office:value="7.23684210526316" calcext:value-type="currency">
            <text:p>7,24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1]+([.E31]*0.16/10*3)" office:value-type="currency" office:currency="EUR" office:value="7.23684210526316" calcext:value-type="currency">
            <text:p>7,24 €</text:p>
          </table:table-cell>
          <table:table-cell/>
        </table:table-row>
        <table:table-row table:style-name="ro1">
          <table:table-cell office:value-type="string" calcext:value-type="string">
            <text:p>BR110-blau</text:p>
          </table:table-cell>
          <table:table-cell office:value-type="float" office:value="3700" calcext:value-type="float">
            <text:p>3700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([.B32]/[.D32])/100" office:value-type="currency" office:currency="EUR" office:value="0.435294117647059" calcext:value-type="currency">
            <text:p>0,4353 €</text:p>
          </table:table-cell>
          <table:table-cell table:formula="of:=([.B32]/[.D32])/10" office:value-type="currency" office:currency="EUR" office:value="4.35294117647059" calcext:value-type="currency">
            <text:p>4,35 €</text:p>
          </table:table-cell>
          <table:table-cell table:formula="of:=IF([.K32]=1;[.H32]+[.I32]+[.L32];[.H32]+[.I32])" office:value-type="currency" office:currency="EUR" office:value="4.78823529411765" calcext:value-type="currency">
            <text:p>4,79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2]+([.E32]*0.16/10*3)" office:value-type="currency" office:currency="EUR" office:value="4.78823529411765" calcext:value-type="currency">
            <text:p>4,79 €</text:p>
          </table:table-cell>
          <table:table-cell/>
        </table:table-row>
        <table:table-row table:style-name="ro1">
          <table:table-cell office:value-type="string" calcext:value-type="string">
            <text:p>BZT_BR111</text:p>
          </table:table-cell>
          <table:table-cell office:value-type="float" office:value="5200" calcext:value-type="float">
            <text:p>5200</text:p>
          </table:table-cell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formula="of:=([.B33]/[.D33])/100" office:value-type="currency" office:currency="EUR" office:value="0.626506024096386" calcext:value-type="currency">
            <text:p>0,6265 €</text:p>
          </table:table-cell>
          <table:table-cell table:formula="of:=([.B33]/[.D33])/10" office:value-type="currency" office:currency="EUR" office:value="6.26506024096386" calcext:value-type="currency">
            <text:p>6,27 €</text:p>
          </table:table-cell>
          <table:table-cell table:formula="of:=IF([.K33]=1;[.H33]+[.I33]+[.L33];[.H33]+[.I33])" office:value-type="currency" office:currency="EUR" office:value="6.89156626506024" calcext:value-type="currency">
            <text:p>6,89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3]+([.E33]*0.16/10*3)" office:value-type="currency" office:currency="EUR" office:value="6.89156626506024" calcext:value-type="currency">
            <text:p>6,89 €</text:p>
          </table:table-cell>
          <table:table-cell/>
        </table:table-row>
        <table:table-row table:style-name="ro1">
          <table:table-cell office:value-type="string" calcext:value-type="string">
            <text:p>DR BR112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([.B34]/[.D34])/100" office:value-type="currency" office:currency="EUR" office:value="0.487804878048781" calcext:value-type="currency">
            <text:p>0,4878 €</text:p>
          </table:table-cell>
          <table:table-cell table:formula="of:=([.B34]/[.D34])/10" office:value-type="currency" office:currency="EUR" office:value="4.87804878048781" calcext:value-type="currency">
            <text:p>4,88 €</text:p>
          </table:table-cell>
          <table:table-cell table:formula="of:=IF([.K34]=1;[.H34]+[.I34]+[.L34];[.H34]+[.I34])" office:value-type="currency" office:currency="EUR" office:value="5.36585365853659" calcext:value-type="currency">
            <text:p>5,37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4]+([.E34]*0.16/10*3)" office:value-type="currency" office:currency="EUR" office:value="5.36585365853659" calcext:value-type="currency">
            <text:p>5,37 €</text:p>
          </table:table-cell>
          <table:table-cell/>
        </table:table-row>
        <table:table-row table:style-name="ro1">
          <table:table-cell office:value-type="string" calcext:value-type="string">
            <text:p>DR_BR120</text:p>
          </table:table-cell>
          <table:table-cell office:value-type="float" office:value="5600" calcext:value-type="float">
            <text:p>5600</text:p>
          </table:table-cell>
          <table:table-cell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formula="of:=([.B35]/[.D35])/100" office:value-type="currency" office:currency="EUR" office:value="0.666666666666667" calcext:value-type="currency">
            <text:p>0,6667 €</text:p>
          </table:table-cell>
          <table:table-cell table:formula="of:=([.B35]/[.D35])/10" office:value-type="currency" office:currency="EUR" office:value="6.66666666666667" calcext:value-type="currency">
            <text:p>6,67 €</text:p>
          </table:table-cell>
          <table:table-cell table:formula="of:=IF([.K35]=1;[.H35]+[.I35]+[.L35];[.H35]+[.I35])" office:value-type="currency" office:currency="EUR" office:value="7.33333333333333" calcext:value-type="currency">
            <text:p>7,33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5]+([.E35]*0.16/10*3)" office:value-type="currency" office:currency="EUR" office:value="7.33333333333333" calcext:value-type="currency">
            <text:p>7,33 €</text:p>
          </table:table-cell>
          <table:table-cell/>
        </table:table-row>
        <table:table-row table:style-name="ro1">
          <table:table-cell office:value-type="string" calcext:value-type="string">
            <text:p>E141-gruen</text:p>
          </table:table-cell>
          <table:table-cell office:value-type="float" office:value="2400" calcext:value-type="float">
            <text:p>2400</text:p>
          </table:table-cell>
          <table:table-cell office:value-type="float" office:value="120" calcext:value-type="float">
            <text:p>120</text:p>
          </table:table-cell>
          <table:table-cell office:value-type="float" office:value="66.4" calcext:value-type="float">
            <text:p>66,4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([.B36]/[.D36])/100" office:value-type="currency" office:currency="EUR" office:value="0.36144578313253" calcext:value-type="currency">
            <text:p>0,3614 €</text:p>
          </table:table-cell>
          <table:table-cell table:formula="of:=([.B36]/[.D36])/10" office:value-type="currency" office:currency="EUR" office:value="3.6144578313253" calcext:value-type="currency">
            <text:p>3,61 €</text:p>
          </table:table-cell>
          <table:table-cell table:formula="of:=IF([.K36]=1;[.H36]+[.I36]+[.L36];[.H36]+[.I36])" office:value-type="currency" office:currency="EUR" office:value="3.97590361445783" calcext:value-type="currency">
            <text:p>3,98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6]+([.E36]*0.16/10*3)" office:value-type="currency" office:currency="EUR" office:value="3.97590361445783" calcext:value-type="currency">
            <text:p>3,98 €</text:p>
          </table:table-cell>
          <table:table-cell/>
        </table:table-row>
        <table:table-row table:style-name="ro1">
          <table:table-cell office:value-type="string" calcext:value-type="string">
            <text:p>E141-rot</text:p>
          </table:table-cell>
          <table:table-cell office:value-type="float" office:value="3700" calcext:value-type="float">
            <text:p>3700</text:p>
          </table:table-cell>
          <table:table-cell office:value-type="float" office:value="120" calcext:value-type="float">
            <text:p>120</text:p>
          </table:table-cell>
          <table:table-cell office:value-type="float" office:value="72.5" calcext:value-type="float">
            <text:p>72,5</text:p>
          </table:table-cell>
          <table:table-cell/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([.B37]/[.D37])/100" office:value-type="currency" office:currency="EUR" office:value="0.510344827586207" calcext:value-type="currency">
            <text:p>0,5103 €</text:p>
          </table:table-cell>
          <table:table-cell table:formula="of:=([.B37]/[.D37])/10" office:value-type="currency" office:currency="EUR" office:value="5.10344827586207" calcext:value-type="currency">
            <text:p>5,10 €</text:p>
          </table:table-cell>
          <table:table-cell table:formula="of:=IF([.K37]=1;[.H37]+[.I37]+[.L37];[.H37]+[.I37])" office:value-type="currency" office:currency="EUR" office:value="5.61379310344828" calcext:value-type="currency">
            <text:p>5,61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7]+([.E37]*0.16/10*3)" office:value-type="currency" office:currency="EUR" office:value="5.61379310344828" calcext:value-type="currency">
            <text:p>5,61 €</text:p>
          </table:table-cell>
          <table:table-cell/>
        </table:table-row>
        <table:table-row table:style-name="ro1">
          <table:table-cell office:value-type="string" calcext:value-type="string">
            <text:p>DB BR143</text:p>
          </table:table-cell>
          <table:table-cell office:value-type="float" office:value="3500" calcext:value-type="float">
            <text:p>3500</text:p>
          </table:table-cell>
          <table:table-cell office:value-type="float" office:value="120" calcext:value-type="float">
            <text:p>12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formula="of:=([.B38]/[.D38])/100" office:value-type="currency" office:currency="EUR" office:value="0.426829268292683" calcext:value-type="currency">
            <text:p>0,4268 €</text:p>
          </table:table-cell>
          <table:table-cell table:formula="of:=([.B38]/[.D38])/10" office:value-type="currency" office:currency="EUR" office:value="4.26829268292683" calcext:value-type="currency">
            <text:p>4,27 €</text:p>
          </table:table-cell>
          <table:table-cell table:formula="of:=IF([.K38]=1;[.H38]+[.I38]+[.L38];[.H38]+[.I38])" office:value-type="currency" office:currency="EUR" office:value="4.69512195121951" calcext:value-type="currency">
            <text:p>4,70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8]+([.E38]*0.16/10*3)" office:value-type="currency" office:currency="EUR" office:value="4.69512195121951" calcext:value-type="currency">
            <text:p>4,70 €</text:p>
          </table:table-cell>
          <table:table-cell/>
        </table:table-row>
        <table:table-row table:style-name="ro1">
          <table:table-cell office:value-type="string" calcext:value-type="string">
            <text:p>E151-gruen</text:p>
          </table:table-cell>
          <table:table-cell office:value-type="float" office:value="6300" calcext:value-type="float">
            <text:p>630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None</text:p>
          </table:table-cell>
          <table:table-cell/>
          <table:table-cell table:formula="of:=([.B39]/[.D39])/100" office:value-type="currency" office:currency="EUR" office:value="0.533898305084746" calcext:value-type="currency">
            <text:p>0,5339 €</text:p>
          </table:table-cell>
          <table:table-cell table:formula="of:=([.B39]/[.D39])/10" office:value-type="currency" office:currency="EUR" office:value="5.33898305084746" calcext:value-type="currency">
            <text:p>5,34 €</text:p>
          </table:table-cell>
          <table:table-cell table:formula="of:=IF([.K39]=1;[.H39]+[.I39]+[.L39];[.H39]+[.I39])" office:value-type="currency" office:currency="EUR" office:value="5.8728813559322" calcext:value-type="currency">
            <text:p>5,87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39]+([.E39]*0.16/10*3)" office:value-type="currency" office:currency="EUR" office:value="5.8728813559322" calcext:value-type="currency">
            <text:p>5,87 €</text:p>
          </table:table-cell>
          <table:table-cell/>
        </table:table-row>
        <table:table-row table:style-name="ro1">
          <table:table-cell office:value-type="string" calcext:value-type="string">
            <text:p>DR_E11</text:p>
          </table:table-cell>
          <table:table-cell office:value-type="float" office:value="2900" calcext:value-type="float">
            <text:p>290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formula="of:=([.B40]/[.D40])/100" office:value-type="currency" office:currency="EUR" office:value="0.349397590361446" calcext:value-type="currency">
            <text:p>0,3494 €</text:p>
          </table:table-cell>
          <table:table-cell table:formula="of:=([.B40]/[.D40])/10" office:value-type="currency" office:currency="EUR" office:value="3.49397590361446" calcext:value-type="currency">
            <text:p>3,49 €</text:p>
          </table:table-cell>
          <table:table-cell table:formula="of:=IF([.K40]=1;[.H40]+[.I40]+[.L40];[.H40]+[.I40])" office:value-type="currency" office:currency="EUR" office:value="3.8433734939759" calcext:value-type="currency">
            <text:p>3,84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0]+([.E40]*0.16/10*3)" office:value-type="currency" office:currency="EUR" office:value="3.8433734939759" calcext:value-type="currency">
            <text:p>3,84 €</text:p>
          </table:table-cell>
          <table:table-cell/>
        </table:table-row>
        <table:table-row table:style-name="ro1">
          <table:table-cell office:value-type="string" calcext:value-type="string">
            <text:p>E140-gruen</text:p>
          </table:table-cell>
          <table:table-cell office:value-type="float" office:value="3700" calcext:value-type="float">
            <text:p>370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None</text:p>
          </table:table-cell>
          <table:table-cell/>
          <table:table-cell table:formula="of:=([.B41]/[.D41])/100" office:value-type="currency" office:currency="EUR" office:value="0.44578313253012" calcext:value-type="currency">
            <text:p>0,4458 €</text:p>
          </table:table-cell>
          <table:table-cell table:formula="of:=([.B41]/[.D41])/10" office:value-type="currency" office:currency="EUR" office:value="4.45783132530121" calcext:value-type="currency">
            <text:p>4,46 €</text:p>
          </table:table-cell>
          <table:table-cell table:formula="of:=IF([.K41]=1;[.H41]+[.I41]+[.L41];[.H41]+[.I41])" office:value-type="currency" office:currency="EUR" office:value="4.90361445783133" calcext:value-type="currency">
            <text:p>4,90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1]+([.E41]*0.16/10*3)" office:value-type="currency" office:currency="EUR" office:value="4.90361445783133" calcext:value-type="currency">
            <text:p>4,90 €</text:p>
          </table:table-cell>
          <table:table-cell/>
        </table:table-row>
        <table:table-row table:style-name="ro1">
          <table:table-cell office:value-type="string" calcext:value-type="string">
            <text:p>E150-gruen</text:p>
          </table:table-cell>
          <table:table-cell office:value-type="float" office:value="6400" calcext:value-type="float">
            <text:p>640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one</text:p>
          </table:table-cell>
          <table:table-cell/>
          <table:table-cell table:formula="of:=([.B42]/[.D42])/100" office:value-type="currency" office:currency="EUR" office:value="0.507936507936508" calcext:value-type="currency">
            <text:p>0,5079 €</text:p>
          </table:table-cell>
          <table:table-cell table:formula="of:=([.B42]/[.D42])/10" office:value-type="currency" office:currency="EUR" office:value="5.07936507936508" calcext:value-type="currency">
            <text:p>5,08 €</text:p>
          </table:table-cell>
          <table:table-cell table:formula="of:=IF([.K42]=1;[.H42]+[.I42]+[.L42];[.H42]+[.I42])" office:value-type="currency" office:currency="EUR" office:value="5.58730158730159" calcext:value-type="currency">
            <text:p>5,59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2]+([.E42]*0.16/10*3)" office:value-type="currency" office:currency="EUR" office:value="5.58730158730159" calcext:value-type="currency">
            <text:p>5,59 €</text:p>
          </table:table-cell>
          <table:table-cell/>
        </table:table-row>
        <table:table-row table:style-name="ro1">
          <table:table-cell office:value-type="string" calcext:value-type="string">
            <text:p>E18</text:p>
          </table:table-cell>
          <table:table-cell office:value-type="float" office:value="3040" calcext:value-type="float">
            <text:p>3040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table:formula="of:=([.B43]/[.D43])/100" office:value-type="currency" office:currency="EUR" office:value="0.281481481481481" calcext:value-type="currency">
            <text:p>0,2815 €</text:p>
          </table:table-cell>
          <table:table-cell table:formula="of:=([.B43]/[.D43])/10" office:value-type="currency" office:currency="EUR" office:value="2.81481481481481" calcext:value-type="currency">
            <text:p>2,81 €</text:p>
          </table:table-cell>
          <table:table-cell table:formula="of:=IF([.K43]=1;[.H43]+[.I43]+[.L43];[.H43]+[.I43])" office:value-type="currency" office:currency="EUR" office:value="3.0962962962963" calcext:value-type="currency">
            <text:p>3,10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3]+([.E43]*0.16/10*3)" office:value-type="currency" office:currency="EUR" office:value="3.0962962962963" calcext:value-type="currency">
            <text:p>3,10 €</text:p>
          </table:table-cell>
          <table:table-cell/>
        </table:table-row>
        <table:table-row table:style-name="ro1">
          <table:table-cell office:value-type="string" calcext:value-type="string">
            <text:p>E44</text:p>
          </table:table-cell>
          <table:table-cell office:value-type="float" office:value="2200" calcext:value-type="float">
            <text:p>220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formula="of:=([.B44]/[.D44])/100" office:value-type="currency" office:currency="EUR" office:value="0.282051282051282" calcext:value-type="currency">
            <text:p>0,2821 €</text:p>
          </table:table-cell>
          <table:table-cell table:formula="of:=([.B44]/[.D44])/10" office:value-type="currency" office:currency="EUR" office:value="2.82051282051282" calcext:value-type="currency">
            <text:p>2,82 €</text:p>
          </table:table-cell>
          <table:table-cell table:formula="of:=IF([.K44]=1;[.H44]+[.I44]+[.L44];[.H44]+[.I44])" office:value-type="currency" office:currency="EUR" office:value="3.1025641025641" calcext:value-type="currency">
            <text:p>3,10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4]+([.E44]*0.16/10*3)" office:value-type="currency" office:currency="EUR" office:value="3.1025641025641" calcext:value-type="currency">
            <text:p>3,10 €</text:p>
          </table:table-cell>
          <table:table-cell/>
        </table:table-row>
        <table:table-row table:style-name="ro1">
          <table:table-cell office:value-type="string" calcext:value-type="string">
            <text:p>E80_PO</text:p>
          </table:table-cell>
          <table:table-cell office:value-type="float" office:value="1100" calcext:value-type="float">
            <text:p>11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formula="of:=([.B45]/[.D45])/100" office:value-type="currency" office:currency="EUR" office:value="0.122222222222222" calcext:value-type="currency">
            <text:p>0,1222 €</text:p>
          </table:table-cell>
          <table:table-cell table:formula="of:=([.B45]/[.D45])/10" office:value-type="currency" office:currency="EUR" office:value="1.22222222222222" calcext:value-type="currency">
            <text:p>1,22 €</text:p>
          </table:table-cell>
          <table:table-cell table:formula="of:=IF([.K45]=1;[.H45]+[.I45]+[.L45];[.H45]+[.I45])" office:value-type="currency" office:currency="EUR" office:value="1.34444444444444" calcext:value-type="currency">
            <text:p>1,34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5]+([.E45]*0.16/10*3)" office:value-type="currency" office:currency="EUR" office:value="1.34444444444444" calcext:value-type="currency">
            <text:p>1,34 €</text:p>
          </table:table-cell>
          <table:table-cell/>
        </table:table-row>
        <table:table-row table:style-name="ro1">
          <table:table-cell office:value-type="string" calcext:value-type="string">
            <text:p>E36</text:p>
          </table:table-cell>
          <table:table-cell office:value-type="float" office:value="480" calcext:value-type="float">
            <text:p>48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formula="of:=([.B46]/[.D46])/100" office:value-type="currency" office:currency="EUR" office:value="0.0607594936708861" calcext:value-type="currency">
            <text:p>0,0608 €</text:p>
          </table:table-cell>
          <table:table-cell table:formula="of:=([.B46]/[.D46])/10" office:value-type="currency" office:currency="EUR" office:value="0.607594936708861" calcext:value-type="currency">
            <text:p>0,61 €</text:p>
          </table:table-cell>
          <table:table-cell table:formula="of:=IF([.K46]=1;[.H46]+[.I46]+[.L46];[.H46]+[.I46])" office:value-type="currency" office:currency="EUR" office:value="0.668354430379747" calcext:value-type="currency">
            <text:p>0,67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6]+([.E46]*0.16/10*3)" office:value-type="currency" office:currency="EUR" office:value="0.668354430379747" calcext:value-type="currency">
            <text:p>0,67 €</text:p>
          </table:table-cell>
          <table:table-cell/>
        </table:table-row>
        <table:table-row table:style-name="ro1">
          <table:table-cell office:value-type="string" calcext:value-type="string">
            <text:p>E52</text:p>
          </table:table-cell>
          <table:table-cell office:value-type="float" office:value="1660" calcext:value-type="float">
            <text:p>16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table:formula="of:=([.B47]/[.D47])/100" office:value-type="currency" office:currency="EUR" office:value="0.118571428571429" calcext:value-type="currency">
            <text:p>0,1186 €</text:p>
          </table:table-cell>
          <table:table-cell table:formula="of:=([.B47]/[.D47])/10" office:value-type="currency" office:currency="EUR" office:value="1.18571428571429" calcext:value-type="currency">
            <text:p>1,19 €</text:p>
          </table:table-cell>
          <table:table-cell table:formula="of:=IF([.K47]=1;[.H47]+[.I47]+[.L47];[.H47]+[.I47])" office:value-type="currency" office:currency="EUR" office:value="1.30428571428571" calcext:value-type="currency">
            <text:p>1,30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7]+([.E47]*0.16/10*3)" office:value-type="currency" office:currency="EUR" office:value="1.30428571428571" calcext:value-type="currency">
            <text:p>1,30 €</text:p>
          </table:table-cell>
          <table:table-cell/>
        </table:table-row>
        <table:table-row table:style-name="ro1">
          <table:table-cell office:value-type="string" calcext:value-type="string">
            <text:p>E71</text:p>
          </table:table-cell>
          <table:table-cell office:value-type="float" office:value="590" calcext:value-type="float">
            <text:p>59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([.B48]/[.D48])/100" office:value-type="currency" office:currency="EUR" office:value="0.0907692307692308" calcext:value-type="currency">
            <text:p>0,0908 €</text:p>
          </table:table-cell>
          <table:table-cell table:formula="of:=([.B48]/[.D48])/10" office:value-type="currency" office:currency="EUR" office:value="0.907692307692308" calcext:value-type="currency">
            <text:p>0,91 €</text:p>
          </table:table-cell>
          <table:table-cell table:formula="of:=IF([.K48]=1;[.H48]+[.I48]+[.L48];[.H48]+[.I48])" office:value-type="currency" office:currency="EUR" office:value="0.998461538461538" calcext:value-type="currency">
            <text:p>1,00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8]+([.E48]*0.16/10*3)" office:value-type="currency" office:currency="EUR" office:value="0.998461538461538" calcext:value-type="currency">
            <text:p>1,00 €</text:p>
          </table:table-cell>
          <table:table-cell/>
        </table:table-row>
        <table:table-row table:style-name="ro1">
          <table:table-cell office:value-type="string" calcext:value-type="string">
            <text:p>E94</text:p>
          </table:table-cell>
          <table:table-cell office:value-type="float" office:value="3000" calcext:value-type="float">
            <text:p>3000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table:formula="of:=([.B49]/[.D49])/100" office:value-type="currency" office:currency="EUR" office:value="0.252100840336134" calcext:value-type="currency">
            <text:p>0,2521 €</text:p>
          </table:table-cell>
          <table:table-cell table:formula="of:=([.B49]/[.D49])/10" office:value-type="currency" office:currency="EUR" office:value="2.52100840336134" calcext:value-type="currency">
            <text:p>2,52 €</text:p>
          </table:table-cell>
          <table:table-cell table:formula="of:=IF([.K49]=1;[.H49]+[.I49]+[.L49];[.H49]+[.I49])" office:value-type="currency" office:currency="EUR" office:value="2.77310924369748" calcext:value-type="currency">
            <text:p>2,77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49]+([.E49]*0.16/10*3)" office:value-type="currency" office:currency="EUR" office:value="2.77310924369748" calcext:value-type="currency">
            <text:p>2,77 €</text:p>
          </table:table-cell>
          <table:table-cell/>
        </table:table-row>
        <table:table-row table:style-name="ro1">
          <table:table-cell office:value-type="string" calcext:value-type="string">
            <text:p>E94.5</text:p>
          </table:table-cell>
          <table:table-cell office:value-type="float" office:value="4680" calcext:value-type="float">
            <text:p>4680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formula="of:=([.B50]/[.D50])/100" office:value-type="currency" office:currency="EUR" office:value="0.386776859504132" calcext:value-type="currency">
            <text:p>0,3868 €</text:p>
          </table:table-cell>
          <table:table-cell table:formula="of:=([.B50]/[.D50])/10" office:value-type="currency" office:currency="EUR" office:value="3.86776859504132" calcext:value-type="currency">
            <text:p>3,87 €</text:p>
          </table:table-cell>
          <table:table-cell table:formula="of:=IF([.K50]=1;[.H50]+[.I50]+[.L50];[.H50]+[.I50])" office:value-type="currency" office:currency="EUR" office:value="4.25454545454545" calcext:value-type="currency">
            <text:p>4,25 €</text:p>
          </table:table-cell>
          <table:table-cell office:value-type="float" office:value="0" calcext:value-type="float">
            <text:p>0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50]+([.E50]*0.16/10*3)" office:value-type="currency" office:currency="EUR" office:value="4.25454545454545" calcext:value-type="currency">
            <text:p>4,25 €</text:p>
          </table:table-cell>
          <table:table-cell/>
        </table:table-row>
        <table:table-row table:style-name="ro1">
          <table:table-cell office:value-type="string" calcext:value-type="string">
            <text:p>E95</text:p>
          </table:table-cell>
          <table:table-cell office:value-type="float" office:value="2418" calcext:value-type="float">
            <text:p>2418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table:formula="of:=([.B51]/[.D51])/100" office:value-type="currency" office:currency="EUR" office:value="0.175217391304348" calcext:value-type="currency">
            <text:p>0,1752 €</text:p>
          </table:table-cell>
          <table:table-cell table:formula="of:=([.B51]/[.D51])/10" office:value-type="currency" office:currency="EUR" office:value="1.75217391304348" calcext:value-type="currency">
            <text:p>1,75 €</text:p>
          </table:table-cell>
          <table:table-cell table:formula="of:=IF([.K51]=1;[.H51]+[.I51]+[.L51];[.H51]+[.I51])" office:value-type="currency" office:currency="EUR" office:value="1.92739130434783" calcext:value-type="currency">
            <text:p>1,93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1]+([.E51]*0.16/10*3)" office:value-type="currency" office:currency="EUR" office:value="1.92739130434783" calcext:value-type="currency">
            <text:p>1,93 €</text:p>
          </table:table-cell>
          <table:table-cell/>
        </table:table-row>
        <table:table-row table:style-name="ro1">
          <table:table-cell office:value-type="string" calcext:value-type="string">
            <text:p>Siemens Vectron AC</text:p>
          </table:table-cell>
          <table:table-cell office:value-type="float" office:value="6400" calcext:value-type="float">
            <text:p>6400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formula="of:=([.B52]/[.D52])/100" office:value-type="currency" office:currency="EUR" office:value="0.744186046511628" calcext:value-type="currency">
            <text:p>0,7442 €</text:p>
          </table:table-cell>
          <table:table-cell table:formula="of:=([.B52]/[.D52])/10" office:value-type="currency" office:currency="EUR" office:value="7.44186046511628" calcext:value-type="currency">
            <text:p>7,44 €</text:p>
          </table:table-cell>
          <table:table-cell table:formula="of:=IF([.K52]=1;[.H52]+[.I52]+[.L52];[.H52]+[.I52])" office:value-type="currency" office:currency="EUR" office:value="8.18604651162791" calcext:value-type="currency">
            <text:p>8,19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2]+([.E52]*0.16/10*3)" office:value-type="currency" office:currency="EUR" office:value="8.18604651162791" calcext:value-type="currency">
            <text:p>8,19 €</text:p>
          </table:table-cell>
          <table:table-cell/>
        </table:table-row>
        <table:table-row table:style-name="ro1">
          <table:table-cell office:value-type="string" calcext:value-type="string">
            <text:p>BR60</text:p>
          </table:table-cell>
          <table:table-cell office:value-type="float" office:value="644" calcext:value-type="float">
            <text:p>644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.98" calcext:value-type="float">
            <text:p>1,98</text:p>
          </table:table-cell>
          <table:table-cell table:formula="of:=([.B53]/[.D53])/100" office:value-type="currency" office:currency="EUR" office:value="0.0933333333333333" calcext:value-type="currency">
            <text:p>0,0933 €</text:p>
          </table:table-cell>
          <table:table-cell table:formula="of:=([.B53]/[.D53])/10" office:value-type="currency" office:currency="EUR" office:value="0.933333333333333" calcext:value-type="currency">
            <text:p>0,93 €</text:p>
          </table:table-cell>
          <table:table-cell table:formula="of:=IF([.K53]=1;[.H53]+[.I53]+[.L53];[.H53]+[.I53])" office:value-type="currency" office:currency="EUR" office:value="1.02666666666667" calcext:value-type="currency">
            <text:p>1,03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3]+([.E53]*0.16/10*3)" office:value-type="currency" office:currency="EUR" office:value="1.02666666666667" calcext:value-type="currency">
            <text:p>1,03 €</text:p>
          </table:table-cell>
          <table:table-cell table:style-name="ce285" table:formula="of:=[.M53]*0.75*[.G53]" office:value-type="currency" office:currency="EUR" office:value="1.5246" calcext:value-type="currency">
            <text:p>€ 1,52</text:p>
          </table:table-cell>
        </table:table-row>
        <table:table-row table:style-name="ro1">
          <table:table-cell office:value-type="string" calcext:value-type="string">
            <text:p>ETA177_vorn</text:p>
          </table:table-cell>
          <table:table-cell office:value-type="float" office:value="192" calcext:value-type="float">
            <text:p>192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ssagiere</text:p>
          </table:table-cell>
          <table:table-cell/>
          <table:table-cell table:formula="of:=([.B54]/[.D54])/100" office:value-type="currency" office:currency="EUR" office:value="0.0581818181818182" calcext:value-type="currency">
            <text:p>0,0582 €</text:p>
          </table:table-cell>
          <table:table-cell table:formula="of:=([.B54]/[.D54])/10" office:value-type="currency" office:currency="EUR" office:value="0.581818181818182" calcext:value-type="currency">
            <text:p>0,58 €</text:p>
          </table:table-cell>
          <table:table-cell table:formula="of:=IF([.K54]=1;[.H54]+[.I54]+[.L54];[.H54]+[.I54])" office:value-type="currency" office:currency="EUR" office:value="0.64" calcext:value-type="currency">
            <text:p>0,64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4]+([.E54]*0.16/10*3)" office:value-type="currency" office:currency="EUR" office:value="3.232" calcext:value-type="currency">
            <text:p>3,23 €</text:p>
          </table:table-cell>
          <table:table-cell/>
        </table:table-row>
        <table:table-row table:style-name="ro1">
          <table:table-cell office:value-type="string" calcext:value-type="string">
            <text:p>Akkutriebwagen AT1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ssagiere</text:p>
          </table:table-cell>
          <table:table-cell/>
          <table:table-cell table:formula="of:=([.B55]/[.D55])/100" office:value-type="currency" office:currency="EUR" office:value="0.0217647058823529" calcext:value-type="currency">
            <text:p>0,0218 €</text:p>
          </table:table-cell>
          <table:table-cell table:formula="of:=([.B55]/[.D55])/10" office:value-type="currency" office:currency="EUR" office:value="0.217647058823529" calcext:value-type="currency">
            <text:p>0,22 €</text:p>
          </table:table-cell>
          <table:table-cell table:formula="of:=IF([.K55]=1;[.H55]+[.I55]+[.L55];[.H55]+[.I55])" office:value-type="currency" office:currency="EUR" office:value="0.239411764705882" calcext:value-type="currency">
            <text:p>0,24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5]+([.E55]*0.16/10*3)" office:value-type="currency" office:currency="EUR" office:value="3.11941176470588" calcext:value-type="currency">
            <text:p>3,12 €</text:p>
          </table:table-cell>
          <table:table-cell/>
        </table:table-row>
        <table:table-row table:style-name="ro1">
          <table:table-cell office:value-type="string" calcext:value-type="string">
            <text:p>Akkutriebwagen ETA150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ssagiere</text:p>
          </table:table-cell>
          <table:table-cell/>
          <table:table-cell table:formula="of:=([.B56]/[.D56])/100" office:value-type="currency" office:currency="EUR" office:value="0.0576923076923077" calcext:value-type="currency">
            <text:p>0,0577 €</text:p>
          </table:table-cell>
          <table:table-cell table:formula="of:=([.B56]/[.D56])/10" office:value-type="currency" office:currency="EUR" office:value="0.576923076923077" calcext:value-type="currency">
            <text:p>0,58 €</text:p>
          </table:table-cell>
          <table:table-cell table:formula="of:=IF([.K56]=1;[.H56]+[.I56]+[.L56];[.H56]+[.I56])" office:value-type="currency" office:currency="EUR" office:value="0.634615384615385" calcext:value-type="currency">
            <text:p>0,63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6]+([.E56]*0.16/10*3)" office:value-type="currency" office:currency="EUR" office:value="3.99461538461538" calcext:value-type="currency">
            <text:p>3,99 €</text:p>
          </table:table-cell>
          <table:table-cell/>
        </table:table-row>
        <table:table-row table:style-name="ro1">
          <table:table-cell office:value-type="string" calcext:value-type="string">
            <text:p>TW121a_Baden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agiere</text:p>
          </table:table-cell>
          <table:table-cell office:value-type="float" office:value="1" calcext:value-type="float">
            <text:p>1</text:p>
          </table:table-cell>
          <table:table-cell table:formula="of:=([.B57]/[.D57])/100" office:value-type="currency" office:currency="EUR" office:value="0.0327777777777778" calcext:value-type="currency">
            <text:p>0,0328 €</text:p>
          </table:table-cell>
          <table:table-cell table:formula="of:=([.B57]/[.D57])/10" office:value-type="currency" office:currency="EUR" office:value="0.327777777777778" calcext:value-type="currency">
            <text:p>0,33 €</text:p>
          </table:table-cell>
          <table:table-cell table:formula="of:=IF([.K57]=1;[.H57]+[.I57]+[.L57];[.H57]+[.I57])" office:value-type="currency" office:currency="EUR" office:value="0.360555555555556" calcext:value-type="currency">
            <text:p>0,36 €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57]+([.E57]*0.16/10*3)" office:value-type="currency" office:currency="EUR" office:value="2.28055555555556" calcext:value-type="currency">
            <text:p>2,28 €</text:p>
          </table:table-cell>
          <table:table-cell table:style-name="ce285" table:formula="of:=[.M57]*0.75*[.G57]" office:value-type="currency" office:currency="EUR" office:value="1.71041666666667" calcext:value-type="currency">
            <text:p>€ 1,71</text:p>
          </table:table-cell>
        </table:table-row>
        <table:table-row table:style-name="ro1">
          <table:table-cell office:value-type="string" calcext:value-type="string">
            <text:p>Dampftriebwagen Bauart Thomas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ssagiere</text:p>
          </table:table-cell>
          <table:table-cell office:value-type="float" office:value="1.1" calcext:value-type="float">
            <text:p>1,1</text:p>
          </table:table-cell>
          <table:table-cell table:formula="of:=([.B58]/[.D58])/100" office:value-type="currency" office:currency="EUR" office:value="0.0246666666666667" calcext:value-type="currency">
            <text:p>0,0247 €</text:p>
          </table:table-cell>
          <table:table-cell table:formula="of:=([.B58]/[.D58])/10" office:value-type="currency" office:currency="EUR" office:value="0.246666666666667" calcext:value-type="currency">
            <text:p>0,25 €</text:p>
          </table:table-cell>
          <table:table-cell table:formula="of:=IF([.K58]=1;[.H58]+[.I58]+[.L58];[.H58]+[.I58])" office:value-type="currency" office:currency="EUR" office:value="0.271333333333333" calcext:value-type="currency">
            <text:p>0,27 €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58]+([.E58]*0.16/10*3)" office:value-type="currency" office:currency="EUR" office:value="4.11133333333333" calcext:value-type="currency">
            <text:p>4,11 €</text:p>
          </table:table-cell>
          <table:table-cell table:style-name="ce285" table:formula="of:=[.M58]*0.75*[.G58]" office:value-type="currency" office:currency="EUR" office:value="3.39185" calcext:value-type="currency">
            <text:p>€ 3,39</text:p>
          </table:table-cell>
        </table:table-row>
        <table:table-row table:style-name="ro1">
          <table:table-cell office:value-type="string" calcext:value-type="string">
            <text:p>BR670_DSPZ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4.25" calcext:value-type="float">
            <text:p>34,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ssagiere</text:p>
          </table:table-cell>
          <table:table-cell/>
          <table:table-cell table:formula="of:=([.B59]/[.D59])/100" office:value-type="currency" office:currency="EUR" office:value="0.072992700729927" calcext:value-type="currency">
            <text:p>0,0730 €</text:p>
          </table:table-cell>
          <table:table-cell table:formula="of:=([.B59]/[.D59])/10" office:value-type="currency" office:currency="EUR" office:value="0.72992700729927" calcext:value-type="currency">
            <text:p>0,73 €</text:p>
          </table:table-cell>
          <table:table-cell table:formula="of:=IF([.K59]=1;[.H59]+[.I59]+[.L59];[.H59]+[.I59])" office:value-type="currency" office:currency="EUR" office:value="0.802919708029197" calcext:value-type="currency">
            <text:p>0,80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59]+([.E59]*0.16/10*3)" office:value-type="currency" office:currency="EUR" office:value="6.0829197080292" calcext:value-type="currency">
            <text:p>6,08 €</text:p>
          </table:table-cell>
          <table:table-cell/>
        </table:table-row>
        <table:table-row table:style-name="ro1">
          <table:table-cell office:value-type="string" calcext:value-type="string">
            <text:p>DWA_LVTS-BR672</text:p>
          </table:table-cell>
          <table:table-cell office:value-type="float" office:value="265" calcext:value-type="float">
            <text:p>26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ssagiere</text:p>
          </table:table-cell>
          <table:table-cell table:style-name="Default" office:value-type="string" calcext:value-type="string">
            <text:p>electric</text:p>
          </table:table-cell>
          <table:table-cell table:formula="of:=([.B60]/[.D60])/100" office:value-type="currency" office:currency="EUR" office:value="0.0828125" calcext:value-type="currency">
            <text:p>0,0828 €</text:p>
          </table:table-cell>
          <table:table-cell table:formula="of:=([.B60]/[.D60])/10" office:value-type="currency" office:currency="EUR" office:value="0.828125" calcext:value-type="currency">
            <text:p>0,83 €</text:p>
          </table:table-cell>
          <table:table-cell table:formula="of:=IF([.K60]=1;[.H60]+[.I60]+[.L60];[.H60]+[.I60])" office:value-type="currency" office:currency="EUR" office:value="0.9109375" calcext:value-type="currency">
            <text:p>0,91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0]+([.E60]*0.16/10*3)" office:value-type="currency" office:currency="EUR" office:value="3.7909375" calcext:value-type="currency">
            <text:p>3,79 €</text:p>
          </table:table-cell>
          <table:table-cell/>
        </table:table-row>
        <table:table-row table:style-name="ro1">
          <table:table-cell office:value-type="string" calcext:value-type="string">
            <text:p>Cargosprinter_FW_fl.Lebensmittel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lch</text:p>
          </table:table-cell>
          <table:table-cell table:style-name="Default"/>
          <table:table-cell table:formula="of:=([.B61]/[.D61])/100" office:value-type="currency" office:currency="EUR" office:value="0.129268292682927" calcext:value-type="currency">
            <text:p>0,1293 €</text:p>
          </table:table-cell>
          <table:table-cell table:formula="of:=([.B61]/[.D61])/10" office:value-type="currency" office:currency="EUR" office:value="1.29268292682927" calcext:value-type="currency">
            <text:p>1,29 €</text:p>
          </table:table-cell>
          <table:table-cell table:formula="of:=IF([.K61]=1;[.H61]+[.I61]+[.L61];[.H61]+[.I61])" office:value-type="currency" office:currency="EUR" office:value="1.5219512195122" calcext:value-type="currency">
            <text:p>1,52 €</text:p>
          </table:table-cell>
          <table:table-cell office:value-type="float" office:value="1" calcext:value-type="float">
            <text:p>1</text:p>
          </table:table-cell>
          <table:table-cell table:style-name="ce54" office:value-type="currency" office:currency="EUR" office:value="0.1" calcext:value-type="currency">
            <text:p>0,10 €</text:p>
          </table:table-cell>
          <table:table-cell table:formula="of:=[.J61]+([.E61]*0.32/10*3)" office:value-type="currency" office:currency="EUR" office:value="5.8419512195122" calcext:value-type="currency">
            <text:p>5,84 €</text:p>
          </table:table-cell>
          <table:table-cell/>
        </table:table-row>
        <table:table-row table:style-name="ro1">
          <table:table-cell office:value-type="string" calcext:value-type="string">
            <text:p>Cargosprinter_EW_fl.Lebensmittel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ilch</text:p>
          </table:table-cell>
          <table:table-cell table:style-name="Default" office:value-type="string" calcext:value-type="string">
            <text:p>electric</text:p>
          </table:table-cell>
          <table:table-cell table:formula="of:=([.B62]/[.D62])/100" office:value-type="currency" office:currency="EUR" office:value="0.129268292682927" calcext:value-type="currency">
            <text:p>0,1293 €</text:p>
          </table:table-cell>
          <table:table-cell table:formula="of:=([.B62]/[.D62])/10" office:value-type="currency" office:currency="EUR" office:value="1.29268292682927" calcext:value-type="currency">
            <text:p>1,29 €</text:p>
          </table:table-cell>
          <table:table-cell table:formula="of:=IF([.K62]=1;[.H62]+[.I62]+[.L62];[.H62]+[.I62])" office:value-type="currency" office:currency="EUR" office:value="1.4219512195122" calcext:value-type="currency">
            <text:p>1,4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2]+([.E62]*0.32/10*3)" office:value-type="currency" office:currency="EUR" office:value="5.7419512195122" calcext:value-type="currency">
            <text:p>5,74 €</text:p>
          </table:table-cell>
          <table:table-cell/>
        </table:table-row>
        <table:table-row table:style-name="ro1">
          <table:table-cell office:value-type="string" calcext:value-type="string">
            <text:p>Cargosprinter_FW_Kuehlwaren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eisch</text:p>
          </table:table-cell>
          <table:table-cell table:style-name="Default"/>
          <table:table-cell table:formula="of:=([.B63]/[.D63])/100" office:value-type="currency" office:currency="EUR" office:value="0.129268292682927" calcext:value-type="currency">
            <text:p>0,1293 €</text:p>
          </table:table-cell>
          <table:table-cell table:formula="of:=([.B63]/[.D63])/10" office:value-type="currency" office:currency="EUR" office:value="1.29268292682927" calcext:value-type="currency">
            <text:p>1,29 €</text:p>
          </table:table-cell>
          <table:table-cell table:formula="of:=IF([.K63]=1;[.H63]+[.I63]+[.L63];[.H63]+[.I63])" office:value-type="currency" office:currency="EUR" office:value="1.4219512195122" calcext:value-type="currency">
            <text:p>1,4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3]+([.E63]*0.41/10*3)" office:value-type="currency" office:currency="EUR" office:value="6.9569512195122" calcext:value-type="currency">
            <text:p>6,96 €</text:p>
          </table:table-cell>
          <table:table-cell/>
        </table:table-row>
        <table:table-row table:style-name="ro1">
          <table:table-cell office:value-type="string" calcext:value-type="string">
            <text:p>Cargosprinter_EW_Kuehlwaren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eisch</text:p>
          </table:table-cell>
          <table:table-cell table:style-name="Default"/>
          <table:table-cell table:formula="of:=([.B64]/[.D64])/100" office:value-type="currency" office:currency="EUR" office:value="0.129268292682927" calcext:value-type="currency">
            <text:p>0,1293 €</text:p>
          </table:table-cell>
          <table:table-cell table:formula="of:=([.B64]/[.D64])/10" office:value-type="currency" office:currency="EUR" office:value="1.29268292682927" calcext:value-type="currency">
            <text:p>1,29 €</text:p>
          </table:table-cell>
          <table:table-cell table:formula="of:=IF([.K64]=1;[.H64]+[.I64]+[.L64];[.H64]+[.I64])" office:value-type="currency" office:currency="EUR" office:value="1.4219512195122" calcext:value-type="currency">
            <text:p>1,4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4]+([.E64]*0.41/10*3)" office:value-type="currency" office:currency="EUR" office:value="6.9569512195122" calcext:value-type="currency">
            <text:p>6,96 €</text:p>
          </table:table-cell>
          <table:table-cell/>
        </table:table-row>
        <table:table-row table:style-name="ro1">
          <table:table-cell office:value-type="string" calcext:value-type="string">
            <text:p>Cargosprinter_FW_Stueckgut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echer</text:p>
          </table:table-cell>
          <table:table-cell table:style-name="Default"/>
          <table:table-cell table:formula="of:=([.B65]/[.D65])/100" office:value-type="currency" office:currency="EUR" office:value="0.129268292682927" calcext:value-type="currency">
            <text:p>0,1293 €</text:p>
          </table:table-cell>
          <table:table-cell table:formula="of:=([.B65]/[.D65])/10" office:value-type="currency" office:currency="EUR" office:value="1.29268292682927" calcext:value-type="currency">
            <text:p>1,29 €</text:p>
          </table:table-cell>
          <table:table-cell table:formula="of:=IF([.K65]=1;[.H65]+[.I65]+[.L65];[.H65]+[.I65])" office:value-type="currency" office:currency="EUR" office:value="1.4219512195122" calcext:value-type="currency">
            <text:p>1,4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5]+([.E65]*0.4/10*3)" office:value-type="currency" office:currency="EUR" office:value="6.8219512195122" calcext:value-type="currency">
            <text:p>6,82 €</text:p>
          </table:table-cell>
          <table:table-cell/>
        </table:table-row>
        <table:table-row table:style-name="ro1">
          <table:table-cell office:value-type="string" calcext:value-type="string">
            <text:p>Cargosprinter_EW_Stueckgut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echer</text:p>
          </table:table-cell>
          <table:table-cell table:style-name="Default"/>
          <table:table-cell table:formula="of:=([.B66]/[.D66])/100" office:value-type="currency" office:currency="EUR" office:value="0.129268292682927" calcext:value-type="currency">
            <text:p>0,1293 €</text:p>
          </table:table-cell>
          <table:table-cell table:formula="of:=([.B66]/[.D66])/10" office:value-type="currency" office:currency="EUR" office:value="1.29268292682927" calcext:value-type="currency">
            <text:p>1,29 €</text:p>
          </table:table-cell>
          <table:table-cell table:formula="of:=IF([.K66]=1;[.H66]+[.I66]+[.L66];[.H66]+[.I66])" office:value-type="currency" office:currency="EUR" office:value="1.4219512195122" calcext:value-type="currency">
            <text:p>1,4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6]+([.E66]*0.4/10*3)" office:value-type="currency" office:currency="EUR" office:value="6.8219512195122" calcext:value-type="currency">
            <text:p>6,82 €</text:p>
          </table:table-cell>
          <table:table-cell/>
        </table:table-row>
        <table:table-row table:style-name="ro1">
          <table:table-cell office:value-type="string" calcext:value-type="string">
            <text:p>DB_BR628</text:p>
          </table:table-cell>
          <table:table-cell office:value-type="float" office:value="410" calcext:value-type="float">
            <text:p>41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67]/[.D67])/100" office:value-type="currency" office:currency="EUR" office:value="0.107894736842105" calcext:value-type="currency">
            <text:p>0,1079 €</text:p>
          </table:table-cell>
          <table:table-cell table:formula="of:=([.B67]/[.D67])/10" office:value-type="currency" office:currency="EUR" office:value="1.07894736842105" calcext:value-type="currency">
            <text:p>1,08 €</text:p>
          </table:table-cell>
          <table:table-cell table:formula="of:=IF([.K67]=1;[.H67]+[.I67]+[.L67];[.H67]+[.I67])" office:value-type="currency" office:currency="EUR" office:value="1.18684210526316" calcext:value-type="currency">
            <text:p>1,19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7]+([.E67]*0.16/10*3)" office:value-type="currency" office:currency="EUR" office:value="5.02684210526316" calcext:value-type="currency">
            <text:p>5,03 €</text:p>
          </table:table-cell>
          <table:table-cell/>
        </table:table-row>
        <table:table-row table:style-name="ro1">
          <table:table-cell office:value-type="string" calcext:value-type="string">
            <text:p>VT133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68]/[.D68])/100" office:value-type="currency" office:currency="EUR" office:value="0.0616666666666667" calcext:value-type="currency">
            <text:p>0,0617 €</text:p>
          </table:table-cell>
          <table:table-cell table:formula="of:=([.B68]/[.D68])/10" office:value-type="currency" office:currency="EUR" office:value="0.616666666666667" calcext:value-type="currency">
            <text:p>0,62 €</text:p>
          </table:table-cell>
          <table:table-cell table:formula="of:=IF([.K68]=1;[.H68]+[.I68]+[.L68];[.H68]+[.I68])" office:value-type="currency" office:currency="EUR" office:value="0.678333333333333" calcext:value-type="currency">
            <text:p>0,68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8]+([.E68]*0.16/10*3)" office:value-type="currency" office:currency="EUR" office:value="2.69433333333333" calcext:value-type="currency">
            <text:p>2,69 €</text:p>
          </table:table-cell>
          <table:table-cell/>
        </table:table-row>
        <table:table-row table:style-name="ro1">
          <table:table-cell office:value-type="string" calcext:value-type="string">
            <text:p>DR74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69]/[.D69])/100" office:value-type="currency" office:currency="EUR" office:value="0.0578571428571429" calcext:value-type="currency">
            <text:p>0,0579 €</text:p>
          </table:table-cell>
          <table:table-cell table:formula="of:=([.B69]/[.D69])/10" office:value-type="currency" office:currency="EUR" office:value="0.578571428571429" calcext:value-type="currency">
            <text:p>0,58 €</text:p>
          </table:table-cell>
          <table:table-cell table:formula="of:=IF([.K69]=1;[.H69]+[.I69]+[.L69];[.H69]+[.I69])" office:value-type="currency" office:currency="EUR" office:value="0.636428571428571" calcext:value-type="currency">
            <text:p>0,64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69]+([.E69]*0.16/10*3)" office:value-type="currency" office:currency="EUR" office:value="2.94042857142857" calcext:value-type="currency">
            <text:p>2,94 €</text:p>
          </table:table-cell>
          <table:table-cell/>
        </table:table-row>
        <table:table-row table:style-name="ro1">
          <table:table-cell office:value-type="string" calcext:value-type="string">
            <text:p>GTW_Mittelwagen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0]/[.D70])/100" office:value-type="currency" office:currency="EUR" office:value="0.323529411764706" calcext:value-type="currency">
            <text:p>0,3235 €</text:p>
          </table:table-cell>
          <table:table-cell table:formula="of:=([.B70]/[.D70])/10" office:value-type="currency" office:currency="EUR" office:value="3.23529411764706" calcext:value-type="currency">
            <text:p>3,24 €</text:p>
          </table:table-cell>
          <table:table-cell table:formula="of:=IF([.K70]=1;[.H70]+[.I70]+[.L70];[.H70]+[.I70])" office:value-type="currency" office:currency="EUR" office:value="3.55882352941176" calcext:value-type="currency">
            <text:p>3,5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0]+([.E70]*0.16/10*3)" office:value-type="currency" office:currency="EUR" office:value="3.55882352941176" calcext:value-type="currency">
            <text:p>3,56 €</text:p>
          </table:table-cell>
          <table:table-cell/>
        </table:table-row>
        <table:table-row table:style-name="ro1">
          <table:table-cell office:value-type="string" calcext:value-type="string">
            <text:p>IntegBOB_Kopf</text:p>
          </table:table-cell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1]/[.D71])/100" office:value-type="currency" office:currency="EUR" office:value="0.105" calcext:value-type="currency">
            <text:p>0,1050 €</text:p>
          </table:table-cell>
          <table:table-cell table:formula="of:=([.B71]/[.D71])/10" office:value-type="currency" office:currency="EUR" office:value="1.05" calcext:value-type="currency">
            <text:p>1,05 €</text:p>
          </table:table-cell>
          <table:table-cell table:formula="of:=IF([.K71]=1;[.H71]+[.I71]+[.L71];[.H71]+[.I71])" office:value-type="currency" office:currency="EUR" office:value="1.155" calcext:value-type="currency">
            <text:p>1,1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1]+([.E71]*0.16/10*3)" office:value-type="currency" office:currency="EUR" office:value="4.611" calcext:value-type="currency">
            <text:p>4,61 €</text:p>
          </table:table-cell>
          <table:table-cell/>
        </table:table-row>
        <table:table-row table:style-name="ro1">
          <table:table-cell office:value-type="string" calcext:value-type="string">
            <text:p>IntegBOB_LW</text:p>
          </table:table-cell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2]/[.D72])/100" office:value-type="currency" office:currency="EUR" office:value="0.105" calcext:value-type="currency">
            <text:p>0,1050 €</text:p>
          </table:table-cell>
          <table:table-cell table:formula="of:=([.B72]/[.D72])/10" office:value-type="currency" office:currency="EUR" office:value="1.05" calcext:value-type="currency">
            <text:p>1,05 €</text:p>
          </table:table-cell>
          <table:table-cell table:formula="of:=IF([.K72]=1;[.H72]+[.I72]+[.L72];[.H72]+[.I72])" office:value-type="currency" office:currency="EUR" office:value="1.155" calcext:value-type="currency">
            <text:p>1,1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2]+([.E72]*0.16/10*3)" office:value-type="currency" office:currency="EUR" office:value="4.659" calcext:value-type="currency">
            <text:p>4,66 €</text:p>
          </table:table-cell>
          <table:table-cell/>
        </table:table-row>
        <table:table-row table:style-name="ro1">
          <table:table-cell office:value-type="string" calcext:value-type="string">
            <text:p>IntegBOB_Ende</text:p>
          </table:table-cell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3]/[.D73])/100" office:value-type="currency" office:currency="EUR" office:value="0.105" calcext:value-type="currency">
            <text:p>0,1050 €</text:p>
          </table:table-cell>
          <table:table-cell table:formula="of:=([.B73]/[.D73])/10" office:value-type="currency" office:currency="EUR" office:value="1.05" calcext:value-type="currency">
            <text:p>1,05 €</text:p>
          </table:table-cell>
          <table:table-cell table:formula="of:=IF([.K73]=1;[.H73]+[.I73]+[.L73];[.H73]+[.I73])" office:value-type="currency" office:currency="EUR" office:value="1.155" calcext:value-type="currency">
            <text:p>1,1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3]+([.E73]*0.16/10*3)" office:value-type="currency" office:currency="EUR" office:value="4.659" calcext:value-type="currency">
            <text:p>4,66 €</text:p>
          </table:table-cell>
          <table:table-cell/>
        </table:table-row>
        <table:table-row table:style-name="ro1">
          <table:table-cell office:value-type="string" calcext:value-type="string">
            <text:p>NE81-DB_BR626_V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4]/[.D74])/100" office:value-type="currency" office:currency="EUR" office:value="0.108695652173913" calcext:value-type="currency">
            <text:p>0,1087 €</text:p>
          </table:table-cell>
          <table:table-cell table:formula="of:=([.B74]/[.D74])/10" office:value-type="currency" office:currency="EUR" office:value="1.08695652173913" calcext:value-type="currency">
            <text:p>1,09 €</text:p>
          </table:table-cell>
          <table:table-cell table:formula="of:=IF([.K74]=1;[.H74]+[.I74]+[.L74];[.H74]+[.I74])" office:value-type="currency" office:currency="EUR" office:value="1.19565217391304" calcext:value-type="currency">
            <text:p>1,20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4]+([.E74]*0.16/10*3)" office:value-type="currency" office:currency="EUR" office:value="4.93965217391304" calcext:value-type="currency">
            <text:p>4,94 €</text:p>
          </table:table-cell>
          <table:table-cell/>
        </table:table-row>
        <table:table-row table:style-name="ro1">
          <table:table-cell office:value-type="string" calcext:value-type="string">
            <text:p>Schienenbus_Bauart_Henschel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1.5" calcext:value-type="float">
            <text:p>11,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5]/[.D75])/100" office:value-type="currency" office:currency="EUR" office:value="0.0643478260869565" calcext:value-type="currency">
            <text:p>0,0643 €</text:p>
          </table:table-cell>
          <table:table-cell table:formula="of:=([.B75]/[.D75])/10" office:value-type="currency" office:currency="EUR" office:value="0.643478260869565" calcext:value-type="currency">
            <text:p>0,64 €</text:p>
          </table:table-cell>
          <table:table-cell table:formula="of:=IF([.K75]=1;[.H75]+[.I75]+[.L75];[.H75]+[.I75])" office:value-type="currency" office:currency="EUR" office:value="0.707826086956522" calcext:value-type="currency">
            <text:p>0,71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5]+([.E75]*0.16/10*3)" office:value-type="currency" office:currency="EUR" office:value="2.91582608695652" calcext:value-type="currency">
            <text:p>2,92 €</text:p>
          </table:table-cell>
          <table:table-cell/>
        </table:table-row>
        <table:table-row table:style-name="ro1">
          <table:table-cell office:value-type="string" calcext:value-type="string">
            <text:p>Stadler_Regio-Shuttle_RS1</text:p>
          </table:table-cell>
          <table:table-cell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6]/[.D76])/100" office:value-type="currency" office:currency="EUR" office:value="0.1325" calcext:value-type="currency">
            <text:p>0,1325 €</text:p>
          </table:table-cell>
          <table:table-cell table:formula="of:=([.B76]/[.D76])/10" office:value-type="currency" office:currency="EUR" office:value="1.325" calcext:value-type="currency">
            <text:p>1,33 €</text:p>
          </table:table-cell>
          <table:table-cell table:formula="of:=IF([.K76]=1;[.H76]+[.I76]+[.L76];[.H76]+[.I76])" office:value-type="currency" office:currency="EUR" office:value="1.4575" calcext:value-type="currency">
            <text:p>1,4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6]+([.E76]*0.16/10*3)" office:value-type="currency" office:currency="EUR" office:value="9.3775" calcext:value-type="currency">
            <text:p>9,38 €</text:p>
          </table:table-cell>
          <table:table-cell/>
        </table:table-row>
        <table:table-row table:style-name="ro1">
          <table:table-cell office:value-type="string" calcext:value-type="string">
            <text:p>Schienenzeppelin</text:p>
          </table:table-cell>
          <table:table-cell office:value-type="float" office:value="441" calcext:value-type="float">
            <text:p>441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7]/[.D77])/100" office:value-type="currency" office:currency="EUR" office:value="0.2205" calcext:value-type="currency">
            <text:p>0,2205 €</text:p>
          </table:table-cell>
          <table:table-cell table:formula="of:=([.B77]/[.D77])/10" office:value-type="currency" office:currency="EUR" office:value="2.205" calcext:value-type="currency">
            <text:p>2,21 €</text:p>
          </table:table-cell>
          <table:table-cell table:formula="of:=IF([.K77]=1;[.H77]+[.I77]+[.L77];[.H77]+[.I77])" office:value-type="currency" office:currency="EUR" office:value="2.4255" calcext:value-type="currency">
            <text:p>2,43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7]+([.E77]*0.16/10*3)" office:value-type="currency" office:currency="EUR" office:value="4.3455" calcext:value-type="currency">
            <text:p>4,35 €</text:p>
          </table:table-cell>
          <table:table-cell/>
        </table:table-row>
        <table:table-row table:style-name="ro1">
          <table:table-cell office:value-type="string" calcext:value-type="string">
            <text:p>TEE_Triebwagen_Kopf</text:p>
          </table:table-cell>
          <table:table-cell office:value-type="float" office:value="810" calcext:value-type="float">
            <text:p>810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8]/[.D78])/100" office:value-type="currency" office:currency="EUR" office:value="0.279310344827586" calcext:value-type="currency">
            <text:p>0,2793 €</text:p>
          </table:table-cell>
          <table:table-cell table:formula="of:=([.B78]/[.D78])/10" office:value-type="currency" office:currency="EUR" office:value="2.79310344827586" calcext:value-type="currency">
            <text:p>2,79 €</text:p>
          </table:table-cell>
          <table:table-cell table:formula="of:=IF([.K78]=1;[.H78]+[.I78]+[.L78];[.H78]+[.I78])" office:value-type="currency" office:currency="EUR" office:value="3.07241379310345" calcext:value-type="currency">
            <text:p>3,07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8]+([.E78]*0.16/10*3)" office:value-type="currency" office:currency="EUR" office:value="3.64841379310345" calcext:value-type="currency">
            <text:p>3,65 €</text:p>
          </table:table-cell>
          <table:table-cell/>
        </table:table-row>
        <table:table-row table:style-name="ro1">
          <table:table-cell office:value-type="string" calcext:value-type="string">
            <text:p>TEE_Triebwagen_Ende</text:p>
          </table:table-cell>
          <table:table-cell office:value-type="float" office:value="810" calcext:value-type="float">
            <text:p>810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79]/[.D79])/100" office:value-type="currency" office:currency="EUR" office:value="0.279310344827586" calcext:value-type="currency">
            <text:p>0,2793 €</text:p>
          </table:table-cell>
          <table:table-cell table:formula="of:=([.B79]/[.D79])/10" office:value-type="currency" office:currency="EUR" office:value="2.79310344827586" calcext:value-type="currency">
            <text:p>2,79 €</text:p>
          </table:table-cell>
          <table:table-cell table:formula="of:=IF([.K79]=1;[.H79]+[.I79]+[.L79];[.H79]+[.I79])" office:value-type="currency" office:currency="EUR" office:value="3.07241379310345" calcext:value-type="currency">
            <text:p>3,07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79]+([.E79]*0.16/10*3)" office:value-type="currency" office:currency="EUR" office:value="3.64841379310345" calcext:value-type="currency">
            <text:p>3,65 €</text:p>
          </table:table-cell>
          <table:table-cell/>
        </table:table-row>
        <table:table-row table:style-name="ro1">
          <table:table-cell office:value-type="string" calcext:value-type="string">
            <text:p>VT10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lastik</text:p>
          </table:table-cell>
          <table:table-cell table:style-name="Default"/>
          <table:table-cell table:formula="of:=([.B80]/[.D80])/100" office:value-type="currency" office:currency="EUR" office:value="0.0397435897435897" calcext:value-type="currency">
            <text:p>0,0397 €</text:p>
          </table:table-cell>
          <table:table-cell table:formula="of:=([.B80]/[.D80])/10" office:value-type="currency" office:currency="EUR" office:value="0.397435897435897" calcext:value-type="currency">
            <text:p>0,40 €</text:p>
          </table:table-cell>
          <table:table-cell table:formula="of:=IF([.K80]=1;[.H80]+[.I80]+[.L80];[.H80]+[.I80])" office:value-type="currency" office:currency="EUR" office:value="0.437179487179487" calcext:value-type="currency">
            <text:p>0,44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0]+([.E80]*0.16/10*3)" office:value-type="currency" office:currency="EUR" office:value="1.39717948717949" calcext:value-type="currency">
            <text:p>1,40 €</text:p>
          </table:table-cell>
          <table:table-cell/>
        </table:table-row>
        <table:table-row table:style-name="ro1">
          <table:table-cell office:value-type="string" calcext:value-type="string">
            <text:p>Ferkeltaxe VT172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1]/[.D81])/100" office:value-type="currency" office:currency="EUR" office:value="0.0825" calcext:value-type="currency">
            <text:p>0,0825 €</text:p>
          </table:table-cell>
          <table:table-cell table:formula="of:=([.B81]/[.D81])/10" office:value-type="currency" office:currency="EUR" office:value="0.825" calcext:value-type="currency">
            <text:p>0,83 €</text:p>
          </table:table-cell>
          <table:table-cell table:formula="of:=IF([.K81]=1;[.H81]+[.I81]+[.L81];[.H81]+[.I81])" office:value-type="currency" office:currency="EUR" office:value="0.9075" calcext:value-type="currency">
            <text:p>0,91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1]+([.E81]*0.16/10*3)" office:value-type="currency" office:currency="EUR" office:value="3.4995" calcext:value-type="currency">
            <text:p>3,50 €</text:p>
          </table:table-cell>
          <table:table-cell/>
        </table:table-row>
        <table:table-row table:style-name="ro1">
          <table:table-cell office:value-type="string" calcext:value-type="string">
            <text:p>VT33</text:p>
          </table:table-cell>
          <table:table-cell office:value-type="float" office:value="410" calcext:value-type="float">
            <text:p>410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2]/[.D82])/100" office:value-type="currency" office:currency="EUR" office:value="0.0872340425531915" calcext:value-type="currency">
            <text:p>0,0872 €</text:p>
          </table:table-cell>
          <table:table-cell table:formula="of:=([.B82]/[.D82])/10" office:value-type="currency" office:currency="EUR" office:value="0.872340425531915" calcext:value-type="currency">
            <text:p>0,87 €</text:p>
          </table:table-cell>
          <table:table-cell table:formula="of:=IF([.K82]=1;[.H82]+[.I82]+[.L82];[.H82]+[.I82])" office:value-type="currency" office:currency="EUR" office:value="0.959574468085106" calcext:value-type="currency">
            <text:p>0,9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2]+([.E82]*0.16/10*3)" office:value-type="currency" office:currency="EUR" office:value="3.45557446808511" calcext:value-type="currency">
            <text:p>3,46 €</text:p>
          </table:table-cell>
          <table:table-cell/>
        </table:table-row>
        <table:table-row table:style-name="ro1">
          <table:table-cell office:value-type="string" calcext:value-type="string">
            <text:p>VT7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17.7" calcext:value-type="float">
            <text:p>17,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3]/[.D83])/100" office:value-type="currency" office:currency="EUR" office:value="0.076271186440678" calcext:value-type="currency">
            <text:p>0,0763 €</text:p>
          </table:table-cell>
          <table:table-cell table:formula="of:=([.B83]/[.D83])/10" office:value-type="currency" office:currency="EUR" office:value="0.76271186440678" calcext:value-type="currency">
            <text:p>0,76 €</text:p>
          </table:table-cell>
          <table:table-cell table:formula="of:=IF([.K83]=1;[.H83]+[.I83]+[.L83];[.H83]+[.I83])" office:value-type="currency" office:currency="EUR" office:value="0.838983050847458" calcext:value-type="currency">
            <text:p>0,84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3]+([.E83]*0.16/10*3)" office:value-type="currency" office:currency="EUR" office:value="2.85498305084746" calcext:value-type="currency">
            <text:p>2,85 €</text:p>
          </table:table-cell>
          <table:table-cell/>
        </table:table-row>
        <table:table-row table:style-name="ro1">
          <table:table-cell office:value-type="string" calcext:value-type="string">
            <text:p>BR477_Kopf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4]/[.D84])/100" office:value-type="currency" office:currency="EUR" office:value="0.0382608695652174" calcext:value-type="currency">
            <text:p>0,0383 €</text:p>
          </table:table-cell>
          <table:table-cell table:formula="of:=([.B84]/[.D84])/10" office:value-type="currency" office:currency="EUR" office:value="0.382608695652174" calcext:value-type="currency">
            <text:p>0,38 €</text:p>
          </table:table-cell>
          <table:table-cell table:formula="of:=IF([.K84]=1;[.H84]+[.I84]+[.L84];[.H84]+[.I84])" office:value-type="currency" office:currency="EUR" office:value="0.420869565217391" calcext:value-type="currency">
            <text:p>0,4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4]+([.E84]*0.16/10*3)" office:value-type="currency" office:currency="EUR" office:value="4.16486956521739" calcext:value-type="currency">
            <text:p>4,16 €</text:p>
          </table:table-cell>
          <table:table-cell/>
        </table:table-row>
        <table:table-row table:style-name="ro1">
          <table:table-cell office:value-type="string" calcext:value-type="string">
            <text:p>BR477_Ende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5]/[.D85])/100" office:value-type="currency" office:currency="EUR" office:value="0.0382608695652174" calcext:value-type="currency">
            <text:p>0,0383 €</text:p>
          </table:table-cell>
          <table:table-cell table:formula="of:=([.B85]/[.D85])/10" office:value-type="currency" office:currency="EUR" office:value="0.382608695652174" calcext:value-type="currency">
            <text:p>0,38 €</text:p>
          </table:table-cell>
          <table:table-cell table:formula="of:=IF([.K85]=1;[.H85]+[.I85]+[.L85];[.H85]+[.I85])" office:value-type="currency" office:currency="EUR" office:value="0.420869565217391" calcext:value-type="currency">
            <text:p>0,4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5]+([.E85]*0.16/10*3)" office:value-type="currency" office:currency="EUR" office:value="4.26086956521739" calcext:value-type="currency">
            <text:p>4,26 €</text:p>
          </table:table-cell>
          <table:table-cell/>
        </table:table-row>
        <table:table-row table:style-name="ro1">
          <table:table-cell office:value-type="string" calcext:value-type="string">
            <text:p>BR480_Kopf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6]/[.D86])/100" office:value-type="currency" office:currency="EUR" office:value="0.12" calcext:value-type="currency">
            <text:p>0,1200 €</text:p>
          </table:table-cell>
          <table:table-cell table:formula="of:=([.B86]/[.D86])/10" office:value-type="currency" office:currency="EUR" office:value="1.2" calcext:value-type="currency">
            <text:p>1,20 €</text:p>
          </table:table-cell>
          <table:table-cell table:formula="of:=IF([.K86]=1;[.H86]+[.I86]+[.L86];[.H86]+[.I86])" office:value-type="currency" office:currency="EUR" office:value="1.32" calcext:value-type="currency">
            <text:p>1,3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6]+([.E86]*0.16/10*3)" office:value-type="currency" office:currency="EUR" office:value="8.28" calcext:value-type="currency">
            <text:p>8,28 €</text:p>
          </table:table-cell>
          <table:table-cell/>
        </table:table-row>
        <table:table-row table:style-name="ro1">
          <table:table-cell office:value-type="string" calcext:value-type="string">
            <text:p>BR480_Ende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7]/[.D87])/100" office:value-type="currency" office:currency="EUR" office:value="0.12" calcext:value-type="currency">
            <text:p>0,1200 €</text:p>
          </table:table-cell>
          <table:table-cell table:formula="of:=([.B87]/[.D87])/10" office:value-type="currency" office:currency="EUR" office:value="1.2" calcext:value-type="currency">
            <text:p>1,20 €</text:p>
          </table:table-cell>
          <table:table-cell table:formula="of:=IF([.K87]=1;[.H87]+[.I87]+[.L87];[.H87]+[.I87])" office:value-type="currency" office:currency="EUR" office:value="1.32" calcext:value-type="currency">
            <text:p>1,32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7]+([.E87]*0.16/10*3)" office:value-type="currency" office:currency="EUR" office:value="8.376" calcext:value-type="currency">
            <text:p>8,38 €</text:p>
          </table:table-cell>
          <table:table-cell/>
        </table:table-row>
        <table:table-row table:style-name="ro1">
          <table:table-cell office:value-type="string" calcext:value-type="string">
            <text:p>BR481_Kopf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8]/[.D88])/100" office:value-type="currency" office:currency="EUR" office:value="0.0503389830508475" calcext:value-type="currency">
            <text:p>0,0503 €</text:p>
          </table:table-cell>
          <table:table-cell table:formula="of:=([.B88]/[.D88])/10" office:value-type="currency" office:currency="EUR" office:value="0.503389830508475" calcext:value-type="currency">
            <text:p>0,50 €</text:p>
          </table:table-cell>
          <table:table-cell table:formula="of:=IF([.K88]=1;[.H88]+[.I88]+[.L88];[.H88]+[.I88])" office:value-type="currency" office:currency="EUR" office:value="0.553728813559322" calcext:value-type="currency">
            <text:p>0,55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8]+([.E88]*0.16/10*3)" office:value-type="currency" office:currency="EUR" office:value="4.05772881355932" calcext:value-type="currency">
            <text:p>4,06 €</text:p>
          </table:table-cell>
          <table:table-cell/>
        </table:table-row>
        <table:table-row table:style-name="ro1">
          <table:table-cell office:value-type="string" calcext:value-type="string">
            <text:p>BR481_Ende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89]/[.D89])/100" office:value-type="currency" office:currency="EUR" office:value="0.0503389830508475" calcext:value-type="currency">
            <text:p>0,0503 €</text:p>
          </table:table-cell>
          <table:table-cell table:formula="of:=([.B89]/[.D89])/10" office:value-type="currency" office:currency="EUR" office:value="0.503389830508475" calcext:value-type="currency">
            <text:p>0,50 €</text:p>
          </table:table-cell>
          <table:table-cell table:formula="of:=IF([.K89]=1;[.H89]+[.I89]+[.L89];[.H89]+[.I89])" office:value-type="currency" office:currency="EUR" office:value="0.553728813559322" calcext:value-type="currency">
            <text:p>0,55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89]+([.E89]*0.16/10*3)" office:value-type="currency" office:currency="EUR" office:value="4.15372881355932" calcext:value-type="currency">
            <text:p>4,15 €</text:p>
          </table:table-cell>
          <table:table-cell/>
        </table:table-row>
        <table:table-row table:style-name="ro1">
          <table:table-cell office:value-type="string" calcext:value-type="string">
            <text:p>BR485_Kopf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0]/[.D90])/100" office:value-type="currency" office:currency="EUR" office:value="0.08" calcext:value-type="currency">
            <text:p>0,0800 €</text:p>
          </table:table-cell>
          <table:table-cell table:formula="of:=([.B90]/[.D90])/10" office:value-type="currency" office:currency="EUR" office:value="0.8" calcext:value-type="currency">
            <text:p>0,80 €</text:p>
          </table:table-cell>
          <table:table-cell table:formula="of:=IF([.K90]=1;[.H90]+[.I90]+[.L90];[.H90]+[.I90])" office:value-type="currency" office:currency="EUR" office:value="0.88" calcext:value-type="currency">
            <text:p>0,88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0]+([.E90]*0.16/10*3)" office:value-type="currency" office:currency="EUR" office:value="6.976" calcext:value-type="currency">
            <text:p>6,98 €</text:p>
          </table:table-cell>
          <table:table-cell/>
        </table:table-row>
        <table:table-row table:style-name="ro1">
          <table:table-cell office:value-type="string" calcext:value-type="string">
            <text:p>BR485_Ende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1]/[.D91])/100" office:value-type="currency" office:currency="EUR" office:value="0.08" calcext:value-type="currency">
            <text:p>0,0800 €</text:p>
          </table:table-cell>
          <table:table-cell table:formula="of:=([.B91]/[.D91])/10" office:value-type="currency" office:currency="EUR" office:value="0.8" calcext:value-type="currency">
            <text:p>0,80 €</text:p>
          </table:table-cell>
          <table:table-cell table:formula="of:=IF([.K91]=1;[.H91]+[.I91]+[.L91];[.H91]+[.I91])" office:value-type="currency" office:currency="EUR" office:value="0.88" calcext:value-type="currency">
            <text:p>0,88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1]+([.E91]*0.16/10*3)" office:value-type="currency" office:currency="EUR" office:value="7.024" calcext:value-type="currency">
            <text:p>7,02 €</text:p>
          </table:table-cell>
          <table:table-cell/>
        </table:table-row>
        <table:table-row table:style-name="ro1">
          <table:table-cell office:value-type="string" calcext:value-type="string">
            <text:p>BR485_rot_Kopf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2]/[.D92])/100" office:value-type="currency" office:currency="EUR" office:value="0.1" calcext:value-type="currency">
            <text:p>0,1000 €</text:p>
          </table:table-cell>
          <table:table-cell table:formula="of:=([.B92]/[.D92])/10" office:value-type="currency" office:currency="EUR" office:value="1" calcext:value-type="currency">
            <text:p>1,00 €</text:p>
          </table:table-cell>
          <table:table-cell table:formula="of:=IF([.K92]=1;[.H92]+[.I92]+[.L92];[.H92]+[.I92])" office:value-type="currency" office:currency="EUR" office:value="1.1" calcext:value-type="currency">
            <text:p>1,10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2]+([.E92]*0.16/10*3)" office:value-type="currency" office:currency="EUR" office:value="7.196" calcext:value-type="currency">
            <text:p>7,20 €</text:p>
          </table:table-cell>
          <table:table-cell/>
        </table:table-row>
        <table:table-row table:style-name="ro1">
          <table:table-cell office:value-type="string" calcext:value-type="string">
            <text:p>BR485_rot_Ende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3]/[.D93])/100" office:value-type="currency" office:currency="EUR" office:value="0.1" calcext:value-type="currency">
            <text:p>0,1000 €</text:p>
          </table:table-cell>
          <table:table-cell table:formula="of:=([.B93]/[.D93])/10" office:value-type="currency" office:currency="EUR" office:value="1" calcext:value-type="currency">
            <text:p>1,00 €</text:p>
          </table:table-cell>
          <table:table-cell table:formula="of:=IF([.K93]=1;[.H93]+[.I93]+[.L93];[.H93]+[.I93])" office:value-type="currency" office:currency="EUR" office:value="1.1" calcext:value-type="currency">
            <text:p>1,10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3]+([.E93]*0.16/10*3)" office:value-type="currency" office:currency="EUR" office:value="7.244" calcext:value-type="currency">
            <text:p>7,24 €</text:p>
          </table:table-cell>
          <table:table-cell/>
        </table:table-row>
        <table:table-row table:style-name="ro1">
          <table:table-cell office:value-type="string" calcext:value-type="string">
            <text:p>ET165_Kopf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4]/[.D94])/100" office:value-type="currency" office:currency="EUR" office:value="0.0331578947368421" calcext:value-type="currency">
            <text:p>0,0332 €</text:p>
          </table:table-cell>
          <table:table-cell table:formula="of:=([.B94]/[.D94])/10" office:value-type="currency" office:currency="EUR" office:value="0.331578947368421" calcext:value-type="currency">
            <text:p>0,33 €</text:p>
          </table:table-cell>
          <table:table-cell table:formula="of:=IF([.K94]=1;[.H94]+[.I94]+[.L94];[.H94]+[.I94])" office:value-type="currency" office:currency="EUR" office:value="0.364736842105263" calcext:value-type="currency">
            <text:p>0,3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4]+([.E94]*0.16/10*3)" office:value-type="currency" office:currency="EUR" office:value="6.89273684210526" calcext:value-type="currency">
            <text:p>6,89 €</text:p>
          </table:table-cell>
          <table:table-cell/>
        </table:table-row>
        <table:table-row table:style-name="ro1">
          <table:table-cell office:value-type="string" calcext:value-type="string">
            <text:p>ET165_Ende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5]/[.D95])/100" office:value-type="currency" office:currency="EUR" office:value="0.0331578947368421" calcext:value-type="currency">
            <text:p>0,0332 €</text:p>
          </table:table-cell>
          <table:table-cell table:formula="of:=([.B95]/[.D95])/10" office:value-type="currency" office:currency="EUR" office:value="0.331578947368421" calcext:value-type="currency">
            <text:p>0,33 €</text:p>
          </table:table-cell>
          <table:table-cell table:formula="of:=IF([.K95]=1;[.H95]+[.I95]+[.L95];[.H95]+[.I95])" office:value-type="currency" office:currency="EUR" office:value="0.364736842105263" calcext:value-type="currency">
            <text:p>0,3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5]+([.E95]*0.16/10*3)" office:value-type="currency" office:currency="EUR" office:value="6.98873684210526" calcext:value-type="currency">
            <text:p>6,99 €</text:p>
          </table:table-cell>
          <table:table-cell/>
        </table:table-row>
        <table:table-row table:style-name="ro1">
          <table:table-cell office:value-type="string" calcext:value-type="string">
            <text:p>ET25A</text:p>
          </table:table-cell>
          <table:table-cell office:value-type="float" office:value="1251" calcext:value-type="float">
            <text:p>1251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6]/[.D96])/100" office:value-type="currency" office:currency="EUR" office:value="0.297857142857143" calcext:value-type="currency">
            <text:p>0,2979 €</text:p>
          </table:table-cell>
          <table:table-cell table:formula="of:=([.B96]/[.D96])/10" office:value-type="currency" office:currency="EUR" office:value="2.97857142857143" calcext:value-type="currency">
            <text:p>2,98 €</text:p>
          </table:table-cell>
          <table:table-cell table:formula="of:=IF([.K96]=1;[.H96]+[.I96]+[.L96];[.H96]+[.I96])" office:value-type="currency" office:currency="EUR" office:value="3.27642857142857" calcext:value-type="currency">
            <text:p>3,28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6]+([.E96]*0.16/10*3)" office:value-type="currency" office:currency="EUR" office:value="6.39642857142857" calcext:value-type="currency">
            <text:p>6,40 €</text:p>
          </table:table-cell>
          <table:table-cell/>
        </table:table-row>
        <table:table-row table:style-name="ro1">
          <table:table-cell office:value-type="string" calcext:value-type="string">
            <text:p>BZT_ET25B</text:p>
          </table:table-cell>
          <table:table-cell office:value-type="float" office:value="1251" calcext:value-type="float">
            <text:p>1251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7]/[.D97])/100" office:value-type="currency" office:currency="EUR" office:value="0.297857142857143" calcext:value-type="currency">
            <text:p>0,2979 €</text:p>
          </table:table-cell>
          <table:table-cell table:formula="of:=([.B97]/[.D97])/10" office:value-type="currency" office:currency="EUR" office:value="2.97857142857143" calcext:value-type="currency">
            <text:p>2,98 €</text:p>
          </table:table-cell>
          <table:table-cell table:formula="of:=IF([.K97]=1;[.H97]+[.I97]+[.L97];[.H97]+[.I97])" office:value-type="currency" office:currency="EUR" office:value="3.27642857142857" calcext:value-type="currency">
            <text:p>3,28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7]+([.E97]*0.16/10*3)" office:value-type="currency" office:currency="EUR" office:value="6.39642857142857" calcext:value-type="currency">
            <text:p>6,40 €</text:p>
          </table:table-cell>
          <table:table-cell/>
        </table:table-row>
        <table:table-row table:style-name="ro1">
          <table:table-cell office:value-type="string" calcext:value-type="string">
            <text:p>BZT_ET25C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8]/[.D98])/100" office:value-type="currency" office:currency="EUR" office:value="0" calcext:value-type="currency">
            <text:p>0,0000 €</text:p>
          </table:table-cell>
          <table:table-cell table:formula="of:=([.B98]/[.D98])/10" office:value-type="currency" office:currency="EUR" office:value="0" calcext:value-type="currency">
            <text:p>0,00 €</text:p>
          </table:table-cell>
          <table:table-cell table:formula="of:=IF([.K98]=1;[.H98]+[.I98]+[.L98];[.H98]+[.I98])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8]+([.E98]*0.16/10*3)" office:value-type="currency" office:currency="EUR" office:value="3.12" calcext:value-type="currency">
            <text:p>3,12 €</text:p>
          </table:table-cell>
          <table:table-cell/>
        </table:table-row>
        <table:table-row table:style-name="ro1">
          <table:table-cell office:value-type="string" calcext:value-type="string">
            <text:p>ET420_Mitte</text:p>
          </table:table-cell>
          <table:table-cell office:value-type="float" office:value="2400" calcext:value-type="float">
            <text:p>2400</text:p>
          </table:table-cell>
          <table:table-cell office:value-type="float" office:value="120" calcext:value-type="float">
            <text:p>120</text:p>
          </table:table-cell>
          <table:table-cell office:value-type="float" office:value="49" calcext:value-type="float">
            <text:p>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99]/[.D99])/100" office:value-type="currency" office:currency="EUR" office:value="0.489795918367347" calcext:value-type="currency">
            <text:p>0,4898 €</text:p>
          </table:table-cell>
          <table:table-cell table:formula="of:=([.B99]/[.D99])/10" office:value-type="currency" office:currency="EUR" office:value="4.89795918367347" calcext:value-type="currency">
            <text:p>4,90 €</text:p>
          </table:table-cell>
          <table:table-cell table:formula="of:=IF([.K99]=1;[.H99]+[.I99]+[.L99];[.H99]+[.I99])" office:value-type="currency" office:currency="EUR" office:value="5.38775510204082" calcext:value-type="currency">
            <text:p>5,39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9]+([.E99]*0.16/10*3)" office:value-type="currency" office:currency="EUR" office:value="12.6837551020408" calcext:value-type="currency">
            <text:p>12,68 €</text:p>
          </table:table-cell>
          <table:table-cell/>
        </table:table-row>
        <table:table-row table:style-name="ro1">
          <table:table-cell office:value-type="string" calcext:value-type="string">
            <text:p>ET91</text:p>
          </table:table-cell>
          <table:table-cell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0]/[.D100])/100" office:value-type="currency" office:currency="EUR" office:value="0.0686274509803921" calcext:value-type="currency">
            <text:p>0,0686 €</text:p>
          </table:table-cell>
          <table:table-cell table:formula="of:=([.B100]/[.D100])/10" office:value-type="currency" office:currency="EUR" office:value="0.686274509803922" calcext:value-type="currency">
            <text:p>0,69 €</text:p>
          </table:table-cell>
          <table:table-cell table:formula="of:=IF([.K100]=1;[.H100]+[.I100]+[.L100];[.H100]+[.I100])" office:value-type="currency" office:currency="EUR" office:value="0.754901960784314" calcext:value-type="currency">
            <text:p>0,75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0]+([.E100]*0.16/10*3)" office:value-type="currency" office:currency="EUR" office:value="4.11490196078431" calcext:value-type="currency">
            <text:p>4,11 €</text:p>
          </table:table-cell>
          <table:table-cell/>
        </table:table-row>
        <table:table-row table:style-name="ro1">
          <table:table-cell office:value-type="string" calcext:value-type="string">
            <text:p>FLIRT_Kopf</text:p>
          </table:table-cell>
          <table:table-cell office:value-type="float" office:value="1300" calcext:value-type="float">
            <text:p>1300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1]/[.D101])/100" office:value-type="currency" office:currency="EUR" office:value="0.382352941176471" calcext:value-type="currency">
            <text:p>0,3824 €</text:p>
          </table:table-cell>
          <table:table-cell table:formula="of:=([.B101]/[.D101])/10" office:value-type="currency" office:currency="EUR" office:value="3.82352941176471" calcext:value-type="currency">
            <text:p>3,82 €</text:p>
          </table:table-cell>
          <table:table-cell table:formula="of:=IF([.K101]=1;[.H101]+[.I101]+[.L101];[.H101]+[.I101])" office:value-type="currency" office:currency="EUR" office:value="4.20588235294118" calcext:value-type="currency">
            <text:p>4,21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1]+([.E101]*0.16/10*3)" office:value-type="currency" office:currency="EUR" office:value="6.98988235294118" calcext:value-type="currency">
            <text:p>6,99 €</text:p>
          </table:table-cell>
          <table:table-cell/>
        </table:table-row>
        <table:table-row table:style-name="ro1">
          <table:table-cell office:value-type="string" calcext:value-type="string">
            <text:p>FLIRT_Schluss</text:p>
          </table:table-cell>
          <table:table-cell office:value-type="float" office:value="1300" calcext:value-type="float">
            <text:p>1300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2]/[.D102])/100" office:value-type="currency" office:currency="EUR" office:value="0.382352941176471" calcext:value-type="currency">
            <text:p>0,3824 €</text:p>
          </table:table-cell>
          <table:table-cell table:formula="of:=([.B102]/[.D102])/10" office:value-type="currency" office:currency="EUR" office:value="3.82352941176471" calcext:value-type="currency">
            <text:p>3,82 €</text:p>
          </table:table-cell>
          <table:table-cell table:formula="of:=IF([.K102]=1;[.H102]+[.I102]+[.L102];[.H102]+[.I102])" office:value-type="currency" office:currency="EUR" office:value="4.20588235294118" calcext:value-type="currency">
            <text:p>4,21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2]+([.E102]*0.16/10*3)" office:value-type="currency" office:currency="EUR" office:value="6.98988235294118" calcext:value-type="currency">
            <text:p>6,99 €</text:p>
          </table:table-cell>
          <table:table-cell/>
        </table:table-row>
        <table:table-row table:style-name="ro1">
          <table:table-cell office:value-type="string" calcext:value-type="string">
            <text:p>ICE1_Kopf</text:p>
          </table:table-cell>
          <table:table-cell office:value-type="float" office:value="4800" calcext:value-type="float">
            <text:p>48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3]/[.D103])/100" office:value-type="currency" office:currency="EUR" office:value="0.6" calcext:value-type="currency">
            <text:p>0,6000 €</text:p>
          </table:table-cell>
          <table:table-cell table:formula="of:=([.B103]/[.D103])/10" office:value-type="currency" office:currency="EUR" office:value="6" calcext:value-type="currency">
            <text:p>6,00 €</text:p>
          </table:table-cell>
          <table:table-cell table:formula="of:=IF([.K103]=1;[.H103]+[.I103]+[.L103];[.H103]+[.I103])" office:value-type="currency" office:currency="EUR" office:value="6.6" calcext:value-type="currency">
            <text:p>6,60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3]+([.E103]*0.16/10*3)" office:value-type="currency" office:currency="EUR" office:value="6.6" calcext:value-type="currency">
            <text:p>6,60 €</text:p>
          </table:table-cell>
          <table:table-cell/>
        </table:table-row>
        <table:table-row table:style-name="ro1">
          <table:table-cell office:value-type="string" calcext:value-type="string">
            <text:p>ICE1_Schluss</text:p>
          </table:table-cell>
          <table:table-cell office:value-type="float" office:value="4800" calcext:value-type="float">
            <text:p>48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4]/[.D104])/100" office:value-type="currency" office:currency="EUR" office:value="0.6" calcext:value-type="currency">
            <text:p>0,6000 €</text:p>
          </table:table-cell>
          <table:table-cell table:formula="of:=([.B104]/[.D104])/10" office:value-type="currency" office:currency="EUR" office:value="6" calcext:value-type="currency">
            <text:p>6,00 €</text:p>
          </table:table-cell>
          <table:table-cell table:formula="of:=IF([.K104]=1;[.H104]+[.I104]+[.L104];[.H104]+[.I104])" office:value-type="currency" office:currency="EUR" office:value="6.6" calcext:value-type="currency">
            <text:p>6,60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4]+([.E104]*0.16/10*3)" office:value-type="currency" office:currency="EUR" office:value="6.6" calcext:value-type="currency">
            <text:p>6,60 €</text:p>
          </table:table-cell>
          <table:table-cell/>
        </table:table-row>
        <table:table-row table:style-name="ro1">
          <table:table-cell office:value-type="string" calcext:value-type="string">
            <text:p>ICE3_Front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5]/[.D105])/100" office:value-type="currency" office:currency="EUR" office:value="0.196078431372549" calcext:value-type="currency">
            <text:p>0,1961 €</text:p>
          </table:table-cell>
          <table:table-cell table:formula="of:=([.B105]/[.D105])/10" office:value-type="currency" office:currency="EUR" office:value="1.96078431372549" calcext:value-type="currency">
            <text:p>1,96 €</text:p>
          </table:table-cell>
          <table:table-cell table:formula="of:=IF([.K105]=1;[.H105]+[.I105]+[.L105];[.H105]+[.I105])" office:value-type="currency" office:currency="EUR" office:value="2.15686274509804" calcext:value-type="currency">
            <text:p>2,1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5]+([.E105]*0.16/10*3)" office:value-type="currency" office:currency="EUR" office:value="5.42086274509804" calcext:value-type="currency">
            <text:p>5,42 €</text:p>
          </table:table-cell>
          <table:table-cell/>
        </table:table-row>
        <table:table-row table:style-name="ro1">
          <table:table-cell office:value-type="string" calcext:value-type="string">
            <text:p>ICE3_Mitte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6]/[.D106])/100" office:value-type="currency" office:currency="EUR" office:value="0.196078431372549" calcext:value-type="currency">
            <text:p>0,1961 €</text:p>
          </table:table-cell>
          <table:table-cell table:formula="of:=([.B106]/[.D106])/10" office:value-type="currency" office:currency="EUR" office:value="1.96078431372549" calcext:value-type="currency">
            <text:p>1,96 €</text:p>
          </table:table-cell>
          <table:table-cell table:formula="of:=IF([.K106]=1;[.H106]+[.I106]+[.L106];[.H106]+[.I106])" office:value-type="currency" office:currency="EUR" office:value="2.15686274509804" calcext:value-type="currency">
            <text:p>2,1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6]+([.E106]*0.16/10*3)" office:value-type="currency" office:currency="EUR" office:value="5.70886274509804" calcext:value-type="currency">
            <text:p>5,71 €</text:p>
          </table:table-cell>
          <table:table-cell/>
        </table:table-row>
        <table:table-row table:style-name="ro1">
          <table:table-cell office:value-type="string" calcext:value-type="string">
            <text:p>ICE3_Ende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ssagiere</text:p>
          </table:table-cell>
          <table:table-cell table:style-name="Default"/>
          <table:table-cell table:formula="of:=([.B107]/[.D107])/100" office:value-type="currency" office:currency="EUR" office:value="0.196078431372549" calcext:value-type="currency">
            <text:p>0,1961 €</text:p>
          </table:table-cell>
          <table:table-cell table:formula="of:=([.B107]/[.D107])/10" office:value-type="currency" office:currency="EUR" office:value="1.96078431372549" calcext:value-type="currency">
            <text:p>1,96 €</text:p>
          </table:table-cell>
          <table:table-cell table:formula="of:=IF([.K107]=1;[.H107]+[.I107]+[.L107];[.H107]+[.I107])" office:value-type="currency" office:currency="EUR" office:value="2.15686274509804" calcext:value-type="currency">
            <text:p>2,16 €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7]+([.E107]*0.16/10*3)" office:value-type="currency" office:currency="EUR" office:value="4.55686274509804" calcext:value-type="currency">
            <text:p>4,56 €</text:p>
          </table:table-cell>
          <table:table-cell/>
        </table:table-row>
      </table:table>
      <table:table table:name="Personenwaggons" table:style-name="ta6" table:print="false">
        <table:table-column table:style-name="co3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36" table:default-cell-style-name="ce21"/>
        <table:table-column table:style-name="co37" table:default-cell-style-name="Default"/>
        <table:table-column table:style-name="co38" table:default-cell-style-name="Default"/>
        <table:table-column table:style-name="co6" table:default-cell-style-name="ce132"/>
        <table:table-column table:style-name="co6" table:default-cell-style-name="ce133"/>
        <table:table-column table:style-name="co39" table:default-cell-style-name="ce135"/>
        <table:table-column table:style-name="co40" table:default-cell-style-name="Default"/>
        <table:table-column table:style-name="co6" table:default-cell-style-name="ce40"/>
        <table:table-column table:style-name="co6" table:default-cell-style-name="Default"/>
        <table:table-row table:style-name="ro1">
          <table:table-cell table:number-columns-repeated="2"/>
          <table:table-cell table:style-name="ce65" table:number-columns-repeated="2"/>
          <table:table-cell table:number-columns-repeated="2"/>
          <table:table-cell office:value-type="string" calcext:value-type="string">
            <text:p>Bezeichnung</text:p>
          </table:table-cell>
          <table:table-cell office:value-type="string" calcext:value-type="string">
            <text:p>Abzüglich:Lok&amp;Gleise</text:p>
          </table:table-cell>
          <table:table-cell table:style-name="ce89" office:value-type="string" calcext:value-type="string">
            <text:p>Gewinn:</text:p>
          </table:table-cell>
          <table:table-cell/>
          <table:table-cell office:value-type="string" calcext:value-type="string">
            <text:p>Neuer Preis</text:p>
          </table:table-cell>
          <table:table-cell office:value-type="string" calcext:value-type="string">
            <text:p>Passagiere für +- 0</text:p>
          </table:table-cell>
          <table:table-cell office:value-type="string" calcext:value-type="string">
            <text:p>Eingetragen</text:p>
          </table:table-cell>
          <table:table-cell/>
        </table:table-row>
        <table:table-row table:style-name="ro1">
          <table:table-cell office:value-type="string" calcext:value-type="string">
            <text:p>Waggon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Kapazitaet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speed</text:p>
          </table:table-cell>
          <table:table-cell table:style-name="Default" office:value-type="string" calcext:value-type="string">
            <text:p>Alter Preis</text:p>
          </table:table-cell>
          <table:table-cell/>
          <table:table-cell office:value-type="string" calcext:value-type="string">
            <text:p>(30% von J)</text:p>
          </table:table-cell>
          <table:table-cell table:style-name="ce89" office:value-type="string" calcext:value-type="string">
            <text:p>100% Ausl.</text:p>
          </table:table-cell>
          <table:table-cell office:value-type="string" calcext:value-type="string">
            <text:p>40% Ausl.</text:p>
          </table:table-cell>
          <table:table-cell office:value-type="string" calcext:value-type="string">
            <text:p>(J-L)+(E.1000)</text:p>
          </table:table-cell>
          <table:table-cell office:value-type="float" office:value="0.16" calcext:value-type="float">
            <text:p>0,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nent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4"/>
          <table:table-cell table:style-name="ce136" office:value-type="currency" office:currency="EUR" office:value="0.1" calcext:value-type="currency">
            <text:p>0,1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ler_GTW</text:p>
          </table:table-cell>
          <table:table-cell office:value-type="string" calcext:value-type="string">
            <text:p>Passagiere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style-name="ce54" table:formula="of:=([.J4]/10)*3" office:value-type="currency" office:currency="EUR" office:value="1.0944" calcext:value-type="currency">
            <text:p>1,09 €</text:p>
          </table:table-cell>
          <table:table-cell table:formula="of:=[.C4]*[.L2]" office:value-type="currency" office:currency="EUR" office:value="9.12" calcext:value-type="currency">
            <text:p>9,12 €</text:p>
          </table:table-cell>
          <table:table-cell table:style-name="ce134" table:formula="of:=[.I4]/10*4" office:value-type="currency" office:currency="EUR" office:value="3.648" calcext:value-type="currency">
            <text:p>3,65 €</text:p>
          </table:table-cell>
          <table:table-cell table:style-name="ce136" table:formula="of:=([.J4]-[.H4])+([.E4]/1000)" office:value-type="currency" office:currency="EUR" office:value="2.6736" calcext:value-type="currency">
            <text:p>2,67 €</text:p>
          </table:table-cell>
          <table:table-cell table:number-columns-repeated="2"/>
          <table:table-cell office:value-type="string" calcext:value-type="string">
            <text:p>Personenverkehr trägt sowohl Betreibskosten</text:p>
          </table:table-cell>
        </table:table-row>
        <table:table-row table:style-name="ro1">
          <table:table-cell office:value-type="string" calcext:value-type="string">
            <text:p>GTW_Back</text:p>
          </table:table-cell>
          <table:table-cell office:value-type="string" calcext:value-type="string">
            <text:p>Passagiere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style-name="ce54" table:formula="of:=([.J5]/10)*3" office:value-type="currency" office:currency="EUR" office:value="1.0944" calcext:value-type="currency">
            <text:p>1,09 €</text:p>
          </table:table-cell>
          <table:table-cell table:formula="of:=[.C5]*[.L2]" office:value-type="currency" office:currency="EUR" office:value="9.12" calcext:value-type="currency">
            <text:p>9,12 €</text:p>
          </table:table-cell>
          <table:table-cell table:style-name="ce134" table:formula="of:=[.I5]/10*4" office:value-type="currency" office:currency="EUR" office:value="3.648" calcext:value-type="currency">
            <text:p>3,65 €</text:p>
          </table:table-cell>
          <table:table-cell table:style-name="ce136" table:formula="of:=([.J5]-[.H5])+([.E5]/1000)" office:value-type="currency" office:currency="EUR" office:value="2.6736" calcext:value-type="currency">
            <text:p>2,67 €</text:p>
          </table:table-cell>
          <table:table-cell table:number-columns-repeated="2"/>
          <table:table-cell office:value-type="string" calcext:value-type="string">
            <text:p>als auch Infrastruktur</text:p>
          </table:table-cell>
        </table:table-row>
        <table:table-row table:style-name="ro1">
          <table:table-cell office:value-type="string" calcext:value-type="string">
            <text:p>Adler_Klasse1</text:p>
          </table:table-cell>
          <table:table-cell office:value-type="string" calcext:value-type="string">
            <text:p>Passagier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4"/>
          <table:table-cell table:style-name="ce136" office:value-type="currency" office:currency="EUR" office:value="0.1" calcext:value-type="currency">
            <text:p>0,1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Adler_Klasse2</text:p>
          </table:table-cell>
          <table:table-cell office:value-type="string" calcext:value-type="string">
            <text:p>Passagier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ce54" table:formula="of:=([.J7]/10)*3" office:value-type="currency" office:currency="EUR" office:value="0.4032" calcext:value-type="currency">
            <text:p>0,40 €</text:p>
          </table:table-cell>
          <table:table-cell table:formula="of:=[.C7]*[.L2]" office:value-type="currency" office:currency="EUR" office:value="3.36" calcext:value-type="currency">
            <text:p>3,36 €</text:p>
          </table:table-cell>
          <table:table-cell table:style-name="ce134" table:formula="of:=[.I7]/10*4" office:value-type="currency" office:currency="EUR" office:value="1.344" calcext:value-type="currency">
            <text:p>1,34 €</text:p>
          </table:table-cell>
          <table:table-cell table:style-name="ce136" office:value-type="currency" office:currency="EUR" office:value="0.1" calcext:value-type="currency">
            <text:p>0,1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eingold_1_1Kl</text:p>
          </table:table-cell>
          <table:table-cell office:value-type="string" calcext:value-type="string">
            <text:p>Passagier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ce54" table:formula="of:=([.J8]/10)*3" office:value-type="currency" office:currency="EUR" office:value="0.5376" calcext:value-type="currency">
            <text:p>0,54 €</text:p>
          </table:table-cell>
          <table:table-cell table:formula="of:=[.C8]*[.L2]" office:value-type="currency" office:currency="EUR" office:value="4.48" calcext:value-type="currency">
            <text:p>4,48 €</text:p>
          </table:table-cell>
          <table:table-cell table:style-name="ce134" table:formula="of:=[.I8]/10*4" office:value-type="currency" office:currency="EUR" office:value="1.792" calcext:value-type="currency">
            <text:p>1,79 €</text:p>
          </table:table-cell>
          <table:table-cell table:style-name="ce136" table:formula="of:=([.J8]-[.H8])+([.E8]/1000)" office:value-type="currency" office:currency="EUR" office:value="1.4144" calcext:value-type="currency">
            <text:p>1,41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Rheingold_1_2Kl</text:p>
          </table:table-cell>
          <table:table-cell office:value-type="string" calcext:value-type="string">
            <text:p>Passagiere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ce54" table:formula="of:=([.J9]/10)*3" office:value-type="currency" office:currency="EUR" office:value="0.8256" calcext:value-type="currency">
            <text:p>0,83 €</text:p>
          </table:table-cell>
          <table:table-cell table:formula="of:=[.C9]*[.L2]" office:value-type="currency" office:currency="EUR" office:value="6.88" calcext:value-type="currency">
            <text:p>6,88 €</text:p>
          </table:table-cell>
          <table:table-cell table:style-name="ce134" table:formula="of:=[.I9]/10*4" office:value-type="currency" office:currency="EUR" office:value="2.752" calcext:value-type="currency">
            <text:p>2,75 €</text:p>
          </table:table-cell>
          <table:table-cell table:style-name="ce136" table:formula="of:=([.J9]-[.H9])+([.E9]/1000)" office:value-type="currency" office:currency="EUR" office:value="2.0864" calcext:value-type="currency">
            <text:p>2,0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_Nightline_Schlafwagen</text:p>
          </table:table-cell>
          <table:table-cell office:value-type="string" calcext:value-type="string">
            <text:p>Passagiere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0]/10)*3" office:value-type="currency" office:currency="EUR" office:value="0.96" calcext:value-type="currency">
            <text:p>0,96 €</text:p>
          </table:table-cell>
          <table:table-cell table:formula="of:=[.C10]*[.L2]" office:value-type="currency" office:currency="EUR" office:value="8" calcext:value-type="currency">
            <text:p>8,00 €</text:p>
          </table:table-cell>
          <table:table-cell table:style-name="ce134" table:formula="of:=[.I10]/10*4" office:value-type="currency" office:currency="EUR" office:value="3.2" calcext:value-type="currency">
            <text:p>3,20 €</text:p>
          </table:table-cell>
          <table:table-cell table:style-name="ce136" table:formula="of:=([.J10]-[.H10])+([.E10]/1000)" office:value-type="currency" office:currency="EUR" office:value="2.38" calcext:value-type="currency">
            <text:p>2,38 €</text:p>
          </table:table-cell>
          <table:table-cell table:style-name="ce54" table:formula="of:=[.K10]/[.L2]" office:value-type="currency" office:currency="EUR" office:value="14.875" calcext:value-type="currency">
            <text:p>14,8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-Steuerwagen_rot_Kopf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1]/10)*3" office:value-type="currency" office:currency="EUR" office:value="1.92" calcext:value-type="currency">
            <text:p>1,92 €</text:p>
          </table:table-cell>
          <table:table-cell table:formula="of:=[.C11]*[.L2]" office:value-type="currency" office:currency="EUR" office:value="16" calcext:value-type="currency">
            <text:p>16,00 €</text:p>
          </table:table-cell>
          <table:table-cell table:style-name="ce134" table:formula="of:=[.I11]/10*4" office:value-type="currency" office:currency="EUR" office:value="6.4" calcext:value-type="currency">
            <text:p>6,40 €</text:p>
          </table:table-cell>
          <table:table-cell table:style-name="ce136" table:formula="of:=([.J11]-[.H11])+([.E11]/1000)" office:value-type="currency" office:currency="EUR" office:value="4.64" calcext:value-type="currency">
            <text:p>4,64 €</text:p>
          </table:table-cell>
          <table:table-cell table:style-name="ce54" table:formula="of:=[.K11]/[.L2]" office:value-type="currency" office:currency="EUR" office:value="29" calcext:value-type="currency">
            <text:p>29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-Wagen_rot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2]/10)*3" office:value-type="currency" office:currency="EUR" office:value="1.92" calcext:value-type="currency">
            <text:p>1,92 €</text:p>
          </table:table-cell>
          <table:table-cell table:formula="of:=[.C12]*[.L2]" office:value-type="currency" office:currency="EUR" office:value="16" calcext:value-type="currency">
            <text:p>16,00 €</text:p>
          </table:table-cell>
          <table:table-cell table:style-name="ce134" table:formula="of:=[.I12]/10*4" office:value-type="currency" office:currency="EUR" office:value="6.4" calcext:value-type="currency">
            <text:p>6,40 €</text:p>
          </table:table-cell>
          <table:table-cell table:style-name="ce136" table:formula="of:=([.J12]-[.H12])+([.E12]/1000)" office:value-type="currency" office:currency="EUR" office:value="4.64" calcext:value-type="currency">
            <text:p>4,64 €</text:p>
          </table:table-cell>
          <table:table-cell table:style-name="ce54" table:formula="of:=[.K12]/[.L2]" office:value-type="currency" office:currency="EUR" office:value="29" calcext:value-type="currency">
            <text:p>29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-Steuerwagen_rot_Ende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3]/10)*3" office:value-type="currency" office:currency="EUR" office:value="1.92" calcext:value-type="currency">
            <text:p>1,92 €</text:p>
          </table:table-cell>
          <table:table-cell table:formula="of:=[.C13]*[.L2]" office:value-type="currency" office:currency="EUR" office:value="16" calcext:value-type="currency">
            <text:p>16,00 €</text:p>
          </table:table-cell>
          <table:table-cell table:style-name="ce134" table:formula="of:=[.I13]/10*4" office:value-type="currency" office:currency="EUR" office:value="6.4" calcext:value-type="currency">
            <text:p>6,40 €</text:p>
          </table:table-cell>
          <table:table-cell table:style-name="ce136" table:formula="of:=([.J13]-[.H13])+([.E13]/1000)" office:value-type="currency" office:currency="EUR" office:value="4.64" calcext:value-type="currency">
            <text:p>4,64 €</text:p>
          </table:table-cell>
          <table:table-cell table:style-name="ce54" table:formula="of:=[.K13]/[.L2]" office:value-type="currency" office:currency="EUR" office:value="29" calcext:value-type="currency">
            <text:p>29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_DR_Steuerwagen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80" calcext:value-type="float">
            <text:p>180</text:p>
          </table:table-cell>
          <table:table-cell/>
          <table:table-cell table:style-name="ce54" table:formula="of:=([.J14]/10)*3" office:value-type="currency" office:currency="EUR" office:value="2.4576" calcext:value-type="currency">
            <text:p>2,46 €</text:p>
          </table:table-cell>
          <table:table-cell table:formula="of:=[.C14]*[.L2]" office:value-type="currency" office:currency="EUR" office:value="20.48" calcext:value-type="currency">
            <text:p>20,48 €</text:p>
          </table:table-cell>
          <table:table-cell table:style-name="ce134" table:formula="of:=[.I14]/10*4" office:value-type="currency" office:currency="EUR" office:value="8.192" calcext:value-type="currency">
            <text:p>8,19 €</text:p>
          </table:table-cell>
          <table:table-cell table:style-name="ce136" table:formula="of:=([.J14]-[.H14])+([.E14]/1000)" office:value-type="currency" office:currency="EUR" office:value="5.8544" calcext:value-type="currency">
            <text:p>5,85 €</text:p>
          </table:table-cell>
          <table:table-cell table:style-name="ce54" table:formula="of:=[.K14]/[.L2]" office:value-type="currency" office:currency="EUR" office:value="36.59" calcext:value-type="currency">
            <text:p>36,5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_DR_Mittelwagen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5]/10)*3" office:value-type="currency" office:currency="EUR" office:value="2.4576" calcext:value-type="currency">
            <text:p>2,46 €</text:p>
          </table:table-cell>
          <table:table-cell table:formula="of:=[.C15]*[.L2]" office:value-type="currency" office:currency="EUR" office:value="20.48" calcext:value-type="currency">
            <text:p>20,48 €</text:p>
          </table:table-cell>
          <table:table-cell table:style-name="ce134" table:formula="of:=[.I15]/10*4" office:value-type="currency" office:currency="EUR" office:value="8.192" calcext:value-type="currency">
            <text:p>8,19 €</text:p>
          </table:table-cell>
          <table:table-cell table:style-name="ce136" table:formula="of:=([.J15]-[.H15])+([.E15]/1000)" office:value-type="currency" office:currency="EUR" office:value="5.8544" calcext:value-type="currency">
            <text:p>5,85 €</text:p>
          </table:table-cell>
          <table:table-cell table:style-name="ce54" table:formula="of:=[.K15]/[.L2]" office:value-type="currency" office:currency="EUR" office:value="36.59" calcext:value-type="currency">
            <text:p>36,5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_DR_Endwagen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80" calcext:value-type="float">
            <text:p>180</text:p>
          </table:table-cell>
          <table:table-cell/>
          <table:table-cell table:style-name="ce54" table:formula="of:=([.J16]/10)*3" office:value-type="currency" office:currency="EUR" office:value="2.4576" calcext:value-type="currency">
            <text:p>2,46 €</text:p>
          </table:table-cell>
          <table:table-cell table:formula="of:=[.C16]*[.L2]" office:value-type="currency" office:currency="EUR" office:value="20.48" calcext:value-type="currency">
            <text:p>20,48 €</text:p>
          </table:table-cell>
          <table:table-cell table:style-name="ce134" table:formula="of:=[.I16]/10*4" office:value-type="currency" office:currency="EUR" office:value="8.192" calcext:value-type="currency">
            <text:p>8,19 €</text:p>
          </table:table-cell>
          <table:table-cell table:style-name="ce136" table:formula="of:=([.J16]-[.H16])+([.E16]/1000)" office:value-type="currency" office:currency="EUR" office:value="5.8544" calcext:value-type="currency">
            <text:p>5,85 €</text:p>
          </table:table-cell>
          <table:table-cell table:style-name="ce54" table:formula="of:=[.K16]/[.L2]" office:value-type="currency" office:currency="EUR" office:value="36.59" calcext:value-type="currency">
            <text:p>36,59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_Reisezugwagen_Altenberg</text:p>
          </table:table-cell>
          <table:table-cell office:value-type="string" calcext:value-type="string">
            <text:p>Passagiere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7]/10)*3" office:value-type="currency" office:currency="EUR" office:value="1.152" calcext:value-type="currency">
            <text:p>1,15 €</text:p>
          </table:table-cell>
          <table:table-cell table:formula="of:=[.C17]*[.L2]" office:value-type="currency" office:currency="EUR" office:value="9.6" calcext:value-type="currency">
            <text:p>9,60 €</text:p>
          </table:table-cell>
          <table:table-cell table:style-name="ce134" table:formula="of:=[.I17]/10*4" office:value-type="currency" office:currency="EUR" office:value="3.84" calcext:value-type="currency">
            <text:p>3,84 €</text:p>
          </table:table-cell>
          <table:table-cell table:style-name="ce136" table:formula="of:=([.J17]-[.H17])+([.E17]/1000)" office:value-type="currency" office:currency="EUR" office:value="2.808" calcext:value-type="currency">
            <text:p>2,81 €</text:p>
          </table:table-cell>
          <table:table-cell table:style-name="ce54" table:formula="of:=[.K17]/[.L2]" office:value-type="currency" office:currency="EUR" office:value="17.55" calcext:value-type="currency">
            <text:p>17,5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_Speisewagen_Bautzen</text:p>
          </table:table-cell>
          <table:table-cell office:value-type="string" calcext:value-type="string">
            <text:p>Passagiere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8]/10)*3" office:value-type="currency" office:currency="EUR" office:value="0.8064" calcext:value-type="currency">
            <text:p>0,81 €</text:p>
          </table:table-cell>
          <table:table-cell table:formula="of:=[.C18]*[.L2]" office:value-type="currency" office:currency="EUR" office:value="6.72" calcext:value-type="currency">
            <text:p>6,72 €</text:p>
          </table:table-cell>
          <table:table-cell table:style-name="ce134" table:formula="of:=[.I18]/10*4" office:value-type="currency" office:currency="EUR" office:value="2.688" calcext:value-type="currency">
            <text:p>2,69 €</text:p>
          </table:table-cell>
          <table:table-cell table:style-name="ce136" table:formula="of:=([.J18]-[.H18])+([.E18]/1000)" office:value-type="currency" office:currency="EUR" office:value="2.0016" calcext:value-type="currency">
            <text:p>2,00 €</text:p>
          </table:table-cell>
          <table:table-cell table:style-name="ce54" table:formula="of:=[.K18]/[.L2]" office:value-type="currency" office:currency="EUR" office:value="12.51" calcext:value-type="currency">
            <text:p>12,51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70_2.Kl._Schnellzugwagen</text:p>
          </table:table-cell>
          <table:table-cell office:value-type="string" calcext:value-type="string">
            <text:p>Passagiere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19]/10)*3" office:value-type="currency" office:currency="EUR" office:value="2.304" calcext:value-type="currency">
            <text:p>2,30 €</text:p>
          </table:table-cell>
          <table:table-cell table:formula="of:=[.C19]*[.L2]" office:value-type="currency" office:currency="EUR" office:value="19.2" calcext:value-type="currency">
            <text:p>19,20 €</text:p>
          </table:table-cell>
          <table:table-cell table:style-name="ce134" table:formula="of:=[.I19]/10*4" office:value-type="currency" office:currency="EUR" office:value="7.68" calcext:value-type="currency">
            <text:p>7,68 €</text:p>
          </table:table-cell>
          <table:table-cell table:style-name="ce136" table:formula="of:=([.J19]-[.H19])+([.E19]/1000)" office:value-type="currency" office:currency="EUR" office:value="5.496" calcext:value-type="currency">
            <text:p>5,50 €</text:p>
          </table:table-cell>
          <table:table-cell table:style-name="ce54" table:formula="of:=[.K19]/[.L2]" office:value-type="currency" office:currency="EUR" office:value="34.35" calcext:value-type="currency">
            <text:p>34,3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70_1.Kl._Schnellzugwagen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20]/10)*3" office:value-type="currency" office:currency="EUR" office:value="1.92" calcext:value-type="currency">
            <text:p>1,92 €</text:p>
          </table:table-cell>
          <table:table-cell table:formula="of:=[.C20]*[.L2]" office:value-type="currency" office:currency="EUR" office:value="16" calcext:value-type="currency">
            <text:p>16,00 €</text:p>
          </table:table-cell>
          <table:table-cell table:style-name="ce134" table:formula="of:=[.I20]/10*4" office:value-type="currency" office:currency="EUR" office:value="6.4" calcext:value-type="currency">
            <text:p>6,40 €</text:p>
          </table:table-cell>
          <table:table-cell table:style-name="ce136" table:formula="of:=([.J20]-[.H20])+([.E20]/1000)" office:value-type="currency" office:currency="EUR" office:value="4.6" calcext:value-type="currency">
            <text:p>4,60 €</text:p>
          </table:table-cell>
          <table:table-cell table:style-name="ce54" table:formula="of:=[.K20]/[.L2]" office:value-type="currency" office:currency="EUR" office:value="28.75" calcext:value-type="currency">
            <text:p>28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berlinge_orange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21]/10)*3" office:value-type="currency" office:currency="EUR" office:value="1.92" calcext:value-type="currency">
            <text:p>1,92 €</text:p>
          </table:table-cell>
          <table:table-cell table:formula="of:=[.C21]*[.L2]" office:value-type="currency" office:currency="EUR" office:value="16" calcext:value-type="currency">
            <text:p>16,00 €</text:p>
          </table:table-cell>
          <table:table-cell table:style-name="ce134" table:formula="of:=[.I21]/10*4" office:value-type="currency" office:currency="EUR" office:value="6.4" calcext:value-type="currency">
            <text:p>6,40 €</text:p>
          </table:table-cell>
          <table:table-cell table:style-name="ce136" table:formula="of:=([.J21]-[.H21])+([.E21]/1000)" office:value-type="currency" office:currency="EUR" office:value="4.62" calcext:value-type="currency">
            <text:p>4,62 €</text:p>
          </table:table-cell>
          <table:table-cell table:style-name="ce54" table:formula="of:=[.K21]/[.L2]" office:value-type="currency" office:currency="EUR" office:value="28.875" calcext:value-type="currency">
            <text:p>28,88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berlinge_silbern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22]/10)*3" office:value-type="currency" office:currency="EUR" office:value="1.92" calcext:value-type="currency">
            <text:p>1,92 €</text:p>
          </table:table-cell>
          <table:table-cell table:formula="of:=[.C22]*[.L2]" office:value-type="currency" office:currency="EUR" office:value="16" calcext:value-type="currency">
            <text:p>16,00 €</text:p>
          </table:table-cell>
          <table:table-cell table:style-name="ce134" table:formula="of:=[.I22]/10*4" office:value-type="currency" office:currency="EUR" office:value="6.4" calcext:value-type="currency">
            <text:p>6,40 €</text:p>
          </table:table-cell>
          <table:table-cell table:style-name="ce136" table:formula="of:=([.J22]-[.H22])+([.E22]/1000)" office:value-type="currency" office:currency="EUR" office:value="4.6" calcext:value-type="currency">
            <text:p>4,60 €</text:p>
          </table:table-cell>
          <table:table-cell table:style-name="ce54" table:formula="of:=[.K22]/[.L2]" office:value-type="currency" office:currency="EUR" office:value="28.75" calcext:value-type="currency">
            <text:p>28,7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PrAbteilwagen_Brh</text:p>
          </table:table-cell>
          <table:table-cell office:value-type="string" calcext:value-type="string">
            <text:p>Passagier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style-name="ce54" table:formula="of:=([.J23]/10)*3" office:value-type="currency" office:currency="EUR" office:value="1.152" calcext:value-type="currency">
            <text:p>1,15 €</text:p>
          </table:table-cell>
          <table:table-cell table:formula="of:=[.C23]*[.L2]" office:value-type="currency" office:currency="EUR" office:value="9.6" calcext:value-type="currency">
            <text:p>9,60 €</text:p>
          </table:table-cell>
          <table:table-cell table:style-name="ce134" table:formula="of:=[.I23]/10*4" office:value-type="currency" office:currency="EUR" office:value="3.84" calcext:value-type="currency">
            <text:p>3,84 €</text:p>
          </table:table-cell>
          <table:table-cell table:style-name="ce136" table:formula="of:=([.J23]-[.H23])+([.E23]/1000)" office:value-type="currency" office:currency="EUR" office:value="2.788" calcext:value-type="currency">
            <text:p>2,79 €</text:p>
          </table:table-cell>
          <table:table-cell table:style-name="ce54" table:formula="of:=[.K23]/[.L2]" office:value-type="currency" office:currency="EUR" office:value="17.425" calcext:value-type="currency">
            <text:p>17,4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PrAbteilwagen</text:p>
          </table:table-cell>
          <table:table-cell office:value-type="string" calcext:value-type="string">
            <text:p>Passagier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style-name="ce54" table:formula="of:=([.J24]/10)*3" office:value-type="currency" office:currency="EUR" office:value="1.152" calcext:value-type="currency">
            <text:p>1,15 €</text:p>
          </table:table-cell>
          <table:table-cell table:formula="of:=[.C24]*[.L2]" office:value-type="currency" office:currency="EUR" office:value="9.6" calcext:value-type="currency">
            <text:p>9,60 €</text:p>
          </table:table-cell>
          <table:table-cell table:style-name="ce134" table:formula="of:=[.I24]/10*4" office:value-type="currency" office:currency="EUR" office:value="3.84" calcext:value-type="currency">
            <text:p>3,84 €</text:p>
          </table:table-cell>
          <table:table-cell table:style-name="ce136" table:formula="of:=([.J24]-[.H24])+([.E24]/1000)" office:value-type="currency" office:currency="EUR" office:value="2.788" calcext:value-type="currency">
            <text:p>2,79 €</text:p>
          </table:table-cell>
          <table:table-cell table:style-name="ce54" table:formula="of:=[.K24]/[.L2]" office:value-type="currency" office:currency="EUR" office:value="17.425" calcext:value-type="currency">
            <text:p>17,4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3Achser</text:p>
          </table:table-cell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style-name="ce54" table:formula="of:=([.J25]/10)*3" office:value-type="currency" office:currency="EUR" office:value="0.576" calcext:value-type="currency">
            <text:p>0,58 €</text:p>
          </table:table-cell>
          <table:table-cell table:formula="of:=[.C25]*[.L2]" office:value-type="currency" office:currency="EUR" office:value="4.8" calcext:value-type="currency">
            <text:p>4,80 €</text:p>
          </table:table-cell>
          <table:table-cell table:style-name="ce134" table:formula="of:=[.I25]/10*4" office:value-type="currency" office:currency="EUR" office:value="1.92" calcext:value-type="currency">
            <text:p>1,92 €</text:p>
          </table:table-cell>
          <table:table-cell table:style-name="ce136" table:formula="of:=([.J25]-[.H25])+([.E25]/1000)" office:value-type="currency" office:currency="EUR" office:value="1.434" calcext:value-type="currency">
            <text:p>1,43 €</text:p>
          </table:table-cell>
          <table:table-cell table:style-name="ce54" table:formula="of:=[.K25]/[.L2]" office:value-type="currency" office:currency="EUR" office:value="8.9625" calcext:value-type="currency">
            <text:p>8,9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A4ue-35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style-name="ce54" table:formula="of:=([.J26]/10)*3" office:value-type="currency" office:currency="EUR" office:value="1.92" calcext:value-type="currency">
            <text:p>1,92 €</text:p>
          </table:table-cell>
          <table:table-cell table:formula="of:=[.C26]*[.L2]" office:value-type="currency" office:currency="EUR" office:value="16" calcext:value-type="currency">
            <text:p>16,00 €</text:p>
          </table:table-cell>
          <table:table-cell table:style-name="ce134" table:formula="of:=[.I26]/10*4" office:value-type="currency" office:currency="EUR" office:value="6.4" calcext:value-type="currency">
            <text:p>6,40 €</text:p>
          </table:table-cell>
          <table:table-cell table:style-name="ce136" table:formula="of:=([.J26]-[.H26])+([.E26]/1000)" office:value-type="currency" office:currency="EUR" office:value="4.63" calcext:value-type="currency">
            <text:p>4,63 €</text:p>
          </table:table-cell>
          <table:table-cell table:style-name="ce54" table:formula="of:=[.K26]/[.L2]" office:value-type="currency" office:currency="EUR" office:value="28.9375" calcext:value-type="currency">
            <text:p>28,9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B4ue-35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style-name="ce54" table:formula="of:=([.J27]/10)*3" office:value-type="currency" office:currency="EUR" office:value="1.92" calcext:value-type="currency">
            <text:p>1,92 €</text:p>
          </table:table-cell>
          <table:table-cell table:formula="of:=[.C27]*[.L2]" office:value-type="currency" office:currency="EUR" office:value="16" calcext:value-type="currency">
            <text:p>16,00 €</text:p>
          </table:table-cell>
          <table:table-cell table:style-name="ce134" table:formula="of:=[.I27]/10*4" office:value-type="currency" office:currency="EUR" office:value="6.4" calcext:value-type="currency">
            <text:p>6,40 €</text:p>
          </table:table-cell>
          <table:table-cell table:style-name="ce136" table:formula="of:=([.J27]-[.H27])+([.E27]/1000)" office:value-type="currency" office:currency="EUR" office:value="4.63" calcext:value-type="currency">
            <text:p>4,63 €</text:p>
          </table:table-cell>
          <table:table-cell table:style-name="ce54" table:formula="of:=[.K27]/[.L2]" office:value-type="currency" office:currency="EUR" office:value="28.9375" calcext:value-type="currency">
            <text:p>28,94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ZT_WR4ue-35</text:p>
          </table:table-cell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style-name="ce54" table:formula="of:=([.J28]/10)*3" office:value-type="currency" office:currency="EUR" office:value="0.576" calcext:value-type="currency">
            <text:p>0,58 €</text:p>
          </table:table-cell>
          <table:table-cell table:formula="of:=[.C28]*[.L2]" office:value-type="currency" office:currency="EUR" office:value="4.8" calcext:value-type="currency">
            <text:p>4,80 €</text:p>
          </table:table-cell>
          <table:table-cell table:style-name="ce134" table:formula="of:=[.I28]/10*4" office:value-type="currency" office:currency="EUR" office:value="1.92" calcext:value-type="currency">
            <text:p>1,92 €</text:p>
          </table:table-cell>
          <table:table-cell table:style-name="ce136" table:formula="of:=([.J28]-[.H28])+([.E28]/1000)" office:value-type="currency" office:currency="EUR" office:value="1.494" calcext:value-type="currency">
            <text:p>1,49 €</text:p>
          </table:table-cell>
          <table:table-cell table:style-name="ce54" table:formula="of:=[.K28]/[.L2]" office:value-type="currency" office:currency="EUR" office:value="9.3375" calcext:value-type="currency">
            <text:p>9,34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ZT_ABi</text:p>
          </table:table-cell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style-name="ce54" table:formula="of:=([.J29]/10)*3" office:value-type="currency" office:currency="EUR" office:value="0.576" calcext:value-type="currency">
            <text:p>0,58 €</text:p>
          </table:table-cell>
          <table:table-cell table:formula="of:=[.C29]*[.L2]" office:value-type="currency" office:currency="EUR" office:value="4.8" calcext:value-type="currency">
            <text:p>4,80 €</text:p>
          </table:table-cell>
          <table:table-cell table:style-name="ce134" table:formula="of:=[.I29]/10*4" office:value-type="currency" office:currency="EUR" office:value="1.92" calcext:value-type="currency">
            <text:p>1,92 €</text:p>
          </table:table-cell>
          <table:table-cell table:style-name="ce136" table:formula="of:=([.J29]-[.H29])+([.E29]/1000)" office:value-type="currency" office:currency="EUR" office:value="1.444" calcext:value-type="currency">
            <text:p>1,44 €</text:p>
          </table:table-cell>
          <table:table-cell table:style-name="ce54" table:formula="of:=[.K29]/[.L2]" office:value-type="currency" office:currency="EUR" office:value="9.025" calcext:value-type="currency">
            <text:p>9,03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Eilzugwagen</text:p>
          </table:table-cell>
          <table:table-cell office:value-type="string" calcext:value-type="string">
            <text:p>Passagiere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style-name="ce54" table:formula="of:=([.J30]/10)*3" office:value-type="currency" office:currency="EUR" office:value="0.8448" calcext:value-type="currency">
            <text:p>0,84 €</text:p>
          </table:table-cell>
          <table:table-cell table:formula="of:=[.C30]*[.L2]" office:value-type="currency" office:currency="EUR" office:value="7.04" calcext:value-type="currency">
            <text:p>7,04 €</text:p>
          </table:table-cell>
          <table:table-cell table:style-name="ce134" table:formula="of:=[.I30]/10*4" office:value-type="currency" office:currency="EUR" office:value="2.816" calcext:value-type="currency">
            <text:p>2,82 €</text:p>
          </table:table-cell>
          <table:table-cell table:style-name="ce136" table:formula="of:=([.J30]-[.H30])+([.E30]/1000)" office:value-type="currency" office:currency="EUR" office:value="2.0712" calcext:value-type="currency">
            <text:p>2,07 €</text:p>
          </table:table-cell>
          <table:table-cell table:style-name="ce54" table:formula="of:=[.K30]/[.L2]" office:value-type="currency" office:currency="EUR" office:value="12.945" calcext:value-type="currency">
            <text:p>12,9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ICSpeisewagen</text:p>
          </table:table-cell>
          <table:table-cell office:value-type="string" calcext:value-type="string">
            <text:p>Passagiere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table:style-name="ce54" table:formula="of:=([.J31]/10)*3" office:value-type="currency" office:currency="EUR" office:value="0.192" calcext:value-type="currency">
            <text:p>0,19 €</text:p>
          </table:table-cell>
          <table:table-cell table:formula="of:=[.C31]*[.L2]" office:value-type="currency" office:currency="EUR" office:value="1.6" calcext:value-type="currency">
            <text:p>1,60 €</text:p>
          </table:table-cell>
          <table:table-cell table:style-name="ce134" table:formula="of:=[.I31]/10*4" office:value-type="currency" office:currency="EUR" office:value="0.64" calcext:value-type="currency">
            <text:p>0,64 €</text:p>
          </table:table-cell>
          <table:table-cell table:style-name="ce136" table:formula="of:=([.J31]-[.H31])+([.E31]/1000)" office:value-type="currency" office:currency="EUR" office:value="0.648" calcext:value-type="currency">
            <text:p>0,65 €</text:p>
          </table:table-cell>
          <table:table-cell table:style-name="ce54" table:formula="of:=[.K31]/[.L2]" office:value-type="currency" office:currency="EUR" office:value="4.05" calcext:value-type="currency">
            <text:p>4,0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ICWagen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32]/10)*3" office:value-type="currency" office:currency="EUR" office:value="1.92" calcext:value-type="currency">
            <text:p>1,92 €</text:p>
          </table:table-cell>
          <table:table-cell table:formula="of:=[.C32]*[.L2]" office:value-type="currency" office:currency="EUR" office:value="16" calcext:value-type="currency">
            <text:p>16,00 €</text:p>
          </table:table-cell>
          <table:table-cell table:style-name="ce134" table:formula="of:=[.I32]/10*4" office:value-type="currency" office:currency="EUR" office:value="6.4" calcext:value-type="currency">
            <text:p>6,40 €</text:p>
          </table:table-cell>
          <table:table-cell table:style-name="ce136" table:formula="of:=([.J32]-[.H32])+([.E32]/1000)" office:value-type="currency" office:currency="EUR" office:value="4.68" calcext:value-type="currency">
            <text:p>4,68 €</text:p>
          </table:table-cell>
          <table:table-cell table:style-name="ce54" table:formula="of:=[.K32]/[.L2]" office:value-type="currency" office:currency="EUR" office:value="29.25" calcext:value-type="currency">
            <text:p>29,25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B140</text:p>
          </table:table-cell>
          <table:table-cell office:value-type="string" calcext:value-type="string">
            <text:p>Passagier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style-name="ce54" table:formula="of:=([.J33]/10)*3" office:value-type="currency" office:currency="EUR" office:value="0.9984" calcext:value-type="currency">
            <text:p>1,00 €</text:p>
          </table:table-cell>
          <table:table-cell table:formula="of:=[.C33]*[.L2]" office:value-type="currency" office:currency="EUR" office:value="8.32" calcext:value-type="currency">
            <text:p>8,32 €</text:p>
          </table:table-cell>
          <table:table-cell table:style-name="ce134" table:formula="of:=[.I33]/10*4" office:value-type="currency" office:currency="EUR" office:value="3.328" calcext:value-type="currency">
            <text:p>3,33 €</text:p>
          </table:table-cell>
          <table:table-cell table:style-name="ce136" table:formula="of:=([.J33]-[.H33])+([.E33]/1000)" office:value-type="currency" office:currency="EUR" office:value="2.4496" calcext:value-type="currency">
            <text:p>2,45 €</text:p>
          </table:table-cell>
          <table:table-cell table:style-name="ce54" table:formula="of:=[.K33]/[.L2]" office:value-type="currency" office:currency="EUR" office:value="15.31" calcext:value-type="currency">
            <text:p>15,31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B75</text:p>
          </table:table-cell>
          <table:table-cell office:value-type="string" calcext:value-type="string">
            <text:p>Passagier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style-name="ce54" table:formula="of:=([.J34]/10)*3" office:value-type="currency" office:currency="EUR" office:value="0.8064" calcext:value-type="currency">
            <text:p>0,81 €</text:p>
          </table:table-cell>
          <table:table-cell table:formula="of:=[.C34]*[.L2]" office:value-type="currency" office:currency="EUR" office:value="6.72" calcext:value-type="currency">
            <text:p>6,72 €</text:p>
          </table:table-cell>
          <table:table-cell table:style-name="ce134" table:formula="of:=[.I34]/10*4" office:value-type="currency" office:currency="EUR" office:value="2.688" calcext:value-type="currency">
            <text:p>2,69 €</text:p>
          </table:table-cell>
          <table:table-cell table:style-name="ce136" table:formula="of:=([.J34]-[.H34])+([.E34]/1000)" office:value-type="currency" office:currency="EUR" office:value="1.9516" calcext:value-type="currency">
            <text:p>1,95 €</text:p>
          </table:table-cell>
          <table:table-cell table:style-name="ce54" table:formula="of:=[.K34]/[.L2]" office:value-type="currency" office:currency="EUR" office:value="12.1975" calcext:value-type="currency">
            <text:p>12,20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B_BR928</text:p>
          </table:table-cell>
          <table:table-cell office:value-type="string" calcext:value-type="string">
            <text:p>Passagiere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style-name="ce54" table:formula="of:=([.J35]/10)*3" office:value-type="currency" office:currency="EUR" office:value="1.6128" calcext:value-type="currency">
            <text:p>1,61 €</text:p>
          </table:table-cell>
          <table:table-cell table:formula="of:=[.C35]*[.L2]" office:value-type="currency" office:currency="EUR" office:value="13.44" calcext:value-type="currency">
            <text:p>13,44 €</text:p>
          </table:table-cell>
          <table:table-cell table:style-name="ce134" table:formula="of:=[.I35]/10*4" office:value-type="currency" office:currency="EUR" office:value="5.376" calcext:value-type="currency">
            <text:p>5,38 €</text:p>
          </table:table-cell>
          <table:table-cell table:style-name="ce136" table:formula="of:=([.J35]-[.H35])+([.E35]/1000)" office:value-type="currency" office:currency="EUR" office:value="3.8832" calcext:value-type="currency">
            <text:p>3,88 €</text:p>
          </table:table-cell>
          <table:table-cell table:style-name="ce54" table:formula="of:=[.K35]/[.L2]" office:value-type="currency" office:currency="EUR" office:value="24.27" calcext:value-type="currency">
            <text:p>24,27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BOB_Gondel1</text:p>
          </table:table-cell>
          <table:table-cell office:value-type="string" calcext:value-type="string">
            <text:p>Passagiere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36]/10)*3" office:value-type="currency" office:currency="EUR" office:value="1.4016" calcext:value-type="currency">
            <text:p>1,40 €</text:p>
          </table:table-cell>
          <table:table-cell table:formula="of:=[.C36]*[.L2]" office:value-type="currency" office:currency="EUR" office:value="11.68" calcext:value-type="currency">
            <text:p>11,68 €</text:p>
          </table:table-cell>
          <table:table-cell table:style-name="ce134" table:formula="of:=[.I36]/10*4" office:value-type="currency" office:currency="EUR" office:value="4.672" calcext:value-type="currency">
            <text:p>4,67 €</text:p>
          </table:table-cell>
          <table:table-cell table:style-name="ce136" table:formula="of:=([.J36]-[.H36])+([.E36]/1000)" office:value-type="currency" office:currency="EUR" office:value="3.4304" calcext:value-type="currency">
            <text:p>3,43 €</text:p>
          </table:table-cell>
          <table:table-cell table:style-name="ce54" table:formula="of:=[.K36]/[.L2]" office:value-type="currency" office:currency="EUR" office:value="21.44" calcext:value-type="currency">
            <text:p>21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BOB_Gondel2</text:p>
          </table:table-cell>
          <table:table-cell office:value-type="string" calcext:value-type="string">
            <text:p>Passagiere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37]/10)*3" office:value-type="currency" office:currency="EUR" office:value="1.4016" calcext:value-type="currency">
            <text:p>1,40 €</text:p>
          </table:table-cell>
          <table:table-cell table:formula="of:=[.C37]*[.L2]" office:value-type="currency" office:currency="EUR" office:value="11.68" calcext:value-type="currency">
            <text:p>11,68 €</text:p>
          </table:table-cell>
          <table:table-cell table:style-name="ce134" table:formula="of:=[.I37]/10*4" office:value-type="currency" office:currency="EUR" office:value="4.672" calcext:value-type="currency">
            <text:p>4,67 €</text:p>
          </table:table-cell>
          <table:table-cell table:style-name="ce136" table:formula="of:=([.J37]-[.H37])+([.E37]/1000)" office:value-type="currency" office:currency="EUR" office:value="3.4304" calcext:value-type="currency">
            <text:p>3,43 €</text:p>
          </table:table-cell>
          <table:table-cell table:style-name="ce54" table:formula="of:=[.K37]/[.L2]" office:value-type="currency" office:currency="EUR" office:value="21.44" calcext:value-type="currency">
            <text:p>21,44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_Waggon</text:p>
          </table:table-cell>
          <table:table-cell office:value-type="string" calcext:value-type="string">
            <text:p>Passagiere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style-name="ce54" table:formula="of:=([.J38]/10)*3" office:value-type="currency" office:currency="EUR" office:value="0.9792" calcext:value-type="currency">
            <text:p>0,98 €</text:p>
          </table:table-cell>
          <table:table-cell table:formula="of:=[.C38]*[.L2]" office:value-type="currency" office:currency="EUR" office:value="10.88" calcext:value-type="currency">
            <text:p>10,88 €</text:p>
          </table:table-cell>
          <table:table-cell table:style-name="ce134" table:formula="of:=[.I38]/10*3" office:value-type="currency" office:currency="EUR" office:value="3.264" calcext:value-type="currency">
            <text:p>3,26 €</text:p>
          </table:table-cell>
          <table:table-cell table:style-name="ce136" table:formula="of:=([.J38]-[.H38])+([.E38]/1000)" office:value-type="currency" office:currency="EUR" office:value="2.4448" calcext:value-type="currency">
            <text:p>2,44 €</text:p>
          </table:table-cell>
          <table:table-cell table:style-name="ce54" table:formula="of:=[.K38]/[.L2]" office:value-type="currency" office:currency="EUR" office:value="15.28" calcext:value-type="currency">
            <text:p>15,28 €</text:p>
          </table:table-cell>
          <table:table-cell table:style-name="Default" office:value-type="string" calcext:value-type="string">
            <text:p>Kalkulation auf 30 % wegen Gespannzwang reduziert</text:p>
          </table:table-cell>
          <table:table-cell/>
        </table:table-row>
        <table:table-row table:style-name="ro1">
          <table:table-cell office:value-type="string" calcext:value-type="string">
            <text:p>BR477_Waggon1</text:p>
          </table:table-cell>
          <table:table-cell office:value-type="string" calcext:value-type="string">
            <text:p>Passagiere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39]/10)*3" office:value-type="currency" office:currency="EUR" office:value="1.5168" calcext:value-type="currency">
            <text:p>1,52 €</text:p>
          </table:table-cell>
          <table:table-cell table:formula="of:=[.C39]*[.L2]" office:value-type="currency" office:currency="EUR" office:value="12.64" calcext:value-type="currency">
            <text:p>12,64 €</text:p>
          </table:table-cell>
          <table:table-cell table:style-name="ce134" table:formula="of:=[.I39]/10*4" office:value-type="currency" office:currency="EUR" office:value="5.056" calcext:value-type="currency">
            <text:p>5,06 €</text:p>
          </table:table-cell>
          <table:table-cell table:style-name="ce136" table:formula="of:=([.J39]-[.H39])+([.E39]/1000)" office:value-type="currency" office:currency="EUR" office:value="3.6192" calcext:value-type="currency">
            <text:p>3,62 €</text:p>
          </table:table-cell>
          <table:table-cell table:style-name="ce54" table:formula="of:=[.K39]/[.L2]" office:value-type="currency" office:currency="EUR" office:value="22.62" calcext:value-type="currency">
            <text:p>22,62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477_Waggon2</text:p>
          </table:table-cell>
          <table:table-cell office:value-type="string" calcext:value-type="string">
            <text:p>Passagiere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0]/10)*3" office:value-type="currency" office:currency="EUR" office:value="1.5168" calcext:value-type="currency">
            <text:p>1,52 €</text:p>
          </table:table-cell>
          <table:table-cell table:formula="of:=[.C40]*[.L2]" office:value-type="currency" office:currency="EUR" office:value="12.64" calcext:value-type="currency">
            <text:p>12,64 €</text:p>
          </table:table-cell>
          <table:table-cell table:style-name="ce134" table:formula="of:=[.I40]/10*4" office:value-type="currency" office:currency="EUR" office:value="5.056" calcext:value-type="currency">
            <text:p>5,06 €</text:p>
          </table:table-cell>
          <table:table-cell table:style-name="ce136" table:formula="of:=([.J40]-[.H40])+([.E40]/1000)" office:value-type="currency" office:currency="EUR" office:value="3.6192" calcext:value-type="currency">
            <text:p>3,62 €</text:p>
          </table:table-cell>
          <table:table-cell table:style-name="ce54" table:formula="of:=[.K40]/[.L2]" office:value-type="currency" office:currency="EUR" office:value="22.62" calcext:value-type="currency">
            <text:p>22,62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481_Waggon1</text:p>
          </table:table-cell>
          <table:table-cell office:value-type="string" calcext:value-type="string">
            <text:p>Passagiere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1]/10)*3" office:value-type="currency" office:currency="EUR" office:value="1.4208" calcext:value-type="currency">
            <text:p>1,42 €</text:p>
          </table:table-cell>
          <table:table-cell table:formula="of:=[.C41]*[.L2]" office:value-type="currency" office:currency="EUR" office:value="11.84" calcext:value-type="currency">
            <text:p>11,84 €</text:p>
          </table:table-cell>
          <table:table-cell table:style-name="ce134" table:formula="of:=[.I41]/10*4" office:value-type="currency" office:currency="EUR" office:value="4.736" calcext:value-type="currency">
            <text:p>4,74 €</text:p>
          </table:table-cell>
          <table:table-cell table:style-name="ce136" table:formula="of:=([.J41]-[.H41])+([.E41]/1000)" office:value-type="currency" office:currency="EUR" office:value="3.4152" calcext:value-type="currency">
            <text:p>3,42 €</text:p>
          </table:table-cell>
          <table:table-cell table:style-name="ce54" table:formula="of:=[.K41]/[.L2]" office:value-type="currency" office:currency="EUR" office:value="21.345" calcext:value-type="currency">
            <text:p>21,35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481_Waggon2</text:p>
          </table:table-cell>
          <table:table-cell office:value-type="string" calcext:value-type="string">
            <text:p>Passagiere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2]/10)*3" office:value-type="currency" office:currency="EUR" office:value="1.4208" calcext:value-type="currency">
            <text:p>1,42 €</text:p>
          </table:table-cell>
          <table:table-cell table:formula="of:=[.C42]*[.L2]" office:value-type="currency" office:currency="EUR" office:value="11.84" calcext:value-type="currency">
            <text:p>11,84 €</text:p>
          </table:table-cell>
          <table:table-cell table:style-name="ce134" table:formula="of:=[.I42]/10*4" office:value-type="currency" office:currency="EUR" office:value="4.736" calcext:value-type="currency">
            <text:p>4,74 €</text:p>
          </table:table-cell>
          <table:table-cell table:style-name="ce136" table:formula="of:=([.J42]-[.H42])+([.E42]/1000)" office:value-type="currency" office:currency="EUR" office:value="3.4152" calcext:value-type="currency">
            <text:p>3,42 €</text:p>
          </table:table-cell>
          <table:table-cell table:style-name="ce54" table:formula="of:=[.K42]/[.L2]" office:value-type="currency" office:currency="EUR" office:value="21.345" calcext:value-type="currency">
            <text:p>21,35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485_Waggon1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3]/10)*3" office:value-type="currency" office:currency="EUR" office:value="2.4576" calcext:value-type="currency">
            <text:p>2,46 €</text:p>
          </table:table-cell>
          <table:table-cell table:formula="of:=[.C43]*[.L2]" office:value-type="currency" office:currency="EUR" office:value="20.48" calcext:value-type="currency">
            <text:p>20,48 €</text:p>
          </table:table-cell>
          <table:table-cell table:style-name="ce134" table:formula="of:=[.I43]/10*4" office:value-type="currency" office:currency="EUR" office:value="8.192" calcext:value-type="currency">
            <text:p>8,19 €</text:p>
          </table:table-cell>
          <table:table-cell table:style-name="ce136" table:formula="of:=([.J43]-[.H43])+([.E43]/1000)" office:value-type="currency" office:currency="EUR" office:value="5.8244" calcext:value-type="currency">
            <text:p>5,82 €</text:p>
          </table:table-cell>
          <table:table-cell table:style-name="ce54" table:formula="of:=[.K43]/[.L2]" office:value-type="currency" office:currency="EUR" office:value="36.4025" calcext:value-type="currency">
            <text:p>36,40 €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485_Waggon2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4]/10)*3" office:value-type="currency" office:currency="EUR" office:value="2.4576" calcext:value-type="currency">
            <text:p>2,46 €</text:p>
          </table:table-cell>
          <table:table-cell table:formula="of:=[.C44]*[.L2]" office:value-type="currency" office:currency="EUR" office:value="20.48" calcext:value-type="currency">
            <text:p>20,48 €</text:p>
          </table:table-cell>
          <table:table-cell table:style-name="ce134" table:formula="of:=[.I44]/10*4" office:value-type="currency" office:currency="EUR" office:value="8.192" calcext:value-type="currency">
            <text:p>8,19 €</text:p>
          </table:table-cell>
          <table:table-cell table:style-name="ce136" table:formula="of:=([.J44]-[.H44])+([.E44]/1000)" office:value-type="currency" office:currency="EUR" office:value="5.8244" calcext:value-type="currency">
            <text:p>5,82 €</text:p>
          </table:table-cell>
          <table:table-cell table:style-name="ce54" table:formula="of:=[.K44]/[.L2]" office:value-type="currency" office:currency="EUR" office:value="36.4025" calcext:value-type="currency">
            <text:p>36,4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rot_Waggon1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5]/10)*3" office:value-type="currency" office:currency="EUR" office:value="2.4576" calcext:value-type="currency">
            <text:p>2,46 €</text:p>
          </table:table-cell>
          <table:table-cell table:formula="of:=[.C45]*[.L2]" office:value-type="currency" office:currency="EUR" office:value="20.48" calcext:value-type="currency">
            <text:p>20,48 €</text:p>
          </table:table-cell>
          <table:table-cell table:style-name="ce134" table:formula="of:=[.I45]/10*4" office:value-type="currency" office:currency="EUR" office:value="8.192" calcext:value-type="currency">
            <text:p>8,19 €</text:p>
          </table:table-cell>
          <table:table-cell table:style-name="ce136" table:formula="of:=([.J45]-[.H45])+([.E45]/1000)" office:value-type="currency" office:currency="EUR" office:value="5.8244" calcext:value-type="currency">
            <text:p>5,82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485_rot_Waggon2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6]/10)*3" office:value-type="currency" office:currency="EUR" office:value="2.4576" calcext:value-type="currency">
            <text:p>2,46 €</text:p>
          </table:table-cell>
          <table:table-cell table:formula="of:=[.C46]*[.L2]" office:value-type="currency" office:currency="EUR" office:value="20.48" calcext:value-type="currency">
            <text:p>20,48 €</text:p>
          </table:table-cell>
          <table:table-cell table:style-name="ce134" table:formula="of:=[.I46]/10*4" office:value-type="currency" office:currency="EUR" office:value="8.192" calcext:value-type="currency">
            <text:p>8,19 €</text:p>
          </table:table-cell>
          <table:table-cell table:style-name="ce136" table:formula="of:=([.J46]-[.H46])+([.E46]/1000)" office:value-type="currency" office:currency="EUR" office:value="5.8244" calcext:value-type="currency">
            <text:p>5,82 €</text:p>
          </table:table-cell>
          <table:table-cell table:style-name="ce54" table:formula="of:=[.K46]/[.L2]" office:value-type="currency" office:currency="EUR" office:value="36.4025" calcext:value-type="currency">
            <text:p>36,4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165_Waggon1</text:p>
          </table:table-cell>
          <table:table-cell office:value-type="string" calcext:value-type="string">
            <text:p>Passagiere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7]/10)*3" office:value-type="currency" office:currency="EUR" office:value="2.6304" calcext:value-type="currency">
            <text:p>2,63 €</text:p>
          </table:table-cell>
          <table:table-cell table:formula="of:=[.C47]*[.L2]" office:value-type="currency" office:currency="EUR" office:value="21.92" calcext:value-type="currency">
            <text:p>21,92 €</text:p>
          </table:table-cell>
          <table:table-cell table:style-name="ce134" table:formula="of:=[.I47]/10*4" office:value-type="currency" office:currency="EUR" office:value="8.768" calcext:value-type="currency">
            <text:p>8,77 €</text:p>
          </table:table-cell>
          <table:table-cell table:style-name="ce136" table:formula="of:=([.J47]-[.H47])+([.E47]/1000)" office:value-type="currency" office:currency="EUR" office:value="6.2176" calcext:value-type="currency">
            <text:p>6,22 €</text:p>
          </table:table-cell>
          <table:table-cell table:style-name="ce54" table:formula="of:=[.K47]/[.L2]" office:value-type="currency" office:currency="EUR" office:value="38.86" calcext:value-type="currency">
            <text:p>38,86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165_Waggon2</text:p>
          </table:table-cell>
          <table:table-cell office:value-type="string" calcext:value-type="string">
            <text:p>Passagiere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97" calcext:value-type="float">
            <text:p>97</text:p>
          </table:table-cell>
          <table:table-cell/>
          <table:table-cell table:style-name="ce54" table:formula="of:=([.J48]/10)*3" office:value-type="currency" office:currency="EUR" office:value="2.6304" calcext:value-type="currency">
            <text:p>2,63 €</text:p>
          </table:table-cell>
          <table:table-cell table:formula="of:=[.C48]*[.L2]" office:value-type="currency" office:currency="EUR" office:value="21.92" calcext:value-type="currency">
            <text:p>21,92 €</text:p>
          </table:table-cell>
          <table:table-cell table:style-name="ce134" table:formula="of:=[.I48]/10*4" office:value-type="currency" office:currency="EUR" office:value="8.768" calcext:value-type="currency">
            <text:p>8,77 €</text:p>
          </table:table-cell>
          <table:table-cell table:style-name="ce136" table:formula="of:=([.J48]-[.H48])+([.E48]/1000)" office:value-type="currency" office:currency="EUR" office:value="6.2176" calcext:value-type="currency">
            <text:p>6,22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RT_Waggon1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style-name="ce54" table:formula="of:=([.J49]/10)*3" office:value-type="currency" office:currency="EUR" office:value="1.248" calcext:value-type="currency">
            <text:p>1,25 €</text:p>
          </table:table-cell>
          <table:table-cell table:formula="of:=[.C49]*[.L2]" office:value-type="currency" office:currency="EUR" office:value="10.4" calcext:value-type="currency">
            <text:p>10,40 €</text:p>
          </table:table-cell>
          <table:table-cell table:style-name="ce134" table:formula="of:=[.I49]/10*4" office:value-type="currency" office:currency="EUR" office:value="4.16" calcext:value-type="currency">
            <text:p>4,16 €</text:p>
          </table:table-cell>
          <table:table-cell table:style-name="ce136" table:formula="of:=([.J49]-[.H49])+([.E49]/1000)" office:value-type="currency" office:currency="EUR" office:value="3.072" calcext:value-type="currency">
            <text:p>3,07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RT_Waggon2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style-name="ce54" table:formula="of:=([.J50]/10)*3" office:value-type="currency" office:currency="EUR" office:value="1.248" calcext:value-type="currency">
            <text:p>1,25 €</text:p>
          </table:table-cell>
          <table:table-cell table:formula="of:=[.C50]*[.L2]" office:value-type="currency" office:currency="EUR" office:value="10.4" calcext:value-type="currency">
            <text:p>10,40 €</text:p>
          </table:table-cell>
          <table:table-cell table:style-name="ce134" table:formula="of:=[.I50]/10*4" office:value-type="currency" office:currency="EUR" office:value="4.16" calcext:value-type="currency">
            <text:p>4,16 €</text:p>
          </table:table-cell>
          <table:table-cell table:style-name="ce136" table:formula="of:=([.J50]-[.H50])+([.E50]/1000)" office:value-type="currency" office:currency="EUR" office:value="3.072" calcext:value-type="currency">
            <text:p>3,07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1_Bistro</text:p>
          </table:table-cell>
          <table:table-cell office:value-type="string" calcext:value-type="string">
            <text:p>Passagiere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style-name="ce54" table:formula="of:=([.J51]/10)*3" office:value-type="currency" office:currency="EUR" office:value="0.96" calcext:value-type="currency">
            <text:p>0,96 €</text:p>
          </table:table-cell>
          <table:table-cell table:formula="of:=[.C51]*[.L2]" office:value-type="currency" office:currency="EUR" office:value="8" calcext:value-type="currency">
            <text:p>8,00 €</text:p>
          </table:table-cell>
          <table:table-cell table:style-name="ce134" table:formula="of:=[.I51]/10*4" office:value-type="currency" office:currency="EUR" office:value="3.2" calcext:value-type="currency">
            <text:p>3,20 €</text:p>
          </table:table-cell>
          <table:table-cell table:style-name="ce136" table:formula="of:=([.J51]-[.H51])+([.E51]/1000)" office:value-type="currency" office:currency="EUR" office:value="2.49" calcext:value-type="currency">
            <text:p>2,4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1_Waggon</text:p>
          </table:table-cell>
          <table:table-cell office:value-type="string" calcext:value-type="string">
            <text:p>Passagiere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style-name="ce54" table:formula="of:=([.J52]/10)*3" office:value-type="currency" office:currency="EUR" office:value="1.2672" calcext:value-type="currency">
            <text:p>1,27 €</text:p>
          </table:table-cell>
          <table:table-cell table:formula="of:=[.C52]*[.L2]" office:value-type="currency" office:currency="EUR" office:value="10.56" calcext:value-type="currency">
            <text:p>10,56 €</text:p>
          </table:table-cell>
          <table:table-cell table:style-name="ce134" table:formula="of:=[.I52]/10*4" office:value-type="currency" office:currency="EUR" office:value="4.224" calcext:value-type="currency">
            <text:p>4,22 €</text:p>
          </table:table-cell>
          <table:table-cell table:style-name="ce136" table:formula="of:=([.J52]-[.H52])+([.E52]/1000)" office:value-type="currency" office:currency="EUR" office:value="3.2068" calcext:value-type="currency">
            <text:p>3,21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ZT_ET25C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4" table:formula="of:=([.J53]/10)*3" office:value-type="currency" office:currency="EUR" office:value="1.248" calcext:value-type="currency">
            <text:p>1,25 €</text:p>
          </table:table-cell>
          <table:table-cell table:formula="of:=[.C53]*[.L2]" office:value-type="currency" office:currency="EUR" office:value="10.4" calcext:value-type="currency">
            <text:p>10,40 €</text:p>
          </table:table-cell>
          <table:table-cell table:style-name="ce134" table:formula="of:=[.I53]/10*4" office:value-type="currency" office:currency="EUR" office:value="4.16" calcext:value-type="currency">
            <text:p>4,16 €</text:p>
          </table:table-cell>
          <table:table-cell table:style-name="ce136" table:formula="of:=([.J53]-[.H53])+([.E53]/1000)" office:value-type="currency" office:currency="EUR" office:value="3.032" calcext:value-type="currency">
            <text:p>3,03 €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4"/>
          <table:table-cell/>
          <table:table-cell table:style-name="ce134"/>
          <table:table-cell table:style-name="ce136"/>
          <table:table-cell table:number-columns-repeated="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onorail" table:style-name="ta15">
        <table:table-column table:style-name="co62" table:default-cell-style-name="Default"/>
        <table:table-column table:style-name="co6" table:number-columns-repeated="5" table:default-cell-style-name="Default"/>
        <table:table-column table:style-name="co6" table:default-cell-style-name="ce353"/>
        <table:table-column table:style-name="co6" table:default-cell-style-name="ce137"/>
        <table:table-column table:style-name="co36" table:default-cell-style-name="Default"/>
        <table:table-column table:style-name="co6" table:default-cell-style-name="Default"/>
        <table:table-row table:style-name="ro1">
          <table:table-cell table:number-columns-repeated="6"/>
          <table:table-cell table:style-name="ce388" office:value-type="string" calcext:value-type="string">
            <text:p>Gewinn:</text:p>
          </table:table-cell>
          <table:table-cell table:style-name="ce428"/>
          <table:table-cell table:style-name="ce430"/>
          <table:table-cell/>
        </table:table-row>
        <table:table-row table:style-name="ro1">
          <table:table-cell office:value-type="string" calcext:value-type="string">
            <text:p>Objek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Erlös</text:p>
          </table:table-cell>
          <table:table-cell table:style-name="ce388" office:value-type="string" calcext:value-type="string">
            <text:p>100% Ausl.</text:p>
          </table:table-cell>
          <table:table-cell table:style-name="ce428" office:value-type="string" calcext:value-type="string">
            <text:p>40% Ausl.</text:p>
          </table:table-cell>
          <table:table-cell table:style-name="ce430"/>
          <table:table-cell/>
        </table:table-row>
        <table:table-row table:style-name="ro1">
          <table:table-cell office:value-type="string" calcext:value-type="string">
            <text:p>yoshi_wup0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3]*[.D3]" office:value-type="currency" office:currency="EUR" office:value="0" calcext:value-type="currency">
            <text:p>0,00 €</text:p>
          </table:table-cell>
          <table:table-cell table:formula="of:=[.G3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0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style-name="ce353" table:formula="of:=[Waren.H2]" office:value-type="currency" office:currency="EUR" office:value="0" calcext:value-type="currency">
            <text:p>0,00 €</text:p>
          </table:table-cell>
          <table:table-cell table:formula="of:=[.F4]*[.D4]" office:value-type="currency" office:currency="EUR" office:value="0" calcext:value-type="currency">
            <text:p>0,00 €</text:p>
          </table:table-cell>
          <table:table-cell table:formula="of:=[.G4]/100*40" office:value-type="currency" office:currency="EUR" office:value="0" calcext:value-type="currency">
            <text:p>0,00 €</text:p>
          </table:table-cell>
          <table:table-cell/>
          <table:table-cell table:style-name="ce353"/>
        </table:table-row>
        <table:table-row table:style-name="ro1">
          <table:table-cell office:value-type="string" calcext:value-type="string">
            <text:p>yoshi_wup0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5]*[.D5]" office:value-type="currency" office:currency="EUR" office:value="0" calcext:value-type="currency">
            <text:p>0,00 €</text:p>
          </table:table-cell>
          <table:table-cell table:formula="of:=[.G5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6]*[.D6]" office:value-type="currency" office:currency="EUR" office:value="0" calcext:value-type="currency">
            <text:p>0,00 €</text:p>
          </table:table-cell>
          <table:table-cell table:formula="of:=[.G6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5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7]*[.D7]" office:value-type="currency" office:currency="EUR" office:value="0" calcext:value-type="currency">
            <text:p>0,00 €</text:p>
          </table:table-cell>
          <table:table-cell table:formula="of:=[.G7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620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8]*[.D8]" office:value-type="currency" office:currency="EUR" office:value="0" calcext:value-type="currency">
            <text:p>0,00 €</text:p>
          </table:table-cell>
          <table:table-cell table:formula="of:=[.G8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62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9]*[.D9]" office:value-type="currency" office:currency="EUR" office:value="0" calcext:value-type="currency">
            <text:p>0,00 €</text:p>
          </table:table-cell>
          <table:table-cell table:formula="of:=[.G9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620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10]*[.D10]" office:value-type="currency" office:currency="EUR" office:value="0" calcext:value-type="currency">
            <text:p>0,00 €</text:p>
          </table:table-cell>
          <table:table-cell table:formula="of:=[.G10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6501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11]*[.D11]" office:value-type="currency" office:currency="EUR" office:value="0" calcext:value-type="currency">
            <text:p>0,00 €</text:p>
          </table:table-cell>
          <table:table-cell table:formula="of:=[.G11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650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12]*[.D12]" office:value-type="currency" office:currency="EUR" office:value="0" calcext:value-type="currency">
            <text:p>0,00 €</text:p>
          </table:table-cell>
          <table:table-cell table:formula="of:=[.G12]/100*40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shi_wup19650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table:formula="of:=[Waren.H2]" office:value-type="float" office:value="0" calcext:value-type="float">
            <text:p>0</text:p>
          </table:table-cell>
          <table:table-cell table:formula="of:=[.F13]*[.D13]" office:value-type="currency" office:currency="EUR" office:value="0" calcext:value-type="currency">
            <text:p>0,00 €</text:p>
          </table:table-cell>
          <table:table-cell table:formula="of:=[.G13]/100*40" office:value-type="currency" office:currency="EUR" office:value="0" calcext:value-type="currency">
            <text:p>0,00 €</text:p>
          </table:table-cell>
          <table:table-cell table:number-columns-repeated="2"/>
        </table:table-row>
      </table:table>
      <table:table table:name="Air" table:style-name="ta8" table:print="false">
        <table:table-column table:style-name="co42" table:default-cell-style-name="ce71"/>
        <table:table-column table:style-name="co6" table:number-columns-repeated="8" table:default-cell-style-name="ce71"/>
        <table:table-column table:style-name="co6" table:number-columns-repeated="2" table:default-cell-style-name="ce54"/>
        <table:table-column table:style-name="co6" table:number-columns-repeated="3" table:default-cell-style-name="Default"/>
        <table:table-row table:style-name="ro1">
          <table:table-cell table:style-name="Default" table:number-columns-repeated="9"/>
          <table:table-cell table:style-name="ce65" office:value-type="percentage" office:value="1" calcext:value-type="percentage">
            <text:p>100,00%</text:p>
          </table:table-cell>
          <table:table-cell table:style-name="ce65" office:value-type="percentage" office:value="0.4" calcext:value-type="percentage">
            <text:p>40,00%</text:p>
          </table:table-cell>
          <table:table-cell/>
          <table:table-cell table:style-name="ce141" office:value-type="string" calcext:value-type="string">
            <text:p>Kaufpreis</text:p>
          </table:table-cell>
          <table:table-cell/>
        </table:table-row>
        <table:table-row table:style-name="ro1">
          <table:table-cell table:style-name="Default" office:value-type="string" calcext:value-type="string">
            <text:p>Objekt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speed</text:p>
          </table:table-cell>
          <table:table-cell table:style-name="Default" office:value-type="string" calcext:value-type="string">
            <text:p>freight</text:p>
          </table:table-cell>
          <table:table-cell table:style-name="Default" office:value-type="string" calcext:value-type="string">
            <text:p>payload</text:p>
          </table:table-cell>
          <table:table-cell table:style-name="Default" office:value-type="string" calcext:value-type="string">
            <text:p>runningcost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Leistung <text:s/>x 26,52</text:p>
          </table:table-cell>
        </table:table-row>
        <table:table-row table:style-name="ro1">
          <table:table-cell table:style-name="ce138" office:value-type="string" calcext:value-type="string">
            <text:p>Albatros_L58_Stueckgut</text:p>
          </table:table-cell>
          <table:table-cell table:style-name="ce138" office:value-type="float" office:value="180" calcext:value-type="float">
            <text:p>180</text:p>
          </table:table-cell>
          <table:table-cell table:style-name="ce138" office:value-type="float" office:value="140" calcext:value-type="float">
            <text:p>140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50" calcext:value-type="float">
            <text:p>50</text:p>
          </table:table-cell>
          <table:table-cell table:style-name="ce138"/>
          <table:table-cell table:style-name="ce140" table:number-columns-repeated="2"/>
          <table:table-cell table:formula="of:=[.E3]*[Waren.O52]" office:value-type="currency" office:currency="EUR" office:value="0" calcext:value-type="currency">
            <text:p>0,00 €</text:p>
          </table:table-cell>
          <table:table-cell table:formula="of:=[.J3]/100*40" office:value-type="currency" office:currency="EUR" office:value="0" calcext:value-type="currency">
            <text:p>0,00 €</text:p>
          </table:table-cell>
          <table:table-cell/>
          <table:table-cell table:formula="of:=[.B3]*26.52" office:value-type="float" office:value="4773.6" calcext:value-type="float">
            <text:p>4773,6</text:p>
          </table:table-cell>
          <table:table-cell/>
        </table:table-row>
        <table:table-row table:style-name="ro1">
          <table:table-cell table:style-name="ce138" office:value-type="string" calcext:value-type="string">
            <text:p>Boeing_B777F_Stueckgut</text:p>
          </table:table-cell>
          <table:table-cell table:style-name="ce138" office:value-type="float" office:value="32000" calcext:value-type="float">
            <text:p>32000</text:p>
          </table:table-cell>
          <table:table-cell table:style-name="ce138" office:value-type="float" office:value="896" calcext:value-type="float">
            <text:p>896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320" calcext:value-type="float">
            <text:p>320</text:p>
          </table:table-cell>
          <table:table-cell table:style-name="ce138" office:value-type="float" office:value="1200" calcext:value-type="float">
            <text:p>1200</text:p>
          </table:table-cell>
          <table:table-cell table:style-name="ce138"/>
          <table:table-cell table:style-name="ce140" table:number-columns-repeated="2"/>
          <table:table-cell table:formula="of:=[.E4]*[Waren.O52]" office:value-type="currency" office:currency="EUR" office:value="0" calcext:value-type="currency">
            <text:p>0,00 €</text:p>
          </table:table-cell>
          <table:table-cell table:formula="of:=[.J4]/100*40" office:value-type="currency" office:currency="EUR" office:value="0" calcext:value-type="currency">
            <text:p>0,00 €</text:p>
          </table:table-cell>
          <table:table-cell/>
          <table:table-cell table:formula="of:=[.B4]*26.52" office:value-type="float" office:value="848640" calcext:value-type="float">
            <text:p>848640</text:p>
          </table:table-cell>
          <table:table-cell/>
        </table:table-row>
        <table:table-row table:style-name="ro1">
          <table:table-cell table:style-name="ce138" office:value-type="string" calcext:value-type="string">
            <text:p>Curtiss_C46_Lufthansa_Stueckgut</text:p>
          </table:table-cell>
          <table:table-cell table:style-name="ce138" office:value-type="float" office:value="4260" calcext:value-type="float">
            <text:p>4260</text:p>
          </table:table-cell>
          <table:table-cell table:style-name="ce138" office:value-type="float" office:value="435" calcext:value-type="float">
            <text:p>435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23" calcext:value-type="float">
            <text:p>23</text:p>
          </table:table-cell>
          <table:table-cell table:style-name="ce138" office:value-type="float" office:value="111" calcext:value-type="float">
            <text:p>111</text:p>
          </table:table-cell>
          <table:table-cell table:style-name="ce138"/>
          <table:table-cell table:style-name="ce140" table:number-columns-repeated="2"/>
          <table:table-cell table:formula="of:=[.E5]*[Waren.O52]" office:value-type="currency" office:currency="EUR" office:value="0" calcext:value-type="currency">
            <text:p>0,00 €</text:p>
          </table:table-cell>
          <table:table-cell table:formula="of:=[.J5]/100*40" office:value-type="currency" office:currency="EUR" office:value="0" calcext:value-type="currency">
            <text:p>0,00 €</text:p>
          </table:table-cell>
          <table:table-cell/>
          <table:table-cell table:formula="of:=[.B5]*26.52" office:value-type="float" office:value="112975.2" calcext:value-type="float">
            <text:p>112975,2</text:p>
          </table:table-cell>
          <table:table-cell/>
        </table:table-row>
        <table:table-row table:style-name="ro1">
          <table:table-cell table:style-name="ce138" office:value-type="string" calcext:value-type="string">
            <text:p>Focke-Wulf_FW200_ Stueckgut</text:p>
          </table:table-cell>
          <table:table-cell table:style-name="ce138" office:value-type="float" office:value="4000" calcext:value-type="float">
            <text:p>4000</text:p>
          </table:table-cell>
          <table:table-cell table:style-name="ce138" office:value-type="float" office:value="380" calcext:value-type="float">
            <text:p>380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32" calcext:value-type="float">
            <text:p>32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/>
          <table:table-cell table:style-name="ce140" table:number-columns-repeated="2"/>
          <table:table-cell table:formula="of:=[.E6]*[Waren.O52]" office:value-type="currency" office:currency="EUR" office:value="0" calcext:value-type="currency">
            <text:p>0,00 €</text:p>
          </table:table-cell>
          <table:table-cell table:formula="of:=[.J6]/100*40" office:value-type="currency" office:currency="EUR" office:value="0" calcext:value-type="currency">
            <text:p>0,00 €</text:p>
          </table:table-cell>
          <table:table-cell/>
          <table:table-cell table:formula="of:=[.B6]*26.52" office:value-type="float" office:value="106080" calcext:value-type="float">
            <text:p>106080</text:p>
          </table:table-cell>
          <table:table-cell/>
        </table:table-row>
        <table:table-row table:style-name="ro1">
          <table:table-cell table:style-name="ce138" office:value-type="string" calcext:value-type="string">
            <text:p>Fokker_F.III_Stueckgut</text:p>
          </table:table-cell>
          <table:table-cell table:style-name="ce138" office:value-type="float" office:value="180" calcext:value-type="float">
            <text:p>180</text:p>
          </table:table-cell>
          <table:table-cell table:style-name="ce138" office:value-type="float" office:value="135" calcext:value-type="float">
            <text:p>135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2" calcext:value-type="float">
            <text:p>2</text:p>
          </table:table-cell>
          <table:table-cell table:style-name="ce138" office:value-type="float" office:value="42" calcext:value-type="float">
            <text:p>42</text:p>
          </table:table-cell>
          <table:table-cell table:style-name="ce138"/>
          <table:table-cell table:style-name="ce140" table:number-columns-repeated="2"/>
          <table:table-cell table:formula="of:=[.E7]*[Waren.O52]" office:value-type="currency" office:currency="EUR" office:value="0" calcext:value-type="currency">
            <text:p>0,00 €</text:p>
          </table:table-cell>
          <table:table-cell table:formula="of:=[.J7]/100*40" office:value-type="currency" office:currency="EUR" office:value="0" calcext:value-type="currency">
            <text:p>0,00 €</text:p>
          </table:table-cell>
          <table:table-cell/>
          <table:table-cell table:formula="of:=[.B7]*26.52" office:value-type="float" office:value="4773.6" calcext:value-type="float">
            <text:p>4773,6</text:p>
          </table:table-cell>
          <table:table-cell/>
        </table:table-row>
        <table:table-row table:style-name="ro1">
          <table:table-cell table:style-name="ce138" office:value-type="string" calcext:value-type="string">
            <text:p>Heinkel_He111B_Stueckgut</text:p>
          </table:table-cell>
          <table:table-cell table:style-name="ce138" office:value-type="float" office:value="2200" calcext:value-type="float">
            <text:p>2200</text:p>
          </table:table-cell>
          <table:table-cell table:style-name="ce138" office:value-type="float" office:value="405" calcext:value-type="float">
            <text:p>405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66" calcext:value-type="float">
            <text:p>66</text:p>
          </table:table-cell>
          <table:table-cell table:style-name="ce138"/>
          <table:table-cell table:style-name="ce140" table:number-columns-repeated="2"/>
          <table:table-cell table:formula="of:=[.E8]*[Waren.O52]" office:value-type="currency" office:currency="EUR" office:value="0" calcext:value-type="currency">
            <text:p>0,00 €</text:p>
          </table:table-cell>
          <table:table-cell table:formula="of:=[.J8]/100*40" office:value-type="currency" office:currency="EUR" office:value="0" calcext:value-type="currency">
            <text:p>0,00 €</text:p>
          </table:table-cell>
          <table:table-cell/>
          <table:table-cell table:formula="of:=[.B8]*26.52" office:value-type="float" office:value="58344" calcext:value-type="float">
            <text:p>58344</text:p>
          </table:table-cell>
          <table:table-cell/>
        </table:table-row>
        <table:table-row table:style-name="ro1">
          <table:table-cell table:style-name="ce138" office:value-type="string" calcext:value-type="string">
            <text:p>Iljuschin_Il14P_Fracht_Stueckgut</text:p>
          </table:table-cell>
          <table:table-cell table:style-name="ce138" office:value-type="float" office:value="2794" calcext:value-type="float">
            <text:p>2794</text:p>
          </table:table-cell>
          <table:table-cell table:style-name="ce138" office:value-type="float" office:value="345" calcext:value-type="float">
            <text:p>345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105" calcext:value-type="float">
            <text:p>105</text:p>
          </table:table-cell>
          <table:table-cell table:style-name="ce138"/>
          <table:table-cell table:style-name="ce140" table:number-columns-repeated="2"/>
          <table:table-cell table:formula="of:=[.E9]*[Waren.O52]" office:value-type="currency" office:currency="EUR" office:value="0" calcext:value-type="currency">
            <text:p>0,00 €</text:p>
          </table:table-cell>
          <table:table-cell table:formula="of:=[.J9]/100*40" office:value-type="currency" office:currency="EUR" office:value="0" calcext:value-type="currency">
            <text:p>0,00 €</text:p>
          </table:table-cell>
          <table:table-cell/>
          <table:table-cell table:formula="of:=[.B9]*26.52" office:value-type="float" office:value="74096.88" calcext:value-type="float">
            <text:p>74096,88</text:p>
          </table:table-cell>
          <table:table-cell/>
        </table:table-row>
        <table:table-row table:style-name="ro1">
          <table:table-cell table:style-name="ce138" office:value-type="string" calcext:value-type="string">
            <text:p>Junkers_G24_Stueckgut</text:p>
          </table:table-cell>
          <table:table-cell table:style-name="ce138" office:value-type="float" office:value="684" calcext:value-type="float">
            <text:p>684</text:p>
          </table:table-cell>
          <table:table-cell table:style-name="ce138" office:value-type="float" office:value="197" calcext:value-type="float">
            <text:p>197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60" calcext:value-type="float">
            <text:p>60</text:p>
          </table:table-cell>
          <table:table-cell table:style-name="ce138"/>
          <table:table-cell table:style-name="ce140" table:number-columns-repeated="2"/>
          <table:table-cell table:formula="of:=[.E10]*[Waren.O52]" office:value-type="currency" office:currency="EUR" office:value="0" calcext:value-type="currency">
            <text:p>0,00 €</text:p>
          </table:table-cell>
          <table:table-cell table:formula="of:=[.J10]/100*40" office:value-type="currency" office:currency="EUR" office:value="0" calcext:value-type="currency">
            <text:p>0,00 €</text:p>
          </table:table-cell>
          <table:table-cell/>
          <table:table-cell table:formula="of:=[.B10]*26.52" office:value-type="float" office:value="18139.68" calcext:value-type="float">
            <text:p>18139,68</text:p>
          </table:table-cell>
          <table:table-cell/>
        </table:table-row>
        <table:table-row table:style-name="ro1">
          <table:table-cell table:style-name="ce138" office:value-type="string" calcext:value-type="string">
            <text:p>Junkers_Ju90_Stueckgut</text:p>
          </table:table-cell>
          <table:table-cell table:style-name="ce138" office:value-type="float" office:value="3320" calcext:value-type="float">
            <text:p>3320</text:p>
          </table:table-cell>
          <table:table-cell table:style-name="ce138" office:value-type="float" office:value="320" calcext:value-type="float">
            <text:p>320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45" calcext:value-type="float">
            <text:p>45</text:p>
          </table:table-cell>
          <table:table-cell table:style-name="ce138" office:value-type="float" office:value="110" calcext:value-type="float">
            <text:p>110</text:p>
          </table:table-cell>
          <table:table-cell table:style-name="ce138"/>
          <table:table-cell table:style-name="ce140" table:number-columns-repeated="2"/>
          <table:table-cell table:formula="of:=[.E11]*[Waren.O52]" office:value-type="currency" office:currency="EUR" office:value="0" calcext:value-type="currency">
            <text:p>0,00 €</text:p>
          </table:table-cell>
          <table:table-cell table:formula="of:=[.J11]/100*40" office:value-type="currency" office:currency="EUR" office:value="0" calcext:value-type="currency">
            <text:p>0,00 €</text:p>
          </table:table-cell>
          <table:table-cell/>
          <table:table-cell table:formula="of:=[.B11]*26.52" office:value-type="float" office:value="88046.4" calcext:value-type="float">
            <text:p>88046,4</text:p>
          </table:table-cell>
          <table:table-cell/>
        </table:table-row>
        <table:table-row table:style-name="ro1">
          <table:table-cell table:style-name="ce138" office:value-type="string" calcext:value-type="string">
            <text:p>McDonnell_Douglas_MD11F_Container</text:p>
          </table:table-cell>
          <table:table-cell table:style-name="ce138" office:value-type="float" office:value="30000" calcext:value-type="float">
            <text:p>30000</text:p>
          </table:table-cell>
          <table:table-cell table:style-name="ce138" office:value-type="float" office:value="890" calcext:value-type="float">
            <text:p>890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300" calcext:value-type="float">
            <text:p>300</text:p>
          </table:table-cell>
          <table:table-cell table:style-name="ce138" office:value-type="float" office:value="1150" calcext:value-type="float">
            <text:p>1150</text:p>
          </table:table-cell>
          <table:table-cell table:style-name="ce138"/>
          <table:table-cell table:style-name="ce140" table:number-columns-repeated="2"/>
          <table:table-cell table:formula="of:=[.E12]*[Waren.O52]" office:value-type="currency" office:currency="EUR" office:value="0" calcext:value-type="currency">
            <text:p>0,00 €</text:p>
          </table:table-cell>
          <table:table-cell table:formula="of:=[.J12]/100*40" office:value-type="currency" office:currency="EUR" office:value="0" calcext:value-type="currency">
            <text:p>0,00 €</text:p>
          </table:table-cell>
          <table:table-cell/>
          <table:table-cell table:formula="of:=[.B12]*26.52" office:value-type="float" office:value="795600" calcext:value-type="float">
            <text:p>795600</text:p>
          </table:table-cell>
          <table:table-cell/>
        </table:table-row>
        <table:table-row table:style-name="ro1">
          <table:table-cell table:style-name="ce138" office:value-type="string" calcext:value-type="string">
            <text:p>Tupolev_TU134_Stueckgut</text:p>
          </table:table-cell>
          <table:table-cell table:style-name="ce138" office:value-type="float" office:value="7526" calcext:value-type="float">
            <text:p>7526</text:p>
          </table:table-cell>
          <table:table-cell table:style-name="ce138" office:value-type="float" office:value="800" calcext:value-type="float">
            <text:p>800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42" calcext:value-type="float">
            <text:p>42</text:p>
          </table:table-cell>
          <table:table-cell table:style-name="ce138" office:value-type="float" office:value="300" calcext:value-type="float">
            <text:p>300</text:p>
          </table:table-cell>
          <table:table-cell table:style-name="ce138"/>
          <table:table-cell table:style-name="ce140" table:number-columns-repeated="2"/>
          <table:table-cell table:formula="of:=[.E13]*[Waren.O52]" office:value-type="currency" office:currency="EUR" office:value="0" calcext:value-type="currency">
            <text:p>0,00 €</text:p>
          </table:table-cell>
          <table:table-cell table:formula="of:=[.J13]/100*40" office:value-type="currency" office:currency="EUR" office:value="0" calcext:value-type="currency">
            <text:p>0,00 €</text:p>
          </table:table-cell>
          <table:table-cell/>
          <table:table-cell table:formula="of:=[.B13]*26.52" office:value-type="float" office:value="199589.52" calcext:value-type="float">
            <text:p>199589,52</text:p>
          </table:table-cell>
          <table:table-cell/>
        </table:table-row>
        <table:table-row table:style-name="ro1">
          <table:table-cell table:style-name="ce138" office:value-type="string" calcext:value-type="string">
            <text:p>LZ129_Hindenburg_Stueckgut</text:p>
          </table:table-cell>
          <table:table-cell table:style-name="ce138" office:value-type="float" office:value="2648" calcext:value-type="float">
            <text:p>2648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string" calcext:value-type="string">
            <text:p>Buecher</text:p>
          </table:table-cell>
          <table:table-cell table:style-name="ce138" office:value-type="float" office:value="27" calcext:value-type="float">
            <text:p>27</text:p>
          </table:table-cell>
          <table:table-cell table:style-name="ce138" office:value-type="float" office:value="300" calcext:value-type="float">
            <text:p>300</text:p>
          </table:table-cell>
          <table:table-cell table:style-name="ce138"/>
          <table:table-cell table:style-name="ce140" table:number-columns-repeated="2"/>
          <table:table-cell table:formula="of:=[.E14]*[Waren.O52]" office:value-type="currency" office:currency="EUR" office:value="0" calcext:value-type="currency">
            <text:p>0,00 €</text:p>
          </table:table-cell>
          <table:table-cell table:formula="of:=[.J14]/100*40" office:value-type="currency" office:currency="EUR" office:value="0" calcext:value-type="currency">
            <text:p>0,00 €</text:p>
          </table:table-cell>
          <table:table-cell/>
          <table:table-cell table:formula="of:=[.B14]*26.52" office:value-type="float" office:value="70224.96" calcext:value-type="float">
            <text:p>70224,96</text:p>
          </table:table-cell>
          <table:table-cell/>
        </table:table-row>
        <table:table-row table:style-name="ro1">
          <table:table-cell table:style-name="ce89" office:value-type="string" calcext:value-type="string">
            <text:p>Albatros_L58_Kuehlwaren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50" calcext:value-type="float">
            <text:p>50</text:p>
          </table:table-cell>
          <table:table-cell table:style-name="ce89"/>
          <table:table-cell table:style-name="ce132" table:number-columns-repeated="2"/>
          <table:table-cell table:formula="of:=[.E15]*[Waren.O31]" office:value-type="currency" office:currency="EUR" office:value="0" calcext:value-type="currency">
            <text:p>0,00 €</text:p>
          </table:table-cell>
          <table:table-cell table:formula="of:=[.J15]/100*40" office:value-type="currency" office:currency="EUR" office:value="0" calcext:value-type="currency">
            <text:p>0,00 €</text:p>
          </table:table-cell>
          <table:table-cell/>
          <table:table-cell table:formula="of:=[.B15]*26.52" office:value-type="float" office:value="4773.6" calcext:value-type="float">
            <text:p>4773,6</text:p>
          </table:table-cell>
          <table:table-cell/>
        </table:table-row>
        <table:table-row table:style-name="ro1">
          <table:table-cell table:style-name="ce89" office:value-type="string" calcext:value-type="string">
            <text:p>Boeing_B777F_Kuehlwaren</text:p>
          </table:table-cell>
          <table:table-cell table:style-name="ce89" office:value-type="float" office:value="32000" calcext:value-type="float">
            <text:p>32000</text:p>
          </table:table-cell>
          <table:table-cell table:style-name="ce89" office:value-type="float" office:value="896" calcext:value-type="float">
            <text:p>896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200" calcext:value-type="float">
            <text:p>1200</text:p>
          </table:table-cell>
          <table:table-cell table:style-name="ce89"/>
          <table:table-cell table:style-name="ce132" table:number-columns-repeated="2"/>
          <table:table-cell table:formula="of:=[.E16]*[Waren.O31]" office:value-type="currency" office:currency="EUR" office:value="0" calcext:value-type="currency">
            <text:p>0,00 €</text:p>
          </table:table-cell>
          <table:table-cell table:formula="of:=[.J16]/100*40" office:value-type="currency" office:currency="EUR" office:value="0" calcext:value-type="currency">
            <text:p>0,00 €</text:p>
          </table:table-cell>
          <table:table-cell/>
          <table:table-cell table:formula="of:=[.B16]*26.52" office:value-type="float" office:value="848640" calcext:value-type="float">
            <text:p>848640</text:p>
          </table:table-cell>
          <table:table-cell/>
        </table:table-row>
        <table:table-row table:style-name="ro1">
          <table:table-cell table:style-name="ce89" office:value-type="string" calcext:value-type="string">
            <text:p>Curtiss_C46_Lufthansa_Kuehlwaren</text:p>
          </table:table-cell>
          <table:table-cell table:style-name="ce89" office:value-type="float" office:value="4260" calcext:value-type="float">
            <text:p>4260</text:p>
          </table:table-cell>
          <table:table-cell table:style-name="ce89" office:value-type="float" office:value="435" calcext:value-type="float">
            <text:p>435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111" calcext:value-type="float">
            <text:p>111</text:p>
          </table:table-cell>
          <table:table-cell table:style-name="ce89"/>
          <table:table-cell table:style-name="ce132" table:number-columns-repeated="2"/>
          <table:table-cell table:formula="of:=[.E17]*[Waren.O31]" office:value-type="currency" office:currency="EUR" office:value="0" calcext:value-type="currency">
            <text:p>0,00 €</text:p>
          </table:table-cell>
          <table:table-cell table:formula="of:=[.J17]/100*40" office:value-type="currency" office:currency="EUR" office:value="0" calcext:value-type="currency">
            <text:p>0,00 €</text:p>
          </table:table-cell>
          <table:table-cell/>
          <table:table-cell table:formula="of:=[.B17]*26.52" office:value-type="float" office:value="112975.2" calcext:value-type="float">
            <text:p>112975,2</text:p>
          </table:table-cell>
          <table:table-cell/>
        </table:table-row>
        <table:table-row table:style-name="ro1">
          <table:table-cell table:style-name="ce89" office:value-type="string" calcext:value-type="string">
            <text:p>Focke-Wulf_FW200_Kuehlwaren</text:p>
          </table:table-cell>
          <table:table-cell table:style-name="ce89" office:value-type="float" office:value="4000" calcext:value-type="float">
            <text:p>4000</text:p>
          </table:table-cell>
          <table:table-cell table:style-name="ce89" office:value-type="float" office:value="380" calcext:value-type="float">
            <text:p>380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100" calcext:value-type="float">
            <text:p>100</text:p>
          </table:table-cell>
          <table:table-cell table:style-name="ce89"/>
          <table:table-cell table:style-name="ce132" table:number-columns-repeated="2"/>
          <table:table-cell table:formula="of:=[.E18]*[Waren.O31]" office:value-type="currency" office:currency="EUR" office:value="0" calcext:value-type="currency">
            <text:p>0,00 €</text:p>
          </table:table-cell>
          <table:table-cell table:formula="of:=[.J18]/100*40" office:value-type="currency" office:currency="EUR" office:value="0" calcext:value-type="currency">
            <text:p>0,00 €</text:p>
          </table:table-cell>
          <table:table-cell/>
          <table:table-cell table:formula="of:=[.B18]*26.52" office:value-type="float" office:value="106080" calcext:value-type="float">
            <text:p>106080</text:p>
          </table:table-cell>
          <table:table-cell/>
        </table:table-row>
        <table:table-row table:style-name="ro1">
          <table:table-cell table:style-name="ce89" office:value-type="string" calcext:value-type="string">
            <text:p>Fokker_F.III_Kuehlwaren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135" calcext:value-type="float">
            <text:p>135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42" calcext:value-type="float">
            <text:p>42</text:p>
          </table:table-cell>
          <table:table-cell table:style-name="ce89"/>
          <table:table-cell table:style-name="ce132" table:number-columns-repeated="2"/>
          <table:table-cell table:formula="of:=[.E19]*[Waren.O31]" office:value-type="currency" office:currency="EUR" office:value="0" calcext:value-type="currency">
            <text:p>0,00 €</text:p>
          </table:table-cell>
          <table:table-cell table:formula="of:=[.J19]/100*40" office:value-type="currency" office:currency="EUR" office:value="0" calcext:value-type="currency">
            <text:p>0,00 €</text:p>
          </table:table-cell>
          <table:table-cell/>
          <table:table-cell table:formula="of:=[.B19]*26.52" office:value-type="float" office:value="4773.6" calcext:value-type="float">
            <text:p>4773,6</text:p>
          </table:table-cell>
          <table:table-cell/>
        </table:table-row>
        <table:table-row table:style-name="ro1">
          <table:table-cell table:style-name="ce89" office:value-type="string" calcext:value-type="string">
            <text:p>Heinkel_He111B_Kuehlwaren</text:p>
          </table:table-cell>
          <table:table-cell table:style-name="ce89" office:value-type="float" office:value="2200" calcext:value-type="float">
            <text:p>2200</text:p>
          </table:table-cell>
          <table:table-cell table:style-name="ce89" office:value-type="float" office:value="405" calcext:value-type="float">
            <text:p>405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66" calcext:value-type="float">
            <text:p>66</text:p>
          </table:table-cell>
          <table:table-cell table:style-name="ce89"/>
          <table:table-cell table:style-name="ce132" table:number-columns-repeated="2"/>
          <table:table-cell table:formula="of:=[.E20]*[Waren.O31]" office:value-type="currency" office:currency="EUR" office:value="0" calcext:value-type="currency">
            <text:p>0,00 €</text:p>
          </table:table-cell>
          <table:table-cell table:formula="of:=[.J20]/100*40" office:value-type="currency" office:currency="EUR" office:value="0" calcext:value-type="currency">
            <text:p>0,00 €</text:p>
          </table:table-cell>
          <table:table-cell/>
          <table:table-cell table:formula="of:=[.B20]*26.52" office:value-type="float" office:value="58344" calcext:value-type="float">
            <text:p>58344</text:p>
          </table:table-cell>
          <table:table-cell/>
        </table:table-row>
        <table:table-row table:style-name="ro1">
          <table:table-cell table:style-name="ce89" office:value-type="string" calcext:value-type="string">
            <text:p>Iljuschin_Il14P_Kuehlwaren</text:p>
          </table:table-cell>
          <table:table-cell table:style-name="ce89" office:value-type="float" office:value="2794" calcext:value-type="float">
            <text:p>2794</text:p>
          </table:table-cell>
          <table:table-cell table:style-name="ce89" office:value-type="float" office:value="345" calcext:value-type="float">
            <text:p>345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05" calcext:value-type="float">
            <text:p>105</text:p>
          </table:table-cell>
          <table:table-cell table:style-name="ce89"/>
          <table:table-cell table:style-name="ce132" table:number-columns-repeated="2"/>
          <table:table-cell table:formula="of:=[.E21]*[Waren.O31]" office:value-type="currency" office:currency="EUR" office:value="0" calcext:value-type="currency">
            <text:p>0,00 €</text:p>
          </table:table-cell>
          <table:table-cell table:formula="of:=[.J21]/100*40" office:value-type="currency" office:currency="EUR" office:value="0" calcext:value-type="currency">
            <text:p>0,00 €</text:p>
          </table:table-cell>
          <table:table-cell/>
          <table:table-cell table:formula="of:=[.B21]*26.52" office:value-type="float" office:value="74096.88" calcext:value-type="float">
            <text:p>74096,88</text:p>
          </table:table-cell>
          <table:table-cell/>
        </table:table-row>
        <table:table-row table:style-name="ro1">
          <table:table-cell table:style-name="ce89" office:value-type="string" calcext:value-type="string">
            <text:p>Junkers_G24_Kuehlwaren</text:p>
          </table:table-cell>
          <table:table-cell table:style-name="ce89" office:value-type="float" office:value="684" calcext:value-type="float">
            <text:p>684</text:p>
          </table:table-cell>
          <table:table-cell table:style-name="ce89" office:value-type="float" office:value="197" calcext:value-type="float">
            <text:p>197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5" calcext:value-type="float">
            <text:p>5</text:p>
          </table:table-cell>
          <table:table-cell table:style-name="ce89" office:value-type="float" office:value="60" calcext:value-type="float">
            <text:p>60</text:p>
          </table:table-cell>
          <table:table-cell table:style-name="ce89"/>
          <table:table-cell table:style-name="ce132" table:number-columns-repeated="2"/>
          <table:table-cell table:formula="of:=[.E22]*[Waren.O31]" office:value-type="currency" office:currency="EUR" office:value="0" calcext:value-type="currency">
            <text:p>0,00 €</text:p>
          </table:table-cell>
          <table:table-cell table:formula="of:=[.J22]/100*40" office:value-type="currency" office:currency="EUR" office:value="0" calcext:value-type="currency">
            <text:p>0,00 €</text:p>
          </table:table-cell>
          <table:table-cell/>
          <table:table-cell table:formula="of:=[.B22]*26.52" office:value-type="float" office:value="18139.68" calcext:value-type="float">
            <text:p>18139,68</text:p>
          </table:table-cell>
          <table:table-cell/>
        </table:table-row>
        <table:table-row table:style-name="ro1">
          <table:table-cell table:style-name="ce89" office:value-type="string" calcext:value-type="string">
            <text:p>Junkers_Ju90_Kuehlwaren</text:p>
          </table:table-cell>
          <table:table-cell table:style-name="ce89" office:value-type="float" office:value="3320" calcext:value-type="float">
            <text:p>3320</text:p>
          </table:table-cell>
          <table:table-cell table:style-name="ce89" office:value-type="float" office:value="320" calcext:value-type="float">
            <text:p>320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45" calcext:value-type="float">
            <text:p>45</text:p>
          </table:table-cell>
          <table:table-cell table:style-name="ce89" office:value-type="float" office:value="110" calcext:value-type="float">
            <text:p>110</text:p>
          </table:table-cell>
          <table:table-cell table:style-name="ce89"/>
          <table:table-cell table:style-name="ce132" table:number-columns-repeated="2"/>
          <table:table-cell table:formula="of:=[.E23]*[Waren.O31]" office:value-type="currency" office:currency="EUR" office:value="0" calcext:value-type="currency">
            <text:p>0,00 €</text:p>
          </table:table-cell>
          <table:table-cell table:formula="of:=[.J23]/100*40" office:value-type="currency" office:currency="EUR" office:value="0" calcext:value-type="currency">
            <text:p>0,00 €</text:p>
          </table:table-cell>
          <table:table-cell/>
          <table:table-cell table:formula="of:=[.B23]*26.52" office:value-type="float" office:value="88046.4" calcext:value-type="float">
            <text:p>88046,4</text:p>
          </table:table-cell>
          <table:table-cell/>
        </table:table-row>
        <table:table-row table:style-name="ro1">
          <table:table-cell table:style-name="ce89" office:value-type="string" calcext:value-type="string">
            <text:p>McDonnell_Douglas_MD-11F_Kuehlwaren</text:p>
          </table:table-cell>
          <table:table-cell table:style-name="ce89" office:value-type="float" office:value="30000" calcext:value-type="float">
            <text:p>30000</text:p>
          </table:table-cell>
          <table:table-cell table:style-name="ce89" office:value-type="float" office:value="890" calcext:value-type="float">
            <text:p>890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1150" calcext:value-type="float">
            <text:p>1150</text:p>
          </table:table-cell>
          <table:table-cell table:style-name="ce89"/>
          <table:table-cell table:style-name="ce132" table:number-columns-repeated="2"/>
          <table:table-cell table:formula="of:=[.E24]*[Waren.O31]" office:value-type="currency" office:currency="EUR" office:value="0" calcext:value-type="currency">
            <text:p>0,00 €</text:p>
          </table:table-cell>
          <table:table-cell table:formula="of:=[.J24]/100*40" office:value-type="currency" office:currency="EUR" office:value="0" calcext:value-type="currency">
            <text:p>0,00 €</text:p>
          </table:table-cell>
          <table:table-cell/>
          <table:table-cell table:formula="of:=[.B24]*26.52" office:value-type="float" office:value="795600" calcext:value-type="float">
            <text:p>795600</text:p>
          </table:table-cell>
          <table:table-cell/>
        </table:table-row>
        <table:table-row table:style-name="ro1">
          <table:table-cell table:style-name="ce89" office:value-type="string" calcext:value-type="string">
            <text:p>Tupolev_TU134_Kuehlwaren</text:p>
          </table:table-cell>
          <table:table-cell table:style-name="ce89" office:value-type="float" office:value="7526" calcext:value-type="float">
            <text:p>7526</text:p>
          </table:table-cell>
          <table:table-cell table:style-name="ce89" office:value-type="float" office:value="800" calcext:value-type="float">
            <text:p>800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table:number-columns-repeated="3"/>
          <table:table-cell table:formula="of:=[.E25]*[Waren.O31]" office:value-type="currency" office:currency="EUR" office:value="0" calcext:value-type="currency">
            <text:p>0,00 €</text:p>
          </table:table-cell>
          <table:table-cell table:formula="of:=[.J25]/100*40" office:value-type="currency" office:currency="EUR" office:value="0" calcext:value-type="currency">
            <text:p>0,00 €</text:p>
          </table:table-cell>
          <table:table-cell/>
          <table:table-cell table:formula="of:=[.B25]*26.52" office:value-type="float" office:value="199589.52" calcext:value-type="float">
            <text:p>199589,52</text:p>
          </table:table-cell>
          <table:table-cell/>
        </table:table-row>
        <table:table-row table:style-name="ro1">
          <table:table-cell table:style-name="ce89" office:value-type="string" calcext:value-type="string">
            <text:p>LZ129_Hindenburg_Kuehlwaren</text:p>
          </table:table-cell>
          <table:table-cell table:style-name="ce89" office:value-type="float" office:value="2648" calcext:value-type="float">
            <text:p>2648</text:p>
          </table:table-cell>
          <table:table-cell table:style-name="ce89" office:value-type="float" office:value="125" calcext:value-type="float">
            <text:p>125</text:p>
          </table:table-cell>
          <table:table-cell table:style-name="ce89" office:value-type="string" calcext:value-type="string">
            <text:p>Fleisch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table:number-columns-repeated="3"/>
          <table:table-cell table:formula="of:=[.E26]*[Waren.O31]" office:value-type="currency" office:currency="EUR" office:value="0" calcext:value-type="currency">
            <text:p>0,00 €</text:p>
          </table:table-cell>
          <table:table-cell table:formula="of:=[.J26]/100*40" office:value-type="currency" office:currency="EUR" office:value="0" calcext:value-type="currency">
            <text:p>0,00 €</text:p>
          </table:table-cell>
          <table:table-cell/>
          <table:table-cell table:formula="of:=[.B26]*26.52" office:value-type="float" office:value="70224.96" calcext:value-type="float">
            <text:p>70224,96</text:p>
          </table:table-cell>
          <table:table-cell/>
        </table:table-row>
        <table:table-row table:style-name="ro1">
          <table:table-cell office:value-type="string" calcext:value-type="string">
            <text:p>Airbus_A300-600</text:p>
          </table:table-cell>
          <table:table-cell office:value-type="float" office:value="18000" calcext:value-type="float">
            <text:p>18000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Passagiere</text:p>
          </table:table-cell>
          <table:table-cell office:value-type="float" office:value="200" calcext:value-type="float">
            <text:p>200</text:p>
          </table:table-cell>
          <table:table-cell office:value-type="float" office:value="1280" calcext:value-type="float">
            <text:p>1280</text:p>
          </table:table-cell>
          <table:table-cell table:number-columns-repeated="3"/>
          <table:table-cell table:formula="of:=[.E27]*0.16" office:value-type="currency" office:currency="EUR" office:value="32" calcext:value-type="currency">
            <text:p>32,00 €</text:p>
          </table:table-cell>
          <table:table-cell table:formula="of:=[.J27]/100*40" office:value-type="currency" office:currency="EUR" office:value="12.8" calcext:value-type="currency">
            <text:p>12,80 €</text:p>
          </table:table-cell>
          <table:table-cell/>
          <table:table-cell table:formula="of:=[.B27]*26.52" office:value-type="float" office:value="477360" calcext:value-type="float">
            <text:p>477360</text:p>
          </table:table-cell>
          <table:table-cell/>
        </table:table-row>
        <table:table-row table:style-name="ro1">
          <table:table-cell office:value-type="string" calcext:value-type="string">
            <text:p>Airbus_A340-600</text:p>
          </table:table-cell>
          <table:table-cell office:value-type="float" office:value="36000" calcext:value-type="float">
            <text:p>36000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Passagiere</text:p>
          </table:table-cell>
          <table:table-cell office:value-type="float" office:value="306" calcext:value-type="float">
            <text:p>306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table:formula="of:=[.E28]*0.16" office:value-type="currency" office:currency="EUR" office:value="48.96" calcext:value-type="currency">
            <text:p>48,96 €</text:p>
          </table:table-cell>
          <table:table-cell table:formula="of:=[.J28]/100*40" office:value-type="currency" office:currency="EUR" office:value="19.584" calcext:value-type="currency">
            <text:p>19,58 €</text:p>
          </table:table-cell>
          <table:table-cell/>
          <table:table-cell table:formula="of:=[.B28]*26.52" office:value-type="float" office:value="954720" calcext:value-type="float">
            <text:p>954720</text:p>
          </table:table-cell>
          <table:table-cell/>
        </table:table-row>
        <table:table-row table:style-name="ro1">
          <table:table-cell office:value-type="string" calcext:value-type="string">
            <text:p>Albatros_L58</text:p>
          </table:table-cell>
          <table:table-cell office:value-type="float" office:value="265" calcext:value-type="float">
            <text:p>26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assagiere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E29]*0.16" office:value-type="currency" office:currency="EUR" office:value="0.96" calcext:value-type="currency">
            <text:p>0,96 €</text:p>
          </table:table-cell>
          <table:table-cell table:formula="of:=[.J29]/100*40" office:value-type="currency" office:currency="EUR" office:value="0.384" calcext:value-type="currency">
            <text:p>0,38 €</text:p>
          </table:table-cell>
          <table:table-cell/>
          <table:table-cell table:formula="of:=[.B29]*26.52" office:value-type="float" office:value="7027.8" calcext:value-type="float">
            <text:p>7027,8</text:p>
          </table:table-cell>
          <table:table-cell/>
        </table:table-row>
        <table:table-row table:style-name="ro1">
          <table:table-cell office:value-type="string" calcext:value-type="string">
            <text:p>Antonow_An24</text:p>
          </table:table-cell>
          <table:table-cell office:value-type="float" office:value="3754" calcext:value-type="float">
            <text:p>375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assagiere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table:formula="of:=[.E30]*0.16" office:value-type="currency" office:currency="EUR" office:value="8" calcext:value-type="currency">
            <text:p>8,00 €</text:p>
          </table:table-cell>
          <table:table-cell table:formula="of:=[.J30]/100*40" office:value-type="currency" office:currency="EUR" office:value="3.2" calcext:value-type="currency">
            <text:p>3,20 €</text:p>
          </table:table-cell>
          <table:table-cell/>
          <table:table-cell table:formula="of:=[.B30]*26.52" office:value-type="float" office:value="99556.08" calcext:value-type="float">
            <text:p>99556,08</text:p>
          </table:table-cell>
          <table:table-cell/>
        </table:table-row>
        <table:table-row table:style-name="ro1">
          <table:table-cell office:value-type="string" calcext:value-type="string">
            <text:p>Boeing_B247</text:p>
          </table:table-cell>
          <table:table-cell office:value-type="float" office:value="1060" calcext:value-type="float">
            <text:p>106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assagiere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E31]*0.16" office:value-type="currency" office:currency="EUR" office:value="1.6" calcext:value-type="currency">
            <text:p>1,60 €</text:p>
          </table:table-cell>
          <table:table-cell table:formula="of:=[.J31]/100*40" office:value-type="currency" office:currency="EUR" office:value="0.64" calcext:value-type="currency">
            <text:p>0,64 €</text:p>
          </table:table-cell>
          <table:table-cell/>
          <table:table-cell table:formula="of:=[.B31]*26.52" office:value-type="float" office:value="28111.2" calcext:value-type="float">
            <text:p>28111,2</text:p>
          </table:table-cell>
          <table:table-cell/>
        </table:table-row>
        <table:table-row table:style-name="ro1">
          <table:table-cell office:value-type="string" calcext:value-type="string">
            <text:p>Boeing_B707</text:p>
          </table:table-cell>
          <table:table-cell office:value-type="float" office:value="13500" calcext:value-type="float">
            <text:p>1350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Passagiere</text:p>
          </table:table-cell>
          <table:table-cell office:value-type="float" office:value="148" calcext:value-type="float">
            <text:p>148</text:p>
          </table:table-cell>
          <table:table-cell office:value-type="float" office:value="947" calcext:value-type="float">
            <text:p>947</text:p>
          </table:table-cell>
          <table:table-cell table:number-columns-repeated="3"/>
          <table:table-cell table:formula="of:=[.E32]*0.16" office:value-type="currency" office:currency="EUR" office:value="23.68" calcext:value-type="currency">
            <text:p>23,68 €</text:p>
          </table:table-cell>
          <table:table-cell table:formula="of:=[.J32]/100*40" office:value-type="currency" office:currency="EUR" office:value="9.472" calcext:value-type="currency">
            <text:p>9,47 €</text:p>
          </table:table-cell>
          <table:table-cell/>
          <table:table-cell table:formula="of:=[.B32]*26.52" office:value-type="float" office:value="358020" calcext:value-type="float">
            <text:p>358020</text:p>
          </table:table-cell>
          <table:table-cell/>
        </table:table-row>
        <table:table-row table:style-name="ro1">
          <table:table-cell office:value-type="string" calcext:value-type="string">
            <text:p>Curtiss_C46</text:p>
          </table:table-cell>
          <table:table-cell office:value-type="float" office:value="4260" calcext:value-type="float">
            <text:p>426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assagiere</text:p>
          </table:table-cell>
          <table:table-cell office:value-type="float" office:value="36" calcext:value-type="float">
            <text:p>36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table:formula="of:=[.E33]*0.16" office:value-type="currency" office:currency="EUR" office:value="5.76" calcext:value-type="currency">
            <text:p>5,76 €</text:p>
          </table:table-cell>
          <table:table-cell table:formula="of:=[.J33]/100*40" office:value-type="currency" office:currency="EUR" office:value="2.304" calcext:value-type="currency">
            <text:p>2,30 €</text:p>
          </table:table-cell>
          <table:table-cell/>
          <table:table-cell table:formula="of:=[.B33]*26.52" office:value-type="float" office:value="112975.2" calcext:value-type="float">
            <text:p>112975,2</text:p>
          </table:table-cell>
          <table:table-cell/>
        </table:table-row>
        <table:table-row table:style-name="ro1">
          <table:table-cell office:value-type="string" calcext:value-type="string">
            <text:p>Focke-Wulf_FW200</text:p>
          </table:table-cell>
          <table:table-cell office:value-type="float" office:value="4000" calcext:value-type="float">
            <text:p>400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ssagiere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formula="of:=[.E34]*0.16" office:value-type="currency" office:currency="EUR" office:value="4.16" calcext:value-type="currency">
            <text:p>4,16 €</text:p>
          </table:table-cell>
          <table:table-cell table:formula="of:=[.J34]/100*40" office:value-type="currency" office:currency="EUR" office:value="1.664" calcext:value-type="currency">
            <text:p>1,66 €</text:p>
          </table:table-cell>
          <table:table-cell/>
          <table:table-cell table:formula="of:=[.B34]*26.52" office:value-type="float" office:value="106080" calcext:value-type="float">
            <text:p>106080</text:p>
          </table:table-cell>
          <table:table-cell/>
        </table:table-row>
        <table:table-row table:style-name="ro1">
          <table:table-cell office:value-type="string" calcext:value-type="string">
            <text:p>Fokker_FIII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ssagi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E35]*0.16" office:value-type="currency" office:currency="EUR" office:value="0.8" calcext:value-type="currency">
            <text:p>0,80 €</text:p>
          </table:table-cell>
          <table:table-cell table:formula="of:=[.J35]/100*40" office:value-type="currency" office:currency="EUR" office:value="0.32" calcext:value-type="currency">
            <text:p>0,32 €</text:p>
          </table:table-cell>
          <table:table-cell/>
          <table:table-cell table:formula="of:=[.B35]*26.52" office:value-type="float" office:value="4879.68" calcext:value-type="float">
            <text:p>4879,68</text:p>
          </table:table-cell>
          <table:table-cell/>
        </table:table-row>
        <table:table-row table:style-name="ro1">
          <table:table-cell office:value-type="string" calcext:value-type="string">
            <text:p>Heinkel_He111B</text:p>
          </table:table-cell>
          <table:table-cell office:value-type="float" office:value="1500" calcext:value-type="float">
            <text:p>15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assagiere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E36]*0.16" office:value-type="currency" office:currency="EUR" office:value="1.6" calcext:value-type="currency">
            <text:p>1,60 €</text:p>
          </table:table-cell>
          <table:table-cell table:formula="of:=[.J36]/100*40" office:value-type="currency" office:currency="EUR" office:value="0.64" calcext:value-type="currency">
            <text:p>0,64 €</text:p>
          </table:table-cell>
          <table:table-cell/>
          <table:table-cell table:formula="of:=[.B36]*26.52" office:value-type="float" office:value="39780" calcext:value-type="float">
            <text:p>39780</text:p>
          </table:table-cell>
          <table:table-cell/>
        </table:table-row>
        <table:table-row table:style-name="ro1">
          <table:table-cell office:value-type="string" calcext:value-type="string">
            <text:p>Iljuschin_Il-14P</text:p>
          </table:table-cell>
          <table:table-cell office:value-type="float" office:value="2794" calcext:value-type="float">
            <text:p>279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assagiere</text:p>
          </table:table-cell>
          <table:table-cell office:value-type="float" office:value="26" calcext:value-type="float">
            <text:p>26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table:formula="of:=[.E37]*0.16" office:value-type="currency" office:currency="EUR" office:value="4.16" calcext:value-type="currency">
            <text:p>4,16 €</text:p>
          </table:table-cell>
          <table:table-cell table:formula="of:=[.J37]/100*40" office:value-type="currency" office:currency="EUR" office:value="1.664" calcext:value-type="currency">
            <text:p>1,66 €</text:p>
          </table:table-cell>
          <table:table-cell/>
          <table:table-cell table:formula="of:=[.B37]*26.52" office:value-type="float" office:value="74096.88" calcext:value-type="float">
            <text:p>74096,88</text:p>
          </table:table-cell>
          <table:table-cell/>
        </table:table-row>
        <table:table-row table:style-name="ro1">
          <table:table-cell office:value-type="string" calcext:value-type="string">
            <text:p>Iljuschin_Il62M</text:p>
          </table:table-cell>
          <table:table-cell office:value-type="float" office:value="12800" calcext:value-type="float">
            <text:p>1280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assagiere</text:p>
          </table:table-cell>
          <table:table-cell office:value-type="float" office:value="186" calcext:value-type="float">
            <text:p>186</text:p>
          </table:table-cell>
          <table:table-cell office:value-type="float" office:value="1190" calcext:value-type="float">
            <text:p>1190</text:p>
          </table:table-cell>
          <table:table-cell table:number-columns-repeated="3"/>
          <table:table-cell table:formula="of:=[.E38]*0.16" office:value-type="currency" office:currency="EUR" office:value="29.76" calcext:value-type="currency">
            <text:p>29,76 €</text:p>
          </table:table-cell>
          <table:table-cell table:formula="of:=[.J38]/100*40" office:value-type="currency" office:currency="EUR" office:value="11.904" calcext:value-type="currency">
            <text:p>11,90 €</text:p>
          </table:table-cell>
          <table:table-cell/>
          <table:table-cell table:formula="of:=[.B38]*26.52" office:value-type="float" office:value="339456" calcext:value-type="float">
            <text:p>339456</text:p>
          </table:table-cell>
          <table:table-cell/>
        </table:table-row>
        <table:table-row table:style-name="ro1">
          <table:table-cell office:value-type="string" calcext:value-type="string">
            <text:p>Junkers_G24a</text:p>
          </table:table-cell>
          <table:table-cell office:value-type="float" office:value="684" calcext:value-type="float">
            <text:p>68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assagiere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E39]*0.16" office:value-type="currency" office:currency="EUR" office:value="1.44" calcext:value-type="currency">
            <text:p>1,44 €</text:p>
          </table:table-cell>
          <table:table-cell table:formula="of:=[.J39]/100*40" office:value-type="currency" office:currency="EUR" office:value="0.576" calcext:value-type="currency">
            <text:p>0,58 €</text:p>
          </table:table-cell>
          <table:table-cell/>
          <table:table-cell table:formula="of:=[.B39]*26.52" office:value-type="float" office:value="18139.68" calcext:value-type="float">
            <text:p>18139,68</text:p>
          </table:table-cell>
          <table:table-cell/>
        </table:table-row>
        <table:table-row table:style-name="ro1">
          <table:table-cell office:value-type="string" calcext:value-type="string">
            <text:p>Junkers_Ju90</text:p>
          </table:table-cell>
          <table:table-cell office:value-type="float" office:value="3320" calcext:value-type="float">
            <text:p>33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table:formula="of:=[.E40]*0.16" office:value-type="currency" office:currency="EUR" office:value="4.8" calcext:value-type="currency">
            <text:p>4,80 €</text:p>
          </table:table-cell>
          <table:table-cell table:formula="of:=[.J40]/100*40" office:value-type="currency" office:currency="EUR" office:value="1.92" calcext:value-type="currency">
            <text:p>1,92 €</text:p>
          </table:table-cell>
          <table:table-cell/>
          <table:table-cell table:formula="of:=[.B40]*26.52" office:value-type="float" office:value="88046.4" calcext:value-type="float">
            <text:p>88046,4</text:p>
          </table:table-cell>
          <table:table-cell/>
        </table:table-row>
        <table:table-row table:style-name="ro1">
          <table:table-cell office:value-type="string" calcext:value-type="string">
            <text:p>Lockheed_L1049G_Super_Constellation</text:p>
          </table:table-cell>
          <table:table-cell office:value-type="float" office:value="9556" calcext:value-type="float">
            <text:p>9556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Passagiere</text:p>
          </table:table-cell>
          <table:table-cell office:value-type="float" office:value="99" calcext:value-type="float">
            <text:p>99</text:p>
          </table:table-cell>
          <table:table-cell office:value-type="float" office:value="634" calcext:value-type="float">
            <text:p>634</text:p>
          </table:table-cell>
          <table:table-cell table:number-columns-repeated="3"/>
          <table:table-cell table:formula="of:=[.E41]*0.16" office:value-type="currency" office:currency="EUR" office:value="15.84" calcext:value-type="currency">
            <text:p>15,84 €</text:p>
          </table:table-cell>
          <table:table-cell table:formula="of:=[.J41]/100*40" office:value-type="currency" office:currency="EUR" office:value="6.336" calcext:value-type="currency">
            <text:p>6,34 €</text:p>
          </table:table-cell>
          <table:table-cell/>
          <table:table-cell table:formula="of:=[.B41]*26.52" office:value-type="float" office:value="253425.12" calcext:value-type="float">
            <text:p>253425,12</text:p>
          </table:table-cell>
          <table:table-cell/>
        </table:table-row>
        <table:table-row table:style-name="ro1">
          <table:table-cell office:value-type="string" calcext:value-type="string">
            <text:p>Tupolev_Tu134</text:p>
          </table:table-cell>
          <table:table-cell office:value-type="float" office:value="7526" calcext:value-type="float">
            <text:p>7526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assagiere</text:p>
          </table:table-cell>
          <table:table-cell office:value-type="float" office:value="84" calcext:value-type="float">
            <text:p>84</text:p>
          </table:table-cell>
          <table:table-cell office:value-type="float" office:value="538" calcext:value-type="float">
            <text:p>538</text:p>
          </table:table-cell>
          <table:table-cell table:number-columns-repeated="3"/>
          <table:table-cell table:formula="of:=[.E42]*0.16" office:value-type="currency" office:currency="EUR" office:value="13.44" calcext:value-type="currency">
            <text:p>13,44 €</text:p>
          </table:table-cell>
          <table:table-cell table:formula="of:=[.J42]/100*40" office:value-type="currency" office:currency="EUR" office:value="5.376" calcext:value-type="currency">
            <text:p>5,38 €</text:p>
          </table:table-cell>
          <table:table-cell/>
          <table:table-cell table:formula="of:=[.B42]*26.52" office:value-type="float" office:value="199589.52" calcext:value-type="float">
            <text:p>199589,52</text:p>
          </table:table-cell>
          <table:table-cell/>
        </table:table-row>
        <table:table-row table:style-name="ro1">
          <table:table-cell office:value-type="string" calcext:value-type="string">
            <text:p>LZ129 Hindenburg</text:p>
          </table:table-cell>
          <table:table-cell office:value-type="float" office:value="4200" calcext:value-type="float">
            <text:p>420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ssagiere</text:p>
          </table:table-cell>
          <table:table-cell office:value-type="float" office:value="72" calcext:value-type="float">
            <text:p>72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formula="of:=[.E43]*0.16" office:value-type="currency" office:currency="EUR" office:value="11.52" calcext:value-type="currency">
            <text:p>11,52 €</text:p>
          </table:table-cell>
          <table:table-cell table:formula="of:=[.J43]/100*40" office:value-type="currency" office:currency="EUR" office:value="4.608" calcext:value-type="currency">
            <text:p>4,61 €</text:p>
          </table:table-cell>
          <table:table-cell/>
          <table:table-cell table:formula="of:=[.B43]*26.52" office:value-type="float" office:value="111384" calcext:value-type="float">
            <text:p>111384</text:p>
          </table:table-cell>
          <table:table-cell/>
        </table:table-row>
        <table:table-row table:style-name="ro1">
          <table:table-cell office:value-type="string" calcext:value-type="string">
            <text:p>MHz-McDonnell-Douglas_DC3</text:p>
          </table:table-cell>
          <table:table-cell office:value-type="float" office:value="1790" calcext:value-type="float">
            <text:p>179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assagiere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  <table:table-cell table:number-columns-repeated="3"/>
          <table:table-cell table:formula="of:=[.E44]*0.16" office:value-type="currency" office:currency="EUR" office:value="5.12" calcext:value-type="currency">
            <text:p>5,12 €</text:p>
          </table:table-cell>
          <table:table-cell table:formula="of:=[.J44]/100*40" office:value-type="currency" office:currency="EUR" office:value="2.048" calcext:value-type="currency">
            <text:p>2,05 €</text:p>
          </table:table-cell>
          <table:table-cell/>
          <table:table-cell table:formula="of:=[.B44]*26.52" office:value-type="float" office:value="47470.8" calcext:value-type="float">
            <text:p>47470,8</text:p>
          </table:table-cell>
          <table:table-cell/>
        </table:table-row>
        <table:table-row table:style-name="ro1">
          <table:table-cell office:value-type="string" calcext:value-type="string">
            <text:p>MHz-Fokker_F27</text:p>
          </table:table-cell>
          <table:table-cell office:value-type="float" office:value="4150" calcext:value-type="float">
            <text:p>415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assagiere</text:p>
          </table:table-cell>
          <table:table-cell office:value-type="float" office:value="54" calcext:value-type="float">
            <text:p>54</text:p>
          </table:table-cell>
          <table:table-cell office:value-type="float" office:value="346" calcext:value-type="float">
            <text:p>346</text:p>
          </table:table-cell>
          <table:table-cell table:number-columns-repeated="3"/>
          <table:table-cell table:formula="of:=[.E45]*0.16" office:value-type="currency" office:currency="EUR" office:value="8.64" calcext:value-type="currency">
            <text:p>8,64 €</text:p>
          </table:table-cell>
          <table:table-cell table:formula="of:=[.J45]/100*40" office:value-type="currency" office:currency="EUR" office:value="3.456" calcext:value-type="currency">
            <text:p>3,46 €</text:p>
          </table:table-cell>
          <table:table-cell/>
          <table:table-cell table:formula="of:=[.B45]*26.52" office:value-type="float" office:value="110058" calcext:value-type="float">
            <text:p>110058</text:p>
          </table:table-cell>
          <table:table-cell/>
        </table:table-row>
        <table:table-row table:style-name="ro1">
          <table:table-cell office:value-type="string" calcext:value-type="string">
            <text:p>MHz-McDonnell-Douglas_DC10</text:p>
          </table:table-cell>
          <table:table-cell office:value-type="float" office:value="19200" calcext:value-type="float">
            <text:p>1920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Passagiere</text:p>
          </table:table-cell>
          <table:table-cell office:value-type="float" office:value="282" calcext:value-type="float">
            <text:p>282</text:p>
          </table:table-cell>
          <table:table-cell office:value-type="float" office:value="1805" calcext:value-type="float">
            <text:p>1805</text:p>
          </table:table-cell>
          <table:table-cell table:number-columns-repeated="3"/>
          <table:table-cell table:formula="of:=[.E46]*0.16" office:value-type="currency" office:currency="EUR" office:value="45.12" calcext:value-type="currency">
            <text:p>45,12 €</text:p>
          </table:table-cell>
          <table:table-cell table:formula="of:=[.J46]/100*40" office:value-type="currency" office:currency="EUR" office:value="18.048" calcext:value-type="currency">
            <text:p>18,05 €</text:p>
          </table:table-cell>
          <table:table-cell/>
          <table:table-cell table:formula="of:=[.B46]*26.52" office:value-type="float" office:value="509184" calcext:value-type="float">
            <text:p>509184</text:p>
          </table:table-cell>
          <table:table-cell/>
        </table:table-row>
        <table:table-row table:style-name="ro1">
          <table:table-cell office:value-type="string" calcext:value-type="string">
            <text:p>Haru_Boeing747-400</text:p>
          </table:table-cell>
          <table:table-cell office:value-type="float" office:value="30464" calcext:value-type="float">
            <text:p>30464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Passagiere</text:p>
          </table:table-cell>
          <table:table-cell office:value-type="float" office:value="568" calcext:value-type="float">
            <text:p>568</text:p>
          </table:table-cell>
          <table:table-cell office:value-type="float" office:value="3635" calcext:value-type="float">
            <text:p>3635</text:p>
          </table:table-cell>
          <table:table-cell table:number-columns-repeated="3"/>
          <table:table-cell table:formula="of:=[.E47]*0.16" office:value-type="currency" office:currency="EUR" office:value="90.88" calcext:value-type="currency">
            <text:p>90,88 €</text:p>
          </table:table-cell>
          <table:table-cell table:formula="of:=[.J47]/100*40" office:value-type="currency" office:currency="EUR" office:value="36.352" calcext:value-type="currency">
            <text:p>36,35 €</text:p>
          </table:table-cell>
          <table:table-cell/>
          <table:table-cell table:formula="of:=[.B47]*26.52" office:value-type="float" office:value="807905.28" calcext:value-type="float">
            <text:p>807905,28</text:p>
          </table:table-cell>
          <table:table-cell/>
        </table:table-row>
        <table:table-row table:style-name="ro1">
          <table:table-cell table:style-name="Default" office:value-type="string" calcext:value-type="string">
            <text:p>Albatros_L58_Post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3"/>
          <table:table-cell table:formula="of:=[.E48]*0.16" office:value-type="currency" office:currency="EUR" office:value="0.96" calcext:value-type="currency">
            <text:p>0,96 €</text:p>
          </table:table-cell>
          <table:table-cell table:formula="of:=[.J48]/100*40" office:value-type="currency" office:currency="EUR" office:value="0.384" calcext:value-type="currency">
            <text:p>0,38 €</text:p>
          </table:table-cell>
          <table:table-cell/>
          <table:table-cell table:formula="of:=[.B48]*26.52" office:value-type="float" office:value="4773.6" calcext:value-type="float">
            <text:p>4773,6</text:p>
          </table:table-cell>
          <table:table-cell/>
        </table:table-row>
        <table:table-row table:style-name="ro1">
          <table:table-cell table:style-name="Default" office:value-type="string" calcext:value-type="string">
            <text:p>Boeing_B777F_Post</text:p>
          </table:table-cell>
          <table:table-cell table:style-name="Default" office:value-type="float" office:value="32000" calcext:value-type="float">
            <text:p>32000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table:number-columns-repeated="3"/>
          <table:table-cell table:formula="of:=[.E49]*0.16" office:value-type="currency" office:currency="EUR" office:value="52" calcext:value-type="currency">
            <text:p>52,00 €</text:p>
          </table:table-cell>
          <table:table-cell table:formula="of:=[.J49]/100*40" office:value-type="currency" office:currency="EUR" office:value="20.8" calcext:value-type="currency">
            <text:p>20,80 €</text:p>
          </table:table-cell>
          <table:table-cell/>
          <table:table-cell table:formula="of:=[.B49]*26.52" office:value-type="float" office:value="848640" calcext:value-type="float">
            <text:p>848640</text:p>
          </table:table-cell>
          <table:table-cell/>
        </table:table-row>
        <table:table-row table:style-name="ro1">
          <table:table-cell table:style-name="Default" office:value-type="string" calcext:value-type="string">
            <text:p>Curtiss_C46_Lufthansa_Post</text:p>
          </table:table-cell>
          <table:table-cell table:style-name="Default" office:value-type="float" office:value="4260" calcext:value-type="float">
            <text:p>4260</text:p>
          </table:table-cell>
          <table:table-cell table:style-name="Default" office:value-type="float" office:value="435" calcext:value-type="float">
            <text:p>435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table:number-columns-repeated="3"/>
          <table:table-cell table:formula="of:=[.E50]*0.16" office:value-type="currency" office:currency="EUR" office:value="5.6" calcext:value-type="currency">
            <text:p>5,60 €</text:p>
          </table:table-cell>
          <table:table-cell table:formula="of:=[.J50]/100*40" office:value-type="currency" office:currency="EUR" office:value="2.24" calcext:value-type="currency">
            <text:p>2,24 €</text:p>
          </table:table-cell>
          <table:table-cell/>
          <table:table-cell table:formula="of:=[.B50]*26.52" office:value-type="float" office:value="112975.2" calcext:value-type="float">
            <text:p>112975,2</text:p>
          </table:table-cell>
          <table:table-cell/>
        </table:table-row>
        <table:table-row table:style-name="ro1">
          <table:table-cell table:style-name="Default" office:value-type="string" calcext:value-type="string">
            <text:p>Focke-Wulf_FW200_Post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  <table:table-cell table:formula="of:=[.E51]*0.16" office:value-type="currency" office:currency="EUR" office:value="4" calcext:value-type="currency">
            <text:p>4,00 €</text:p>
          </table:table-cell>
          <table:table-cell table:formula="of:=[.J51]/100*40" office:value-type="currency" office:currency="EUR" office:value="1.6" calcext:value-type="currency">
            <text:p>1,60 €</text:p>
          </table:table-cell>
          <table:table-cell/>
          <table:table-cell table:formula="of:=[.B51]*26.52" office:value-type="float" office:value="106080" calcext:value-type="float">
            <text:p>106080</text:p>
          </table:table-cell>
          <table:table-cell/>
        </table:table-row>
        <table:table-row table:style-name="ro1">
          <table:table-cell table:style-name="Default" office:value-type="string" calcext:value-type="string">
            <text:p>Fokker_F.III_Post</text:p>
          </table:table-cell>
          <table:table-cell table:style-name="Default" office:value-type="float" office:value="180" calcext:value-type="float">
            <text:p>180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table:number-columns-repeated="3"/>
          <table:table-cell table:formula="of:=[.E52]*0.16" office:value-type="currency" office:currency="EUR" office:value="0.8" calcext:value-type="currency">
            <text:p>0,80 €</text:p>
          </table:table-cell>
          <table:table-cell table:formula="of:=[.J52]/100*40" office:value-type="currency" office:currency="EUR" office:value="0.32" calcext:value-type="currency">
            <text:p>0,32 €</text:p>
          </table:table-cell>
          <table:table-cell/>
          <table:table-cell table:formula="of:=[.B52]*26.52" office:value-type="float" office:value="4773.6" calcext:value-type="float">
            <text:p>4773,6</text:p>
          </table:table-cell>
          <table:table-cell/>
        </table:table-row>
        <table:table-row table:style-name="ro1">
          <table:table-cell table:style-name="Default" office:value-type="string" calcext:value-type="string">
            <text:p>Heinkel_He111B_Post</text:p>
          </table:table-cell>
          <table:table-cell table:style-name="Default" office:value-type="float" office:value="2200" calcext:value-type="float">
            <text:p>2200</text:p>
          </table:table-cell>
          <table:table-cell table:style-name="Default" office:value-type="float" office:value="405" calcext:value-type="float">
            <text:p>405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table:number-columns-repeated="3"/>
          <table:table-cell table:formula="of:=[.E53]*0.16" office:value-type="currency" office:currency="EUR" office:value="1.6" calcext:value-type="currency">
            <text:p>1,60 €</text:p>
          </table:table-cell>
          <table:table-cell table:formula="of:=[.J53]/100*40" office:value-type="currency" office:currency="EUR" office:value="0.64" calcext:value-type="currency">
            <text:p>0,64 €</text:p>
          </table:table-cell>
          <table:table-cell/>
          <table:table-cell table:formula="of:=[.B53]*26.52" office:value-type="float" office:value="58344" calcext:value-type="float">
            <text:p>58344</text:p>
          </table:table-cell>
          <table:table-cell/>
        </table:table-row>
        <table:table-row table:style-name="ro1">
          <table:table-cell table:style-name="Default" office:value-type="string" calcext:value-type="string">
            <text:p>Iljuschin_Il14P_Fracht_Post</text:p>
          </table:table-cell>
          <table:table-cell table:style-name="Default" office:value-type="float" office:value="2794" calcext:value-type="float">
            <text:p>2794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table:number-columns-repeated="3"/>
          <table:table-cell table:formula="of:=[.E54]*0.16" office:value-type="currency" office:currency="EUR" office:value="5.6" calcext:value-type="currency">
            <text:p>5,60 €</text:p>
          </table:table-cell>
          <table:table-cell table:formula="of:=[.J54]/100*40" office:value-type="currency" office:currency="EUR" office:value="2.24" calcext:value-type="currency">
            <text:p>2,24 €</text:p>
          </table:table-cell>
          <table:table-cell/>
          <table:table-cell table:formula="of:=[.B54]*26.52" office:value-type="float" office:value="74096.88" calcext:value-type="float">
            <text:p>74096,88</text:p>
          </table:table-cell>
          <table:table-cell/>
        </table:table-row>
        <table:table-row table:style-name="ro1">
          <table:table-cell table:style-name="Default" office:value-type="string" calcext:value-type="string">
            <text:p>Junkers_G24_Post</text:p>
          </table:table-cell>
          <table:table-cell table:style-name="Default" office:value-type="float" office:value="684" calcext:value-type="float">
            <text:p>684</text:p>
          </table:table-cell>
          <table:table-cell table:style-name="Default" office:value-type="float" office:value="197" calcext:value-type="float">
            <text:p>197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table:number-columns-repeated="3"/>
          <table:table-cell table:formula="of:=[.E55]*0.16" office:value-type="currency" office:currency="EUR" office:value="1.44" calcext:value-type="currency">
            <text:p>1,44 €</text:p>
          </table:table-cell>
          <table:table-cell table:formula="of:=[.J55]/100*40" office:value-type="currency" office:currency="EUR" office:value="0.576" calcext:value-type="currency">
            <text:p>0,58 €</text:p>
          </table:table-cell>
          <table:table-cell/>
          <table:table-cell table:formula="of:=[.B55]*26.52" office:value-type="float" office:value="18139.68" calcext:value-type="float">
            <text:p>18139,68</text:p>
          </table:table-cell>
          <table:table-cell/>
        </table:table-row>
        <table:table-row table:style-name="ro1">
          <table:table-cell table:style-name="Default" office:value-type="string" calcext:value-type="string">
            <text:p>Junkers_JU90_Post</text:p>
          </table:table-cell>
          <table:table-cell table:style-name="Default" office:value-type="float" office:value="3320" calcext:value-type="float">
            <text:p>3320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table:number-columns-repeated="3"/>
          <table:table-cell table:formula="of:=[.E56]*0.16" office:value-type="currency" office:currency="EUR" office:value="6.4" calcext:value-type="currency">
            <text:p>6,40 €</text:p>
          </table:table-cell>
          <table:table-cell table:formula="of:=[.J56]/100*40" office:value-type="currency" office:currency="EUR" office:value="2.56" calcext:value-type="currency">
            <text:p>2,56 €</text:p>
          </table:table-cell>
          <table:table-cell/>
          <table:table-cell table:formula="of:=[.B56]*26.52" office:value-type="float" office:value="88046.4" calcext:value-type="float">
            <text:p>88046,4</text:p>
          </table:table-cell>
          <table:table-cell/>
        </table:table-row>
        <table:table-row table:style-name="ro1">
          <table:table-cell table:style-name="Default" office:value-type="string" calcext:value-type="string">
            <text:p>McDonnell_Douglas_MD11F_Post</text:p>
          </table:table-cell>
          <table:table-cell table:style-name="Default" office:value-type="float" office:value="30000" calcext:value-type="float">
            <text:p>30000</text:p>
          </table:table-cell>
          <table:table-cell table:style-name="Default" office:value-type="float" office:value="890" calcext:value-type="float">
            <text:p>890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150" calcext:value-type="float">
            <text:p>1150</text:p>
          </table:table-cell>
          <table:table-cell table:style-name="Default" table:number-columns-repeated="3"/>
          <table:table-cell table:formula="of:=[.E57]*0.16" office:value-type="currency" office:currency="EUR" office:value="48" calcext:value-type="currency">
            <text:p>48,00 €</text:p>
          </table:table-cell>
          <table:table-cell table:formula="of:=[.J57]/100*40" office:value-type="currency" office:currency="EUR" office:value="19.2" calcext:value-type="currency">
            <text:p>19,20 €</text:p>
          </table:table-cell>
          <table:table-cell/>
          <table:table-cell table:formula="of:=[.B57]*26.52" office:value-type="float" office:value="795600" calcext:value-type="float">
            <text:p>795600</text:p>
          </table:table-cell>
          <table:table-cell/>
        </table:table-row>
        <table:table-row table:style-name="ro1">
          <table:table-cell table:style-name="Default" office:value-type="string" calcext:value-type="string">
            <text:p>Tupolev_TU134_Post</text:p>
          </table:table-cell>
          <table:table-cell table:style-name="Default" office:value-type="float" office:value="7526" calcext:value-type="float">
            <text:p>7526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3"/>
          <table:table-cell table:formula="of:=[.E58]*0.16" office:value-type="currency" office:currency="EUR" office:value="11.2" calcext:value-type="currency">
            <text:p>11,20 €</text:p>
          </table:table-cell>
          <table:table-cell table:formula="of:=[.J58]/100*40" office:value-type="currency" office:currency="EUR" office:value="4.48" calcext:value-type="currency">
            <text:p>4,48 €</text:p>
          </table:table-cell>
          <table:table-cell/>
          <table:table-cell table:formula="of:=[.B58]*26.52" office:value-type="float" office:value="199589.52" calcext:value-type="float">
            <text:p>199589,52</text:p>
          </table:table-cell>
          <table:table-cell/>
        </table:table-row>
        <table:table-row table:style-name="ro1">
          <table:table-cell table:style-name="Default" office:value-type="string" calcext:value-type="string">
            <text:p>LZ129_Hindenburg_Post</text:p>
          </table:table-cell>
          <table:table-cell table:style-name="Default" office:value-type="float" office:value="2648" calcext:value-type="float">
            <text:p>2648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3"/>
          <table:table-cell table:formula="of:=[.E59]*0.16" office:value-type="currency" office:currency="EUR" office:value="11.2" calcext:value-type="currency">
            <text:p>11,20 €</text:p>
          </table:table-cell>
          <table:table-cell table:formula="of:=[.J59]/100*40" office:value-type="currency" office:currency="EUR" office:value="4.48" calcext:value-type="currency">
            <text:p>4,48 €</text:p>
          </table:table-cell>
          <table:table-cell/>
          <table:table-cell table:formula="of:=[.B59]*26.52" office:value-type="float" office:value="70224.96" calcext:value-type="float">
            <text:p>70224,96</text:p>
          </table:table-cell>
          <table:table-cell/>
        </table:table-row>
        <table:table-row table:style-name="ro1">
          <table:table-cell table:style-name="Default" office:value-type="string" calcext:value-type="string">
            <text:p>MHz-McDonnell-Douglas_DC3_mail</text:p>
          </table:table-cell>
          <table:table-cell table:style-name="Default" office:value-type="float" office:value="1790" calcext:value-type="float">
            <text:p>179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3"/>
          <table:table-cell table:formula="of:=[.E60]*0.16" office:value-type="currency" office:currency="EUR" office:value="5.12" calcext:value-type="currency">
            <text:p>5,12 €</text:p>
          </table:table-cell>
          <table:table-cell table:formula="of:=[.J60]/100*40" office:value-type="currency" office:currency="EUR" office:value="2.048" calcext:value-type="currency">
            <text:p>2,05 €</text:p>
          </table:table-cell>
          <table:table-cell/>
          <table:table-cell table:formula="of:=[.B60]*26.52" office:value-type="float" office:value="47470.8" calcext:value-type="float">
            <text:p>47470,8</text:p>
          </table:table-cell>
          <table:table-cell/>
        </table:table-row>
        <table:table-row table:style-name="ro1">
          <table:table-cell table:style-name="Default" office:value-type="string" calcext:value-type="string">
            <text:p>MHz-Fokker_F27_mail</text:p>
          </table:table-cell>
          <table:table-cell table:style-name="Default" office:value-type="float" office:value="4150" calcext:value-type="float">
            <text:p>4150</text:p>
          </table:table-cell>
          <table:table-cell table:style-name="Default" office:value-type="float" office:value="410" calcext:value-type="float">
            <text:p>410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table:number-columns-repeated="3"/>
          <table:table-cell table:formula="of:=[.E61]*0.16" office:value-type="currency" office:currency="EUR" office:value="11.2" calcext:value-type="currency">
            <text:p>11,20 €</text:p>
          </table:table-cell>
          <table:table-cell table:formula="of:=[.J61]/100*40" office:value-type="currency" office:currency="EUR" office:value="4.48" calcext:value-type="currency">
            <text:p>4,48 €</text:p>
          </table:table-cell>
          <table:table-cell/>
          <table:table-cell table:formula="of:=[.B61]*26.52" office:value-type="float" office:value="110058" calcext:value-type="float">
            <text:p>110058</text:p>
          </table:table-cell>
          <table:table-cell/>
        </table:table-row>
        <table:table-row table:style-name="ro1">
          <table:table-cell table:style-name="Default" office:value-type="string" calcext:value-type="string">
            <text:p>Haru_Boeing747-200F_(MAIL)</text:p>
          </table:table-cell>
          <table:table-cell table:style-name="Default" office:value-type="float" office:value="26644" calcext:value-type="float">
            <text:p>26644</text:p>
          </table:table-cell>
          <table:table-cell table:style-name="Default" office:value-type="float" office:value="815" calcext:value-type="float">
            <text:p>815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float" office:value="550" calcext:value-type="float">
            <text:p>550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 table:number-columns-repeated="3"/>
          <table:table-cell table:formula="of:=[.E62]*0.16" office:value-type="currency" office:currency="EUR" office:value="88" calcext:value-type="currency">
            <text:p>88,00 €</text:p>
          </table:table-cell>
          <table:table-cell table:formula="of:=[.J62]/100*40" office:value-type="currency" office:currency="EUR" office:value="35.2" calcext:value-type="currency">
            <text:p>35,20 €</text:p>
          </table:table-cell>
          <table:table-cell/>
          <table:table-cell table:formula="of:=[.B62]*26.52" office:value-type="float" office:value="706598.88" calcext:value-type="float">
            <text:p>706598,88</text:p>
          </table:table-cell>
          <table:table-cell/>
        </table:table-row>
        <table:table-row table:style-name="ro1">
          <table:table-cell table:style-name="ce139" office:value-type="string" calcext:value-type="string">
            <text:p>Boeing_B777F_Viehtransporter</text:p>
          </table:table-cell>
          <table:table-cell table:style-name="ce139" office:value-type="float" office:value="32000" calcext:value-type="float">
            <text:p>32000</text:p>
          </table:table-cell>
          <table:table-cell table:style-name="ce139" office:value-type="float" office:value="896" calcext:value-type="float">
            <text:p>896</text:p>
          </table:table-cell>
          <table:table-cell table:style-name="ce139" office:value-type="string" calcext:value-type="string">
            <text:p>Vieh</text:p>
          </table:table-cell>
          <table:table-cell table:style-name="ce139" office:value-type="float" office:value="100" calcext:value-type="float">
            <text:p>100</text:p>
          </table:table-cell>
          <table:table-cell table:style-name="ce139" office:value-type="float" office:value="1200" calcext:value-type="float">
            <text:p>1200</text:p>
          </table:table-cell>
          <table:table-cell table:style-name="ce139" table:number-columns-repeated="3"/>
          <table:table-cell table:formula="of:=[.E63]*[Waren.O30]" office:value-type="currency" office:currency="EUR" office:value="0" calcext:value-type="currency">
            <text:p>0,00 €</text:p>
          </table:table-cell>
          <table:table-cell table:formula="of:=[.J63]/100*40" office:value-type="currency" office:currency="EUR" office:value="0" calcext:value-type="currency">
            <text:p>0,00 €</text:p>
          </table:table-cell>
          <table:table-cell/>
          <table:table-cell table:formula="of:=[.B63]*26.52" office:value-type="float" office:value="848640" calcext:value-type="float">
            <text:p>848640</text:p>
          </table:table-cell>
          <table:table-cell/>
        </table:table-row>
        <table:table-row table:style-name="ro1">
          <table:table-cell table:style-name="ce139" office:value-type="string" calcext:value-type="string">
            <text:p>Curtiss_C46_Lufthansa_Vieh</text:p>
          </table:table-cell>
          <table:table-cell table:style-name="ce139" office:value-type="float" office:value="4260" calcext:value-type="float">
            <text:p>4260</text:p>
          </table:table-cell>
          <table:table-cell table:style-name="ce139" office:value-type="float" office:value="435" calcext:value-type="float">
            <text:p>435</text:p>
          </table:table-cell>
          <table:table-cell table:style-name="ce139" office:value-type="string" calcext:value-type="string">
            <text:p>Vieh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11" calcext:value-type="float">
            <text:p>111</text:p>
          </table:table-cell>
          <table:table-cell table:style-name="ce139" table:number-columns-repeated="3"/>
          <table:table-cell table:formula="of:=[.E64]*[Waren.O30]" office:value-type="currency" office:currency="EUR" office:value="0" calcext:value-type="currency">
            <text:p>0,00 €</text:p>
          </table:table-cell>
          <table:table-cell table:formula="of:=[.J64]/100*40" office:value-type="currency" office:currency="EUR" office:value="0" calcext:value-type="currency">
            <text:p>0,00 €</text:p>
          </table:table-cell>
          <table:table-cell/>
          <table:table-cell table:formula="of:=[.B64]*26.52" office:value-type="float" office:value="112975.2" calcext:value-type="float">
            <text:p>112975,2</text:p>
          </table:table-cell>
          <table:table-cell/>
        </table:table-row>
        <table:table-row table:style-name="ro1">
          <table:table-cell table:style-name="ce139" office:value-type="string" calcext:value-type="string">
            <text:p>Focke-Wulf_FW200_Vieh</text:p>
          </table:table-cell>
          <table:table-cell table:style-name="ce139" office:value-type="float" office:value="4000" calcext:value-type="float">
            <text:p>4000</text:p>
          </table:table-cell>
          <table:table-cell table:style-name="ce139" office:value-type="float" office:value="380" calcext:value-type="float">
            <text:p>380</text:p>
          </table:table-cell>
          <table:table-cell table:style-name="ce139" office:value-type="string" calcext:value-type="string">
            <text:p>Vieh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office:value-type="float" office:value="100" calcext:value-type="float">
            <text:p>100</text:p>
          </table:table-cell>
          <table:table-cell table:style-name="ce139" table:number-columns-repeated="3"/>
          <table:table-cell table:formula="of:=[.E65]*[Waren.O30]" office:value-type="currency" office:currency="EUR" office:value="0" calcext:value-type="currency">
            <text:p>0,00 €</text:p>
          </table:table-cell>
          <table:table-cell table:formula="of:=[.J65]/100*40" office:value-type="currency" office:currency="EUR" office:value="0" calcext:value-type="currency">
            <text:p>0,00 €</text:p>
          </table:table-cell>
          <table:table-cell/>
          <table:table-cell table:formula="of:=[.B65]*26.52" office:value-type="float" office:value="106080" calcext:value-type="float">
            <text:p>106080</text:p>
          </table:table-cell>
          <table:table-cell/>
        </table:table-row>
        <table:table-row table:style-name="ro1">
          <table:table-cell table:style-name="ce139" office:value-type="string" calcext:value-type="string">
            <text:p>Iljuschin_Il14P_Fracht_Vieh</text:p>
          </table:table-cell>
          <table:table-cell table:style-name="ce139" office:value-type="float" office:value="2794" calcext:value-type="float">
            <text:p>2794</text:p>
          </table:table-cell>
          <table:table-cell table:style-name="ce139" office:value-type="float" office:value="345" calcext:value-type="float">
            <text:p>345</text:p>
          </table:table-cell>
          <table:table-cell table:style-name="ce139" office:value-type="string" calcext:value-type="string">
            <text:p>Vieh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office:value-type="float" office:value="105" calcext:value-type="float">
            <text:p>105</text:p>
          </table:table-cell>
          <table:table-cell table:style-name="ce139" table:number-columns-repeated="3"/>
          <table:table-cell table:formula="of:=[.E66]*[Waren.O30]" office:value-type="currency" office:currency="EUR" office:value="0" calcext:value-type="currency">
            <text:p>0,00 €</text:p>
          </table:table-cell>
          <table:table-cell table:formula="of:=[.J66]/100*40" office:value-type="currency" office:currency="EUR" office:value="0" calcext:value-type="currency">
            <text:p>0,00 €</text:p>
          </table:table-cell>
          <table:table-cell/>
          <table:table-cell table:formula="of:=[.B66]*26.52" office:value-type="float" office:value="74096.88" calcext:value-type="float">
            <text:p>74096,88</text:p>
          </table:table-cell>
          <table:table-cell/>
        </table:table-row>
        <table:table-row table:style-name="ro1">
          <table:table-cell table:style-name="ce139" office:value-type="string" calcext:value-type="string">
            <text:p>Junkers_Ju90_Vieh</text:p>
          </table:table-cell>
          <table:table-cell table:style-name="ce139" office:value-type="float" office:value="3320" calcext:value-type="float">
            <text:p>3320</text:p>
          </table:table-cell>
          <table:table-cell table:style-name="ce139" office:value-type="float" office:value="320" calcext:value-type="float">
            <text:p>320</text:p>
          </table:table-cell>
          <table:table-cell table:style-name="ce139" office:value-type="string" calcext:value-type="string">
            <text:p>Vieh</text:p>
          </table:table-cell>
          <table:table-cell table:style-name="ce139" office:value-type="float" office:value="20" calcext:value-type="float">
            <text:p>2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table:number-columns-repeated="3"/>
          <table:table-cell table:formula="of:=[.E67]*[Waren.O30]" office:value-type="currency" office:currency="EUR" office:value="0" calcext:value-type="currency">
            <text:p>0,00 €</text:p>
          </table:table-cell>
          <table:table-cell table:formula="of:=[.J67]/100*40" office:value-type="currency" office:currency="EUR" office:value="0" calcext:value-type="currency">
            <text:p>0,00 €</text:p>
          </table:table-cell>
          <table:table-cell/>
          <table:table-cell table:formula="of:=[.B67]*26.52" office:value-type="float" office:value="88046.4" calcext:value-type="float">
            <text:p>88046,4</text:p>
          </table:table-cell>
          <table:table-cell/>
        </table:table-row>
        <table:table-row table:style-name="ro1">
          <table:table-cell table:style-name="ce139" office:value-type="string" calcext:value-type="string">
            <text:p>McDonnell_Douglas_MD11F_Vieh</text:p>
          </table:table-cell>
          <table:table-cell table:style-name="ce139" office:value-type="float" office:value="30000" calcext:value-type="float">
            <text:p>30000</text:p>
          </table:table-cell>
          <table:table-cell table:style-name="ce139" office:value-type="float" office:value="890" calcext:value-type="float">
            <text:p>890</text:p>
          </table:table-cell>
          <table:table-cell table:style-name="ce139" office:value-type="string" calcext:value-type="string">
            <text:p>Vieh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1150" calcext:value-type="float">
            <text:p>1150</text:p>
          </table:table-cell>
          <table:table-cell table:style-name="ce139" table:number-columns-repeated="3"/>
          <table:table-cell table:formula="of:=[.E68]*[Waren.O30]" office:value-type="currency" office:currency="EUR" office:value="0" calcext:value-type="currency">
            <text:p>0,00 €</text:p>
          </table:table-cell>
          <table:table-cell table:formula="of:=[.J68]/100*40" office:value-type="currency" office:currency="EUR" office:value="0" calcext:value-type="currency">
            <text:p>0,00 €</text:p>
          </table:table-cell>
          <table:table-cell/>
          <table:table-cell table:formula="of:=[.B68]*26.52" office:value-type="float" office:value="795600" calcext:value-type="float">
            <text:p>795600</text:p>
          </table:table-cell>
          <table:table-cell/>
        </table:table-row>
        <table:table-row table:style-name="ro1">
          <table:table-cell table:style-name="ce139" office:value-type="string" calcext:value-type="string">
            <text:p>Tupolev_TU134_Vieh</text:p>
          </table:table-cell>
          <table:table-cell table:style-name="ce139" office:value-type="float" office:value="7526" calcext:value-type="float">
            <text:p>7526</text:p>
          </table:table-cell>
          <table:table-cell table:style-name="ce139" office:value-type="float" office:value="800" calcext:value-type="float">
            <text:p>800</text:p>
          </table:table-cell>
          <table:table-cell table:style-name="ce139" office:value-type="string" calcext:value-type="string">
            <text:p>Vieh</text:p>
          </table:table-cell>
          <table:table-cell table:style-name="ce139" office:value-type="float" office:value="36" calcext:value-type="float">
            <text:p>36</text:p>
          </table:table-cell>
          <table:table-cell table:style-name="ce139" office:value-type="float" office:value="300" calcext:value-type="float">
            <text:p>300</text:p>
          </table:table-cell>
          <table:table-cell table:style-name="ce139" table:number-columns-repeated="3"/>
          <table:table-cell table:formula="of:=[.E69]*[Waren.O30]" office:value-type="currency" office:currency="EUR" office:value="0" calcext:value-type="currency">
            <text:p>0,00 €</text:p>
          </table:table-cell>
          <table:table-cell table:formula="of:=[.J69]/100*40" office:value-type="currency" office:currency="EUR" office:value="0" calcext:value-type="currency">
            <text:p>0,00 €</text:p>
          </table:table-cell>
          <table:table-cell/>
          <table:table-cell table:formula="of:=[.B69]*26.52" office:value-type="float" office:value="199589.52" calcext:value-type="float">
            <text:p>199589,52</text:p>
          </table:table-cell>
          <table:table-cell/>
        </table:table-row>
      </table:table>
      <table:table table:name="Schiffe" table:style-name="ta9" table:print="false">
        <table:table-column table:style-name="co43" table:default-cell-style-name="Default"/>
        <table:table-column table:style-name="co6" table:number-columns-repeated="6" table:default-cell-style-name="Default"/>
        <table:table-column table:style-name="co6" table:default-cell-style-name="ce54"/>
        <table:table-column table:style-name="co6" table:default-cell-style-name="ce147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Kaufpreis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intro_year</text:p>
          </table:table-cell>
          <table:table-cell table:style-name="ce65"/>
          <table:table-cell table:style-name="Default" office:value-type="string" calcext:value-type="string">
            <text:p>BK 40%</text:p>
          </table:table-cell>
          <table:table-cell table:style-name="ce148"/>
        </table:table-row>
        <table:table-row table:style-name="ro1">
          <table:table-cell office:value-type="string" calcext:value-type="string">
            <text:p>Faehre_KoenigswinterIII_Autos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" calcext:value-type="float">
            <text:p>36</text:p>
          </table:table-cell>
          <table:table-cell office:value-type="float" office:value="720" calcext:value-type="float">
            <text:p>720</text:p>
          </table:table-cell>
          <table:table-cell office:value-type="float" office:value="1960" calcext:value-type="float">
            <text:p>1960</text:p>
          </table:table-cell>
          <table:table-cell table:formula="of:=[Waren.G5]" office:value-type="currency" office:currency="EUR" office:value="0.65" calcext:value-type="currency">
            <text:p>0,65 €</text:p>
          </table:table-cell>
          <table:table-cell table:formula="of:=[.E2]*[.H2]/100*40" office:value-type="currency" office:currency="EUR" office:value="9.36" calcext:value-type="currency">
            <text:p>9,36 €</text:p>
          </table:table-cell>
          <table:table-cell/>
        </table:table-row>
        <table:table-row table:style-name="ro1">
          <table:table-cell office:value-type="string" calcext:value-type="string">
            <text:p>Frachter_Esslingen_Autotransporter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48" calcext:value-type="float">
            <text:p>48</text:p>
          </table:table-cell>
          <table:table-cell office:value-type="float" office:value="960" calcext:value-type="float">
            <text:p>960</text:p>
          </table:table-cell>
          <table:table-cell office:value-type="float" office:value="1920" calcext:value-type="float">
            <text:p>1920</text:p>
          </table:table-cell>
          <table:table-cell table:formula="of:=[Waren.G5]" office:value-type="currency" office:currency="EUR" office:value="0.65" calcext:value-type="currency">
            <text:p>0,65 €</text:p>
          </table:table-cell>
          <table:table-cell table:formula="of:=[.E3]*[.H3]/100*40" office:value-type="currency" office:currency="EUR" office:value="12.48" calcext:value-type="currency">
            <text:p>12,48 €</text:p>
          </table:table-cell>
          <table:table-cell/>
        </table:table-row>
        <table:table-row table:style-name="ro1">
          <table:table-cell office:value-type="string" calcext:value-type="string">
            <text:p>Binnenfrachter_Minna_Stueckgut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2240" calcext:value-type="float">
            <text:p>2240</text:p>
          </table:table-cell>
          <table:table-cell office:value-type="float" office:value="1919" calcext:value-type="float">
            <text:p>1919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4]*[.H4]/100*40" office:value-type="currency" office:currency="EUR" office:value="22.96" calcext:value-type="currency">
            <text:p>22,96 €</text:p>
          </table:table-cell>
          <table:table-cell/>
        </table:table-row>
        <table:table-row table:style-name="ro1">
          <table:table-cell office:value-type="string" calcext:value-type="string">
            <text:p>Dampfschiff_Braunfels_Stueckgut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50" calcext:value-type="float">
            <text:p>150</text:p>
          </table:table-cell>
          <table:table-cell office:value-type="float" office:value="2400" calcext:value-type="float">
            <text:p>2400</text:p>
          </table:table-cell>
          <table:table-cell office:value-type="float" office:value="1871" calcext:value-type="float">
            <text:p>1871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5]*[.H5]/100*40" office:value-type="currency" office:currency="EUR" office:value="24.6" calcext:value-type="currency">
            <text:p>24,60 €</text:p>
          </table:table-cell>
          <table:table-cell/>
        </table:table-row>
        <table:table-row table:style-name="ro1">
          <table:table-cell office:value-type="string" calcext:value-type="string">
            <text:p>Frachter_Esslingen_Stueckgutfrachter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45" calcext:value-type="float">
            <text:p>245</text:p>
          </table:table-cell>
          <table:table-cell office:value-type="float" office:value="3920" calcext:value-type="float">
            <text:p>3920</text:p>
          </table:table-cell>
          <table:table-cell office:value-type="float" office:value="1920" calcext:value-type="float">
            <text:p>1920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6]*[.H6]/100*40" office:value-type="currency" office:currency="EUR" office:value="40.18" calcext:value-type="currency">
            <text:p>40,18 €</text:p>
          </table:table-cell>
          <table:table-cell/>
        </table:table-row>
        <table:table-row table:style-name="ro1">
          <table:table-cell office:value-type="string" calcext:value-type="string">
            <text:p>Frachter_Typ_Boizenburg_Stueckgut</text:p>
          </table:table-cell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80" calcext:value-type="float">
            <text:p>180</text:p>
          </table:table-cell>
          <table:table-cell office:value-type="float" office:value="2880" calcext:value-type="float">
            <text:p>2880</text:p>
          </table:table-cell>
          <table:table-cell office:value-type="float" office:value="1962" calcext:value-type="float">
            <text:p>1962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7]*[.H7]/100*40" office:value-type="currency" office:currency="EUR" office:value="29.52" calcext:value-type="currency">
            <text:p>29,52 €</text:p>
          </table:table-cell>
          <table:table-cell/>
        </table:table-row>
        <table:table-row table:style-name="ro1">
          <table:table-cell office:value-type="string" calcext:value-type="string">
            <text:p>Holzschleppkahn_Stueckg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870" calcext:value-type="float">
            <text:p>1870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8]*[.H8]/100*40" office:value-type="currency" office:currency="EUR" office:value="1.64" calcext:value-type="currency">
            <text:p>1,64 €</text:p>
          </table:table-cell>
          <table:table-cell/>
        </table:table-row>
        <table:table-row table:style-name="ro1">
          <table:table-cell office:value-type="string" calcext:value-type="string">
            <text:p>Containerschiff MSC Navegantes</text:p>
          </table:table-cell>
          <table:table-cell office:value-type="float" office:value="41040" calcext:value-type="float">
            <text:p>41040</text:p>
          </table:table-cell>
          <table:table-cell office:value-type="float" office:value="45" calcext:value-type="float">
            <text:p>4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525" calcext:value-type="float">
            <text:p>525</text:p>
          </table:table-cell>
          <table:table-cell office:value-type="float" office:value="8400" calcext:value-type="float">
            <text:p>8400</text:p>
          </table:table-cell>
          <table:table-cell office:value-type="float" office:value="1997" calcext:value-type="float">
            <text:p>1997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9]*[.H9]/100*40" office:value-type="currency" office:currency="EUR" office:value="86.1" calcext:value-type="currency">
            <text:p>86,10 €</text:p>
          </table:table-cell>
          <table:table-cell/>
        </table:table-row>
        <table:table-row table:style-name="ro1">
          <table:table-cell office:value-type="string" calcext:value-type="string">
            <text:p>Schute_ALR7_Stueckgu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10]*[.H10]/100*40" office:value-type="currency" office:currency="EUR" office:value="4.1" calcext:value-type="currency">
            <text:p>4,10 €</text:p>
          </table:table-cell>
          <table:table-cell/>
        </table:table-row>
        <table:table-row table:style-name="ro1">
          <table:table-cell office:value-type="string" calcext:value-type="string">
            <text:p>Schute_No.9_Stueckgu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table:style-name="ce142" table:formula="of:=[Waren.G10]" office:value-type="currency" office:currency="EUR" office:value="0.41" calcext:value-type="currency">
            <text:p>0,41 €</text:p>
          </table:table-cell>
          <table:table-cell table:formula="of:=[.E11]*[.H11]/100*40" office:value-type="currency" office:currency="EUR" office:value="3.28" calcext:value-type="currency">
            <text:p>3,28 €</text:p>
          </table:table-cell>
          <table:table-cell/>
        </table:table-row>
        <table:table-row table:style-name="ro1">
          <table:table-cell office:value-type="string" calcext:value-type="string">
            <text:p>Binnenfrachter_Minna_Schuettgut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1680" calcext:value-type="float">
            <text:p>1680</text:p>
          </table:table-cell>
          <table:table-cell office:value-type="float" office:value="1919" calcext:value-type="float">
            <text:p>1919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2]*[.H12]/100*40" office:value-type="currency" office:currency="EUR" office:value="19.6" calcext:value-type="currency">
            <text:p>19,60 €</text:p>
          </table:table-cell>
          <table:table-cell/>
        </table:table-row>
        <table:table-row table:style-name="ro1">
          <table:table-cell office:value-type="string" calcext:value-type="string">
            <text:p>Dampfschiff_Braunfels_Schuettgut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50" calcext:value-type="float">
            <text:p>150</text:p>
          </table:table-cell>
          <table:table-cell office:value-type="float" office:value="1800" calcext:value-type="float">
            <text:p>1800</text:p>
          </table:table-cell>
          <table:table-cell office:value-type="float" office:value="1871" calcext:value-type="float">
            <text:p>1871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3]*[.H13]/100*40" office:value-type="currency" office:currency="EUR" office:value="21" calcext:value-type="currency">
            <text:p>21,00 €</text:p>
          </table:table-cell>
          <table:table-cell/>
        </table:table-row>
        <table:table-row table:style-name="ro1">
          <table:table-cell office:value-type="string" calcext:value-type="string">
            <text:p>Schuettgutfrachter_Typ_Boizenburg</text:p>
          </table:table-cell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80" calcext:value-type="float">
            <text:p>180</text:p>
          </table:table-cell>
          <table:table-cell office:value-type="float" office:value="2160" calcext:value-type="float">
            <text:p>2160</text:p>
          </table:table-cell>
          <table:table-cell office:value-type="float" office:value="1962" calcext:value-type="float">
            <text:p>1962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4]*[.H14]/100*40" office:value-type="currency" office:currency="EUR" office:value="25.2" calcext:value-type="currency">
            <text:p>25,20 €</text:p>
          </table:table-cell>
          <table:table-cell/>
        </table:table-row>
        <table:table-row table:style-name="ro1">
          <table:table-cell office:value-type="string" calcext:value-type="string">
            <text:p>Frachter_Esslingen_Schuettgut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45" calcext:value-type="float">
            <text:p>245</text:p>
          </table:table-cell>
          <table:table-cell office:value-type="float" office:value="2940" calcext:value-type="float">
            <text:p>2940</text:p>
          </table:table-cell>
          <table:table-cell office:value-type="float" office:value="1920" calcext:value-type="float">
            <text:p>1920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5]*[.H15]/100*40" office:value-type="currency" office:currency="EUR" office:value="34.3" calcext:value-type="currency">
            <text:p>34,30 €</text:p>
          </table:table-cell>
          <table:table-cell/>
        </table:table-row>
        <table:table-row table:style-name="ro1">
          <table:table-cell office:value-type="string" calcext:value-type="string">
            <text:p>Holzschleppkahn_Schuettg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870" calcext:value-type="float">
            <text:p>1870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6]*[.H16]/100*40" office:value-type="currency" office:currency="EUR" office:value="1.4" calcext:value-type="currency">
            <text:p>1,40 €</text:p>
          </table:table-cell>
          <table:table-cell/>
        </table:table-row>
        <table:table-row table:style-name="ro1">
          <table:table-cell office:value-type="string" calcext:value-type="string">
            <text:p>Schute_ALR7_Schuettgu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7]*[.H17]/100*40" office:value-type="currency" office:currency="EUR" office:value="3.5" calcext:value-type="currency">
            <text:p>3,50 €</text:p>
          </table:table-cell>
          <table:table-cell/>
        </table:table-row>
        <table:table-row table:style-name="ro1">
          <table:table-cell office:value-type="string" calcext:value-type="string">
            <text:p>Schute_No.9_Schuettgu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8]*[.H18]/100*40" office:value-type="currency" office:currency="EUR" office:value="2.8" calcext:value-type="currency">
            <text:p>2,80 €</text:p>
          </table:table-cell>
          <table:table-cell/>
        </table:table-row>
        <table:table-row table:style-name="ro1">
          <table:table-cell office:value-type="string" calcext:value-type="string">
            <text:p>Tankschleppkahn_Geheimrat_von_Laval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60" calcext:value-type="float">
            <text:p>160</text:p>
          </table:table-cell>
          <table:table-cell office:value-type="float" office:value="600" calcext:value-type="float">
            <text:p>600</text:p>
          </table:table-cell>
          <table:table-cell office:value-type="float" office:value="1871" calcext:value-type="float">
            <text:p>1871</text:p>
          </table:table-cell>
          <table:table-cell table:formula="of:=[Waren.G38]" office:value-type="currency" office:currency="EUR" office:value="0.35" calcext:value-type="currency">
            <text:p>0,35 €</text:p>
          </table:table-cell>
          <table:table-cell table:formula="of:=[.E19]*[.H19]/100*40" office:value-type="currency" office:currency="EUR" office:value="22.4" calcext:value-type="currency">
            <text:p>22,40 €</text:p>
          </table:table-cell>
          <table:table-cell/>
        </table:table-row>
        <table:table-row table:style-name="ro1">
          <table:table-cell office:value-type="string" calcext:value-type="string">
            <text:p>Tankschleppkahn_Schluckspecht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75" calcext:value-type="float">
            <text:p>175</text:p>
          </table:table-cell>
          <table:table-cell office:value-type="float" office:value="600" calcext:value-type="float">
            <text:p>600</text:p>
          </table:table-cell>
          <table:table-cell office:value-type="float" office:value="1929" calcext:value-type="float">
            <text:p>1929</text:p>
          </table:table-cell>
          <table:table-cell table:formula="of:=[Waren.G50]" office:value-type="currency" office:currency="EUR" office:value="0.36" calcext:value-type="currency">
            <text:p>0,36 €</text:p>
          </table:table-cell>
          <table:table-cell table:formula="of:=[.E20]*[.H20]/100*40" office:value-type="currency" office:currency="EUR" office:value="25.2" calcext:value-type="currency">
            <text:p>25,20 €</text:p>
          </table:table-cell>
          <table:table-cell/>
        </table:table-row>
        <table:table-row table:style-name="ro1">
          <table:table-cell office:value-type="string" calcext:value-type="string">
            <text:p>Tankschleppkahn_Wilde_Hild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922" calcext:value-type="float">
            <text:p>1922</text:p>
          </table:table-cell>
          <table:table-cell table:formula="of:=[Waren.G50]" office:value-type="currency" office:currency="EUR" office:value="0.36" calcext:value-type="currency">
            <text:p>0,36 €</text:p>
          </table:table-cell>
          <table:table-cell table:formula="of:=[.E21]*[.H21]/100*40" office:value-type="currency" office:currency="EUR" office:value="14.4" calcext:value-type="currency">
            <text:p>14,40 €</text:p>
          </table:table-cell>
          <table:table-cell/>
        </table:table-row>
        <table:table-row table:style-name="ro1">
          <table:table-cell office:value-type="string" calcext:value-type="string">
            <text:p>Oeltanker Seamullet</text:p>
          </table:table-cell>
          <table:table-cell office:value-type="float" office:value="8340" calcext:value-type="float">
            <text:p>8340</text:p>
          </table:table-cell>
          <table:table-cell office:value-type="float" office:value="28" calcext:value-type="float">
            <text:p>28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office:value-type="float" office:value="2001" calcext:value-type="float">
            <text:p>2001</text:p>
          </table:table-cell>
          <table:table-cell table:formula="of:=[Waren.G50]" office:value-type="currency" office:currency="EUR" office:value="0.36" calcext:value-type="currency">
            <text:p>0,36 €</text:p>
          </table:table-cell>
          <table:table-cell table:formula="of:=[.E22]*[.H22]/100*40" office:value-type="currency" office:currency="EUR" office:value="43.2" calcext:value-type="currency">
            <text:p>43,20 €</text:p>
          </table:table-cell>
          <table:table-cell/>
        </table:table-row>
        <table:table-row table:style-name="ro1">
          <table:table-cell office:value-type="string" calcext:value-type="string">
            <text:p>Tank-KueMo_Bernd</text:p>
          </table:table-cell>
          <table:table-cell office:value-type="float" office:value="368" calcext:value-type="float">
            <text:p>368</text:p>
          </table:table-cell>
          <table:table-cell office:value-type="float" office:value="19" calcext:value-type="float">
            <text:p>1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967" calcext:value-type="float">
            <text:p>1967</text:p>
          </table:table-cell>
          <table:table-cell table:formula="of:=[Waren.G50]" office:value-type="currency" office:currency="EUR" office:value="0.36" calcext:value-type="currency">
            <text:p>0,36 €</text:p>
          </table:table-cell>
          <table:table-cell table:formula="of:=[.E23]*[.H23]/100*40" office:value-type="currency" office:currency="EUR" office:value="28.8" calcext:value-type="currency">
            <text:p>28,80 €</text:p>
          </table:table-cell>
          <table:table-cell/>
        </table:table-row>
        <table:table-row table:style-name="ro1">
          <table:table-cell office:value-type="string" calcext:value-type="string">
            <text:p>Binnenfrachter_Minna_Kuehlwaren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float" office:value="1919" calcext:value-type="float">
            <text:p>1919</text:p>
          </table:table-cell>
          <table:table-cell table:formula="of:=[Waren.G50]" office:value-type="currency" office:currency="EUR" office:value="0.36" calcext:value-type="currency">
            <text:p>0,36 €</text:p>
          </table:table-cell>
          <table:table-cell table:formula="of:=[.E24]*[.H24]/100*40" office:value-type="currency" office:currency="EUR" office:value="20.16" calcext:value-type="currency">
            <text:p>20,16 €</text:p>
          </table:table-cell>
          <table:table-cell/>
        </table:table-row>
        <table:table-row table:style-name="ro1">
          <table:table-cell office:value-type="string" calcext:value-type="string">
            <text:p>Frachter_Typ_Boizenburg_Kuehlwaren</text:p>
          </table:table-cell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80" calcext:value-type="float">
            <text:p>180</text:p>
          </table:table-cell>
          <table:table-cell office:value-type="float" office:value="700" calcext:value-type="float">
            <text:p>700</text:p>
          </table:table-cell>
          <table:table-cell office:value-type="float" office:value="1962" calcext:value-type="float">
            <text:p>1962</text:p>
          </table:table-cell>
          <table:table-cell table:formula="of:=[Waren.G55]" office:value-type="currency" office:currency="EUR" office:value="0.45" calcext:value-type="currency">
            <text:p>0,45 €</text:p>
          </table:table-cell>
          <table:table-cell table:formula="of:=[.E25]*[.H25]/100*40" office:value-type="currency" office:currency="EUR" office:value="32.4" calcext:value-type="currency">
            <text:p>32,40 €</text:p>
          </table:table-cell>
          <table:table-cell/>
        </table:table-row>
        <table:table-row table:style-name="ro1">
          <table:table-cell office:value-type="string" calcext:value-type="string">
            <text:p>Frachter_Esslingen_Kuehltransporter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45" calcext:value-type="float">
            <text:p>245</text:p>
          </table:table-cell>
          <table:table-cell office:value-type="float" office:value="900" calcext:value-type="float">
            <text:p>900</text:p>
          </table:table-cell>
          <table:table-cell office:value-type="float" office:value="1920" calcext:value-type="float">
            <text:p>1920</text:p>
          </table:table-cell>
          <table:table-cell table:formula="of:=[Waren.G55]" office:value-type="currency" office:currency="EUR" office:value="0.45" calcext:value-type="currency">
            <text:p>0,45 €</text:p>
          </table:table-cell>
          <table:table-cell table:formula="of:=[.E26]*[.H26]/100*40" office:value-type="currency" office:currency="EUR" office:value="44.1" calcext:value-type="currency">
            <text:p>44,10 €</text:p>
          </table:table-cell>
          <table:table-cell/>
        </table:table-row>
        <table:table-row table:style-name="ro1">
          <table:table-cell office:value-type="string" calcext:value-type="string">
            <text:p>Binnenfrachter _Minna_fluessige_Lebensmittel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80" calcext:value-type="float">
            <text:p>180</text:p>
          </table:table-cell>
          <table:table-cell office:value-type="float" office:value="600" calcext:value-type="float">
            <text:p>600</text:p>
          </table:table-cell>
          <table:table-cell office:value-type="float" office:value="1919" calcext:value-type="float">
            <text:p>1919</text:p>
          </table:table-cell>
          <table:table-cell table:formula="of:=[Waren.G55]" office:value-type="currency" office:currency="EUR" office:value="0.45" calcext:value-type="currency">
            <text:p>0,45 €</text:p>
          </table:table-cell>
          <table:table-cell table:formula="of:=[.E27]*[.H27]/100*40" office:value-type="currency" office:currency="EUR" office:value="32.4" calcext:value-type="currency">
            <text:p>32,40 €</text:p>
          </table:table-cell>
          <table:table-cell/>
        </table:table-row>
        <table:table-row table:style-name="ro1">
          <table:table-cell office:value-type="string" calcext:value-type="string">
            <text:p>Dampfschiff_Braunfels_fluessige_Lebensmittel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75" calcext:value-type="float">
            <text:p>175</text:p>
          </table:table-cell>
          <table:table-cell office:value-type="float" office:value="1200" calcext:value-type="float">
            <text:p>1200</text:p>
          </table:table-cell>
          <table:table-cell office:value-type="float" office:value="1871" calcext:value-type="float">
            <text:p>1871</text:p>
          </table:table-cell>
          <table:table-cell table:formula="of:=[Waren.G56]" office:value-type="currency" office:currency="EUR" office:value="0.32" calcext:value-type="currency">
            <text:p>0,32 €</text:p>
          </table:table-cell>
          <table:table-cell table:formula="of:=[.E28]*[.H28]/100*40" office:value-type="currency" office:currency="EUR" office:value="22.4" calcext:value-type="currency">
            <text:p>22,40 €</text:p>
          </table:table-cell>
          <table:table-cell/>
        </table:table-row>
        <table:table-row table:style-name="ro1">
          <table:table-cell office:value-type="string" calcext:value-type="string">
            <text:p>Frachter_Esslingen_fl._Lebensmittel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office:value-type="float" office:value="1920" calcext:value-type="float">
            <text:p>1920</text:p>
          </table:table-cell>
          <table:table-cell table:formula="of:=[Waren.G56]" office:value-type="currency" office:currency="EUR" office:value="0.32" calcext:value-type="currency">
            <text:p>0,32 €</text:p>
          </table:table-cell>
          <table:table-cell table:formula="of:=[.E29]*[.H29]/100*40" office:value-type="currency" office:currency="EUR" office:value="38.4" calcext:value-type="currency">
            <text:p>38,40 €</text:p>
          </table:table-cell>
          <table:table-cell/>
        </table:table-row>
        <table:table-row table:style-name="ro1">
          <table:table-cell office:value-type="string" calcext:value-type="string">
            <text:p>Holzschleppkahn_fluessige_Lebensmitte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1870" calcext:value-type="float">
            <text:p>1870</text:p>
          </table:table-cell>
          <table:table-cell table:formula="of:=[Waren.G56]" office:value-type="currency" office:currency="EUR" office:value="0.32" calcext:value-type="currency">
            <text:p>0,32 €</text:p>
          </table:table-cell>
          <table:table-cell table:formula="of:=[.E30]*[.H30]/100*40" office:value-type="currency" office:currency="EUR" office:value="0.896" calcext:value-type="currency">
            <text:p>0,90 €</text:p>
          </table:table-cell>
          <table:table-cell/>
        </table:table-row>
        <table:table-row table:style-name="ro1">
          <table:table-cell office:value-type="string" calcext:value-type="string">
            <text:p>Schute_ALR7_fluessige_Lebensmitte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table:formula="of:=[Waren.G56]" office:value-type="currency" office:currency="EUR" office:value="0.32" calcext:value-type="currency">
            <text:p>0,32 €</text:p>
          </table:table-cell>
          <table:table-cell table:formula="of:=[.E31]*[.H31]/100*40" office:value-type="currency" office:currency="EUR" office:value="2.176" calcext:value-type="currency">
            <text:p>2,18 €</text:p>
          </table:table-cell>
          <table:table-cell/>
        </table:table-row>
        <table:table-row table:style-name="ro1">
          <table:table-cell office:value-type="string" calcext:value-type="string">
            <text:p>Schute_No.9_fluessige_Lebensmitte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table:formula="of:=[Waren.G56]" office:value-type="currency" office:currency="EUR" office:value="0.32" calcext:value-type="currency">
            <text:p>0,32 €</text:p>
          </table:table-cell>
          <table:table-cell table:formula="of:=[.E32]*[.H32]/100*40" office:value-type="currency" office:currency="EUR" office:value="1.792" calcext:value-type="currency">
            <text:p>1,79 €</text:p>
          </table:table-cell>
          <table:table-cell/>
        </table:table-row>
        <table:table-row table:style-name="ro1">
          <table:table-cell office:value-type="string" calcext:value-type="string">
            <text:p>Binnenfrachter_Minna_Holz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float" office:value="1919" calcext:value-type="float">
            <text:p>1919</text:p>
          </table:table-cell>
          <table:table-cell table:formula="of:=[Waren.G57]" office:value-type="currency" office:currency="EUR" office:value="0.3" calcext:value-type="currency">
            <text:p>0,30 €</text:p>
          </table:table-cell>
          <table:table-cell table:formula="of:=[.E33]*[.H33]/100*40" office:value-type="currency" office:currency="EUR" office:value="16.8" calcext:value-type="currency">
            <text:p>16,80 €</text:p>
          </table:table-cell>
          <table:table-cell/>
        </table:table-row>
        <table:table-row table:style-name="ro1">
          <table:table-cell office:value-type="string" calcext:value-type="string">
            <text:p>Dampfschiff_Braunfels_Holz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  <table:table-cell office:value-type="float" office:value="1871" calcext:value-type="float">
            <text:p>1871</text:p>
          </table:table-cell>
          <table:table-cell table:formula="of:=[Waren.G57]" office:value-type="currency" office:currency="EUR" office:value="0.3" calcext:value-type="currency">
            <text:p>0,30 €</text:p>
          </table:table-cell>
          <table:table-cell table:formula="of:=[.E34]*[.H34]/100*40" office:value-type="currency" office:currency="EUR" office:value="18" calcext:value-type="currency">
            <text:p>18,00 €</text:p>
          </table:table-cell>
          <table:table-cell/>
        </table:table-row>
        <table:table-row table:style-name="ro1">
          <table:table-cell office:value-type="string" calcext:value-type="string">
            <text:p>Frachter_Esslingen_Holztransporter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30" calcext:value-type="float">
            <text:p>230</text:p>
          </table:table-cell>
          <table:table-cell office:value-type="float" office:value="900" calcext:value-type="float">
            <text:p>900</text:p>
          </table:table-cell>
          <table:table-cell office:value-type="float" office:value="1920" calcext:value-type="float">
            <text:p>1920</text:p>
          </table:table-cell>
          <table:table-cell table:formula="of:=[Waren.G57]" office:value-type="currency" office:currency="EUR" office:value="0.3" calcext:value-type="currency">
            <text:p>0,30 €</text:p>
          </table:table-cell>
          <table:table-cell table:formula="of:=[.E35]*[.H35]/100*40" office:value-type="currency" office:currency="EUR" office:value="27.6" calcext:value-type="currency">
            <text:p>27,60 €</text:p>
          </table:table-cell>
          <table:table-cell/>
        </table:table-row>
        <table:table-row table:style-name="ro1">
          <table:table-cell office:value-type="string" calcext:value-type="string">
            <text:p>Holzschleppkahn_Holz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870" calcext:value-type="float">
            <text:p>1870</text:p>
          </table:table-cell>
          <table:table-cell table:formula="of:=[Waren.G57]" office:value-type="currency" office:currency="EUR" office:value="0.3" calcext:value-type="currency">
            <text:p>0,30 €</text:p>
          </table:table-cell>
          <table:table-cell table:formula="of:=[.E36]*[.H36]/100*40"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office:value-type="string" calcext:value-type="string">
            <text:p>Holzfrachter Rabenau</text:p>
          </table:table-cell>
          <table:table-cell office:value-type="float" office:value="4487" calcext:value-type="float">
            <text:p>4487</text:p>
          </table:table-cell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2" calcext:value-type="float">
            <text:p>222</text:p>
          </table:table-cell>
          <table:table-cell office:value-type="float" office:value="800" calcext:value-type="float">
            <text:p>800</text:p>
          </table:table-cell>
          <table:table-cell office:value-type="float" office:value="1979" calcext:value-type="float">
            <text:p>1979</text:p>
          </table:table-cell>
          <table:table-cell table:style-name="ce144" table:formula="of:=[Waren.G57]" office:value-type="currency" office:currency="EUR" office:value="0.3" calcext:value-type="currency">
            <text:p>0,30 €</text:p>
          </table:table-cell>
          <table:table-cell table:formula="of:=[.E37]*[.H37]/100*40" office:value-type="currency" office:currency="EUR" office:value="26.64" calcext:value-type="currency">
            <text:p>26,64 €</text:p>
          </table:table-cell>
          <table:table-cell/>
        </table:table-row>
        <table:table-row table:style-name="ro1">
          <table:table-cell office:value-type="string" calcext:value-type="string">
            <text:p>Schute_ALR7_Holz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table:style-name="ce145" table:formula="of:=[Waren.G57]" office:value-type="currency" office:currency="EUR" office:value="0.3" calcext:value-type="currency">
            <text:p>0,30 €</text:p>
          </table:table-cell>
          <table:table-cell table:formula="of:=[.E38]*[.H38]/100*40" office:value-type="currency" office:currency="EUR" office:value="6.6" calcext:value-type="currency">
            <text:p>6,60 €</text:p>
          </table:table-cell>
          <table:table-cell/>
        </table:table-row>
        <table:table-row table:style-name="ro1">
          <table:table-cell office:value-type="string" calcext:value-type="string">
            <text:p>Schute_No.9_Holz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table:style-name="ce145" table:formula="of:=[Waren.G57]" office:value-type="currency" office:currency="EUR" office:value="0.3" calcext:value-type="currency">
            <text:p>0,30 €</text:p>
          </table:table-cell>
          <table:table-cell table:formula="of:=[.E39]*[.H39]/100*40" office:value-type="currency" office:currency="EUR" office:value="6" calcext:value-type="currency">
            <text:p>6,00 €</text:p>
          </table:table-cell>
          <table:table-cell/>
        </table:table-row>
        <table:table-row table:style-name="ro1">
          <table:table-cell office:value-type="string" calcext:value-type="string">
            <text:p>Binnenfrachter_Minna_landwirtschaftl._Gueter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float" office:value="1919" calcext:value-type="float">
            <text:p>1919</text:p>
          </table:table-cell>
          <table:table-cell table:style-name="ce145" table:formula="of:=[Waren.L2]" office:value-type="currency" office:currency="EUR" office:value="0.2" calcext:value-type="currency">
            <text:p>0,20 €</text:p>
          </table:table-cell>
          <table:table-cell table:formula="of:=[.E40]*[.H40]/100*40" office:value-type="currency" office:currency="EUR" office:value="11.2" calcext:value-type="currency">
            <text:p>11,20 €</text:p>
          </table:table-cell>
          <table:table-cell/>
        </table:table-row>
        <table:table-row table:style-name="ro1">
          <table:table-cell office:value-type="string" calcext:value-type="string">
            <text:p>Dampfschiff_Braunfels_landwirtschaftl._Gueter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  <table:table-cell office:value-type="float" office:value="1871" calcext:value-type="float">
            <text:p>1871</text:p>
          </table:table-cell>
          <table:table-cell table:style-name="ce145" table:formula="of:=[Waren.G59]" office:value-type="currency" office:currency="EUR" office:value="0.26" calcext:value-type="currency">
            <text:p>0,26 €</text:p>
          </table:table-cell>
          <table:table-cell table:formula="of:=[.E41]*[.H41]/100*40" office:value-type="currency" office:currency="EUR" office:value="15.6" calcext:value-type="currency">
            <text:p>15,60 €</text:p>
          </table:table-cell>
          <table:table-cell/>
        </table:table-row>
        <table:table-row table:style-name="ro1">
          <table:table-cell office:value-type="string" calcext:value-type="string">
            <text:p>Frachter_fuer_landwirtschaftl._Gueter_Typ_Boizenburg</text:p>
          </table:table-cell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80" calcext:value-type="float">
            <text:p>180</text:p>
          </table:table-cell>
          <table:table-cell office:value-type="float" office:value="700" calcext:value-type="float">
            <text:p>700</text:p>
          </table:table-cell>
          <table:table-cell office:value-type="float" office:value="1962" calcext:value-type="float">
            <text:p>1962</text:p>
          </table:table-cell>
          <table:table-cell table:style-name="ce145" table:formula="of:=[Waren.G59]" office:value-type="currency" office:currency="EUR" office:value="0.26" calcext:value-type="currency">
            <text:p>0,26 €</text:p>
          </table:table-cell>
          <table:table-cell table:formula="of:=[.E42]*[.H42]/100*40" office:value-type="currency" office:currency="EUR" office:value="18.72" calcext:value-type="currency">
            <text:p>18,72 €</text:p>
          </table:table-cell>
          <table:table-cell/>
        </table:table-row>
        <table:table-row table:style-name="ro1">
          <table:table-cell office:value-type="string" calcext:value-type="string">
            <text:p>Frachter_Esslingen_Landw.Gueter</text:p>
          </table:table-cell>
          <table:table-cell office:value-type="float" office:value="1200" calcext:value-type="float">
            <text:p>1200</text:p>
          </table:table-cell>
          <table:table-cell office:value-type="float" office:value="19" calcext:value-type="float">
            <text:p>1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45" calcext:value-type="float">
            <text:p>245</text:p>
          </table:table-cell>
          <table:table-cell office:value-type="float" office:value="900" calcext:value-type="float">
            <text:p>900</text:p>
          </table:table-cell>
          <table:table-cell office:value-type="float" office:value="1920" calcext:value-type="float">
            <text:p>1920</text:p>
          </table:table-cell>
          <table:table-cell table:style-name="ce145" table:formula="of:=[Waren.G59]" office:value-type="currency" office:currency="EUR" office:value="0.26" calcext:value-type="currency">
            <text:p>0,26 €</text:p>
          </table:table-cell>
          <table:table-cell table:formula="of:=[.E43]*[.H43]/100*40" office:value-type="currency" office:currency="EUR" office:value="25.48" calcext:value-type="currency">
            <text:p>25,48 €</text:p>
          </table:table-cell>
          <table:table-cell/>
        </table:table-row>
        <table:table-row table:style-name="ro1">
          <table:table-cell office:value-type="string" calcext:value-type="string">
            <text:p>Holzschleppkahn_landwirtschaftliche_Gu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870" calcext:value-type="float">
            <text:p>1870</text:p>
          </table:table-cell>
          <table:table-cell table:style-name="ce146" table:formula="of:=[Waren.G59]" office:value-type="currency" office:currency="EUR" office:value="0.26" calcext:value-type="currency">
            <text:p>0,26 €</text:p>
          </table:table-cell>
          <table:table-cell table:formula="of:=[.E44]*[.H44]/100*40" office:value-type="currency" office:currency="EUR" office:value="1.04" calcext:value-type="currency">
            <text:p>1,04 €</text:p>
          </table:table-cell>
          <table:table-cell/>
        </table:table-row>
        <table:table-row table:style-name="ro1">
          <table:table-cell office:value-type="string" calcext:value-type="string">
            <text:p>Schute_ALR7_landwirtschaftl._Gue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table:formula="of:=[Waren.G59]" office:value-type="currency" office:currency="EUR" office:value="0.26" calcext:value-type="currency">
            <text:p>0,26 €</text:p>
          </table:table-cell>
          <table:table-cell table:formula="of:=[.E45]*[.H45]/100*40" office:value-type="currency" office:currency="EUR" office:value="2.6" calcext:value-type="currency">
            <text:p>2,60 €</text:p>
          </table:table-cell>
          <table:table-cell/>
        </table:table-row>
        <table:table-row table:style-name="ro1">
          <table:table-cell office:value-type="string" calcext:value-type="string">
            <text:p>Schute_No.9_landwirtschaftl._Guete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table:formula="of:=[Waren.G59]" office:value-type="currency" office:currency="EUR" office:value="0.26" calcext:value-type="currency">
            <text:p>0,26 €</text:p>
          </table:table-cell>
          <table:table-cell table:formula="of:=[.E46]*[.H46]/100*40" office:value-type="currency" office:currency="EUR" office:value="2.08" calcext:value-type="currency">
            <text:p>2,08 €</text:p>
          </table:table-cell>
          <table:table-cell/>
        </table:table-row>
        <table:table-row table:style-name="ro1">
          <table:table-cell office:value-type="string" calcext:value-type="string">
            <text:p>MS Koblenz</text:p>
          </table:table-cell>
          <table:table-cell office:value-type="float" office:value="1200" calcext:value-type="float">
            <text:p>1200</text:p>
          </table:table-cell>
          <table:table-cell office:value-type="float" office:value="24" calcext:value-type="float">
            <text:p>24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500" calcext:value-type="float">
            <text:p>500</text:p>
          </table:table-cell>
          <table:table-cell office:value-type="float" office:value="3200" calcext:value-type="float">
            <text:p>3200</text:p>
          </table:table-cell>
          <table:table-cell office:value-type="float" office:value="1955" calcext:value-type="float">
            <text:p>195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S RheinEnergie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650" calcext:value-type="float">
            <text:p>1650</text:p>
          </table:table-cell>
          <table:table-cell office:value-type="float" office:value="10560" calcext:value-type="float">
            <text:p>10560</text:p>
          </table:table-cell>
          <table:table-cell office:value-type="float" office:value="2004" calcext:value-type="float">
            <text:p>20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S Stolzenfels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00" calcext:value-type="float">
            <text:p>6400</text:p>
          </table:table-cell>
          <table:table-cell office:value-type="float" office:value="1979" calcext:value-type="float">
            <text:p>197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S weisser Hai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50" calcext:value-type="float">
            <text:p>250</text:p>
          </table:table-cell>
          <table:table-cell office:value-type="float" office:value="1600" calcext:value-type="float">
            <text:p>1600</text:p>
          </table:table-cell>
          <table:table-cell office:value-type="float" office:value="1925" calcext:value-type="float">
            <text:p>192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Bodeneffektfahrzeug Seafalcon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Vg-Sail_Passanger_Ship_0</text:p>
          </table:table-cell>
          <table:table-cell office:value-type="float" office:value="280" calcext:value-type="float">
            <text:p>280</text:p>
          </table:table-cell>
          <table:table-cell office:value-type="float" office:value="24" calcext:value-type="float">
            <text:p>24</text:p>
          </table:table-cell>
          <table:table-cell office:value-type="float" office:value="258000" calcext:value-type="float">
            <text:p>258000</text:p>
          </table:table-cell>
          <table:table-cell office:value-type="float" office:value="212" calcext:value-type="float">
            <text:p>212</text:p>
          </table:table-cell>
          <table:table-cell office:value-type="float" office:value="1354" calcext:value-type="float">
            <text:p>1354</text:p>
          </table:table-cell>
          <table:table-cell office:value-type="float" office:value="1833" calcext:value-type="float">
            <text:p>183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S-MHZ_Schoner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67000" calcext:value-type="float">
            <text:p>67000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Vg-Steam_Passanger_Ship_0</text:p>
          </table:table-cell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float" office:value="810000" calcext:value-type="float">
            <text:p>810000</text:p>
          </table:table-cell>
          <table:table-cell office:value-type="float" office:value="310" calcext:value-type="float">
            <text:p>310</text:p>
          </table:table-cell>
          <table:table-cell office:value-type="float" office:value="1984" calcext:value-type="float">
            <text:p>1984</text:p>
          </table:table-cell>
          <table:table-cell office:value-type="float" office:value="1901" calcext:value-type="float">
            <text:p>190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Hz-C3P_Post_Barge</text:p>
          </table:table-cell>
          <table:table-cell office:value-type="float" office:value="420" calcext:value-type="float">
            <text:p>420</text:p>
          </table:table-cell>
          <table:table-cell office:value-type="float" office:value="33" calcext:value-type="float">
            <text:p>33</text:p>
          </table:table-cell>
          <table:table-cell office:value-type="float" office:value="1833000" calcext:value-type="float">
            <text:p>1833000</text:p>
          </table:table-cell>
          <table:table-cell office:value-type="float" office:value="250" calcext:value-type="float">
            <text:p>250</text:p>
          </table:table-cell>
          <table:table-cell office:value-type="float" office:value="637" calcext:value-type="float">
            <text:p>637</text:p>
          </table:table-cell>
          <table:table-cell office:value-type="float" office:value="1972" calcext:value-type="float">
            <text:p>197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Post_Barge</text:p>
          </table:table-cell>
          <table:table-cell office:value-type="float" office:value="440" calcext:value-type="float">
            <text:p>440</text:p>
          </table:table-cell>
          <table:table-cell office:value-type="float" office:value="30" calcext:value-type="float">
            <text:p>30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220" calcext:value-type="float">
            <text:p>220</text:p>
          </table:table-cell>
          <table:table-cell office:value-type="float" office:value="537" calcext:value-type="float">
            <text:p>537</text:p>
          </table:table-cell>
          <table:table-cell office:value-type="float" office:value="1928" calcext:value-type="float">
            <text:p>192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ail_Post_Ship_0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305000" calcext:value-type="float">
            <text:p>305000</text:p>
          </table:table-cell>
          <table:table-cell office:value-type="float" office:value="110" calcext:value-type="float">
            <text:p>110</text:p>
          </table:table-cell>
          <table:table-cell office:value-type="float" office:value="278" calcext:value-type="float">
            <text:p>278</text:p>
          </table:table-cell>
          <table:table-cell office:value-type="float" office:value="1748" calcext:value-type="float">
            <text:p>174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Main-Kettenschlepper_K.B.K.S._No._V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5000000" calcext:value-type="float">
            <text:p>150000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870" calcext:value-type="float">
            <text:p>187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adschlepper_Rheinfahrt_IX</text:p>
          </table:table-cell>
          <table:table-cell office:value-type="float" office:value="1600" calcext:value-type="float">
            <text:p>1600</text:p>
          </table:table-cell>
          <table:table-cell office:value-type="float" office:value="17" calcext:value-type="float">
            <text:p>17</text:p>
          </table:table-cell>
          <table:table-cell office:value-type="float" office:value="15000000" calcext:value-type="float">
            <text:p>150000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ahldampfer_Duenung</text:p>
          </table:table-cell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5000000" calcext:value-type="float">
            <text:p>150000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925" calcext:value-type="float">
            <text:p>192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otorschlepper_Priel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5000000" calcext:value-type="float">
            <text:p>150000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950" calcext:value-type="float">
            <text:p>195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chlepper Fairplay V</text:p>
          </table:table-cell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61" calcext:value-type="float">
            <text:p>196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ssengutfrachter Fritz</text:p>
          </table:table-cell>
          <table:table-cell office:value-type="float" office:value="7800" calcext:value-type="float">
            <text:p>7800</text:p>
          </table:table-cell>
          <table:table-cell office:value-type="float" office:value="26" calcext:value-type="float">
            <text:p>26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33" calcext:value-type="float">
            <text:p>333</text:p>
          </table:table-cell>
          <table:table-cell office:value-type="float" office:value="1300" calcext:value-type="float">
            <text:p>1300</text:p>
          </table:table-cell>
          <table:table-cell office:value-type="float" office:value="2010" calcext:value-type="float">
            <text:p>201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olzschleppkahn_Stah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870" calcext:value-type="float">
            <text:p>1870</text:p>
          </table:table-cell>
          <table:table-cell table:style-name="Default" table:formula="of:=[Waren.G7]" office:value-type="float" office:value="0.38" calcext:value-type="float">
            <text:p>0,3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chute_ALR7_Stah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table:style-name="Default" table:formula="of:=[Waren.G7]" office:value-type="float" office:value="0.38" calcext:value-type="float">
            <text:p>0,3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chute_No.9_Stah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table:style-name="Default" table:formula="of:=[Waren.G7]" office:value-type="float" office:value="0.38" calcext:value-type="float">
            <text:p>0,3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innenfrachter_Minna_Vieh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919" calcext:value-type="float">
            <text:p>1919</text:p>
          </table:table-cell>
          <table:table-cell table:style-name="Default" table:formula="of:=[Waren.G7]" office:value-type="float" office:value="0.38" calcext:value-type="float">
            <text:p>0,3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ampfschiff_Braunfels_Vieh</text:p>
          </table:table-cell>
          <table:table-cell office:value-type="float" office:value="1100" calcext:value-type="float">
            <text:p>1100</text:p>
          </table:table-cell>
          <table:table-cell office:value-type="float" office:value="18" calcext:value-type="float">
            <text:p>1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office:value-type="float" office:value="1871" calcext:value-type="float">
            <text:p>1871</text:p>
          </table:table-cell>
          <table:table-cell table:style-name="Default" table:formula="of:=[Waren.G9]" office:value-type="float" office:value="0.42" calcext:value-type="float">
            <text:p>0,4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Faehre_KoenigswinterIII_Vieh</text:p>
          </table:table-cell>
          <table:table-cell office:value-type="float" office:value="440" calcext:value-type="float">
            <text:p>440</text:p>
          </table:table-cell>
          <table:table-cell office:value-type="float" office:value="17" calcext:value-type="float">
            <text:p>17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10" calcext:value-type="float">
            <text:p>110</text:p>
          </table:table-cell>
          <table:table-cell office:value-type="float" office:value="1500" calcext:value-type="float">
            <text:p>1500</text:p>
          </table:table-cell>
          <table:table-cell office:value-type="float" office:value="1960" calcext:value-type="float">
            <text:p>1960</text:p>
          </table:table-cell>
          <table:table-cell table:style-name="Default" table:formula="of:=[Waren.G9]" office:value-type="float" office:value="0.42" calcext:value-type="float">
            <text:p>0,4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Holzschleppkahn_Vieh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870" calcext:value-type="float">
            <text:p>1870</text:p>
          </table:table-cell>
          <table:table-cell table:style-name="Default" table:formula="of:=[Waren.G9]" office:value-type="float" office:value="0.42" calcext:value-type="float">
            <text:p>0,4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nselversorger Jannessand</text:p>
          </table:table-cell>
          <table:table-cell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office:value-type="float" office:value="1900" calcext:value-type="float">
            <text:p>1900</text:p>
          </table:table-cell>
          <table:table-cell table:style-name="Default" table:formula="of:=[Waren.G9]" office:value-type="float" office:value="0.42" calcext:value-type="float">
            <text:p>0,4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chute_ALR7_Vieh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1950" calcext:value-type="float">
            <text:p>1950</text:p>
          </table:table-cell>
          <table:table-cell table:style-name="Default" table:formula="of:=[Waren.G9]" office:value-type="float" office:value="0.42" calcext:value-type="float">
            <text:p>0,4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chute_No.9_Vieh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920" calcext:value-type="float">
            <text:p>1920</text:p>
          </table:table-cell>
          <table:table-cell table:style-name="Default" table:formula="of:=[Waren.G9]" office:value-type="float" office:value="0.42" calcext:value-type="float">
            <text:p>0,42</text:p>
          </table:table-cell>
          <table:table-cell table:style-name="Default"/>
          <table:table-cell/>
        </table:table-row>
      </table:table>
      <table:table table:name="Kaufpreis_Busse" table:style-name="ta10" table:print="false">
        <table:table-column table:style-name="co44" table:default-cell-style-name="Default"/>
        <table:table-column table:style-name="co6" table:number-columns-repeated="5" table:default-cell-style-name="Default"/>
        <table:table-column table:style-name="co6" table:default-cell-style-name="ce149"/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ntro_year</text:p>
          </table:table-cell>
          <table:table-cell table:style-name="Default"/>
        </table:table-row>
        <table:table-row table:style-name="ro1">
          <table:table-cell office:value-type="string" calcext:value-type="string">
            <text:p>Lemurias Hochzeitskutsch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900" calcext:value-type="float">
            <text:p>1900</text:p>
          </table:table-cell>
          <table:table-cell table:style-name="Default"/>
        </table:table-row>
        <table:table-row table:style-name="ro1">
          <table:table-cell office:value-type="string" calcext:value-type="string">
            <text:p>MAN_LionsCity_DD</text:p>
          </table:table-cell>
          <table:table-cell office:value-type="float" office:value="145" calcext:value-type="float">
            <text:p>145</text:p>
          </table:table-cell>
          <table:table-cell office:value-type="float" office:value="928" calcext:value-type="float">
            <text:p>928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table:formula="of:=[.C4]*[.E4]+[.B4]*100" office:value-type="currency" office:currency="EUR" office:value="60900" calcext:value-type="currency">
            <text:p>60.900 €</text:p>
          </table:table-cell>
        </table:table-row>
        <table:table-row table:style-name="ro1">
          <table:table-cell office:value-type="string" calcext:value-type="string">
            <text:p>MAN_NL_313</text:p>
          </table:table-cell>
          <table:table-cell office:value-type="float" office:value="128" calcext:value-type="float">
            <text:p>128</text:p>
          </table:table-cell>
          <table:table-cell office:value-type="float" office:value="819" calcext:value-type="float">
            <text:p>81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table:formula="of:=[.C5]*[.E5]+[.B5]*100" office:value-type="currency" office:currency="EUR" office:value="53750" calcext:value-type="currency">
            <text:p>53.750 €</text:p>
          </table:table-cell>
        </table:table-row>
        <table:table-row table:style-name="ro1">
          <table:table-cell office:value-type="string" calcext:value-type="string">
            <text:p>MAN_NL_323_Simutrans</text:p>
          </table:table-cell>
          <table:table-cell office:value-type="float" office:value="128" calcext:value-type="float">
            <text:p>128</text:p>
          </table:table-cell>
          <table:table-cell office:value-type="float" office:value="819" calcext:value-type="float">
            <text:p>81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table:formula="of:=[.C6]*[.E6]+[.B6]*100" office:value-type="currency" office:currency="EUR" office:value="53750" calcext:value-type="currency">
            <text:p>53.750 €</text:p>
          </table:table-cell>
        </table:table-row>
        <table:table-row table:style-name="ro1">
          <table:table-cell office:value-type="string" calcext:value-type="string">
            <text:p>MAN_NL_323_Sim_Braeu</text:p>
          </table:table-cell>
          <table:table-cell office:value-type="float" office:value="128" calcext:value-type="float">
            <text:p>128</text:p>
          </table:table-cell>
          <table:table-cell office:value-type="float" office:value="819" calcext:value-type="float">
            <text:p>81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table:formula="of:=[.C7]*[.E7]+[.B7]*100" office:value-type="currency" office:currency="EUR" office:value="53750" calcext:value-type="currency">
            <text:p>53.750 €</text:p>
          </table:table-cell>
        </table:table-row>
        <table:table-row table:style-name="ro1">
          <table:table-cell office:value-type="string" calcext:value-type="string">
            <text:p>MAN_NL_323_Kunterbunt</text:p>
          </table:table-cell>
          <table:table-cell office:value-type="float" office:value="128" calcext:value-type="float">
            <text:p>128</text:p>
          </table:table-cell>
          <table:table-cell office:value-type="float" office:value="819" calcext:value-type="float">
            <text:p>81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table:formula="of:=[.C8]*[.E8]+[.B8]*100" office:value-type="currency" office:currency="EUR" office:value="53750" calcext:value-type="currency">
            <text:p>53.750 €</text:p>
          </table:table-cell>
        </table:table-row>
        <table:table-row table:style-name="ro1">
          <table:table-cell office:value-type="string" calcext:value-type="string">
            <text:p>MAN_NL_323_Sim_Quelle</text:p>
          </table:table-cell>
          <table:table-cell office:value-type="float" office:value="128" calcext:value-type="float">
            <text:p>128</text:p>
          </table:table-cell>
          <table:table-cell office:value-type="float" office:value="819" calcext:value-type="float">
            <text:p>81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table:formula="of:=[.C9]*[.E9]+[.B9]*100" office:value-type="currency" office:currency="EUR" office:value="53750" calcext:value-type="currency">
            <text:p>53.750 €</text:p>
          </table:table-cell>
        </table:table-row>
        <table:table-row table:style-name="ro1">
          <table:table-cell office:value-type="string" calcext:value-type="string">
            <text:p>MAN_NL_323_Rot_Weiss</text:p>
          </table:table-cell>
          <table:table-cell office:value-type="float" office:value="128" calcext:value-type="float">
            <text:p>128</text:p>
          </table:table-cell>
          <table:table-cell office:value-type="float" office:value="819" calcext:value-type="float">
            <text:p>819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0" calcext:value-type="float">
            <text:p>50</text:p>
          </table:table-cell>
          <table:table-cell office:value-type="float" office:value="2005" calcext:value-type="float">
            <text:p>2005</text:p>
          </table:table-cell>
          <table:table-cell table:formula="of:=[.C10]*[.E10]+[.B10]*100" office:value-type="currency" office:currency="EUR" office:value="53750" calcext:value-type="currency">
            <text:p>53.750 €</text:p>
          </table:table-cell>
        </table:table-row>
        <table:table-row table:style-name="ro1">
          <table:table-cell office:value-type="string" calcext:value-type="string">
            <text:p>MB_Citaro_2Tueren_1gen</text:p>
          </table:table-cell>
          <table:table-cell office:value-type="float" office:value="90" calcext:value-type="float">
            <text:p>90</text:p>
          </table:table-cell>
          <table:table-cell office:value-type="float" office:value="864" calcext:value-type="float">
            <text:p>864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50" calcext:value-type="float">
            <text:p>50</text:p>
          </table:table-cell>
          <table:table-cell office:value-type="float" office:value="1997" calcext:value-type="float">
            <text:p>1997</text:p>
          </table:table-cell>
          <table:table-cell table:formula="of:=[.C11]*[.E11]+[.B11]*100" office:value-type="currency" office:currency="EUR" office:value="52200" calcext:value-type="currency">
            <text:p>52.200 €</text:p>
          </table:table-cell>
        </table:table-row>
        <table:table-row table:style-name="ro1">
          <table:table-cell office:value-type="string" calcext:value-type="string">
            <text:p>MB_Citaro_3Tueren_1gen</text:p>
          </table:table-cell>
          <table:table-cell office:value-type="float" office:value="99" calcext:value-type="float">
            <text:p>99</text:p>
          </table:table-cell>
          <table:table-cell office:value-type="float" office:value="950" calcext:value-type="float">
            <text:p>95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50" calcext:value-type="float">
            <text:p>50</text:p>
          </table:table-cell>
          <table:table-cell office:value-type="float" office:value="1998" calcext:value-type="float">
            <text:p>1998</text:p>
          </table:table-cell>
          <table:table-cell table:formula="of:=[.C12]*[.E12]+[.B12]*100" office:value-type="currency" office:currency="EUR" office:value="57400" calcext:value-type="currency">
            <text:p>57.400 €</text:p>
          </table:table-cell>
        </table:table-row>
        <table:table-row table:style-name="ro1">
          <table:table-cell office:value-type="string" calcext:value-type="string">
            <text:p>MB_Citaro_Ueberland_1gen</text:p>
          </table:table-cell>
          <table:table-cell office:value-type="float" office:value="65" calcext:value-type="float">
            <text:p>65</text:p>
          </table:table-cell>
          <table:table-cell office:value-type="float" office:value="624" calcext:value-type="float">
            <text:p>624</text:p>
          </table:table-cell>
          <table:table-cell office:value-type="float" office:value="1480000" calcext:value-type="float">
            <text:p>1480000</text:p>
          </table:table-cell>
          <table:table-cell office:value-type="float" office:value="91" calcext:value-type="float">
            <text:p>91</text:p>
          </table:table-cell>
          <table:table-cell office:value-type="float" office:value="1998" calcext:value-type="float">
            <text:p>1998</text:p>
          </table:table-cell>
          <table:table-cell table:formula="of:=[.C13]*[.E13]+[.B13]*100" office:value-type="currency" office:currency="EUR" office:value="63284" calcext:value-type="currency">
            <text:p>63.284 €</text:p>
          </table:table-cell>
        </table:table-row>
        <table:table-row table:style-name="ro1">
          <table:table-cell office:value-type="string" calcext:value-type="string">
            <text:p>MB_Citaro_G_1gen_Front</text:p>
          </table:table-cell>
          <table:table-cell office:value-type="float" office:value="70" calcext:value-type="float">
            <text:p>70</text:p>
          </table:table-cell>
          <table:table-cell office:value-type="float" office:value="672" calcext:value-type="float">
            <text:p>67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0" calcext:value-type="float">
            <text:p>50</text:p>
          </table:table-cell>
          <table:table-cell office:value-type="float" office:value="1999" calcext:value-type="float">
            <text:p>1999</text:p>
          </table:table-cell>
          <table:table-cell table:formula="of:=[.C14]*[.E14]+[.B14]*100" office:value-type="currency" office:currency="EUR" office:value="40600" calcext:value-type="currency">
            <text:p>40.600 €</text:p>
          </table:table-cell>
        </table:table-row>
        <table:table-row table:style-name="ro1">
          <table:table-cell office:value-type="string" calcext:value-type="string">
            <text:p>MB_Citaro_G_1gen_Heck</text:p>
          </table:table-cell>
          <table:table-cell office:value-type="float" office:value="50" calcext:value-type="float">
            <text:p>50</text:p>
          </table:table-cell>
          <table:table-cell office:value-type="float" office:value="480" calcext:value-type="float">
            <text:p>480</text:p>
          </table:table-cell>
          <table:table-cell office:value-type="float" office:value="650000" calcext:value-type="float">
            <text:p>650000</text:p>
          </table:table-cell>
          <table:table-cell office:value-type="float" office:value="50" calcext:value-type="float">
            <text:p>50</text:p>
          </table:table-cell>
          <table:table-cell office:value-type="float" office:value="1999" calcext:value-type="float">
            <text:p>1999</text:p>
          </table:table-cell>
          <table:table-cell table:formula="of:=[.C15]*[.E15]+[.B15]*100" office:value-type="currency" office:currency="EUR" office:value="29000" calcext:value-type="currency">
            <text:p>29.000 €</text:p>
          </table:table-cell>
        </table:table-row>
        <table:table-row table:style-name="ro1">
          <table:table-cell office:value-type="string" calcext:value-type="string">
            <text:p>MB_O10000_Reisebus_Postbus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650000" calcext:value-type="float">
            <text:p>650000</text:p>
          </table:table-cell>
          <table:table-cell office:value-type="float" office:value="65" calcext:value-type="float">
            <text:p>65</text:p>
          </table:table-cell>
          <table:table-cell office:value-type="float" office:value="1938" calcext:value-type="float">
            <text:p>1938</text:p>
          </table:table-cell>
          <table:table-cell table:formula="of:=[.C16]*[.E16]+[.B16]*100" office:value-type="currency" office:currency="EUR" office:value="25800" calcext:value-type="currency">
            <text:p>25.800 €</text:p>
          </table:table-cell>
        </table:table-row>
        <table:table-row table:style-name="ro1">
          <table:table-cell office:value-type="string" calcext:value-type="string">
            <text:p>MB_O10000_Reisebus_rot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650000" calcext:value-type="float">
            <text:p>650000</text:p>
          </table:table-cell>
          <table:table-cell office:value-type="float" office:value="65" calcext:value-type="float">
            <text:p>65</text:p>
          </table:table-cell>
          <table:table-cell office:value-type="float" office:value="1938" calcext:value-type="float">
            <text:p>1938</text:p>
          </table:table-cell>
          <table:table-cell table:formula="of:=[.C17]*[.E17]+[.B17]*100" office:value-type="currency" office:currency="EUR" office:value="25800" calcext:value-type="currency">
            <text:p>25.800 €</text:p>
          </table:table-cell>
        </table:table-row>
        <table:table-row table:style-name="ro1">
          <table:table-cell office:value-type="string" calcext:value-type="string">
            <text:p>Saurerbus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" calcext:value-type="float">
            <text:p>70</text:p>
          </table:table-cell>
          <table:table-cell office:value-type="float" office:value="1930" calcext:value-type="float">
            <text:p>1930</text:p>
          </table:table-cell>
          <table:table-cell table:formula="of:=[.C18]*[.E18]+[.B18]*100" office:value-type="currency" office:currency="EUR" office:value="15500" calcext:value-type="currency">
            <text:p>15.500 €</text:p>
          </table:table-cell>
        </table:table-row>
        <table:table-row table:style-name="ro1">
          <table:table-cell office:value-type="string" calcext:value-type="string">
            <text:p>Steyrbus</text:p>
          </table:table-cell>
          <table:table-cell office:value-type="float" office:value="58" calcext:value-type="float">
            <text:p>58</text:p>
          </table:table-cell>
          <table:table-cell office:value-type="float" office:value="371" calcext:value-type="float">
            <text:p>371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" calcext:value-type="float">
            <text:p>80</text:p>
          </table:table-cell>
          <table:table-cell office:value-type="float" office:value="1940" calcext:value-type="float">
            <text:p>1940</text:p>
          </table:table-cell>
          <table:table-cell table:formula="of:=[.C19]*[.E19]+[.B19]*100" office:value-type="currency" office:currency="EUR" office:value="35480" calcext:value-type="currency">
            <text:p>35.480 €</text:p>
          </table:table-cell>
        </table:table-row>
        <table:table-row table:style-name="ro1">
          <table:table-cell office:value-type="string" calcext:value-type="string">
            <text:p>RVg-B_101</text:p>
          </table:table-cell>
          <table:table-cell office:value-type="float" office:value="42" calcext:value-type="float">
            <text:p>42</text:p>
          </table:table-cell>
          <table:table-cell office:value-type="float" office:value="269" calcext:value-type="float">
            <text:p>269</text:p>
          </table:table-cell>
          <table:table-cell office:value-type="float" office:value="1496000" calcext:value-type="float">
            <text:p>1496000</text:p>
          </table:table-cell>
          <table:table-cell office:value-type="float" office:value="40" calcext:value-type="float">
            <text:p>40</text:p>
          </table:table-cell>
          <table:table-cell office:value-type="float" office:value="1919" calcext:value-type="float">
            <text:p>1919</text:p>
          </table:table-cell>
          <table:table-cell table:formula="of:=[.C20]*[.E20]+[.B20]*100" office:value-type="currency" office:currency="EUR" office:value="14960" calcext:value-type="currency">
            <text:p>14.960 €</text:p>
          </table:table-cell>
        </table:table-row>
        <table:table-row table:style-name="ro1">
          <table:table-cell office:value-type="string" calcext:value-type="string">
            <text:p>Buessing_6500T_Aero</text:p>
          </table:table-cell>
          <table:table-cell office:value-type="float" office:value="100" calcext:value-type="float">
            <text:p>100</text:p>
          </table:table-cell>
          <table:table-cell office:value-type="float" office:value="598" calcext:value-type="float">
            <text:p>59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50" calcext:value-type="float">
            <text:p>50</text:p>
          </table:table-cell>
          <table:table-cell office:value-type="float" office:value="1955" calcext:value-type="float">
            <text:p>1955</text:p>
          </table:table-cell>
          <table:table-cell table:formula="of:=[.C21]*[.E21]+[.B21]*100" office:value-type="currency" office:currency="EUR" office:value="39900" calcext:value-type="currency">
            <text:p>39.900 €</text:p>
          </table:table-cell>
        </table:table-row>
        <table:table-row table:style-name="ro1">
          <table:table-cell office:value-type="string" calcext:value-type="string">
            <text:p>Buessing_NAG_D2</text:p>
          </table:table-cell>
          <table:table-cell office:value-type="float" office:value="61" calcext:value-type="float">
            <text:p>61</text:p>
          </table:table-cell>
          <table:table-cell office:value-type="float" office:value="390" calcext:value-type="float">
            <text:p>390</text:p>
          </table:table-cell>
          <table:table-cell office:value-type="float" office:value="630000" calcext:value-type="float">
            <text:p>630000</text:p>
          </table:table-cell>
          <table:table-cell office:value-type="float" office:value="50" calcext:value-type="float">
            <text:p>50</text:p>
          </table:table-cell>
          <table:table-cell office:value-type="float" office:value="1925" calcext:value-type="float">
            <text:p>1925</text:p>
          </table:table-cell>
          <table:table-cell table:formula="of:=[.C22]*[.E22]+[.B22]*100" office:value-type="currency" office:currency="EUR" office:value="25600" calcext:value-type="currency">
            <text:p>25.600 €</text:p>
          </table:table-cell>
        </table:table-row>
        <table:table-row table:style-name="ro1">
          <table:table-cell office:value-type="string" calcext:value-type="string">
            <text:p>Henschel_HS160_Typ_448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" calcext:value-type="float">
            <text:p>50</text:p>
          </table:table-cell>
          <table:table-cell office:value-type="float" office:value="1955" calcext:value-type="float">
            <text:p>1955</text:p>
          </table:table-cell>
          <table:table-cell table:formula="of:=[.C23]*[.E23]+[.B23]*100" office:value-type="currency" office:currency="EUR" office:value="25200" calcext:value-type="currency">
            <text:p>25.200 €</text:p>
          </table:table-cell>
        </table:table-row>
        <table:table-row table:style-name="ro1">
          <table:table-cell office:value-type="string" calcext:value-type="string">
            <text:p>MAN_Lions_Regio</text:p>
          </table:table-cell>
          <table:table-cell office:value-type="float" office:value="55" calcext:value-type="float">
            <text:p>55</text:p>
          </table:table-cell>
          <table:table-cell office:value-type="float" office:value="352" calcext:value-type="float">
            <text:p>352</text:p>
          </table:table-cell>
          <table:table-cell office:value-type="float" office:value="4070000" calcext:value-type="float">
            <text:p>4070000</text:p>
          </table:table-cell>
          <table:table-cell office:value-type="float" office:value="100" calcext:value-type="float">
            <text:p>100</text:p>
          </table:table-cell>
          <table:table-cell office:value-type="float" office:value="2004" calcext:value-type="float">
            <text:p>2004</text:p>
          </table:table-cell>
          <table:table-cell table:formula="of:=[.C24]*[.E24]+[.B24]*100" office:value-type="currency" office:currency="EUR" office:value="40700" calcext:value-type="currency">
            <text:p>40.700 €</text:p>
          </table:table-cell>
        </table:table-row>
        <table:table-row table:style-name="ro1">
          <table:table-cell office:value-type="string" calcext:value-type="string">
            <text:p>MAN_NM_192</text:p>
          </table:table-cell>
          <table:table-cell office:value-type="float" office:value="48" calcext:value-type="float">
            <text:p>48</text:p>
          </table:table-cell>
          <table:table-cell office:value-type="float" office:value="307" calcext:value-type="float">
            <text:p>307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formula="of:=[.C25]*[.E25]+[.B25]*100" office:value-type="currency" office:currency="EUR" office:value="26290" calcext:value-type="currency">
            <text:p>26.290 €</text:p>
          </table:table-cell>
        </table:table-row>
        <table:table-row table:style-name="ro1">
          <table:table-cell office:value-type="string" calcext:value-type="string">
            <text:p>MAN_SD200</text:p>
          </table:table-cell>
          <table:table-cell office:value-type="float" office:value="92" calcext:value-type="float">
            <text:p>92</text:p>
          </table:table-cell>
          <table:table-cell office:value-type="float" office:value="589" calcext:value-type="float">
            <text:p>589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50" calcext:value-type="float">
            <text:p>50</text:p>
          </table:table-cell>
          <table:table-cell office:value-type="float" office:value="1973" calcext:value-type="float">
            <text:p>1973</text:p>
          </table:table-cell>
          <table:table-cell table:formula="of:=[.C26]*[.E26]+[.B26]*100" office:value-type="currency" office:currency="EUR" office:value="38650" calcext:value-type="currency">
            <text:p>38.650 €</text:p>
          </table:table-cell>
        </table:table-row>
        <table:table-row table:style-name="ro1">
          <table:table-cell office:value-type="string" calcext:value-type="string">
            <text:p>MAN_SL192</text:p>
          </table:table-cell>
          <table:table-cell office:value-type="float" office:value="68" calcext:value-type="float">
            <text:p>68</text:p>
          </table:table-cell>
          <table:table-cell office:value-type="float" office:value="392" calcext:value-type="float">
            <text:p>392</text:p>
          </table:table-cell>
          <table:table-cell office:value-type="float" office:value="820000" calcext:value-type="float">
            <text:p>820000</text:p>
          </table:table-cell>
          <table:table-cell office:value-type="float" office:value="50" calcext:value-type="float">
            <text:p>50</text:p>
          </table:table-cell>
          <table:table-cell office:value-type="float" office:value="1969" calcext:value-type="float">
            <text:p>1969</text:p>
          </table:table-cell>
          <table:table-cell table:formula="of:=[.C27]*[.E27]+[.B27]*100" office:value-type="currency" office:currency="EUR" office:value="26400" calcext:value-type="currency">
            <text:p>26.400 €</text:p>
          </table:table-cell>
        </table:table-row>
        <table:table-row table:style-name="ro1">
          <table:table-cell office:value-type="string" calcext:value-type="string">
            <text:p>MAN_SR240</text:p>
          </table:table-cell>
          <table:table-cell office:value-type="float" office:value="46" calcext:value-type="float">
            <text:p>46</text:p>
          </table:table-cell>
          <table:table-cell office:value-type="float" office:value="294" calcext:value-type="float">
            <text:p>294</text:p>
          </table:table-cell>
          <table:table-cell office:value-type="float" office:value="1060000" calcext:value-type="float">
            <text:p>1060000</text:p>
          </table:table-cell>
          <table:table-cell office:value-type="float" office:value="100" calcext:value-type="float">
            <text:p>100</text:p>
          </table:table-cell>
          <table:table-cell office:value-type="float" office:value="1975" calcext:value-type="float">
            <text:p>1975</text:p>
          </table:table-cell>
          <table:table-cell table:formula="of:=[.C28]*[.E28]+[.B28]*100" office:value-type="currency" office:currency="EUR" office:value="34000" calcext:value-type="currency">
            <text:p>34.000 €</text:p>
          </table:table-cell>
        </table:table-row>
        <table:table-row table:style-name="ro1">
          <table:table-cell office:value-type="string" calcext:value-type="string">
            <text:p>MercedesBenz_Citaro</text:p>
          </table:table-cell>
          <table:table-cell office:value-type="float" office:value="67" calcext:value-type="float">
            <text:p>67</text:p>
          </table:table-cell>
          <table:table-cell office:value-type="float" office:value="429" calcext:value-type="float">
            <text:p>429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50" calcext:value-type="float">
            <text:p>50</text:p>
          </table:table-cell>
          <table:table-cell office:value-type="float" office:value="1998" calcext:value-type="float">
            <text:p>1998</text:p>
          </table:table-cell>
          <table:table-cell table:formula="of:=[.C29]*[.E29]+[.B29]*100" office:value-type="currency" office:currency="EUR" office:value="28150" calcext:value-type="currency">
            <text:p>28.150 €</text:p>
          </table:table-cell>
        </table:table-row>
        <table:table-row table:style-name="ro1">
          <table:table-cell office:value-type="string" calcext:value-type="string">
            <text:p>MercedesBenz_O322</text:p>
          </table:table-cell>
          <table:table-cell office:value-type="float" office:value="54" calcext:value-type="float">
            <text:p>54</text:p>
          </table:table-cell>
          <table:table-cell office:value-type="float" office:value="346" calcext:value-type="float">
            <text:p>346</text:p>
          </table:table-cell>
          <table:table-cell office:value-type="float" office:value="775000" calcext:value-type="float">
            <text:p>775000</text:p>
          </table:table-cell>
          <table:table-cell office:value-type="float" office:value="50" calcext:value-type="float">
            <text:p>50</text:p>
          </table:table-cell>
          <table:table-cell office:value-type="float" office:value="1960" calcext:value-type="float">
            <text:p>1960</text:p>
          </table:table-cell>
          <table:table-cell table:formula="of:=[.C30]*[.E30]+[.B30]*100" office:value-type="currency" office:currency="EUR" office:value="22700" calcext:value-type="currency">
            <text:p>22.700 €</text:p>
          </table:table-cell>
        </table:table-row>
        <table:table-row table:style-name="ro1">
          <table:table-cell office:value-type="string" calcext:value-type="string">
            <text:p>MercedesBenz_O3500_Reisebus</text:p>
          </table:table-cell>
          <table:table-cell office:value-type="float" office:value="37" calcext:value-type="float">
            <text:p>37</text:p>
          </table:table-cell>
          <table:table-cell office:value-type="float" office:value="237" calcext:value-type="float">
            <text:p>237</text:p>
          </table:table-cell>
          <table:table-cell office:value-type="float" office:value="910000" calcext:value-type="float">
            <text:p>910000</text:p>
          </table:table-cell>
          <table:table-cell office:value-type="float" office:value="82" calcext:value-type="float">
            <text:p>82</text:p>
          </table:table-cell>
          <table:table-cell office:value-type="float" office:value="1949" calcext:value-type="float">
            <text:p>1949</text:p>
          </table:table-cell>
          <table:table-cell table:formula="of:=[.C31]*[.E31]+[.B31]*100" office:value-type="currency" office:currency="EUR" office:value="23134" calcext:value-type="currency">
            <text:p>23.134 €</text:p>
          </table:table-cell>
        </table:table-row>
        <table:table-row table:style-name="ro1">
          <table:table-cell office:value-type="string" calcext:value-type="string">
            <text:p>MercedesBenz_O3500_Stadtbus</text:p>
          </table:table-cell>
          <table:table-cell office:value-type="float" office:value="45" calcext:value-type="float">
            <text:p>45</text:p>
          </table:table-cell>
          <table:table-cell office:value-type="float" office:value="288" calcext:value-type="float">
            <text:p>288</text:p>
          </table:table-cell>
          <table:table-cell office:value-type="float" office:value="650000" calcext:value-type="float">
            <text:p>650000</text:p>
          </table:table-cell>
          <table:table-cell office:value-type="float" office:value="50" calcext:value-type="float">
            <text:p>50</text:p>
          </table:table-cell>
          <table:table-cell office:value-type="float" office:value="1949" calcext:value-type="float">
            <text:p>1949</text:p>
          </table:table-cell>
          <table:table-cell table:formula="of:=[.C32]*[.E32]+[.B32]*100" office:value-type="currency" office:currency="EUR" office:value="18900" calcext:value-type="currency">
            <text:p>18.900 €</text:p>
          </table:table-cell>
        </table:table-row>
        <table:table-row table:style-name="ro1">
          <table:table-cell office:value-type="string" calcext:value-type="string">
            <text:p>MercedesBenz_O404</text:p>
          </table:table-cell>
          <table:table-cell office:value-type="float" office:value="51" calcext:value-type="float">
            <text:p>51</text:p>
          </table:table-cell>
          <table:table-cell office:value-type="float" office:value="326" calcext:value-type="float">
            <text:p>326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100" calcext:value-type="float">
            <text:p>100</text:p>
          </table:table-cell>
          <table:table-cell office:value-type="float" office:value="1992" calcext:value-type="float">
            <text:p>1992</text:p>
          </table:table-cell>
          <table:table-cell table:formula="of:=[.C33]*[.E33]+[.B33]*100" office:value-type="currency" office:currency="EUR" office:value="37700" calcext:value-type="currency">
            <text:p>37.700 €</text:p>
          </table:table-cell>
        </table:table-row>
        <table:table-row table:style-name="ro1">
          <table:table-cell office:value-type="string" calcext:value-type="string">
            <text:p>MercedesBenz_O405</text:p>
          </table:table-cell>
          <table:table-cell office:value-type="float" office:value="88" calcext:value-type="float">
            <text:p>88</text:p>
          </table:table-cell>
          <table:table-cell office:value-type="float" office:value="563" calcext:value-type="float">
            <text:p>563</text:p>
          </table:table-cell>
          <table:table-cell office:value-type="float" office:value="1310000" calcext:value-type="float">
            <text:p>1310000</text:p>
          </table:table-cell>
          <table:table-cell office:value-type="float" office:value="50" calcext:value-type="float">
            <text:p>50</text:p>
          </table:table-cell>
          <table:table-cell office:value-type="float" office:value="1984" calcext:value-type="float">
            <text:p>1984</text:p>
          </table:table-cell>
          <table:table-cell table:formula="of:=[.C34]*[.E34]+[.B34]*100" office:value-type="currency" office:currency="EUR" office:value="36950" calcext:value-type="currency">
            <text:p>36.950 €</text:p>
          </table:table-cell>
        </table:table-row>
        <table:table-row table:style-name="ro1">
          <table:table-cell office:value-type="string" calcext:value-type="string">
            <text:p>Setra_250UL</text:p>
          </table:table-cell>
          <table:table-cell office:value-type="float" office:value="53" calcext:value-type="float">
            <text:p>53</text:p>
          </table:table-cell>
          <table:table-cell office:value-type="float" office:value="339" calcext:value-type="float">
            <text:p>33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" calcext:value-type="float">
            <text:p>100</text:p>
          </table:table-cell>
          <table:table-cell office:value-type="float" office:value="1983" calcext:value-type="float">
            <text:p>1983</text:p>
          </table:table-cell>
          <table:table-cell table:formula="of:=[.C35]*[.E35]+[.B35]*100" office:value-type="currency" office:currency="EUR" office:value="39200" calcext:value-type="currency">
            <text:p>39.200 €</text:p>
          </table:table-cell>
        </table:table-row>
        <table:table-row table:style-name="ro1">
          <table:table-cell office:value-type="string" calcext:value-type="string">
            <text:p>Setra_S100</text:p>
          </table:table-cell>
          <table:table-cell office:value-type="float" office:value="43" calcext:value-type="float">
            <text:p>43</text:p>
          </table:table-cell>
          <table:table-cell office:value-type="float" office:value="275" calcext:value-type="float">
            <text:p>275</text:p>
          </table:table-cell>
          <table:table-cell office:value-type="float" office:value="850000" calcext:value-type="float">
            <text:p>850000</text:p>
          </table:table-cell>
          <table:table-cell office:value-type="float" office:value="90" calcext:value-type="float">
            <text:p>90</text:p>
          </table:table-cell>
          <table:table-cell office:value-type="float" office:value="1969" calcext:value-type="float">
            <text:p>1969</text:p>
          </table:table-cell>
          <table:table-cell table:formula="of:=[.C36]*[.E36]+[.B36]*100" office:value-type="currency" office:currency="EUR" office:value="29050" calcext:value-type="currency">
            <text:p>29.050 €</text:p>
          </table:table-cell>
        </table:table-row>
        <table:table-row table:style-name="ro1">
          <table:table-cell office:value-type="string" calcext:value-type="string">
            <text:p>Solaris_Urbinio10</text:p>
          </table:table-cell>
          <table:table-cell office:value-type="float" office:value="53" calcext:value-type="float">
            <text:p>53</text:p>
          </table:table-cell>
          <table:table-cell office:value-type="float" office:value="339" calcext:value-type="float">
            <text:p>339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50" calcext:value-type="float">
            <text:p>50</text:p>
          </table:table-cell>
          <table:table-cell office:value-type="float" office:value="1999" calcext:value-type="float">
            <text:p>1999</text:p>
          </table:table-cell>
          <table:table-cell table:formula="of:=[.C37]*[.E37]+[.B37]*100" office:value-type="currency" office:currency="EUR" office:value="22250" calcext:value-type="currency">
            <text:p>22.250 €</text:p>
          </table:table-cell>
        </table:table-row>
        <table:table-row table:style-name="ro1">
          <table:table-cell office:value-type="string" calcext:value-type="string">
            <text:p>Kutsche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 table:formula="of:=[.C38]*[.E38]+[.B38]*100" office:value-type="currency" office:currency="EUR" office:value="1250" calcext:value-type="currency">
            <text:p>1.250 €</text:p>
          </table:table-cell>
        </table:table-row>
        <table:table-row table:style-name="ro1">
          <table:table-cell office:value-type="string" calcext:value-type="string">
            <text:p>Solaris_Urbino12</text:p>
          </table:table-cell>
          <table:table-cell office:value-type="float" office:value="87" calcext:value-type="float">
            <text:p>87</text:p>
          </table:table-cell>
          <table:table-cell office:value-type="float" office:value="835" calcext:value-type="float">
            <text:p>835</text:p>
          </table:table-cell>
          <table:table-cell office:value-type="float" office:value="1320000" calcext:value-type="float">
            <text:p>1320000</text:p>
          </table:table-cell>
          <table:table-cell office:value-type="float" office:value="50" calcext:value-type="float">
            <text:p>50</text:p>
          </table:table-cell>
          <table:table-cell office:value-type="float" office:value="1997" calcext:value-type="float">
            <text:p>1997</text:p>
          </table:table-cell>
          <table:table-cell table:formula="of:=[.C39]*[.E39]+[.B39]*100" office:value-type="currency" office:currency="EUR" office:value="50450" calcext:value-type="currency">
            <text:p>50.450 €</text:p>
          </table:table-cell>
        </table:table-row>
        <table:table-row table:style-name="ro1">
          <table:table-cell office:value-type="string" calcext:value-type="string">
            <text:p>Solaris_Urbino15</text:p>
          </table:table-cell>
          <table:table-cell office:value-type="float" office:value="95" calcext:value-type="float">
            <text:p>95</text:p>
          </table:table-cell>
          <table:table-cell office:value-type="float" office:value="912" calcext:value-type="float">
            <text:p>912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50" calcext:value-type="float">
            <text:p>50</text:p>
          </table:table-cell>
          <table:table-cell office:value-type="float" office:value="1998" calcext:value-type="float">
            <text:p>1998</text:p>
          </table:table-cell>
          <table:table-cell table:formula="of:=[.C40]*[.E40]+[.B40]*100" office:value-type="currency" office:currency="EUR" office:value="55100" calcext:value-type="currency">
            <text:p>55.100 €</text:p>
          </table:table-cell>
        </table:table-row>
        <table:table-row table:style-name="ro1">
          <table:table-cell office:value-type="string" calcext:value-type="string">
            <text:p>Solaris_Urbino18_Front</text:p>
          </table:table-cell>
          <table:table-cell office:value-type="float" office:value="52" calcext:value-type="float">
            <text:p>52</text:p>
          </table:table-cell>
          <table:table-cell office:value-type="float" office:value="499" calcext:value-type="float">
            <text:p>499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50" calcext:value-type="float">
            <text:p>50</text:p>
          </table:table-cell>
          <table:table-cell office:value-type="float" office:value="1998" calcext:value-type="float">
            <text:p>1998</text:p>
          </table:table-cell>
          <table:table-cell table:formula="of:=[.C41]*[.E41]+[.B41]*100" office:value-type="currency" office:currency="EUR" office:value="30150" calcext:value-type="currency">
            <text:p>30.150 €</text:p>
          </table:table-cell>
        </table:table-row>
        <table:table-row table:style-name="ro1">
          <table:table-cell office:value-type="string" calcext:value-type="string">
            <text:p>Solaris_Urbino18_Heck</text:p>
          </table:table-cell>
          <table:table-cell office:value-type="float" office:value="53" calcext:value-type="float">
            <text:p>53</text:p>
          </table:table-cell>
          <table:table-cell office:value-type="float" office:value="508" calcext:value-type="float">
            <text:p>508</text:p>
          </table:table-cell>
          <table:table-cell office:value-type="float" office:value="560000" calcext:value-type="float">
            <text:p>560000</text:p>
          </table:table-cell>
          <table:table-cell office:value-type="float" office:value="50" calcext:value-type="float">
            <text:p>50</text:p>
          </table:table-cell>
          <table:table-cell office:value-type="float" office:value="1998" calcext:value-type="float">
            <text:p>1998</text:p>
          </table:table-cell>
          <table:table-cell table:formula="of:=[.C42]*[.E42]+[.B42]*100" office:value-type="currency" office:currency="EUR" office:value="30700" calcext:value-type="currency">
            <text:p>30.700 €</text:p>
          </table:table-cell>
        </table:table-row>
      </table:table>
      <table:table table:name="Kaufpreis_LKWs" table:style-name="ta11">
        <table:table-column table:style-name="co45" table:default-cell-style-name="Default"/>
        <table:table-column table:style-name="co6" table:number-columns-repeated="6" table:default-cell-style-name="Default"/>
        <table:table-column table:style-name="co6" table:default-cell-style-name="ce151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ntro_year</text:p>
          </table:table-cell>
          <table:table-cell/>
          <table:table-cell table:style-name="ce150" office:value-type="string" calcext:value-type="string">
            <text:p>Kaufpreis</text:p>
          </table:table-cell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intro_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-Betonlaster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office:value-type="float" office:value="410" calcext:value-type="float">
            <text:p>410</text:p>
          </table:table-cell>
          <table:table-cell office:value-type="float" office:value="60" calcext:value-type="float">
            <text:p>60</text:p>
          </table:table-cell>
          <table:table-cell office:value-type="float" office:value="1958" calcext:value-type="float">
            <text:p>1958</text:p>
          </table:table-cell>
          <table:table-cell/>
          <table:table-cell table:formula="of:=([.B2]*[.C2]+[.D2]*[.E2])*2" office:value-type="currency" office:currency="EUR" office:value="54360" calcext:value-type="currency">
            <text:p>54.360,00 €</text:p>
          </table:table-cell>
          <table:table-cell/>
          <table:table-cell office:value-type="string" calcext:value-type="string">
            <text:p>Formel: LKWs</text:p>
          </table:table-cell>
          <table:table-cell table:style-name="ce152" office:value-type="string" calcext:value-type="string">
            <text:p>(K*BK[in Cent] + L*V) * 2</text:p>
          </table:table-cell>
          <table:table-cell office:value-type="string" calcext:value-type="string">
            <text:p>Auflieger_Autotransport_alt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930" calcext:value-type="float">
            <text:p>1930</text:p>
          </table:table-cell>
          <table:table-cell/>
          <table:table-cell table:formula="of:=[.N2]*[.O2]+[.M2]*[.O2]"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LKW_Buessing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([.B3]*[.C3]+[.D3]*[.E3])*2" office:value-type="currency" office:currency="EUR" office:value="15552" calcext:value-type="currency">
            <text:p>15.552,00 €</text:p>
          </table:table-cell>
          <table:table-cell table:number-columns-repeated="3"/>
          <table:table-cell office:value-type="string" calcext:value-type="string">
            <text:p>anhaenger_1965_16t_Stueckgut_Koffe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N3]*[.O3]+[.M3]*[.O3]" office:value-type="float" office:value="17664" calcext:value-type="float">
            <text:p>17664</text:p>
          </table:table-cell>
        </table:table-row>
        <table:table-row table:style-name="ro1">
          <table:table-cell office:value-type="string" calcext:value-type="string">
            <text:p>MuellAbfuhr-al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1976" calcext:value-type="float">
            <text:p>1976</text:p>
          </table:table-cell>
          <table:table-cell/>
          <table:table-cell table:formula="of:=([.B4]*[.C4]+[.D4]*[.E4])*2" office:value-type="currency" office:currency="EUR" office:value="8840" calcext:value-type="currency">
            <text:p>8.840,00 €</text:p>
          </table:table-cell>
          <table:table-cell table:number-columns-repeated="3"/>
          <table:table-cell office:value-type="string" calcext:value-type="string">
            <text:p>anhaenger_1965_16t_Stueckgut_Plane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N4]*[.O4]+[.M4]*[.O4]" office:value-type="float" office:value="17664" calcext:value-type="float">
            <text:p>17664</text:p>
          </table:table-cell>
        </table:table-row>
        <table:table-row table:style-name="ro1">
          <table:table-cell office:value-type="string" calcext:value-type="string">
            <text:p>Henschel_HS22TL_Betonteiletransporter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5]*[.C5]+[.D5]*[.E5])*2" office:value-type="currency" office:currency="EUR" office:value="44672" calcext:value-type="currency">
            <text:p>44.672,00 €</text:p>
          </table:table-cell>
          <table:table-cell table:number-columns-repeated="3"/>
          <table:table-cell office:value-type="string" calcext:value-type="string">
            <text:p>anhaenger_1990_16t_Stueckgut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5]*[.O5]+[.M5]*[.O5]" office:value-type="float" office:value="21056" calcext:value-type="float">
            <text:p>21056</text:p>
          </table:table-cell>
        </table:table-row>
        <table:table-row table:style-name="ro1">
          <table:table-cell office:value-type="string" calcext:value-type="string">
            <text:p>Henschel_HS22TL_Pritsche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6]*[.C6]+[.D6]*[.E6])*2" office:value-type="currency" office:currency="EUR" office:value="44672" calcext:value-type="currency">
            <text:p>44.672,00 €</text:p>
          </table:table-cell>
          <table:table-cell table:number-columns-repeated="3"/>
          <table:table-cell office:value-type="string" calcext:value-type="string">
            <text:p>LKW_Buchtrailer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N6]*[.O6]+[.M6]*[.O6]" office:value-type="float" office:value="8256" calcext:value-type="float">
            <text:p>8256</text:p>
          </table:table-cell>
        </table:table-row>
        <table:table-row table:style-name="ro1">
          <table:table-cell office:value-type="string" calcext:value-type="string">
            <text:p>Henschel_HS22TL_Stueckgut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7]*[.C7]+[.D7]*[.E7])*2" office:value-type="currency" office:currency="EUR" office:value="44672" calcext:value-type="currency">
            <text:p>44.672,00 €</text:p>
          </table:table-cell>
          <table:table-cell table:number-columns-repeated="3"/>
          <table:table-cell office:value-type="string" calcext:value-type="string">
            <text:p>Anhaenger_12t_Stueckgut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[.N7]*[.O7]+[.M7]*[.O7]" office:value-type="float" office:value="12816" calcext:value-type="float">
            <text:p>12816</text:p>
          </table:table-cell>
        </table:table-row>
        <table:table-row table:style-name="ro1">
          <table:table-cell office:value-type="string" calcext:value-type="string">
            <text:p>MAN_13280_F_Stueckgut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8]*[.C8]+[.D8]*[.E8])*2" office:value-type="currency" office:currency="EUR" office:value="49408" calcext:value-type="currency">
            <text:p>49.408,00 €</text:p>
          </table:table-cell>
          <table:table-cell table:number-columns-repeated="3"/>
          <table:table-cell office:value-type="string" calcext:value-type="string">
            <text:p>Anhaenger_18t_Stueck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8]*[.O8]+[.M8]*[.O8]" office:value-type="float" office:value="17664" calcext:value-type="float">
            <text:p>17664</text:p>
          </table:table-cell>
        </table:table-row>
        <table:table-row table:style-name="ro1">
          <table:table-cell office:value-type="string" calcext:value-type="string">
            <text:p>MAN_16320_F_Betonteiletransporter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9]*[.C9]+[.D9]*[.E9])*2" office:value-type="currency" office:currency="EUR" office:value="58400" calcext:value-type="currency">
            <text:p>58.400,00 €</text:p>
          </table:table-cell>
          <table:table-cell table:number-columns-repeated="3"/>
          <table:table-cell office:value-type="string" calcext:value-type="string">
            <text:p>Anhaenger_18t_ISO_Containe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985" calcext:value-type="float">
            <text:p>1985</text:p>
          </table:table-cell>
          <table:table-cell/>
          <table:table-cell table:formula="of:=[.N9]*[.O9]+[.M9]*[.O9]" office:value-type="float" office:value="17664" calcext:value-type="float">
            <text:p>17664</text:p>
          </table:table-cell>
        </table:table-row>
        <table:table-row table:style-name="ro1">
          <table:table-cell office:value-type="string" calcext:value-type="string">
            <text:p>MAN_16320_F_Pritsche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10]*[.C10]+[.D10]*[.E10])*2" office:value-type="currency" office:currency="EUR" office:value="58400" calcext:value-type="currency">
            <text:p>58.400,00 €</text:p>
          </table:table-cell>
          <table:table-cell table:number-columns-repeated="3"/>
          <table:table-cell office:value-type="string" calcext:value-type="string">
            <text:p>Anhaenger_18t_Tautliner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992" calcext:value-type="float">
            <text:p>1992</text:p>
          </table:table-cell>
          <table:table-cell/>
          <table:table-cell table:formula="of:=[.N10]*[.O10]+[.M10]*[.O10]" office:value-type="float" office:value="17664" calcext:value-type="float">
            <text:p>17664</text:p>
          </table:table-cell>
        </table:table-row>
        <table:table-row table:style-name="ro1">
          <table:table-cell office:value-type="string" calcext:value-type="string">
            <text:p>MAN_16320_F_Stueckgut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11]*[.C11]+[.D11]*[.E11])*2" office:value-type="currency" office:currency="EUR" office:value="71200" calcext:value-type="currency">
            <text:p>71.200,00 €</text:p>
          </table:table-cell>
          <table:table-cell table:number-columns-repeated="3"/>
          <table:table-cell office:value-type="string" calcext:value-type="string">
            <text:p>Auflieger_32t_Stueckgut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[.N11]*[.O11]+[.M11]*[.O11]" office:value-type="float" office:value="19968" calcext:value-type="float">
            <text:p>19968</text:p>
          </table:table-cell>
        </table:table-row>
        <table:table-row table:style-name="ro1">
          <table:table-cell office:value-type="string" calcext:value-type="string">
            <text:p>MAN_19230_DF_Stueckgut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12]*[.C12]+[.D12]*[.E12])*2" office:value-type="currency" office:currency="EUR" office:value="44000" calcext:value-type="currency">
            <text:p>44.000,00 €</text:p>
          </table:table-cell>
          <table:table-cell table:number-columns-repeated="3"/>
          <table:table-cell office:value-type="string" calcext:value-type="string">
            <text:p>Auflieger_40t_ISO_Container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12]*[.O12]+[.M12]*[.O12]" office:value-type="float" office:value="22048" calcext:value-type="float">
            <text:p>22048</text:p>
          </table:table-cell>
        </table:table-row>
        <table:table-row table:style-name="ro1">
          <table:table-cell office:value-type="string" calcext:value-type="string">
            <text:p>MB_ActrosMP3_Stueckgut</text:p>
          </table:table-cell>
          <table:table-cell office:value-type="float" office:value="18" calcext:value-type="float">
            <text:p>18</text:p>
          </table:table-cell>
          <table:table-cell office:value-type="float" office:value="144" calcext:value-type="float">
            <text:p>144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13]*[.C13]+[.D13]*[.E13])*2" office:value-type="currency" office:currency="EUR" office:value="53184" calcext:value-type="currency">
            <text:p>53.184,00 €</text:p>
          </table:table-cell>
          <table:table-cell table:number-columns-repeated="3"/>
          <table:table-cell office:value-type="string" calcext:value-type="string">
            <text:p>Auflieger_40t_Tautliner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13]*[.O13]+[.M13]*[.O13]" office:value-type="float" office:value="22048" calcext:value-type="float">
            <text:p>22048</text:p>
          </table:table-cell>
        </table:table-row>
        <table:table-row table:style-name="ro1">
          <table:table-cell office:value-type="string" calcext:value-type="string">
            <text:p>DaimlerBenz_L6600_Stueckgut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([.B14]*[.C14]+[.D14]*[.E14])*2" office:value-type="currency" office:currency="EUR" office:value="16888" calcext:value-type="currency">
            <text:p>16.888,00 €</text:p>
          </table:table-cell>
          <table:table-cell table:number-columns-repeated="3"/>
          <table:table-cell office:value-type="string" calcext:value-type="string">
            <text:p>BZT_Culemeyer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1939" calcext:value-type="float">
            <text:p>1939</text:p>
          </table:table-cell>
          <table:table-cell/>
          <table:table-cell table:formula="of:=[.N14]*[.O14]+[.M14]*[.O14]" office:value-type="float" office:value="44550" calcext:value-type="float">
            <text:p>44550</text:p>
          </table:table-cell>
        </table:table-row>
        <table:table-row table:style-name="ro1">
          <table:table-cell office:value-type="string" calcext:value-type="string">
            <text:p>DaimlerBenz_LP1620_Betonteiletransporter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15]*[.C15]+[.D15]*[.E15])*2" office:value-type="currency" office:currency="EUR" office:value="31872" calcext:value-type="currency">
            <text:p>31.872,00 €</text:p>
          </table:table-cell>
          <table:table-cell table:number-columns-repeated="3"/>
          <table:table-cell office:value-type="string" calcext:value-type="string">
            <text:p>Auflieger_40t_Schuettgut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15]*[.O15]+[.M15]*[.O15]" office:value-type="float" office:value="12726" calcext:value-type="float">
            <text:p>12726</text:p>
          </table:table-cell>
        </table:table-row>
        <table:table-row table:style-name="ro1">
          <table:table-cell office:value-type="string" calcext:value-type="string">
            <text:p>DaimlerBenz_LP1620_Pritsche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16]*[.C16]+[.D16]*[.E16])*2" office:value-type="currency" office:currency="EUR" office:value="28736" calcext:value-type="currency">
            <text:p>28.736,00 €</text:p>
          </table:table-cell>
          <table:table-cell table:number-columns-repeated="3"/>
          <table:table-cell office:value-type="string" calcext:value-type="string">
            <text:p>Anhaenger_18t_Mineraloel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16]*[.O16]+[.M16]*[.O16]" office:value-type="float" office:value="14508" calcext:value-type="float">
            <text:p>14508</text:p>
          </table:table-cell>
        </table:table-row>
        <table:table-row table:style-name="ro1">
          <table:table-cell office:value-type="string" calcext:value-type="string">
            <text:p>DaimlerBenz_LP1620_Stueckgut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17]*[.C17]+[.D17]*[.E17])*2" office:value-type="currency" office:currency="EUR" office:value="31872" calcext:value-type="currency">
            <text:p>31.872,00 €</text:p>
          </table:table-cell>
          <table:table-cell table:number-columns-repeated="3"/>
          <table:table-cell office:value-type="string" calcext:value-type="string">
            <text:p>Auflieger_38t_Mineraloel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38" calcext:value-type="float">
            <text:p>138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N17]*[.O17]+[.M17]*[.O17]" office:value-type="float" office:value="14214" calcext:value-type="float">
            <text:p>14214</text:p>
          </table:table-cell>
        </table:table-row>
        <table:table-row table:style-name="ro1">
          <table:table-cell office:value-type="string" calcext:value-type="string">
            <text:p>DaimlerBenz_LP322_Stueckgut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18]*[.C18]+[.D18]*[.E18])*2" office:value-type="currency" office:currency="EUR" office:value="14912" calcext:value-type="currency">
            <text:p>14.912,00 €</text:p>
          </table:table-cell>
          <table:table-cell table:number-columns-repeated="3"/>
          <table:table-cell office:value-type="string" calcext:value-type="string">
            <text:p>Auflieger_40t_Mineraloeltransport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162" calcext:value-type="float">
            <text:p>162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18]*[.O18]+[.M18]*[.O18]" office:value-type="float" office:value="17334" calcext:value-type="float">
            <text:p>17334</text:p>
          </table:table-cell>
        </table:table-row>
        <table:table-row table:style-name="ro1">
          <table:table-cell office:value-type="string" calcext:value-type="string">
            <text:p>DaimlerBenz_LP333_Stueckgut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1957" calcext:value-type="float">
            <text:p>1957</text:p>
          </table:table-cell>
          <table:table-cell/>
          <table:table-cell table:formula="of:=([.B19]*[.C19]+[.D19]*[.E19])*2" office:value-type="currency" office:currency="EUR" office:value="29304" calcext:value-type="currency">
            <text:p>29.304,00 €</text:p>
          </table:table-cell>
          <table:table-cell table:number-columns-repeated="3"/>
          <table:table-cell office:value-type="string" calcext:value-type="string">
            <text:p>BZT_Auflieger-STOIL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[.N19]*[.O19]+[.M19]*[.O19]"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DaimlerBenz_LP334_Stueckgut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([.B20]*[.C20]+[.D20]*[.E20])*2" office:value-type="currency" office:currency="EUR" office:value="27422" calcext:value-type="currency">
            <text:p>27.422,00 €</text:p>
          </table:table-cell>
          <table:table-cell table:number-columns-repeated="3"/>
          <table:table-cell office:value-type="string" calcext:value-type="string">
            <text:p>Anhaenger_1960_Kuehlwaren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52" calcext:value-type="float">
            <text:p>252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[.N20]*[.O20]+[.M20]*[.O20]" office:value-type="float" office:value="23940" calcext:value-type="float">
            <text:p>23940</text:p>
          </table:table-cell>
        </table:table-row>
        <table:table-row table:style-name="ro1">
          <table:table-cell office:value-type="string" calcext:value-type="string">
            <text:p>DaimlerBenz_LP810_Stueckgut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21]*[.C21]+[.D21]*[.E21])*2" office:value-type="currency" office:currency="EUR" office:value="13542" calcext:value-type="currency">
            <text:p>13.542,00 €</text:p>
          </table:table-cell>
          <table:table-cell table:number-columns-repeated="3"/>
          <table:table-cell office:value-type="string" calcext:value-type="string">
            <text:p>Anhaenger_1990_16t_Kuehlwaren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21]*[.O21]+[.M21]*[.O21]" office:value-type="float" office:value="22090" calcext:value-type="float">
            <text:p>22090</text:p>
          </table:table-cell>
        </table:table-row>
        <table:table-row table:style-name="ro1">
          <table:table-cell office:value-type="string" calcext:value-type="string">
            <text:p>MHz_LKW_Mercedes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941" calcext:value-type="float">
            <text:p>1941</text:p>
          </table:table-cell>
          <table:table-cell/>
          <table:table-cell table:formula="of:=([.B22]*[.C22]+[.D22]*[.E22])*2" office:value-type="currency" office:currency="EUR" office:value="8900" calcext:value-type="currency">
            <text:p>8.900,00 €</text:p>
          </table:table-cell>
          <table:table-cell table:number-columns-repeated="3"/>
          <table:table-cell office:value-type="string" calcext:value-type="string">
            <text:p>Anhaenger_12t_Kuehl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[.N22]*[.O22]+[.M22]*[.O22]" office:value-type="float" office:value="18584" calcext:value-type="float">
            <text:p>18584</text:p>
          </table:table-cell>
        </table:table-row>
        <table:table-row table:style-name="ro1">
          <table:table-cell office:value-type="string" calcext:value-type="string">
            <text:p>Buessing_BS11_Stueckgut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23]*[.C23]+[.D23]*[.E23])*2" office:value-type="currency" office:currency="EUR" office:value="17888" calcext:value-type="currency">
            <text:p>17.888,00 €</text:p>
          </table:table-cell>
          <table:table-cell table:number-columns-repeated="3"/>
          <table:table-cell office:value-type="string" calcext:value-type="string">
            <text:p>Anhaenger_18t_Kuehl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302" calcext:value-type="float">
            <text:p>302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23]*[.O23]+[.M23]*[.O23]" office:value-type="float" office:value="29596" calcext:value-type="float">
            <text:p>29596</text:p>
          </table:table-cell>
        </table:table-row>
        <table:table-row table:style-name="ro1">
          <table:table-cell office:value-type="string" calcext:value-type="string">
            <text:p>DAF_95XF_ISO_Container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([.B24]*[.C24]+[.D24]*[.E24])*2" office:value-type="currency" office:currency="EUR" office:value="55968" calcext:value-type="currency">
            <text:p>55.968,00 €</text:p>
          </table:table-cell>
          <table:table-cell table:number-columns-repeated="3"/>
          <table:table-cell office:value-type="string" calcext:value-type="string">
            <text:p>Anhaenger_18t_Kuehlwaren_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24]*[.O24]+[.M24]*[.O24]" office:value-type="float" office:value="33600" calcext:value-type="float">
            <text:p>33600</text:p>
          </table:table-cell>
        </table:table-row>
        <table:table-row table:style-name="ro1">
          <table:table-cell office:value-type="string" calcext:value-type="string">
            <text:p>IVECO_Stralis_ISO_Container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([.B25]*[.C25]+[.D25]*[.E25])*2" office:value-type="currency" office:currency="EUR" office:value="55968" calcext:value-type="currency">
            <text:p>55.968,00 €</text:p>
          </table:table-cell>
          <table:table-cell table:number-columns-repeated="3"/>
          <table:table-cell office:value-type="string" calcext:value-type="string">
            <text:p>Auflieger_40t_Kuehltransport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6" calcext:value-type="float">
            <text:p>286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25]*[.O25]+[.M25]*[.O25]" office:value-type="float" office:value="32604" calcext:value-type="float">
            <text:p>32604</text:p>
          </table:table-cell>
        </table:table-row>
        <table:table-row table:style-name="ro1">
          <table:table-cell office:value-type="string" calcext:value-type="string">
            <text:p>MAN_F90_ISO_Container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([.B26]*[.C26]+[.D26]*[.E26])*2" office:value-type="currency" office:currency="EUR" office:value="47808" calcext:value-type="currency">
            <text:p>47.808,00 €</text:p>
          </table:table-cell>
          <table:table-cell table:number-columns-repeated="3"/>
          <table:table-cell office:value-type="string" calcext:value-type="string">
            <text:p>BZT_LKW_Milch_Trailer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[.N26]*[.O26]+[.M26]*[.O26]" office:value-type="float" office:value="7656" calcext:value-type="float">
            <text:p>7656</text:p>
          </table:table-cell>
        </table:table-row>
        <table:table-row table:style-name="ro1">
          <table:table-cell office:value-type="string" calcext:value-type="string">
            <text:p>MAN_M90_Stueckgut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27]*[.C27]+[.D27]*[.E27])*2" office:value-type="currency" office:currency="EUR" office:value="26368" calcext:value-type="currency">
            <text:p>26.368,00 €</text:p>
          </table:table-cell>
          <table:table-cell table:number-columns-repeated="3"/>
          <table:table-cell office:value-type="string" calcext:value-type="string">
            <text:p>Anhaenger_12t_Milchtransport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[.N27]*[.O27]+[.M27]*[.O27]"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MAN_TGA_Tautliner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[.B28]*[.C28]+[.D28]*[.E28])*2" office:value-type="currency" office:currency="EUR" office:value="56800" calcext:value-type="currency">
            <text:p>56.800,00 €</text:p>
          </table:table-cell>
          <table:table-cell table:number-columns-repeated="3"/>
          <table:table-cell office:value-type="string" calcext:value-type="string">
            <text:p>Anhaenger_18t_Milch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28]*[.O28]+[.M28]*[.O28]" office:value-type="float" office:value="12467" calcext:value-type="float">
            <text:p>12467</text:p>
          </table:table-cell>
        </table:table-row>
        <table:table-row table:style-name="ro1">
          <table:table-cell office:value-type="string" calcext:value-type="string">
            <text:p>MercedesBenz_Actros_MP3_Tautliner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29]*[.C29]+[.D29]*[.E29])*2" office:value-type="currency" office:currency="EUR" office:value="71072" calcext:value-type="currency">
            <text:p>71.072,00 €</text:p>
          </table:table-cell>
          <table:table-cell table:number-columns-repeated="3"/>
          <table:table-cell office:value-type="string" calcext:value-type="string">
            <text:p>Auflieger_40t_Milchtransport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29]*[.O29]+[.M29]*[.O29]" office:value-type="float" office:value="2754" calcext:value-type="float">
            <text:p>2754</text:p>
          </table:table-cell>
        </table:table-row>
        <table:table-row table:style-name="ro1">
          <table:table-cell office:value-type="string" calcext:value-type="string">
            <text:p>MercedesBenz_Atego_Tautliner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98" calcext:value-type="float">
            <text:p>1998</text:p>
          </table:table-cell>
          <table:table-cell/>
          <table:table-cell table:formula="of:=([.B30]*[.C30]+[.D30]*[.E30])*2" office:value-type="currency" office:currency="EUR" office:value="23200" calcext:value-type="currency">
            <text:p>23.200,00 €</text:p>
          </table:table-cell>
          <table:table-cell table:number-columns-repeated="3"/>
          <table:table-cell office:value-type="string" calcext:value-type="string">
            <text:p>Anhaenger_1990_16t_Holz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30]*[.O30]+[.M30]*[.O30]" office:value-type="float" office:value="12408" calcext:value-type="float">
            <text:p>12408</text:p>
          </table:table-cell>
        </table:table-row>
        <table:table-row table:style-name="ro1">
          <table:table-cell office:value-type="string" calcext:value-type="string">
            <text:p>MercedesBenz_SK_ISO_Container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31]*[.C31]+[.D31]*[.E31])*2" office:value-type="currency" office:currency="EUR" office:value="47008" calcext:value-type="currency">
            <text:p>47.008,00 €</text:p>
          </table:table-cell>
          <table:table-cell table:number-columns-repeated="3"/>
          <table:table-cell office:value-type="string" calcext:value-type="string">
            <text:p>Anhaenger_18t_Holz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31]*[.O31]+[.M31]*[.O31]" office:value-type="float" office:value="13395" calcext:value-type="float">
            <text:p>13395</text:p>
          </table:table-cell>
        </table:table-row>
        <table:table-row table:style-name="ro1">
          <table:table-cell office:value-type="string" calcext:value-type="string">
            <text:p>StueckgutLaster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32]*[.C32]+[.D32]*[.E32])*2" office:value-type="currency" office:currency="EUR" office:value="3662" calcext:value-type="currency">
            <text:p>3.662,00 €</text:p>
          </table:table-cell>
          <table:table-cell table:number-columns-repeated="3"/>
          <table:table-cell office:value-type="string" calcext:value-type="string">
            <text:p>Auflieger_40t_Holztransport_Kran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146" calcext:value-type="float">
            <text:p>146</text:p>
          </table:table-cell>
          <table:table-cell office:value-type="float" office:value="1990" calcext:value-type="float">
            <text:p>1990</text:p>
          </table:table-cell>
          <table:table-cell/>
          <table:table-cell table:formula="of:=[.N32]*[.O32]+[.M32]*[.O32]" office:value-type="float" office:value="16206" calcext:value-type="float">
            <text:p>16206</text:p>
          </table:table-cell>
        </table:table-row>
        <table:table-row table:style-name="ro1">
          <table:table-cell office:value-type="string" calcext:value-type="string">
            <text:p>LKW_Kieskipper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374" calcext:value-type="float">
            <text:p>374</text:p>
          </table:table-cell>
          <table:table-cell office:value-type="float" office:value="80" calcext:value-type="float">
            <text:p>80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([.B33]*[.C33]+[.D33]*[.E33])*2" office:value-type="currency" office:currency="EUR" office:value="70424" calcext:value-type="currency">
            <text:p>70.424,00 €</text:p>
          </table:table-cell>
          <table:table-cell table:number-columns-repeated="3"/>
          <table:table-cell office:value-type="string" calcext:value-type="string">
            <text:p>Getreidetrailer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N33]*[.O33]+[.M33]*[.O33]"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MAN_19230_DF_Schuettgut</text:p>
          </table:table-cell>
          <table:table-cell office:value-type="float" office:value="16.8" calcext:value-type="float">
            <text:p>16,8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34]*[.C34]+[.D34]*[.E34])*2" office:value-type="currency" office:currency="EUR" office:value="43587.2" calcext:value-type="currency">
            <text:p>43.587,20 €</text:p>
          </table:table-cell>
          <table:table-cell table:number-columns-repeated="3"/>
          <table:table-cell office:value-type="string" calcext:value-type="string">
            <text:p>Anhaenger_18t_Landwirtschaft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[.N34]*[.O34]+[.M34]*[.O34]"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DaimlerBenz_L6600_Schuettgut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35]*[.C35]+[.D35]*[.E35])*2" office:value-type="currency" office:currency="EUR" office:value="16016" calcext:value-type="currency">
            <text:p>16.016,00 €</text:p>
          </table:table-cell>
          <table:table-cell table:number-columns-repeated="3"/>
          <table:table-cell office:value-type="string" calcext:value-type="string">
            <text:p>Anhaenger_18t_neu_Landwirtschaft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35]*[.O35]+[.M35]*[.O35]" office:value-type="float" office:value="10528" calcext:value-type="float">
            <text:p>10528</text:p>
          </table:table-cell>
        </table:table-row>
        <table:table-row table:style-name="ro1">
          <table:table-cell office:value-type="string" calcext:value-type="string">
            <text:p>DaimlerBenz_LP1620_Schuettgut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36]*[.C36]+[.D36]*[.E36])*2" office:value-type="currency" office:currency="EUR" office:value="29144" calcext:value-type="currency">
            <text:p>29.144,00 €</text:p>
          </table:table-cell>
          <table:table-cell table:number-columns-repeated="3"/>
          <table:table-cell office:value-type="string" calcext:value-type="string">
            <text:p>Anhaenger_Unimog_Landwirt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[.N36]*[.O36]+[.M36]*[.O36]" office:value-type="float" office:value="4230" calcext:value-type="float">
            <text:p>4230</text:p>
          </table:table-cell>
        </table:table-row>
        <table:table-row table:style-name="ro1">
          <table:table-cell office:value-type="string" calcext:value-type="string">
            <text:p>DaimlerBenz_LP333_Schuettgut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1957" calcext:value-type="float">
            <text:p>1957</text:p>
          </table:table-cell>
          <table:table-cell/>
          <table:table-cell table:formula="of:=([.B37]*[.C37]+[.D37]*[.E37])*2" office:value-type="currency" office:currency="EUR" office:value="25464" calcext:value-type="currency">
            <text:p>25.464,00 €</text:p>
          </table:table-cell>
          <table:table-cell table:number-columns-repeated="3"/>
          <table:table-cell office:value-type="string" calcext:value-type="string">
            <text:p>Anhaenger_Unimog_Landwirt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[.N37]*[.O37]+[.M37]*[.O37]" office:value-type="float" office:value="3290" calcext:value-type="float">
            <text:p>3290</text:p>
          </table:table-cell>
        </table:table-row>
        <table:table-row table:style-name="ro1">
          <table:table-cell office:value-type="string" calcext:value-type="string">
            <text:p>DaimlerBenz_LP334_Schuettgut</text:p>
          </table:table-cell>
          <table:table-cell office:value-type="float" office:value="9.5" calcext:value-type="float">
            <text:p>9,5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([.B38]*[.C38]+[.D38]*[.E38])*2" office:value-type="currency" office:currency="EUR" office:value="23316" calcext:value-type="currency">
            <text:p>23.316,00 €</text:p>
          </table:table-cell>
          <table:table-cell table:number-columns-repeated="3"/>
          <table:table-cell office:value-type="string" calcext:value-type="string">
            <text:p>anhaenger_1990_16t_Silo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38]*[.O38]+[.M38]*[.O38]"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DaimlerBenz_LP810_Schuettgut</text:p>
          </table:table-cell>
          <table:table-cell office:value-type="float" office:value="4.2" calcext:value-type="float">
            <text:p>4,2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39]*[.C39]+[.D39]*[.E39])*2" office:value-type="currency" office:currency="EUR" office:value="12100" calcext:value-type="currency">
            <text:p>12.100,00 €</text:p>
          </table:table-cell>
          <table:table-cell table:number-columns-repeated="3"/>
          <table:table-cell office:value-type="string" calcext:value-type="string">
            <text:p>Anhaenger_18t_Silo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39]*[.O39]+[.M39]*[.O39]"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MagirusIveco_T_Schuettgut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977" calcext:value-type="float">
            <text:p>1977</text:p>
          </table:table-cell>
          <table:table-cell/>
          <table:table-cell table:formula="of:=([.B40]*[.C40]+[.D40]*[.E40])*2" office:value-type="currency" office:currency="EUR" office:value="41280" calcext:value-type="currency">
            <text:p>41.280,00 €</text:p>
          </table:table-cell>
          <table:table-cell table:number-columns-repeated="3"/>
          <table:table-cell office:value-type="string" calcext:value-type="string">
            <text:p>Auflieger_40t_Silotransport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62" calcext:value-type="float">
            <text:p>162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40]*[.O40]+[.M40]*[.O40]" office:value-type="float" office:value="16686" calcext:value-type="float">
            <text:p>16686</text:p>
          </table:table-cell>
        </table:table-row>
        <table:table-row table:style-name="ro1">
          <table:table-cell office:value-type="string" calcext:value-type="string">
            <text:p>MercedesBenz_L2200_Schuettgut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70" calcext:value-type="float">
            <text:p>70</text:p>
          </table:table-cell>
          <table:table-cell office:value-type="float" office:value="1958" calcext:value-type="float">
            <text:p>1958</text:p>
          </table:table-cell>
          <table:table-cell/>
          <table:table-cell table:formula="of:=([.B41]*[.C41]+[.D41]*[.E41])*2" office:value-type="currency" office:currency="EUR" office:value="24464" calcext:value-type="currency">
            <text:p>24.464,00 €</text:p>
          </table:table-cell>
          <table:table-cell table:number-columns-repeated="3"/>
          <table:table-cell office:value-type="string" calcext:value-type="string">
            <text:p>Anhaenger_12t_Pos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[.N41]*[.O41]+[.M41]*[.O41]"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Gasoline1920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42]*[.C42]+[.D42]*[.E42])*2" office:value-type="currency" office:currency="EUR" office:value="11536" calcext:value-type="currency">
            <text:p>11.536,00 €</text:p>
          </table:table-cell>
          <table:table-cell table:number-columns-repeated="3"/>
          <table:table-cell office:value-type="string" calcext:value-type="string">
            <text:p>Anhaenger_18t_Pos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42]*[.O42]+[.M42]*[.O42]"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Gasoline195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51" calcext:value-type="float">
            <text:p>1951</text:p>
          </table:table-cell>
          <table:table-cell/>
          <table:table-cell table:formula="of:=([.B43]*[.C43]+[.D43]*[.E43])*2" office:value-type="currency" office:currency="EUR" office:value="28000" calcext:value-type="currency">
            <text:p>28.000,00 €</text:p>
          </table:table-cell>
          <table:table-cell table:number-columns-repeated="3"/>
          <table:table-cell office:value-type="string" calcext:value-type="string">
            <text:p>Postkutsche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N43]*[.O43]+[.M43]*[.O43]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Henschel_HS16TL_Tankwagen</text:p>
          </table:table-cell>
          <table:table-cell office:value-type="float" office:value="8.5" calcext:value-type="float">
            <text:p>8,5</text:p>
          </table:table-cell>
          <table:table-cell office:value-type="float" office:value="102" calcext:value-type="float">
            <text:p>102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961" calcext:value-type="float">
            <text:p>1961</text:p>
          </table:table-cell>
          <table:table-cell/>
          <table:table-cell table:formula="of:=([.B44]*[.C44]+[.D44]*[.E44])*2" office:value-type="currency" office:currency="EUR" office:value="35334" calcext:value-type="currency">
            <text:p>35.334,00 €</text:p>
          </table:table-cell>
          <table:table-cell table:number-columns-repeated="3"/>
          <table:table-cell office:value-type="string" calcext:value-type="string">
            <text:p>Auflieger_40t_Pos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([.N44]*[.O44]+[.M44]*[.O44])/2" office:value-type="float" office:value="41250" calcext:value-type="float">
            <text:p>41250</text:p>
          </table:table-cell>
        </table:table-row>
        <table:table-row table:style-name="ro1">
          <table:table-cell office:value-type="string" calcext:value-type="string">
            <text:p>Henschel_HS22TL_Tankwagen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45]*[.C45]+[.D45]*[.E45])*2" office:value-type="currency" office:currency="EUR" office:value="40800" calcext:value-type="currency">
            <text:p>40.800,00 €</text:p>
          </table:table-cell>
          <table:table-cell table:number-columns-repeated="3"/>
          <table:table-cell office:value-type="string" calcext:value-type="string">
            <text:p>Anhaenger_18t_Stahl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45]*[.O45]+[.M45]*[.O45]" office:value-type="float" office:value="15548" calcext:value-type="float">
            <text:p>15548</text:p>
          </table:table-cell>
        </table:table-row>
        <table:table-row table:style-name="ro1">
          <table:table-cell office:value-type="string" calcext:value-type="string">
            <text:p>DaimlerBenz_L6600_Mineraloel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([.B46]*[.C46]+[.D46]*[.E46])*2" office:value-type="currency" office:currency="EUR" office:value="16002" calcext:value-type="currency">
            <text:p>16.002,00 €</text:p>
          </table:table-cell>
          <table:table-cell table:number-columns-repeated="3"/>
          <table:table-cell office:value-type="string" calcext:value-type="string">
            <text:p>Auflieger_38t_Stahl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N46]*[.O46]+[.M46]*[.O46]" office:value-type="float" office:value="9595" calcext:value-type="float">
            <text:p>9595</text:p>
          </table:table-cell>
        </table:table-row>
        <table:table-row table:style-name="ro1">
          <table:table-cell office:value-type="string" calcext:value-type="string">
            <text:p>DaimlerBenz_LP333_Mineraloel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1957" calcext:value-type="float">
            <text:p>1957</text:p>
          </table:table-cell>
          <table:table-cell/>
          <table:table-cell table:formula="of:=([.B47]*[.C47]+[.D47]*[.E47])*2" office:value-type="currency" office:currency="EUR" office:value="25920" calcext:value-type="currency">
            <text:p>25.920,00 €</text:p>
          </table:table-cell>
          <table:table-cell table:number-columns-repeated="3"/>
          <table:table-cell office:value-type="string" calcext:value-type="string">
            <text:p>Auflieger_40t_Stahltransport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47]*[.O47]+[.M47]*[.O47]" office:value-type="float" office:value="14100" calcext:value-type="float">
            <text:p>14100</text:p>
          </table:table-cell>
        </table:table-row>
        <table:table-row table:style-name="ro1">
          <table:table-cell office:value-type="string" calcext:value-type="string">
            <text:p>DaimlerBenz_LP334_Mineraloel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([.B48]*[.C48]+[.D48]*[.E48])*2" office:value-type="currency" office:currency="EUR" office:value="24054" calcext:value-type="currency">
            <text:p>24.054,00 €</text:p>
          </table:table-cell>
          <table:table-cell table:number-columns-repeated="3"/>
          <table:table-cell office:value-type="string" calcext:value-type="string">
            <text:p>anhaenger_1965_16t_Vieh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N48]*[.O48]+[.M48]*[.O48]" office:value-type="float" office:value="12690" calcext:value-type="float">
            <text:p>12690</text:p>
          </table:table-cell>
        </table:table-row>
        <table:table-row table:style-name="ro1">
          <table:table-cell office:value-type="string" calcext:value-type="string">
            <text:p>IVECO_Stralis_Mineraloeltransport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([.B49]*[.C49]+[.D49]*[.E49])*2" office:value-type="currency" office:currency="EUR" office:value="54616" calcext:value-type="currency">
            <text:p>54.616,00 €</text:p>
          </table:table-cell>
          <table:table-cell table:number-columns-repeated="3"/>
          <table:table-cell office:value-type="string" calcext:value-type="string">
            <text:p>Anhaenger_18t_Tiertransport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81" calcext:value-type="float">
            <text:p>181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49]*[.O49]+[.M49]*[.O49]" office:value-type="float" office:value="16833" calcext:value-type="float">
            <text:p>16833</text:p>
          </table:table-cell>
        </table:table-row>
        <table:table-row table:style-name="ro1">
          <table:table-cell office:value-type="string" calcext:value-type="string">
            <text:p>MagirusIveco_T_Mineraloeltransport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977" calcext:value-type="float">
            <text:p>1977</text:p>
          </table:table-cell>
          <table:table-cell/>
          <table:table-cell table:formula="of:=([.B50]*[.C50]+[.D50]*[.E50])*2" office:value-type="currency" office:currency="EUR" office:value="41784" calcext:value-type="currency">
            <text:p>41.784,00 €</text:p>
          </table:table-cell>
          <table:table-cell table:number-columns-repeated="3"/>
          <table:table-cell office:value-type="string" calcext:value-type="string">
            <text:p>Auflieger_40t_Viehtransport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155" calcext:value-type="float">
            <text:p>155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[.N50]*[.O50]+[.M50]*[.O50]" office:value-type="float" office:value="15810" calcext:value-type="float">
            <text:p>15810</text:p>
          </table:table-cell>
        </table:table-row>
        <table:table-row table:style-name="ro1">
          <table:table-cell office:value-type="string" calcext:value-type="string">
            <text:p>MAN_TGA_Mineraloeltransport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[.B51]*[.C51]+[.D51]*[.E51])*2" office:value-type="currency" office:currency="EUR" office:value="53656" calcext:value-type="currency">
            <text:p>53.65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SK_Mineraloeltransport</text:p>
          </table:table-cell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52]*[.C52]+[.D52]*[.E52])*2" office:value-type="currency" office:currency="EUR" office:value="45656" calcext:value-type="currency">
            <text:p>45.65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T_Zugmaschine-STOI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0" calcext:value-type="float">
            <text:p>340</text:p>
          </table:table-cell>
          <table:table-cell office:value-type="float" office:value="70" calcext:value-type="float">
            <text:p>70</text:p>
          </table:table-cell>
          <table:table-cell office:value-type="float" office:value="1929" calcext:value-type="float">
            <text:p>1929</text:p>
          </table:table-cell>
          <table:table-cell/>
          <table:table-cell table:formula="of:=([.B53]*[.C53]+[.D53]*[.E53])*2" office:value-type="currency" office:currency="EUR" office:value="47600" calcext:value-type="currency">
            <text:p>47.6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ehllaster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956" calcext:value-type="float">
            <text:p>1956</text:p>
          </table:table-cell>
          <table:table-cell/>
          <table:table-cell table:formula="of:=([.B54]*[.C54]+[.D54]*[.E54])*2" office:value-type="currency" office:currency="EUR" office:value="14848" calcext:value-type="currency">
            <text:p>14.848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oling_Truck_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55]*[.C55]+[.D55]*[.E55])*2" office:value-type="currency" office:currency="EUR" office:value="3662" calcext:value-type="currency">
            <text:p>3.66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nschel_HS22TL_Kuehlwaren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56]*[.C56]+[.D56]*[.E56])*2" office:value-type="currency" office:currency="EUR" office:value="44672" calcext:value-type="currency">
            <text:p>44.67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16320_F_Kuehlwaren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57]*[.C57]+[.D57]*[.E57])*2" office:value-type="currency" office:currency="EUR" office:value="68608" calcext:value-type="currency">
            <text:p>68.608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_ActrosMP3_Kuehlwaren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58]*[.C58]+[.D58]*[.E58])*2" office:value-type="currency" office:currency="EUR" office:value="58368" calcext:value-type="currency">
            <text:p>58.368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1620_Kuehlwaren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59]*[.C59]+[.D59]*[.E59])*2" office:value-type="currency" office:currency="EUR" office:value="33472" calcext:value-type="currency">
            <text:p>33.47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322_Kuehlwaren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60]*[.C60]+[.D60]*[.E60])*2" office:value-type="currency" office:currency="EUR" office:value="14912" calcext:value-type="currency">
            <text:p>14.91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333_Kuehlwaren</text:p>
          </table:table-cell>
          <table:table-cell office:value-type="float" office:value="12" calcext:value-type="float">
            <text:p>12</text:p>
          </table:table-cell>
          <table:table-cell office:value-type="float" office:value="192" calcext:value-type="float">
            <text:p>192</text:p>
          </table:table-cell>
          <table:table-cell office:value-type="float" office:value="147" calcext:value-type="float">
            <text:p>147</text:p>
          </table:table-cell>
          <table:table-cell office:value-type="float" office:value="84" calcext:value-type="float">
            <text:p>84</text:p>
          </table:table-cell>
          <table:table-cell office:value-type="float" office:value="1957" calcext:value-type="float">
            <text:p>1957</text:p>
          </table:table-cell>
          <table:table-cell/>
          <table:table-cell table:formula="of:=([.B61]*[.C61]+[.D61]*[.E61])*2" office:value-type="currency" office:currency="EUR" office:value="29304" calcext:value-type="currency">
            <text:p>29.30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334_Kuehlwaren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([.B62]*[.C62]+[.D62]*[.E62])*2" office:value-type="currency" office:currency="EUR" office:value="27422" calcext:value-type="currency">
            <text:p>27.42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essing_BS11_Kuehlwaren1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63]*[.C63]+[.D63]*[.E63])*2" office:value-type="currency" office:currency="EUR" office:value="19040" calcext:value-type="currency">
            <text:p>19.04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M90_Kuehltransport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64]*[.C64]+[.D64]*[.E64])*2" office:value-type="currency" office:currency="EUR" office:value="29952" calcext:value-type="currency">
            <text:p>29.95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ctros_MP3_Kuehltransport</text:p>
          </table:table-cell>
          <table:table-cell office:value-type="float" office:value="18" calcext:value-type="float">
            <text:p>18</text:p>
          </table:table-cell>
          <table:table-cell office:value-type="float" office:value="288" calcext:value-type="float">
            <text:p>288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65]*[.C65]+[.D65]*[.E65])*2" office:value-type="currency" office:currency="EUR" office:value="75168" calcext:value-type="currency">
            <text:p>75.168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tego_Kuehltransport</text:p>
          </table:table-cell>
          <table:table-cell office:value-type="float" office:value="13" calcext:value-type="float">
            <text:p>13</text:p>
          </table:table-cell>
          <table:table-cell office:value-type="float" office:value="208" calcext:value-type="float">
            <text:p>208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98" calcext:value-type="float">
            <text:p>1998</text:p>
          </table:table-cell>
          <table:table-cell/>
          <table:table-cell table:formula="of:=([.B66]*[.C66]+[.D66]*[.E66])*2" office:value-type="currency" office:currency="EUR" office:value="25408" calcext:value-type="currency">
            <text:p>25.408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T_LKW_Milch-alt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67]*[.C67]+[.D67]*[.E67])*2" office:value-type="currency" office:currency="EUR" office:value="13680" calcext:value-type="currency">
            <text:p>13.6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T_LKW_Milch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68]*[.C68]+[.D68]*[.E68])*2" office:value-type="currency" office:currency="EUR" office:value="13720" calcext:value-type="currency">
            <text:p>13.72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nschel_HS16TL_Lebensmittel_Tankwagen</text:p>
          </table:table-cell>
          <table:table-cell office:value-type="float" office:value="8.5" calcext:value-type="float">
            <text:p>8,5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961" calcext:value-type="float">
            <text:p>1961</text:p>
          </table:table-cell>
          <table:table-cell/>
          <table:table-cell table:formula="of:=([.B69]*[.C69]+[.D69]*[.E69])*2" office:value-type="currency" office:currency="EUR" office:value="36048" calcext:value-type="currency">
            <text:p>36.048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_ActrosMP3_fl_Lebensmittel</text:p>
          </table:table-cell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70]*[.C70]+[.D70]*[.E70])*2" office:value-type="currency" office:currency="EUR" office:value="51456" calcext:value-type="currency">
            <text:p>51.45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1620_fl_Lebensmittel</text:p>
          </table:table-cell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71]*[.C71]+[.D71]*[.E71])*2" office:value-type="currency" office:currency="EUR" office:value="30104" calcext:value-type="currency">
            <text:p>30.10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essing_BS11_Kuehlwaren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72]*[.C72]+[.D72]*[.E72])*2" office:value-type="currency" office:currency="EUR" office:value="16704" calcext:value-type="currency">
            <text:p>16.70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M90_Michtransport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73]*[.C73]+[.D73]*[.E73])*2" office:value-type="currency" office:currency="EUR" office:value="23704" calcext:value-type="currency">
            <text:p>23.70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tego_Milchtransport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98" calcext:value-type="float">
            <text:p>1998</text:p>
          </table:table-cell>
          <table:table-cell/>
          <table:table-cell table:formula="of:=([.B74]*[.C74]+[.D74]*[.E74])*2" office:value-type="currency" office:currency="EUR" office:value="21176" calcext:value-type="currency">
            <text:p>21.17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ilsLaster_Bretter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75]*[.C75]+[.D75]*[.E75])*2" office:value-type="currency" office:currency="EUR" office:value="41530" calcext:value-type="currency">
            <text:p>41.53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_ActrosMP3_Holztransporter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76]*[.C76]+[.D76]*[.E76])*2" office:value-type="currency" office:currency="EUR" office:value="51696" calcext:value-type="currency">
            <text:p>51.69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_LP1620_Holztransport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77]*[.C77]+[.D77]*[.E77])*2" office:value-type="currency" office:currency="EUR" office:value="26800" calcext:value-type="currency">
            <text:p>26.8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F_95XF_Holztransport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([.B78]*[.C78]+[.D78]*[.E78])*2" office:value-type="currency" office:currency="EUR" office:value="53732" calcext:value-type="currency">
            <text:p>53.73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irus_Saturn150D_Holztransporter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956" calcext:value-type="float">
            <text:p>1956</text:p>
          </table:table-cell>
          <table:table-cell/>
          <table:table-cell table:formula="of:=([.B79]*[.C79]+[.D79]*[.E79])*2" office:value-type="currency" office:currency="EUR" office:value="18572" calcext:value-type="currency">
            <text:p>18.57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irusIveco_T_Holz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977" calcext:value-type="float">
            <text:p>1977</text:p>
          </table:table-cell>
          <table:table-cell/>
          <table:table-cell table:formula="of:=([.B80]*[.C80]+[.D80]*[.E80])*2" office:value-type="currency" office:currency="EUR" office:value="42052" calcext:value-type="currency">
            <text:p>42.05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TGA_Holztransport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[.B81]*[.C81]+[.D81]*[.E81])*2" office:value-type="currency" office:currency="EUR" office:value="53296" calcext:value-type="currency">
            <text:p>53.29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ctros_MP3_Holztransport</text:p>
          </table:table-cell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82]*[.C82]+[.D82]*[.E82])*2" office:value-type="currency" office:currency="EUR" office:value="67972" calcext:value-type="currency">
            <text:p>67.97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SK_Holztransport</text:p>
          </table:table-cell>
          <table:table-cell office:value-type="float" office:value="14" calcext:value-type="float">
            <text:p>14</text:p>
          </table:table-cell>
          <table:table-cell office:value-type="float" office:value="132" calcext:value-type="float">
            <text:p>132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83]*[.C83]+[.D83]*[.E83])*2" office:value-type="currency" office:currency="EUR" office:value="45296" calcext:value-type="currency">
            <text:p>45.29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mog-Holz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84]*[.C84]+[.D84]*[.E84])*2" office:value-type="currency" office:currency="EUR" office:value="28240" calcext:value-type="currency">
            <text:p>28.24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T_Traktor-grue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85]*[.C85]+[.D85]*[.E85])*2" office:value-type="currency" office:currency="EUR" office:value="800" calcext:value-type="currency">
            <text:p>8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19230_DF_Landwirtschaft</text:p>
          </table:table-cell>
          <table:table-cell office:value-type="float" office:value="16.8" calcext:value-type="float">
            <text:p>16,8</text:p>
          </table:table-cell>
          <table:table-cell office:value-type="float" office:value="134" calcext:value-type="float">
            <text:p>134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86]*[.C86]+[.D86]*[.E86])*2" office:value-type="currency" office:currency="EUR" office:value="41302.4" calcext:value-type="currency">
            <text:p>41.302,4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322_Landwirtschaft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87]*[.C87]+[.D87]*[.E87])*2" office:value-type="currency" office:currency="EUR" office:value="13616" calcext:value-type="currency">
            <text:p>13.61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810_Landwirtschaft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88]*[.C88]+[.D88]*[.E88])*2" office:value-type="currency" office:currency="EUR" office:value="12246" calcext:value-type="currency">
            <text:p>12.24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F90_Landwirtschaft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([.B89]*[.C89]+[.D89]*[.E89])*2" office:value-type="currency" office:currency="EUR" office:value="44704" calcext:value-type="currency">
            <text:p>44.70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ctros_MP3_Landwirtschaft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405" calcext:value-type="float">
            <text:p>405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90]*[.C90]+[.D90]*[.E90])*2" office:value-type="currency" office:currency="EUR" office:value="66736" calcext:value-type="currency">
            <text:p>66.73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tego_Landwirtschaft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98" calcext:value-type="float">
            <text:p>1998</text:p>
          </table:table-cell>
          <table:table-cell/>
          <table:table-cell table:formula="of:=([.B91]*[.C91]+[.D91]*[.E91])*2" office:value-type="currency" office:currency="EUR" office:value="21024" calcext:value-type="currency">
            <text:p>21.02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SK_Landwirtschaft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92]*[.C92]+[.D92]*[.E92])*2" office:value-type="currency" office:currency="EUR" office:value="43904" calcext:value-type="currency">
            <text:p>43.90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nschel_HS22TL_Silo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93]*[.C93]+[.D93]*[.E93])*2" office:value-type="currency" office:currency="EUR" office:value="40192" calcext:value-type="currency">
            <text:p>40.19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_ActrosMP3_Silo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94]*[.C94]+[.D94]*[.E94])*2" office:value-type="currency" office:currency="EUR" office:value="52056" calcext:value-type="currency">
            <text:p>52.05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F_95XF_Silo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([.B95]*[.C95]+[.D95]*[.E95])*2" office:value-type="currency" office:currency="EUR" office:value="53380" calcext:value-type="currency">
            <text:p>53.3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VECO_Stralis_Silo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([.B96]*[.C96]+[.D96]*[.E96])*2" office:value-type="currency" office:currency="EUR" office:value="53380" calcext:value-type="currency">
            <text:p>53.3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irusIveco_T_Silotransport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977" calcext:value-type="float">
            <text:p>1977</text:p>
          </table:table-cell>
          <table:table-cell/>
          <table:table-cell table:formula="of:=([.B97]*[.C97]+[.D97]*[.E97])*2" office:value-type="currency" office:currency="EUR" office:value="42290" calcext:value-type="currency">
            <text:p>42.29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F90_Silotransport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([.B98]*[.C98]+[.D98]*[.E98])*2" office:value-type="currency" office:currency="EUR" office:value="45220" calcext:value-type="currency">
            <text:p>45.22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F90_Zementtransporter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([.B99]*[.C99]+[.D99]*[.E99])*2" office:value-type="currency" office:currency="EUR" office:value="46456" calcext:value-type="currency">
            <text:p>46.45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nschel_HS16TL_Post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961" calcext:value-type="float">
            <text:p>1961</text:p>
          </table:table-cell>
          <table:table-cell/>
          <table:table-cell table:formula="of:=([.B100]*[.C100]+[.D100]*[.E100])*2" office:value-type="currency" office:currency="EUR" office:value="50370" calcext:value-type="currency">
            <text:p>50.37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13280_F_Post</text:p>
          </table:table-cell>
          <table:table-cell office:value-type="float" office:value="85" calcext:value-type="float">
            <text:p>85</text:p>
          </table:table-cell>
          <table:table-cell office:value-type="float" office:value="152" calcext:value-type="float">
            <text:p>152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101]*[.C101]+[.D101]*[.E101])*2" office:value-type="currency" office:currency="EUR" office:value="70640" calcext:value-type="currency">
            <text:p>70.64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1213_Post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([.B102]*[.C102]+[.D102]*[.E102])*2" office:value-type="currency" office:currency="EUR" office:value="25120" calcext:value-type="currency">
            <text:p>25.12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322_Post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959" calcext:value-type="float">
            <text:p>1959</text:p>
          </table:table-cell>
          <table:table-cell/>
          <table:table-cell table:formula="of:=([.B103]*[.C103]+[.D103]*[.E103])*2" office:value-type="currency" office:currency="EUR" office:value="23520" calcext:value-type="currency">
            <text:p>23.52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B_O10000_Post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938" calcext:value-type="float">
            <text:p>1938</text:p>
          </table:table-cell>
          <table:table-cell/>
          <table:table-cell table:formula="of:=([.B104]*[.C104]+[.D104]*[.E104])*2" office:value-type="currency" office:currency="EUR" office:value="20000" calcext:value-type="currency">
            <text:p>20.0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K_Mail_Truck_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([.B105]*[.C105]+[.D105]*[.E105])*2" office:value-type="currency" office:currency="EUR" office:value="5970" calcext:value-type="currency">
            <text:p>5.97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Vg_Post_Truck_0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925" calcext:value-type="float">
            <text:p>1925</text:p>
          </table:table-cell>
          <table:table-cell/>
          <table:table-cell table:formula="of:=([.B106]*[.C106]+[.D106]*[.E106])*2" office:value-type="currency" office:currency="EUR" office:value="9330" calcext:value-type="currency">
            <text:p>9.33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Vg_Post_Truck_1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1957" calcext:value-type="float">
            <text:p>1957</text:p>
          </table:table-cell>
          <table:table-cell/>
          <table:table-cell table:formula="of:=([.B107]*[.C107]+[.D107]*[.E107])*2" office:value-type="currency" office:currency="EUR" office:value="14590" calcext:value-type="currency">
            <text:p>14.59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VECO_Stralis_Post</text:p>
          </table:table-cell>
          <table:table-cell office:value-type="float" office:value="824" calcext:value-type="float">
            <text:p>824</text:p>
          </table:table-cell>
          <table:table-cell office:value-type="float" office:value="128" calcext:value-type="float">
            <text:p>128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([.B108]*[.C108]+[.D108]*[.E108])*2" office:value-type="currency" office:currency="EUR" office:value="261504" calcext:value-type="currency">
            <text:p>261.50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M90_Post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36" calcext:value-type="float">
            <text:p>136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109]*[.C109]+[.D109]*[.E109])*2" office:value-type="currency" office:currency="EUR" office:value="35160" calcext:value-type="currency">
            <text:p>35.16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tego_Post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998" calcext:value-type="float">
            <text:p>1998</text:p>
          </table:table-cell>
          <table:table-cell/>
          <table:table-cell table:formula="of:=([.B110]*[.C110]+[.D110]*[.E110])*2" office:value-type="currency" office:currency="EUR" office:value="29400" calcext:value-type="currency">
            <text:p>29.4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ZT_Kaelble-1931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([.B111]*[.C111]+[.D111]*[.E111])" office:value-type="currency" office:currency="EUR" office:value="40000" calcext:value-type="currency">
            <text:p>40.0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S1620_Sattelzugmaschine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30" calcext:value-type="float">
            <text:p>1930</text:p>
          </table:table-cell>
          <table:table-cell/>
          <table:table-cell table:formula="of:=([.B112]*[.C112]+[.D112]*[.E112])*2" office:value-type="currency" office:currency="EUR" office:value="25600" calcext:value-type="currency">
            <text:p>25.6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S2220_Sattelzugmaschin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([.B113]*[.C113]+[.D113]*[.E113])*2" office:value-type="currency" office:currency="EUR" office:value="35200" calcext:value-type="currency">
            <text:p>35.2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irus_Jupiter200D_Zugmaschine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956" calcext:value-type="float">
            <text:p>1956</text:p>
          </table:table-cell>
          <table:table-cell/>
          <table:table-cell table:formula="of:=([.B114]*[.C114]+[.D114]*[.E114])*2" office:value-type="currency" office:currency="EUR" office:value="21300" calcext:value-type="currency">
            <text:p>21.3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irusIveco_T_Zugmaschin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977" calcext:value-type="float">
            <text:p>1977</text:p>
          </table:table-cell>
          <table:table-cell/>
          <table:table-cell table:formula="of:=([.B115]*[.C115]+[.D115]*[.E115])*2" office:value-type="currency" office:currency="EUR" office:value="38880" calcext:value-type="currency">
            <text:p>38.8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mog_4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([.B116]*[.C116]+[.D116]*[.E116])*2+10000" office:value-type="currency" office:currency="EUR" office:value="12650" calcext:value-type="currency">
            <text:p>12.65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imog_40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962" calcext:value-type="float">
            <text:p>1962</text:p>
          </table:table-cell>
          <table:table-cell/>
          <table:table-cell table:formula="of:=([.B117]*[.C117]+[.D117]*[.E117])*2 + 10000" office:value-type="currency" office:currency="EUR" office:value="18216" calcext:value-type="currency">
            <text:p>18.21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ferdegespan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([.B118]*[.C118]+[.D118]*[.E118])*2" office:value-type="currency" office:currency="EUR" office:value="52" calcext:value-type="currency">
            <text:p>5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veco_Stralis_Zugmaschien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([.B119]*[.C119]+[.D119]*[.E119])*2" office:value-type="currency" office:currency="EUR" office:value="56480" calcext:value-type="currency">
            <text:p>56.4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F_95XF_Zugmaschiene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([.B120]*[.C120]+[.D120]*[.E120])*2" office:value-type="currency" office:currency="EUR" office:value="50560" calcext:value-type="currency">
            <text:p>50.56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F90_Zugmaschiene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([.B121]*[.C121]+[.D121]*[.E121])*2" office:value-type="currency" office:currency="EUR" office:value="42240" calcext:value-type="currency">
            <text:p>42.24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TGA_Zugmaschiene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38" calcext:value-type="float">
            <text:p>338</text:p>
          </table:table-cell>
          <table:table-cell office:value-type="float" office:value="80" calcext:value-type="float">
            <text:p>8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([.B122]*[.C122]+[.D122]*[.E122])*2" office:value-type="currency" office:currency="EUR" office:value="54080" calcext:value-type="currency">
            <text:p>54.0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Actros_MP3_Zugmaschiene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440" calcext:value-type="float">
            <text:p>440</text:p>
          </table:table-cell>
          <table:table-cell office:value-type="float" office:value="80" calcext:value-type="float">
            <text:p>80</text:p>
          </table:table-cell>
          <table:table-cell office:value-type="float" office:value="2008" calcext:value-type="float">
            <text:p>2008</text:p>
          </table:table-cell>
          <table:table-cell/>
          <table:table-cell table:formula="of:=([.B123]*[.C123]+[.D123]*[.E123])*2" office:value-type="currency" office:currency="EUR" office:value="70400" calcext:value-type="currency">
            <text:p>70.4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SK_Zugmaschiene_Dachschlafkabine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53" calcext:value-type="float">
            <text:p>353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124]*[.C124]+[.D124]*[.E124])*2" office:value-type="currency" office:currency="EUR" office:value="56480" calcext:value-type="currency">
            <text:p>56.4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SK_Zugmaschiene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43" calcext:value-type="float">
            <text:p>243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125]*[.C125]+[.D125]*[.E125])*2" office:value-type="currency" office:currency="EUR" office:value="38880" calcext:value-type="currency">
            <text:p>38.88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nschel_HS22TL_Stahltransporter_1</text:p>
          </table:table-cell>
          <table:table-cell office:value-type="float" office:value="13.75" calcext:value-type="float">
            <text:p>13,7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126]*[.C126]+[.D126]*[.E126])*2" office:value-type="currency" office:currency="EUR" office:value="42360" calcext:value-type="currency">
            <text:p>42.36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nschel_HS22TL_Stahltransporter_2</text:p>
          </table:table-cell>
          <table:table-cell office:value-type="float" office:value="13.75" calcext:value-type="float">
            <text:p>13,75</text:p>
          </table:table-cell>
          <table:table-cell office:value-type="float" office:value="144" calcext:value-type="float">
            <text:p>144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1963" calcext:value-type="float">
            <text:p>1963</text:p>
          </table:table-cell>
          <table:table-cell/>
          <table:table-cell table:formula="of:=([.B127]*[.C127]+[.D127]*[.E127])*2" office:value-type="currency" office:currency="EUR" office:value="42360" calcext:value-type="currency">
            <text:p>42.36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16320_F_Stahltransporter_1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128]*[.C128]+[.D128]*[.E128])*2" office:value-type="currency" office:currency="EUR" office:value="54762" calcext:value-type="currency">
            <text:p>54.76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16320_F_Stahltransporter_2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129]*[.C129]+[.D129]*[.E129])*2" office:value-type="currency" office:currency="EUR" office:value="54762" calcext:value-type="currency">
            <text:p>54.76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ilsLaster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([.B130]*[.C130]+[.D130]*[.E130])*2" office:value-type="currency" office:currency="EUR" office:value="41710" calcext:value-type="currency">
            <text:p>41.71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1620_Stahltransporter_2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131]*[.C131]+[.D131]*[.E131])*2" office:value-type="currency" office:currency="EUR" office:value="27310" calcext:value-type="currency">
            <text:p>27.31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1620_Stahltransporter_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132]*[.C132]+[.D132]*[.E132])*2" office:value-type="currency" office:currency="EUR" office:value="27310" calcext:value-type="currency">
            <text:p>27.31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F_95XF_Stahltransport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([.B133]*[.C133]+[.D133]*[.E133])*2" office:value-type="currency" office:currency="EUR" office:value="53584" calcext:value-type="currency">
            <text:p>53.58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VECO_Stralis_Stahltransport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([.B134]*[.C134]+[.D134]*[.E134])*2" office:value-type="currency" office:currency="EUR" office:value="53584" calcext:value-type="currency">
            <text:p>53.58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irus_Saturn150D_Stahltransporter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1956" calcext:value-type="float">
            <text:p>1956</text:p>
          </table:table-cell>
          <table:table-cell/>
          <table:table-cell table:formula="of:=([.B135]*[.C135]+[.D135]*[.E135])*2" office:value-type="currency" office:currency="EUR" office:value="19182" calcext:value-type="currency">
            <text:p>19.18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rcedesBenz_SK_Stahltransport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1988" calcext:value-type="float">
            <text:p>1988</text:p>
          </table:table-cell>
          <table:table-cell/>
          <table:table-cell table:formula="of:=([.B136]*[.C136]+[.D136]*[.E136])*2" office:value-type="currency" office:currency="EUR" office:value="45162" calcext:value-type="currency">
            <text:p>45.162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19230_DF_Viehtransporter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967" calcext:value-type="float">
            <text:p>1967</text:p>
          </table:table-cell>
          <table:table-cell/>
          <table:table-cell table:formula="of:=([.B137]*[.C137]+[.D137]*[.E137])*2" office:value-type="currency" office:currency="EUR" office:value="38900" calcext:value-type="currency">
            <text:p>38.90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1620_Vieh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966" calcext:value-type="float">
            <text:p>1966</text:p>
          </table:table-cell>
          <table:table-cell/>
          <table:table-cell table:formula="of:=([.B138]*[.C138]+[.D138]*[.E138])*2" office:value-type="currency" office:currency="EUR" office:value="26944" calcext:value-type="currency">
            <text:p>26.94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333_Vieh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office:value-type="float" office:value="1957" calcext:value-type="float">
            <text:p>1957</text:p>
          </table:table-cell>
          <table:table-cell/>
          <table:table-cell table:formula="of:=([.B139]*[.C139]+[.D139]*[.E139])*2" office:value-type="currency" office:currency="EUR" office:value="24276" calcext:value-type="currency">
            <text:p>24.27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imlerBenz_LP334_Vieh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960" calcext:value-type="float">
            <text:p>1960</text:p>
          </table:table-cell>
          <table:table-cell/>
          <table:table-cell table:formula="of:=([.B140]*[.C140]+[.D140]*[.E140])*2" office:value-type="currency" office:currency="EUR" office:value="21906" calcext:value-type="currency">
            <text:p>21.906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F_95XF_Viehtransport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([.B141]*[.C141]+[.D141]*[.E141])*2" office:value-type="currency" office:currency="EUR" office:value="53584" calcext:value-type="currency">
            <text:p>53.58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VECO_Stralis_Viehtransport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316" calcext:value-type="float">
            <text:p>316</text:p>
          </table:table-cell>
          <table:table-cell office:value-type="float" office:value="80" calcext:value-type="float">
            <text:p>80</text:p>
          </table:table-cell>
          <table:table-cell office:value-type="float" office:value="2003" calcext:value-type="float">
            <text:p>2003</text:p>
          </table:table-cell>
          <table:table-cell/>
          <table:table-cell table:formula="of:=([.B142]*[.C142]+[.D142]*[.E142])*2" office:value-type="currency" office:currency="EUR" office:value="53584" calcext:value-type="currency">
            <text:p>53.584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girus_Saturn150D_Tiertransporter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1950" calcext:value-type="float">
            <text:p>1950</text:p>
          </table:table-cell>
          <table:table-cell/>
          <table:table-cell table:formula="of:=([.B143]*[.C143]+[.D143]*[.E143])*2" office:value-type="currency" office:currency="EUR" office:value="17720" calcext:value-type="currency">
            <text:p>17.720,00 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_F90_Tiertransport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265" calcext:value-type="float">
            <text:p>265</text:p>
          </table:table-cell>
          <table:table-cell office:value-type="float" office:value="80" calcext:value-type="float">
            <text:p>80</text:p>
          </table:table-cell>
          <table:table-cell office:value-type="float" office:value="1986" calcext:value-type="float">
            <text:p>1986</text:p>
          </table:table-cell>
          <table:table-cell/>
          <table:table-cell table:formula="of:=([.B144]*[.C144]+[.D144]*[.E144])*2" office:value-type="currency" office:currency="EUR" office:value="45962" calcext:value-type="currency">
            <text:p>45.962,00 €</text:p>
          </table:table-cell>
          <table:table-cell table:number-columns-repeated="10"/>
        </table:table-row>
        <table:table-row table:style-name="ro1" table:number-rows-repeated="104843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Kaufpreis_BK_Tram" table:style-name="ta12" table:print="false">
        <table:table-column table:style-name="co50" table:default-cell-style-name="Default"/>
        <table:table-column table:style-name="co6" table:number-columns-repeated="4" table:default-cell-style-name="Default"/>
        <table:table-column table:style-name="co51" table:default-cell-style-name="ce153"/>
        <table:table-column table:style-name="co6" table:default-cell-style-name="ce154"/>
        <table:table-column table:style-name="co52" table:default-cell-style-name="ce156"/>
        <table:table-column table:style-name="co6" table:default-cell-style-name="ce159"/>
        <table:table-row table:style-name="ro1">
          <table:table-cell office:value-type="string" calcext:value-type="string">
            <text:p>Fahrzeug</text:p>
          </table:table-cell>
          <table:table-cell office:value-type="string" calcext:value-type="string">
            <text:p>Kapazitae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reight</text:p>
          </table:table-cell>
          <table:table-cell table:style-name="Default" office:value-type="string" calcext:value-type="string">
            <text:p>Betriebkosten</text:p>
          </table:table-cell>
          <table:table-cell table:style-name="Default" office:value-type="string" calcext:value-type="string">
            <text:p>Kaufpreis</text:p>
          </table:table-cell>
          <table:table-cell table:style-name="Default" office:value-type="string" calcext:value-type="string">
            <text:p>Wert BK-DAT</text:p>
          </table:table-cell>
          <table:table-cell table:style-name="Default" office:value-type="string" calcext:value-type="string">
            <text:p>Wert KP-DAT</text:p>
          </table:table-cell>
        </table:table-row>
        <table:table-row table:style-name="ro2">
          <table:table-cell office:value-type="string" calcext:value-type="string">
            <text:p>A-Triebwagen_Post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st</text:p>
          </table:table-cell>
          <table:table-cell table:formula="of:=IF([.D2]&gt;0;([.D2]/[.C2])/10+([.D2]/[.C2])/100+[.B2]*0.16/100*30;[.B2]*0.16/100*30)" office:value-type="currency" office:currency="EUR" office:value="3.4205" calcext:value-type="currency">
            <text:p>€ 3,42</text:p>
          </table:table-cell>
          <table:table-cell table:formula="of:=IF([.D2]&gt;0;[.B2]*[.H2]+[.C2]*[.D2];[.B2]*[.H2]+[.C2]*100)" office:value-type="currency" office:currency="EUR" office:value="24163.5" calcext:value-type="currency">
            <text:p>€ 24.163,50</text:p>
          </table:table-cell>
          <table:table-cell table:style-name="ce155" table:formula="of:=[.F2]*100" office:value-type="float" office:value="342.05" calcext:value-type="float">
            <text:p>342</text:p>
          </table:table-cell>
          <table:table-cell table:style-name="ce158" table:formula="of:=[.G2]*100" office:value-type="float" office:value="2416350" calcext:value-type="float">
            <text:p>2416350</text:p>
          </table:table-cell>
        </table:table-row>
        <table:table-row table:style-name="ro2">
          <table:table-cell office:value-type="string" calcext:value-type="string">
            <text:p>Beiwagen T24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assagiere</text:p>
          </table:table-cell>
          <table:table-cell table:formula="of:=IF([.D3]&gt;0;([.D3]/[.C3])/10+([.D3]/[.C3])/100+[.B3]*0.16/100*30;[.B3]*0.16/100*30)" office:value-type="currency" office:currency="EUR" office:value="3.36" calcext:value-type="currency">
            <text:p>€ 3,36</text:p>
          </table:table-cell>
          <table:table-cell table:formula="of:=IF([.D3]&gt;0;[.B3]*[.H3]+[.C3]*[.D3];[.B3]*[.H3]+[.C3]*100)" office:value-type="currency" office:currency="EUR" office:value="26520" calcext:value-type="currency">
            <text:p>€ 26.520,00</text:p>
          </table:table-cell>
          <table:table-cell table:formula="of:=[.F3]*100" office:value-type="float" office:value="336" calcext:value-type="float">
            <text:p>336</text:p>
          </table:table-cell>
          <table:table-cell table:formula="of:=[.G3]*100" office:value-type="float" office:value="2652000" calcext:value-type="float">
            <text:p>2652000</text:p>
          </table:table-cell>
        </table:table-row>
        <table:table-row table:style-name="ro2">
          <table:table-cell office:value-type="string" calcext:value-type="string">
            <text:p>Berolina-Poststrassenbahn_BW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ost</text:p>
          </table:table-cell>
          <table:table-cell table:formula="of:=IF([.D4]&gt;0;([.D4]/[.C4])/10+([.D4]/[.C4])/100+[.B4]*0.16/100*30;[.B4]*0.16/100*30)" office:value-type="currency" office:currency="EUR" office:value="3.84" calcext:value-type="currency">
            <text:p>€ 3,84</text:p>
          </table:table-cell>
          <table:table-cell table:formula="of:=IF([.D4]&gt;0;[.B4]*[.H4]+[.C4]*[.D4];[.B4]*[.H4]+[.C4]*100)" office:value-type="currency" office:currency="EUR" office:value="33720" calcext:value-type="currency">
            <text:p>€ 33.720,00</text:p>
          </table:table-cell>
          <table:table-cell table:formula="of:=[.F4]*100" office:value-type="float" office:value="384" calcext:value-type="float">
            <text:p>384</text:p>
          </table:table-cell>
          <table:table-cell table:formula="of:=[.G4]*100" office:value-type="float" office:value="3372000" calcext:value-type="float">
            <text:p>3372000</text:p>
          </table:table-cell>
        </table:table-row>
        <table:table-row table:style-name="ro2">
          <table:table-cell office:value-type="string" calcext:value-type="string">
            <text:p>Berolina-Poststrassenbahn_TW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st</text:p>
          </table:table-cell>
          <table:table-cell table:formula="of:=IF([.D5]&gt;0;([.D5]/[.C5])/10+([.D5]/[.C5])/100+[.B5]*0.16/100*30;[.B5]*0.16/100*30)" office:value-type="currency" office:currency="EUR" office:value="5.00533333333333" calcext:value-type="currency">
            <text:p>€ 5,01</text:p>
          </table:table-cell>
          <table:table-cell table:formula="of:=IF([.D5]&gt;0;[.B5]*[.H5]+[.C5]*[.D5];[.B5]*[.H5]+[.C5]*100)" office:value-type="currency" office:currency="EUR" office:value="51733.3333333333" calcext:value-type="currency">
            <text:p>€ 51.733,33</text:p>
          </table:table-cell>
          <table:table-cell table:formula="of:=[.F5]*100" office:value-type="float" office:value="500.533333333333" calcext:value-type="float">
            <text:p>501</text:p>
          </table:table-cell>
          <table:table-cell table:formula="of:=[.G5]*100" office:value-type="float" office:value="5173333.33333333" calcext:value-type="float">
            <text:p>5173333</text:p>
          </table:table-cell>
        </table:table-row>
        <table:table-row table:style-name="ro2">
          <table:table-cell office:value-type="string" calcext:value-type="string">
            <text:p>Bienertbahn_Beiwage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ehl</text:p>
          </table:table-cell>
          <table:table-cell table:formula="of:=IF([.D6]&gt;0;([.D6]/[.C6])/10+([.D6]/[.C6])/100+[.B6]*0.16/100*30;[.B6]*0.16/100*30)" office:value-type="currency" office:currency="EUR" office:value="0.576" calcext:value-type="currency">
            <text:p>€ 0,58</text:p>
          </table:table-cell>
          <table:table-cell table:formula="of:=IF([.D6]&gt;0;[.B6]*[.H6]+[.C6]*[.D6];[.B6]*[.H6]+[.C6]*100)" office:value-type="currency" office:currency="EUR" office:value="4191.2" calcext:value-type="currency">
            <text:p>€ 4.191,20</text:p>
          </table:table-cell>
          <table:table-cell table:formula="of:=[.F6]*100" office:value-type="float" office:value="57.6" calcext:value-type="float">
            <text:p>58</text:p>
          </table:table-cell>
          <table:table-cell table:formula="of:=[.G6]*100" office:value-type="float" office:value="419120" calcext:value-type="float">
            <text:p>419120</text:p>
          </table:table-cell>
        </table:table-row>
        <table:table-row table:style-name="ro2">
          <table:table-cell office:value-type="string" calcext:value-type="string">
            <text:p>Bienertbahn_Triebwagen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ehl</text:p>
          </table:table-cell>
          <table:table-cell table:formula="of:=IF([.D7]&gt;0;([.D7]/[.C7])/10+([.D7]/[.C7])/100+[.B7]*0.16/100*30;[.B7]*0.16/100*30)" office:value-type="currency" office:currency="EUR" office:value="0.827428571428571" calcext:value-type="currency">
            <text:p>€ 0,83</text:p>
          </table:table-cell>
          <table:table-cell table:formula="of:=IF([.D7]&gt;0;[.B7]*[.H7]+[.C7]*[.D7];[.B7]*[.H7]+[.C7]*100)" office:value-type="currency" office:currency="EUR" office:value="3792.91428571429" calcext:value-type="currency">
            <text:p>€ 3.792,91</text:p>
          </table:table-cell>
          <table:table-cell table:formula="of:=[.F7]*100" office:value-type="float" office:value="82.7428571428571" calcext:value-type="float">
            <text:p>83</text:p>
          </table:table-cell>
          <table:table-cell table:formula="of:=[.G7]*100" office:value-type="float" office:value="379291.428571429" calcext:value-type="float">
            <text:p>379291</text:p>
          </table:table-cell>
        </table:table-row>
        <table:table-row table:style-name="ro2">
          <table:table-cell office:value-type="string" calcext:value-type="string">
            <text:p>Cargotram_Dresden_Endwag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schinen</text:p>
          </table:table-cell>
          <table:table-cell table:formula="of:=IF([.D8]&gt;0;([.D8]/[.C8])/10+([.D8]/[.C8])/100+[.B8]*0.16/100*30;[.B8]*0.16/100*30)" office:value-type="currency" office:currency="EUR" office:value="0.96" calcext:value-type="currency">
            <text:p>€ 0,96</text:p>
          </table:table-cell>
          <table:table-cell table:formula="of:=IF([.D8]&gt;0;[.B8]*[.H8]+[.C8]*[.D8];[.B8]*[.H8]+[.C8]*100)" office:value-type="currency" office:currency="EUR" office:value="6920" calcext:value-type="currency">
            <text:p>€ 6.920,00</text:p>
          </table:table-cell>
          <table:table-cell table:formula="of:=[.F8]*100" office:value-type="float" office:value="96" calcext:value-type="float">
            <text:p>96</text:p>
          </table:table-cell>
          <table:table-cell table:formula="of:=[.G8]*100" office:value-type="float" office:value="692000" calcext:value-type="float">
            <text:p>692000</text:p>
          </table:table-cell>
        </table:table-row>
        <table:table-row table:style-name="ro2">
          <table:table-cell office:value-type="string" calcext:value-type="string">
            <text:p>Cargotram_Dresden_Mittelwagen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aschinen</text:p>
          </table:table-cell>
          <table:table-cell table:formula="of:=IF([.D9]&gt;0;([.D9]/[.C9])/10+([.D9]/[.C9])/100+[.B9]*0.16/100*30;[.B9]*0.16/100*30)" office:value-type="currency" office:currency="EUR" office:value="1.728" calcext:value-type="currency">
            <text:p>€ 1,73</text:p>
          </table:table-cell>
          <table:table-cell table:formula="of:=IF([.D9]&gt;0;[.B9]*[.H9]+[.C9]*[.D9];[.B9]*[.H9]+[.C9]*100)" office:value-type="currency" office:currency="EUR" office:value="11220.8" calcext:value-type="currency">
            <text:p>€ 11.220,80</text:p>
          </table:table-cell>
          <table:table-cell table:formula="of:=[.F9]*100" office:value-type="float" office:value="172.8" calcext:value-type="float">
            <text:p>173</text:p>
          </table:table-cell>
          <table:table-cell table:formula="of:=[.G9]*100" office:value-type="float" office:value="1122080" calcext:value-type="float">
            <text:p>1122080</text:p>
          </table:table-cell>
        </table:table-row>
        <table:table-row table:style-name="ro2">
          <table:table-cell office:value-type="string" calcext:value-type="string">
            <text:p>Cargotram_Dresden_Triebwage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chinen</text:p>
          </table:table-cell>
          <table:table-cell table:formula="of:=IF([.D10]&gt;0;([.D10]/[.C10])/10+([.D10]/[.C10])/100+[.B10]*0.16/100*30;[.B10]*0.16/100*30)" office:value-type="currency" office:currency="EUR" office:value="2.94" calcext:value-type="currency">
            <text:p>€ 2,94</text:p>
          </table:table-cell>
          <table:table-cell table:formula="of:=IF([.D10]&gt;0;[.B10]*[.H10]+[.C10]*[.D10];[.B10]*[.H10]+[.C10]*100)" office:value-type="currency" office:currency="EUR" office:value="50880" calcext:value-type="currency">
            <text:p>€ 50.880,00</text:p>
          </table:table-cell>
          <table:table-cell table:formula="of:=[.F10]*100" office:value-type="float" office:value="294" calcext:value-type="float">
            <text:p>294</text:p>
          </table:table-cell>
          <table:table-cell table:formula="of:=[.G10]*100" office:value-type="float" office:value="5088000" calcext:value-type="float">
            <text:p>5088000</text:p>
          </table:table-cell>
        </table:table-row>
        <table:table-row table:style-name="ro2">
          <table:table-cell office:value-type="string" calcext:value-type="string">
            <text:p>Chiemseebahn Lo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IF([.D11]&gt;0;([.D11]/[.C11])/10+([.D11]/[.C11])/100+[.B11]*0.16/100*30;[.B11]*0.16/100*30)" office:value-type="currency" office:currency="EUR" office:value="0.242" calcext:value-type="currency">
            <text:p>€ 0,24</text:p>
          </table:table-cell>
          <table:table-cell table:formula="of:=IF([.D11]&gt;0;[.B11]*[.H11]+[.C11]*[.D11];[.B11]*[.H11]+[.C11]*100)" office:value-type="currency" office:currency="EUR" office:value="880" calcext:value-type="currency">
            <text:p>€ 880,00</text:p>
          </table:table-cell>
          <table:table-cell table:formula="of:=[.F11]*100" office:value-type="float" office:value="24.2" calcext:value-type="float">
            <text:p>24</text:p>
          </table:table-cell>
          <table:table-cell table:formula="of:=[.G11]*100" office:value-type="float" office:value="88000" calcext:value-type="float">
            <text:p>88000</text:p>
          </table:table-cell>
        </table:table-row>
        <table:table-row table:style-name="ro2">
          <table:table-cell office:value-type="string" calcext:value-type="string">
            <text:p>Chiemseebahn Wagen 1 und 2 Klass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ssagiere</text:p>
          </table:table-cell>
          <table:table-cell table:formula="of:=IF([.D12]&gt;0;([.D12]/[.C12])/10+([.D12]/[.C12])/100+[.B12]*0.16/100*30;[.B12]*0.16/100*30)" office:value-type="currency" office:currency="EUR" office:value="1.728" calcext:value-type="currency">
            <text:p>€ 1,73</text:p>
          </table:table-cell>
          <table:table-cell table:formula="of:=IF([.D12]&gt;0;[.B12]*[.H12]+[.C12]*[.D12];[.B12]*[.H12]+[.C12]*100)" office:value-type="currency" office:currency="EUR" office:value="8220.8" calcext:value-type="currency">
            <text:p>€ 8.220,80</text:p>
          </table:table-cell>
          <table:table-cell table:formula="of:=[.F12]*100" office:value-type="float" office:value="172.8" calcext:value-type="float">
            <text:p>173</text:p>
          </table:table-cell>
          <table:table-cell table:formula="of:=[.G12]*100" office:value-type="float" office:value="822080" calcext:value-type="float">
            <text:p>822080</text:p>
          </table:table-cell>
        </table:table-row>
        <table:table-row table:style-name="ro2">
          <table:table-cell office:value-type="string" calcext:value-type="string">
            <text:p>Chiemseebahn Wagen 2 Klass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ssagiere</text:p>
          </table:table-cell>
          <table:table-cell table:formula="of:=IF([.D13]&gt;0;([.D13]/[.C13])/10+([.D13]/[.C13])/100+[.B13]*0.16/100*30;[.B13]*0.16/100*30)" office:value-type="currency" office:currency="EUR" office:value="1.728" calcext:value-type="currency">
            <text:p>€ 1,73</text:p>
          </table:table-cell>
          <table:table-cell table:formula="of:=IF([.D13]&gt;0;[.B13]*[.H13]+[.C13]*[.D13];[.B13]*[.H13]+[.C13]*100)" office:value-type="currency" office:currency="EUR" office:value="8220.8" calcext:value-type="currency">
            <text:p>€ 8.220,80</text:p>
          </table:table-cell>
          <table:table-cell table:formula="of:=[.F13]*100" office:value-type="float" office:value="172.8" calcext:value-type="float">
            <text:p>173</text:p>
          </table:table-cell>
          <table:table-cell table:formula="of:=[.G13]*100" office:value-type="float" office:value="822080" calcext:value-type="float">
            <text:p>822080</text:p>
          </table:table-cell>
        </table:table-row>
        <table:table-row table:style-name="ro2">
          <table:table-cell office:value-type="string" calcext:value-type="string">
            <text:p>Citadis302_Le_Mans_1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ssagiere</text:p>
          </table:table-cell>
          <table:table-cell table:formula="of:=IF([.D14]&gt;0;([.D14]/[.C14])/10+([.D14]/[.C14])/100+[.B14]*0.16/100*30;[.B14]*0.16/100*30)" office:value-type="currency" office:currency="EUR" office:value="2.53714285714286" calcext:value-type="currency">
            <text:p>€ 2,54</text:p>
          </table:table-cell>
          <table:table-cell table:formula="of:=IF([.D14]&gt;0;[.B14]*[.H14]+[.C14]*[.D14];[.B14]*[.H14]+[.C14]*100)" office:value-type="currency" office:currency="EUR" office:value="28217.1428571429" calcext:value-type="currency">
            <text:p>€ 28.217,14</text:p>
          </table:table-cell>
          <table:table-cell table:formula="of:=[.F14]*100" office:value-type="float" office:value="253.714285714286" calcext:value-type="float">
            <text:p>254</text:p>
          </table:table-cell>
          <table:table-cell table:formula="of:=[.G14]*100" office:value-type="float" office:value="2821714.28571429" calcext:value-type="float">
            <text:p>2821714</text:p>
          </table:table-cell>
        </table:table-row>
        <table:table-row table:style-name="ro2">
          <table:table-cell office:value-type="string" calcext:value-type="string">
            <text:p>Citadis302_Le_Mans_2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ssagiere</text:p>
          </table:table-cell>
          <table:table-cell table:formula="of:=IF([.D15]&gt;0;([.D15]/[.C15])/10+([.D15]/[.C15])/100+[.B15]*0.16/100*30;[.B15]*0.16/100*30)" office:value-type="currency" office:currency="EUR" office:value="2.016" calcext:value-type="currency">
            <text:p>€ 2,02</text:p>
          </table:table-cell>
          <table:table-cell table:formula="of:=IF([.D15]&gt;0;[.B15]*[.H15]+[.C15]*[.D15];[.B15]*[.H15]+[.C15]*100)" office:value-type="currency" office:currency="EUR" office:value="15467.2" calcext:value-type="currency">
            <text:p>€ 15.467,20</text:p>
          </table:table-cell>
          <table:table-cell table:formula="of:=[.F15]*100" office:value-type="float" office:value="201.6" calcext:value-type="float">
            <text:p>202</text:p>
          </table:table-cell>
          <table:table-cell table:formula="of:=[.G15]*100" office:value-type="float" office:value="1546720" calcext:value-type="float">
            <text:p>1546720</text:p>
          </table:table-cell>
        </table:table-row>
        <table:table-row table:style-name="ro2">
          <table:table-cell office:value-type="string" calcext:value-type="string">
            <text:p>Citadis302_Le_Mans_3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ssagiere</text:p>
          </table:table-cell>
          <table:table-cell table:formula="of:=IF([.D16]&gt;0;([.D16]/[.C16])/10+([.D16]/[.C16])/100+[.B16]*0.16/100*30;[.B16]*0.16/100*30)" office:value-type="currency" office:currency="EUR" office:value="1.44" calcext:value-type="currency">
            <text:p>€ 1,44</text:p>
          </table:table-cell>
          <table:table-cell table:formula="of:=IF([.D16]&gt;0;[.B16]*[.H16]+[.C16]*[.D16];[.B16]*[.H16]+[.C16]*100)" office:value-type="currency" office:currency="EUR" office:value="11320" calcext:value-type="currency">
            <text:p>€ 11.320,00</text:p>
          </table:table-cell>
          <table:table-cell table:formula="of:=[.F16]*100" office:value-type="float" office:value="144" calcext:value-type="float">
            <text:p>144</text:p>
          </table:table-cell>
          <table:table-cell table:formula="of:=[.G16]*100" office:value-type="float" office:value="1132000" calcext:value-type="float">
            <text:p>1132000</text:p>
          </table:table-cell>
        </table:table-row>
        <table:table-row table:style-name="ro2">
          <table:table-cell office:value-type="string" calcext:value-type="string">
            <text:p>Citadis302_Le_Mans_4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ssagiere</text:p>
          </table:table-cell>
          <table:table-cell table:formula="of:=IF([.D17]&gt;0;([.D17]/[.C17])/10+([.D17]/[.C17])/100+[.B17]*0.16/100*30;[.B17]*0.16/100*30)" office:value-type="currency" office:currency="EUR" office:value="2.016" calcext:value-type="currency">
            <text:p>€ 2,02</text:p>
          </table:table-cell>
          <table:table-cell table:formula="of:=IF([.D17]&gt;0;[.B17]*[.H17]+[.C17]*[.D17];[.B17]*[.H17]+[.C17]*100)" office:value-type="currency" office:currency="EUR" office:value="15467.2" calcext:value-type="currency">
            <text:p>€ 15.467,20</text:p>
          </table:table-cell>
          <table:table-cell table:formula="of:=[.F17]*100" office:value-type="float" office:value="201.6" calcext:value-type="float">
            <text:p>202</text:p>
          </table:table-cell>
          <table:table-cell table:formula="of:=[.G17]*100" office:value-type="float" office:value="1546720" calcext:value-type="float">
            <text:p>1546720</text:p>
          </table:table-cell>
        </table:table-row>
        <table:table-row table:style-name="ro2">
          <table:table-cell office:value-type="string" calcext:value-type="string">
            <text:p>Citadis302_Le_Mans_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ssagiere</text:p>
          </table:table-cell>
          <table:table-cell table:formula="of:=IF([.D18]&gt;0;([.D18]/[.C18])/10+([.D18]/[.C18])/100+[.B18]*0.16/100*30;[.B18]*0.16/100*30)" office:value-type="currency" office:currency="EUR" office:value="2.53714285714286" calcext:value-type="currency">
            <text:p>€ 2,54</text:p>
          </table:table-cell>
          <table:table-cell table:formula="of:=IF([.D18]&gt;0;[.B18]*[.H18]+[.C18]*[.D18];[.B18]*[.H18]+[.C18]*100)" office:value-type="currency" office:currency="EUR" office:value="28217.1428571429" calcext:value-type="currency">
            <text:p>€ 28.217,14</text:p>
          </table:table-cell>
          <table:table-cell table:formula="of:=[.F18]*100" office:value-type="float" office:value="253.714285714286" calcext:value-type="float">
            <text:p>254</text:p>
          </table:table-cell>
          <table:table-cell table:formula="of:=[.G18]*100" office:value-type="float" office:value="2821714.28571429" calcext:value-type="float">
            <text:p>2821714</text:p>
          </table:table-cell>
        </table:table-row>
        <table:table-row table:style-name="ro2">
          <table:table-cell office:value-type="string" calcext:value-type="string">
            <text:p>Citadis302_Le_Mans_long_version_402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ssagiere</text:p>
          </table:table-cell>
          <table:table-cell table:formula="of:=IF([.D19]&gt;0;([.D19]/[.C19])/10+([.D19]/[.C19])/100+[.B19]*0.16/100*30;[.B19]*0.16/100*30)" office:value-type="currency" office:currency="EUR" office:value="1.44" calcext:value-type="currency">
            <text:p>€ 1,44</text:p>
          </table:table-cell>
          <table:table-cell table:formula="of:=IF([.D19]&gt;0;[.B19]*[.H19]+[.C19]*[.D19];[.B19]*[.H19]+[.C19]*100)" office:value-type="currency" office:currency="EUR" office:value="11320" calcext:value-type="currency">
            <text:p>€ 11.320,00</text:p>
          </table:table-cell>
          <table:table-cell table:formula="of:=[.F19]*100" office:value-type="float" office:value="144" calcext:value-type="float">
            <text:p>144</text:p>
          </table:table-cell>
          <table:table-cell table:formula="of:=[.G19]*100" office:value-type="float" office:value="1132000" calcext:value-type="float">
            <text:p>1132000</text:p>
          </table:table-cell>
        </table:table-row>
        <table:table-row table:style-name="ro2">
          <table:table-cell office:value-type="string" calcext:value-type="string">
            <text:p>Doebelner Pferdebahnwagen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ssagiere</text:p>
          </table:table-cell>
          <table:table-cell table:formula="of:=IF([.D20]&gt;0;([.D20]/[.C20])/10+([.D20]/[.C20])/100+[.B20]*0.16/100*30;[.B20]*0.16/100*30)" office:value-type="currency" office:currency="EUR" office:value="1.68" calcext:value-type="currency">
            <text:p>€ 1,68</text:p>
          </table:table-cell>
          <table:table-cell table:formula="of:=IF([.D20]&gt;0;[.B20]*[.H20]+[.C20]*[.D20];[.B20]*[.H20]+[.C20]*100)" office:value-type="currency" office:currency="EUR" office:value="7380" calcext:value-type="currency">
            <text:p>€ 7.380,00</text:p>
          </table:table-cell>
          <table:table-cell table:formula="of:=[.F20]*100" office:value-type="float" office:value="168" calcext:value-type="float">
            <text:p>168</text:p>
          </table:table-cell>
          <table:table-cell table:formula="of:=[.G20]*100" office:value-type="float" office:value="738000" calcext:value-type="float">
            <text:p>738000</text:p>
          </table:table-cell>
        </table:table-row>
        <table:table-row table:style-name="ro2">
          <table:table-cell office:value-type="string" calcext:value-type="string">
            <text:p>DueWAG_GT6_motorwaggo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ssagiere</text:p>
          </table:table-cell>
          <table:table-cell table:formula="of:=IF([.D21]&gt;0;([.D21]/[.C21])/10+([.D21]/[.C21])/100+[.B21]*0.16/100*30;[.B21]*0.16/100*30)" office:value-type="currency" office:currency="EUR" office:value="3.78514285714286" calcext:value-type="currency">
            <text:p>€ 3,79</text:p>
          </table:table-cell>
          <table:table-cell table:formula="of:=IF([.D21]&gt;0;[.B21]*[.H21]+[.C21]*[.D21];[.B21]*[.H21]+[.C21]*100)" office:value-type="currency" office:currency="EUR" office:value="43674.5142857143" calcext:value-type="currency">
            <text:p>€ 43.674,51</text:p>
          </table:table-cell>
          <table:table-cell table:formula="of:=[.F21]*100" office:value-type="float" office:value="378.514285714286" calcext:value-type="float">
            <text:p>379</text:p>
          </table:table-cell>
          <table:table-cell table:formula="of:=[.G21]*100" office:value-type="float" office:value="4367451.42857143" calcext:value-type="float">
            <text:p>4367451</text:p>
          </table:table-cell>
        </table:table-row>
        <table:table-row table:style-name="ro2">
          <table:table-cell office:value-type="string" calcext:value-type="string">
            <text:p>DueWAG_GT6_tailwaggon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ssagiere</text:p>
          </table:table-cell>
          <table:table-cell table:formula="of:=IF([.D22]&gt;0;([.D22]/[.C22])/10+([.D22]/[.C22])/100+[.B22]*0.16/100*30;[.B22]*0.16/100*30)" office:value-type="currency" office:currency="EUR" office:value="3.408" calcext:value-type="currency">
            <text:p>€ 3,41</text:p>
          </table:table-cell>
          <table:table-cell table:formula="of:=IF([.D22]&gt;0;[.B22]*[.H22]+[.C22]*[.D22];[.B22]*[.H22]+[.C22]*100)" office:value-type="currency" office:currency="EUR" office:value="31196.8" calcext:value-type="currency">
            <text:p>€ 31.196,80</text:p>
          </table:table-cell>
          <table:table-cell table:formula="of:=[.F22]*100" office:value-type="float" office:value="340.8" calcext:value-type="float">
            <text:p>341</text:p>
          </table:table-cell>
          <table:table-cell table:formula="of:=[.G22]*100" office:value-type="float" office:value="3119680" calcext:value-type="float">
            <text:p>3119680</text:p>
          </table:table-cell>
        </table:table-row>
        <table:table-row table:style-name="ro2">
          <table:table-cell office:value-type="string" calcext:value-type="string">
            <text:p>Frankfurt Offenbacher Trambahn Beiwagen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assagiere</text:p>
          </table:table-cell>
          <table:table-cell table:formula="of:=IF([.D23]&gt;0;([.D23]/[.C23])/10+([.D23]/[.C23])/100+[.B23]*0.16/100*30;[.B23]*0.16/100*30)" office:value-type="currency" office:currency="EUR" office:value="1.296" calcext:value-type="currency">
            <text:p>€ 1,30</text:p>
          </table:table-cell>
          <table:table-cell table:formula="of:=IF([.D23]&gt;0;[.B23]*[.H23]+[.C23]*[.D23];[.B23]*[.H23]+[.C23]*100)" office:value-type="currency" office:currency="EUR" office:value="5499.2" calcext:value-type="currency">
            <text:p>€ 5.499,20</text:p>
          </table:table-cell>
          <table:table-cell table:formula="of:=[.F23]*100" office:value-type="float" office:value="129.6" calcext:value-type="float">
            <text:p>130</text:p>
          </table:table-cell>
          <table:table-cell table:formula="of:=[.G23]*100" office:value-type="float" office:value="549920" calcext:value-type="float">
            <text:p>549920</text:p>
          </table:table-cell>
        </table:table-row>
        <table:table-row table:style-name="ro2">
          <table:table-cell office:value-type="string" calcext:value-type="string">
            <text:p>Frankfurt Offenbacher Trambahn Triebwage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ssagiere</text:p>
          </table:table-cell>
          <table:table-cell table:formula="of:=IF([.D24]&gt;0;([.D24]/[.C24])/10+([.D24]/[.C24])/100+[.B24]*0.16/100*30;[.B24]*0.16/100*30)" office:value-type="currency" office:currency="EUR" office:value="1.2125" calcext:value-type="currency">
            <text:p>€ 1,21</text:p>
          </table:table-cell>
          <table:table-cell table:formula="of:=IF([.D24]&gt;0;[.B24]*[.H24]+[.C24]*[.D24];[.B24]*[.H24]+[.C24]*100)" office:value-type="currency" office:currency="EUR" office:value="3130" calcext:value-type="currency">
            <text:p>€ 3.130,00</text:p>
          </table:table-cell>
          <table:table-cell table:formula="of:=[.F24]*100" office:value-type="float" office:value="121.25" calcext:value-type="float">
            <text:p>121</text:p>
          </table:table-cell>
          <table:table-cell table:formula="of:=[.G24]*100" office:value-type="float" office:value="313000" calcext:value-type="float">
            <text:p>313000</text:p>
          </table:table-cell>
        </table:table-row>
        <table:table-row table:style-name="ro2">
          <table:table-cell office:value-type="string" calcext:value-type="string">
            <text:p>Goerlitzer Pferdebahnwagen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ssagiere</text:p>
          </table:table-cell>
          <table:table-cell table:formula="of:=IF([.D25]&gt;0;([.D25]/[.C25])/10+([.D25]/[.C25])/100+[.B25]*0.16/100*30;[.B25]*0.16/100*30)" office:value-type="currency" office:currency="EUR" office:value="1.44" calcext:value-type="currency">
            <text:p>€ 1,44</text:p>
          </table:table-cell>
          <table:table-cell table:formula="of:=IF([.D25]&gt;0;[.B25]*[.H25]+[.C25]*[.D25];[.B25]*[.H25]+[.C25]*100)" office:value-type="currency" office:currency="EUR" office:value="5820" calcext:value-type="currency">
            <text:p>€ 5.820,00</text:p>
          </table:table-cell>
          <table:table-cell table:formula="of:=[.F25]*100" office:value-type="float" office:value="144" calcext:value-type="float">
            <text:p>144</text:p>
          </table:table-cell>
          <table:table-cell table:formula="of:=[.G25]*100" office:value-type="float" office:value="582000" calcext:value-type="float">
            <text:p>582000</text:p>
          </table:table-cell>
        </table:table-row>
        <table:table-row table:style-name="ro2">
          <table:table-cell office:value-type="string" calcext:value-type="string">
            <text:p>Grosser Hecht Beiwagen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ssagiere</text:p>
          </table:table-cell>
          <table:table-cell table:formula="of:=IF([.D26]&gt;0;([.D26]/[.C26])/10+([.D26]/[.C26])/100+[.B26]*0.16/100*30;[.B26]*0.16/100*30)" office:value-type="currency" office:currency="EUR" office:value="5.04" calcext:value-type="currency">
            <text:p>€ 5,04</text:p>
          </table:table-cell>
          <table:table-cell table:formula="of:=IF([.D26]&gt;0;[.B26]*[.H26]+[.C26]*[.D26];[.B26]*[.H26]+[.C26]*100)" office:value-type="currency" office:currency="EUR" office:value="59920" calcext:value-type="currency">
            <text:p>€ 59.920,00</text:p>
          </table:table-cell>
          <table:table-cell table:formula="of:=[.F26]*100" office:value-type="float" office:value="504" calcext:value-type="float">
            <text:p>504</text:p>
          </table:table-cell>
          <table:table-cell table:formula="of:=[.G26]*100" office:value-type="float" office:value="5992000" calcext:value-type="float">
            <text:p>5992000</text:p>
          </table:table-cell>
        </table:table-row>
        <table:table-row table:style-name="ro2">
          <table:table-cell office:value-type="string" calcext:value-type="string">
            <text:p>Grosser Hecht Triebwagen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ssagiere</text:p>
          </table:table-cell>
          <table:table-cell table:formula="of:=IF([.D27]&gt;0;([.D27]/[.C27])/10+([.D27]/[.C27])/100+[.B27]*0.16/100*30;[.B27]*0.16/100*30)" office:value-type="currency" office:currency="EUR" office:value="5.67371428571429" calcext:value-type="currency">
            <text:p>€ 5,67</text:p>
          </table:table-cell>
          <table:table-cell table:formula="of:=IF([.D27]&gt;0;[.B27]*[.H27]+[.C27]*[.D27];[.B27]*[.H27]+[.C27]*100)" office:value-type="currency" office:currency="EUR" office:value="78378.2285714286" calcext:value-type="currency">
            <text:p>€ 78.378,23</text:p>
          </table:table-cell>
          <table:table-cell table:formula="of:=[.F27]*100" office:value-type="float" office:value="567.371428571429" calcext:value-type="float">
            <text:p>567</text:p>
          </table:table-cell>
          <table:table-cell table:formula="of:=[.G27]*100" office:value-type="float" office:value="7837822.85714286" calcext:value-type="float">
            <text:p>7837823</text:p>
          </table:table-cell>
        </table:table-row>
        <table:table-row table:style-name="ro2">
          <table:table-cell office:value-type="string" calcext:value-type="string">
            <text:p>K-Beiwagen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assagiere</text:p>
          </table:table-cell>
          <table:table-cell table:formula="of:=IF([.D28]&gt;0;([.D28]/[.C28])/10+([.D28]/[.C28])/100+[.B28]*0.16/100*30;[.B28]*0.16/100*30)" office:value-type="currency" office:currency="EUR" office:value="3.696" calcext:value-type="currency">
            <text:p>€ 3,70</text:p>
          </table:table-cell>
          <table:table-cell table:formula="of:=IF([.D28]&gt;0;[.B28]*[.H28]+[.C28]*[.D28];[.B28]*[.H28]+[.C28]*100)" office:value-type="currency" office:currency="EUR" office:value="33459.2" calcext:value-type="currency">
            <text:p>€ 33.459,20</text:p>
          </table:table-cell>
          <table:table-cell table:formula="of:=[.F28]*100" office:value-type="float" office:value="369.6" calcext:value-type="float">
            <text:p>370</text:p>
          </table:table-cell>
          <table:table-cell table:formula="of:=[.G28]*100" office:value-type="float" office:value="3345920" calcext:value-type="float">
            <text:p>3345920</text:p>
          </table:table-cell>
        </table:table-row>
        <table:table-row table:style-name="ro2">
          <table:table-cell office:value-type="string" calcext:value-type="string">
            <text:p>K-Triebwagen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ssagiere</text:p>
          </table:table-cell>
          <table:table-cell table:formula="of:=IF([.D29]&gt;0;([.D29]/[.C29])/10+([.D29]/[.C29])/100+[.B29]*0.16/100*30;[.B29]*0.16/100*30)" office:value-type="currency" office:currency="EUR" office:value="3.9644" calcext:value-type="currency">
            <text:p>€ 3,96</text:p>
          </table:table-cell>
          <table:table-cell table:formula="of:=IF([.D29]&gt;0;[.B29]*[.H29]+[.C29]*[.D29];[.B29]*[.H29]+[.C29]*100)" office:value-type="currency" office:currency="EUR" office:value="36625.88" calcext:value-type="currency">
            <text:p>€ 36.625,88</text:p>
          </table:table-cell>
          <table:table-cell table:formula="of:=[.F29]*100" office:value-type="float" office:value="396.44" calcext:value-type="float">
            <text:p>396</text:p>
          </table:table-cell>
          <table:table-cell table:formula="of:=[.G29]*100" office:value-type="float" office:value="3662588" calcext:value-type="float">
            <text:p>3662588</text:p>
          </table:table-cell>
        </table:table-row>
        <table:table-row table:style-name="ro2">
          <table:table-cell office:value-type="string" calcext:value-type="string">
            <text:p>Kesselwagen_fl_Gueterstrassenbah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ilch</text:p>
          </table:table-cell>
          <table:table-cell table:formula="of:=IF([.D30]&gt;0;([.D30]/[.C30])/10+([.D30]/[.C30])/100+[.B30]*0.16/100*30;[.B30]*0.16/100*30)" office:value-type="currency" office:currency="EUR" office:value="0.288" calcext:value-type="currency">
            <text:p>€ 0,29</text:p>
          </table:table-cell>
          <table:table-cell table:formula="of:=IF([.D30]&gt;0;[.B30]*[.H30]+[.C30]*[.D30];[.B30]*[.H30]+[.C30]*100)" office:value-type="currency" office:currency="EUR" office:value="2672.8" calcext:value-type="currency">
            <text:p>€ 2.672,80</text:p>
          </table:table-cell>
          <table:table-cell table:formula="of:=[.F30]*100" office:value-type="float" office:value="28.8" calcext:value-type="float">
            <text:p>29</text:p>
          </table:table-cell>
          <table:table-cell table:formula="of:=[.G30]*100" office:value-type="float" office:value="267280" calcext:value-type="float">
            <text:p>267280</text:p>
          </table:table-cell>
        </table:table-row>
        <table:table-row table:style-name="ro2">
          <table:table-cell office:value-type="string" calcext:value-type="string">
            <text:p>Kesselwagen_Gueterstrassenbahn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enzin</text:p>
          </table:table-cell>
          <table:table-cell table:formula="of:=IF([.D31]&gt;0;([.D31]/[.C31])/10+([.D31]/[.C31])/100+[.B31]*0.16/100*30;[.B31]*0.16/100*30)" office:value-type="currency" office:currency="EUR" office:value="0.288" calcext:value-type="currency">
            <text:p>€ 0,29</text:p>
          </table:table-cell>
          <table:table-cell table:formula="of:=IF([.D31]&gt;0;[.B31]*[.H31]+[.C31]*[.D31];[.B31]*[.H31]+[.C31]*100)" office:value-type="currency" office:currency="EUR" office:value="2672.8" calcext:value-type="currency">
            <text:p>€ 2.672,80</text:p>
          </table:table-cell>
          <table:table-cell table:formula="of:=[.F31]*100" office:value-type="float" office:value="28.8" calcext:value-type="float">
            <text:p>29</text:p>
          </table:table-cell>
          <table:table-cell table:formula="of:=[.G31]*100" office:value-type="float" office:value="267280" calcext:value-type="float">
            <text:p>267280</text:p>
          </table:table-cell>
        </table:table-row>
        <table:table-row table:style-name="ro2">
          <table:table-cell office:value-type="string" calcext:value-type="string">
            <text:p>Kuehlwagen_Gueterstrassenbah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leisch</text:p>
          </table:table-cell>
          <table:table-cell table:formula="of:=IF([.D32]&gt;0;([.D32]/[.C32])/10+([.D32]/[.C32])/100+[.B32]*0.16/100*30;[.B32]*0.16/100*30)" office:value-type="currency" office:currency="EUR" office:value="0.432" calcext:value-type="currency">
            <text:p>€ 0,43</text:p>
          </table:table-cell>
          <table:table-cell table:formula="of:=IF([.D32]&gt;0;[.B32]*[.H32]+[.C32]*[.D32];[.B32]*[.H32]+[.C32]*100)" office:value-type="currency" office:currency="EUR" office:value="2888.8" calcext:value-type="currency">
            <text:p>€ 2.888,80</text:p>
          </table:table-cell>
          <table:table-cell table:formula="of:=[.F32]*100" office:value-type="float" office:value="43.2" calcext:value-type="float">
            <text:p>43</text:p>
          </table:table-cell>
          <table:table-cell table:formula="of:=[.G32]*100" office:value-type="float" office:value="288880" calcext:value-type="float">
            <text:p>288880</text:p>
          </table:table-cell>
        </table:table-row>
        <table:table-row table:style-name="ro2">
          <table:table-cell office:value-type="string" calcext:value-type="string">
            <text:p>L-Beiwagen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assagiere</text:p>
          </table:table-cell>
          <table:table-cell table:formula="of:=IF([.D33]&gt;0;([.D33]/[.C33])/10+([.D33]/[.C33])/100+[.B33]*0.16/100*30;[.B33]*0.16/100*30)" office:value-type="currency" office:currency="EUR" office:value="5.232" calcext:value-type="currency">
            <text:p>€ 5,23</text:p>
          </table:table-cell>
          <table:table-cell table:formula="of:=IF([.D33]&gt;0;[.B33]*[.H33]+[.C33]*[.D33];[.B33]*[.H33]+[.C33]*100)" office:value-type="currency" office:currency="EUR" office:value="63528.8" calcext:value-type="currency">
            <text:p>€ 63.528,80</text:p>
          </table:table-cell>
          <table:table-cell table:formula="of:=[.F33]*100" office:value-type="float" office:value="523.2" calcext:value-type="float">
            <text:p>523</text:p>
          </table:table-cell>
          <table:table-cell table:formula="of:=[.G33]*100" office:value-type="float" office:value="6352880" calcext:value-type="float">
            <text:p>6352880</text:p>
          </table:table-cell>
        </table:table-row>
        <table:table-row table:style-name="ro2">
          <table:table-cell office:value-type="string" calcext:value-type="string">
            <text:p>L-Triebwagen</text:p>
          </table:table-cell>
          <table:table-cell office:value-type="float" office:value="109" calcext:value-type="float">
            <text:p>109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ssagiere</text:p>
          </table:table-cell>
          <table:table-cell table:formula="of:=IF([.D34]&gt;0;([.D34]/[.C34])/10+([.D34]/[.C34])/100+[.B34]*0.16/100*30;[.B34]*0.16/100*30)" office:value-type="currency" office:currency="EUR" office:value="5.57046153846154" calcext:value-type="currency">
            <text:p>€ 5,57</text:p>
          </table:table-cell>
          <table:table-cell table:formula="of:=IF([.D34]&gt;0;[.B34]*[.H34]+[.C34]*[.D34];[.B34]*[.H34]+[.C34]*100)" office:value-type="currency" office:currency="EUR" office:value="73718.0307692308" calcext:value-type="currency">
            <text:p>€ 73.718,03</text:p>
          </table:table-cell>
          <table:table-cell table:formula="of:=[.F34]*100" office:value-type="float" office:value="557.046153846154" calcext:value-type="float">
            <text:p>557</text:p>
          </table:table-cell>
          <table:table-cell table:formula="of:=[.G34]*100" office:value-type="float" office:value="7371803.07692308" calcext:value-type="float">
            <text:p>7371803</text:p>
          </table:table-cell>
        </table:table-row>
        <table:table-row table:style-name="ro2">
          <table:table-cell office:value-type="string" calcext:value-type="string">
            <text:p>Lok_Gueterstrassenbah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IF([.D35]&gt;0;([.D35]/[.C35])/10+([.D35]/[.C35])/100+[.B35]*0.16/100*30;[.B35]*0.16/100*30)" office:value-type="currency" office:currency="EUR" office:value="0.1584" calcext:value-type="currency">
            <text:p>€ 0,16</text:p>
          </table:table-cell>
          <table:table-cell table:formula="of:=IF([.D35]&gt;0;[.B35]*[.H35]+[.C35]*[.D35];[.B35]*[.H35]+[.C35]*100)" office:value-type="currency" office:currency="EUR" office:value="900" calcext:value-type="currency">
            <text:p>€ 900,00</text:p>
          </table:table-cell>
          <table:table-cell table:formula="of:=[.F35]*100" office:value-type="float" office:value="15.84" calcext:value-type="float">
            <text:p>16</text:p>
          </table:table-cell>
          <table:table-cell table:formula="of:=[.G35]*100" office:value-type="float" office:value="90000" calcext:value-type="float">
            <text:p>90000</text:p>
          </table:table-cell>
        </table:table-row>
        <table:table-row table:style-name="ro2">
          <table:table-cell office:value-type="string" calcext:value-type="string">
            <text:p>MHz_TRAM_1930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ssagiere</text:p>
          </table:table-cell>
          <table:table-cell table:formula="of:=IF([.D36]&gt;0;([.D36]/[.C36])/10+([.D36]/[.C36])/100+[.B36]*0.16/100*30;[.B36]*0.16/100*30)" office:value-type="currency" office:currency="EUR" office:value="3.7046" calcext:value-type="currency">
            <text:p>€ 3,70</text:p>
          </table:table-cell>
          <table:table-cell table:formula="of:=IF([.D36]&gt;0;[.B36]*[.H36]+[.C36]*[.D36];[.B36]*[.H36]+[.C36]*100)" office:value-type="currency" office:currency="EUR" office:value="32323.12" calcext:value-type="currency">
            <text:p>€ 32.323,12</text:p>
          </table:table-cell>
          <table:table-cell table:formula="of:=[.F36]*100" office:value-type="float" office:value="370.46" calcext:value-type="float">
            <text:p>370</text:p>
          </table:table-cell>
          <table:table-cell table:formula="of:=[.G36]*100" office:value-type="float" office:value="3232312" calcext:value-type="float">
            <text:p>3232312</text:p>
          </table:table-cell>
        </table:table-row>
        <table:table-row table:style-name="ro2">
          <table:table-cell office:value-type="string" calcext:value-type="string">
            <text:p>MHz_TRAM_1980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ssagiere</text:p>
          </table:table-cell>
          <table:table-cell table:formula="of:=IF([.D37]&gt;0;([.D37]/[.C37])/10+([.D37]/[.C37])/100+[.B37]*0.16/100*30;[.B37]*0.16/100*30)" office:value-type="currency" office:currency="EUR" office:value="4.03122222222222" calcext:value-type="currency">
            <text:p>€ 4,03</text:p>
          </table:table-cell>
          <table:table-cell table:formula="of:=IF([.D37]&gt;0;[.B37]*[.H37]+[.C37]*[.D37];[.B37]*[.H37]+[.C37]*100)" office:value-type="currency" office:currency="EUR" office:value="52593.5333333333" calcext:value-type="currency">
            <text:p>€ 52.593,53</text:p>
          </table:table-cell>
          <table:table-cell table:formula="of:=[.F37]*100" office:value-type="float" office:value="403.122222222222" calcext:value-type="float">
            <text:p>403</text:p>
          </table:table-cell>
          <table:table-cell table:formula="of:=[.G37]*100" office:value-type="float" office:value="5259353.33333333" calcext:value-type="float">
            <text:p>5259353</text:p>
          </table:table-cell>
        </table:table-row>
        <table:table-row table:style-name="ro2">
          <table:table-cell office:value-type="string" calcext:value-type="string">
            <text:p>NGT6DE_A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assagiere</text:p>
          </table:table-cell>
          <table:table-cell table:formula="of:=IF([.D38]&gt;0;([.D38]/[.C38])/10+([.D38]/[.C38])/100+[.B38]*0.16/100*30;[.B38]*0.16/100*30)" office:value-type="currency" office:currency="EUR" office:value="3.72057142857143" calcext:value-type="currency">
            <text:p>€ 3,72</text:p>
          </table:table-cell>
          <table:table-cell table:formula="of:=IF([.D38]&gt;0;[.B38]*[.H38]+[.C38]*[.D38];[.B38]*[.H38]+[.C38]*100)" office:value-type="currency" office:currency="EUR" office:value="43871.9428571429" calcext:value-type="currency">
            <text:p>€ 43.871,94</text:p>
          </table:table-cell>
          <table:table-cell table:formula="of:=[.F38]*100" office:value-type="float" office:value="372.057142857143" calcext:value-type="float">
            <text:p>372</text:p>
          </table:table-cell>
          <table:table-cell table:formula="of:=[.G38]*100" office:value-type="float" office:value="4387194.28571429" calcext:value-type="float">
            <text:p>4387194</text:p>
          </table:table-cell>
        </table:table-row>
        <table:table-row table:style-name="ro2">
          <table:table-cell office:value-type="string" calcext:value-type="string">
            <text:p>NGT6DE_B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assagiere</text:p>
          </table:table-cell>
          <table:table-cell table:formula="of:=IF([.D39]&gt;0;([.D39]/[.C39])/10+([.D39]/[.C39])/100+[.B39]*0.16/100*30;[.B39]*0.16/100*30)" office:value-type="currency" office:currency="EUR" office:value="2.4" calcext:value-type="currency">
            <text:p>€ 2,40</text:p>
          </table:table-cell>
          <table:table-cell table:formula="of:=IF([.D39]&gt;0;[.B39]*[.H39]+[.C39]*[.D39];[.B39]*[.H39]+[.C39]*100)" office:value-type="currency" office:currency="EUR" office:value="19000" calcext:value-type="currency">
            <text:p>€ 19.000,00</text:p>
          </table:table-cell>
          <table:table-cell table:formula="of:=[.F39]*100" office:value-type="float" office:value="240" calcext:value-type="float">
            <text:p>240</text:p>
          </table:table-cell>
          <table:table-cell table:formula="of:=[.G39]*100" office:value-type="float" office:value="1900000" calcext:value-type="float">
            <text:p>1900000</text:p>
          </table:table-cell>
        </table:table-row>
        <table:table-row table:style-name="ro2">
          <table:table-cell office:value-type="string" calcext:value-type="string">
            <text:p>O-Triebwagen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assagiere</text:p>
          </table:table-cell>
          <table:table-cell table:formula="of:=IF([.D40]&gt;0;([.D40]/[.C40])/10+([.D40]/[.C40])/100+[.B40]*0.16/100*30;[.B40]*0.16/100*30)" office:value-type="currency" office:currency="EUR" office:value="4.52" calcext:value-type="currency">
            <text:p>€ 4,52</text:p>
          </table:table-cell>
          <table:table-cell table:formula="of:=IF([.D40]&gt;0;[.B40]*[.H40]+[.C40]*[.D40];[.B40]*[.H40]+[.C40]*100)" office:value-type="currency" office:currency="EUR" office:value="50520" calcext:value-type="currency">
            <text:p>€ 50.520,00</text:p>
          </table:table-cell>
          <table:table-cell table:formula="of:=[.F40]*100" office:value-type="float" office:value="452" calcext:value-type="float">
            <text:p>452</text:p>
          </table:table-cell>
          <table:table-cell table:formula="of:=[.G40]*100" office:value-type="float" office:value="5052000" calcext:value-type="float">
            <text:p>5052000</text:p>
          </table:table-cell>
        </table:table-row>
        <table:table-row table:style-name="ro2">
          <table:table-cell office:value-type="string" calcext:value-type="string">
            <text:p>O-Tw-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ssagiere</text:p>
          </table:table-cell>
          <table:table-cell table:formula="of:=IF([.D41]&gt;0;([.D41]/[.C41])/10+([.D41]/[.C41])/100+[.B41]*0.16/100*30;[.B41]*0.16/100*30)" office:value-type="currency" office:currency="EUR" office:value="4.08" calcext:value-type="currency">
            <text:p>€ 4,08</text:p>
          </table:table-cell>
          <table:table-cell table:formula="of:=IF([.D41]&gt;0;[.B41]*[.H41]+[.C41]*[.D41];[.B41]*[.H41]+[.C41]*100)" office:value-type="currency" office:currency="EUR" office:value="40180" calcext:value-type="currency">
            <text:p>€ 40.180,00</text:p>
          </table:table-cell>
          <table:table-cell table:formula="of:=[.F41]*100" office:value-type="float" office:value="408" calcext:value-type="float">
            <text:p>408</text:p>
          </table:table-cell>
          <table:table-cell table:formula="of:=[.G41]*100" office:value-type="float" office:value="4018000" calcext:value-type="float">
            <text:p>4018000</text:p>
          </table:table-cell>
        </table:table-row>
        <table:table-row table:style-name="ro2">
          <table:table-cell office:value-type="string" calcext:value-type="string">
            <text:p>O-Tw-M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ssagiere</text:p>
          </table:table-cell>
          <table:table-cell table:formula="of:=IF([.D42]&gt;0;([.D42]/[.C42])/10+([.D42]/[.C42])/100+[.B42]*0.16/100*30;[.B42]*0.16/100*30)" office:value-type="currency" office:currency="EUR" office:value="2.976" calcext:value-type="currency">
            <text:p>€ 2,98</text:p>
          </table:table-cell>
          <table:table-cell table:formula="of:=IF([.D42]&gt;0;[.B42]*[.H42]+[.C42]*[.D42];[.B42]*[.H42]+[.C42]*100)" office:value-type="currency" office:currency="EUR" office:value="23951.2" calcext:value-type="currency">
            <text:p>€ 23.951,20</text:p>
          </table:table-cell>
          <table:table-cell table:formula="of:=[.F42]*100" office:value-type="float" office:value="297.6" calcext:value-type="float">
            <text:p>298</text:p>
          </table:table-cell>
          <table:table-cell table:formula="of:=[.G42]*100" office:value-type="float" office:value="2395120" calcext:value-type="float">
            <text:p>2395120</text:p>
          </table:table-cell>
        </table:table-row>
        <table:table-row table:style-name="ro2">
          <table:table-cell office:value-type="string" calcext:value-type="string">
            <text:p>P-Triebwagen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assagiere</text:p>
          </table:table-cell>
          <table:table-cell table:formula="of:=IF([.D43]&gt;0;([.D43]/[.C43])/10+([.D43]/[.C43])/100+[.B43]*0.16/100*30;[.B43]*0.16/100*30)" office:value-type="currency" office:currency="EUR" office:value="4.17" calcext:value-type="currency">
            <text:p>€ 4,17</text:p>
          </table:table-cell>
          <table:table-cell table:formula="of:=IF([.D43]&gt;0;[.B43]*[.H43]+[.C43]*[.D43];[.B43]*[.H43]+[.C43]*100)" office:value-type="currency" office:currency="EUR" office:value="52560" calcext:value-type="currency">
            <text:p>€ 52.560,00</text:p>
          </table:table-cell>
          <table:table-cell table:formula="of:=[.F43]*100" office:value-type="float" office:value="417" calcext:value-type="float">
            <text:p>417</text:p>
          </table:table-cell>
          <table:table-cell table:formula="of:=[.G43]*100" office:value-type="float" office:value="5256000" calcext:value-type="float">
            <text:p>5256000</text:p>
          </table:table-cell>
        </table:table-row>
        <table:table-row table:style-name="ro2">
          <table:table-cell office:value-type="string" calcext:value-type="string">
            <text:p>P-Tw-E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Passagiere</text:p>
          </table:table-cell>
          <table:table-cell table:formula="of:=IF([.D44]&gt;0;([.D44]/[.C44])/10+([.D44]/[.C44])/100+[.B44]*0.16/100*30;[.B44]*0.16/100*30)" office:value-type="currency" office:currency="EUR" office:value="3.84" calcext:value-type="currency">
            <text:p>€ 3,84</text:p>
          </table:table-cell>
          <table:table-cell table:formula="of:=IF([.D44]&gt;0;[.B44]*[.H44]+[.C44]*[.D44];[.B44]*[.H44]+[.C44]*100)" office:value-type="currency" office:currency="EUR" office:value="38720" calcext:value-type="currency">
            <text:p>€ 38.720,00</text:p>
          </table:table-cell>
          <table:table-cell table:formula="of:=[.F44]*100" office:value-type="float" office:value="384" calcext:value-type="float">
            <text:p>384</text:p>
          </table:table-cell>
          <table:table-cell table:formula="of:=[.G44]*100" office:value-type="float" office:value="3872000" calcext:value-type="float">
            <text:p>3872000</text:p>
          </table:table-cell>
        </table:table-row>
        <table:table-row table:style-name="ro2">
          <table:table-cell office:value-type="string" calcext:value-type="string">
            <text:p>P-Tw-M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assagiere</text:p>
          </table:table-cell>
          <table:table-cell table:formula="of:=IF([.D45]&gt;0;([.D45]/[.C45])/10+([.D45]/[.C45])/100+[.B45]*0.16/100*30;[.B45]*0.16/100*30)" office:value-type="currency" office:currency="EUR" office:value="3.936" calcext:value-type="currency">
            <text:p>€ 3,94</text:p>
          </table:table-cell>
          <table:table-cell table:formula="of:=IF([.D45]&gt;0;[.B45]*[.H45]+[.C45]*[.D45];[.B45]*[.H45]+[.C45]*100)" office:value-type="currency" office:currency="EUR" office:value="40275.2" calcext:value-type="currency">
            <text:p>€ 40.275,20</text:p>
          </table:table-cell>
          <table:table-cell table:formula="of:=[.F45]*100" office:value-type="float" office:value="393.6" calcext:value-type="float">
            <text:p>394</text:p>
          </table:table-cell>
          <table:table-cell table:formula="of:=[.G45]*100" office:value-type="float" office:value="4027520" calcext:value-type="float">
            <text:p>4027520</text:p>
          </table:table-cell>
        </table:table-row>
        <table:table-row table:style-name="ro2">
          <table:table-cell office:value-type="string" calcext:value-type="string">
            <text:p>Pfer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D46]&gt;0;([.D46]/[.C46])/10+([.D46]/[.C46])/100+[.B46]*0.16/100*30;[.B46]*0.16/100*30)" office:value-type="currency" office:currency="EUR" office:value="0.00733333333333333" calcext:value-type="currency">
            <text:p>€ 0,01</text:p>
          </table:table-cell>
          <table:table-cell table:formula="of:=IF([.D46]&gt;0;[.B46]*[.H46]+[.C46]*[.D46];[.B46]*[.H46]+[.C46]*100)" office:value-type="currency" office:currency="EUR" office:value="15" calcext:value-type="currency">
            <text:p>€ 15,00</text:p>
          </table:table-cell>
          <table:table-cell table:formula="of:=[.F46]*100" office:value-type="float" office:value="0.733333333333333" calcext:value-type="float">
            <text:p>1</text:p>
          </table:table-cell>
          <table:table-cell table:formula="of:=[.G46]*100" office:value-type="float" office:value="1500" calcext:value-type="float">
            <text:p>1500</text:p>
          </table:table-cell>
        </table:table-row>
        <table:table-row table:style-name="ro2">
          <table:table-cell office:value-type="string" calcext:value-type="string">
            <text:p>Postbeiwagen_2.8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ost</text:p>
          </table:table-cell>
          <table:table-cell table:formula="of:=IF([.D47]&gt;0;([.D47]/[.C47])/10+([.D47]/[.C47])/100+[.B47]*0.16/100*30;[.B47]*0.16/100*30)" office:value-type="currency" office:currency="EUR" office:value="5.28" calcext:value-type="currency">
            <text:p>€ 5,28</text:p>
          </table:table-cell>
          <table:table-cell table:formula="of:=IF([.D47]&gt;0;[.B47]*[.H47]+[.C47]*[.D47];[.B47]*[.H47]+[.C47]*100)" office:value-type="currency" office:currency="EUR" office:value="61080" calcext:value-type="currency">
            <text:p>€ 61.080,00</text:p>
          </table:table-cell>
          <table:table-cell table:formula="of:=[.F47]*100" office:value-type="float" office:value="528" calcext:value-type="float">
            <text:p>528</text:p>
          </table:table-cell>
          <table:table-cell table:formula="of:=[.G47]*100" office:value-type="float" office:value="6108000" calcext:value-type="float">
            <text:p>6108000</text:p>
          </table:table-cell>
        </table:table-row>
        <table:table-row table:style-name="ro2">
          <table:table-cell office:value-type="string" calcext:value-type="string">
            <text:p>Poststrassenbahn_Stuttgart_BW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ost</text:p>
          </table:table-cell>
          <table:table-cell table:formula="of:=IF([.D48]&gt;0;([.D48]/[.C48])/10+([.D48]/[.C48])/100+[.B48]*0.16/100*30;[.B48]*0.16/100*30)" office:value-type="currency" office:currency="EUR" office:value="4.32" calcext:value-type="currency">
            <text:p>€ 4,32</text:p>
          </table:table-cell>
          <table:table-cell table:formula="of:=IF([.D48]&gt;0;[.B48]*[.H48]+[.C48]*[.D48];[.B48]*[.H48]+[.C48]*100)" office:value-type="currency" office:currency="EUR" office:value="41880" calcext:value-type="currency">
            <text:p>€ 41.880,00</text:p>
          </table:table-cell>
          <table:table-cell table:formula="of:=[.F48]*100" office:value-type="float" office:value="432" calcext:value-type="float">
            <text:p>432</text:p>
          </table:table-cell>
          <table:table-cell table:formula="of:=[.G48]*100" office:value-type="float" office:value="4188000" calcext:value-type="float">
            <text:p>4188000</text:p>
          </table:table-cell>
        </table:table-row>
        <table:table-row table:style-name="ro2">
          <table:table-cell office:value-type="string" calcext:value-type="string">
            <text:p>Poststrassenbahn_Stuttgart_TW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ost</text:p>
          </table:table-cell>
          <table:table-cell table:formula="of:=IF([.D49]&gt;0;([.D49]/[.C49])/10+([.D49]/[.C49])/100+[.B49]*0.16/100*30;[.B49]*0.16/100*30)" office:value-type="currency" office:currency="EUR" office:value="6.2" calcext:value-type="currency">
            <text:p>€ 6,20</text:p>
          </table:table-cell>
          <table:table-cell table:formula="of:=IF([.D49]&gt;0;[.B49]*[.H49]+[.C49]*[.D49];[.B49]*[.H49]+[.C49]*100)" office:value-type="currency" office:currency="EUR" office:value="78000" calcext:value-type="currency">
            <text:p>€ 78.000,00</text:p>
          </table:table-cell>
          <table:table-cell table:formula="of:=[.F49]*100" office:value-type="float" office:value="620" calcext:value-type="float">
            <text:p>620</text:p>
          </table:table-cell>
          <table:table-cell table:formula="of:=[.G49]*100" office:value-type="float" office:value="7800000" calcext:value-type="float">
            <text:p>7800000</text:p>
          </table:table-cell>
        </table:table-row>
        <table:table-row table:style-name="ro2">
          <table:table-cell office:value-type="string" calcext:value-type="string">
            <text:p>Posttriebwagen_2.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ost</text:p>
          </table:table-cell>
          <table:table-cell table:formula="of:=IF([.D50]&gt;0;([.D50]/[.C50])/10+([.D50]/[.C50])/100+[.B50]*0.16/100*30;[.B50]*0.16/100*30)" office:value-type="currency" office:currency="EUR" office:value="5.042" calcext:value-type="currency">
            <text:p>€ 5,04</text:p>
          </table:table-cell>
          <table:table-cell table:formula="of:=IF([.D50]&gt;0;[.B50]*[.H50]+[.C50]*[.D50];[.B50]*[.H50]+[.C50]*100)" office:value-type="currency" office:currency="EUR" office:value="52400" calcext:value-type="currency">
            <text:p>€ 52.400,00</text:p>
          </table:table-cell>
          <table:table-cell table:formula="of:=[.F50]*100" office:value-type="float" office:value="504.2" calcext:value-type="float">
            <text:p>504</text:p>
          </table:table-cell>
          <table:table-cell table:formula="of:=[.G50]*100" office:value-type="float" office:value="5240000" calcext:value-type="float">
            <text:p>5240000</text:p>
          </table:table-cell>
        </table:table-row>
        <table:table-row table:style-name="ro2">
          <table:table-cell office:value-type="string" calcext:value-type="string">
            <text:p>Reko-Frachttram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D51]&gt;0;([.D51]/[.C51])/10+([.D51]/[.C51])/100+[.B51]*0.16/100*30;[.B51]*0.16/100*30)" office:value-type="currency" office:currency="EUR" office:value="0.264" calcext:value-type="currency">
            <text:p>€ 0,26</text:p>
          </table:table-cell>
          <table:table-cell table:formula="of:=IF([.D51]&gt;0;[.B51]*[.H51]+[.C51]*[.D51];[.B51]*[.H51]+[.C51]*100)" office:value-type="currency" office:currency="EUR" office:value="6000" calcext:value-type="currency">
            <text:p>€ 6.000,00</text:p>
          </table:table-cell>
          <table:table-cell table:formula="of:=[.F51]*100" office:value-type="float" office:value="26.4" calcext:value-type="float">
            <text:p>26</text:p>
          </table:table-cell>
          <table:table-cell table:formula="of:=[.G51]*100" office:value-type="float" office:value="600000" calcext:value-type="float">
            <text:p>600000</text:p>
          </table:table-cell>
        </table:table-row>
        <table:table-row table:style-name="ro2">
          <table:table-cell office:value-type="string" calcext:value-type="string">
            <text:p>Reko-Frachtwagen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ohle</text:p>
          </table:table-cell>
          <table:table-cell table:formula="of:=IF([.D52]&gt;0;([.D52]/[.C52])/10+([.D52]/[.C52])/100+[.B52]*0.16/100*30;[.B52]*0.16/100*30)" office:value-type="currency" office:currency="EUR" office:value="0.288" calcext:value-type="currency">
            <text:p>€ 0,29</text:p>
          </table:table-cell>
          <table:table-cell table:formula="of:=IF([.D52]&gt;0;[.B52]*[.H52]+[.C52]*[.D52];[.B52]*[.H52]+[.C52]*100)" office:value-type="currency" office:currency="EUR" office:value="5172.8" calcext:value-type="currency">
            <text:p>€ 5.172,80</text:p>
          </table:table-cell>
          <table:table-cell table:formula="of:=[.F52]*100" office:value-type="float" office:value="28.8" calcext:value-type="float">
            <text:p>29</text:p>
          </table:table-cell>
          <table:table-cell table:formula="of:=[.G52]*100" office:value-type="float" office:value="517280" calcext:value-type="float">
            <text:p>517280</text:p>
          </table:table-cell>
        </table:table-row>
        <table:table-row table:style-name="ro2">
          <table:table-cell office:value-type="string" calcext:value-type="string">
            <text:p>Reko-Stueckgutwagen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lastik</text:p>
          </table:table-cell>
          <table:table-cell table:formula="of:=IF([.D53]&gt;0;([.D53]/[.C53])/10+([.D53]/[.C53])/100+[.B53]*0.16/100*30;[.B53]*0.16/100*30)" office:value-type="currency" office:currency="EUR" office:value="0.672" calcext:value-type="currency">
            <text:p>€ 0,67</text:p>
          </table:table-cell>
          <table:table-cell table:formula="of:=IF([.D53]&gt;0;[.B53]*[.H53]+[.C53]*[.D53];[.B53]*[.H53]+[.C53]*100)" office:value-type="currency" office:currency="EUR" office:value="5940.8" calcext:value-type="currency">
            <text:p>€ 5.940,80</text:p>
          </table:table-cell>
          <table:table-cell table:formula="of:=[.F53]*100" office:value-type="float" office:value="67.2" calcext:value-type="float">
            <text:p>67</text:p>
          </table:table-cell>
          <table:table-cell table:formula="of:=[.G53]*100" office:value-type="float" office:value="594080" calcext:value-type="float">
            <text:p>594080</text:p>
          </table:table-cell>
        </table:table-row>
        <table:table-row table:style-name="ro2">
          <table:table-cell office:value-type="string" calcext:value-type="string">
            <text:p>Rungenwagen_Gueterstrassenbahn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Holz</text:p>
          </table:table-cell>
          <table:table-cell table:formula="of:=IF([.D54]&gt;0;([.D54]/[.C54])/10+([.D54]/[.C54])/100+[.B54]*0.16/100*30;[.B54]*0.16/100*30)" office:value-type="currency" office:currency="EUR" office:value="0.48" calcext:value-type="currency">
            <text:p>€ 0,48</text:p>
          </table:table-cell>
          <table:table-cell table:formula="of:=IF([.D54]&gt;0;[.B54]*[.H54]+[.C54]*[.D54];[.B54]*[.H54]+[.C54]*100)" office:value-type="currency" office:currency="EUR" office:value="2980" calcext:value-type="currency">
            <text:p>€ 2.980,00</text:p>
          </table:table-cell>
          <table:table-cell table:formula="of:=[.F54]*100" office:value-type="float" office:value="48" calcext:value-type="float">
            <text:p>48</text:p>
          </table:table-cell>
          <table:table-cell table:formula="of:=[.G54]*100" office:value-type="float" office:value="298000" calcext:value-type="float">
            <text:p>298000</text:p>
          </table:table-cell>
        </table:table-row>
        <table:table-row table:style-name="ro2">
          <table:table-cell office:value-type="string" calcext:value-type="string">
            <text:p>Schuettgutwagen_Gueterstrassenbahn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ohle</text:p>
          </table:table-cell>
          <table:table-cell table:formula="of:=IF([.D55]&gt;0;([.D55]/[.C55])/10+([.D55]/[.C55])/100+[.B55]*0.16/100*30;[.B55]*0.16/100*30)" office:value-type="currency" office:currency="EUR" office:value="0.336" calcext:value-type="currency">
            <text:p>€ 0,34</text:p>
          </table:table-cell>
          <table:table-cell table:formula="of:=IF([.D55]&gt;0;[.B55]*[.H55]+[.C55]*[.D55];[.B55]*[.H55]+[.C55]*100)" office:value-type="currency" office:currency="EUR" office:value="2735.2" calcext:value-type="currency">
            <text:p>€ 2.735,20</text:p>
          </table:table-cell>
          <table:table-cell table:formula="of:=[.F55]*100" office:value-type="float" office:value="33.6" calcext:value-type="float">
            <text:p>34</text:p>
          </table:table-cell>
          <table:table-cell table:formula="of:=[.G55]*100" office:value-type="float" office:value="273520" calcext:value-type="float">
            <text:p>273520</text:p>
          </table:table-cell>
        </table:table-row>
        <table:table-row table:style-name="ro2">
          <table:table-cell office:value-type="string" calcext:value-type="string">
            <text:p>Stadler_Variobahn_Ende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assagiere</text:p>
          </table:table-cell>
          <table:table-cell table:formula="of:=IF([.D56]&gt;0;([.D56]/[.C56])/10+([.D56]/[.C56])/100+[.B56]*0.16/100*30;[.B56]*0.16/100*30)" office:value-type="currency" office:currency="EUR" office:value="2.4" calcext:value-type="currency">
            <text:p>€ 2,40</text:p>
          </table:table-cell>
          <table:table-cell table:formula="of:=IF([.D56]&gt;0;[.B56]*[.H56]+[.C56]*[.D56];[.B56]*[.H56]+[.C56]*100)" office:value-type="currency" office:currency="EUR" office:value="18000" calcext:value-type="currency">
            <text:p>€ 18.000,00</text:p>
          </table:table-cell>
          <table:table-cell table:formula="of:=[.F56]*100" office:value-type="float" office:value="240" calcext:value-type="float">
            <text:p>240</text:p>
          </table:table-cell>
          <table:table-cell table:formula="of:=[.G56]*100" office:value-type="float" office:value="1800000" calcext:value-type="float">
            <text:p>1800000</text:p>
          </table:table-cell>
        </table:table-row>
        <table:table-row table:style-name="ro2">
          <table:table-cell office:value-type="string" calcext:value-type="string">
            <text:p>Stadler_Variobahn_Kopf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assagiere</text:p>
          </table:table-cell>
          <table:table-cell table:formula="of:=IF([.D57]&gt;0;([.D57]/[.C57])/10+([.D57]/[.C57])/100+[.B57]*0.16/100*30;[.B57]*0.16/100*30)" office:value-type="currency" office:currency="EUR" office:value="3.06" calcext:value-type="currency">
            <text:p>€ 3,06</text:p>
          </table:table-cell>
          <table:table-cell table:formula="of:=IF([.D57]&gt;0;[.B57]*[.H57]+[.C57]*[.D57];[.B57]*[.H57]+[.C57]*100)" office:value-type="currency" office:currency="EUR" office:value="36900" calcext:value-type="currency">
            <text:p>€ 36.900,00</text:p>
          </table:table-cell>
          <table:table-cell table:formula="of:=[.F57]*100" office:value-type="float" office:value="306" calcext:value-type="float">
            <text:p>306</text:p>
          </table:table-cell>
          <table:table-cell table:formula="of:=[.G57]*100" office:value-type="float" office:value="3690000" calcext:value-type="float">
            <text:p>3690000</text:p>
          </table:table-cell>
        </table:table-row>
        <table:table-row table:style-name="ro2">
          <table:table-cell office:value-type="string" calcext:value-type="string">
            <text:p>Stadler_Variobahn_Mitte_Gross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assagiere</text:p>
          </table:table-cell>
          <table:table-cell table:formula="of:=IF([.D58]&gt;0;([.D58]/[.C58])/10+([.D58]/[.C58])/100+[.B58]*0.16/100*30;[.B58]*0.16/100*30)" office:value-type="currency" office:currency="EUR" office:value="2.4" calcext:value-type="currency">
            <text:p>€ 2,40</text:p>
          </table:table-cell>
          <table:table-cell table:formula="of:=IF([.D58]&gt;0;[.B58]*[.H58]+[.C58]*[.D58];[.B58]*[.H58]+[.C58]*100)" office:value-type="currency" office:currency="EUR" office:value="18000" calcext:value-type="currency">
            <text:p>€ 18.000,00</text:p>
          </table:table-cell>
          <table:table-cell table:formula="of:=[.F58]*100" office:value-type="float" office:value="240" calcext:value-type="float">
            <text:p>240</text:p>
          </table:table-cell>
          <table:table-cell table:formula="of:=[.G58]*100" office:value-type="float" office:value="1800000" calcext:value-type="float">
            <text:p>1800000</text:p>
          </table:table-cell>
        </table:table-row>
        <table:table-row table:style-name="ro2">
          <table:table-cell office:value-type="string" calcext:value-type="string">
            <text:p>Stadler_Variobahn_Mitte_Klei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assagiere</text:p>
          </table:table-cell>
          <table:table-cell table:formula="of:=IF([.D59]&gt;0;([.D59]/[.C59])/10+([.D59]/[.C59])/100+[.B59]*0.16/100*30;[.B59]*0.16/100*30)" office:value-type="currency" office:currency="EUR" office:value="1.488" calcext:value-type="currency">
            <text:p>€ 1,49</text:p>
          </table:table-cell>
          <table:table-cell table:formula="of:=IF([.D59]&gt;0;[.B59]*[.H59]+[.C59]*[.D59];[.B59]*[.H59]+[.C59]*100)" office:value-type="currency" office:currency="EUR" office:value="10612.8" calcext:value-type="currency">
            <text:p>€ 10.612,80</text:p>
          </table:table-cell>
          <table:table-cell table:formula="of:=[.F59]*100" office:value-type="float" office:value="148.8" calcext:value-type="float">
            <text:p>149</text:p>
          </table:table-cell>
          <table:table-cell table:formula="of:=[.G59]*100" office:value-type="float" office:value="1061280" calcext:value-type="float">
            <text:p>1061280</text:p>
          </table:table-cell>
        </table:table-row>
        <table:table-row table:style-name="ro2">
          <table:table-cell office:value-type="string" calcext:value-type="string">
            <text:p>Stueckgutwagen_Gueterstrassenbahn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lastik</text:p>
          </table:table-cell>
          <table:table-cell table:formula="of:=IF([.D60]&gt;0;([.D60]/[.C60])/10+([.D60]/[.C60])/100+[.B60]*0.16/100*30;[.B60]*0.16/100*30)" office:value-type="currency" office:currency="EUR" office:value="0.432" calcext:value-type="currency">
            <text:p>€ 0,43</text:p>
          </table:table-cell>
          <table:table-cell table:formula="of:=IF([.D60]&gt;0;[.B60]*[.H60]+[.C60]*[.D60];[.B60]*[.H60]+[.C60]*100)" office:value-type="currency" office:currency="EUR" office:value="2888.8" calcext:value-type="currency">
            <text:p>€ 2.888,80</text:p>
          </table:table-cell>
          <table:table-cell table:formula="of:=[.F60]*100" office:value-type="float" office:value="43.2" calcext:value-type="float">
            <text:p>43</text:p>
          </table:table-cell>
          <table:table-cell table:formula="of:=[.G60]*100" office:value-type="float" office:value="288880" calcext:value-type="float">
            <text:p>288880</text:p>
          </table:table-cell>
        </table:table-row>
        <table:table-row table:style-name="ro2">
          <table:table-cell office:value-type="string" calcext:value-type="string">
            <text:p>Tatra B3D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ssagiere</text:p>
          </table:table-cell>
          <table:table-cell table:formula="of:=IF([.D61]&gt;0;([.D61]/[.C61])/10+([.D61]/[.C61])/100+[.B61]*0.16/100*30;[.B61]*0.16/100*30)" office:value-type="currency" office:currency="EUR" office:value="5.952" calcext:value-type="currency">
            <text:p>€ 5,95</text:p>
          </table:table-cell>
          <table:table-cell table:formula="of:=IF([.D61]&gt;0;[.B61]*[.H61]+[.C61]*[.D61];[.B61]*[.H61]+[.C61]*100)" office:value-type="currency" office:currency="EUR" office:value="79304.8" calcext:value-type="currency">
            <text:p>€ 79.304,80</text:p>
          </table:table-cell>
          <table:table-cell table:formula="of:=[.F61]*100" office:value-type="float" office:value="595.2" calcext:value-type="float">
            <text:p>595</text:p>
          </table:table-cell>
          <table:table-cell table:formula="of:=[.G61]*100" office:value-type="float" office:value="7930480" calcext:value-type="float">
            <text:p>7930480</text:p>
          </table:table-cell>
        </table:table-row>
        <table:table-row table:style-name="ro2">
          <table:table-cell office:value-type="string" calcext:value-type="string">
            <text:p>Tatra B6A2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Passagiere</text:p>
          </table:table-cell>
          <table:table-cell table:formula="of:=IF([.D62]&gt;0;([.D62]/[.C62])/10+([.D62]/[.C62])/100+[.B62]*0.16/100*30;[.B62]*0.16/100*30)" office:value-type="currency" office:currency="EUR" office:value="5.808" calcext:value-type="currency">
            <text:p>€ 5,81</text:p>
          </table:table-cell>
          <table:table-cell table:formula="of:=IF([.D62]&gt;0;[.B62]*[.H62]+[.C62]*[.D62];[.B62]*[.H62]+[.C62]*100)" office:value-type="currency" office:currency="EUR" office:value="75776.8" calcext:value-type="currency">
            <text:p>€ 75.776,80</text:p>
          </table:table-cell>
          <table:table-cell table:formula="of:=[.F62]*100" office:value-type="float" office:value="580.8" calcext:value-type="float">
            <text:p>581</text:p>
          </table:table-cell>
          <table:table-cell table:formula="of:=[.G62]*100" office:value-type="float" office:value="7577680" calcext:value-type="float">
            <text:p>7577680</text:p>
          </table:table-cell>
        </table:table-row>
        <table:table-row table:style-name="ro2">
          <table:table-cell office:value-type="string" calcext:value-type="string">
            <text:p>Tatra T3D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ssagiere</text:p>
          </table:table-cell>
          <table:table-cell table:formula="of:=IF([.D63]&gt;0;([.D63]/[.C63])/10+([.D63]/[.C63])/100+[.B63]*0.16/100*30;[.B63]*0.16/100*30)" office:value-type="currency" office:currency="EUR" office:value="5.6" calcext:value-type="currency">
            <text:p>€ 5,60</text:p>
          </table:table-cell>
          <table:table-cell table:formula="of:=IF([.D63]&gt;0;[.B63]*[.H63]+[.C63]*[.D63];[.B63]*[.H63]+[.C63]*100)" office:value-type="currency" office:currency="EUR" office:value="70400" calcext:value-type="currency">
            <text:p>€ 70.400,00</text:p>
          </table:table-cell>
          <table:table-cell table:formula="of:=[.F63]*100" office:value-type="float" office:value="560" calcext:value-type="float">
            <text:p>560</text:p>
          </table:table-cell>
          <table:table-cell table:formula="of:=[.G63]*100" office:value-type="float" office:value="7040000" calcext:value-type="float">
            <text:p>7040000</text:p>
          </table:table-cell>
        </table:table-row>
        <table:table-row table:style-name="ro2">
          <table:table-cell office:value-type="string" calcext:value-type="string">
            <text:p>Tatra T6A2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ssagiere</text:p>
          </table:table-cell>
          <table:table-cell table:formula="of:=IF([.D64]&gt;0;([.D64]/[.C64])/10+([.D64]/[.C64])/100+[.B64]*0.16/100*30;[.B64]*0.16/100*30)" office:value-type="currency" office:currency="EUR" office:value="5.592" calcext:value-type="currency">
            <text:p>€ 5,59</text:p>
          </table:table-cell>
          <table:table-cell table:formula="of:=IF([.D64]&gt;0;[.B64]*[.H64]+[.C64]*[.D64];[.B64]*[.H64]+[.C64]*100)" office:value-type="currency" office:currency="EUR" office:value="70852.8" calcext:value-type="currency">
            <text:p>€ 70.852,80</text:p>
          </table:table-cell>
          <table:table-cell table:formula="of:=[.F64]*100" office:value-type="float" office:value="559.2" calcext:value-type="float">
            <text:p>559</text:p>
          </table:table-cell>
          <table:table-cell table:formula="of:=[.G64]*100" office:value-type="float" office:value="7085280" calcext:value-type="float">
            <text:p>7085280</text:p>
          </table:table-cell>
        </table:table-row>
        <table:table-row table:style-name="ro2">
          <table:table-cell office:value-type="string" calcext:value-type="string">
            <text:p>Tatra T6A22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ssagiere</text:p>
          </table:table-cell>
          <table:table-cell table:formula="of:=IF([.D65]&gt;0;([.D65]/[.C65])/10+([.D65]/[.C65])/100+[.B65]*0.16/100*30;[.B65]*0.16/100*30)" office:value-type="currency" office:currency="EUR" office:value="5.592" calcext:value-type="currency">
            <text:p>€ 5,59</text:p>
          </table:table-cell>
          <table:table-cell table:formula="of:=IF([.D65]&gt;0;[.B65]*[.H65]+[.C65]*[.D65];[.B65]*[.H65]+[.C65]*100)" office:value-type="currency" office:currency="EUR" office:value="70852.8" calcext:value-type="currency">
            <text:p>€ 70.852,80</text:p>
          </table:table-cell>
          <table:table-cell table:formula="of:=[.F65]*100" office:value-type="float" office:value="559.2" calcext:value-type="float">
            <text:p>559</text:p>
          </table:table-cell>
          <table:table-cell table:formula="of:=[.G65]*100" office:value-type="float" office:value="7085280" calcext:value-type="float">
            <text:p>7085280</text:p>
          </table:table-cell>
        </table:table-row>
        <table:table-row table:style-name="ro2">
          <table:table-cell office:value-type="string" calcext:value-type="string">
            <text:p>Triebwagen 103 Braunschweig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ssagiere</text:p>
          </table:table-cell>
          <table:table-cell table:formula="of:=IF([.D66]&gt;0;([.D66]/[.C66])/10+([.D66]/[.C66])/100+[.B66]*0.16/100*30;[.B66]*0.16/100*30)" office:value-type="currency" office:currency="EUR" office:value="2.12" calcext:value-type="currency">
            <text:p>€ 2,12</text:p>
          </table:table-cell>
          <table:table-cell table:formula="of:=IF([.D66]&gt;0;[.B66]*[.H66]+[.C66]*[.D66];[.B66]*[.H66]+[.C66]*100)" office:value-type="currency" office:currency="EUR" office:value="11020" calcext:value-type="currency">
            <text:p>€ 11.020,00</text:p>
          </table:table-cell>
          <table:table-cell table:formula="of:=[.F66]*100" office:value-type="float" office:value="212" calcext:value-type="float">
            <text:p>212</text:p>
          </table:table-cell>
          <table:table-cell table:formula="of:=[.G66]*100" office:value-type="float" office:value="1102000" calcext:value-type="float">
            <text:p>1102000</text:p>
          </table:table-cell>
        </table:table-row>
        <table:table-row table:style-name="ro2">
          <table:table-cell office:value-type="string" calcext:value-type="string">
            <text:p>Triebwagen T2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ssagiere</text:p>
          </table:table-cell>
          <table:table-cell table:formula="of:=IF([.D67]&gt;0;([.D67]/[.C67])/10+([.D67]/[.C67])/100+[.B67]*0.16/100*30;[.B67]*0.16/100*30)" office:value-type="currency" office:currency="EUR" office:value="3.272" calcext:value-type="currency">
            <text:p>€ 3,27</text:p>
          </table:table-cell>
          <table:table-cell table:formula="of:=IF([.D67]&gt;0;[.B67]*[.H67]+[.C67]*[.D67];[.B67]*[.H67]+[.C67]*100)" office:value-type="currency" office:currency="EUR" office:value="22904.8" calcext:value-type="currency">
            <text:p>€ 22.904,80</text:p>
          </table:table-cell>
          <table:table-cell table:formula="of:=[.F67]*100" office:value-type="float" office:value="327.2" calcext:value-type="float">
            <text:p>327</text:p>
          </table:table-cell>
          <table:table-cell table:formula="of:=[.G67]*100" office:value-type="float" office:value="2290480" calcext:value-type="float">
            <text:p>2290480</text:p>
          </table:table-cell>
        </table:table-row>
        <table:table-row table:style-name="ro2">
          <table:table-cell office:value-type="string" calcext:value-type="string">
            <text:p>Waldbahn_Thueringen_B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assagiere</text:p>
          </table:table-cell>
          <table:table-cell table:formula="of:=IF([.D68]&gt;0;([.D68]/[.C68])/10+([.D68]/[.C68])/100+[.B68]*0.16/100*30;[.B68]*0.16/100*30)" office:value-type="currency" office:currency="EUR" office:value="2.88" calcext:value-type="currency">
            <text:p>€ 2,88</text:p>
          </table:table-cell>
          <table:table-cell table:formula="of:=IF([.D68]&gt;0;[.B68]*[.H68]+[.C68]*[.D68];[.B68]*[.H68]+[.C68]*100)" office:value-type="currency" office:currency="EUR" office:value="21780" calcext:value-type="currency">
            <text:p>€ 21.780,00</text:p>
          </table:table-cell>
          <table:table-cell table:formula="of:=[.F68]*100" office:value-type="float" office:value="288" calcext:value-type="float">
            <text:p>288</text:p>
          </table:table-cell>
          <table:table-cell table:formula="of:=[.G68]*100" office:value-type="float" office:value="2178000" calcext:value-type="float">
            <text:p>2178000</text:p>
          </table:table-cell>
        </table:table-row>
        <table:table-row table:style-name="ro2">
          <table:table-cell office:value-type="string" calcext:value-type="string">
            <text:p>Waldbahn_Thueringen_GL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ost</text:p>
          </table:table-cell>
          <table:table-cell table:formula="of:=IF([.D69]&gt;0;([.D69]/[.C69])/10+([.D69]/[.C69])/100+[.B69]*0.16/100*30;[.B69]*0.16/100*30)" office:value-type="currency" office:currency="EUR" office:value="3.36" calcext:value-type="currency">
            <text:p>€ 3,36</text:p>
          </table:table-cell>
          <table:table-cell table:formula="of:=IF([.D69]&gt;0;[.B69]*[.H69]+[.C69]*[.D69];[.B69]*[.H69]+[.C69]*100)" office:value-type="currency" office:currency="EUR" office:value="28020" calcext:value-type="currency">
            <text:p>€ 28.020,00</text:p>
          </table:table-cell>
          <table:table-cell table:formula="of:=[.F69]*100" office:value-type="float" office:value="336" calcext:value-type="float">
            <text:p>336</text:p>
          </table:table-cell>
          <table:table-cell table:formula="of:=[.G69]*100" office:value-type="float" office:value="2802000" calcext:value-type="float">
            <text:p>2802000</text:p>
          </table:table-cell>
        </table:table-row>
        <table:table-row table:style-name="ro2">
          <table:table-cell office:value-type="string" calcext:value-type="string">
            <text:p>Waldbahn_Thueringen_T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ssagiere</text:p>
          </table:table-cell>
          <table:table-cell table:formula="of:=IF([.D70]&gt;0;([.D70]/[.C70])/10+([.D70]/[.C70])/100+[.B70]*0.16/100*30;[.B70]*0.16/100*30)" office:value-type="currency" office:currency="EUR" office:value="2.95688888888889" calcext:value-type="currency">
            <text:p>€ 2,96</text:p>
          </table:table-cell>
          <table:table-cell table:formula="of:=IF([.D70]&gt;0;[.B70]*[.H70]+[.C70]*[.D70];[.B70]*[.H70]+[.C70]*100)" office:value-type="currency" office:currency="EUR" office:value="21508.5777777778" calcext:value-type="currency">
            <text:p>€ 21.508,58</text:p>
          </table:table-cell>
          <table:table-cell table:style-name="ce157" table:formula="of:=[.F70]*100" office:value-type="float" office:value="295.688888888889" calcext:value-type="float">
            <text:p>296</text:p>
          </table:table-cell>
          <table:table-cell table:style-name="ce160" table:formula="of:=[.G70]*100" office:value-type="float" office:value="2150857.77777778" calcext:value-type="float">
            <text:p>2150858</text:p>
          </table:table-cell>
        </table:table-row>
      </table:table>
      <table:table table:name="Kaufpreis Loks-Triebwagen" table:style-name="ta4" table:print="false">
        <table:table-column table:style-name="co53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reight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runningcost</text:p>
          </table:table-cell>
          <table:table-cell office:value-type="string" calcext:value-type="string">
            <text:p>engine_type</text:p>
          </table:table-cell>
          <table:table-cell office:value-type="string" calcext:value-type="string">
            <text:p>way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ler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2]*250+[.B2]" office:value-type="float" office:value="16266" calcext:value-type="float">
            <text:p>16266</text:p>
          </table:table-cell>
          <table:table-cell/>
          <table:table-cell office:value-type="string" calcext:value-type="string">
            <text:p>Kaufpreis = Geschwindigkeit x 250 + Leistung</text:p>
          </table:table-cell>
        </table:table-row>
        <table:table-row table:style-name="ro1">
          <table:table-cell office:value-type="string" calcext:value-type="string">
            <text:p>BR01_DRG</text:p>
          </table:table-cell>
          <table:table-cell office:value-type="float" office:value="1648" calcext:value-type="float">
            <text:p>1648</text:p>
          </table:table-cell>
          <table:table-cell office:value-type="float" office:value="130" calcext:value-type="float">
            <text:p>13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3]*250+[.B3]" office:value-type="float" office:value="34148" calcext:value-type="float">
            <text:p>34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38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4]*250+[.B4]" office:value-type="float" office:value="25868" calcext:value-type="float">
            <text:p>2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4</text:p>
          </table:table-cell>
          <table:table-cell office:value-type="float" office:value="1910" calcext:value-type="float">
            <text:p>1910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5]*250+[.B5]" office:value-type="float" office:value="21910" calcext:value-type="float">
            <text:p>21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50</text:p>
          </table:table-cell>
          <table:table-cell office:value-type="float" office:value="1625" calcext:value-type="float">
            <text:p>1625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6]*250+[.B6]" office:value-type="float" office:value="21625" calcext:value-type="float">
            <text:p>21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76-0</text:p>
          </table:table-cell>
          <table:table-cell office:value-type="float" office:value="880" calcext:value-type="float">
            <text:p>880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7]*250+[.B7]" office:value-type="float" office:value="25880" calcext:value-type="float">
            <text:p>25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78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8]*250+[.B8]" office:value-type="float" office:value="25855" calcext:value-type="float">
            <text:p>25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78-R</text:p>
          </table:table-cell>
          <table:table-cell office:value-type="float" office:value="855" calcext:value-type="float">
            <text:p>85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9]*250+[.B9]" office:value-type="float" office:value="25855" calcext:value-type="float">
            <text:p>25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84</text:p>
          </table:table-cell>
          <table:table-cell office:value-type="float" office:value="1070" calcext:value-type="float">
            <text:p>1070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10]*250+[.B10]" office:value-type="float" office:value="21070" calcext:value-type="float">
            <text:p>21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EV_S1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11]*250+[.B11]" office:value-type="float" office:value="22620" calcext:value-type="float">
            <text:p>22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68" calcext:value-type="float">
            <text:p>868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12]*250+[.B12]" office:value-type="float" office:value="25868" calcext:value-type="float">
            <text:p>25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809" calcext:value-type="float">
            <text:p>80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track</text:p>
          </table:table-cell>
          <table:table-cell/>
          <table:table-cell table:formula="of:=[.C13]*250+[.B13]" office:value-type="float" office:value="14559" calcext:value-type="float">
            <text:p>14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240</text:p>
          </table:table-cell>
          <table:table-cell office:value-type="float" office:value="2650" calcext:value-type="float">
            <text:p>2650</text:p>
          </table:table-cell>
          <table:table-cell office:value-type="float" office:value="160" calcext:value-type="float">
            <text:p>16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14]*250+[.B14]" office:value-type="float" office:value="42650" calcext:value-type="float">
            <text:p>42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_V1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15]*250+[.B15]" office:value-type="float" office:value="26100" calcext:value-type="float">
            <text:p>26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00</text:p>
          </table:table-cell>
          <table:table-cell office:value-type="float" office:value="1100" calcext:value-type="float">
            <text:p>110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16]*250+[.B16]" office:value-type="float" office:value="23600" calcext:value-type="float">
            <text:p>23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88_erste_Version</text:p>
          </table:table-cell>
          <table:table-cell office:value-type="float" office:value="2200" calcext:value-type="float">
            <text:p>22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17]*250+[.B17]" office:value-type="float" office:value="20950" calcext:value-type="float">
            <text:p>20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188_DB_Version</text:p>
          </table:table-cell>
          <table:table-cell office:value-type="float" office:value="2200" calcext:value-type="float">
            <text:p>22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18]*250+[.B18]" office:value-type="float" office:value="20950" calcext:value-type="float">
            <text:p>20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200</text:p>
          </table:table-cell>
          <table:table-cell office:value-type="float" office:value="2200" calcext:value-type="float">
            <text:p>2200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19]*250+[.B19]" office:value-type="float" office:value="37200" calcext:value-type="float">
            <text:p>3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320</text:p>
          </table:table-cell>
          <table:table-cell office:value-type="float" office:value="2800" calcext:value-type="float">
            <text:p>2800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20]*250+[.B20]" office:value-type="float" office:value="32800" calcext:value-type="float">
            <text:p>3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103</text:p>
          </table:table-cell>
          <table:table-cell office:value-type="float" office:value="7500" calcext:value-type="float">
            <text:p>7500</text:p>
          </table:table-cell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1]*250+[.B21]" office:value-type="float" office:value="57500" calcext:value-type="float">
            <text:p>5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110-blau</text:p>
          </table:table-cell>
          <table:table-cell office:value-type="float" office:value="3700" calcext:value-type="float">
            <text:p>3700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2]*250+[.B22]" office:value-type="float" office:value="38700" calcext:value-type="float">
            <text:p>38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BR111</text:p>
          </table:table-cell>
          <table:table-cell office:value-type="float" office:value="5200" calcext:value-type="float">
            <text:p>5200</text:p>
          </table:table-cell>
          <table:table-cell office:value-type="float" office:value="150" calcext:value-type="float">
            <text:p>1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3]*250+[.B23]" office:value-type="float" office:value="42700" calcext:value-type="float">
            <text:p>42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41-gruen</text:p>
          </table:table-cell>
          <table:table-cell office:value-type="float" office:value="2400" calcext:value-type="float">
            <text:p>2400</text:p>
          </table:table-cell>
          <table:table-cell office:value-type="float" office:value="120" calcext:value-type="float">
            <text:p>120</text:p>
          </table:table-cell>
          <table:table-cell office:value-type="float" office:value="66.4" calcext:value-type="float">
            <text:p>66,4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4]*250+[.B24]" office:value-type="float" office:value="32400" calcext:value-type="float">
            <text:p>3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41-rot</text:p>
          </table:table-cell>
          <table:table-cell office:value-type="float" office:value="3700" calcext:value-type="float">
            <text:p>3700</text:p>
          </table:table-cell>
          <table:table-cell office:value-type="float" office:value="120" calcext:value-type="float">
            <text:p>120</text:p>
          </table:table-cell>
          <table:table-cell office:value-type="float" office:value="72.5" calcext:value-type="float">
            <text:p>72,5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5]*250+[.B25]" office:value-type="float" office:value="33700" calcext:value-type="float">
            <text:p>33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51-gruen</text:p>
          </table:table-cell>
          <table:table-cell office:value-type="float" office:value="6300" calcext:value-type="float">
            <text:p>6300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6]*250+[.B26]" office:value-type="float" office:value="36300" calcext:value-type="float">
            <text:p>36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_E11</text:p>
          </table:table-cell>
          <table:table-cell office:value-type="float" office:value="2900" calcext:value-type="float">
            <text:p>2900</text:p>
          </table:table-cell>
          <table:table-cell office:value-type="float" office:value="120" calcext:value-type="float">
            <text:p>12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7]*250+[.B27]" office:value-type="float" office:value="32900" calcext:value-type="float">
            <text:p>32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40-gruen</text:p>
          </table:table-cell>
          <table:table-cell office:value-type="float" office:value="3700" calcext:value-type="float">
            <text:p>3700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8]*250+[.B28]" office:value-type="float" office:value="31200" calcext:value-type="float">
            <text:p>3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50-gruen</text:p>
          </table:table-cell>
          <table:table-cell office:value-type="float" office:value="6400" calcext:value-type="float">
            <text:p>640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29]*250+[.B29]" office:value-type="float" office:value="31400" calcext:value-type="float">
            <text:p>31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8</text:p>
          </table:table-cell>
          <table:table-cell office:value-type="float" office:value="3040" calcext:value-type="float">
            <text:p>3040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30]*250+[.B30]" office:value-type="float" office:value="40540" calcext:value-type="float">
            <text:p>40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4</text:p>
          </table:table-cell>
          <table:table-cell office:value-type="float" office:value="2200" calcext:value-type="float">
            <text:p>2200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31]*250+[.B31]" office:value-type="float" office:value="24700" calcext:value-type="float">
            <text:p>24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0_PO</text:p>
          </table:table-cell>
          <table:table-cell office:value-type="float" office:value="1100" calcext:value-type="float">
            <text:p>110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track</text:p>
          </table:table-cell>
          <table:table-cell/>
          <table:table-cell table:formula="of:=[.C32]*250+[.B32]" office:value-type="float" office:value="21100" calcext:value-type="float">
            <text:p>21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670_DSPZ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 office:value-type="float" office:value="34.25" calcext:value-type="float">
            <text:p>34,25</text:p>
          </table:table-cell>
          <table:table-cell office:value-type="string" calcext:value-type="string">
            <text:p>Passagiere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33]*250+[.B33]" office:value-type="float" office:value="25250" calcext:value-type="float">
            <text:p>25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_BR628</text:p>
          </table:table-cell>
          <table:table-cell office:value-type="float" office:value="410" calcext:value-type="float">
            <text:p>41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34]*250+[.B34]" office:value-type="float" office:value="30410" calcext:value-type="float">
            <text:p>30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W_Mittelwagen</text:p>
          </table:table-cell>
          <table:table-cell office:value-type="float" office:value="550" calcext:value-type="float">
            <text:p>550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ssagiere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35]*250+[.B35]" office:value-type="float" office:value="30550" calcext:value-type="float">
            <text:p>30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BOB_Kopf</text:p>
          </table:table-cell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36]*250+[.B36]" office:value-type="float" office:value="40315" calcext:value-type="float">
            <text:p>40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BOB_LW</text:p>
          </table:table-cell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37]*250+[.B37]" office:value-type="float" office:value="40315" calcext:value-type="float">
            <text:p>40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BOB_Ende</text:p>
          </table:table-cell>
          <table:table-cell office:value-type="float" office:value="315" calcext:value-type="float">
            <text:p>31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73" calcext:value-type="float">
            <text:p>7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38]*250+[.B38]" office:value-type="float" office:value="40315" calcext:value-type="float">
            <text:p>40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_Triebwagen_Kopf</text:p>
          </table:table-cell>
          <table:table-cell office:value-type="float" office:value="810" calcext:value-type="float">
            <text:p>810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ssagiere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39]*250+[.B39]" office:value-type="float" office:value="40810" calcext:value-type="float">
            <text:p>40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_Triebwagen_Ende</text:p>
          </table:table-cell>
          <table:table-cell office:value-type="float" office:value="810" calcext:value-type="float">
            <text:p>810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ssagiere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40]*250+[.B40]" office:value-type="float" office:value="40810" calcext:value-type="float">
            <text:p>408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33</text:p>
          </table:table-cell>
          <table:table-cell office:value-type="float" office:value="410" calcext:value-type="float">
            <text:p>410</text:p>
          </table:table-cell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ssagiere</text:p>
          </table:table-cell>
          <table:table-cell office:value-type="float" office:value="52" calcext:value-type="float">
            <text:p>5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41]*250+[.B41]" office:value-type="float" office:value="30410" calcext:value-type="float">
            <text:p>30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75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17.7" calcext:value-type="float">
            <text:p>17,7</text:p>
          </table:table-cell>
          <table:table-cell office:value-type="string" calcext:value-type="string">
            <text:p>Passagiere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track</text:p>
          </table:table-cell>
          <table:table-cell/>
          <table:table-cell table:formula="of:=[.C42]*250+[.B42]" office:value-type="float" office:value="17635" calcext:value-type="float">
            <text:p>17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77_Kopf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ssagiere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43]*250+[.B43]" office:value-type="float" office:value="20264" calcext:value-type="float">
            <text:p>20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77_Ende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ssagiere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44]*250+[.B44]" office:value-type="float" office:value="20264" calcext:value-type="float">
            <text:p>20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0_Kopf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45]*250+[.B45]" office:value-type="float" office:value="25360" calcext:value-type="float">
            <text:p>25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0_Ende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147" calcext:value-type="float">
            <text:p>14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46]*250+[.B46]" office:value-type="float" office:value="25360" calcext:value-type="float">
            <text:p>25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1_Kopf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ssagiere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47]*250+[.B47]" office:value-type="float" office:value="25297" calcext:value-type="float">
            <text:p>25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1_Ende</text:p>
          </table:table-cell>
          <table:table-cell office:value-type="float" office:value="297" calcext:value-type="float">
            <text:p>297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ssagiere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48]*250+[.B48]" office:value-type="float" office:value="25297" calcext:value-type="float">
            <text:p>25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Kopf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127" calcext:value-type="float">
            <text:p>1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49]*250+[.B49]" office:value-type="float" office:value="22740" calcext:value-type="float">
            <text:p>22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Ende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50]*250+[.B50]" office:value-type="float" office:value="22740" calcext:value-type="float">
            <text:p>22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rot_Kopf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51]*250+[.B51]" office:value-type="float" office:value="22800" calcext:value-type="float">
            <text:p>2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rot_Ende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52]*250+[.B52]" office:value-type="float" office:value="22800" calcext:value-type="float">
            <text:p>2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165_Kopf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ssagiere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53]*250+[.B53]" office:value-type="float" office:value="20126" calcext:value-type="float">
            <text:p>2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165_Ende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ssagiere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54]*250+[.B54]" office:value-type="float" office:value="20126" calcext:value-type="float">
            <text:p>2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25A</text:p>
          </table:table-cell>
          <table:table-cell office:value-type="float" office:value="1251" calcext:value-type="float">
            <text:p>1251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55]*250+[.B55]" office:value-type="float" office:value="31251" calcext:value-type="float">
            <text:p>3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ET25B</text:p>
          </table:table-cell>
          <table:table-cell office:value-type="float" office:value="1251" calcext:value-type="float">
            <text:p>1251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56]*250+[.B56]" office:value-type="float" office:value="31251" calcext:value-type="float">
            <text:p>312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ET25C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lectrified_track</text:p>
          </table:table-cell>
          <table:table-cell/>
          <table:table-cell table:formula="of:=[.C57]*250+[.B57]"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RT_Kopf</text:p>
          </table:table-cell>
          <table:table-cell office:value-type="float" office:value="1300" calcext:value-type="float">
            <text:p>1300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ssagiere</text:p>
          </table:table-cell>
          <table:table-cell office:value-type="float" office:value="58" calcext:value-type="float">
            <text:p>5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58]*250+[.B58]" office:value-type="float" office:value="41300" calcext:value-type="float">
            <text:p>41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RT_Schluss</text:p>
          </table:table-cell>
          <table:table-cell office:value-type="float" office:value="1300" calcext:value-type="float">
            <text:p>1300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ssagiere</text:p>
          </table:table-cell>
          <table:table-cell office:value-type="float" office:value="58" calcext:value-type="float">
            <text:p>58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59]*250+[.B59]" office:value-type="float" office:value="41300" calcext:value-type="float">
            <text:p>41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1_Kopf</text:p>
          </table:table-cell>
          <table:table-cell office:value-type="float" office:value="4800" calcext:value-type="float">
            <text:p>48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ssagiere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60]*250+[.B60]" office:value-type="float" office:value="67300" calcext:value-type="float">
            <text:p>67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1_Schluss</text:p>
          </table:table-cell>
          <table:table-cell office:value-type="float" office:value="4800" calcext:value-type="float">
            <text:p>4800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ssagiere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track</text:p>
          </table:table-cell>
          <table:table-cell/>
          <table:table-cell table:formula="of:=[.C61]*250+[.B61]" office:value-type="float" office:value="67300" calcext:value-type="float">
            <text:p>67300</text:p>
          </table:table-cell>
          <table:table-cell table:number-columns-repeated="2"/>
        </table:table-row>
      </table:table>
      <table:table table:name="Kaufpreis_Waggons" table:style-name="ta13" table:print="false">
        <table:table-column table:style-name="co54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Waggon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Kapazitaet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B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s_alt</text:p>
          </table:table-cell>
          <table:table-cell office:value-type="string" calcext:value-type="string">
            <text:p>Auto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F2]*128" office:value-type="float" office:value="9088" calcext:value-type="float">
            <text:p>9088</text:p>
          </table:table-cell>
          <table:table-cell/>
          <table:table-cell office:value-type="string" calcext:value-type="string">
            <text:p>Betriebskosten in Cent x 128</text:p>
          </table:table-cell>
        </table:table-row>
        <table:table-row table:style-name="ro1">
          <table:table-cell office:value-type="string" calcext:value-type="string">
            <text:p>Offs59a_1958</text:p>
          </table:table-cell>
          <table:table-cell office:value-type="string" calcext:value-type="string">
            <text:p>Auto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F3]*128" office:value-type="float" office:value="7168" calcext:value-type="float">
            <text:p>7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59a_1931</text:p>
          </table:table-cell>
          <table:table-cell office:value-type="string" calcext:value-type="string">
            <text:p>Auto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4]*128"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59b_1958</text:p>
          </table:table-cell>
          <table:table-cell office:value-type="string" calcext:value-type="string">
            <text:p>Autos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F5]*128" office:value-type="float" office:value="7168" calcext:value-type="float">
            <text:p>7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s59b_1931</text:p>
          </table:table-cell>
          <table:table-cell office:value-type="string" calcext:value-type="string">
            <text:p>Auto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6]*128" office:value-type="float" office:value="3584" calcext:value-type="float">
            <text:p>3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onwagen</text:p>
          </table:table-cell>
          <table:table-cell office:value-type="string" calcext:value-type="string">
            <text:p>Beton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F7]*128" office:value-type="float" office:value="20480" calcext:value-type="float">
            <text:p>20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chwagen_catg_01</text:p>
          </table:table-cell>
          <table:table-cell office:value-type="string" calcext:value-type="string">
            <text:p>Buecher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F8]*128" office:value-type="float" office:value="14336" calcext:value-type="float">
            <text:p>1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apie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F9]*128" office:value-type="float" office:value="8576" calcext:value-type="float">
            <text:p>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G10-Brh</text:p>
          </table:table-cell>
          <table:table-cell office:value-type="string" calcext:value-type="string">
            <text:p>Papier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F10]*128" office:value-type="float" office:value="8576" calcext:value-type="float">
            <text:p>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1-Wagen</text:p>
          </table:table-cell>
          <table:table-cell office:value-type="string" calcext:value-type="string">
            <text:p>Buecher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F11]*128" office:value-type="float" office:value="9984" calcext:value-type="float">
            <text:p>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Papier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F12]*128" office:value-type="float" office:value="8576" calcext:value-type="float">
            <text:p>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u</text:p>
          </table:table-cell>
          <table:table-cell office:value-type="string" calcext:value-type="string">
            <text:p>Papier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F13]*128" office:value-type="float" office:value="8576" calcext:value-type="float">
            <text:p>8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Leig1a</text:p>
          </table:table-cell>
          <table:table-cell office:value-type="string" calcext:value-type="string">
            <text:p>Moebe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F14]*128" office:value-type="float" office:value="17152" calcext:value-type="float">
            <text:p>17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Leig1b</text:p>
          </table:table-cell>
          <table:table-cell office:value-type="string" calcext:value-type="string">
            <text:p>Moebe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F15]*128" office:value-type="float" office:value="17152" calcext:value-type="float">
            <text:p>17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flader</text:p>
          </table:table-cell>
          <table:table-cell office:value-type="string" calcext:value-type="string">
            <text:p>Plastik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F16]*128" office:value-type="float" office:value="14336" calcext:value-type="float">
            <text:p>1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erKohlewagen</text:p>
          </table:table-cell>
          <table:table-cell office:value-type="string" calcext:value-type="string">
            <text:p>Kohl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F17]*128" office:value-type="float" office:value="6912" calcext:value-type="float">
            <text:p>6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_5530</text:p>
          </table:table-cell>
          <table:table-cell office:value-type="string" calcext:value-type="string">
            <text:p>Kohl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F18]*128" office:value-type="float" office:value="6912" calcext:value-type="float">
            <text:p>6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-Nuernberg</text:p>
          </table:table-cell>
          <table:table-cell office:value-type="string" calcext:value-type="string">
            <text:p>San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F19]*128"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uettgutwagen Fc(s)090</text:p>
          </table:table-cell>
          <table:table-cell office:value-type="string" calcext:value-type="string">
            <text:p>Koh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F20]*128" office:value-type="float" office:value="12800" calcext:value-type="float">
            <text:p>12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tterwagen</text:p>
          </table:table-cell>
          <table:table-cell office:value-type="string" calcext:value-type="string">
            <text:p>Kohle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F21]*128" office:value-type="float" office:value="10112" calcext:value-type="float">
            <text:p>10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lwagen</text:p>
          </table:table-cell>
          <table:table-cell office:value-type="string" calcext:value-type="string">
            <text:p>Oel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F22]*128" office:value-type="float" office:value="25984" calcext:value-type="float">
            <text:p>2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elwagen_alt</text:p>
          </table:table-cell>
          <table:table-cell office:value-type="string" calcext:value-type="string">
            <text:p>Oe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F23]*128"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chwagen_2</text:p>
          </table:table-cell>
          <table:table-cell office:value-type="string" calcext:value-type="string">
            <text:p>Fisch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F24]*128" office:value-type="float" office:value="10752" calcext:value-type="float">
            <text:p>10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chwagen_catg_04</text:p>
          </table:table-cell>
          <table:table-cell office:value-type="string" calcext:value-type="string">
            <text:p>Fleisch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F25]*128" office:value-type="float" office:value="16128" calcext:value-type="float">
            <text:p>16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hlwagen1910</text:p>
          </table:table-cell>
          <table:table-cell office:value-type="string" calcext:value-type="string">
            <text:p>Fleisc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F26]*128" office:value-type="float" office:value="5376" calcext:value-type="float">
            <text:p>5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hlwagen1910-Brh</text:p>
          </table:table-cell>
          <table:table-cell office:value-type="string" calcext:value-type="string">
            <text:p>Fisch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F27]*128" office:value-type="float" office:value="5376" calcext:value-type="float">
            <text:p>5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hlwagen-alt</text:p>
          </table:table-cell>
          <table:table-cell office:value-type="string" calcext:value-type="string">
            <text:p>Fleisch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F28]*128" office:value-type="float" office:value="6400" calcext:value-type="float">
            <text:p>6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hlwagen</text:p>
          </table:table-cell>
          <table:table-cell office:value-type="string" calcext:value-type="string">
            <text:p>Fleisch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F29]*128" office:value-type="float" office:value="7552" calcext:value-type="float">
            <text:p>7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hlwagen1910-liquid</text:p>
          </table:table-cell>
          <table:table-cell office:value-type="string" calcext:value-type="string">
            <text:p>wine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F30]*128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chwagen_Holz</text:p>
          </table:table-cell>
          <table:table-cell office:value-type="string" calcext:value-type="string">
            <text:p>Bretter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F31]*128" office:value-type="float" office:value="9984" calcext:value-type="float">
            <text:p>9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genwagen</text:p>
          </table:table-cell>
          <table:table-cell office:value-type="string" calcext:value-type="string">
            <text:p>Holz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F32]*128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anenwagen</text:p>
          </table:table-cell>
          <table:table-cell office:value-type="string" calcext:value-type="string">
            <text:p>Trauben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F33]*128" office:value-type="float" office:value="3200" calcext:value-type="float">
            <text:p>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eidewagen</text:p>
          </table:table-cell>
          <table:table-cell office:value-type="string" calcext:value-type="string">
            <text:p>Weizen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F34]*128" office:value-type="float" office:value="8064" calcext:value-type="float">
            <text:p>8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ubwagen</text:p>
          </table:table-cell>
          <table:table-cell office:value-type="string" calcext:value-type="string">
            <text:p>Zement_lose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F35]*128" office:value-type="float" office:value="5248" calcext:value-type="float">
            <text:p>5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er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36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01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37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b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38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EV_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39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8Tender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40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G8Tend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41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34Tender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42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nent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43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er_Klasse1</text:p>
          </table:table-cell>
          <table:table-cell office:value-type="string" calcext:value-type="string">
            <text:p>Passagier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F44]*128" office:value-type="float" office:value="12672" calcext:value-type="float">
            <text:p>1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Adler_Klasse2</text:p>
          </table:table-cell>
          <table:table-cell office:value-type="string" calcext:value-type="string">
            <text:p>Passagier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F45]*128" office:value-type="float" office:value="12672" calcext:value-type="float">
            <text:p>1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ingold_1_1Kl</text:p>
          </table:table-cell>
          <table:table-cell office:value-type="string" calcext:value-type="string">
            <text:p>Passagiere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F46]*128" office:value-type="float" office:value="17792" calcext:value-type="float">
            <text:p>17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Rheingold_1_2Kl</text:p>
          </table:table-cell>
          <table:table-cell office:value-type="string" calcext:value-type="string">
            <text:p>Passagiere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F47]*128" office:value-type="float" office:value="26752" calcext:value-type="float">
            <text:p>26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Rheingold_1_Pack1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48]*128"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Rheingold_1_Pack2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49]*128"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_Nightline_Schlafwagen</text:p>
          </table:table-cell>
          <table:table-cell office:value-type="string" calcext:value-type="string">
            <text:p>Passagiere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F50]*128" office:value-type="float" office:value="30720" calcext:value-type="float">
            <text:p>307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-Steuerwagen_rot_Kopf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F51]*128" office:value-type="float" office:value="58880" calcext:value-type="float">
            <text:p>58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-Wagen_rot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F52]*128" office:value-type="float" office:value="58880" calcext:value-type="float">
            <text:p>58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-Steuerwagen_rot_Ende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F53]*128" office:value-type="float" office:value="58880" calcext:value-type="float">
            <text:p>58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_DR_Steuerwagen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F54]*128-20000" office:value-type="float" office:value="54880" calcext:value-type="float">
            <text:p>54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_DR_Mittelwagen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F55]*128-20000" office:value-type="float" office:value="54880" calcext:value-type="float">
            <text:p>54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pelstock_DR_Endwagen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F56]*128-20000" office:value-type="float" office:value="54880" calcext:value-type="float">
            <text:p>54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_Reisezugwagen_Altenberg</text:p>
          </table:table-cell>
          <table:table-cell office:value-type="string" calcext:value-type="string">
            <text:p>Passagiere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F57]*128" office:value-type="float" office:value="35968" calcext:value-type="float">
            <text:p>35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_Speisewagen_Bautzen</text:p>
          </table:table-cell>
          <table:table-cell office:value-type="string" calcext:value-type="string">
            <text:p>Passagiere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F58]*128" office:value-type="float" office:value="25600" calcext:value-type="float">
            <text:p>25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70_2.Kl._Schnellzugwagen</text:p>
          </table:table-cell>
          <table:table-cell office:value-type="string" calcext:value-type="string">
            <text:p>Passagiere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F59]*128-20000" office:value-type="float" office:value="50400" calcext:value-type="float">
            <text:p>5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70_1.Kl._Schnellzugwagen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F60]*128" office:value-type="float" office:value="58880" calcext:value-type="float">
            <text:p>58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berlinge_orange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40" calcext:value-type="float">
            <text:p>14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F61]*128" office:value-type="float" office:value="58880" calcext:value-type="float">
            <text:p>58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berlinge_silbern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0" calcext:value-type="float">
            <text:p>120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F62]*128" office:value-type="float" office:value="59136" calcext:value-type="float">
            <text:p>59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PrAbteilwagen_Brh</text:p>
          </table:table-cell>
          <table:table-cell office:value-type="string" calcext:value-type="string">
            <text:p>Passagier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63]*128"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PrAbteilwagen</text:p>
          </table:table-cell>
          <table:table-cell office:value-type="string" calcext:value-type="string">
            <text:p>Passagier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64]*128"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3Achser</text:p>
          </table:table-cell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65]*128" office:value-type="float" office:value="10240" calcext:value-type="float">
            <text:p>10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A4ue-35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F66]*128" office:value-type="float" office:value="59264" calcext:value-type="float">
            <text:p>59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B4ue-35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F67]*128" office:value-type="float" office:value="59264" calcext:value-type="float">
            <text:p>59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WR4ue-35</text:p>
          </table:table-cell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F68]*128" office:value-type="float" office:value="19072" calcext:value-type="float">
            <text:p>19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ABi</text:p>
          </table:table-cell>
          <table:table-cell office:value-type="string" calcext:value-type="string">
            <text:p>Passagier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F69]*128" office:value-type="float" office:value="9600" calcext:value-type="float">
            <text:p>9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Eilzugwagen</text:p>
          </table:table-cell>
          <table:table-cell office:value-type="string" calcext:value-type="string">
            <text:p>Passagiere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F70]*128" office:value-type="float" office:value="26496" calcext:value-type="float">
            <text:p>26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ICSpeisewagen</text:p>
          </table:table-cell>
          <table:table-cell office:value-type="string" calcext:value-type="string">
            <text:p>Passagiere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71]*128" office:value-type="float" office:value="1280" calcext:value-type="float">
            <text:p>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ICWagen</text:p>
          </table:table-cell>
          <table:table-cell office:value-type="string" calcext:value-type="string">
            <text:p>Passagiere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F72]*128" office:value-type="float" office:value="59904" calcext:value-type="float">
            <text:p>59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npostwagen_mr-a26</text:p>
          </table:table-cell>
          <table:table-cell office:value-type="string" calcext:value-type="string">
            <text:p>Post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F73]*128" office:value-type="float" office:value="38400" calcext:value-type="float">
            <text:p>3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hnpostwagen_mr-a26_rot</text:p>
          </table:table-cell>
          <table:table-cell office:value-type="string" calcext:value-type="string">
            <text:p>Post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F74]*128" office:value-type="float" office:value="44800" calcext:value-type="float">
            <text:p>44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gPr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F75]*128" office:value-type="float" office:value="5760" calcext:value-type="float">
            <text:p>5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PrPostwagen</text:p>
          </table:table-cell>
          <table:table-cell office:value-type="string" calcext:value-type="string">
            <text:p>Post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F76]*128" office:value-type="float" office:value="13824" calcext:value-type="float">
            <text:p>13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D4ue-36</text:p>
          </table:table-cell>
          <table:table-cell office:value-type="string" calcext:value-type="string">
            <text:p>Post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F77]*128" office:value-type="float" office:value="7680" calcext:value-type="float">
            <text:p>7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_Pwi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F78]*128" office:value-type="float" office:value="5760" calcext:value-type="float">
            <text:p>5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chwagen-Spezial</text:p>
          </table:table-cell>
          <table:table-cell office:value-type="string" calcext:value-type="string">
            <text:p>Stah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F79]*128" office:value-type="float" office:value="13440" calcext:value-type="float">
            <text:p>13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hlwagen1</text:p>
          </table:table-cell>
          <table:table-cell office:value-type="string" calcext:value-type="string">
            <text:p>Stahl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F80]*128" office:value-type="float" office:value="10112" calcext:value-type="float">
            <text:p>10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140</text:p>
          </table:table-cell>
          <table:table-cell office:value-type="string" calcext:value-type="string">
            <text:p>Passagier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F81]*128" office:value-type="float" office:value="31360" calcext:value-type="float">
            <text:p>31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75</text:p>
          </table:table-cell>
          <table:table-cell office:value-type="string" calcext:value-type="string">
            <text:p>Passagier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F82]*128" office:value-type="float" office:value="24960" calcext:value-type="float">
            <text:p>24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_BR928</text:p>
          </table:table-cell>
          <table:table-cell office:value-type="string" calcext:value-type="string">
            <text:p>Passagiere</text:p>
          </table:table-cell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F83]*128" office:value-type="float" office:value="49664" calcext:value-type="float">
            <text:p>4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dler_GTW</text:p>
          </table:table-cell>
          <table:table-cell office:value-type="string" calcext:value-type="string">
            <text:p>Passagiere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F84]*128" office:value-type="float" office:value="34176" calcext:value-type="float">
            <text:p>341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agiere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F85]*128" office:value-type="float" office:value="34176" calcext:value-type="float">
            <text:p>34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BOB_Gondel1</text:p>
          </table:table-cell>
          <table:table-cell office:value-type="string" calcext:value-type="string">
            <text:p>Passagiere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F86]*128" office:value-type="float" office:value="43904" calcext:value-type="float">
            <text:p>4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BOB_Gondel2</text:p>
          </table:table-cell>
          <table:table-cell office:value-type="string" calcext:value-type="string">
            <text:p>Passagiere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F87]*128" office:value-type="float" office:value="43904" calcext:value-type="float">
            <text:p>4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_Waggon</text:p>
          </table:table-cell>
          <table:table-cell office:value-type="string" calcext:value-type="string">
            <text:p>Passagiere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F88]*128" office:value-type="float" office:value="31232" calcext:value-type="float">
            <text:p>31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77_Waggon1</text:p>
          </table:table-cell>
          <table:table-cell office:value-type="string" calcext:value-type="string">
            <text:p>Passagiere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F89]*128" office:value-type="float" office:value="46336" calcext:value-type="float">
            <text:p>46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77_Waggon2</text:p>
          </table:table-cell>
          <table:table-cell office:value-type="string" calcext:value-type="string">
            <text:p>Passagiere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F90]*128" office:value-type="float" office:value="46336" calcext:value-type="float">
            <text:p>46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1_Waggon1</text:p>
          </table:table-cell>
          <table:table-cell office:value-type="string" calcext:value-type="string">
            <text:p>Passagiere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F91]*128" office:value-type="float" office:value="43776" calcext:value-type="float">
            <text:p>4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1_Waggon2</text:p>
          </table:table-cell>
          <table:table-cell office:value-type="string" calcext:value-type="string">
            <text:p>Passagiere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F92]*128" office:value-type="float" office:value="43776" calcext:value-type="float">
            <text:p>43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Waggon1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F93]*128" office:value-type="float" office:value="74496" calcext:value-type="float">
            <text:p>7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Waggon2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F94]*128" office:value-type="float" office:value="74496" calcext:value-type="float">
            <text:p>7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rot_Waggon1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F95]*128" office:value-type="float" office:value="74496" calcext:value-type="float">
            <text:p>7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485_rot_Waggon2</text:p>
          </table:table-cell>
          <table:table-cell office:value-type="string" calcext:value-type="string">
            <text:p>Passagiere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F96]*128" office:value-type="float" office:value="74496" calcext:value-type="float">
            <text:p>74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165_Waggon1</text:p>
          </table:table-cell>
          <table:table-cell office:value-type="string" calcext:value-type="string">
            <text:p>Passagiere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[.F97]*128" office:value-type="float" office:value="79616" calcext:value-type="float">
            <text:p>79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165_Waggon2</text:p>
          </table:table-cell>
          <table:table-cell office:value-type="string" calcext:value-type="string">
            <text:p>Passagiere</text:p>
          </table:table-cell>
          <table:table-cell office:value-type="float" office:value="137" calcext:value-type="float">
            <text:p>137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[.F98]*128" office:value-type="float" office:value="79872" calcext:value-type="float">
            <text:p>79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RT_Waggon1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F99]*128" office:value-type="float" office:value="38528" calcext:value-type="float">
            <text:p>38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RT_Waggon2</text:p>
          </table:table-cell>
          <table:table-cell office:value-type="string" calcext:value-type="string">
            <text:p>Passagiere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F100]*128" office:value-type="float" office:value="38400" calcext:value-type="float">
            <text:p>38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1_Bistro</text:p>
          </table:table-cell>
          <table:table-cell office:value-type="string" calcext:value-type="string">
            <text:p>Passagiere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F101]*128" office:value-type="float" office:value="29824" calcext:value-type="float">
            <text:p>29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1_Waggon</text:p>
          </table:table-cell>
          <table:table-cell office:value-type="string" calcext:value-type="string">
            <text:p>Passagiere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F102]*128" office:value-type="float" office:value="39040" calcext:value-type="float">
            <text:p>39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hwagen</text:p>
          </table:table-cell>
          <table:table-cell office:value-type="string" calcext:value-type="string">
            <text:p>Vieh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F103]*128" office:value-type="float" office:value="6784" calcext:value-type="float">
            <text:p>6784</text:p>
          </table:table-cell>
          <table:table-cell table:number-columns-repeated="2"/>
        </table:table-row>
      </table:table>
      <table:table table:name="Factory MapColor" table:style-name="ta14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AVL_Getreidehof_alt_1975.dat</text:p>
          </table:table-cell>
          <table:table-cell/>
          <table:table-cell office:value-type="string" calcext:value-type="string">
            <text:p><text:s/>MapColor=10 </text:p>
          </table:table-cell>
        </table:table-row>
        <table:table-row table:style-name="ro1">
          <table:table-cell office:value-type="string" calcext:value-type="string">
            <text:p>AVL_Getreidehof_alt.dat</text:p>
          </table:table-cell>
          <table:table-cell/>
          <table:table-cell office:value-type="string" calcext:value-type="string">
            <text:p><text:s/>MapColor=10 </text:p>
          </table:table-cell>
        </table:table-row>
        <table:table-row table:style-name="ro1">
          <table:table-cell office:value-type="string" calcext:value-type="string">
            <text:p>AVL_Schafscheune_NIC.dat</text:p>
          </table:table-cell>
          <table:table-cell/>
          <table:table-cell office:value-type="string" calcext:value-type="string">
            <text:p><text:s/>MapColor=10 </text:p>
          </table:table-cell>
        </table:table-row>
        <table:table-row table:style-name="ro1">
          <table:table-cell office:value-type="string" calcext:value-type="string">
            <text:p>AVL_Viehhof1940_NIC.dat</text:p>
          </table:table-cell>
          <table:table-cell/>
          <table:table-cell office:value-type="string" calcext:value-type="string">
            <text:p><text:s/>MapColor=10 </text:p>
          </table:table-cell>
        </table:table-row>
        <table:table-row table:style-name="ro1">
          <table:table-cell office:value-type="string" calcext:value-type="string">
            <text:p>Fischzucht_NIC.dat</text:p>
          </table:table-cell>
          <table:table-cell/>
          <table:table-cell office:value-type="string" calcext:value-type="string">
            <text:p><text:s/>MapColor=10 </text:p>
          </table:table-cell>
        </table:table-row>
        <table:table-row table:style-name="ro1">
          <table:table-cell office:value-type="string" calcext:value-type="string">
            <text:p>MGB_Stahlwerk_NIC.dat</text:p>
          </table:table-cell>
          <table:table-cell/>
          <table:table-cell office:value-type="string" calcext:value-type="string">
            <text:p><text:s/>MapColor=11 </text:p>
          </table:table-cell>
        </table:table-row>
        <table:table-row table:style-name="ro1">
          <table:table-cell office:value-type="string" calcext:value-type="string">
            <text:p>MGB_Stahlwerk_NIC.dat</text:p>
          </table:table-cell>
          <table:table-cell/>
          <table:table-cell office:value-type="string" calcext:value-type="string">
            <text:p><text:s/>MapColor=11 </text:p>
          </table:table-cell>
        </table:table-row>
        <table:table-row table:style-name="ro1">
          <table:table-cell office:value-type="string" calcext:value-type="string">
            <text:p>Stahlwerk_NIC.dat</text:p>
          </table:table-cell>
          <table:table-cell/>
          <table:table-cell office:value-type="string" calcext:value-type="string">
            <text:p><text:s/>MapColor=11 </text:p>
          </table:table-cell>
        </table:table-row>
        <table:table-row table:style-name="ro1">
          <table:table-cell office:value-type="string" calcext:value-type="string">
            <text:p>ALP_Buchladen_NIC.dat</text:p>
          </table:table-cell>
          <table:table-cell/>
          <table:table-cell office:value-type="string" calcext:value-type="string">
            <text:p><text:s/>MapColor=116 </text:p>
          </table:table-cell>
        </table:table-row>
        <table:table-row table:style-name="ro1">
          <table:table-cell office:value-type="string" calcext:value-type="string">
            <text:p>AVL_Buchladen_NIC.dat</text:p>
          </table:table-cell>
          <table:table-cell/>
          <table:table-cell office:value-type="string" calcext:value-type="string">
            <text:p><text:s/>MapColor=116 </text:p>
          </table:table-cell>
        </table:table-row>
        <table:table-row table:style-name="ro1">
          <table:table-cell office:value-type="string" calcext:value-type="string">
            <text:p>AVL_Supermarkt_NIC.dat</text:p>
          </table:table-cell>
          <table:table-cell/>
          <table:table-cell office:value-type="string" calcext:value-type="string">
            <text:p><text:s/>MapColor=116 </text:p>
          </table:table-cell>
        </table:table-row>
        <table:table-row table:style-name="ro1">
          <table:table-cell office:value-type="string" calcext:value-type="string">
            <text:p>Kaufhaus_NIC.dat</text:p>
          </table:table-cell>
          <table:table-cell/>
          <table:table-cell office:value-type="string" calcext:value-type="string">
            <text:p><text:s/>MapColor=116 </text:p>
          </table:table-cell>
        </table:table-row>
        <table:table-row table:style-name="ro1">
          <table:table-cell office:value-type="string" calcext:value-type="string">
            <text:p>Lagerhalle_NIC.dat</text:p>
          </table:table-cell>
          <table:table-cell/>
          <table:table-cell office:value-type="string" calcext:value-type="string">
            <text:p><text:s/>MapColor=116 </text:p>
          </table:table-cell>
        </table:table-row>
        <table:table-row table:style-name="ro1">
          <table:table-cell office:value-type="string" calcext:value-type="string">
            <text:p>MGB_Einkaufszentrum_NIC.dat</text:p>
          </table:table-cell>
          <table:table-cell/>
          <table:table-cell office:value-type="string" calcext:value-type="string">
            <text:p><text:s/>MapColor=116 </text:p>
          </table:table-cell>
        </table:table-row>
        <table:table-row table:style-name="ro1">
          <table:table-cell office:value-type="string" calcext:value-type="string">
            <text:p>Minimarkt_NIC.dat</text:p>
          </table:table-cell>
          <table:table-cell/>
          <table:table-cell office:value-type="string" calcext:value-type="string">
            <text:p><text:s/>MapColor=116 </text:p>
          </table:table-cell>
        </table:table-row>
        <table:table-row table:style-name="ro1">
          <table:table-cell office:value-type="string" calcext:value-type="string">
            <text:p>altes Kohlekraftwerk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BaeckereiGadebusch_NIC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computerhersteller1990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Dessauer_Kohlekraftwerk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Gefluegelhof_NIC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Glashuette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Grossbaeckerei_NIC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Grossmuehle_NIC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Kamerahersteller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NDT_alte_Marzipanfabrik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NDT_alte_Zuckerfabrik_NIC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NDT_Importeur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schwimmdock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Steinkohlekraftwerk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TierfutterFabrik_NIC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werft.dat</text:p>
          </table:table-cell>
          <table:table-cell/>
          <table:table-cell office:value-type="string" calcext:value-type="string">
            <text:p><text:s/>MapColor=119 </text:p>
          </table:table-cell>
        </table:table-row>
        <table:table-row table:style-name="ro1">
          <table:table-cell office:value-type="string" calcext:value-type="string">
            <text:p>Markt_NIC.dat</text:p>
          </table:table-cell>
          <table:table-cell/>
          <table:table-cell office:value-type="string" calcext:value-type="string">
            <text:p><text:s/>MapColor=120 </text:p>
          </table:table-cell>
        </table:table-row>
        <table:table-row table:style-name="ro1">
          <table:table-cell office:value-type="string" calcext:value-type="string">
            <text:p>AVL_Autohaus_NIC.dat</text:p>
          </table:table-cell>
          <table:table-cell/>
          <table:table-cell office:value-type="string" calcext:value-type="string">
            <text:p><text:s/>MapColor=121 </text:p>
          </table:table-cell>
        </table:table-row>
        <table:table-row table:style-name="ro1">
          <table:table-cell office:value-type="string" calcext:value-type="string">
            <text:p>Maschinenfabrik_NIC.dat</text:p>
          </table:table-cell>
          <table:table-cell/>
          <table:table-cell office:value-type="string" calcext:value-type="string">
            <text:p><text:s/>MapColor=121 </text:p>
          </table:table-cell>
        </table:table-row>
        <table:table-row table:style-name="ro1">
          <table:table-cell office:value-type="string" calcext:value-type="string">
            <text:p>VW_Autohaus_NIC.dat</text:p>
          </table:table-cell>
          <table:table-cell/>
          <table:table-cell office:value-type="string" calcext:value-type="string">
            <text:p><text:s/>MapColor=121 </text:p>
          </table:table-cell>
        </table:table-row>
        <table:table-row table:style-name="ro1">
          <table:table-cell office:value-type="string" calcext:value-type="string">
            <text:p>Erzbergwerk_NIC.dat</text:p>
          </table:table-cell>
          <table:table-cell/>
          <table:table-cell office:value-type="string" calcext:value-type="string">
            <text:p><text:s/>MapColor=130 </text:p>
          </table:table-cell>
        </table:table-row>
        <table:table-row table:style-name="ro1">
          <table:table-cell office:value-type="string" calcext:value-type="string">
            <text:p>MGB_erzbergwerk_NIC.dat</text:p>
          </table:table-cell>
          <table:table-cell/>
          <table:table-cell office:value-type="string" calcext:value-type="string">
            <text:p><text:s/>MapColor=130 </text:p>
          </table:table-cell>
        </table:table-row>
        <table:table-row table:style-name="ro1">
          <table:table-cell office:value-type="string" calcext:value-type="string">
            <text:p>BZT_Kohlekraftwerk.dat</text:p>
          </table:table-cell>
          <table:table-cell/>
          <table:table-cell office:value-type="string" calcext:value-type="string">
            <text:p><text:s/>MapColor=133 </text:p>
          </table:table-cell>
        </table:table-row>
        <table:table-row table:style-name="ro1">
          <table:table-cell office:value-type="string" calcext:value-type="string">
            <text:p>Neues_Kohlekraftwerk.dat</text:p>
          </table:table-cell>
          <table:table-cell/>
          <table:table-cell office:value-type="string" calcext:value-type="string">
            <text:p><text:s/>MapColor=133 </text:p>
          </table:table-cell>
        </table:table-row>
        <table:table-row table:style-name="ro1">
          <table:table-cell office:value-type="string" calcext:value-type="string">
            <text:p>Apotheke1800_NIC.dat</text:p>
          </table:table-cell>
          <table:table-cell/>
          <table:table-cell office:value-type="string" calcext:value-type="string">
            <text:p><text:s/>MapColor=14 </text:p>
          </table:table-cell>
        </table:table-row>
        <table:table-row table:style-name="ro1">
          <table:table-cell office:value-type="string" calcext:value-type="string">
            <text:p>Apotheke1965_NIC.dat</text:p>
          </table:table-cell>
          <table:table-cell/>
          <table:table-cell office:value-type="string" calcext:value-type="string">
            <text:p><text:s/>MapColor=14 </text:p>
          </table:table-cell>
        </table:table-row>
        <table:table-row table:style-name="ro1">
          <table:table-cell office:value-type="string" calcext:value-type="string">
            <text:p>AVL_Brauerei1897_NIC.dat</text:p>
          </table:table-cell>
          <table:table-cell/>
          <table:table-cell office:value-type="string" calcext:value-type="string">
            <text:p><text:s/>MapColor=14 </text:p>
          </table:table-cell>
        </table:table-row>
        <table:table-row table:style-name="ro1">
          <table:table-cell office:value-type="string" calcext:value-type="string">
            <text:p>AVL_Schlachthof_NIC.dat</text:p>
          </table:table-cell>
          <table:table-cell/>
          <table:table-cell office:value-type="string" calcext:value-type="string">
            <text:p><text:s/>MapColor=14 </text:p>
          </table:table-cell>
        </table:table-row>
        <table:table-row table:style-name="ro1">
          <table:table-cell office:value-type="string" calcext:value-type="string">
            <text:p>Klosterbrauerei1610_NIC.dat</text:p>
          </table:table-cell>
          <table:table-cell/>
          <table:table-cell office:value-type="string" calcext:value-type="string">
            <text:p><text:s/>MapColor=14 </text:p>
          </table:table-cell>
        </table:table-row>
        <table:table-row table:style-name="ro1">
          <table:table-cell office:value-type="string" calcext:value-type="string">
            <text:p>Raffinerie_NIC.dat</text:p>
          </table:table-cell>
          <table:table-cell/>
          <table:table-cell office:value-type="string" calcext:value-type="string">
            <text:p><text:s/>MapColor=14 </text:p>
          </table:table-cell>
        </table:table-row>
        <table:table-row table:style-name="ro1">
          <table:table-cell office:value-type="string" calcext:value-type="string">
            <text:p>Heizkraftwerk.dat</text:p>
          </table:table-cell>
          <table:table-cell/>
          <table:table-cell office:value-type="string" calcext:value-type="string">
            <text:p><text:s/>MapColor=140 </text:p>
          </table:table-cell>
        </table:table-row>
        <table:table-row table:style-name="ro1">
          <table:table-cell office:value-type="string" calcext:value-type="string">
            <text:p>Muellplatz.dat</text:p>
          </table:table-cell>
          <table:table-cell/>
          <table:table-cell office:value-type="string" calcext:value-type="string">
            <text:p><text:s/>MapColor=152 </text:p>
          </table:table-cell>
        </table:table-row>
        <table:table-row table:style-name="ro1">
          <table:table-cell office:value-type="string" calcext:value-type="string">
            <text:p>Verbrennungskraftwerk.dat</text:p>
          </table:table-cell>
          <table:table-cell/>
          <table:table-cell office:value-type="string" calcext:value-type="string">
            <text:p><text:s/>MapColor=152 </text:p>
          </table:table-cell>
        </table:table-row>
        <table:table-row table:style-name="ro1">
          <table:table-cell office:value-type="string" calcext:value-type="string">
            <text:p>Hopfenhof_NIC.dat</text:p>
          </table:table-cell>
          <table:table-cell/>
          <table:table-cell office:value-type="string" calcext:value-type="string">
            <text:p><text:s/>MapColor=156 </text:p>
          </table:table-cell>
        </table:table-row>
        <table:table-row table:style-name="ro1">
          <table:table-cell office:value-type="string" calcext:value-type="string">
            <text:p>AVLMuehle1983_NIC.dat</text:p>
          </table:table-cell>
          <table:table-cell/>
          <table:table-cell office:value-type="string" calcext:value-type="string">
            <text:p><text:s/>MapColor=167 </text:p>
          </table:table-cell>
        </table:table-row>
        <table:table-row table:style-name="ro1">
          <table:table-cell office:value-type="string" calcext:value-type="string">
            <text:p>Nutzwald_NIC.dat</text:p>
          </table:table-cell>
          <table:table-cell/>
          <table:table-cell office:value-type="string" calcext:value-type="string">
            <text:p><text:s/>MapColor=168 </text:p>
          </table:table-cell>
        </table:table-row>
        <table:table-row table:style-name="ro1">
          <table:table-cell office:value-type="string" calcext:value-type="string">
            <text:p>Edelsteinschleiferei.dat</text:p>
          </table:table-cell>
          <table:table-cell/>
          <table:table-cell office:value-type="string" calcext:value-type="string">
            <text:p><text:s/>mapcolor=172 </text:p>
          </table:table-cell>
        </table:table-row>
        <table:table-row table:style-name="ro1">
          <table:table-cell office:value-type="string" calcext:value-type="string">
            <text:p>AVL_Baggersee.dat</text:p>
          </table:table-cell>
          <table:table-cell/>
          <table:table-cell office:value-type="string" calcext:value-type="string">
            <text:p><text:s/>MapColor=19 </text:p>
          </table:table-cell>
        </table:table-row>
        <table:table-row table:style-name="ro1">
          <table:table-cell office:value-type="string" calcext:value-type="string">
            <text:p>Kiesgrube.dat</text:p>
          </table:table-cell>
          <table:table-cell/>
          <table:table-cell office:value-type="string" calcext:value-type="string">
            <text:p><text:s/>MapColor=19 </text:p>
          </table:table-cell>
        </table:table-row>
        <table:table-row table:style-name="ro1">
          <table:table-cell office:value-type="string" calcext:value-type="string">
            <text:p>Kieswerk1.dat</text:p>
          </table:table-cell>
          <table:table-cell/>
          <table:table-cell office:value-type="string" calcext:value-type="string">
            <text:p><text:s/>MapColor=19 </text:p>
          </table:table-cell>
        </table:table-row>
        <table:table-row table:style-name="ro1">
          <table:table-cell office:value-type="string" calcext:value-type="string">
            <text:p>sandgrube.dat</text:p>
          </table:table-cell>
          <table:table-cell/>
          <table:table-cell office:value-type="string" calcext:value-type="string">
            <text:p><text:s/>MapColor=19 </text:p>
          </table:table-cell>
        </table:table-row>
        <table:table-row table:style-name="ro1">
          <table:table-cell office:value-type="string" calcext:value-type="string">
            <text:p>steinbruch_alt.dat</text:p>
          </table:table-cell>
          <table:table-cell/>
          <table:table-cell office:value-type="string" calcext:value-type="string">
            <text:p><text:s/>MapColor=19 </text:p>
          </table:table-cell>
        </table:table-row>
        <table:table-row table:style-name="ro1">
          <table:table-cell office:value-type="string" calcext:value-type="string">
            <text:p>steinbruch_gross.dat</text:p>
          </table:table-cell>
          <table:table-cell/>
          <table:table-cell office:value-type="string" calcext:value-type="string">
            <text:p><text:s/>MapColor=19 </text:p>
          </table:table-cell>
        </table:table-row>
        <table:table-row table:style-name="ro1">
          <table:table-cell office:value-type="string" calcext:value-type="string">
            <text:p>Scheideanstalt.dat</text:p>
          </table:table-cell>
          <table:table-cell/>
          <table:table-cell office:value-type="string" calcext:value-type="string">
            <text:p><text:s/>mapcolor=195 </text:p>
          </table:table-cell>
        </table:table-row>
        <table:table-row table:style-name="ro1">
          <table:table-cell office:value-type="string" calcext:value-type="string">
            <text:p>Silberbergwerk.dat</text:p>
          </table:table-cell>
          <table:table-cell/>
          <table:table-cell office:value-type="string" calcext:value-type="string">
            <text:p><text:s/>mapcolor=203 </text:p>
          </table:table-cell>
        </table:table-row>
        <table:table-row table:style-name="ro1">
          <table:table-cell office:value-type="string" calcext:value-type="string">
            <text:p>Juwelier.dat</text:p>
          </table:table-cell>
          <table:table-cell/>
          <table:table-cell office:value-type="string" calcext:value-type="string">
            <text:p><text:s/>mapcolor=212 </text:p>
          </table:table-cell>
        </table:table-row>
        <table:table-row table:style-name="ro1">
          <table:table-cell office:value-type="string" calcext:value-type="string">
            <text:p>Discounter_MGB_AVL_ALP_1990.dat</text:p>
          </table:table-cell>
          <table:table-cell/>
          <table:table-cell office:value-type="string" calcext:value-type="string">
            <text:p><text:s/>mapColor=215</text:p>
          </table:table-cell>
        </table:table-row>
        <table:table-row table:style-name="ro1">
          <table:table-cell office:value-type="string" calcext:value-type="string">
            <text:p>Discounter_NDL_ODL_1990.dat</text:p>
          </table:table-cell>
          <table:table-cell/>
          <table:table-cell office:value-type="string" calcext:value-type="string">
            <text:p><text:s/>mapColor=215</text:p>
          </table:table-cell>
        </table:table-row>
        <table:table-row table:style-name="ro1">
          <table:table-cell office:value-type="string" calcext:value-type="string">
            <text:p>Supermarkt_AVL_ALP_2000.dat</text:p>
          </table:table-cell>
          <table:table-cell/>
          <table:table-cell office:value-type="string" calcext:value-type="string">
            <text:p><text:s/>mapColor=215</text:p>
          </table:table-cell>
        </table:table-row>
        <table:table-row table:style-name="ro1">
          <table:table-cell office:value-type="string" calcext:value-type="string">
            <text:p>Supermarkt_MGB_AVL_1970.dat</text:p>
          </table:table-cell>
          <table:table-cell/>
          <table:table-cell office:value-type="string" calcext:value-type="string">
            <text:p><text:s/>mapColor=215</text:p>
          </table:table-cell>
        </table:table-row>
        <table:table-row table:style-name="ro1">
          <table:table-cell office:value-type="string" calcext:value-type="string">
            <text:p>Supermarkt_ODL_MGB_2000.dat</text:p>
          </table:table-cell>
          <table:table-cell/>
          <table:table-cell office:value-type="string" calcext:value-type="string">
            <text:p><text:s/>mapColor=215</text:p>
          </table:table-cell>
        </table:table-row>
        <table:table-row table:style-name="ro1">
          <table:table-cell office:value-type="string" calcext:value-type="string">
            <text:p>Holzsammelstelle1800_NIC.dat</text:p>
          </table:table-cell>
          <table:table-cell/>
          <table:table-cell office:value-type="string" calcext:value-type="string">
            <text:p><text:s/>MapColor=215 </text:p>
          </table:table-cell>
        </table:table-row>
        <table:table-row table:style-name="ro1">
          <table:table-cell office:value-type="string" calcext:value-type="string">
            <text:p>Holzsammelstelle1950_NIC.dat</text:p>
          </table:table-cell>
          <table:table-cell/>
          <table:table-cell office:value-type="string" calcext:value-type="string">
            <text:p><text:s/>MapColor=215 </text:p>
          </table:table-cell>
        </table:table-row>
        <table:table-row table:style-name="ro1">
          <table:table-cell office:value-type="string" calcext:value-type="string">
            <text:p>Holzsammelstelle1990_NIC.dat</text:p>
          </table:table-cell>
          <table:table-cell/>
          <table:table-cell office:value-type="string" calcext:value-type="string">
            <text:p><text:s/>MapColor=215 </text:p>
          </table:table-cell>
        </table:table-row>
        <table:table-row table:style-name="ro1">
          <table:table-cell office:value-type="string" calcext:value-type="string">
            <text:p>Druckerei_NIC.dat</text:p>
          </table:table-cell>
          <table:table-cell/>
          <table:table-cell office:value-type="string" calcext:value-type="string">
            <text:p><text:s/>MapColor=220 </text:p>
          </table:table-cell>
        </table:table-row>
        <table:table-row table:style-name="ro1">
          <table:table-cell office:value-type="string" calcext:value-type="string">
            <text:p>Getraenkemarkt_NIC.dat</text:p>
          </table:table-cell>
          <table:table-cell/>
          <table:table-cell office:value-type="string" calcext:value-type="string">
            <text:p><text:s/>MapColor=220 </text:p>
          </table:table-cell>
        </table:table-row>
        <table:table-row table:style-name="ro1">
          <table:table-cell office:value-type="string" calcext:value-type="string">
            <text:p>Weinberg_NIC.dat</text:p>
          </table:table-cell>
          <table:table-cell/>
          <table:table-cell office:value-type="string" calcext:value-type="string">
            <text:p><text:s/>MapColor=221 </text:p>
          </table:table-cell>
        </table:table-row>
        <table:table-row table:style-name="ro1">
          <table:table-cell office:value-type="string" calcext:value-type="string">
            <text:p>Steinbruch.dat</text:p>
          </table:table-cell>
          <table:table-cell/>
          <table:table-cell office:value-type="string" calcext:value-type="string">
            <text:p><text:s/>mapcolor=222 </text:p>
          </table:table-cell>
        </table:table-row>
        <table:table-row table:style-name="ro1">
          <table:table-cell office:value-type="string" calcext:value-type="string">
            <text:p>exporteur.dat</text:p>
          </table:table-cell>
          <table:table-cell/>
          <table:table-cell office:value-type="string" calcext:value-type="string">
            <text:p><text:s/>MapColor=223 </text:p>
          </table:table-cell>
        </table:table-row>
        <table:table-row table:style-name="ro1">
          <table:table-cell office:value-type="string" calcext:value-type="string">
            <text:p>Oelbohrinsel.dat</text:p>
          </table:table-cell>
          <table:table-cell/>
          <table:table-cell office:value-type="string" calcext:value-type="string">
            <text:p><text:s/>MapColor=252 </text:p>
          </table:table-cell>
        </table:table-row>
        <table:table-row table:style-name="ro1">
          <table:table-cell office:value-type="string" calcext:value-type="string">
            <text:p>ALP_Viehhof_NIC.dat</text:p>
          </table:table-cell>
          <table:table-cell/>
          <table:table-cell office:value-type="string" calcext:value-type="string">
            <text:p><text:s/>MapColor=253 </text:p>
          </table:table-cell>
        </table:table-row>
        <table:table-row table:style-name="ro1">
          <table:table-cell office:value-type="string" calcext:value-type="string">
            <text:p>Bauernhof_NIC.dat</text:p>
          </table:table-cell>
          <table:table-cell/>
          <table:table-cell office:value-type="string" calcext:value-type="string">
            <text:p><text:s/>MapColor=253 </text:p>
          </table:table-cell>
        </table:table-row>
        <table:table-row table:style-name="ro1">
          <table:table-cell office:value-type="string" calcext:value-type="string">
            <text:p>Viehhof_NIC.dat</text:p>
          </table:table-cell>
          <table:table-cell/>
          <table:table-cell office:value-type="string" calcext:value-type="string">
            <text:p><text:s/>MapColor=253 </text:p>
          </table:table-cell>
        </table:table-row>
        <table:table-row table:style-name="ro1">
          <table:table-cell office:value-type="string" calcext:value-type="string">
            <text:p>ALP_Apotheke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LP_Baumarkt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LP_Elektroshop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LP_Moebelhaus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LP_Saegewerk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LP_Supermarkt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LP_Tankstelle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Apotheke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Baumarkt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Brauerei1965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E-Laden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Kelterei1800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Marktplatz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Moebelhaus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Tankstelle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Textil_1836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Baumarkt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Chemiewerk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Chemiewerk1975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computerhersteller1980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KFZ_Fabrik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Lebensmittelfabrik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MGB_alter_Markt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Milchfabrik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Muehle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Papierfabrik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Pharmawerk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Saegewerk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Schlachthof_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Tankstelle1941-NIC.dat</text:p>
          </table:table-cell>
          <table:table-cell/>
          <table:table-cell office:value-type="string" calcext:value-type="string">
            <text:p><text:s/>MapColor=28 </text:p>
          </table:table-cell>
        </table:table-row>
        <table:table-row table:style-name="ro1">
          <table:table-cell office:value-type="string" calcext:value-type="string">
            <text:p>AVL_Betonwerk_1960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AVL_Oelfeld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AVL_Zementwerk1800_NIC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AVL_Zementwerk1960_NIC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Betonwerk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Oelfeld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zementwerk1800_NIC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Zementwerk1962_NIC.dat</text:p>
          </table:table-cell>
          <table:table-cell/>
          <table:table-cell office:value-type="string" calcext:value-type="string">
            <text:p><text:s/>MapColor=31 </text:p>
          </table:table-cell>
        </table:table-row>
        <table:table-row table:style-name="ro1">
          <table:table-cell office:value-type="string" calcext:value-type="string">
            <text:p>NDT_alterBauernhof_NIC.dat</text:p>
          </table:table-cell>
          <table:table-cell/>
          <table:table-cell office:value-type="string" calcext:value-type="string">
            <text:p><text:s/>MapColor=40 </text:p>
          </table:table-cell>
        </table:table-row>
        <table:table-row table:style-name="ro1">
          <table:table-cell office:value-type="string" calcext:value-type="string">
            <text:p>AVL_Saegewerk1800_NIC.dat</text:p>
          </table:table-cell>
          <table:table-cell/>
          <table:table-cell office:value-type="string" calcext:value-type="string">
            <text:p><text:s/>mapcolor=69 </text:p>
          </table:table-cell>
        </table:table-row>
        <table:table-row table:style-name="ro1">
          <table:table-cell office:value-type="string" calcext:value-type="string">
            <text:p>AVL_Saegewerk1969_NIC.dat</text:p>
          </table:table-cell>
          <table:table-cell/>
          <table:table-cell office:value-type="string" calcext:value-type="string">
            <text:p><text:s/>MapColor=69 </text:p>
          </table:table-cell>
        </table:table-row>
        <table:table-row table:style-name="ro1">
          <table:table-cell office:value-type="string" calcext:value-type="string">
            <text:p>Getreidesilo_NIC.dat</text:p>
          </table:table-cell>
          <table:table-cell/>
          <table:table-cell office:value-type="string" calcext:value-type="string">
            <text:p><text:s/>MapColor=7 </text:p>
          </table:table-cell>
        </table:table-row>
        <table:table-row table:style-name="ro1">
          <table:table-cell office:value-type="string" calcext:value-type="string">
            <text:p>MGB_schrottplatz_NIC.dat</text:p>
          </table:table-cell>
          <table:table-cell/>
          <table:table-cell office:value-type="string" calcext:value-type="string">
            <text:p><text:s/>MapColor=7 </text:p>
          </table:table-cell>
        </table:table-row>
        <table:table-row table:style-name="ro1">
          <table:table-cell office:value-type="string" calcext:value-type="string">
            <text:p>Moebelfabrik_NIC.dat</text:p>
          </table:table-cell>
          <table:table-cell/>
          <table:table-cell office:value-type="string" calcext:value-type="string">
            <text:p><text:s/>MapColor=7 </text:p>
          </table:table-cell>
        </table:table-row>
        <table:table-row table:style-name="ro1">
          <table:table-cell office:value-type="string" calcext:value-type="string">
            <text:p>Schrotthandel_NIC.dat</text:p>
          </table:table-cell>
          <table:table-cell/>
          <table:table-cell office:value-type="string" calcext:value-type="string">
            <text:p><text:s/>MapColor=7 </text:p>
          </table:table-cell>
        </table:table-row>
        <table:table-row table:style-name="ro1">
          <table:table-cell office:value-type="string" calcext:value-type="string">
            <text:p>MGBWeingut_NIC.dat</text:p>
          </table:table-cell>
          <table:table-cell/>
          <table:table-cell office:value-type="string" calcext:value-type="string">
            <text:p><text:s/>mapcolor=75 </text:p>
          </table:table-cell>
        </table:table-row>
        <table:table-row table:style-name="ro1">
          <table:table-cell office:value-type="string" calcext:value-type="string">
            <text:p>Kohlemine_NIC.dat</text:p>
          </table:table-cell>
          <table:table-cell/>
          <table:table-cell office:value-type="string" calcext:value-type="string">
            <text:p><text:s/>MapColor=88 </text:p>
          </table:table-cell>
        </table:table-row>
        <table:table-row table:style-name="ro1">
          <table:table-cell office:value-type="string" calcext:value-type="string">
            <text:p>MGB_Kokerei_NIC.dat</text:p>
          </table:table-cell>
          <table:table-cell/>
          <table:table-cell office:value-type="string" calcext:value-type="string">
            <text:p><text:s/>MapColor=88 </text:p>
          </table:table-cell>
        </table:table-row>
      </table:table>
      <table:named-expressions/>
      <table:database-ranges>
        <table:database-range table:name="Import1" table:target-range-address="Loks_Triebwagen.A2:Loks_Triebwagen.F107" table:orientation="column">
          <table:database-source-query table:database-name="pak128german" table:query-name="TriebwagenLoks"/>
        </table:database-range>
        <table:database-range table:name="Import2" table:target-range-address="Kaufpreis_LKWs.A1:Kaufpreis_LKWs.F144" table:orientation="column">
          <table:database-source-query table:database-name="PAK128german_db" table:query-name="Kaufpreis_LKWs"/>
        </table:database-range>
        <table:database-range table:name="Import3" table:target-range-address="Kaufpreis_LKWs.L1:Kaufpreis_LKWs.P50" table:orientation="column">
          <table:database-source-query table:database-name="PAK128german_db" table:query-name="Kaufpreis_LKW_Anhaenger"/>
        </table:database-range>
        <table:database-range table:name="Import4" table:target-range-address="'Kaufpreis Loks-Triebwagen'.A1:'Kaufpreis Loks-Triebwagen'.I61" table:orientation="column">
          <table:database-source-query table:database-name="PAK128german_db" table:query-name="Abfrage_Vehicle_loks"/>
        </table:database-range>
        <table:database-range table:name="Import5" table:target-range-address="Kaufpreis_BK_Tram.A1:Kaufpreis_BK_Tram.G70">
          <table:database-source-query table:database-name="pak128german" table:query-name="Trambahnen"/>
          <table:sort>
            <table:sort-by table:field-number="0" table:data-type="automatic"/>
          </table:sort>
        </table:database-range>
        <table:database-range table:name="Import6" table:target-range-address="Kaufpreis_Waggons.A1:Kaufpreis_Waggons.F103" table:orientation="column">
          <table:database-source-query table:database-name="PAK128german_db" table:query-name="Kaufpreis_Waggons"/>
        </table:database-range>
        <table:database-range table:name="Import7" table:target-range-address="Schiffe.A1:Schiffe.G73" table:orientation="column">
          <table:database-source-query table:database-name="PAK128german_db" table:query-name="KaufpreisSchiffe"/>
        </table:database-range>
        <table:database-range table:name="__Anonymous_Sheet_DB__15" table:target-range-address="'Factory MapColor'.A1:'Factory MapColor'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currency-style style:name="N114P0" style:volatile="true">
      <number:number number:decimal-places="0" loext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6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number:percentage-style style:name="N117">
      <number:number number:decimal-places="2" loext:min-decimal-places="2" number:min-integer-digits="1"/>
      <number:text>%</number:text>
    </number:percentage-style>
    <number:percentage-style style:name="N118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.00.0000</text:date>, <text:time style:data-style-name="N2" text:time-value="16:32:09.8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9:48:14.444000000</meta:creation-date>
    <meta:editing-duration>PT14H12M39S</meta:editing-duration>
    <meta:editing-cycles>117</meta:editing-cycles>
    <meta:generator>LibreOffice/5.3.7.2$Windows_X86_64 LibreOffice_project/6b8ed514a9f8b44d37a1b96673cbbdd077e24059</meta:generator>
    <dc:date>2018-01-07T16:38:08.900000000</dc:date>
    <meta:document-statistic meta:table-count="16" meta:cell-count="9960" meta:object-count="0"/>
  </office:meta>
</office:document-meta>
</file>